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20:50:00" calcext:value-type="date">
            <text:p>2019-10-07 20:5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23H50M00S" calcext:value-type="time">
            <text:p>23:50:00</text:p>
          </table:table-cell>
          <table:table-cell table:formula="of:=(([.R2]-[.L2])/[.T2])*[.J2]+2" office:value-type="float" office:value="574" calcext:value-type="float">
            <text:p>574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20:48:24.611315" calcext:value-type="date">
            <text:p>2019-10-07 20:48:25</text:p>
          </table:table-cell>
          <table:table-cell table:style-name="ce7" table:formula="of:=[.A3]" office:value-type="date" office:date-value="2019-10-07T20:48:24.611315" calcext:value-type="date">
            <text:p>2019-10-07 20:48:25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20:48:24.61131494958" calcext:value-type="date">
            <text:p>12/30/99 08:48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19H40M00S" calcext:value-type="time">
            <text:p>19:4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20:34:02.595383" calcext:value-type="date">
            <text:p>2019-10-07 20:34:03</text:p>
          </table:table-cell>
          <table:table-cell table:style-name="ce7" table:formula="of:=[.A4]" office:value-type="date" office:date-value="2019-10-07T20:34:02.595383" calcext:value-type="date">
            <text:p>2019-10-07 20:34:03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20:34:02.59538291954" calcext:value-type="date">
            <text:p>12/30/99 08:34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=0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19H50M00S" calcext:value-type="time">
            <text:p>19:5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21:06:36.690469" calcext:value-type="date">
            <text:p>2019-10-07 21:06:37</text:p>
          </table:table-cell>
          <table:table-cell table:style-name="ce7" table:formula="of:=[.A5]" office:value-type="date" office:date-value="2019-10-07T21:06:36.690469" calcext:value-type="date">
            <text:p>2019-10-07 21:06:37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21:06:36.69046865311" calcext:value-type="date">
            <text:p>12/30/99 09:06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=0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20H00M00S" calcext:value-type="time">
            <text:p>20:0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20:38:33.670347" calcext:value-type="date">
            <text:p>2019-10-07 20:38:34</text:p>
          </table:table-cell>
          <table:table-cell table:style-name="ce7" table:formula="of:=[.A6]" office:value-type="date" office:date-value="2019-10-07T20:38:33.670347" calcext:value-type="date">
            <text:p>2019-10-07 20:38:34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20:38:33.67034653667" calcext:value-type="date">
            <text:p>12/30/99 08:38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=0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20H10M00S" calcext:value-type="time">
            <text:p>20:1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20:54:38.35215" calcext:value-type="date">
            <text:p>2019-10-07 20:54:38</text:p>
          </table:table-cell>
          <table:table-cell table:style-name="ce7" table:formula="of:=[.A7]" office:value-type="date" office:date-value="2019-10-07T20:54:38.35215" calcext:value-type="date">
            <text:p>2019-10-07 20:54:38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20:54:38.35215011146" calcext:value-type="date">
            <text:p>12/30/99 08:54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=0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20H20M00S" calcext:value-type="time">
            <text:p>20:2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21:07:41.133963" calcext:value-type="date">
            <text:p>2019-10-07 21:07:41</text:p>
          </table:table-cell>
          <table:table-cell table:style-name="ce7" table:formula="of:=[.A8]" office:value-type="date" office:date-value="2019-10-07T21:07:41.133963" calcext:value-type="date">
            <text:p>2019-10-07 21:07:41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21:07:41.13396340515" calcext:value-type="date">
            <text:p>12/30/99 09:07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=0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20H30M00S" calcext:value-type="time">
            <text:p>20:3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21:02:01.819597" calcext:value-type="date">
            <text:p>2019-10-07 21:02:02</text:p>
          </table:table-cell>
          <table:table-cell table:style-name="ce7" table:formula="of:=[.A9]" office:value-type="date" office:date-value="2019-10-07T21:02:01.819597" calcext:value-type="date">
            <text:p>2019-10-07 21:02:02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21:02:01.81959736627" calcext:value-type="date">
            <text:p>12/30/99 09:02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=0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20H40M00S" calcext:value-type="time">
            <text:p>20:4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];0)&lt;=[.O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20:47:43.391446" calcext:value-type="date">
            <text:p>2019-10-07 20:47:43</text:p>
          </table:table-cell>
          <table:table-cell table:style-name="ce7" table:formula="of:=[.A10]" office:value-type="date" office:date-value="2019-10-07T20:47:43.391446" calcext:value-type="date">
            <text:p>2019-10-07 20:47:43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20:47:43.39144574013" calcext:value-type="date">
            <text:p>12/30/99 08:47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=0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20H50M00S" calcext:value-type="time">
            <text:p>20:5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];0)&lt;=[.O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21:10:47.339133" calcext:value-type="date">
            <text:p>2019-10-07 21:10:47</text:p>
          </table:table-cell>
          <table:table-cell table:style-name="ce7" table:formula="of:=[.A11]" office:value-type="date" office:date-value="2019-10-07T21:10:47.339133" calcext:value-type="date">
            <text:p>2019-10-07 21:10:47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21:10:47.33913301025" calcext:value-type="date">
            <text:p>12/30/99 09:10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=0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21H00M00S" calcext:value-type="time">
            <text:p>21:0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1];0)&lt;=[.O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20:45:55.559755" calcext:value-type="date">
            <text:p>2019-10-07 20:45:56</text:p>
          </table:table-cell>
          <table:table-cell table:style-name="ce7" table:formula="of:=[.A12]" office:value-type="date" office:date-value="2019-10-07T20:45:55.559755" calcext:value-type="date">
            <text:p>2019-10-07 20:45:56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20:45:55.55975467432" calcext:value-type="date">
            <text:p>12/30/99 08:45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=0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21H10M00S" calcext:value-type="time">
            <text:p>21:1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];0)&lt;=[.O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20:44:56.673726" calcext:value-type="date">
            <text:p>2019-10-07 20:44:57</text:p>
          </table:table-cell>
          <table:table-cell table:style-name="ce7" table:formula="of:=[.A13]" office:value-type="date" office:date-value="2019-10-07T20:44:56.673726" calcext:value-type="date">
            <text:p>2019-10-07 20:44:57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20:44:56.6737263836" calcext:value-type="date">
            <text:p>12/30/99 08:44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=0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21H20M00S" calcext:value-type="time">
            <text:p>21:2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20:44:18.052427" calcext:value-type="date">
            <text:p>2019-10-07 20:44:18</text:p>
          </table:table-cell>
          <table:table-cell table:style-name="ce7" table:formula="of:=[.A14]" office:value-type="date" office:date-value="2019-10-07T20:44:18.052427" calcext:value-type="date">
            <text:p>2019-10-07 20:44:18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20:44:18.0524267396" calcext:value-type="date">
            <text:p>12/30/99 08:44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=0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21H30M00S" calcext:value-type="time">
            <text:p>21:3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21:05:05.84876" calcext:value-type="date">
            <text:p>2019-10-07 21:05:06</text:p>
          </table:table-cell>
          <table:table-cell table:style-name="ce7" table:formula="of:=[.A15]" office:value-type="date" office:date-value="2019-10-07T21:05:05.84876" calcext:value-type="date">
            <text:p>2019-10-07 21:05:06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21:05:05.84875973873" calcext:value-type="date">
            <text:p>12/30/99 09:05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=0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21H40M00S" calcext:value-type="time">
            <text:p>21:4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21:09:14.159841" calcext:value-type="date">
            <text:p>2019-10-07 21:09:14</text:p>
          </table:table-cell>
          <table:table-cell table:style-name="ce7" table:formula="of:=[.A16]" office:value-type="date" office:date-value="2019-10-07T21:09:14.159841" calcext:value-type="date">
            <text:p>2019-10-07 21:09:14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21:09:14.15984122083" calcext:value-type="date">
            <text:p>12/30/99 09:09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=0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21H50M00S" calcext:value-type="time">
            <text:p>21:5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20:46:44.094549" calcext:value-type="date">
            <text:p>2019-10-07 20:46:44</text:p>
          </table:table-cell>
          <table:table-cell table:style-name="ce7" table:formula="of:=[.A17]" office:value-type="date" office:date-value="2019-10-07T20:46:44.094549" calcext:value-type="date">
            <text:p>2019-10-07 20:46:44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20:46:44.09454850014" calcext:value-type="date">
            <text:p>12/30/99 08:46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=0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22H00M00S" calcext:value-type="time">
            <text:p>22:0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20:43:17.387968" calcext:value-type="date">
            <text:p>2019-10-07 20:43:17</text:p>
          </table:table-cell>
          <table:table-cell table:style-name="ce7" table:formula="of:=[.A18]" office:value-type="date" office:date-value="2019-10-07T20:43:17.387968" calcext:value-type="date">
            <text:p>2019-10-07 20:43:17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20:43:17.38796751481" calcext:value-type="date">
            <text:p>12/30/99 08:43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=0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22H10M00S" calcext:value-type="time">
            <text:p>22:1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20:56:23.637687" calcext:value-type="date">
            <text:p>2019-10-07 20:56:24</text:p>
          </table:table-cell>
          <table:table-cell table:style-name="ce7" table:formula="of:=[.A19]" office:value-type="date" office:date-value="2019-10-07T20:56:23.637687" calcext:value-type="date">
            <text:p>2019-10-07 20:56:24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20:56:23.63768658601" calcext:value-type="date">
            <text:p>12/30/99 08:56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=0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22H20M00S" calcext:value-type="time">
            <text:p>22:2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20:47:18.431413" calcext:value-type="date">
            <text:p>2019-10-07 20:47:18</text:p>
          </table:table-cell>
          <table:table-cell table:style-name="ce7" table:formula="of:=[.A20]" office:value-type="date" office:date-value="2019-10-07T20:47:18.431413" calcext:value-type="date">
            <text:p>2019-10-07 20:47:18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20:47:18.43141277321" calcext:value-type="date">
            <text:p>12/30/99 08:47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=0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22H30M00S" calcext:value-type="time">
            <text:p>22:3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5" calcext:value-type="float">
            <text:p>43745</text:p>
          </table:table-cell>
          <table:table-cell table:formula="of:=[.L20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20:28:47.772984" calcext:value-type="date">
            <text:p>2019-10-07 20:28:48</text:p>
          </table:table-cell>
          <table:table-cell table:style-name="ce7" table:formula="of:=[.A21]" office:value-type="date" office:date-value="2019-10-07T20:28:47.772984" calcext:value-type="date">
            <text:p>2019-10-07 20:28:48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20:28:47.7729838388" calcext:value-type="date">
            <text:p>12/30/99 08:28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=0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22H40M00S" calcext:value-type="time">
            <text:p>22:40:00</text:p>
          </table:table-cell>
          <table:table-cell table:formula="of:=IF([.L21]&lt;[.L20];[.M20]+[.H$2];[.M20])" office:value-type="float" office:value="0" calcext:value-type="float">
            <text:p>0</text:p>
          </table:table-cell>
          <table:table-cell table:formula="of:=OFFSET([.C$4];[.M21];0)" office:value-type="float" office:value="43745" calcext:value-type="float">
            <text:p>43745</text:p>
          </table:table-cell>
          <table:table-cell table:formula="of:=[.L21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];0)&lt;=[.O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21:05:29.012129" calcext:value-type="date">
            <text:p>2019-10-07 21:05:29</text:p>
          </table:table-cell>
          <table:table-cell table:style-name="ce7" table:formula="of:=[.A22]" office:value-type="date" office:date-value="2019-10-07T21:05:29.012129" calcext:value-type="date">
            <text:p>2019-10-07 21:05:29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21:05:29.01212861761" calcext:value-type="date">
            <text:p>12/30/99 09:05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=0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22H50M00S" calcext:value-type="time">
            <text:p>22:50:00</text:p>
          </table:table-cell>
          <table:table-cell table:formula="of:=IF([.L22]&lt;[.L21];[.M21]+[.H$2];[.M21])" office:value-type="float" office:value="0" calcext:value-type="float">
            <text:p>0</text:p>
          </table:table-cell>
          <table:table-cell table:formula="of:=OFFSET([.C$4];[.M22];0)" office:value-type="float" office:value="43745" calcext:value-type="float">
            <text:p>43745</text:p>
          </table:table-cell>
          <table:table-cell table:formula="of:=[.L22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];0)&lt;=[.O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20:44:56.211941" calcext:value-type="date">
            <text:p>2019-10-07 20:44:56</text:p>
          </table:table-cell>
          <table:table-cell table:style-name="ce7" table:formula="of:=[.A23]" office:value-type="date" office:date-value="2019-10-07T20:44:56.211941" calcext:value-type="date">
            <text:p>2019-10-07 20:44:56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20:44:56.21194114443" calcext:value-type="date">
            <text:p>12/30/99 08:44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=0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23H00M00S" calcext:value-type="time">
            <text:p>23:00:00</text:p>
          </table:table-cell>
          <table:table-cell table:formula="of:=IF([.L23]&lt;[.L22];[.M22]+[.H$2];[.M22])" office:value-type="float" office:value="0" calcext:value-type="float">
            <text:p>0</text:p>
          </table:table-cell>
          <table:table-cell table:formula="of:=OFFSET([.C$4];[.M23];0)" office:value-type="float" office:value="43745" calcext:value-type="float">
            <text:p>43745</text:p>
          </table:table-cell>
          <table:table-cell table:formula="of:=[.L23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20:59:00.766686" calcext:value-type="date">
            <text:p>2019-10-07 20:59:01</text:p>
          </table:table-cell>
          <table:table-cell table:style-name="ce7" table:formula="of:=[.A24]" office:value-type="date" office:date-value="2019-10-07T20:59:00.766686" calcext:value-type="date">
            <text:p>2019-10-07 20:59:01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20:59:00.76668557245" calcext:value-type="date">
            <text:p>12/30/99 08:59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=0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23H10M00S" calcext:value-type="time">
            <text:p>23:10:00</text:p>
          </table:table-cell>
          <table:table-cell table:formula="of:=IF([.L24]&lt;[.L23];[.M23]+[.H$2];[.M23])" office:value-type="float" office:value="0" calcext:value-type="float">
            <text:p>0</text:p>
          </table:table-cell>
          <table:table-cell table:formula="of:=OFFSET([.C$4];[.M24];0)" office:value-type="float" office:value="43745" calcext:value-type="float">
            <text:p>43745</text:p>
          </table:table-cell>
          <table:table-cell table:formula="of:=[.L24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20:54:54.117563" calcext:value-type="date">
            <text:p>2019-10-07 20:54:54</text:p>
          </table:table-cell>
          <table:table-cell table:style-name="ce7" table:formula="of:=[.A25]" office:value-type="date" office:date-value="2019-10-07T20:54:54.117563" calcext:value-type="date">
            <text:p>2019-10-07 20:54:54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20:54:54.11756324116" calcext:value-type="date">
            <text:p>12/30/99 08:54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=0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23H20M00S" calcext:value-type="time">
            <text:p>23:20:00</text:p>
          </table:table-cell>
          <table:table-cell table:formula="of:=IF([.L25]&lt;[.L24];[.M24]+[.H$2];[.M24])" office:value-type="float" office:value="0" calcext:value-type="float">
            <text:p>0</text:p>
          </table:table-cell>
          <table:table-cell table:formula="of:=OFFSET([.C$4];[.M25];0)" office:value-type="float" office:value="43745" calcext:value-type="float">
            <text:p>43745</text:p>
          </table:table-cell>
          <table:table-cell table:formula="of:=[.L25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20:48:09.154741" calcext:value-type="date">
            <text:p>2019-10-07 20:48:09</text:p>
          </table:table-cell>
          <table:table-cell table:style-name="ce7" table:formula="of:=[.A26]" office:value-type="date" office:date-value="2019-10-07T20:48:09.154741" calcext:value-type="date">
            <text:p>2019-10-07 20:48:09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20:48:09.15474142414" calcext:value-type="date">
            <text:p>12/30/99 08:48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=0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23H30M00S" calcext:value-type="time">
            <text:p>23:30:00</text:p>
          </table:table-cell>
          <table:table-cell table:formula="of:=IF([.L26]&lt;[.L25];[.M25]+[.H$2];[.M25])" office:value-type="float" office:value="0" calcext:value-type="float">
            <text:p>0</text:p>
          </table:table-cell>
          <table:table-cell table:formula="of:=OFFSET([.C$4];[.M26];0)" office:value-type="float" office:value="43745" calcext:value-type="float">
            <text:p>43745</text:p>
          </table:table-cell>
          <table:table-cell table:formula="of:=[.L26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20:52:47.748409" calcext:value-type="date">
            <text:p>2019-10-07 20:52:48</text:p>
          </table:table-cell>
          <table:table-cell table:style-name="ce7" table:formula="of:=[.A27]" office:value-type="date" office:date-value="2019-10-07T20:52:47.748409" calcext:value-type="date">
            <text:p>2019-10-07 20:52:48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20:52:47.74840860162" calcext:value-type="date">
            <text:p>12/30/99 08:52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=0;[.G26]+2+1/[.$H$2];[.G26]+1/[.$H$2])" office:value-type="float" office:value="0.4" calcext:value-type="float">
            <text:p>0,4</text:p>
          </table:table-cell>
          <table:table-cell table:number-columns-repeated="4"/>
          <table:table-cell table:formula="of:=SUM(MOD(SUM([.L26]-[.L$2];[.T$2]);[.R$2]-[.L$2]);[.L$2])" office:value-type="time" office:time-value="PT23H40M00S" calcext:value-type="time">
            <text:p>23:40:00</text:p>
          </table:table-cell>
          <table:table-cell table:formula="of:=IF([.L27]&lt;[.L26];[.M26]+[.H$2];[.M26])" office:value-type="float" office:value="0" calcext:value-type="float">
            <text:p>0</text:p>
          </table:table-cell>
          <table:table-cell table:formula="of:=OFFSET([.C$4];[.M27];0)" office:value-type="float" office:value="43745" calcext:value-type="float">
            <text:p>43745</text:p>
          </table:table-cell>
          <table:table-cell table:formula="of:=[.L27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];0)&lt;=[.O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20:31:33.825025" calcext:value-type="date">
            <text:p>2019-10-07 20:31:34</text:p>
          </table:table-cell>
          <table:table-cell table:style-name="ce7" table:formula="of:=[.A28]" office:value-type="date" office:date-value="2019-10-07T20:31:33.825025" calcext:value-type="date">
            <text:p>2019-10-07 20:31:34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20:31:33.82502522785" calcext:value-type="date">
            <text:p>12/30/99 08:31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=0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formula="of:=SUM(MOD(SUM([.L27]-[.L$2];[.T$2]);[.R$2]-[.L$2]);[.L$2])" office:value-type="time" office:time-value="PT23H50M00S" calcext:value-type="time">
            <text:p>23:50:00</text:p>
          </table:table-cell>
          <table:table-cell table:formula="of:=IF([.L28]&lt;[.L27];[.M27]+[.H$2];[.M27])" office:value-type="float" office:value="0" calcext:value-type="float">
            <text:p>0</text:p>
          </table:table-cell>
          <table:table-cell table:formula="of:=OFFSET([.C$4];[.M28];0)" office:value-type="float" office:value="43745" calcext:value-type="float">
            <text:p>43745</text:p>
          </table:table-cell>
          <table:table-cell table:formula="of:=[.L28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8];0)&lt;=[.O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20:39:44.17186" calcext:value-type="date">
            <text:p>2019-10-07 20:39:44</text:p>
          </table:table-cell>
          <table:table-cell table:style-name="ce7" table:formula="of:=[.A29]" office:value-type="date" office:date-value="2019-10-07T20:39:44.17186" calcext:value-type="date">
            <text:p>2019-10-07 20:39:44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20:39:44.17186012957" calcext:value-type="date">
            <text:p>12/30/99 08:39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=0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formula="of:=SUM(MOD(SUM([.L28]-[.L$2];[.T$2]);[.R$2]-[.L$2]);[.L$2])" office:value-type="time" office:time-value="PT19H40M00S" calcext:value-type="time">
            <text:p>19:40:00</text:p>
          </table:table-cell>
          <table:table-cell table:formula="of:=IF([.L29]&lt;[.L28];[.M28]+[.H$2];[.M28])" office:value-type="float" office:value="60" calcext:value-type="float">
            <text:p>6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9];0)&lt;=[.O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21:01:39.018459" calcext:value-type="date">
            <text:p>2019-10-07 21:01:39</text:p>
          </table:table-cell>
          <table:table-cell table:style-name="ce7" table:formula="of:=[.A30]" office:value-type="date" office:date-value="2019-10-07T21:01:39.018459" calcext:value-type="date">
            <text:p>2019-10-07 21:01:39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21:01:39.01845871937" calcext:value-type="date">
            <text:p>12/30/99 09:01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=0;[.G29]+2+1/[.$H$2];[.G29]+1/[.$H$2])" office:value-type="float" office:value="0.45" calcext:value-type="float">
            <text:p>0,45</text:p>
          </table:table-cell>
          <table:table-cell table:number-columns-repeated="4"/>
          <table:table-cell table:formula="of:=SUM(MOD(SUM([.L29]-[.L$2];[.T$2]);[.R$2]-[.L$2]);[.L$2])" office:value-type="time" office:time-value="PT19H50M00S" calcext:value-type="time">
            <text:p>19:50:00</text:p>
          </table:table-cell>
          <table:table-cell table:formula="of:=IF([.L30]&lt;[.L29];[.M29]+[.H$2];[.M29])" office:value-type="float" office:value="60" calcext:value-type="float">
            <text:p>6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0];0)&lt;=[.O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20:30:59.161562" calcext:value-type="date">
            <text:p>2019-10-07 20:30:59</text:p>
          </table:table-cell>
          <table:table-cell table:formula="of:=[.A31]" office:value-type="float" office:value="43745.854851407" calcext:value-type="float">
            <text:p>43745.854851407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854851406969829" calcext:value-type="float">
            <text:p>0.854851406969829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=0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formula="of:=SUM(MOD(SUM([.L30]-[.L$2];[.T$2]);[.R$2]-[.L$2]);[.L$2])" office:value-type="time" office:time-value="PT20H00M00S" calcext:value-type="time">
            <text:p>20:00:00</text:p>
          </table:table-cell>
          <table:table-cell table:formula="of:=IF([.L31]&lt;[.L30];[.M30]+[.H$2];[.M30])" office:value-type="float" office:value="60" calcext:value-type="float">
            <text:p>6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1];0)&lt;=[.O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21:12:17.619881" calcext:value-type="date">
            <text:p>2019-10-07 21:12:18</text:p>
          </table:table-cell>
          <table:table-cell table:formula="of:=[.A32]" office:value-type="float" office:value="43745.8835372671" calcext:value-type="float">
            <text:p>43745.8835372671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883537267138308" calcext:value-type="float">
            <text:p>0.883537267138308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=0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formula="of:=SUM(MOD(SUM([.L31]-[.L$2];[.T$2]);[.R$2]-[.L$2]);[.L$2])" office:value-type="time" office:time-value="PT20H10M00S" calcext:value-type="time">
            <text:p>20:10:00</text:p>
          </table:table-cell>
          <table:table-cell table:formula="of:=IF([.L32]&lt;[.L31];[.M31]+[.H$2];[.M31])" office:value-type="float" office:value="60" calcext:value-type="float">
            <text:p>6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2];0)&lt;=[.O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20:52:15.975511" calcext:value-type="date">
            <text:p>2019-10-07 20:52:16</text:p>
          </table:table-cell>
          <table:table-cell table:formula="of:=[.A33]" office:value-type="float" office:value="43745.8696293462" calcext:value-type="float">
            <text:p>43745.8696293462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869629346190777" calcext:value-type="float">
            <text:p>0.869629346190777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=0;[.G32]+2+1/[.$H$2];[.G32]+1/[.$H$2])" office:value-type="float" office:value="0.5" calcext:value-type="float">
            <text:p>0,5</text:p>
          </table:table-cell>
          <table:table-cell table:number-columns-repeated="4"/>
          <table:table-cell table:formula="of:=SUM(MOD(SUM([.L32]-[.L$2];[.T$2]);[.R$2]-[.L$2]);[.L$2])" office:value-type="time" office:time-value="PT20H20M00S" calcext:value-type="time">
            <text:p>20:20:00</text:p>
          </table:table-cell>
          <table:table-cell table:formula="of:=IF([.L33]&lt;[.L32];[.M32]+[.H$2];[.M32])" office:value-type="float" office:value="60" calcext:value-type="float">
            <text:p>6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33];0)&lt;=[.O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20:51:12.282099" calcext:value-type="date">
            <text:p>2019-10-07 20:51:12</text:p>
          </table:table-cell>
          <table:table-cell table:formula="of:=[.A34]" office:value-type="float" office:value="43745.8688921539" calcext:value-type="float">
            <text:p>43745.8688921539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868892153921479" calcext:value-type="float">
            <text:p>0.868892153921479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=0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formula="of:=SUM(MOD(SUM([.L33]-[.L$2];[.T$2]);[.R$2]-[.L$2]);[.L$2])" office:value-type="time" office:time-value="PT20H30M00S" calcext:value-type="time">
            <text:p>20:30:00</text:p>
          </table:table-cell>
          <table:table-cell table:formula="of:=IF([.L34]&lt;[.L33];[.M33]+[.H$2];[.M33])" office:value-type="float" office:value="60" calcext:value-type="float">
            <text:p>6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34];0)&lt;=[.O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21:21:56.747689" calcext:value-type="date">
            <text:p>2019-10-07 21:21:57</text:p>
          </table:table-cell>
          <table:table-cell table:formula="of:=[.A35]" office:value-type="float" office:value="43745.8902401353" calcext:value-type="float">
            <text:p>43745.8902401353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890240135289787" calcext:value-type="float">
            <text:p>0.890240135289787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=0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formula="of:=SUM(MOD(SUM([.L34]-[.L$2];[.T$2]);[.R$2]-[.L$2]);[.L$2])" office:value-type="time" office:time-value="PT20H40M00S" calcext:value-type="time">
            <text:p>20:40:00</text:p>
          </table:table-cell>
          <table:table-cell table:formula="of:=IF([.L35]&lt;[.L34];[.M34]+[.H$2];[.M34])" office:value-type="float" office:value="60" calcext:value-type="float">
            <text:p>6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20:20:33.717454" calcext:value-type="date">
            <text:p>2019-10-07 20:20:34</text:p>
          </table:table-cell>
          <table:table-cell table:formula="of:=[.A36]" office:value-type="float" office:value="43745.8476124705" calcext:value-type="float">
            <text:p>43745.8476124705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847612470526656" calcext:value-type="float">
            <text:p>0.847612470526656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=0;[.G35]+2+1/[.$H$2];[.G35]+1/[.$H$2])" office:value-type="float" office:value="0.55" calcext:value-type="float">
            <text:p>0,55</text:p>
          </table:table-cell>
          <table:table-cell table:number-columns-repeated="4"/>
          <table:table-cell table:formula="of:=SUM(MOD(SUM([.L35]-[.L$2];[.T$2]);[.R$2]-[.L$2]);[.L$2])" office:value-type="time" office:time-value="PT20H50M00S" calcext:value-type="time">
            <text:p>20:50:00</text:p>
          </table:table-cell>
          <table:table-cell table:formula="of:=IF([.L36]&lt;[.L35];[.M35]+[.H$2];[.M35])" office:value-type="float" office:value="60" calcext:value-type="float">
            <text:p>6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20:31:29.500155" calcext:value-type="date">
            <text:p>2019-10-07 20:31:30</text:p>
          </table:table-cell>
          <table:table-cell table:formula="of:=[.A37]" office:value-type="float" office:value="43745.8552025481" calcext:value-type="float">
            <text:p>43745.8552025481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855202548089437" calcext:value-type="float">
            <text:p>0.855202548089437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=0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formula="of:=SUM(MOD(SUM([.L36]-[.L$2];[.T$2]);[.R$2]-[.L$2]);[.L$2])" office:value-type="time" office:time-value="PT21H00M00S" calcext:value-type="time">
            <text:p>21:00:00</text:p>
          </table:table-cell>
          <table:table-cell table:formula="of:=IF([.L37]&lt;[.L36];[.M36]+[.H$2];[.M36])" office:value-type="float" office:value="60" calcext:value-type="float">
            <text:p>6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20:43:17.759146" calcext:value-type="date">
            <text:p>2019-10-07 20:43:18</text:p>
          </table:table-cell>
          <table:table-cell table:formula="of:=[.A38]" office:value-type="float" office:value="43745.8633999901" calcext:value-type="float">
            <text:p>43745.8633999901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863399990121252" calcext:value-type="float">
            <text:p>0.863399990121252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=0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formula="of:=SUM(MOD(SUM([.L37]-[.L$2];[.T$2]);[.R$2]-[.L$2]);[.L$2])" office:value-type="time" office:time-value="PT21H10M00S" calcext:value-type="time">
            <text:p>21:10:00</text:p>
          </table:table-cell>
          <table:table-cell table:formula="of:=IF([.L38]&lt;[.L37];[.M37]+[.H$2];[.M37])" office:value-type="float" office:value="60" calcext:value-type="float">
            <text:p>6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21:06:28.008624" calcext:value-type="date">
            <text:p>2019-10-07 21:06:28</text:p>
          </table:table-cell>
          <table:table-cell table:formula="of:=[.A39]" office:value-type="float" office:value="43745.8794908406" calcext:value-type="float">
            <text:p>43745.8794908406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879490840554354" calcext:value-type="float">
            <text:p>0.879490840554354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=0;[.G38]+2+1/[.$H$2];[.G38]+1/[.$H$2])" office:value-type="float" office:value="0.6" calcext:value-type="float">
            <text:p>0,6</text:p>
          </table:table-cell>
          <table:table-cell table:number-columns-repeated="4"/>
          <table:table-cell table:formula="of:=SUM(MOD(SUM([.L38]-[.L$2];[.T$2]);[.R$2]-[.L$2]);[.L$2])" office:value-type="time" office:time-value="PT21H20M00S" calcext:value-type="time">
            <text:p>21:20:00</text:p>
          </table:table-cell>
          <table:table-cell table:formula="of:=IF([.L39]&lt;[.L38];[.M38]+[.H$2];[.M38])" office:value-type="float" office:value="60" calcext:value-type="float">
            <text:p>60</text:p>
          </table:table-cell>
          <table:table-cell table:formula="of:=OFFSET([.C$4];[.M39];0)" office:value-type="float" office:value="43746" calcext:value-type="float">
            <text:p>43746</text:p>
          </table:table-cell>
          <table:table-cell table:formula="of:=[.L39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9];0)&lt;=[.O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20:54:19.941615" calcext:value-type="date">
            <text:p>2019-10-07 20:54:20</text:p>
          </table:table-cell>
          <table:table-cell table:formula="of:=[.A40]" office:value-type="float" office:value="43745.8710641391" calcext:value-type="float">
            <text:p>43745.8710641391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871064139057125" calcext:value-type="float">
            <text:p>0.871064139057125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=0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formula="of:=SUM(MOD(SUM([.L39]-[.L$2];[.T$2]);[.R$2]-[.L$2]);[.L$2])" office:value-type="time" office:time-value="PT21H30M00S" calcext:value-type="time">
            <text:p>21:30:00</text:p>
          </table:table-cell>
          <table:table-cell table:formula="of:=IF([.L40]&lt;[.L39];[.M39]+[.H$2];[.M39])" office:value-type="float" office:value="60" calcext:value-type="float">
            <text:p>60</text:p>
          </table:table-cell>
          <table:table-cell table:formula="of:=OFFSET([.C$4];[.M40];0)" office:value-type="float" office:value="43746" calcext:value-type="float">
            <text:p>43746</text:p>
          </table:table-cell>
          <table:table-cell table:formula="of:=[.L40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20:52:24.550968" calcext:value-type="date">
            <text:p>2019-10-07 20:52:25</text:p>
          </table:table-cell>
          <table:table-cell table:formula="of:=[.A41]" office:value-type="float" office:value="43745.8697285992" calcext:value-type="float">
            <text:p>43745.8697285992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869728599165683" calcext:value-type="float">
            <text:p>0.869728599165683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=0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formula="of:=SUM(MOD(SUM([.L40]-[.L$2];[.T$2]);[.R$2]-[.L$2]);[.L$2])" office:value-type="time" office:time-value="PT21H40M00S" calcext:value-type="time">
            <text:p>21:40:00</text:p>
          </table:table-cell>
          <table:table-cell table:formula="of:=IF([.L41]&lt;[.L40];[.M40]+[.H$2];[.M40])" office:value-type="float" office:value="60" calcext:value-type="float">
            <text:p>60</text:p>
          </table:table-cell>
          <table:table-cell table:formula="of:=OFFSET([.C$4];[.M41];0)" office:value-type="float" office:value="43746" calcext:value-type="float">
            <text:p>43746</text:p>
          </table:table-cell>
          <table:table-cell table:formula="of:=[.L41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20:39:51.958706" calcext:value-type="date">
            <text:p>2019-10-07 20:39:52</text:p>
          </table:table-cell>
          <table:table-cell table:formula="of:=[.A42]" office:value-type="float" office:value="43745.8610180406" calcext:value-type="float">
            <text:p>43745.8610180406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861018040581257" calcext:value-type="float">
            <text:p>0.861018040581257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=0;[.G41]+2+1/[.$H$2];[.G41]+1/[.$H$2])" office:value-type="float" office:value="0.65" calcext:value-type="float">
            <text:p>0,65</text:p>
          </table:table-cell>
          <table:table-cell table:number-columns-repeated="4"/>
          <table:table-cell table:formula="of:=SUM(MOD(SUM([.L41]-[.L$2];[.T$2]);[.R$2]-[.L$2]);[.L$2])" office:value-type="time" office:time-value="PT21H50M00S" calcext:value-type="time">
            <text:p>21:50:00</text:p>
          </table:table-cell>
          <table:table-cell table:formula="of:=IF([.L42]&lt;[.L41];[.M41]+[.H$2];[.M41])" office:value-type="float" office:value="60" calcext:value-type="float">
            <text:p>60</text:p>
          </table:table-cell>
          <table:table-cell table:formula="of:=OFFSET([.C$4];[.M42];0)" office:value-type="float" office:value="43746" calcext:value-type="float">
            <text:p>43746</text:p>
          </table:table-cell>
          <table:table-cell table:formula="of:=[.L42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20:35:09.738155" calcext:value-type="date">
            <text:p>2019-10-07 20:35:10</text:p>
          </table:table-cell>
          <table:table-cell table:formula="of:=[.A43]" office:value-type="float" office:value="43745.857751599" calcext:value-type="float">
            <text:p>43745.857751599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857751599010953" calcext:value-type="float">
            <text:p>0.857751599010953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=0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formula="of:=SUM(MOD(SUM([.L42]-[.L$2];[.T$2]);[.R$2]-[.L$2]);[.L$2])" office:value-type="time" office:time-value="PT22H00M00S" calcext:value-type="time">
            <text:p>22:00:00</text:p>
          </table:table-cell>
          <table:table-cell table:formula="of:=IF([.L43]&lt;[.L42];[.M42]+[.H$2];[.M42])" office:value-type="float" office:value="60" calcext:value-type="float">
            <text:p>60</text:p>
          </table:table-cell>
          <table:table-cell table:formula="of:=OFFSET([.C$4];[.M43];0)" office:value-type="float" office:value="43746" calcext:value-type="float">
            <text:p>43746</text:p>
          </table:table-cell>
          <table:table-cell table:formula="of:=[.L43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20:58:30.561188" calcext:value-type="date">
            <text:p>2019-10-07 20:58:31</text:p>
          </table:table-cell>
          <table:table-cell table:style-name="ce7" table:formula="of:=[.A44]" office:value-type="date" office:date-value="2019-10-07T20:58:30.561188" calcext:value-type="date">
            <text:p>2019-10-07 20:58:31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20:58:30.56118845008" calcext:value-type="date">
            <text:p>12/30/99 08:58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=0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formula="of:=SUM(MOD(SUM([.L43]-[.L$2];[.T$2]);[.R$2]-[.L$2]);[.L$2])" office:value-type="time" office:time-value="PT22H10M00S" calcext:value-type="time">
            <text:p>22:10:00</text:p>
          </table:table-cell>
          <table:table-cell table:formula="of:=IF([.L44]&lt;[.L43];[.M43]+[.H$2];[.M43])" office:value-type="float" office:value="60" calcext:value-type="float">
            <text:p>60</text:p>
          </table:table-cell>
          <table:table-cell table:formula="of:=OFFSET([.C$4];[.M44];0)" office:value-type="float" office:value="43746" calcext:value-type="float">
            <text:p>43746</text:p>
          </table:table-cell>
          <table:table-cell table:formula="of:=[.L44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20:59:07.984169" calcext:value-type="date">
            <text:p>2019-10-07 20:59:08</text:p>
          </table:table-cell>
          <table:table-cell table:formula="of:=[.A45]" office:value-type="float" office:value="43745.8743979649" calcext:value-type="float">
            <text:p>43745.8743979649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874397964922537" calcext:value-type="float">
            <text:p>0.874397964922537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=0;[.G44]+2+1/[.$H$2];[.G44]+1/[.$H$2])" office:value-type="float" office:value="0.7" calcext:value-type="float">
            <text:p>0,7</text:p>
          </table:table-cell>
          <table:table-cell table:number-columns-repeated="4"/>
          <table:table-cell table:formula="of:=SUM(MOD(SUM([.L44]-[.L$2];[.T$2]);[.R$2]-[.L$2]);[.L$2])" office:value-type="time" office:time-value="PT22H20M00S" calcext:value-type="time">
            <text:p>22:20:00</text:p>
          </table:table-cell>
          <table:table-cell table:formula="of:=IF([.L45]&lt;[.L44];[.M44]+[.H$2];[.M44])" office:value-type="float" office:value="60" calcext:value-type="float">
            <text:p>60</text:p>
          </table:table-cell>
          <table:table-cell table:formula="of:=OFFSET([.C$4];[.M45];0)" office:value-type="float" office:value="43746" calcext:value-type="float">
            <text:p>43746</text:p>
          </table:table-cell>
          <table:table-cell table:formula="of:=[.L45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20:41:23.411156" calcext:value-type="date">
            <text:p>2019-10-07 20:41:23</text:p>
          </table:table-cell>
          <table:table-cell table:formula="of:=[.A46]" office:value-type="float" office:value="43745.862076518" calcext:value-type="float">
            <text:p>43745.862076518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862076518009417" calcext:value-type="float">
            <text:p>0.862076518009417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=0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formula="of:=SUM(MOD(SUM([.L45]-[.L$2];[.T$2]);[.R$2]-[.L$2]);[.L$2])" office:value-type="time" office:time-value="PT22H30M00S" calcext:value-type="time">
            <text:p>22:30:00</text:p>
          </table:table-cell>
          <table:table-cell table:formula="of:=IF([.L46]&lt;[.L45];[.M45]+[.H$2];[.M45])" office:value-type="float" office:value="60" calcext:value-type="float">
            <text:p>60</text:p>
          </table:table-cell>
          <table:table-cell table:formula="of:=OFFSET([.C$4];[.M46];0)" office:value-type="float" office:value="43746" calcext:value-type="float">
            <text:p>43746</text:p>
          </table:table-cell>
          <table:table-cell table:formula="of:=[.L46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20:55:01.786504" calcext:value-type="date">
            <text:p>2019-10-07 20:55:02</text:p>
          </table:table-cell>
          <table:table-cell table:formula="of:=[.A47]" office:value-type="float" office:value="43745.8715484549" calcext:value-type="float">
            <text:p>43745.8715484549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871548454910226" calcext:value-type="float">
            <text:p>0.871548454910226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=0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formula="of:=SUM(MOD(SUM([.L46]-[.L$2];[.T$2]);[.R$2]-[.L$2]);[.L$2])" office:value-type="time" office:time-value="PT22H40M00S" calcext:value-type="time">
            <text:p>22:40:00</text:p>
          </table:table-cell>
          <table:table-cell table:formula="of:=IF([.L47]&lt;[.L46];[.M46]+[.H$2];[.M46])" office:value-type="float" office:value="60" calcext:value-type="float">
            <text:p>60</text:p>
          </table:table-cell>
          <table:table-cell table:formula="of:=OFFSET([.C$4];[.M47];0)" office:value-type="float" office:value="43746" calcext:value-type="float">
            <text:p>43746</text:p>
          </table:table-cell>
          <table:table-cell table:formula="of:=[.L47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20:59:25.804573" calcext:value-type="date">
            <text:p>2019-10-07 20:59:26</text:p>
          </table:table-cell>
          <table:table-cell table:formula="of:=[.A48]" office:value-type="float" office:value="43745.8746042196" calcext:value-type="float">
            <text:p>43745.8746042196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874604219592584" calcext:value-type="float">
            <text:p>0.874604219592584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=0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formula="of:=SUM(MOD(SUM([.L47]-[.L$2];[.T$2]);[.R$2]-[.L$2]);[.L$2])" office:value-type="time" office:time-value="PT22H50M00S" calcext:value-type="time">
            <text:p>22:50:00</text:p>
          </table:table-cell>
          <table:table-cell table:formula="of:=IF([.L48]&lt;[.L47];[.M47]+[.H$2];[.M47])" office:value-type="float" office:value="60" calcext:value-type="float">
            <text:p>60</text:p>
          </table:table-cell>
          <table:table-cell table:formula="of:=OFFSET([.C$4];[.M48];0)" office:value-type="float" office:value="43746" calcext:value-type="float">
            <text:p>43746</text:p>
          </table:table-cell>
          <table:table-cell table:formula="of:=[.L48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20:47:38.002925" calcext:value-type="date">
            <text:p>2019-10-07 20:47:38</text:p>
          </table:table-cell>
          <table:table-cell table:formula="of:=[.A49]" office:value-type="float" office:value="43745.8664120709" calcext:value-type="float">
            <text:p>43745.8664120709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866412070885417" calcext:value-type="float">
            <text:p>0.866412070885417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=0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formula="of:=SUM(MOD(SUM([.L48]-[.L$2];[.T$2]);[.R$2]-[.L$2]);[.L$2])" office:value-type="time" office:time-value="PT23H00M00S" calcext:value-type="time">
            <text:p>23:00:00</text:p>
          </table:table-cell>
          <table:table-cell table:formula="of:=IF([.L49]&lt;[.L48];[.M48]+[.H$2];[.M48])" office:value-type="float" office:value="60" calcext:value-type="float">
            <text:p>60</text:p>
          </table:table-cell>
          <table:table-cell table:formula="of:=OFFSET([.C$4];[.M49];0)" office:value-type="float" office:value="43746" calcext:value-type="float">
            <text:p>43746</text:p>
          </table:table-cell>
          <table:table-cell table:formula="of:=[.L49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20:41:21.540253" calcext:value-type="date">
            <text:p>2019-10-07 20:41:22</text:p>
          </table:table-cell>
          <table:table-cell table:formula="of:=[.A50]" office:value-type="float" office:value="43745.862054864" calcext:value-type="float">
            <text:p>43745.862054864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862054864039237" calcext:value-type="float">
            <text:p>0.862054864039237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=0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formula="of:=SUM(MOD(SUM([.L49]-[.L$2];[.T$2]);[.R$2]-[.L$2]);[.L$2])" office:value-type="time" office:time-value="PT23H10M00S" calcext:value-type="time">
            <text:p>23:10:00</text:p>
          </table:table-cell>
          <table:table-cell table:formula="of:=IF([.L50]&lt;[.L49];[.M49]+[.H$2];[.M49])" office:value-type="float" office:value="60" calcext:value-type="float">
            <text:p>60</text:p>
          </table:table-cell>
          <table:table-cell table:formula="of:=OFFSET([.C$4];[.M50];0)" office:value-type="float" office:value="43746" calcext:value-type="float">
            <text:p>43746</text:p>
          </table:table-cell>
          <table:table-cell table:formula="of:=[.L50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20:24:07.743217" calcext:value-type="date">
            <text:p>2019-10-07 20:24:08</text:p>
          </table:table-cell>
          <table:table-cell table:formula="of:=[.A51]" office:value-type="float" office:value="43745.8500896206" calcext:value-type="float">
            <text:p>43745.8500896206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850089620565996" calcext:value-type="float">
            <text:p>0.850089620565996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=0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formula="of:=SUM(MOD(SUM([.L50]-[.L$2];[.T$2]);[.R$2]-[.L$2]);[.L$2])" office:value-type="time" office:time-value="PT23H20M00S" calcext:value-type="time">
            <text:p>23:20:00</text:p>
          </table:table-cell>
          <table:table-cell table:formula="of:=IF([.L51]&lt;[.L50];[.M50]+[.H$2];[.M50])" office:value-type="float" office:value="60" calcext:value-type="float">
            <text:p>60</text:p>
          </table:table-cell>
          <table:table-cell table:formula="of:=OFFSET([.C$4];[.M51];0)" office:value-type="float" office:value="43746" calcext:value-type="float">
            <text:p>43746</text:p>
          </table:table-cell>
          <table:table-cell table:formula="of:=[.L51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1];0)&lt;=[.O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20:40:49.395767" calcext:value-type="date">
            <text:p>2019-10-07 20:40:49</text:p>
          </table:table-cell>
          <table:table-cell table:formula="of:=[.A52]" office:value-type="float" office:value="43745.8616828214" calcext:value-type="float">
            <text:p>43745.8616828214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861682821378054" calcext:value-type="float">
            <text:p>0.861682821378054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=0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formula="of:=SUM(MOD(SUM([.L51]-[.L$2];[.T$2]);[.R$2]-[.L$2]);[.L$2])" office:value-type="time" office:time-value="PT23H30M00S" calcext:value-type="time">
            <text:p>23:30:00</text:p>
          </table:table-cell>
          <table:table-cell table:formula="of:=IF([.L52]&lt;[.L51];[.M51]+[.H$2];[.M51])" office:value-type="float" office:value="60" calcext:value-type="float">
            <text:p>60</text:p>
          </table:table-cell>
          <table:table-cell table:formula="of:=OFFSET([.C$4];[.M52];0)" office:value-type="float" office:value="43746" calcext:value-type="float">
            <text:p>43746</text:p>
          </table:table-cell>
          <table:table-cell table:formula="of:=[.L52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2];0)&lt;=[.O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21:09:58.653788" calcext:value-type="date">
            <text:p>2019-10-07 21:09:59</text:p>
          </table:table-cell>
          <table:table-cell table:formula="of:=[.A53]" office:value-type="float" office:value="43745.8819288633" calcext:value-type="float">
            <text:p>43745.8819288633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881928863287612" calcext:value-type="float">
            <text:p>0.881928863287612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=0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formula="of:=SUM(MOD(SUM([.L52]-[.L$2];[.T$2]);[.R$2]-[.L$2]);[.L$2])" office:value-type="time" office:time-value="PT23H40M00S" calcext:value-type="time">
            <text:p>23:40:00</text:p>
          </table:table-cell>
          <table:table-cell table:formula="of:=IF([.L53]&lt;[.L52];[.M52]+[.H$2];[.M52])" office:value-type="float" office:value="60" calcext:value-type="float">
            <text:p>60</text:p>
          </table:table-cell>
          <table:table-cell table:formula="of:=OFFSET([.C$4];[.M53];0)" office:value-type="float" office:value="43746" calcext:value-type="float">
            <text:p>43746</text:p>
          </table:table-cell>
          <table:table-cell table:formula="of:=[.L53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3];0)&lt;=[.O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21:04:23.394665" calcext:value-type="date">
            <text:p>2019-10-07 21:04:23</text:p>
          </table:table-cell>
          <table:table-cell table:formula="of:=[.A54]" office:value-type="float" office:value="43745.8780485494" calcext:value-type="float">
            <text:p>43745.8780485494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878048549362575" calcext:value-type="float">
            <text:p>0.878048549362575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=0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formula="of:=SUM(MOD(SUM([.L53]-[.L$2];[.T$2]);[.R$2]-[.L$2]);[.L$2])" office:value-type="time" office:time-value="PT23H50M00S" calcext:value-type="time">
            <text:p>23:50:00</text:p>
          </table:table-cell>
          <table:table-cell table:formula="of:=IF([.L54]&lt;[.L53];[.M53]+[.H$2];[.M53])" office:value-type="float" office:value="60" calcext:value-type="float">
            <text:p>60</text:p>
          </table:table-cell>
          <table:table-cell table:formula="of:=OFFSET([.C$4];[.M54];0)" office:value-type="float" office:value="43746" calcext:value-type="float">
            <text:p>43746</text:p>
          </table:table-cell>
          <table:table-cell table:formula="of:=[.L54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54];0)&lt;=[.O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20:46:06.539558" calcext:value-type="date">
            <text:p>2019-10-07 20:46:07</text:p>
          </table:table-cell>
          <table:table-cell table:formula="of:=[.A55]" office:value-type="float" office:value="43745.8653534671" calcext:value-type="float">
            <text:p>43745.8653534671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865353467102977" calcext:value-type="float">
            <text:p>0.865353467102977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=0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formula="of:=SUM(MOD(SUM([.L54]-[.L$2];[.T$2]);[.R$2]-[.L$2]);[.L$2])" office:value-type="time" office:time-value="PT19H40M00S" calcext:value-type="time">
            <text:p>19:40:00</text:p>
          </table:table-cell>
          <table:table-cell table:formula="of:=IF([.L55]&lt;[.L54];[.M54]+[.H$2];[.M54])" office:value-type="float" office:value="120" calcext:value-type="float">
            <text:p>12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20:50:36.761764" calcext:value-type="date">
            <text:p>2019-10-07 20:50:37</text:p>
          </table:table-cell>
          <table:table-cell table:formula="of:=[.A56]" office:value-type="float" office:value="43745.8684810389" calcext:value-type="float">
            <text:p>43745.8684810389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868481038938626" calcext:value-type="float">
            <text:p>0.868481038938626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=0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formula="of:=SUM(MOD(SUM([.L55]-[.L$2];[.T$2]);[.R$2]-[.L$2]);[.L$2])" office:value-type="time" office:time-value="PT19H50M00S" calcext:value-type="time">
            <text:p>19:50:00</text:p>
          </table:table-cell>
          <table:table-cell table:formula="of:=IF([.L56]&lt;[.L55];[.M55]+[.H$2];[.M55])" office:value-type="float" office:value="120" calcext:value-type="float">
            <text:p>12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20:56:37.333779" calcext:value-type="date">
            <text:p>2019-10-07 20:56:37</text:p>
          </table:table-cell>
          <table:table-cell table:formula="of:=[.A57]" office:value-type="float" office:value="43745.8726543262" calcext:value-type="float">
            <text:p>43745.8726543262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872654326150951" calcext:value-type="float">
            <text:p>0.872654326150951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=0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formula="of:=SUM(MOD(SUM([.L56]-[.L$2];[.T$2]);[.R$2]-[.L$2]);[.L$2])" office:value-type="time" office:time-value="PT20H00M00S" calcext:value-type="time">
            <text:p>20:00:00</text:p>
          </table:table-cell>
          <table:table-cell table:formula="of:=IF([.L57]&lt;[.L56];[.M56]+[.H$2];[.M56])" office:value-type="float" office:value="120" calcext:value-type="float">
            <text:p>120</text:p>
          </table:table-cell>
          <table:table-cell table:formula="of:=OFFSET([.C$4];[.M57];0)" office:value-type="float" office:value="43747" calcext:value-type="float">
            <text:p>43747</text:p>
          </table:table-cell>
          <table:table-cell table:formula="of:=[.L57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20:38:38.802757" calcext:value-type="date">
            <text:p>2019-10-07 20:38:39</text:p>
          </table:table-cell>
          <table:table-cell table:formula="of:=[.A58]" office:value-type="float" office:value="43745.8601713282" calcext:value-type="float">
            <text:p>43745.8601713282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860171328211436" calcext:value-type="float">
            <text:p>0.860171328211436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=0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formula="of:=SUM(MOD(SUM([.L57]-[.L$2];[.T$2]);[.R$2]-[.L$2]);[.L$2])" office:value-type="time" office:time-value="PT20H10M00S" calcext:value-type="time">
            <text:p>20:10:00</text:p>
          </table:table-cell>
          <table:table-cell table:formula="of:=IF([.L58]&lt;[.L57];[.M57]+[.H$2];[.M57])" office:value-type="float" office:value="120" calcext:value-type="float">
            <text:p>120</text:p>
          </table:table-cell>
          <table:table-cell table:formula="of:=OFFSET([.C$4];[.M58];0)" office:value-type="float" office:value="43747" calcext:value-type="float">
            <text:p>43747</text:p>
          </table:table-cell>
          <table:table-cell table:formula="of:=[.L58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20:50:56.303308" calcext:value-type="date">
            <text:p>2019-10-07 20:50:56</text:p>
          </table:table-cell>
          <table:table-cell table:formula="of:=[.A59]" office:value-type="float" office:value="43745.8687072142" calcext:value-type="float">
            <text:p>43745.8687072142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868707214212918" calcext:value-type="float">
            <text:p>0.868707214212918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=0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formula="of:=SUM(MOD(SUM([.L58]-[.L$2];[.T$2]);[.R$2]-[.L$2]);[.L$2])" office:value-type="time" office:time-value="PT20H20M00S" calcext:value-type="time">
            <text:p>20:20:00</text:p>
          </table:table-cell>
          <table:table-cell table:formula="of:=IF([.L59]&lt;[.L58];[.M58]+[.H$2];[.M58])" office:value-type="float" office:value="120" calcext:value-type="float">
            <text:p>120</text:p>
          </table:table-cell>
          <table:table-cell table:formula="of:=OFFSET([.C$4];[.M59];0)" office:value-type="float" office:value="43747" calcext:value-type="float">
            <text:p>43747</text:p>
          </table:table-cell>
          <table:table-cell table:formula="of:=[.L59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20:57:26.427005" calcext:value-type="date">
            <text:p>2019-10-07 20:57:26</text:p>
          </table:table-cell>
          <table:table-cell table:formula="of:=[.A60]" office:value-type="float" office:value="43745.8732225348" calcext:value-type="float">
            <text:p>43745.8732225348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873222534784873" calcext:value-type="float">
            <text:p>0.873222534784873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=0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formula="of:=SUM(MOD(SUM([.L59]-[.L$2];[.T$2]);[.R$2]-[.L$2]);[.L$2])" office:value-type="time" office:time-value="PT20H30M00S" calcext:value-type="time">
            <text:p>20:30:00</text:p>
          </table:table-cell>
          <table:table-cell table:formula="of:=IF([.L60]&lt;[.L59];[.M59]+[.H$2];[.M59])" office:value-type="float" office:value="120" calcext:value-type="float">
            <text:p>120</text:p>
          </table:table-cell>
          <table:table-cell table:formula="of:=OFFSET([.C$4];[.M60];0)" office:value-type="float" office:value="43747" calcext:value-type="float">
            <text:p>43747</text:p>
          </table:table-cell>
          <table:table-cell table:formula="of:=[.L60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21:10:36.370068" calcext:value-type="date">
            <text:p>2019-10-07 21:10:36</text:p>
          </table:table-cell>
          <table:table-cell table:formula="of:=[.A61]" office:value-type="float" office:value="43745.8823653943" calcext:value-type="float">
            <text:p>43745.8823653943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882365394310909" calcext:value-type="float">
            <text:p>0.882365394310909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=0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formula="of:=SUM(MOD(SUM([.L60]-[.L$2];[.T$2]);[.R$2]-[.L$2]);[.L$2])" office:value-type="time" office:time-value="PT20H40M00S" calcext:value-type="time">
            <text:p>20:40:00</text:p>
          </table:table-cell>
          <table:table-cell table:formula="of:=IF([.L61]&lt;[.L60];[.M60]+[.H$2];[.M60])" office:value-type="float" office:value="120" calcext:value-type="float">
            <text:p>120</text:p>
          </table:table-cell>
          <table:table-cell table:formula="of:=OFFSET([.C$4];[.M61];0)" office:value-type="float" office:value="43747" calcext:value-type="float">
            <text:p>43747</text:p>
          </table:table-cell>
          <table:table-cell table:formula="of:=[.L61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1];0)&lt;=[.O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21:06:44.807828" calcext:value-type="date">
            <text:p>2019-10-07 21:06:45</text:p>
          </table:table-cell>
          <table:table-cell table:formula="of:=[.A62]" office:value-type="float" office:value="43745.8796852758" calcext:value-type="float">
            <text:p>43745.8796852758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879685275787779" calcext:value-type="float">
            <text:p>0.879685275787779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=0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formula="of:=SUM(MOD(SUM([.L61]-[.L$2];[.T$2]);[.R$2]-[.L$2]);[.L$2])" office:value-type="time" office:time-value="PT20H50M00S" calcext:value-type="time">
            <text:p>20:50:00</text:p>
          </table:table-cell>
          <table:table-cell table:formula="of:=IF([.L62]&lt;[.L61];[.M61]+[.H$2];[.M61])" office:value-type="float" office:value="120" calcext:value-type="float">
            <text:p>120</text:p>
          </table:table-cell>
          <table:table-cell table:formula="of:=OFFSET([.C$4];[.M62];0)" office:value-type="float" office:value="43747" calcext:value-type="float">
            <text:p>43747</text:p>
          </table:table-cell>
          <table:table-cell table:formula="of:=[.L62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62];0)&lt;=[.O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20:51:54.522154" calcext:value-type="date">
            <text:p>2019-10-08 20:51:55</text:p>
          </table:table-cell>
          <table:table-cell table:formula="of:=[.A63]" office:value-type="float" office:value="43746.8693810435" calcext:value-type="float">
            <text:p>43746.8693810435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869381043448811" calcext:value-type="float">
            <text:p>0.869381043448811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=0;[.G62]+2+1/[.$H$2];[.G62]+1/[.$H$2])" office:value-type="float" office:value="1" calcext:value-type="float">
            <text:p>1</text:p>
          </table:table-cell>
          <table:table-cell table:number-columns-repeated="4"/>
          <table:table-cell table:formula="of:=SUM(MOD(SUM([.L62]-[.L$2];[.T$2]);[.R$2]-[.L$2]);[.L$2])" office:value-type="time" office:time-value="PT21H00M00S" calcext:value-type="time">
            <text:p>21:00:00</text:p>
          </table:table-cell>
          <table:table-cell table:formula="of:=IF([.L63]&lt;[.L62];[.M62]+[.H$2];[.M62])" office:value-type="float" office:value="120" calcext:value-type="float">
            <text:p>120</text:p>
          </table:table-cell>
          <table:table-cell table:formula="of:=OFFSET([.C$4];[.M63];0)" office:value-type="float" office:value="43747" calcext:value-type="float">
            <text:p>43747</text:p>
          </table:table-cell>
          <table:table-cell table:formula="of:=[.L63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20:17:03.163582" calcext:value-type="date">
            <text:p>2019-10-08 20:17:03</text:p>
          </table:table-cell>
          <table:table-cell table:style-name="ce7" table:formula="of:=[.A64]" office:value-type="date" office:date-value="2019-10-08T20:17:03.163582" calcext:value-type="date">
            <text:p>2019-10-08 20:17:03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20:17:03.16358210519" calcext:value-type="date">
            <text:p>12/30/99 08:17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=0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formula="of:=SUM(MOD(SUM([.L63]-[.L$2];[.T$2]);[.R$2]-[.L$2]);[.L$2])" office:value-type="time" office:time-value="PT21H10M00S" calcext:value-type="time">
            <text:p>21:10:00</text:p>
          </table:table-cell>
          <table:table-cell table:formula="of:=IF([.L64]&lt;[.L63];[.M63]+[.H$2];[.M63])" office:value-type="float" office:value="120" calcext:value-type="float">
            <text:p>120</text:p>
          </table:table-cell>
          <table:table-cell table:formula="of:=OFFSET([.C$4];[.M64];0)" office:value-type="float" office:value="43747" calcext:value-type="float">
            <text:p>43747</text:p>
          </table:table-cell>
          <table:table-cell table:formula="of:=[.L64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20:49:08.811146" calcext:value-type="date">
            <text:p>2019-10-08 20:49:09</text:p>
          </table:table-cell>
          <table:table-cell table:formula="of:=[.A65]" office:value-type="float" office:value="43746.867463092" calcext:value-type="float">
            <text:p>43746.867463092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867463091970421" calcext:value-type="float">
            <text:p>0.867463091970421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=0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64]-[.L$2];[.T$2]);[.R$2]-[.L$2]);[.L$2])" office:value-type="time" office:time-value="PT21H20M00S" calcext:value-type="time">
            <text:p>21:20:00</text:p>
          </table:table-cell>
          <table:table-cell table:formula="of:=IF([.L65]&lt;[.L64];[.M64]+[.H$2];[.M64])" office:value-type="float" office:value="120" calcext:value-type="float">
            <text:p>120</text:p>
          </table:table-cell>
          <table:table-cell table:formula="of:=OFFSET([.C$4];[.M65];0)" office:value-type="float" office:value="43747" calcext:value-type="float">
            <text:p>43747</text:p>
          </table:table-cell>
          <table:table-cell table:formula="of:=[.L65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20:51:18.911839" calcext:value-type="date">
            <text:p>2019-10-08 20:51:19</text:p>
          </table:table-cell>
          <table:table-cell table:formula="of:=[.A66]" office:value-type="float" office:value="43746.868968887" calcext:value-type="float">
            <text:p>43746.868968887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868968887021765" calcext:value-type="float">
            <text:p>0.868968887021765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=0;[.G65]+2+1/[.$H$2];[.G65]+1/[.$H$2])" office:value-type="float" office:value="1.05" calcext:value-type="float">
            <text:p>1,05</text:p>
          </table:table-cell>
          <table:table-cell table:number-columns-repeated="4"/>
          <table:table-cell table:formula="of:=SUM(MOD(SUM([.L65]-[.L$2];[.T$2]);[.R$2]-[.L$2]);[.L$2])" office:value-type="time" office:time-value="PT21H30M00S" calcext:value-type="time">
            <text:p>21:30:00</text:p>
          </table:table-cell>
          <table:table-cell table:formula="of:=IF([.L66]&lt;[.L65];[.M65]+[.H$2];[.M65])" office:value-type="float" office:value="120" calcext:value-type="float">
            <text:p>120</text:p>
          </table:table-cell>
          <table:table-cell table:formula="of:=OFFSET([.C$4];[.M66];0)" office:value-type="float" office:value="43747" calcext:value-type="float">
            <text:p>43747</text:p>
          </table:table-cell>
          <table:table-cell table:formula="of:=[.L66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21:07:49.472476" calcext:value-type="date">
            <text:p>2019-10-08 21:07:49</text:p>
          </table:table-cell>
          <table:table-cell table:formula="of:=[.A67]" office:value-type="float" office:value="43746.8804337092" calcext:value-type="float">
            <text:p>43746.8804337092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880433709207864" calcext:value-type="float">
            <text:p>0.880433709207864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=0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66]-[.L$2];[.T$2]);[.R$2]-[.L$2]);[.L$2])" office:value-type="time" office:time-value="PT21H40M00S" calcext:value-type="time">
            <text:p>21:40:00</text:p>
          </table:table-cell>
          <table:table-cell table:formula="of:=IF([.L67]&lt;[.L66];[.M66]+[.H$2];[.M66])" office:value-type="float" office:value="120" calcext:value-type="float">
            <text:p>120</text:p>
          </table:table-cell>
          <table:table-cell table:formula="of:=OFFSET([.C$4];[.M67];0)" office:value-type="float" office:value="43747" calcext:value-type="float">
            <text:p>43747</text:p>
          </table:table-cell>
          <table:table-cell table:formula="of:=[.L67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20:52:48.493488" calcext:value-type="date">
            <text:p>2019-10-08 20:52:48</text:p>
          </table:table-cell>
          <table:table-cell table:formula="of:=[.A68]" office:value-type="float" office:value="43746.8700057117" calcext:value-type="float">
            <text:p>43746.8700057117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870005711665726" calcext:value-type="float">
            <text:p>0.870005711665726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=0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formula="of:=SUM(MOD(SUM([.L67]-[.L$2];[.T$2]);[.R$2]-[.L$2]);[.L$2])" office:value-type="time" office:time-value="PT21H50M00S" calcext:value-type="time">
            <text:p>21:50:00</text:p>
          </table:table-cell>
          <table:table-cell table:formula="of:=IF([.L68]&lt;[.L67];[.M67]+[.H$2];[.M67])" office:value-type="float" office:value="120" calcext:value-type="float">
            <text:p>120</text:p>
          </table:table-cell>
          <table:table-cell table:formula="of:=OFFSET([.C$4];[.M68];0)" office:value-type="float" office:value="43747" calcext:value-type="float">
            <text:p>43747</text:p>
          </table:table-cell>
          <table:table-cell table:formula="of:=[.L68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20:35:10.722573" calcext:value-type="date">
            <text:p>2019-10-08 20:35:11</text:p>
          </table:table-cell>
          <table:table-cell table:formula="of:=[.A69]" office:value-type="float" office:value="43746.8577629928" calcext:value-type="float">
            <text:p>43746.8577629928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857762992745847" calcext:value-type="float">
            <text:p>0.857762992745847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=0;[.G68]+2+1/[.$H$2];[.G68]+1/[.$H$2])" office:value-type="float" office:value="1.1" calcext:value-type="float">
            <text:p>1,1</text:p>
          </table:table-cell>
          <table:table-cell table:number-columns-repeated="4"/>
          <table:table-cell table:formula="of:=SUM(MOD(SUM([.L68]-[.L$2];[.T$2]);[.R$2]-[.L$2]);[.L$2])" office:value-type="time" office:time-value="PT22H00M00S" calcext:value-type="time">
            <text:p>22:00:00</text:p>
          </table:table-cell>
          <table:table-cell table:formula="of:=IF([.L69]&lt;[.L68];[.M68]+[.H$2];[.M68])" office:value-type="float" office:value="120" calcext:value-type="float">
            <text:p>120</text:p>
          </table:table-cell>
          <table:table-cell table:formula="of:=OFFSET([.C$4];[.M69];0)" office:value-type="float" office:value="43747" calcext:value-type="float">
            <text:p>43747</text:p>
          </table:table-cell>
          <table:table-cell table:formula="of:=[.L69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21:04:47.221971" calcext:value-type="date">
            <text:p>2019-10-08 21:04:47</text:p>
          </table:table-cell>
          <table:table-cell table:formula="of:=[.A70]" office:value-type="float" office:value="43746.8783243284" calcext:value-type="float">
            <text:p>43746.8783243284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878324328368763" calcext:value-type="float">
            <text:p>0.878324328368763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=0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formula="of:=SUM(MOD(SUM([.L69]-[.L$2];[.T$2]);[.R$2]-[.L$2]);[.L$2])" office:value-type="time" office:time-value="PT22H10M00S" calcext:value-type="time">
            <text:p>22:10:00</text:p>
          </table:table-cell>
          <table:table-cell table:formula="of:=IF([.L70]&lt;[.L69];[.M69]+[.H$2];[.M69])" office:value-type="float" office:value="120" calcext:value-type="float">
            <text:p>120</text:p>
          </table:table-cell>
          <table:table-cell table:formula="of:=OFFSET([.C$4];[.M70];0)" office:value-type="float" office:value="43747" calcext:value-type="float">
            <text:p>43747</text:p>
          </table:table-cell>
          <table:table-cell table:formula="of:=[.L70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20:45:26.830373" calcext:value-type="date">
            <text:p>2019-10-08 20:45:27</text:p>
          </table:table-cell>
          <table:table-cell table:formula="of:=[.A71]" office:value-type="float" office:value="43746.8648938701" calcext:value-type="float">
            <text:p>43746.8648938701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864893870057131" calcext:value-type="float">
            <text:p>0.864893870057131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=0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70]-[.L$2];[.T$2]);[.R$2]-[.L$2]);[.L$2])" office:value-type="time" office:time-value="PT22H20M00S" calcext:value-type="time">
            <text:p>22:20:00</text:p>
          </table:table-cell>
          <table:table-cell table:formula="of:=IF([.L71]&lt;[.L70];[.M70]+[.H$2];[.M70])" office:value-type="float" office:value="120" calcext:value-type="float">
            <text:p>120</text:p>
          </table:table-cell>
          <table:table-cell table:formula="of:=OFFSET([.C$4];[.M71];0)" office:value-type="float" office:value="43747" calcext:value-type="float">
            <text:p>43747</text:p>
          </table:table-cell>
          <table:table-cell table:formula="of:=[.L71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20:58:07.542192" calcext:value-type="date">
            <text:p>2019-10-08 20:58:08</text:p>
          </table:table-cell>
          <table:table-cell table:formula="of:=[.A72]" office:value-type="float" office:value="43746.873698405" calcext:value-type="float">
            <text:p>43746.873698405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873698404997413" calcext:value-type="float">
            <text:p>0.873698404997413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=0;[.G71]+2+1/[.$H$2];[.G71]+1/[.$H$2])" office:value-type="float" office:value="1.15" calcext:value-type="float">
            <text:p>1,15</text:p>
          </table:table-cell>
          <table:table-cell table:number-columns-repeated="4"/>
          <table:table-cell table:formula="of:=SUM(MOD(SUM([.L71]-[.L$2];[.T$2]);[.R$2]-[.L$2]);[.L$2])" office:value-type="time" office:time-value="PT22H30M00S" calcext:value-type="time">
            <text:p>22:30:00</text:p>
          </table:table-cell>
          <table:table-cell table:formula="of:=IF([.L72]&lt;[.L71];[.M71]+[.H$2];[.M71])" office:value-type="float" office:value="120" calcext:value-type="float">
            <text:p>120</text:p>
          </table:table-cell>
          <table:table-cell table:formula="of:=OFFSET([.C$4];[.M72];0)" office:value-type="float" office:value="43747" calcext:value-type="float">
            <text:p>43747</text:p>
          </table:table-cell>
          <table:table-cell table:formula="of:=[.L72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20:58:56.188426" calcext:value-type="date">
            <text:p>2019-10-08 20:58:56</text:p>
          </table:table-cell>
          <table:table-cell table:formula="of:=[.A73]" office:value-type="float" office:value="43746.8742614401" calcext:value-type="float">
            <text:p>43746.8742614401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874261440112605" calcext:value-type="float">
            <text:p>0.874261440112605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=0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72]-[.L$2];[.T$2]);[.R$2]-[.L$2]);[.L$2])" office:value-type="time" office:time-value="PT22H40M00S" calcext:value-type="time">
            <text:p>22:40:00</text:p>
          </table:table-cell>
          <table:table-cell table:formula="of:=IF([.L73]&lt;[.L72];[.M72]+[.H$2];[.M72])" office:value-type="float" office:value="120" calcext:value-type="float">
            <text:p>120</text:p>
          </table:table-cell>
          <table:table-cell table:formula="of:=OFFSET([.C$4];[.M73];0)" office:value-type="float" office:value="43747" calcext:value-type="float">
            <text:p>43747</text:p>
          </table:table-cell>
          <table:table-cell table:formula="of:=[.L73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20:55:30.037562" calcext:value-type="date">
            <text:p>2019-10-08 20:55:30</text:p>
          </table:table-cell>
          <table:table-cell table:formula="of:=[.A74]" office:value-type="float" office:value="43746.8718754347" calcext:value-type="float">
            <text:p>43746.8718754347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871875434742833" calcext:value-type="float">
            <text:p>0.871875434742833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=0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formula="of:=SUM(MOD(SUM([.L73]-[.L$2];[.T$2]);[.R$2]-[.L$2]);[.L$2])" office:value-type="time" office:time-value="PT22H50M00S" calcext:value-type="time">
            <text:p>22:50:00</text:p>
          </table:table-cell>
          <table:table-cell table:formula="of:=IF([.L74]&lt;[.L73];[.M73]+[.H$2];[.M73])" office:value-type="float" office:value="120" calcext:value-type="float">
            <text:p>120</text:p>
          </table:table-cell>
          <table:table-cell table:formula="of:=OFFSET([.C$4];[.M74];0)" office:value-type="float" office:value="43747" calcext:value-type="float">
            <text:p>43747</text:p>
          </table:table-cell>
          <table:table-cell table:formula="of:=[.L74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20:58:11.268983" calcext:value-type="date">
            <text:p>2019-10-08 20:58:11</text:p>
          </table:table-cell>
          <table:table-cell table:formula="of:=[.A75]" office:value-type="float" office:value="43746.8737415392" calcext:value-type="float">
            <text:p>43746.8737415392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873741539151524" calcext:value-type="float">
            <text:p>0.873741539151524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=0;[.G74]+2+1/[.$H$2];[.G74]+1/[.$H$2])" office:value-type="float" office:value="1.2" calcext:value-type="float">
            <text:p>1,2</text:p>
          </table:table-cell>
          <table:table-cell table:number-columns-repeated="4"/>
          <table:table-cell table:formula="of:=SUM(MOD(SUM([.L74]-[.L$2];[.T$2]);[.R$2]-[.L$2]);[.L$2])" office:value-type="time" office:time-value="PT23H00M00S" calcext:value-type="time">
            <text:p>23:00:00</text:p>
          </table:table-cell>
          <table:table-cell table:formula="of:=IF([.L75]&lt;[.L74];[.M74]+[.H$2];[.M74])" office:value-type="float" office:value="120" calcext:value-type="float">
            <text:p>120</text:p>
          </table:table-cell>
          <table:table-cell table:formula="of:=OFFSET([.C$4];[.M75];0)" office:value-type="float" office:value="43747" calcext:value-type="float">
            <text:p>43747</text:p>
          </table:table-cell>
          <table:table-cell table:formula="of:=[.L75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75];0)&lt;=[.O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21:01:32.083842" calcext:value-type="date">
            <text:p>2019-10-08 21:01:32</text:p>
          </table:table-cell>
          <table:table-cell table:formula="of:=[.A76]" office:value-type="float" office:value="43746.8760657852" calcext:value-type="float">
            <text:p>43746.8760657852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876065785203537" calcext:value-type="float">
            <text:p>0.876065785203537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=0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formula="of:=SUM(MOD(SUM([.L75]-[.L$2];[.T$2]);[.R$2]-[.L$2]);[.L$2])" office:value-type="time" office:time-value="PT23H10M00S" calcext:value-type="time">
            <text:p>23:10:00</text:p>
          </table:table-cell>
          <table:table-cell table:formula="of:=IF([.L76]&lt;[.L75];[.M75]+[.H$2];[.M75])" office:value-type="float" office:value="120" calcext:value-type="float">
            <text:p>120</text:p>
          </table:table-cell>
          <table:table-cell table:formula="of:=OFFSET([.C$4];[.M76];0)" office:value-type="float" office:value="43747" calcext:value-type="float">
            <text:p>43747</text:p>
          </table:table-cell>
          <table:table-cell table:formula="of:=[.L76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76];0)&lt;=[.O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21:09:46.229935" calcext:value-type="date">
            <text:p>2019-10-08 21:09:46</text:p>
          </table:table-cell>
          <table:table-cell table:formula="of:=[.A77]" office:value-type="float" office:value="43746.8817850687" calcext:value-type="float">
            <text:p>43746.8817850687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881785068697354" calcext:value-type="float">
            <text:p>0.881785068697354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=0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76]-[.L$2];[.T$2]);[.R$2]-[.L$2]);[.L$2])" office:value-type="time" office:time-value="PT23H20M00S" calcext:value-type="time">
            <text:p>23:20:00</text:p>
          </table:table-cell>
          <table:table-cell table:formula="of:=IF([.L77]&lt;[.L76];[.M76]+[.H$2];[.M76])" office:value-type="float" office:value="120" calcext:value-type="float">
            <text:p>120</text:p>
          </table:table-cell>
          <table:table-cell table:formula="of:=OFFSET([.C$4];[.M77];0)" office:value-type="float" office:value="43747" calcext:value-type="float">
            <text:p>43747</text:p>
          </table:table-cell>
          <table:table-cell table:formula="of:=[.L77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7];0)&lt;=[.O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21:03:14.997901" calcext:value-type="date">
            <text:p>2019-10-08 21:03:15</text:p>
          </table:table-cell>
          <table:table-cell table:formula="of:=[.A78]" office:value-type="float" office:value="43746.8772569202" calcext:value-type="float">
            <text:p>43746.8772569202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877256920153741" calcext:value-type="float">
            <text:p>0.877256920153741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=0;[.G77]+2+1/[.$H$2];[.G77]+1/[.$H$2])" office:value-type="float" office:value="1.25" calcext:value-type="float">
            <text:p>1,25</text:p>
          </table:table-cell>
          <table:table-cell table:number-columns-repeated="4"/>
          <table:table-cell table:formula="of:=SUM(MOD(SUM([.L77]-[.L$2];[.T$2]);[.R$2]-[.L$2]);[.L$2])" office:value-type="time" office:time-value="PT23H30M00S" calcext:value-type="time">
            <text:p>23:30:00</text:p>
          </table:table-cell>
          <table:table-cell table:formula="of:=IF([.L78]&lt;[.L77];[.M77]+[.H$2];[.M77])" office:value-type="float" office:value="120" calcext:value-type="float">
            <text:p>120</text:p>
          </table:table-cell>
          <table:table-cell table:formula="of:=OFFSET([.C$4];[.M78];0)" office:value-type="float" office:value="43747" calcext:value-type="float">
            <text:p>43747</text:p>
          </table:table-cell>
          <table:table-cell table:formula="of:=[.L78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78];0)&lt;=[.O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21:08:05.535474" calcext:value-type="date">
            <text:p>2019-10-08 21:08:06</text:p>
          </table:table-cell>
          <table:table-cell table:formula="of:=[.A79]" office:value-type="float" office:value="43746.8806196235" calcext:value-type="float">
            <text:p>43746.8806196235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880619623538223" calcext:value-type="float">
            <text:p>0.880619623538223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=0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78]-[.L$2];[.T$2]);[.R$2]-[.L$2]);[.L$2])" office:value-type="time" office:time-value="PT23H40M00S" calcext:value-type="time">
            <text:p>23:40:00</text:p>
          </table:table-cell>
          <table:table-cell table:formula="of:=IF([.L79]&lt;[.L78];[.M78]+[.H$2];[.M78])" office:value-type="float" office:value="120" calcext:value-type="float">
            <text:p>120</text:p>
          </table:table-cell>
          <table:table-cell table:formula="of:=OFFSET([.C$4];[.M79];0)" office:value-type="float" office:value="43747" calcext:value-type="float">
            <text:p>43747</text:p>
          </table:table-cell>
          <table:table-cell table:formula="of:=[.L79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9];0)&lt;=[.O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21:09:25.982606" calcext:value-type="date">
            <text:p>2019-10-08 21:09:26</text:p>
          </table:table-cell>
          <table:table-cell table:formula="of:=[.A80]" office:value-type="float" office:value="43746.8815507246" calcext:value-type="float">
            <text:p>43746.8815507246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881550724603585" calcext:value-type="float">
            <text:p>0.881550724603585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=0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formula="of:=SUM(MOD(SUM([.L79]-[.L$2];[.T$2]);[.R$2]-[.L$2]);[.L$2])" office:value-type="time" office:time-value="PT23H50M00S" calcext:value-type="time">
            <text:p>23:50:00</text:p>
          </table:table-cell>
          <table:table-cell table:formula="of:=IF([.L80]&lt;[.L79];[.M79]+[.H$2];[.M79])" office:value-type="float" office:value="120" calcext:value-type="float">
            <text:p>120</text:p>
          </table:table-cell>
          <table:table-cell table:formula="of:=OFFSET([.C$4];[.M80];0)" office:value-type="float" office:value="43747" calcext:value-type="float">
            <text:p>43747</text:p>
          </table:table-cell>
          <table:table-cell table:formula="of:=[.L80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80];0)&lt;=[.O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20:23:09.859064" calcext:value-type="date">
            <text:p>2019-10-08 20:23:10</text:p>
          </table:table-cell>
          <table:table-cell table:formula="of:=[.A81]" office:value-type="float" office:value="43746.8494196651" calcext:value-type="float">
            <text:p>43746.8494196651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849419665093592" calcext:value-type="float">
            <text:p>0.849419665093592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=0;[.G80]+2+1/[.$H$2];[.G80]+1/[.$H$2])" office:value-type="float" office:value="1.3" calcext:value-type="float">
            <text:p>1,3</text:p>
          </table:table-cell>
          <table:table-cell table:number-columns-repeated="4"/>
          <table:table-cell table:formula="of:=SUM(MOD(SUM([.L80]-[.L$2];[.T$2]);[.R$2]-[.L$2]);[.L$2])" office:value-type="time" office:time-value="PT19H40M00S" calcext:value-type="time">
            <text:p>19:40:00</text:p>
          </table:table-cell>
          <table:table-cell table:formula="of:=IF([.L81]&lt;[.L80];[.M80]+[.H$2];[.M80])" office:value-type="float" office:value="180" calcext:value-type="float">
            <text:p>180</text:p>
          </table:table-cell>
          <table:table-cell table:formula="of:=OFFSET([.C$4];[.M81];0)" office:value-type="float" office:value="43748" calcext:value-type="float">
            <text:p>43748</text:p>
          </table:table-cell>
          <table:table-cell table:formula="of:=[.L81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20:47:46.302526" calcext:value-type="date">
            <text:p>2019-10-08 20:47:46</text:p>
          </table:table-cell>
          <table:table-cell table:style-name="ce7" table:formula="of:=[.A82]" office:value-type="date" office:date-value="2019-10-08T20:47:46.302526" calcext:value-type="date">
            <text:p>2019-10-08 20:47:46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20:47:46.30252555478" calcext:value-type="date">
            <text:p>12/30/99 08:47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=0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formula="of:=SUM(MOD(SUM([.L81]-[.L$2];[.T$2]);[.R$2]-[.L$2]);[.L$2])" office:value-type="time" office:time-value="PT19H50M00S" calcext:value-type="time">
            <text:p>19:50:00</text:p>
          </table:table-cell>
          <table:table-cell table:formula="of:=IF([.L82]&lt;[.L81];[.M81]+[.H$2];[.M81])" office:value-type="float" office:value="180" calcext:value-type="float">
            <text:p>180</text:p>
          </table:table-cell>
          <table:table-cell table:formula="of:=OFFSET([.C$4];[.M82];0)" office:value-type="float" office:value="43748" calcext:value-type="float">
            <text:p>43748</text:p>
          </table:table-cell>
          <table:table-cell table:formula="of:=[.L82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82];0)&lt;=[.O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20:51:55.952364" calcext:value-type="date">
            <text:p>2019-10-08 20:51:56</text:p>
          </table:table-cell>
          <table:table-cell table:style-name="ce7" table:formula="of:=[.A83]" office:value-type="date" office:date-value="2019-10-08T20:51:55.952364" calcext:value-type="date">
            <text:p>2019-10-08 20:51:56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20:51:55.9523639828" calcext:value-type="date">
            <text:p>12/30/99 08:51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=0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82]-[.L$2];[.T$2]);[.R$2]-[.L$2]);[.L$2])" office:value-type="time" office:time-value="PT20H00M00S" calcext:value-type="time">
            <text:p>20:00:00</text:p>
          </table:table-cell>
          <table:table-cell table:formula="of:=IF([.L83]&lt;[.L82];[.M82]+[.H$2];[.M82])" office:value-type="float" office:value="180" calcext:value-type="float">
            <text:p>180</text:p>
          </table:table-cell>
          <table:table-cell table:formula="of:=OFFSET([.C$4];[.M83];0)" office:value-type="float" office:value="43748" calcext:value-type="float">
            <text:p>43748</text:p>
          </table:table-cell>
          <table:table-cell table:formula="of:=[.L83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3];0)&lt;=[.O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20:58:15.332511" calcext:value-type="date">
            <text:p>2019-10-08 20:58:15</text:p>
          </table:table-cell>
          <table:table-cell table:style-name="ce7" table:formula="of:=[.A84]" office:value-type="date" office:date-value="2019-10-08T20:58:15.332511" calcext:value-type="date">
            <text:p>2019-10-08 20:58:15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20:58:15.33251111861" calcext:value-type="date">
            <text:p>12/30/99 08:58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=0;[.G83]+2+1/[.$H$2];[.G83]+1/[.$H$2])" office:value-type="float" office:value="1.35" calcext:value-type="float">
            <text:p>1,35</text:p>
          </table:table-cell>
          <table:table-cell table:number-columns-repeated="4"/>
          <table:table-cell table:formula="of:=SUM(MOD(SUM([.L83]-[.L$2];[.T$2]);[.R$2]-[.L$2]);[.L$2])" office:value-type="time" office:time-value="PT20H10M00S" calcext:value-type="time">
            <text:p>20:10:00</text:p>
          </table:table-cell>
          <table:table-cell table:formula="of:=IF([.L84]&lt;[.L83];[.M83]+[.H$2];[.M83])" office:value-type="float" office:value="180" calcext:value-type="float">
            <text:p>180</text:p>
          </table:table-cell>
          <table:table-cell table:formula="of:=OFFSET([.C$4];[.M84];0)" office:value-type="float" office:value="43748" calcext:value-type="float">
            <text:p>43748</text:p>
          </table:table-cell>
          <table:table-cell table:formula="of:=[.L84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84];0)&lt;=[.O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20:47:11.847927" calcext:value-type="date">
            <text:p>2019-10-08 20:47:12</text:p>
          </table:table-cell>
          <table:table-cell table:style-name="ce7" table:formula="of:=[.A85]" office:value-type="date" office:date-value="2019-10-08T20:47:11.847927" calcext:value-type="date">
            <text:p>2019-10-08 20:47:12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20:47:11.8479265552" calcext:value-type="date">
            <text:p>12/30/99 08:47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=0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84]-[.L$2];[.T$2]);[.R$2]-[.L$2]);[.L$2])" office:value-type="time" office:time-value="PT20H20M00S" calcext:value-type="time">
            <text:p>20:20:00</text:p>
          </table:table-cell>
          <table:table-cell table:formula="of:=IF([.L85]&lt;[.L84];[.M84]+[.H$2];[.M84])" office:value-type="float" office:value="180" calcext:value-type="float">
            <text:p>180</text:p>
          </table:table-cell>
          <table:table-cell table:formula="of:=OFFSET([.C$4];[.M85];0)" office:value-type="float" office:value="43748" calcext:value-type="float">
            <text:p>43748</text:p>
          </table:table-cell>
          <table:table-cell table:formula="of:=[.L85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85];0)&lt;=[.O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20:54:31.757845" calcext:value-type="date">
            <text:p>2019-10-08 20:54:32</text:p>
          </table:table-cell>
          <table:table-cell table:style-name="ce7" table:formula="of:=[.A86]" office:value-type="date" office:date-value="2019-10-08T20:54:31.757845" calcext:value-type="date">
            <text:p>2019-10-08 20:54:32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20:54:31.75784495194" calcext:value-type="date">
            <text:p>12/30/99 08:54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=0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formula="of:=SUM(MOD(SUM([.L85]-[.L$2];[.T$2]);[.R$2]-[.L$2]);[.L$2])" office:value-type="time" office:time-value="PT20H30M00S" calcext:value-type="time">
            <text:p>20:30:00</text:p>
          </table:table-cell>
          <table:table-cell table:formula="of:=IF([.L86]&lt;[.L85];[.M85]+[.H$2];[.M85])" office:value-type="float" office:value="180" calcext:value-type="float">
            <text:p>180</text:p>
          </table:table-cell>
          <table:table-cell table:formula="of:=OFFSET([.C$4];[.M86];0)" office:value-type="float" office:value="43748" calcext:value-type="float">
            <text:p>43748</text:p>
          </table:table-cell>
          <table:table-cell table:formula="of:=[.L86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6];0)&lt;=[.O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20:39:36.169241" calcext:value-type="date">
            <text:p>2019-10-08 20:39:36</text:p>
          </table:table-cell>
          <table:table-cell table:style-name="ce7" table:formula="of:=[.A87]" office:value-type="date" office:date-value="2019-10-08T20:39:36.169241" calcext:value-type="date">
            <text:p>2019-10-08 20:39:36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20:39:36.16924121976" calcext:value-type="date">
            <text:p>12/30/99 08:39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=0;[.G86]+2+1/[.$H$2];[.G86]+1/[.$H$2])" office:value-type="float" office:value="1.4" calcext:value-type="float">
            <text:p>1,4</text:p>
          </table:table-cell>
          <table:table-cell table:number-columns-repeated="4"/>
          <table:table-cell table:formula="of:=SUM(MOD(SUM([.L86]-[.L$2];[.T$2]);[.R$2]-[.L$2]);[.L$2])" office:value-type="time" office:time-value="PT20H40M00S" calcext:value-type="time">
            <text:p>20:40:00</text:p>
          </table:table-cell>
          <table:table-cell table:formula="of:=IF([.L87]&lt;[.L86];[.M86]+[.H$2];[.M86])" office:value-type="float" office:value="180" calcext:value-type="float">
            <text:p>180</text:p>
          </table:table-cell>
          <table:table-cell table:formula="of:=OFFSET([.C$4];[.M87];0)" office:value-type="float" office:value="43748" calcext:value-type="float">
            <text:p>43748</text:p>
          </table:table-cell>
          <table:table-cell table:formula="of:=[.L87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87];0)&lt;=[.O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21:03:02.116563" calcext:value-type="date">
            <text:p>2019-10-08 21:03:02</text:p>
          </table:table-cell>
          <table:table-cell table:style-name="ce7" table:formula="of:=[.A88]" office:value-type="date" office:date-value="2019-10-08T21:03:02.116563" calcext:value-type="date">
            <text:p>2019-10-08 21:03:02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21:03:02.11656273343" calcext:value-type="date">
            <text:p>12/30/99 09:03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=0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formula="of:=SUM(MOD(SUM([.L87]-[.L$2];[.T$2]);[.R$2]-[.L$2]);[.L$2])" office:value-type="time" office:time-value="PT20H50M00S" calcext:value-type="time">
            <text:p>20:50:00</text:p>
          </table:table-cell>
          <table:table-cell table:formula="of:=IF([.L88]&lt;[.L87];[.M87]+[.H$2];[.M87])" office:value-type="float" office:value="180" calcext:value-type="float">
            <text:p>180</text:p>
          </table:table-cell>
          <table:table-cell table:formula="of:=OFFSET([.C$4];[.M88];0)" office:value-type="float" office:value="43748" calcext:value-type="float">
            <text:p>43748</text:p>
          </table:table-cell>
          <table:table-cell table:formula="of:=[.L88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20:59:18.633862" calcext:value-type="date">
            <text:p>2019-10-08 20:59:19</text:p>
          </table:table-cell>
          <table:table-cell table:style-name="ce7" table:formula="of:=[.A89]" office:value-type="date" office:date-value="2019-10-08T20:59:18.633862" calcext:value-type="date">
            <text:p>2019-10-08 20:59:19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20:59:18.63386197016" calcext:value-type="date">
            <text:p>12/30/99 08:59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=0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88]-[.L$2];[.T$2]);[.R$2]-[.L$2]);[.L$2])" office:value-type="time" office:time-value="PT21H00M00S" calcext:value-type="time">
            <text:p>21:00:00</text:p>
          </table:table-cell>
          <table:table-cell table:formula="of:=IF([.L89]&lt;[.L88];[.M88]+[.H$2];[.M88])" office:value-type="float" office:value="180" calcext:value-type="float">
            <text:p>180</text:p>
          </table:table-cell>
          <table:table-cell table:formula="of:=OFFSET([.C$4];[.M89];0)" office:value-type="float" office:value="43748" calcext:value-type="float">
            <text:p>43748</text:p>
          </table:table-cell>
          <table:table-cell table:formula="of:=[.L89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20:48:18.930768" calcext:value-type="date">
            <text:p>2019-10-08 20:48:19</text:p>
          </table:table-cell>
          <table:table-cell table:style-name="ce7" table:formula="of:=[.A90]" office:value-type="date" office:date-value="2019-10-08T20:48:18.930768" calcext:value-type="date">
            <text:p>2019-10-08 20:48:19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20:48:18.93076841254" calcext:value-type="date">
            <text:p>12/30/99 08:48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=0;[.G89]+2+1/[.$H$2];[.G89]+1/[.$H$2])" office:value-type="float" office:value="1.45" calcext:value-type="float">
            <text:p>1,45</text:p>
          </table:table-cell>
          <table:table-cell table:number-columns-repeated="4"/>
          <table:table-cell table:formula="of:=SUM(MOD(SUM([.L89]-[.L$2];[.T$2]);[.R$2]-[.L$2]);[.L$2])" office:value-type="time" office:time-value="PT21H10M00S" calcext:value-type="time">
            <text:p>21:10:00</text:p>
          </table:table-cell>
          <table:table-cell table:formula="of:=IF([.L90]&lt;[.L89];[.M89]+[.H$2];[.M89])" office:value-type="float" office:value="180" calcext:value-type="float">
            <text:p>180</text:p>
          </table:table-cell>
          <table:table-cell table:formula="of:=OFFSET([.C$4];[.M90];0)" office:value-type="float" office:value="43748" calcext:value-type="float">
            <text:p>43748</text:p>
          </table:table-cell>
          <table:table-cell table:formula="of:=[.L90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21:20:54.209064" calcext:value-type="date">
            <text:p>2019-10-08 21:20:54</text:p>
          </table:table-cell>
          <table:table-cell table:style-name="ce7" table:formula="of:=[.A91]" office:value-type="date" office:date-value="2019-10-08T21:20:54.209064" calcext:value-type="date">
            <text:p>2019-10-08 21:20:54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21:20:54.20906350482" calcext:value-type="date">
            <text:p>12/30/99 09:20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=0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90]-[.L$2];[.T$2]);[.R$2]-[.L$2]);[.L$2])" office:value-type="time" office:time-value="PT21H20M00S" calcext:value-type="time">
            <text:p>21:20:00</text:p>
          </table:table-cell>
          <table:table-cell table:formula="of:=IF([.L91]&lt;[.L90];[.M90]+[.H$2];[.M90])" office:value-type="float" office:value="180" calcext:value-type="float">
            <text:p>180</text:p>
          </table:table-cell>
          <table:table-cell table:formula="of:=OFFSET([.C$4];[.M91];0)" office:value-type="float" office:value="43748" calcext:value-type="float">
            <text:p>43748</text:p>
          </table:table-cell>
          <table:table-cell table:formula="of:=[.L91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20:49:32.435962" calcext:value-type="date">
            <text:p>2019-10-08 20:49:32</text:p>
          </table:table-cell>
          <table:table-cell table:style-name="ce7" table:formula="of:=[.A92]" office:value-type="date" office:date-value="2019-10-08T20:49:32.435962" calcext:value-type="date">
            <text:p>2019-10-08 20:49:32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20:49:32.43596215267" calcext:value-type="date">
            <text:p>12/30/99 08:49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=0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formula="of:=SUM(MOD(SUM([.L91]-[.L$2];[.T$2]);[.R$2]-[.L$2]);[.L$2])" office:value-type="time" office:time-value="PT21H30M00S" calcext:value-type="time">
            <text:p>21:30:00</text:p>
          </table:table-cell>
          <table:table-cell table:formula="of:=IF([.L92]&lt;[.L91];[.M91]+[.H$2];[.M91])" office:value-type="float" office:value="180" calcext:value-type="float">
            <text:p>180</text:p>
          </table:table-cell>
          <table:table-cell table:formula="of:=OFFSET([.C$4];[.M92];0)" office:value-type="float" office:value="43748" calcext:value-type="float">
            <text:p>43748</text:p>
          </table:table-cell>
          <table:table-cell table:formula="of:=[.L92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20:31:05.276499" calcext:value-type="date">
            <text:p>2019-10-08 20:31:05</text:p>
          </table:table-cell>
          <table:table-cell table:style-name="ce7" table:formula="of:=[.A93]" office:value-type="date" office:date-value="2019-10-08T20:31:05.276499" calcext:value-type="date">
            <text:p>2019-10-08 20:31:05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20:31:05.27649897616" calcext:value-type="date">
            <text:p>12/30/99 08:31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=0;[.G92]+2+1/[.$H$2];[.G92]+1/[.$H$2])" office:value-type="float" office:value="1.5" calcext:value-type="float">
            <text:p>1,5</text:p>
          </table:table-cell>
          <table:table-cell table:number-columns-repeated="4"/>
          <table:table-cell table:formula="of:=SUM(MOD(SUM([.L92]-[.L$2];[.T$2]);[.R$2]-[.L$2]);[.L$2])" office:value-type="time" office:time-value="PT21H40M00S" calcext:value-type="time">
            <text:p>21:40:00</text:p>
          </table:table-cell>
          <table:table-cell table:formula="of:=IF([.L93]&lt;[.L92];[.M92]+[.H$2];[.M92])" office:value-type="float" office:value="180" calcext:value-type="float">
            <text:p>180</text:p>
          </table:table-cell>
          <table:table-cell table:formula="of:=OFFSET([.C$4];[.M93];0)" office:value-type="float" office:value="43748" calcext:value-type="float">
            <text:p>43748</text:p>
          </table:table-cell>
          <table:table-cell table:formula="of:=[.L93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3];0)&lt;=[.O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20:30:59.773493" calcext:value-type="date">
            <text:p>2019-10-08 20:31:00</text:p>
          </table:table-cell>
          <table:table-cell table:style-name="ce7" table:formula="of:=[.A94]" office:value-type="date" office:date-value="2019-10-08T20:30:59.773493" calcext:value-type="date">
            <text:p>2019-10-08 20:31:00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20:30:59.77349309251" calcext:value-type="date">
            <text:p>12/30/99 08:31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=0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formula="of:=SUM(MOD(SUM([.L93]-[.L$2];[.T$2]);[.R$2]-[.L$2]);[.L$2])" office:value-type="time" office:time-value="PT21H50M00S" calcext:value-type="time">
            <text:p>21:50:00</text:p>
          </table:table-cell>
          <table:table-cell table:formula="of:=IF([.L94]&lt;[.L93];[.M93]+[.H$2];[.M93])" office:value-type="float" office:value="180" calcext:value-type="float">
            <text:p>180</text:p>
          </table:table-cell>
          <table:table-cell table:formula="of:=OFFSET([.C$4];[.M94];0)" office:value-type="float" office:value="43748" calcext:value-type="float">
            <text:p>43748</text:p>
          </table:table-cell>
          <table:table-cell table:formula="of:=[.L94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94];0)&lt;=[.O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20:40:46.915361" calcext:value-type="date">
            <text:p>2019-10-08 20:40:47</text:p>
          </table:table-cell>
          <table:table-cell table:style-name="ce7" table:formula="of:=[.A95]" office:value-type="date" office:date-value="2019-10-08T20:40:46.915361" calcext:value-type="date">
            <text:p>2019-10-08 20:40:47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20:40:46.91536095925" calcext:value-type="date">
            <text:p>12/30/99 08:40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=0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94]-[.L$2];[.T$2]);[.R$2]-[.L$2]);[.L$2])" office:value-type="time" office:time-value="PT22H00M00S" calcext:value-type="time">
            <text:p>22:00:00</text:p>
          </table:table-cell>
          <table:table-cell table:formula="of:=IF([.L95]&lt;[.L94];[.M94]+[.H$2];[.M94])" office:value-type="float" office:value="180" calcext:value-type="float">
            <text:p>180</text:p>
          </table:table-cell>
          <table:table-cell table:formula="of:=OFFSET([.C$4];[.M95];0)" office:value-type="float" office:value="43748" calcext:value-type="float">
            <text:p>43748</text:p>
          </table:table-cell>
          <table:table-cell table:formula="of:=[.L95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95];0)&lt;=[.O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20:41:26.573527" calcext:value-type="date">
            <text:p>2019-10-08 20:41:27</text:p>
          </table:table-cell>
          <table:table-cell table:style-name="ce7" table:formula="of:=[.A96]" office:value-type="date" office:date-value="2019-10-08T20:41:26.573527" calcext:value-type="date">
            <text:p>2019-10-08 20:41:27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20:41:26.57352696173" calcext:value-type="date">
            <text:p>12/30/99 08:41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=0;[.G95]+2+1/[.$H$2];[.G95]+1/[.$H$2])" office:value-type="float" office:value="1.55" calcext:value-type="float">
            <text:p>1,55</text:p>
          </table:table-cell>
          <table:table-cell table:number-columns-repeated="4"/>
          <table:table-cell table:formula="of:=SUM(MOD(SUM([.L95]-[.L$2];[.T$2]);[.R$2]-[.L$2]);[.L$2])" office:value-type="time" office:time-value="PT22H10M00S" calcext:value-type="time">
            <text:p>22:10:00</text:p>
          </table:table-cell>
          <table:table-cell table:formula="of:=IF([.L96]&lt;[.L95];[.M95]+[.H$2];[.M95])" office:value-type="float" office:value="180" calcext:value-type="float">
            <text:p>180</text:p>
          </table:table-cell>
          <table:table-cell table:formula="of:=OFFSET([.C$4];[.M96];0)" office:value-type="float" office:value="43748" calcext:value-type="float">
            <text:p>43748</text:p>
          </table:table-cell>
          <table:table-cell table:formula="of:=[.L96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6];0)&lt;=[.O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21:15:07.65429" calcext:value-type="date">
            <text:p>2019-10-08 21:15:08</text:p>
          </table:table-cell>
          <table:table-cell table:style-name="ce7" table:formula="of:=[.A97]" office:value-type="date" office:date-value="2019-10-08T21:15:07.65429" calcext:value-type="date">
            <text:p>2019-10-08 21:15:08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21:15:07.65429027379" calcext:value-type="date">
            <text:p>12/30/99 09:15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=0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96]-[.L$2];[.T$2]);[.R$2]-[.L$2]);[.L$2])" office:value-type="time" office:time-value="PT22H20M00S" calcext:value-type="time">
            <text:p>22:20:00</text:p>
          </table:table-cell>
          <table:table-cell table:formula="of:=IF([.L97]&lt;[.L96];[.M96]+[.H$2];[.M96])" office:value-type="float" office:value="180" calcext:value-type="float">
            <text:p>180</text:p>
          </table:table-cell>
          <table:table-cell table:formula="of:=OFFSET([.C$4];[.M97];0)" office:value-type="float" office:value="43748" calcext:value-type="float">
            <text:p>43748</text:p>
          </table:table-cell>
          <table:table-cell table:formula="of:=[.L97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97];0)&lt;=[.O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20:36:25.325297" calcext:value-type="date">
            <text:p>2019-10-08 20:36:25</text:p>
          </table:table-cell>
          <table:table-cell table:style-name="ce7" table:formula="of:=[.A98]" office:value-type="date" office:date-value="2019-10-08T20:36:25.325297" calcext:value-type="date">
            <text:p>2019-10-08 20:36:25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20:36:25.32529736403" calcext:value-type="date">
            <text:p>12/30/99 08:36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=0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formula="of:=SUM(MOD(SUM([.L97]-[.L$2];[.T$2]);[.R$2]-[.L$2]);[.L$2])" office:value-type="time" office:time-value="PT22H30M00S" calcext:value-type="time">
            <text:p>22:30:00</text:p>
          </table:table-cell>
          <table:table-cell table:formula="of:=IF([.L98]&lt;[.L97];[.M97]+[.H$2];[.M97])" office:value-type="float" office:value="180" calcext:value-type="float">
            <text:p>180</text:p>
          </table:table-cell>
          <table:table-cell table:formula="of:=OFFSET([.C$4];[.M98];0)" office:value-type="float" office:value="43748" calcext:value-type="float">
            <text:p>43748</text:p>
          </table:table-cell>
          <table:table-cell table:formula="of:=[.L98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20:51:14.506639" calcext:value-type="date">
            <text:p>2019-10-08 20:51:15</text:p>
          </table:table-cell>
          <table:table-cell table:style-name="ce7" table:formula="of:=[.A99]" office:value-type="date" office:date-value="2019-10-08T20:51:14.506639" calcext:value-type="date">
            <text:p>2019-10-08 20:51:15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20:51:14.5066391537" calcext:value-type="date">
            <text:p>12/30/99 08:51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=0;[.G98]+2+1/[.$H$2];[.G98]+1/[.$H$2])" office:value-type="float" office:value="1.6" calcext:value-type="float">
            <text:p>1,6</text:p>
          </table:table-cell>
          <table:table-cell table:number-columns-repeated="4"/>
          <table:table-cell table:formula="of:=SUM(MOD(SUM([.L98]-[.L$2];[.T$2]);[.R$2]-[.L$2]);[.L$2])" office:value-type="time" office:time-value="PT22H40M00S" calcext:value-type="time">
            <text:p>22:40:00</text:p>
          </table:table-cell>
          <table:table-cell table:formula="of:=IF([.L99]&lt;[.L98];[.M98]+[.H$2];[.M98])" office:value-type="float" office:value="180" calcext:value-type="float">
            <text:p>180</text:p>
          </table:table-cell>
          <table:table-cell table:formula="of:=OFFSET([.C$4];[.M99];0)" office:value-type="float" office:value="43748" calcext:value-type="float">
            <text:p>43748</text:p>
          </table:table-cell>
          <table:table-cell table:formula="of:=[.L99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9];0)&lt;=[.O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20:43:23.896926" calcext:value-type="date">
            <text:p>2019-10-08 20:43:24</text:p>
          </table:table-cell>
          <table:table-cell table:style-name="ce7" table:formula="of:=[.A100]" office:value-type="date" office:date-value="2019-10-08T20:43:23.896926" calcext:value-type="date">
            <text:p>2019-10-08 20:43:24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20:43:23.89692562167" calcext:value-type="date">
            <text:p>12/30/99 08:43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=0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formula="of:=SUM(MOD(SUM([.L99]-[.L$2];[.T$2]);[.R$2]-[.L$2]);[.L$2])" office:value-type="time" office:time-value="PT22H50M00S" calcext:value-type="time">
            <text:p>22:50:00</text:p>
          </table:table-cell>
          <table:table-cell table:formula="of:=IF([.L100]&lt;[.L99];[.M99]+[.H$2];[.M99])" office:value-type="float" office:value="180" calcext:value-type="float">
            <text:p>180</text:p>
          </table:table-cell>
          <table:table-cell table:formula="of:=OFFSET([.C$4];[.M100];0)" office:value-type="float" office:value="43748" calcext:value-type="float">
            <text:p>43748</text:p>
          </table:table-cell>
          <table:table-cell table:formula="of:=[.L100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0];0)&lt;=[.O1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20:48:55.491492" calcext:value-type="date">
            <text:p>2019-10-08 20:48:55</text:p>
          </table:table-cell>
          <table:table-cell table:style-name="ce7" table:formula="of:=[.A101]" office:value-type="date" office:date-value="2019-10-08T20:48:55.491492" calcext:value-type="date">
            <text:p>2019-10-08 20:48:55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20:48:55.49149220344" calcext:value-type="date">
            <text:p>12/30/99 08:48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=0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formula="of:=SUM(MOD(SUM([.L100]-[.L$2];[.T$2]);[.R$2]-[.L$2]);[.L$2])" office:value-type="time" office:time-value="PT23H00M00S" calcext:value-type="time">
            <text:p>23:00:00</text:p>
          </table:table-cell>
          <table:table-cell table:formula="of:=IF([.L101]&lt;[.L100];[.M100]+[.H$2];[.M100])" office:value-type="float" office:value="180" calcext:value-type="float">
            <text:p>180</text:p>
          </table:table-cell>
          <table:table-cell table:formula="of:=OFFSET([.C$4];[.M101];0)" office:value-type="float" office:value="43748" calcext:value-type="float">
            <text:p>43748</text:p>
          </table:table-cell>
          <table:table-cell table:formula="of:=[.L101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1];0)&lt;=[.O1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20:35:47.009301" calcext:value-type="date">
            <text:p>2019-10-08 20:35:47</text:p>
          </table:table-cell>
          <table:table-cell table:style-name="ce7" table:formula="of:=[.A102]" office:value-type="date" office:date-value="2019-10-08T20:35:47.009301" calcext:value-type="date">
            <text:p>2019-10-08 20:35:47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20:35:47.00930120889" calcext:value-type="date">
            <text:p>12/30/99 08:35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=0;[.G101]+2+1/[.$H$2];[.G101]+1/[.$H$2])" office:value-type="float" office:value="1.65" calcext:value-type="float">
            <text:p>1,65</text:p>
          </table:table-cell>
          <table:table-cell table:number-columns-repeated="4"/>
          <table:table-cell table:formula="of:=SUM(MOD(SUM([.L101]-[.L$2];[.T$2]);[.R$2]-[.L$2]);[.L$2])" office:value-type="time" office:time-value="PT23H10M00S" calcext:value-type="time">
            <text:p>23:10:00</text:p>
          </table:table-cell>
          <table:table-cell table:formula="of:=IF([.L102]&lt;[.L101];[.M101]+[.H$2];[.M101])" office:value-type="float" office:value="180" calcext:value-type="float">
            <text:p>180</text:p>
          </table:table-cell>
          <table:table-cell table:formula="of:=OFFSET([.C$4];[.M102];0)" office:value-type="float" office:value="43748" calcext:value-type="float">
            <text:p>43748</text:p>
          </table:table-cell>
          <table:table-cell table:formula="of:=[.L102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20:51:54.63102" calcext:value-type="date">
            <text:p>2019-10-08 20:51:55</text:p>
          </table:table-cell>
          <table:table-cell table:style-name="ce7" table:formula="of:=[.A103]" office:value-type="date" office:date-value="2019-10-08T20:51:54.63102" calcext:value-type="date">
            <text:p>2019-10-08 20:51:55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20:51:54.63101981208" calcext:value-type="date">
            <text:p>12/30/99 08:51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=0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102]-[.L$2];[.T$2]);[.R$2]-[.L$2]);[.L$2])" office:value-type="time" office:time-value="PT23H20M00S" calcext:value-type="time">
            <text:p>23:20:00</text:p>
          </table:table-cell>
          <table:table-cell table:formula="of:=IF([.L103]&lt;[.L102];[.M102]+[.H$2];[.M102])" office:value-type="float" office:value="180" calcext:value-type="float">
            <text:p>180</text:p>
          </table:table-cell>
          <table:table-cell table:formula="of:=OFFSET([.C$4];[.M103];0)" office:value-type="float" office:value="43748" calcext:value-type="float">
            <text:p>43748</text:p>
          </table:table-cell>
          <table:table-cell table:formula="of:=[.L103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20:58:55.674041" calcext:value-type="date">
            <text:p>2019-10-08 20:58:56</text:p>
          </table:table-cell>
          <table:table-cell table:style-name="ce7" table:formula="of:=[.A104]" office:value-type="date" office:date-value="2019-10-08T20:58:55.674041" calcext:value-type="date">
            <text:p>2019-10-08 20:58:56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20:58:55.67404069472" calcext:value-type="date">
            <text:p>12/30/99 08:58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=0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formula="of:=SUM(MOD(SUM([.L103]-[.L$2];[.T$2]);[.R$2]-[.L$2]);[.L$2])" office:value-type="time" office:time-value="PT23H30M00S" calcext:value-type="time">
            <text:p>23:30:00</text:p>
          </table:table-cell>
          <table:table-cell table:formula="of:=IF([.L104]&lt;[.L103];[.M103]+[.H$2];[.M103])" office:value-type="float" office:value="180" calcext:value-type="float">
            <text:p>180</text:p>
          </table:table-cell>
          <table:table-cell table:formula="of:=OFFSET([.C$4];[.M104];0)" office:value-type="float" office:value="43748" calcext:value-type="float">
            <text:p>43748</text:p>
          </table:table-cell>
          <table:table-cell table:formula="of:=[.L104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21:07:16.504335" calcext:value-type="date">
            <text:p>2019-10-08 21:07:17</text:p>
          </table:table-cell>
          <table:table-cell table:style-name="ce7" table:formula="of:=[.A105]" office:value-type="date" office:date-value="2019-10-08T21:07:16.504335" calcext:value-type="date">
            <text:p>2019-10-08 21:07:17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21:07:16.50433500297" calcext:value-type="date">
            <text:p>12/30/99 09:07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=0;[.G104]+2+1/[.$H$2];[.G104]+1/[.$H$2])" office:value-type="float" office:value="1.7" calcext:value-type="float">
            <text:p>1,7</text:p>
          </table:table-cell>
          <table:table-cell table:number-columns-repeated="4"/>
          <table:table-cell table:formula="of:=SUM(MOD(SUM([.L104]-[.L$2];[.T$2]);[.R$2]-[.L$2]);[.L$2])" office:value-type="time" office:time-value="PT23H40M00S" calcext:value-type="time">
            <text:p>23:40:00</text:p>
          </table:table-cell>
          <table:table-cell table:formula="of:=IF([.L105]&lt;[.L104];[.M104]+[.H$2];[.M104])" office:value-type="float" office:value="180" calcext:value-type="float">
            <text:p>180</text:p>
          </table:table-cell>
          <table:table-cell table:formula="of:=OFFSET([.C$4];[.M105];0)" office:value-type="float" office:value="43748" calcext:value-type="float">
            <text:p>43748</text:p>
          </table:table-cell>
          <table:table-cell table:formula="of:=[.L105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5];0)&lt;=[.O1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20:42:35.844009" calcext:value-type="date">
            <text:p>2019-10-08 20:42:36</text:p>
          </table:table-cell>
          <table:table-cell table:style-name="ce7" table:formula="of:=[.A106]" office:value-type="date" office:date-value="2019-10-08T20:42:35.844009" calcext:value-type="date">
            <text:p>2019-10-08 20:42:36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20:42:35.84400908556" calcext:value-type="date">
            <text:p>12/30/99 08:42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=0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formula="of:=SUM(MOD(SUM([.L105]-[.L$2];[.T$2]);[.R$2]-[.L$2]);[.L$2])" office:value-type="time" office:time-value="PT23H50M00S" calcext:value-type="time">
            <text:p>23:50:00</text:p>
          </table:table-cell>
          <table:table-cell table:formula="of:=IF([.L106]&lt;[.L105];[.M105]+[.H$2];[.M105])" office:value-type="float" office:value="180" calcext:value-type="float">
            <text:p>180</text:p>
          </table:table-cell>
          <table:table-cell table:formula="of:=OFFSET([.C$4];[.M106];0)" office:value-type="float" office:value="43748" calcext:value-type="float">
            <text:p>43748</text:p>
          </table:table-cell>
          <table:table-cell table:formula="of:=[.L106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6];0)&lt;=[.O1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20:47:48.718992" calcext:value-type="date">
            <text:p>2019-10-08 20:47:49</text:p>
          </table:table-cell>
          <table:table-cell table:style-name="ce7" table:formula="of:=[.A107]" office:value-type="date" office:date-value="2019-10-08T20:47:48.718992" calcext:value-type="date">
            <text:p>2019-10-08 20:47:49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20:47:48.7189924065" calcext:value-type="date">
            <text:p>12/30/99 08:47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=0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formula="of:=SUM(MOD(SUM([.L106]-[.L$2];[.T$2]);[.R$2]-[.L$2]);[.L$2])" office:value-type="time" office:time-value="PT19H40M00S" calcext:value-type="time">
            <text:p>19:40:00</text:p>
          </table:table-cell>
          <table:table-cell table:formula="of:=IF([.L107]&lt;[.L106];[.M106]+[.H$2];[.M106])" office:value-type="float" office:value="240" calcext:value-type="float">
            <text:p>240</text:p>
          </table:table-cell>
          <table:table-cell table:formula="of:=OFFSET([.C$4];[.M107];0)" office:value-type="float" office:value="43749" calcext:value-type="float">
            <text:p>43749</text:p>
          </table:table-cell>
          <table:table-cell table:formula="of:=[.L107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20:15:12.768763" calcext:value-type="date">
            <text:p>2019-10-08 20:15:13</text:p>
          </table:table-cell>
          <table:table-cell table:style-name="ce7" table:formula="of:=[.A108]" office:value-type="date" office:date-value="2019-10-08T20:15:12.768763" calcext:value-type="date">
            <text:p>2019-10-08 20:15:13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20:15:12.76876309421" calcext:value-type="date">
            <text:p>12/30/99 08:15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=0;[.G107]+2+1/[.$H$2];[.G107]+1/[.$H$2])" office:value-type="float" office:value="1.75" calcext:value-type="float">
            <text:p>1,75</text:p>
          </table:table-cell>
          <table:table-cell table:number-columns-repeated="4"/>
          <table:table-cell table:formula="of:=SUM(MOD(SUM([.L107]-[.L$2];[.T$2]);[.R$2]-[.L$2]);[.L$2])" office:value-type="time" office:time-value="PT19H50M00S" calcext:value-type="time">
            <text:p>19:50:00</text:p>
          </table:table-cell>
          <table:table-cell table:formula="of:=IF([.L108]&lt;[.L107];[.M107]+[.H$2];[.M107])" office:value-type="float" office:value="240" calcext:value-type="float">
            <text:p>240</text:p>
          </table:table-cell>
          <table:table-cell table:formula="of:=OFFSET([.C$4];[.M108];0)" office:value-type="float" office:value="43749" calcext:value-type="float">
            <text:p>43749</text:p>
          </table:table-cell>
          <table:table-cell table:formula="of:=[.L108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21:07:27.223432" calcext:value-type="date">
            <text:p>2019-10-08 21:07:27</text:p>
          </table:table-cell>
          <table:table-cell table:style-name="ce7" table:formula="of:=[.A109]" office:value-type="date" office:date-value="2019-10-08T21:07:27.223432" calcext:value-type="date">
            <text:p>2019-10-08 21:07:27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21:07:27.22343171015" calcext:value-type="date">
            <text:p>12/30/99 09:07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=0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108]-[.L$2];[.T$2]);[.R$2]-[.L$2]);[.L$2])" office:value-type="time" office:time-value="PT20H00M00S" calcext:value-type="time">
            <text:p>20:00:00</text:p>
          </table:table-cell>
          <table:table-cell table:formula="of:=IF([.L109]&lt;[.L108];[.M108]+[.H$2];[.M108])" office:value-type="float" office:value="240" calcext:value-type="float">
            <text:p>240</text:p>
          </table:table-cell>
          <table:table-cell table:formula="of:=OFFSET([.C$4];[.M109];0)" office:value-type="float" office:value="43749" calcext:value-type="float">
            <text:p>43749</text:p>
          </table:table-cell>
          <table:table-cell table:formula="of:=[.L109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20:57:10.106551" calcext:value-type="date">
            <text:p>2019-10-08 20:57:10</text:p>
          </table:table-cell>
          <table:table-cell table:style-name="ce7" table:formula="of:=[.A110]" office:value-type="date" office:date-value="2019-10-08T20:57:10.106551" calcext:value-type="date">
            <text:p>2019-10-08 20:57:10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20:57:10.10655103717" calcext:value-type="date">
            <text:p>12/30/99 08:57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=0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formula="of:=SUM(MOD(SUM([.L109]-[.L$2];[.T$2]);[.R$2]-[.L$2]);[.L$2])" office:value-type="time" office:time-value="PT20H10M00S" calcext:value-type="time">
            <text:p>20:10:00</text:p>
          </table:table-cell>
          <table:table-cell table:formula="of:=IF([.L110]&lt;[.L109];[.M109]+[.H$2];[.M109])" office:value-type="float" office:value="240" calcext:value-type="float">
            <text:p>240</text:p>
          </table:table-cell>
          <table:table-cell table:formula="of:=OFFSET([.C$4];[.M110];0)" office:value-type="float" office:value="43749" calcext:value-type="float">
            <text:p>43749</text:p>
          </table:table-cell>
          <table:table-cell table:formula="of:=[.L110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21:09:29.460752" calcext:value-type="date">
            <text:p>2019-10-08 21:09:29</text:p>
          </table:table-cell>
          <table:table-cell table:style-name="ce7" table:formula="of:=[.A111]" office:value-type="date" office:date-value="2019-10-08T21:09:29.460752" calcext:value-type="date">
            <text:p>2019-10-08 21:09:29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21:09:29.46075211745" calcext:value-type="date">
            <text:p>12/30/99 09:09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=0;[.G110]+2+1/[.$H$2];[.G110]+1/[.$H$2])" office:value-type="float" office:value="1.8" calcext:value-type="float">
            <text:p>1,8</text:p>
          </table:table-cell>
          <table:table-cell table:number-columns-repeated="4"/>
          <table:table-cell table:formula="of:=SUM(MOD(SUM([.L110]-[.L$2];[.T$2]);[.R$2]-[.L$2]);[.L$2])" office:value-type="time" office:time-value="PT20H20M00S" calcext:value-type="time">
            <text:p>20:20:00</text:p>
          </table:table-cell>
          <table:table-cell table:formula="of:=IF([.L111]&lt;[.L110];[.M110]+[.H$2];[.M110])" office:value-type="float" office:value="240" calcext:value-type="float">
            <text:p>240</text:p>
          </table:table-cell>
          <table:table-cell table:formula="of:=OFFSET([.C$4];[.M111];0)" office:value-type="float" office:value="43749" calcext:value-type="float">
            <text:p>43749</text:p>
          </table:table-cell>
          <table:table-cell table:formula="of:=[.L111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20:45:01.062143" calcext:value-type="date">
            <text:p>2019-10-08 20:45:01</text:p>
          </table:table-cell>
          <table:table-cell table:style-name="ce7" table:formula="of:=[.A112]" office:value-type="date" office:date-value="2019-10-08T20:45:01.062143" calcext:value-type="date">
            <text:p>2019-10-08 20:45:01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20:45:01.06214303523" calcext:value-type="date">
            <text:p>12/30/99 08:45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=0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formula="of:=SUM(MOD(SUM([.L111]-[.L$2];[.T$2]);[.R$2]-[.L$2]);[.L$2])" office:value-type="time" office:time-value="PT20H30M00S" calcext:value-type="time">
            <text:p>20:30:00</text:p>
          </table:table-cell>
          <table:table-cell table:formula="of:=IF([.L112]&lt;[.L111];[.M111]+[.H$2];[.M111])" office:value-type="float" office:value="240" calcext:value-type="float">
            <text:p>240</text:p>
          </table:table-cell>
          <table:table-cell table:formula="of:=OFFSET([.C$4];[.M112];0)" office:value-type="float" office:value="43749" calcext:value-type="float">
            <text:p>43749</text:p>
          </table:table-cell>
          <table:table-cell table:formula="of:=[.L112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2];0)&lt;=[.O1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20:43:24.427284" calcext:value-type="date">
            <text:p>2019-10-08 20:43:24</text:p>
          </table:table-cell>
          <table:table-cell table:style-name="ce7" table:formula="of:=[.A113]" office:value-type="date" office:date-value="2019-10-08T20:43:24.427284" calcext:value-type="date">
            <text:p>2019-10-08 20:43:24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20:43:24.42728446797" calcext:value-type="date">
            <text:p>12/30/99 08:43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=0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formula="of:=SUM(MOD(SUM([.L112]-[.L$2];[.T$2]);[.R$2]-[.L$2]);[.L$2])" office:value-type="time" office:time-value="PT20H40M00S" calcext:value-type="time">
            <text:p>20:40:00</text:p>
          </table:table-cell>
          <table:table-cell table:formula="of:=IF([.L113]&lt;[.L112];[.M112]+[.H$2];[.M112])" office:value-type="float" office:value="240" calcext:value-type="float">
            <text:p>240</text:p>
          </table:table-cell>
          <table:table-cell table:formula="of:=OFFSET([.C$4];[.M113];0)" office:value-type="float" office:value="43749" calcext:value-type="float">
            <text:p>43749</text:p>
          </table:table-cell>
          <table:table-cell table:formula="of:=[.L113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13];0)&lt;=[.O1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19:59:19.984585" calcext:value-type="date">
            <text:p>2019-10-08 19:59:20</text:p>
          </table:table-cell>
          <table:table-cell table:style-name="ce7" table:formula="of:=[.A114]" office:value-type="date" office:date-value="2019-10-08T19:59:19.984585" calcext:value-type="date">
            <text:p>2019-10-08 19:59:20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19:59:19.98458471149" calcext:value-type="date">
            <text:p>12/30/99 07:59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=0;[.G113]+2+1/[.$H$2];[.G113]+1/[.$H$2])" office:value-type="float" office:value="1.85" calcext:value-type="float">
            <text:p>1,85</text:p>
          </table:table-cell>
          <table:table-cell table:number-columns-repeated="4"/>
          <table:table-cell table:formula="of:=SUM(MOD(SUM([.L113]-[.L$2];[.T$2]);[.R$2]-[.L$2]);[.L$2])" office:value-type="time" office:time-value="PT20H50M00S" calcext:value-type="time">
            <text:p>20:50:00</text:p>
          </table:table-cell>
          <table:table-cell table:formula="of:=IF([.L114]&lt;[.L113];[.M113]+[.H$2];[.M113])" office:value-type="float" office:value="240" calcext:value-type="float">
            <text:p>240</text:p>
          </table:table-cell>
          <table:table-cell table:formula="of:=OFFSET([.C$4];[.M114];0)" office:value-type="float" office:value="43749" calcext:value-type="float">
            <text:p>43749</text:p>
          </table:table-cell>
          <table:table-cell table:formula="of:=[.L114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14];0)&lt;=[.O1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20:45:48.52731" calcext:value-type="date">
            <text:p>2019-10-08 20:45:49</text:p>
          </table:table-cell>
          <table:table-cell table:style-name="ce7" table:formula="of:=[.A115]" office:value-type="date" office:date-value="2019-10-08T20:45:48.52731" calcext:value-type="date">
            <text:p>2019-10-08 20:45:49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20:45:48.52731004357" calcext:value-type="date">
            <text:p>12/30/99 08:45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=0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formula="of:=SUM(MOD(SUM([.L114]-[.L$2];[.T$2]);[.R$2]-[.L$2]);[.L$2])" office:value-type="time" office:time-value="PT21H00M00S" calcext:value-type="time">
            <text:p>21:00:00</text:p>
          </table:table-cell>
          <table:table-cell table:formula="of:=IF([.L115]&lt;[.L114];[.M114]+[.H$2];[.M114])" office:value-type="float" office:value="240" calcext:value-type="float">
            <text:p>240</text:p>
          </table:table-cell>
          <table:table-cell table:formula="of:=OFFSET([.C$4];[.M115];0)" office:value-type="float" office:value="43749" calcext:value-type="float">
            <text:p>43749</text:p>
          </table:table-cell>
          <table:table-cell table:formula="of:=[.L115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20:21:42.669658" calcext:value-type="date">
            <text:p>2019-10-08 20:21:43</text:p>
          </table:table-cell>
          <table:table-cell table:style-name="ce7" table:formula="of:=[.A116]" office:value-type="date" office:date-value="2019-10-08T20:21:42.669658" calcext:value-type="date">
            <text:p>2019-10-08 20:21:43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20:21:42.6696582092" calcext:value-type="date">
            <text:p>12/30/99 08:21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=0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formula="of:=SUM(MOD(SUM([.L115]-[.L$2];[.T$2]);[.R$2]-[.L$2]);[.L$2])" office:value-type="time" office:time-value="PT21H10M00S" calcext:value-type="time">
            <text:p>21:10:00</text:p>
          </table:table-cell>
          <table:table-cell table:formula="of:=IF([.L116]&lt;[.L115];[.M115]+[.H$2];[.M115])" office:value-type="float" office:value="240" calcext:value-type="float">
            <text:p>240</text:p>
          </table:table-cell>
          <table:table-cell table:formula="of:=OFFSET([.C$4];[.M116];0)" office:value-type="float" office:value="43749" calcext:value-type="float">
            <text:p>43749</text:p>
          </table:table-cell>
          <table:table-cell table:formula="of:=[.L116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20:31:11.608802" calcext:value-type="date">
            <text:p>2019-10-08 20:31:12</text:p>
          </table:table-cell>
          <table:table-cell table:style-name="ce7" table:formula="of:=[.A117]" office:value-type="date" office:date-value="2019-10-08T20:31:11.608802" calcext:value-type="date">
            <text:p>2019-10-08 20:31:12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20:31:11.60880218726" calcext:value-type="date">
            <text:p>12/30/99 08:31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=0;[.G116]+2+1/[.$H$2];[.G116]+1/[.$H$2])" office:value-type="float" office:value="1.9" calcext:value-type="float">
            <text:p>1,9</text:p>
          </table:table-cell>
          <table:table-cell table:number-columns-repeated="4"/>
          <table:table-cell table:formula="of:=SUM(MOD(SUM([.L116]-[.L$2];[.T$2]);[.R$2]-[.L$2]);[.L$2])" office:value-type="time" office:time-value="PT21H20M00S" calcext:value-type="time">
            <text:p>21:20:00</text:p>
          </table:table-cell>
          <table:table-cell table:formula="of:=IF([.L117]&lt;[.L116];[.M116]+[.H$2];[.M116])" office:value-type="float" office:value="240" calcext:value-type="float">
            <text:p>240</text:p>
          </table:table-cell>
          <table:table-cell table:formula="of:=OFFSET([.C$4];[.M117];0)" office:value-type="float" office:value="43749" calcext:value-type="float">
            <text:p>43749</text:p>
          </table:table-cell>
          <table:table-cell table:formula="of:=[.L117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20:49:46.548858" calcext:value-type="date">
            <text:p>2019-10-08 20:49:47</text:p>
          </table:table-cell>
          <table:table-cell table:style-name="ce7" table:formula="of:=[.A118]" office:value-type="date" office:date-value="2019-10-08T20:49:46.548858" calcext:value-type="date">
            <text:p>2019-10-08 20:49:47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20:49:46.54885771684" calcext:value-type="date">
            <text:p>12/30/99 08:49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=0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formula="of:=SUM(MOD(SUM([.L117]-[.L$2];[.T$2]);[.R$2]-[.L$2]);[.L$2])" office:value-type="time" office:time-value="PT21H30M00S" calcext:value-type="time">
            <text:p>21:30:00</text:p>
          </table:table-cell>
          <table:table-cell table:formula="of:=IF([.L118]&lt;[.L117];[.M117]+[.H$2];[.M117])" office:value-type="float" office:value="240" calcext:value-type="float">
            <text:p>240</text:p>
          </table:table-cell>
          <table:table-cell table:formula="of:=OFFSET([.C$4];[.M118];0)" office:value-type="float" office:value="43749" calcext:value-type="float">
            <text:p>43749</text:p>
          </table:table-cell>
          <table:table-cell table:formula="of:=[.L118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21:04:00.204716" calcext:value-type="date">
            <text:p>2019-10-08 21:04:00</text:p>
          </table:table-cell>
          <table:table-cell table:style-name="ce7" table:formula="of:=[.A119]" office:value-type="date" office:date-value="2019-10-08T21:04:00.204716" calcext:value-type="date">
            <text:p>2019-10-08 21:04:00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21:04:00.20471577533" calcext:value-type="date">
            <text:p>12/30/99 09:04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=0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formula="of:=SUM(MOD(SUM([.L118]-[.L$2];[.T$2]);[.R$2]-[.L$2]);[.L$2])" office:value-type="time" office:time-value="PT21H40M00S" calcext:value-type="time">
            <text:p>21:40:00</text:p>
          </table:table-cell>
          <table:table-cell table:formula="of:=IF([.L119]&lt;[.L118];[.M118]+[.H$2];[.M118])" office:value-type="float" office:value="240" calcext:value-type="float">
            <text:p>240</text:p>
          </table:table-cell>
          <table:table-cell table:formula="of:=OFFSET([.C$4];[.M119];0)" office:value-type="float" office:value="43749" calcext:value-type="float">
            <text:p>43749</text:p>
          </table:table-cell>
          <table:table-cell table:formula="of:=[.L119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20:58:54.075627" calcext:value-type="date">
            <text:p>2019-10-08 20:58:54</text:p>
          </table:table-cell>
          <table:table-cell table:style-name="ce7" table:formula="of:=[.A120]" office:value-type="date" office:date-value="2019-10-08T20:58:54.075627" calcext:value-type="date">
            <text:p>2019-10-08 20:58:54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20:58:54.07562726643" calcext:value-type="date">
            <text:p>12/30/99 08:58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=0;[.G119]+2+1/[.$H$2];[.G119]+1/[.$H$2])" office:value-type="float" office:value="1.95" calcext:value-type="float">
            <text:p>1,95</text:p>
          </table:table-cell>
          <table:table-cell table:number-columns-repeated="4"/>
          <table:table-cell table:formula="of:=SUM(MOD(SUM([.L119]-[.L$2];[.T$2]);[.R$2]-[.L$2]);[.L$2])" office:value-type="time" office:time-value="PT21H50M00S" calcext:value-type="time">
            <text:p>21:50:00</text:p>
          </table:table-cell>
          <table:table-cell table:formula="of:=IF([.L120]&lt;[.L119];[.M119]+[.H$2];[.M119])" office:value-type="float" office:value="240" calcext:value-type="float">
            <text:p>240</text:p>
          </table:table-cell>
          <table:table-cell table:formula="of:=OFFSET([.C$4];[.M120];0)" office:value-type="float" office:value="43749" calcext:value-type="float">
            <text:p>43749</text:p>
          </table:table-cell>
          <table:table-cell table:formula="of:=[.L120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21:02:42.872618" calcext:value-type="date">
            <text:p>2019-10-08 21:02:43</text:p>
          </table:table-cell>
          <table:table-cell table:style-name="ce7" table:formula="of:=[.A121]" office:value-type="date" office:date-value="2019-10-08T21:02:42.872618" calcext:value-type="date">
            <text:p>2019-10-08 21:02:43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21:02:42.87261787802" calcext:value-type="date">
            <text:p>12/30/99 09:02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=0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formula="of:=SUM(MOD(SUM([.L120]-[.L$2];[.T$2]);[.R$2]-[.L$2]);[.L$2])" office:value-type="time" office:time-value="PT22H00M00S" calcext:value-type="time">
            <text:p>22:00:00</text:p>
          </table:table-cell>
          <table:table-cell table:formula="of:=IF([.L121]&lt;[.L120];[.M120]+[.H$2];[.M120])" office:value-type="float" office:value="240" calcext:value-type="float">
            <text:p>240</text:p>
          </table:table-cell>
          <table:table-cell table:formula="of:=OFFSET([.C$4];[.M121];0)" office:value-type="float" office:value="43749" calcext:value-type="float">
            <text:p>43749</text:p>
          </table:table-cell>
          <table:table-cell table:formula="of:=[.L121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20:46:43.6223" calcext:value-type="date">
            <text:p>2019-10-08 20:46:44</text:p>
          </table:table-cell>
          <table:table-cell table:style-name="ce7" table:formula="of:=[.A122]" office:value-type="date" office:date-value="2019-10-08T20:46:43.6223" calcext:value-type="date">
            <text:p>2019-10-08 20:46:44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20:46:43.6222995026" calcext:value-type="date">
            <text:p>12/30/99 08:46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=0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formula="of:=SUM(MOD(SUM([.L121]-[.L$2];[.T$2]);[.R$2]-[.L$2]);[.L$2])" office:value-type="time" office:time-value="PT22H10M00S" calcext:value-type="time">
            <text:p>22:10:00</text:p>
          </table:table-cell>
          <table:table-cell table:formula="of:=IF([.L122]&lt;[.L121];[.M121]+[.H$2];[.M121])" office:value-type="float" office:value="240" calcext:value-type="float">
            <text:p>240</text:p>
          </table:table-cell>
          <table:table-cell table:formula="of:=OFFSET([.C$4];[.M122];0)" office:value-type="float" office:value="43749" calcext:value-type="float">
            <text:p>43749</text:p>
          </table:table-cell>
          <table:table-cell table:formula="of:=[.L122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20:51:12.421272" calcext:value-type="date">
            <text:p>2019-10-09 20:51:12</text:p>
          </table:table-cell>
          <table:table-cell table:style-name="ce7" table:formula="of:=[.A123]" office:value-type="date" office:date-value="2019-10-09T20:51:12.421272" calcext:value-type="date">
            <text:p>2019-10-09 20:51:12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20:51:12.42127214558" calcext:value-type="date">
            <text:p>12/30/99 08:51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=0;[.G122]+2+1/[.$H$2];[.G122]+1/[.$H$2])" office:value-type="float" office:value="2" calcext:value-type="float">
            <text:p>2</text:p>
          </table:table-cell>
          <table:table-cell table:number-columns-repeated="4"/>
          <table:table-cell table:formula="of:=SUM(MOD(SUM([.L122]-[.L$2];[.T$2]);[.R$2]-[.L$2]);[.L$2])" office:value-type="time" office:time-value="PT22H20M00S" calcext:value-type="time">
            <text:p>22:20:00</text:p>
          </table:table-cell>
          <table:table-cell table:formula="of:=IF([.L123]&lt;[.L122];[.M122]+[.H$2];[.M122])" office:value-type="float" office:value="240" calcext:value-type="float">
            <text:p>240</text:p>
          </table:table-cell>
          <table:table-cell table:formula="of:=OFFSET([.C$4];[.M123];0)" office:value-type="float" office:value="43749" calcext:value-type="float">
            <text:p>43749</text:p>
          </table:table-cell>
          <table:table-cell table:formula="of:=[.L123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23];0)&lt;=[.O1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20:51:00.151479" calcext:value-type="date">
            <text:p>2019-10-09 20:51:00</text:p>
          </table:table-cell>
          <table:table-cell table:style-name="ce7" table:formula="of:=[.A124]" office:value-type="date" office:date-value="2019-10-09T20:51:00.151479" calcext:value-type="date">
            <text:p>2019-10-09 20:51:00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20:51:00.15147850849" calcext:value-type="date">
            <text:p>12/30/99 08:51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=0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formula="of:=SUM(MOD(SUM([.L123]-[.L$2];[.T$2]);[.R$2]-[.L$2]);[.L$2])" office:value-type="time" office:time-value="PT22H30M00S" calcext:value-type="time">
            <text:p>22:30:00</text:p>
          </table:table-cell>
          <table:table-cell table:formula="of:=IF([.L124]&lt;[.L123];[.M123]+[.H$2];[.M123])" office:value-type="float" office:value="240" calcext:value-type="float">
            <text:p>240</text:p>
          </table:table-cell>
          <table:table-cell table:formula="of:=OFFSET([.C$4];[.M124];0)" office:value-type="float" office:value="43749" calcext:value-type="float">
            <text:p>43749</text:p>
          </table:table-cell>
          <table:table-cell table:formula="of:=[.L124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124];0)&lt;=[.O1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20:58:47.683035" calcext:value-type="date">
            <text:p>2019-10-09 20:58:48</text:p>
          </table:table-cell>
          <table:table-cell table:style-name="ce7" table:formula="of:=[.A125]" office:value-type="date" office:date-value="2019-10-09T20:58:47.683035" calcext:value-type="date">
            <text:p>2019-10-09 20:58:48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20:58:47.68303533085" calcext:value-type="date">
            <text:p>12/30/99 08:58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=0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formula="of:=SUM(MOD(SUM([.L124]-[.L$2];[.T$2]);[.R$2]-[.L$2]);[.L$2])" office:value-type="time" office:time-value="PT22H40M00S" calcext:value-type="time">
            <text:p>22:40:00</text:p>
          </table:table-cell>
          <table:table-cell table:formula="of:=IF([.L125]&lt;[.L124];[.M124]+[.H$2];[.M124])" office:value-type="float" office:value="240" calcext:value-type="float">
            <text:p>240</text:p>
          </table:table-cell>
          <table:table-cell table:formula="of:=OFFSET([.C$4];[.M125];0)" office:value-type="float" office:value="43749" calcext:value-type="float">
            <text:p>43749</text:p>
          </table:table-cell>
          <table:table-cell table:formula="of:=[.L125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5];0)&lt;=[.O1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20:42:50.105744" calcext:value-type="date">
            <text:p>2019-10-09 20:42:50</text:p>
          </table:table-cell>
          <table:table-cell table:style-name="ce7" table:formula="of:=[.A126]" office:value-type="date" office:date-value="2019-10-09T20:42:50.105744" calcext:value-type="date">
            <text:p>2019-10-09 20:42:50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20:42:50.10574399028" calcext:value-type="date">
            <text:p>12/30/99 08:42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=0;[.G125]+2+1/[.$H$2];[.G125]+1/[.$H$2])" office:value-type="float" office:value="2.05" calcext:value-type="float">
            <text:p>2,05</text:p>
          </table:table-cell>
          <table:table-cell table:number-columns-repeated="4"/>
          <table:table-cell table:formula="of:=SUM(MOD(SUM([.L125]-[.L$2];[.T$2]);[.R$2]-[.L$2]);[.L$2])" office:value-type="time" office:time-value="PT22H50M00S" calcext:value-type="time">
            <text:p>22:50:00</text:p>
          </table:table-cell>
          <table:table-cell table:formula="of:=IF([.L126]&lt;[.L125];[.M125]+[.H$2];[.M125])" office:value-type="float" office:value="240" calcext:value-type="float">
            <text:p>240</text:p>
          </table:table-cell>
          <table:table-cell table:formula="of:=OFFSET([.C$4];[.M126];0)" office:value-type="float" office:value="43749" calcext:value-type="float">
            <text:p>43749</text:p>
          </table:table-cell>
          <table:table-cell table:formula="of:=[.L126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6];0)&lt;=[.O1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20:55:59.511395" calcext:value-type="date">
            <text:p>2019-10-09 20:56:00</text:p>
          </table:table-cell>
          <table:table-cell table:style-name="ce7" table:formula="of:=[.A127]" office:value-type="date" office:date-value="2019-10-09T20:55:59.511395" calcext:value-type="date">
            <text:p>2019-10-09 20:56:00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20:55:59.51139545068" calcext:value-type="date">
            <text:p>12/30/99 08:56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=0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formula="of:=SUM(MOD(SUM([.L126]-[.L$2];[.T$2]);[.R$2]-[.L$2]);[.L$2])" office:value-type="time" office:time-value="PT23H00M00S" calcext:value-type="time">
            <text:p>23:00:00</text:p>
          </table:table-cell>
          <table:table-cell table:formula="of:=IF([.L127]&lt;[.L126];[.M126]+[.H$2];[.M126])" office:value-type="float" office:value="240" calcext:value-type="float">
            <text:p>240</text:p>
          </table:table-cell>
          <table:table-cell table:formula="of:=OFFSET([.C$4];[.M127];0)" office:value-type="float" office:value="43749" calcext:value-type="float">
            <text:p>43749</text:p>
          </table:table-cell>
          <table:table-cell table:formula="of:=[.L127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7];0)&lt;=[.O1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21:02:24.718636" calcext:value-type="date">
            <text:p>2019-10-09 21:02:25</text:p>
          </table:table-cell>
          <table:table-cell table:style-name="ce7" table:formula="of:=[.A128]" office:value-type="date" office:date-value="2019-10-09T21:02:24.718636" calcext:value-type="date">
            <text:p>2019-10-09 21:02:25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21:02:24.71863580402" calcext:value-type="date">
            <text:p>12/30/99 09:02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=0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formula="of:=SUM(MOD(SUM([.L127]-[.L$2];[.T$2]);[.R$2]-[.L$2]);[.L$2])" office:value-type="time" office:time-value="PT23H10M00S" calcext:value-type="time">
            <text:p>23:10:00</text:p>
          </table:table-cell>
          <table:table-cell table:formula="of:=IF([.L128]&lt;[.L127];[.M127]+[.H$2];[.M127])" office:value-type="float" office:value="240" calcext:value-type="float">
            <text:p>240</text:p>
          </table:table-cell>
          <table:table-cell table:formula="of:=OFFSET([.C$4];[.M128];0)" office:value-type="float" office:value="43749" calcext:value-type="float">
            <text:p>43749</text:p>
          </table:table-cell>
          <table:table-cell table:formula="of:=[.L128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8];0)&lt;=[.O1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21:03:17.007362" calcext:value-type="date">
            <text:p>2019-10-09 21:03:17</text:p>
          </table:table-cell>
          <table:table-cell table:style-name="ce7" table:formula="of:=[.A129]" office:value-type="date" office:date-value="2019-10-09T21:03:17.007362" calcext:value-type="date">
            <text:p>2019-10-09 21:03:17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21:03:17.00736156665" calcext:value-type="date">
            <text:p>12/30/99 09:03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=0;[.G128]+2+1/[.$H$2];[.G128]+1/[.$H$2])" office:value-type="float" office:value="2.1" calcext:value-type="float">
            <text:p>2,1</text:p>
          </table:table-cell>
          <table:table-cell table:number-columns-repeated="4"/>
          <table:table-cell table:formula="of:=SUM(MOD(SUM([.L128]-[.L$2];[.T$2]);[.R$2]-[.L$2]);[.L$2])" office:value-type="time" office:time-value="PT23H20M00S" calcext:value-type="time">
            <text:p>23:20:00</text:p>
          </table:table-cell>
          <table:table-cell table:formula="of:=IF([.L129]&lt;[.L128];[.M128]+[.H$2];[.M128])" office:value-type="float" office:value="240" calcext:value-type="float">
            <text:p>240</text:p>
          </table:table-cell>
          <table:table-cell table:formula="of:=OFFSET([.C$4];[.M129];0)" office:value-type="float" office:value="43749" calcext:value-type="float">
            <text:p>43749</text:p>
          </table:table-cell>
          <table:table-cell table:formula="of:=[.L129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29];0)&lt;=[.O1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21:07:40.720865" calcext:value-type="date">
            <text:p>2019-10-09 21:07:41</text:p>
          </table:table-cell>
          <table:table-cell table:style-name="ce7" table:formula="of:=[.A130]" office:value-type="date" office:date-value="2019-10-09T21:07:40.720865" calcext:value-type="date">
            <text:p>2019-10-09 21:07:41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21:07:40.72086528875" calcext:value-type="date">
            <text:p>12/30/99 09:07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=0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formula="of:=SUM(MOD(SUM([.L129]-[.L$2];[.T$2]);[.R$2]-[.L$2]);[.L$2])" office:value-type="time" office:time-value="PT23H30M00S" calcext:value-type="time">
            <text:p>23:30:00</text:p>
          </table:table-cell>
          <table:table-cell table:formula="of:=IF([.L130]&lt;[.L129];[.M129]+[.H$2];[.M129])" office:value-type="float" office:value="240" calcext:value-type="float">
            <text:p>240</text:p>
          </table:table-cell>
          <table:table-cell table:formula="of:=OFFSET([.C$4];[.M130];0)" office:value-type="float" office:value="43749" calcext:value-type="float">
            <text:p>43749</text:p>
          </table:table-cell>
          <table:table-cell table:formula="of:=[.L130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0];0)&lt;=[.O1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20:35:53.709582" calcext:value-type="date">
            <text:p>2019-10-09 20:35:54</text:p>
          </table:table-cell>
          <table:table-cell table:style-name="ce7" table:formula="of:=[.A131]" office:value-type="date" office:date-value="2019-10-09T20:35:53.709582" calcext:value-type="date">
            <text:p>2019-10-09 20:35:54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20:35:53.70958170388" calcext:value-type="date">
            <text:p>12/30/99 08:35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=0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formula="of:=SUM(MOD(SUM([.L130]-[.L$2];[.T$2]);[.R$2]-[.L$2]);[.L$2])" office:value-type="time" office:time-value="PT23H40M00S" calcext:value-type="time">
            <text:p>23:40:00</text:p>
          </table:table-cell>
          <table:table-cell table:formula="of:=IF([.L131]&lt;[.L130];[.M130]+[.H$2];[.M130])" office:value-type="float" office:value="240" calcext:value-type="float">
            <text:p>240</text:p>
          </table:table-cell>
          <table:table-cell table:formula="of:=OFFSET([.C$4];[.M131];0)" office:value-type="float" office:value="43749" calcext:value-type="float">
            <text:p>43749</text:p>
          </table:table-cell>
          <table:table-cell table:formula="of:=[.L131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20:41:41.476562" calcext:value-type="date">
            <text:p>2019-10-09 20:41:41</text:p>
          </table:table-cell>
          <table:table-cell table:style-name="ce7" table:formula="of:=[.A132]" office:value-type="date" office:date-value="2019-10-09T20:41:41.476562" calcext:value-type="date">
            <text:p>2019-10-09 20:41:41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20:41:41.4765616972" calcext:value-type="date">
            <text:p>12/30/99 08:41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=0;[.G131]+2+1/[.$H$2];[.G131]+1/[.$H$2])" office:value-type="float" office:value="2.15" calcext:value-type="float">
            <text:p>2,15</text:p>
          </table:table-cell>
          <table:table-cell table:number-columns-repeated="4"/>
          <table:table-cell table:formula="of:=SUM(MOD(SUM([.L131]-[.L$2];[.T$2]);[.R$2]-[.L$2]);[.L$2])" office:value-type="time" office:time-value="PT23H50M00S" calcext:value-type="time">
            <text:p>23:50:00</text:p>
          </table:table-cell>
          <table:table-cell table:formula="of:=IF([.L132]&lt;[.L131];[.M131]+[.H$2];[.M131])" office:value-type="float" office:value="240" calcext:value-type="float">
            <text:p>240</text:p>
          </table:table-cell>
          <table:table-cell table:formula="of:=OFFSET([.C$4];[.M132];0)" office:value-type="float" office:value="43749" calcext:value-type="float">
            <text:p>43749</text:p>
          </table:table-cell>
          <table:table-cell table:formula="of:=[.L132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20:38:46.300331" calcext:value-type="date">
            <text:p>2019-10-09 20:38:46</text:p>
          </table:table-cell>
          <table:table-cell table:style-name="ce7" table:formula="of:=[.A133]" office:value-type="date" office:date-value="2019-10-09T20:38:46.300331" calcext:value-type="date">
            <text:p>2019-10-09 20:38:46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20:38:46.30033108871" calcext:value-type="date">
            <text:p>12/30/99 08:38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=0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formula="of:=SUM(MOD(SUM([.L132]-[.L$2];[.T$2]);[.R$2]-[.L$2]);[.L$2])" office:value-type="time" office:time-value="PT19H40M00S" calcext:value-type="time">
            <text:p>19:40:00</text:p>
          </table:table-cell>
          <table:table-cell table:formula="of:=IF([.L133]&lt;[.L132];[.M132]+[.H$2];[.M132])" office:value-type="float" office:value="300" calcext:value-type="float">
            <text:p>300</text:p>
          </table:table-cell>
          <table:table-cell table:formula="of:=OFFSET([.C$4];[.M133];0)" office:value-type="float" office:value="43750" calcext:value-type="float">
            <text:p>43750</text:p>
          </table:table-cell>
          <table:table-cell table:formula="of:=[.L133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33];0)&lt;=[.O1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20:46:43.682482" calcext:value-type="date">
            <text:p>2019-10-09 20:46:44</text:p>
          </table:table-cell>
          <table:table-cell table:style-name="ce7" table:formula="of:=[.A134]" office:value-type="date" office:date-value="2019-10-09T20:46:43.682482" calcext:value-type="date">
            <text:p>2019-10-09 20:46:44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20:46:43.68248198647" calcext:value-type="date">
            <text:p>12/30/99 08:46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=0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formula="of:=SUM(MOD(SUM([.L133]-[.L$2];[.T$2]);[.R$2]-[.L$2]);[.L$2])" office:value-type="time" office:time-value="PT19H50M00S" calcext:value-type="time">
            <text:p>19:50:00</text:p>
          </table:table-cell>
          <table:table-cell table:formula="of:=IF([.L134]&lt;[.L133];[.M133]+[.H$2];[.M133])" office:value-type="float" office:value="300" calcext:value-type="float">
            <text:p>300</text:p>
          </table:table-cell>
          <table:table-cell table:formula="of:=OFFSET([.C$4];[.M134];0)" office:value-type="float" office:value="43750" calcext:value-type="float">
            <text:p>43750</text:p>
          </table:table-cell>
          <table:table-cell table:formula="of:=[.L134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4];0)&lt;=[.O1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21:03:49.105737" calcext:value-type="date">
            <text:p>2019-10-09 21:03:49</text:p>
          </table:table-cell>
          <table:table-cell table:style-name="ce7" table:formula="of:=[.A135]" office:value-type="date" office:date-value="2019-10-09T21:03:49.105737" calcext:value-type="date">
            <text:p>2019-10-09 21:03:49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21:03:49.10573717672" calcext:value-type="date">
            <text:p>12/30/99 09:03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=0;[.G134]+2+1/[.$H$2];[.G134]+1/[.$H$2])" office:value-type="float" office:value="2.2" calcext:value-type="float">
            <text:p>2,2</text:p>
          </table:table-cell>
          <table:table-cell table:number-columns-repeated="4"/>
          <table:table-cell table:formula="of:=SUM(MOD(SUM([.L134]-[.L$2];[.T$2]);[.R$2]-[.L$2]);[.L$2])" office:value-type="time" office:time-value="PT20H00M00S" calcext:value-type="time">
            <text:p>20:00:00</text:p>
          </table:table-cell>
          <table:table-cell table:formula="of:=IF([.L135]&lt;[.L134];[.M134]+[.H$2];[.M134])" office:value-type="float" office:value="300" calcext:value-type="float">
            <text:p>300</text:p>
          </table:table-cell>
          <table:table-cell table:formula="of:=OFFSET([.C$4];[.M135];0)" office:value-type="float" office:value="43750" calcext:value-type="float">
            <text:p>43750</text:p>
          </table:table-cell>
          <table:table-cell table:formula="of:=[.L135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35];0)&lt;=[.O1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20:45:12.636153" calcext:value-type="date">
            <text:p>2019-10-09 20:45:13</text:p>
          </table:table-cell>
          <table:table-cell table:style-name="ce7" table:formula="of:=[.A136]" office:value-type="date" office:date-value="2019-10-09T20:45:12.636153" calcext:value-type="date">
            <text:p>2019-10-09 20:45:13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20:45:12.63615300413" calcext:value-type="date">
            <text:p>12/30/99 08:45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=0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formula="of:=SUM(MOD(SUM([.L135]-[.L$2];[.T$2]);[.R$2]-[.L$2]);[.L$2])" office:value-type="time" office:time-value="PT20H10M00S" calcext:value-type="time">
            <text:p>20:10:00</text:p>
          </table:table-cell>
          <table:table-cell table:formula="of:=IF([.L136]&lt;[.L135];[.M135]+[.H$2];[.M135])" office:value-type="float" office:value="300" calcext:value-type="float">
            <text:p>300</text:p>
          </table:table-cell>
          <table:table-cell table:formula="of:=OFFSET([.C$4];[.M136];0)" office:value-type="float" office:value="43750" calcext:value-type="float">
            <text:p>43750</text:p>
          </table:table-cell>
          <table:table-cell table:formula="of:=[.L136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36];0)&lt;=[.O1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20:53:11.854652" calcext:value-type="date">
            <text:p>2019-10-09 20:53:12</text:p>
          </table:table-cell>
          <table:table-cell table:style-name="ce7" table:formula="of:=[.A137]" office:value-type="date" office:date-value="2019-10-09T20:53:11.854652" calcext:value-type="date">
            <text:p>2019-10-09 20:53:12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20:53:11.85465232003" calcext:value-type="date">
            <text:p>12/30/99 08:53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=0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formula="of:=SUM(MOD(SUM([.L136]-[.L$2];[.T$2]);[.R$2]-[.L$2]);[.L$2])" office:value-type="time" office:time-value="PT20H20M00S" calcext:value-type="time">
            <text:p>20:20:00</text:p>
          </table:table-cell>
          <table:table-cell table:formula="of:=IF([.L137]&lt;[.L136];[.M136]+[.H$2];[.M136])" office:value-type="float" office:value="300" calcext:value-type="float">
            <text:p>300</text:p>
          </table:table-cell>
          <table:table-cell table:formula="of:=OFFSET([.C$4];[.M137];0)" office:value-type="float" office:value="43750" calcext:value-type="float">
            <text:p>43750</text:p>
          </table:table-cell>
          <table:table-cell table:formula="of:=[.L137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7];0)&lt;=[.O1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20:46:40.557371" calcext:value-type="date">
            <text:p>2019-10-09 20:46:41</text:p>
          </table:table-cell>
          <table:table-cell table:style-name="ce7" table:formula="of:=[.A138]" office:value-type="date" office:date-value="2019-10-09T20:46:40.557371" calcext:value-type="date">
            <text:p>2019-10-09 20:46:41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20:46:40.55737132207" calcext:value-type="date">
            <text:p>12/30/99 08:46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=0;[.G137]+2+1/[.$H$2];[.G137]+1/[.$H$2])" office:value-type="float" office:value="2.25" calcext:value-type="float">
            <text:p>2,25</text:p>
          </table:table-cell>
          <table:table-cell table:number-columns-repeated="4"/>
          <table:table-cell table:formula="of:=SUM(MOD(SUM([.L137]-[.L$2];[.T$2]);[.R$2]-[.L$2]);[.L$2])" office:value-type="time" office:time-value="PT20H30M00S" calcext:value-type="time">
            <text:p>20:30:00</text:p>
          </table:table-cell>
          <table:table-cell table:formula="of:=IF([.L138]&lt;[.L137];[.M137]+[.H$2];[.M137])" office:value-type="float" office:value="300" calcext:value-type="float">
            <text:p>300</text:p>
          </table:table-cell>
          <table:table-cell table:formula="of:=OFFSET([.C$4];[.M138];0)" office:value-type="float" office:value="43750" calcext:value-type="float">
            <text:p>43750</text:p>
          </table:table-cell>
          <table:table-cell table:formula="of:=[.L138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8];0)&lt;=[.O1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20:55:27.755658" calcext:value-type="date">
            <text:p>2019-10-09 20:55:28</text:p>
          </table:table-cell>
          <table:table-cell table:style-name="ce7" table:formula="of:=[.A139]" office:value-type="date" office:date-value="2019-10-09T20:55:27.755658" calcext:value-type="date">
            <text:p>2019-10-09 20:55:28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20:55:27.75565779302" calcext:value-type="date">
            <text:p>12/30/99 08:55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=0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formula="of:=SUM(MOD(SUM([.L138]-[.L$2];[.T$2]);[.R$2]-[.L$2]);[.L$2])" office:value-type="time" office:time-value="PT20H40M00S" calcext:value-type="time">
            <text:p>20:40:00</text:p>
          </table:table-cell>
          <table:table-cell table:formula="of:=IF([.L139]&lt;[.L138];[.M138]+[.H$2];[.M138])" office:value-type="float" office:value="300" calcext:value-type="float">
            <text:p>300</text:p>
          </table:table-cell>
          <table:table-cell table:formula="of:=OFFSET([.C$4];[.M139];0)" office:value-type="float" office:value="43750" calcext:value-type="float">
            <text:p>43750</text:p>
          </table:table-cell>
          <table:table-cell table:formula="of:=[.L139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9];0)&lt;=[.O1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20:59:18.084717" calcext:value-type="date">
            <text:p>2019-10-09 20:59:18</text:p>
          </table:table-cell>
          <table:table-cell table:style-name="ce7" table:formula="of:=[.A140]" office:value-type="date" office:date-value="2019-10-09T20:59:18.084717" calcext:value-type="date">
            <text:p>2019-10-09 20:59:18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20:59:18.08471739292" calcext:value-type="date">
            <text:p>12/30/99 08:59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=0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formula="of:=SUM(MOD(SUM([.L139]-[.L$2];[.T$2]);[.R$2]-[.L$2]);[.L$2])" office:value-type="time" office:time-value="PT20H50M00S" calcext:value-type="time">
            <text:p>20:50:00</text:p>
          </table:table-cell>
          <table:table-cell table:formula="of:=IF([.L140]&lt;[.L139];[.M139]+[.H$2];[.M139])" office:value-type="float" office:value="300" calcext:value-type="float">
            <text:p>300</text:p>
          </table:table-cell>
          <table:table-cell table:formula="of:=OFFSET([.C$4];[.M140];0)" office:value-type="float" office:value="43750" calcext:value-type="float">
            <text:p>43750</text:p>
          </table:table-cell>
          <table:table-cell table:formula="of:=[.L140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40];0)&lt;=[.O1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20:41:24.300031" calcext:value-type="date">
            <text:p>2019-10-09 20:41:24</text:p>
          </table:table-cell>
          <table:table-cell table:style-name="ce7" table:formula="of:=[.A141]" office:value-type="date" office:date-value="2019-10-09T20:41:24.300031" calcext:value-type="date">
            <text:p>2019-10-09 20:41:24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20:41:24.3000310706" calcext:value-type="date">
            <text:p>12/30/99 08:41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=0;[.G140]+2+1/[.$H$2];[.G140]+1/[.$H$2])" office:value-type="float" office:value="2.3" calcext:value-type="float">
            <text:p>2,3</text:p>
          </table:table-cell>
          <table:table-cell table:number-columns-repeated="4"/>
          <table:table-cell table:formula="of:=SUM(MOD(SUM([.L140]-[.L$2];[.T$2]);[.R$2]-[.L$2]);[.L$2])" office:value-type="time" office:time-value="PT21H00M00S" calcext:value-type="time">
            <text:p>21:00:00</text:p>
          </table:table-cell>
          <table:table-cell table:formula="of:=IF([.L141]&lt;[.L140];[.M140]+[.H$2];[.M140])" office:value-type="float" office:value="300" calcext:value-type="float">
            <text:p>300</text:p>
          </table:table-cell>
          <table:table-cell table:formula="of:=OFFSET([.C$4];[.M141];0)" office:value-type="float" office:value="43750" calcext:value-type="float">
            <text:p>43750</text:p>
          </table:table-cell>
          <table:table-cell table:formula="of:=[.L141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41];0)&lt;=[.O1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20:48:55.966837" calcext:value-type="date">
            <text:p>2019-10-09 20:48:56</text:p>
          </table:table-cell>
          <table:table-cell table:style-name="ce7" table:formula="of:=[.A142]" office:value-type="date" office:date-value="2019-10-09T20:48:55.966837" calcext:value-type="date">
            <text:p>2019-10-09 20:48:56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20:48:55.96683726646" calcext:value-type="date">
            <text:p>12/30/99 08:48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=0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formula="of:=SUM(MOD(SUM([.L141]-[.L$2];[.T$2]);[.R$2]-[.L$2]);[.L$2])" office:value-type="time" office:time-value="PT21H10M00S" calcext:value-type="time">
            <text:p>21:10:00</text:p>
          </table:table-cell>
          <table:table-cell table:formula="of:=IF([.L142]&lt;[.L141];[.M141]+[.H$2];[.M141])" office:value-type="float" office:value="300" calcext:value-type="float">
            <text:p>300</text:p>
          </table:table-cell>
          <table:table-cell table:formula="of:=OFFSET([.C$4];[.M142];0)" office:value-type="float" office:value="43750" calcext:value-type="float">
            <text:p>43750</text:p>
          </table:table-cell>
          <table:table-cell table:formula="of:=[.L142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42];0)&lt;=[.O1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20:57:00.289752" calcext:value-type="date">
            <text:p>2019-10-09 20:57:00</text:p>
          </table:table-cell>
          <table:table-cell table:style-name="ce7" table:formula="of:=[.A143]" office:value-type="date" office:date-value="2019-10-09T20:57:00.289752" calcext:value-type="date">
            <text:p>2019-10-09 20:57:00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20:57:00.28975153808" calcext:value-type="date">
            <text:p>12/30/99 08:57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=0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142]-[.L$2];[.T$2]);[.R$2]-[.L$2]);[.L$2])" office:value-type="time" office:time-value="PT21H20M00S" calcext:value-type="time">
            <text:p>21:20:00</text:p>
          </table:table-cell>
          <table:table-cell table:formula="of:=IF([.L143]&lt;[.L142];[.M142]+[.H$2];[.M142])" office:value-type="float" office:value="300" calcext:value-type="float">
            <text:p>300</text:p>
          </table:table-cell>
          <table:table-cell table:formula="of:=OFFSET([.C$4];[.M143];0)" office:value-type="float" office:value="43750" calcext:value-type="float">
            <text:p>43750</text:p>
          </table:table-cell>
          <table:table-cell table:formula="of:=[.L143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20:59:47.614727" calcext:value-type="date">
            <text:p>2019-10-09 20:59:48</text:p>
          </table:table-cell>
          <table:table-cell table:style-name="ce7" table:formula="of:=[.A144]" office:value-type="date" office:date-value="2019-10-09T20:59:47.614727" calcext:value-type="date">
            <text:p>2019-10-09 20:59:48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20:59:47.61472720653" calcext:value-type="date">
            <text:p>12/30/99 08:59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=0;[.G143]+2+1/[.$H$2];[.G143]+1/[.$H$2])" office:value-type="float" office:value="2.35" calcext:value-type="float">
            <text:p>2,35</text:p>
          </table:table-cell>
          <table:table-cell table:number-columns-repeated="4"/>
          <table:table-cell table:formula="of:=SUM(MOD(SUM([.L143]-[.L$2];[.T$2]);[.R$2]-[.L$2]);[.L$2])" office:value-type="time" office:time-value="PT21H30M00S" calcext:value-type="time">
            <text:p>21:30:00</text:p>
          </table:table-cell>
          <table:table-cell table:formula="of:=IF([.L144]&lt;[.L143];[.M143]+[.H$2];[.M143])" office:value-type="float" office:value="300" calcext:value-type="float">
            <text:p>300</text:p>
          </table:table-cell>
          <table:table-cell table:formula="of:=OFFSET([.C$4];[.M144];0)" office:value-type="float" office:value="43750" calcext:value-type="float">
            <text:p>43750</text:p>
          </table:table-cell>
          <table:table-cell table:formula="of:=[.L144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20:30:43.737312" calcext:value-type="date">
            <text:p>2019-10-09 20:30:44</text:p>
          </table:table-cell>
          <table:table-cell table:style-name="ce7" table:formula="of:=[.A145]" office:value-type="date" office:date-value="2019-10-09T20:30:43.737312" calcext:value-type="date">
            <text:p>2019-10-09 20:30:44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20:30:43.73731222004" calcext:value-type="date">
            <text:p>12/30/99 08:30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=0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formula="of:=SUM(MOD(SUM([.L144]-[.L$2];[.T$2]);[.R$2]-[.L$2]);[.L$2])" office:value-type="time" office:time-value="PT21H40M00S" calcext:value-type="time">
            <text:p>21:40:00</text:p>
          </table:table-cell>
          <table:table-cell table:formula="of:=IF([.L145]&lt;[.L144];[.M144]+[.H$2];[.M144])" office:value-type="float" office:value="300" calcext:value-type="float">
            <text:p>300</text:p>
          </table:table-cell>
          <table:table-cell table:formula="of:=OFFSET([.C$4];[.M145];0)" office:value-type="float" office:value="43750" calcext:value-type="float">
            <text:p>43750</text:p>
          </table:table-cell>
          <table:table-cell table:formula="of:=[.L145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21:17:55.528599" calcext:value-type="date">
            <text:p>2019-10-09 21:17:56</text:p>
          </table:table-cell>
          <table:table-cell table:style-name="ce7" table:formula="of:=[.A146]" office:value-type="date" office:date-value="2019-10-09T21:17:55.528599" calcext:value-type="date">
            <text:p>2019-10-09 21:17:56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21:17:55.52859911229" calcext:value-type="date">
            <text:p>12/30/99 09:17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=0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formula="of:=SUM(MOD(SUM([.L145]-[.L$2];[.T$2]);[.R$2]-[.L$2]);[.L$2])" office:value-type="time" office:time-value="PT21H50M00S" calcext:value-type="time">
            <text:p>21:50:00</text:p>
          </table:table-cell>
          <table:table-cell table:formula="of:=IF([.L146]&lt;[.L145];[.M145]+[.H$2];[.M145])" office:value-type="float" office:value="300" calcext:value-type="float">
            <text:p>300</text:p>
          </table:table-cell>
          <table:table-cell table:formula="of:=OFFSET([.C$4];[.M146];0)" office:value-type="float" office:value="43750" calcext:value-type="float">
            <text:p>43750</text:p>
          </table:table-cell>
          <table:table-cell table:formula="of:=[.L146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21:03:31.44524" calcext:value-type="date">
            <text:p>2019-10-09 21:03:31</text:p>
          </table:table-cell>
          <table:table-cell table:style-name="ce7" table:formula="of:=[.A147]" office:value-type="date" office:date-value="2019-10-09T21:03:31.44524" calcext:value-type="date">
            <text:p>2019-10-09 21:03:31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21:03:31.44524028059" calcext:value-type="date">
            <text:p>12/30/99 09:03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=0;[.G146]+2+1/[.$H$2];[.G146]+1/[.$H$2])" office:value-type="float" office:value="2.4" calcext:value-type="float">
            <text:p>2,4</text:p>
          </table:table-cell>
          <table:table-cell table:number-columns-repeated="4"/>
          <table:table-cell table:formula="of:=SUM(MOD(SUM([.L146]-[.L$2];[.T$2]);[.R$2]-[.L$2]);[.L$2])" office:value-type="time" office:time-value="PT22H00M00S" calcext:value-type="time">
            <text:p>22:00:00</text:p>
          </table:table-cell>
          <table:table-cell table:formula="of:=IF([.L147]&lt;[.L146];[.M146]+[.H$2];[.M146])" office:value-type="float" office:value="300" calcext:value-type="float">
            <text:p>300</text:p>
          </table:table-cell>
          <table:table-cell table:formula="of:=OFFSET([.C$4];[.M147];0)" office:value-type="float" office:value="43750" calcext:value-type="float">
            <text:p>43750</text:p>
          </table:table-cell>
          <table:table-cell table:formula="of:=[.L147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7];0)&lt;=[.O1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20:59:53.382664" calcext:value-type="date">
            <text:p>2019-10-09 20:59:53</text:p>
          </table:table-cell>
          <table:table-cell table:style-name="ce7" table:formula="of:=[.A148]" office:value-type="date" office:date-value="2019-10-09T20:59:53.382664" calcext:value-type="date">
            <text:p>2019-10-09 20:59:53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20:59:53.38266388513" calcext:value-type="date">
            <text:p>12/30/99 08:59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=0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formula="of:=SUM(MOD(SUM([.L147]-[.L$2];[.T$2]);[.R$2]-[.L$2]);[.L$2])" office:value-type="time" office:time-value="PT22H10M00S" calcext:value-type="time">
            <text:p>22:10:00</text:p>
          </table:table-cell>
          <table:table-cell table:formula="of:=IF([.L148]&lt;[.L147];[.M147]+[.H$2];[.M147])" office:value-type="float" office:value="300" calcext:value-type="float">
            <text:p>300</text:p>
          </table:table-cell>
          <table:table-cell table:formula="of:=OFFSET([.C$4];[.M148];0)" office:value-type="float" office:value="43750" calcext:value-type="float">
            <text:p>43750</text:p>
          </table:table-cell>
          <table:table-cell table:formula="of:=[.L148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48];0)&lt;=[.O1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20:48:04.994122" calcext:value-type="date">
            <text:p>2019-10-09 20:48:05</text:p>
          </table:table-cell>
          <table:table-cell table:style-name="ce7" table:formula="of:=[.A149]" office:value-type="date" office:date-value="2019-10-09T20:48:04.994122" calcext:value-type="date">
            <text:p>2019-10-09 20:48:05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20:48:04.99412164092" calcext:value-type="date">
            <text:p>12/30/99 08:48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=0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148]-[.L$2];[.T$2]);[.R$2]-[.L$2]);[.L$2])" office:value-type="time" office:time-value="PT22H20M00S" calcext:value-type="time">
            <text:p>22:20:00</text:p>
          </table:table-cell>
          <table:table-cell table:formula="of:=IF([.L149]&lt;[.L148];[.M148]+[.H$2];[.M148])" office:value-type="float" office:value="300" calcext:value-type="float">
            <text:p>300</text:p>
          </table:table-cell>
          <table:table-cell table:formula="of:=OFFSET([.C$4];[.M149];0)" office:value-type="float" office:value="43750" calcext:value-type="float">
            <text:p>43750</text:p>
          </table:table-cell>
          <table:table-cell table:formula="of:=[.L149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49];0)&lt;=[.O1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21:19:37.524656" calcext:value-type="date">
            <text:p>2019-10-09 21:19:38</text:p>
          </table:table-cell>
          <table:table-cell table:style-name="ce7" table:formula="of:=[.A150]" office:value-type="date" office:date-value="2019-10-09T21:19:37.524656" calcext:value-type="date">
            <text:p>2019-10-09 21:19:38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21:19:37.5246555917" calcext:value-type="date">
            <text:p>12/30/99 09:19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=0;[.G149]+2+1/[.$H$2];[.G149]+1/[.$H$2])" office:value-type="float" office:value="2.45" calcext:value-type="float">
            <text:p>2,45</text:p>
          </table:table-cell>
          <table:table-cell table:number-columns-repeated="4"/>
          <table:table-cell table:formula="of:=SUM(MOD(SUM([.L149]-[.L$2];[.T$2]);[.R$2]-[.L$2]);[.L$2])" office:value-type="time" office:time-value="PT22H30M00S" calcext:value-type="time">
            <text:p>22:30:00</text:p>
          </table:table-cell>
          <table:table-cell table:formula="of:=IF([.L150]&lt;[.L149];[.M149]+[.H$2];[.M149])" office:value-type="float" office:value="300" calcext:value-type="float">
            <text:p>300</text:p>
          </table:table-cell>
          <table:table-cell table:formula="of:=OFFSET([.C$4];[.M150];0)" office:value-type="float" office:value="43750" calcext:value-type="float">
            <text:p>43750</text:p>
          </table:table-cell>
          <table:table-cell table:formula="of:=[.L150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150];0)&lt;=[.O1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20:47:27.462457" calcext:value-type="date">
            <text:p>2019-10-09 20:47:27</text:p>
          </table:table-cell>
          <table:table-cell table:style-name="ce7" table:formula="of:=[.A151]" office:value-type="date" office:date-value="2019-10-09T20:47:27.462457" calcext:value-type="date">
            <text:p>2019-10-09 20:47:27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20:47:27.46245662682" calcext:value-type="date">
            <text:p>12/30/99 08:47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=0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formula="of:=SUM(MOD(SUM([.L150]-[.L$2];[.T$2]);[.R$2]-[.L$2]);[.L$2])" office:value-type="time" office:time-value="PT22H40M00S" calcext:value-type="time">
            <text:p>22:40:00</text:p>
          </table:table-cell>
          <table:table-cell table:formula="of:=IF([.L151]&lt;[.L150];[.M150]+[.H$2];[.M150])" office:value-type="float" office:value="300" calcext:value-type="float">
            <text:p>300</text:p>
          </table:table-cell>
          <table:table-cell table:formula="of:=OFFSET([.C$4];[.M151];0)" office:value-type="float" office:value="43750" calcext:value-type="float">
            <text:p>43750</text:p>
          </table:table-cell>
          <table:table-cell table:formula="of:=[.L151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1];0)&lt;=[.O1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21:10:13.867209" calcext:value-type="date">
            <text:p>2019-10-09 21:10:14</text:p>
          </table:table-cell>
          <table:table-cell table:style-name="ce7" table:formula="of:=[.A152]" office:value-type="date" office:date-value="2019-10-09T21:10:13.867209" calcext:value-type="date">
            <text:p>2019-10-09 21:10:14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21:10:13.86720947921" calcext:value-type="date">
            <text:p>12/30/99 09:10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=0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formula="of:=SUM(MOD(SUM([.L151]-[.L$2];[.T$2]);[.R$2]-[.L$2]);[.L$2])" office:value-type="time" office:time-value="PT22H50M00S" calcext:value-type="time">
            <text:p>22:50:00</text:p>
          </table:table-cell>
          <table:table-cell table:formula="of:=IF([.L152]&lt;[.L151];[.M151]+[.H$2];[.M151])" office:value-type="float" office:value="300" calcext:value-type="float">
            <text:p>300</text:p>
          </table:table-cell>
          <table:table-cell table:formula="of:=OFFSET([.C$4];[.M152];0)" office:value-type="float" office:value="43750" calcext:value-type="float">
            <text:p>43750</text:p>
          </table:table-cell>
          <table:table-cell table:formula="of:=[.L152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2];0)&lt;=[.O1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20:44:00.990305" calcext:value-type="date">
            <text:p>2019-10-09 20:44:01</text:p>
          </table:table-cell>
          <table:table-cell table:style-name="ce7" table:formula="of:=[.A153]" office:value-type="date" office:date-value="2019-10-09T20:44:00.990305" calcext:value-type="date">
            <text:p>2019-10-09 20:44:01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20:44:00.99030469079" calcext:value-type="date">
            <text:p>12/30/99 08:44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=0;[.G152]+2+1/[.$H$2];[.G152]+1/[.$H$2])" office:value-type="float" office:value="2.5" calcext:value-type="float">
            <text:p>2,5</text:p>
          </table:table-cell>
          <table:table-cell table:number-columns-repeated="4"/>
          <table:table-cell table:formula="of:=SUM(MOD(SUM([.L152]-[.L$2];[.T$2]);[.R$2]-[.L$2]);[.L$2])" office:value-type="time" office:time-value="PT23H00M00S" calcext:value-type="time">
            <text:p>23:00:00</text:p>
          </table:table-cell>
          <table:table-cell table:formula="of:=IF([.L153]&lt;[.L152];[.M152]+[.H$2];[.M152])" office:value-type="float" office:value="300" calcext:value-type="float">
            <text:p>300</text:p>
          </table:table-cell>
          <table:table-cell table:formula="of:=OFFSET([.C$4];[.M153];0)" office:value-type="float" office:value="43750" calcext:value-type="float">
            <text:p>43750</text:p>
          </table:table-cell>
          <table:table-cell table:formula="of:=[.L153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3];0)&lt;=[.O1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20:48:43.436494" calcext:value-type="date">
            <text:p>2019-10-09 20:48:43</text:p>
          </table:table-cell>
          <table:table-cell table:style-name="ce7" table:formula="of:=[.A154]" office:value-type="date" office:date-value="2019-10-09T20:48:43.436494" calcext:value-type="date">
            <text:p>2019-10-09 20:48:43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20:48:43.43649384566" calcext:value-type="date">
            <text:p>12/30/99 08:48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=0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formula="of:=SUM(MOD(SUM([.L153]-[.L$2];[.T$2]);[.R$2]-[.L$2]);[.L$2])" office:value-type="time" office:time-value="PT23H10M00S" calcext:value-type="time">
            <text:p>23:10:00</text:p>
          </table:table-cell>
          <table:table-cell table:formula="of:=IF([.L154]&lt;[.L153];[.M153]+[.H$2];[.M153])" office:value-type="float" office:value="300" calcext:value-type="float">
            <text:p>300</text:p>
          </table:table-cell>
          <table:table-cell table:formula="of:=OFFSET([.C$4];[.M154];0)" office:value-type="float" office:value="43750" calcext:value-type="float">
            <text:p>43750</text:p>
          </table:table-cell>
          <table:table-cell table:formula="of:=[.L154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4];0)&lt;=[.O1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20:59:13.849533" calcext:value-type="date">
            <text:p>2019-10-09 20:59:14</text:p>
          </table:table-cell>
          <table:table-cell table:style-name="ce7" table:formula="of:=[.A155]" office:value-type="date" office:date-value="2019-10-09T20:59:13.849533" calcext:value-type="date">
            <text:p>2019-10-09 20:59:14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20:59:13.84953303728" calcext:value-type="date">
            <text:p>12/30/99 08:59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=0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154]-[.L$2];[.T$2]);[.R$2]-[.L$2]);[.L$2])" office:value-type="time" office:time-value="PT23H20M00S" calcext:value-type="time">
            <text:p>23:20:00</text:p>
          </table:table-cell>
          <table:table-cell table:formula="of:=IF([.L155]&lt;[.L154];[.M154]+[.H$2];[.M154])" office:value-type="float" office:value="300" calcext:value-type="float">
            <text:p>300</text:p>
          </table:table-cell>
          <table:table-cell table:formula="of:=OFFSET([.C$4];[.M155];0)" office:value-type="float" office:value="43750" calcext:value-type="float">
            <text:p>43750</text:p>
          </table:table-cell>
          <table:table-cell table:formula="of:=[.L155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55];0)&lt;=[.O1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21:10:58.469297" calcext:value-type="date">
            <text:p>2019-10-09 21:10:58</text:p>
          </table:table-cell>
          <table:table-cell table:style-name="ce7" table:formula="of:=[.A156]" office:value-type="date" office:date-value="2019-10-09T21:10:58.469297" calcext:value-type="date">
            <text:p>2019-10-09 21:10:58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21:10:58.46929731779" calcext:value-type="date">
            <text:p>12/30/99 09:10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=0;[.G155]+2+1/[.$H$2];[.G155]+1/[.$H$2])" office:value-type="float" office:value="2.55" calcext:value-type="float">
            <text:p>2,55</text:p>
          </table:table-cell>
          <table:table-cell table:number-columns-repeated="4"/>
          <table:table-cell table:formula="of:=SUM(MOD(SUM([.L155]-[.L$2];[.T$2]);[.R$2]-[.L$2]);[.L$2])" office:value-type="time" office:time-value="PT23H30M00S" calcext:value-type="time">
            <text:p>23:30:00</text:p>
          </table:table-cell>
          <table:table-cell table:formula="of:=IF([.L156]&lt;[.L155];[.M155]+[.H$2];[.M155])" office:value-type="float" office:value="300" calcext:value-type="float">
            <text:p>300</text:p>
          </table:table-cell>
          <table:table-cell table:formula="of:=OFFSET([.C$4];[.M156];0)" office:value-type="float" office:value="43750" calcext:value-type="float">
            <text:p>43750</text:p>
          </table:table-cell>
          <table:table-cell table:formula="of:=[.L156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56];0)&lt;=[.O1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20:59:09.00612" calcext:value-type="date">
            <text:p>2019-10-09 20:59:09</text:p>
          </table:table-cell>
          <table:table-cell table:style-name="ce7" table:formula="of:=[.A157]" office:value-type="date" office:date-value="2019-10-09T20:59:09.00612" calcext:value-type="date">
            <text:p>2019-10-09 20:59:09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20:59:09.0061198594" calcext:value-type="date">
            <text:p>12/30/99 08:59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=0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formula="of:=SUM(MOD(SUM([.L156]-[.L$2];[.T$2]);[.R$2]-[.L$2]);[.L$2])" office:value-type="time" office:time-value="PT23H40M00S" calcext:value-type="time">
            <text:p>23:40:00</text:p>
          </table:table-cell>
          <table:table-cell table:formula="of:=IF([.L157]&lt;[.L156];[.M156]+[.H$2];[.M156])" office:value-type="float" office:value="300" calcext:value-type="float">
            <text:p>300</text:p>
          </table:table-cell>
          <table:table-cell table:formula="of:=OFFSET([.C$4];[.M157];0)" office:value-type="float" office:value="43750" calcext:value-type="float">
            <text:p>43750</text:p>
          </table:table-cell>
          <table:table-cell table:formula="of:=[.L157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7];0)&lt;=[.O1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20:55:18.479773" calcext:value-type="date">
            <text:p>2019-10-09 20:55:18</text:p>
          </table:table-cell>
          <table:table-cell table:style-name="ce7" table:formula="of:=[.A158]" office:value-type="date" office:date-value="2019-10-09T20:55:18.479773" calcext:value-type="date">
            <text:p>2019-10-09 20:55:18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20:55:18.47977268044" calcext:value-type="date">
            <text:p>12/30/99 08:55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=0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formula="of:=SUM(MOD(SUM([.L157]-[.L$2];[.T$2]);[.R$2]-[.L$2]);[.L$2])" office:value-type="time" office:time-value="PT23H50M00S" calcext:value-type="time">
            <text:p>23:50:00</text:p>
          </table:table-cell>
          <table:table-cell table:formula="of:=IF([.L158]&lt;[.L157];[.M157]+[.H$2];[.M157])" office:value-type="float" office:value="300" calcext:value-type="float">
            <text:p>300</text:p>
          </table:table-cell>
          <table:table-cell table:formula="of:=OFFSET([.C$4];[.M158];0)" office:value-type="float" office:value="43750" calcext:value-type="float">
            <text:p>43750</text:p>
          </table:table-cell>
          <table:table-cell table:formula="of:=[.L158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58];0)&lt;=[.O1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20:55:11.045735" calcext:value-type="date">
            <text:p>2019-10-09 20:55:11</text:p>
          </table:table-cell>
          <table:table-cell table:style-name="ce7" table:formula="of:=[.A159]" office:value-type="date" office:date-value="2019-10-09T20:55:11.045735" calcext:value-type="date">
            <text:p>2019-10-09 20:55:11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20:55:11.04573472403" calcext:value-type="date">
            <text:p>12/30/99 08:55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=0;[.G158]+2+1/[.$H$2];[.G158]+1/[.$H$2])" office:value-type="float" office:value="2.6" calcext:value-type="float">
            <text:p>2,6</text:p>
          </table:table-cell>
          <table:table-cell table:number-columns-repeated="4"/>
          <table:table-cell table:formula="of:=SUM(MOD(SUM([.L158]-[.L$2];[.T$2]);[.R$2]-[.L$2]);[.L$2])" office:value-type="time" office:time-value="PT19H40M00S" calcext:value-type="time">
            <text:p>19:40:00</text:p>
          </table:table-cell>
          <table:table-cell table:formula="of:=IF([.L159]&lt;[.L158];[.M158]+[.H$2];[.M158])" office:value-type="float" office:value="360" calcext:value-type="float">
            <text:p>360</text:p>
          </table:table-cell>
          <table:table-cell table:formula="of:=OFFSET([.C$4];[.M159];0)" office:value-type="float" office:value="43751" calcext:value-type="float">
            <text:p>43751</text:p>
          </table:table-cell>
          <table:table-cell table:formula="of:=[.L159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9];0)&lt;=[.O1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21:06:06.527114" calcext:value-type="date">
            <text:p>2019-10-09 21:06:07</text:p>
          </table:table-cell>
          <table:table-cell table:style-name="ce7" table:formula="of:=[.A160]" office:value-type="date" office:date-value="2019-10-09T21:06:06.527114" calcext:value-type="date">
            <text:p>2019-10-09 21:06:07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21:06:06.5271144826" calcext:value-type="date">
            <text:p>12/30/99 09:06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=0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formula="of:=SUM(MOD(SUM([.L159]-[.L$2];[.T$2]);[.R$2]-[.L$2]);[.L$2])" office:value-type="time" office:time-value="PT19H50M00S" calcext:value-type="time">
            <text:p>19:50:00</text:p>
          </table:table-cell>
          <table:table-cell table:formula="of:=IF([.L160]&lt;[.L159];[.M159]+[.H$2];[.M159])" office:value-type="float" office:value="360" calcext:value-type="float">
            <text:p>360</text:p>
          </table:table-cell>
          <table:table-cell table:formula="of:=OFFSET([.C$4];[.M160];0)" office:value-type="float" office:value="43751" calcext:value-type="float">
            <text:p>43751</text:p>
          </table:table-cell>
          <table:table-cell table:formula="of:=[.L160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0];0)&lt;=[.O1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20:37:07.766436" calcext:value-type="date">
            <text:p>2019-10-09 20:37:08</text:p>
          </table:table-cell>
          <table:table-cell table:style-name="ce7" table:formula="of:=[.A161]" office:value-type="date" office:date-value="2019-10-09T20:37:07.766436" calcext:value-type="date">
            <text:p>2019-10-09 20:37:08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20:37:07.76643584948" calcext:value-type="date">
            <text:p>12/30/99 08:37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=0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160]-[.L$2];[.T$2]);[.R$2]-[.L$2]);[.L$2])" office:value-type="time" office:time-value="PT20H00M00S" calcext:value-type="time">
            <text:p>20:00:00</text:p>
          </table:table-cell>
          <table:table-cell table:formula="of:=IF([.L161]&lt;[.L160];[.M160]+[.H$2];[.M160])" office:value-type="float" office:value="360" calcext:value-type="float">
            <text:p>360</text:p>
          </table:table-cell>
          <table:table-cell table:formula="of:=OFFSET([.C$4];[.M161];0)" office:value-type="float" office:value="43751" calcext:value-type="float">
            <text:p>43751</text:p>
          </table:table-cell>
          <table:table-cell table:formula="of:=[.L161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61];0)&lt;=[.O1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20:33:45.429388" calcext:value-type="date">
            <text:p>2019-10-09 20:33:45</text:p>
          </table:table-cell>
          <table:table-cell table:style-name="ce7" table:formula="of:=[.A162]" office:value-type="date" office:date-value="2019-10-09T20:33:45.429388" calcext:value-type="date">
            <text:p>2019-10-09 20:33:45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20:33:45.42938771658" calcext:value-type="date">
            <text:p>12/30/99 08:33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=0;[.G161]+2+1/[.$H$2];[.G161]+1/[.$H$2])" office:value-type="float" office:value="2.65" calcext:value-type="float">
            <text:p>2,65</text:p>
          </table:table-cell>
          <table:table-cell table:number-columns-repeated="4"/>
          <table:table-cell table:formula="of:=SUM(MOD(SUM([.L161]-[.L$2];[.T$2]);[.R$2]-[.L$2]);[.L$2])" office:value-type="time" office:time-value="PT20H10M00S" calcext:value-type="time">
            <text:p>20:10:00</text:p>
          </table:table-cell>
          <table:table-cell table:formula="of:=IF([.L162]&lt;[.L161];[.M161]+[.H$2];[.M161])" office:value-type="float" office:value="360" calcext:value-type="float">
            <text:p>360</text:p>
          </table:table-cell>
          <table:table-cell table:formula="of:=OFFSET([.C$4];[.M162];0)" office:value-type="float" office:value="43751" calcext:value-type="float">
            <text:p>43751</text:p>
          </table:table-cell>
          <table:table-cell table:formula="of:=[.L162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62];0)&lt;=[.O1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21:02:24.157171" calcext:value-type="date">
            <text:p>2019-10-09 21:02:24</text:p>
          </table:table-cell>
          <table:table-cell table:style-name="ce7" table:formula="of:=[.A163]" office:value-type="date" office:date-value="2019-10-09T21:02:24.157171" calcext:value-type="date">
            <text:p>2019-10-09 21:02:24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21:02:24.15717108641" calcext:value-type="date">
            <text:p>12/30/99 09:02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=0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formula="of:=SUM(MOD(SUM([.L162]-[.L$2];[.T$2]);[.R$2]-[.L$2]);[.L$2])" office:value-type="time" office:time-value="PT20H20M00S" calcext:value-type="time">
            <text:p>20:20:00</text:p>
          </table:table-cell>
          <table:table-cell table:formula="of:=IF([.L163]&lt;[.L162];[.M162]+[.H$2];[.M162])" office:value-type="float" office:value="360" calcext:value-type="float">
            <text:p>360</text:p>
          </table:table-cell>
          <table:table-cell table:formula="of:=OFFSET([.C$4];[.M163];0)" office:value-type="float" office:value="43751" calcext:value-type="float">
            <text:p>43751</text:p>
          </table:table-cell>
          <table:table-cell table:formula="of:=[.L163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3];0)&lt;=[.O1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20:55:46.404502" calcext:value-type="date">
            <text:p>2019-10-09 20:55:46</text:p>
          </table:table-cell>
          <table:table-cell table:style-name="ce7" table:formula="of:=[.A164]" office:value-type="date" office:date-value="2019-10-09T20:55:46.404502" calcext:value-type="date">
            <text:p>2019-10-09 20:55:46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20:55:46.40450240113" calcext:value-type="date">
            <text:p>12/30/99 08:55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=0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formula="of:=SUM(MOD(SUM([.L163]-[.L$2];[.T$2]);[.R$2]-[.L$2]);[.L$2])" office:value-type="time" office:time-value="PT20H30M00S" calcext:value-type="time">
            <text:p>20:30:00</text:p>
          </table:table-cell>
          <table:table-cell table:formula="of:=IF([.L164]&lt;[.L163];[.M163]+[.H$2];[.M163])" office:value-type="float" office:value="360" calcext:value-type="float">
            <text:p>360</text:p>
          </table:table-cell>
          <table:table-cell table:formula="of:=OFFSET([.C$4];[.M164];0)" office:value-type="float" office:value="43751" calcext:value-type="float">
            <text:p>43751</text:p>
          </table:table-cell>
          <table:table-cell table:formula="of:=[.L164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64];0)&lt;=[.O1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20:33:04.07977" calcext:value-type="date">
            <text:p>2019-10-09 20:33:04</text:p>
          </table:table-cell>
          <table:table-cell table:style-name="ce7" table:formula="of:=[.A165]" office:value-type="date" office:date-value="2019-10-09T20:33:04.07977" calcext:value-type="date">
            <text:p>2019-10-09 20:33:04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20:33:04.07977041788" calcext:value-type="date">
            <text:p>12/30/99 08:33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=0;[.G164]+2+1/[.$H$2];[.G164]+1/[.$H$2])" office:value-type="float" office:value="2.7" calcext:value-type="float">
            <text:p>2,7</text:p>
          </table:table-cell>
          <table:table-cell table:number-columns-repeated="4"/>
          <table:table-cell table:formula="of:=SUM(MOD(SUM([.L164]-[.L$2];[.T$2]);[.R$2]-[.L$2]);[.L$2])" office:value-type="time" office:time-value="PT20H40M00S" calcext:value-type="time">
            <text:p>20:40:00</text:p>
          </table:table-cell>
          <table:table-cell table:formula="of:=IF([.L165]&lt;[.L164];[.M164]+[.H$2];[.M164])" office:value-type="float" office:value="360" calcext:value-type="float">
            <text:p>360</text:p>
          </table:table-cell>
          <table:table-cell table:formula="of:=OFFSET([.C$4];[.M165];0)" office:value-type="float" office:value="43751" calcext:value-type="float">
            <text:p>43751</text:p>
          </table:table-cell>
          <table:table-cell table:formula="of:=[.L165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5];0)&lt;=[.O1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21:00:35.201955" calcext:value-type="date">
            <text:p>2019-10-09 21:00:35</text:p>
          </table:table-cell>
          <table:table-cell table:style-name="ce7" table:formula="of:=[.A166]" office:value-type="date" office:date-value="2019-10-09T21:00:35.201955" calcext:value-type="date">
            <text:p>2019-10-09 21:00:35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21:00:35.20195526071" calcext:value-type="date">
            <text:p>12/30/99 09:00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=0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formula="of:=SUM(MOD(SUM([.L165]-[.L$2];[.T$2]);[.R$2]-[.L$2]);[.L$2])" office:value-type="time" office:time-value="PT20H50M00S" calcext:value-type="time">
            <text:p>20:50:00</text:p>
          </table:table-cell>
          <table:table-cell table:formula="of:=IF([.L166]&lt;[.L165];[.M165]+[.H$2];[.M165])" office:value-type="float" office:value="360" calcext:value-type="float">
            <text:p>360</text:p>
          </table:table-cell>
          <table:table-cell table:formula="of:=OFFSET([.C$4];[.M166];0)" office:value-type="float" office:value="43751" calcext:value-type="float">
            <text:p>43751</text:p>
          </table:table-cell>
          <table:table-cell table:formula="of:=[.L166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20:30:56.153873" calcext:value-type="date">
            <text:p>2019-10-09 20:30:56</text:p>
          </table:table-cell>
          <table:table-cell table:style-name="ce7" table:formula="of:=[.A167]" office:value-type="date" office:date-value="2019-10-09T20:30:56.153873" calcext:value-type="date">
            <text:p>2019-10-09 20:30:56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20:30:56.15387256257" calcext:value-type="date">
            <text:p>12/30/99 08:30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=0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166]-[.L$2];[.T$2]);[.R$2]-[.L$2]);[.L$2])" office:value-type="time" office:time-value="PT21H00M00S" calcext:value-type="time">
            <text:p>21:00:00</text:p>
          </table:table-cell>
          <table:table-cell table:formula="of:=IF([.L167]&lt;[.L166];[.M166]+[.H$2];[.M166])" office:value-type="float" office:value="360" calcext:value-type="float">
            <text:p>360</text:p>
          </table:table-cell>
          <table:table-cell table:formula="of:=OFFSET([.C$4];[.M167];0)" office:value-type="float" office:value="43751" calcext:value-type="float">
            <text:p>43751</text:p>
          </table:table-cell>
          <table:table-cell table:formula="of:=[.L167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20:47:41.964043" calcext:value-type="date">
            <text:p>2019-10-09 20:47:42</text:p>
          </table:table-cell>
          <table:table-cell table:style-name="ce7" table:formula="of:=[.A168]" office:value-type="date" office:date-value="2019-10-09T20:47:41.964043" calcext:value-type="date">
            <text:p>2019-10-09 20:47:42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20:47:41.9640432531" calcext:value-type="date">
            <text:p>12/30/99 08:47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=0;[.G167]+2+1/[.$H$2];[.G167]+1/[.$H$2])" office:value-type="float" office:value="2.75" calcext:value-type="float">
            <text:p>2,75</text:p>
          </table:table-cell>
          <table:table-cell table:number-columns-repeated="4"/>
          <table:table-cell table:formula="of:=SUM(MOD(SUM([.L167]-[.L$2];[.T$2]);[.R$2]-[.L$2]);[.L$2])" office:value-type="time" office:time-value="PT21H10M00S" calcext:value-type="time">
            <text:p>21:10:00</text:p>
          </table:table-cell>
          <table:table-cell table:formula="of:=IF([.L168]&lt;[.L167];[.M167]+[.H$2];[.M167])" office:value-type="float" office:value="360" calcext:value-type="float">
            <text:p>360</text:p>
          </table:table-cell>
          <table:table-cell table:formula="of:=OFFSET([.C$4];[.M168];0)" office:value-type="float" office:value="43751" calcext:value-type="float">
            <text:p>43751</text:p>
          </table:table-cell>
          <table:table-cell table:formula="of:=[.L168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20:49:33.093821" calcext:value-type="date">
            <text:p>2019-10-09 20:49:33</text:p>
          </table:table-cell>
          <table:table-cell table:style-name="ce7" table:formula="of:=[.A169]" office:value-type="date" office:date-value="2019-10-09T20:49:33.093821" calcext:value-type="date">
            <text:p>2019-10-09 20:49:33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20:49:33.09382106178" calcext:value-type="date">
            <text:p>12/30/99 08:49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=0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formula="of:=SUM(MOD(SUM([.L168]-[.L$2];[.T$2]);[.R$2]-[.L$2]);[.L$2])" office:value-type="time" office:time-value="PT21H20M00S" calcext:value-type="time">
            <text:p>21:20:00</text:p>
          </table:table-cell>
          <table:table-cell table:formula="of:=IF([.L169]&lt;[.L168];[.M168]+[.H$2];[.M168])" office:value-type="float" office:value="360" calcext:value-type="float">
            <text:p>360</text:p>
          </table:table-cell>
          <table:table-cell table:formula="of:=OFFSET([.C$4];[.M169];0)" office:value-type="float" office:value="43751" calcext:value-type="float">
            <text:p>43751</text:p>
          </table:table-cell>
          <table:table-cell table:formula="of:=[.L169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21:04:47.473937" calcext:value-type="date">
            <text:p>2019-10-09 21:04:47</text:p>
          </table:table-cell>
          <table:table-cell table:style-name="ce7" table:formula="of:=[.A170]" office:value-type="date" office:date-value="2019-10-09T21:04:47.473937" calcext:value-type="date">
            <text:p>2019-10-09 21:04:47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21:04:47.47393735684" calcext:value-type="date">
            <text:p>12/30/99 09:04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=0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formula="of:=SUM(MOD(SUM([.L169]-[.L$2];[.T$2]);[.R$2]-[.L$2]);[.L$2])" office:value-type="time" office:time-value="PT21H30M00S" calcext:value-type="time">
            <text:p>21:30:00</text:p>
          </table:table-cell>
          <table:table-cell table:formula="of:=IF([.L170]&lt;[.L169];[.M169]+[.H$2];[.M169])" office:value-type="float" office:value="360" calcext:value-type="float">
            <text:p>360</text:p>
          </table:table-cell>
          <table:table-cell table:formula="of:=OFFSET([.C$4];[.M170];0)" office:value-type="float" office:value="43751" calcext:value-type="float">
            <text:p>43751</text:p>
          </table:table-cell>
          <table:table-cell table:formula="of:=[.L170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20:36:35.973779" calcext:value-type="date">
            <text:p>2019-10-09 20:36:36</text:p>
          </table:table-cell>
          <table:table-cell table:style-name="ce7" table:formula="of:=[.A171]" office:value-type="date" office:date-value="2019-10-09T20:36:35.973779" calcext:value-type="date">
            <text:p>2019-10-09 20:36:36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20:36:35.97377926111" calcext:value-type="date">
            <text:p>12/30/99 08:36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=0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formula="of:=SUM(MOD(SUM([.L170]-[.L$2];[.T$2]);[.R$2]-[.L$2]);[.L$2])" office:value-type="time" office:time-value="PT21H40M00S" calcext:value-type="time">
            <text:p>21:40:00</text:p>
          </table:table-cell>
          <table:table-cell table:formula="of:=IF([.L171]&lt;[.L170];[.M170]+[.H$2];[.M170])" office:value-type="float" office:value="360" calcext:value-type="float">
            <text:p>360</text:p>
          </table:table-cell>
          <table:table-cell table:formula="of:=OFFSET([.C$4];[.M171];0)" office:value-type="float" office:value="43751" calcext:value-type="float">
            <text:p>43751</text:p>
          </table:table-cell>
          <table:table-cell table:formula="of:=[.L171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71];0)&lt;=[.O1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20:47:13.798947" calcext:value-type="date">
            <text:p>2019-10-09 20:47:14</text:p>
          </table:table-cell>
          <table:table-cell table:style-name="ce7" table:formula="of:=[.A172]" office:value-type="date" office:date-value="2019-10-09T20:47:13.798947" calcext:value-type="date">
            <text:p>2019-10-09 20:47:14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20:47:13.79894695245" calcext:value-type="date">
            <text:p>12/30/99 08:47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=0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formula="of:=SUM(MOD(SUM([.L171]-[.L$2];[.T$2]);[.R$2]-[.L$2]);[.L$2])" office:value-type="time" office:time-value="PT21H50M00S" calcext:value-type="time">
            <text:p>21:50:00</text:p>
          </table:table-cell>
          <table:table-cell table:formula="of:=IF([.L172]&lt;[.L171];[.M171]+[.H$2];[.M171])" office:value-type="float" office:value="360" calcext:value-type="float">
            <text:p>360</text:p>
          </table:table-cell>
          <table:table-cell table:formula="of:=OFFSET([.C$4];[.M172];0)" office:value-type="float" office:value="43751" calcext:value-type="float">
            <text:p>43751</text:p>
          </table:table-cell>
          <table:table-cell table:formula="of:=[.L172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72];0)&lt;=[.O1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20:56:28.418603" calcext:value-type="date">
            <text:p>2019-10-09 20:56:28</text:p>
          </table:table-cell>
          <table:table-cell table:style-name="ce7" table:formula="of:=[.A173]" office:value-type="date" office:date-value="2019-10-09T20:56:28.418603" calcext:value-type="date">
            <text:p>2019-10-09 20:56:28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20:56:28.41860261746" calcext:value-type="date">
            <text:p>12/30/99 08:56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=0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172]-[.L$2];[.T$2]);[.R$2]-[.L$2]);[.L$2])" office:value-type="time" office:time-value="PT22H00M00S" calcext:value-type="time">
            <text:p>22:00:00</text:p>
          </table:table-cell>
          <table:table-cell table:formula="of:=IF([.L173]&lt;[.L172];[.M172]+[.H$2];[.M172])" office:value-type="float" office:value="360" calcext:value-type="float">
            <text:p>360</text:p>
          </table:table-cell>
          <table:table-cell table:formula="of:=OFFSET([.C$4];[.M173];0)" office:value-type="float" office:value="43751" calcext:value-type="float">
            <text:p>43751</text:p>
          </table:table-cell>
          <table:table-cell table:formula="of:=[.L173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3];0)&lt;=[.O1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20:58:08.845081" calcext:value-type="date">
            <text:p>2019-10-09 20:58:09</text:p>
          </table:table-cell>
          <table:table-cell table:style-name="ce7" table:formula="of:=[.A174]" office:value-type="date" office:date-value="2019-10-09T20:58:08.845081" calcext:value-type="date">
            <text:p>2019-10-09 20:58:09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20:58:08.84508088231" calcext:value-type="date">
            <text:p>12/30/99 08:58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=0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formula="of:=SUM(MOD(SUM([.L173]-[.L$2];[.T$2]);[.R$2]-[.L$2]);[.L$2])" office:value-type="time" office:time-value="PT22H10M00S" calcext:value-type="time">
            <text:p>22:10:00</text:p>
          </table:table-cell>
          <table:table-cell table:formula="of:=IF([.L174]&lt;[.L173];[.M173]+[.H$2];[.M173])" office:value-type="float" office:value="360" calcext:value-type="float">
            <text:p>360</text:p>
          </table:table-cell>
          <table:table-cell table:formula="of:=OFFSET([.C$4];[.M174];0)" office:value-type="float" office:value="43751" calcext:value-type="float">
            <text:p>43751</text:p>
          </table:table-cell>
          <table:table-cell table:formula="of:=[.L174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74];0)&lt;=[.O1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20:40:18.918343" calcext:value-type="date">
            <text:p>2019-10-09 20:40:19</text:p>
          </table:table-cell>
          <table:table-cell table:style-name="ce7" table:formula="of:=[.A175]" office:value-type="date" office:date-value="2019-10-09T20:40:18.918343" calcext:value-type="date">
            <text:p>2019-10-09 20:40:19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20:40:18.91834298149" calcext:value-type="date">
            <text:p>12/30/99 08:40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=0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formula="of:=SUM(MOD(SUM([.L174]-[.L$2];[.T$2]);[.R$2]-[.L$2]);[.L$2])" office:value-type="time" office:time-value="PT22H20M00S" calcext:value-type="time">
            <text:p>22:20:00</text:p>
          </table:table-cell>
          <table:table-cell table:formula="of:=IF([.L175]&lt;[.L174];[.M174]+[.H$2];[.M174])" office:value-type="float" office:value="360" calcext:value-type="float">
            <text:p>360</text:p>
          </table:table-cell>
          <table:table-cell table:formula="of:=OFFSET([.C$4];[.M175];0)" office:value-type="float" office:value="43751" calcext:value-type="float">
            <text:p>43751</text:p>
          </table:table-cell>
          <table:table-cell table:formula="of:=[.L175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21:07:54.616029" calcext:value-type="date">
            <text:p>2019-10-09 21:07:55</text:p>
          </table:table-cell>
          <table:table-cell table:style-name="ce7" table:formula="of:=[.A176]" office:value-type="date" office:date-value="2019-10-09T21:07:54.616029" calcext:value-type="date">
            <text:p>2019-10-09 21:07:55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21:07:54.61602918338" calcext:value-type="date">
            <text:p>12/30/99 09:07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=0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formula="of:=SUM(MOD(SUM([.L175]-[.L$2];[.T$2]);[.R$2]-[.L$2]);[.L$2])" office:value-type="time" office:time-value="PT22H30M00S" calcext:value-type="time">
            <text:p>22:30:00</text:p>
          </table:table-cell>
          <table:table-cell table:formula="of:=IF([.L176]&lt;[.L175];[.M175]+[.H$2];[.M175])" office:value-type="float" office:value="360" calcext:value-type="float">
            <text:p>360</text:p>
          </table:table-cell>
          <table:table-cell table:formula="of:=OFFSET([.C$4];[.M176];0)" office:value-type="float" office:value="43751" calcext:value-type="float">
            <text:p>43751</text:p>
          </table:table-cell>
          <table:table-cell table:formula="of:=[.L176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20:53:07.814144" calcext:value-type="date">
            <text:p>2019-10-09 20:53:08</text:p>
          </table:table-cell>
          <table:table-cell table:style-name="ce7" table:formula="of:=[.A177]" office:value-type="date" office:date-value="2019-10-09T20:53:07.814144" calcext:value-type="date">
            <text:p>2019-10-09 20:53:08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20:53:07.81414416153" calcext:value-type="date">
            <text:p>12/30/99 08:53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=0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formula="of:=SUM(MOD(SUM([.L176]-[.L$2];[.T$2]);[.R$2]-[.L$2]);[.L$2])" office:value-type="time" office:time-value="PT22H40M00S" calcext:value-type="time">
            <text:p>22:40:00</text:p>
          </table:table-cell>
          <table:table-cell table:formula="of:=IF([.L177]&lt;[.L176];[.M176]+[.H$2];[.M176])" office:value-type="float" office:value="360" calcext:value-type="float">
            <text:p>360</text:p>
          </table:table-cell>
          <table:table-cell table:formula="of:=OFFSET([.C$4];[.M177];0)" office:value-type="float" office:value="43751" calcext:value-type="float">
            <text:p>43751</text:p>
          </table:table-cell>
          <table:table-cell table:formula="of:=[.L177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21:04:48.813574" calcext:value-type="date">
            <text:p>2019-10-09 21:04:49</text:p>
          </table:table-cell>
          <table:table-cell table:style-name="ce7" table:formula="of:=[.A178]" office:value-type="date" office:date-value="2019-10-09T21:04:48.813574" calcext:value-type="date">
            <text:p>2019-10-09 21:04:49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21:04:48.81357377395" calcext:value-type="date">
            <text:p>12/30/99 09:04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=0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formula="of:=SUM(MOD(SUM([.L177]-[.L$2];[.T$2]);[.R$2]-[.L$2]);[.L$2])" office:value-type="time" office:time-value="PT22H50M00S" calcext:value-type="time">
            <text:p>22:50:00</text:p>
          </table:table-cell>
          <table:table-cell table:formula="of:=IF([.L178]&lt;[.L177];[.M177]+[.H$2];[.M177])" office:value-type="float" office:value="360" calcext:value-type="float">
            <text:p>360</text:p>
          </table:table-cell>
          <table:table-cell table:formula="of:=OFFSET([.C$4];[.M178];0)" office:value-type="float" office:value="43751" calcext:value-type="float">
            <text:p>43751</text:p>
          </table:table-cell>
          <table:table-cell table:formula="of:=[.L178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20:57:45.479166" calcext:value-type="date">
            <text:p>2019-10-09 20:57:45</text:p>
          </table:table-cell>
          <table:table-cell table:style-name="ce7" table:formula="of:=[.A179]" office:value-type="date" office:date-value="2019-10-09T20:57:45.479166" calcext:value-type="date">
            <text:p>2019-10-09 20:57:45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20:57:45.4791664565" calcext:value-type="date">
            <text:p>12/30/99 08:57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=0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178]-[.L$2];[.T$2]);[.R$2]-[.L$2]);[.L$2])" office:value-type="time" office:time-value="PT23H00M00S" calcext:value-type="time">
            <text:p>23:00:00</text:p>
          </table:table-cell>
          <table:table-cell table:formula="of:=IF([.L179]&lt;[.L178];[.M178]+[.H$2];[.M178])" office:value-type="float" office:value="360" calcext:value-type="float">
            <text:p>360</text:p>
          </table:table-cell>
          <table:table-cell table:formula="of:=OFFSET([.C$4];[.M179];0)" office:value-type="float" office:value="43751" calcext:value-type="float">
            <text:p>43751</text:p>
          </table:table-cell>
          <table:table-cell table:formula="of:=[.L179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21:01:02.986997" calcext:value-type="date">
            <text:p>2019-10-09 21:01:03</text:p>
          </table:table-cell>
          <table:table-cell table:style-name="ce7" table:formula="of:=[.A180]" office:value-type="date" office:date-value="2019-10-09T21:01:02.986997" calcext:value-type="date">
            <text:p>2019-10-09 21:01:03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21:01:02.98699742183" calcext:value-type="date">
            <text:p>12/30/99 09:01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=0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formula="of:=SUM(MOD(SUM([.L179]-[.L$2];[.T$2]);[.R$2]-[.L$2]);[.L$2])" office:value-type="time" office:time-value="PT23H10M00S" calcext:value-type="time">
            <text:p>23:10:00</text:p>
          </table:table-cell>
          <table:table-cell table:formula="of:=IF([.L180]&lt;[.L179];[.M179]+[.H$2];[.M179])" office:value-type="float" office:value="360" calcext:value-type="float">
            <text:p>360</text:p>
          </table:table-cell>
          <table:table-cell table:formula="of:=OFFSET([.C$4];[.M180];0)" office:value-type="float" office:value="43751" calcext:value-type="float">
            <text:p>43751</text:p>
          </table:table-cell>
          <table:table-cell table:formula="of:=[.L180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20:58:07.6394" calcext:value-type="date">
            <text:p>2019-10-09 20:58:08</text:p>
          </table:table-cell>
          <table:table-cell table:style-name="ce7" table:formula="of:=[.A181]" office:value-type="date" office:date-value="2019-10-09T20:58:07.6394" calcext:value-type="date">
            <text:p>2019-10-09 20:58:08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20:58:07.63940006029" calcext:value-type="date">
            <text:p>12/30/99 08:58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=0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formula="of:=SUM(MOD(SUM([.L180]-[.L$2];[.T$2]);[.R$2]-[.L$2]);[.L$2])" office:value-type="time" office:time-value="PT23H20M00S" calcext:value-type="time">
            <text:p>23:20:00</text:p>
          </table:table-cell>
          <table:table-cell table:formula="of:=IF([.L181]&lt;[.L180];[.M180]+[.H$2];[.M180])" office:value-type="float" office:value="360" calcext:value-type="float">
            <text:p>360</text:p>
          </table:table-cell>
          <table:table-cell table:formula="of:=OFFSET([.C$4];[.M181];0)" office:value-type="float" office:value="43751" calcext:value-type="float">
            <text:p>43751</text:p>
          </table:table-cell>
          <table:table-cell table:formula="of:=[.L181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20:54:24.108189" calcext:value-type="date">
            <text:p>2019-10-09 20:54:24</text:p>
          </table:table-cell>
          <table:table-cell table:style-name="ce7" table:formula="of:=[.A182]" office:value-type="date" office:date-value="2019-10-09T20:54:24.108189" calcext:value-type="date">
            <text:p>2019-10-09 20:54:24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20:54:24.10818945151" calcext:value-type="date">
            <text:p>12/30/99 08:54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=0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formula="of:=SUM(MOD(SUM([.L181]-[.L$2];[.T$2]);[.R$2]-[.L$2]);[.L$2])" office:value-type="time" office:time-value="PT23H30M00S" calcext:value-type="time">
            <text:p>23:30:00</text:p>
          </table:table-cell>
          <table:table-cell table:formula="of:=IF([.L182]&lt;[.L181];[.M181]+[.H$2];[.M181])" office:value-type="float" office:value="360" calcext:value-type="float">
            <text:p>360</text:p>
          </table:table-cell>
          <table:table-cell table:formula="of:=OFFSET([.C$4];[.M182];0)" office:value-type="float" office:value="43751" calcext:value-type="float">
            <text:p>43751</text:p>
          </table:table-cell>
          <table:table-cell table:formula="of:=[.L182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20:42:20.744165" calcext:value-type="date">
            <text:p>2019-10-09 20:42:21</text:p>
          </table:table-cell>
          <table:table-cell table:style-name="ce7" table:formula="of:=[.A183]" office:value-type="date" office:date-value="2019-10-09T20:42:20.744165" calcext:value-type="date">
            <text:p>2019-10-09 20:42:21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20:42:20.74416516814" calcext:value-type="date">
            <text:p>12/30/99 08:42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=0;[.G182]+2+1/[.$H$2];[.G182]+1/[.$H$2])" office:value-type="float" office:value="3" calcext:value-type="float">
            <text:p>3</text:p>
          </table:table-cell>
          <table:table-cell table:number-columns-repeated="4"/>
          <table:table-cell table:formula="of:=SUM(MOD(SUM([.L182]-[.L$2];[.T$2]);[.R$2]-[.L$2]);[.L$2])" office:value-type="time" office:time-value="PT23H40M00S" calcext:value-type="time">
            <text:p>23:40:00</text:p>
          </table:table-cell>
          <table:table-cell table:formula="of:=IF([.L183]&lt;[.L182];[.M182]+[.H$2];[.M182])" office:value-type="float" office:value="360" calcext:value-type="float">
            <text:p>360</text:p>
          </table:table-cell>
          <table:table-cell table:formula="of:=OFFSET([.C$4];[.M183];0)" office:value-type="float" office:value="43751" calcext:value-type="float">
            <text:p>43751</text:p>
          </table:table-cell>
          <table:table-cell table:formula="of:=[.L183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3];0)&lt;=[.O1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20:47:58.354965" calcext:value-type="date">
            <text:p>2019-10-10 20:47:58</text:p>
          </table:table-cell>
          <table:table-cell table:style-name="ce7" table:formula="of:=[.A184]" office:value-type="date" office:date-value="2019-10-10T20:47:58.354965" calcext:value-type="date">
            <text:p>2019-10-10 20:47:58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20:47:58.35496470798" calcext:value-type="date">
            <text:p>12/30/99 08:47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=0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formula="of:=SUM(MOD(SUM([.L183]-[.L$2];[.T$2]);[.R$2]-[.L$2]);[.L$2])" office:value-type="time" office:time-value="PT23H50M00S" calcext:value-type="time">
            <text:p>23:50:00</text:p>
          </table:table-cell>
          <table:table-cell table:formula="of:=IF([.L184]&lt;[.L183];[.M183]+[.H$2];[.M183])" office:value-type="float" office:value="360" calcext:value-type="float">
            <text:p>360</text:p>
          </table:table-cell>
          <table:table-cell table:formula="of:=OFFSET([.C$4];[.M184];0)" office:value-type="float" office:value="43751" calcext:value-type="float">
            <text:p>43751</text:p>
          </table:table-cell>
          <table:table-cell table:formula="of:=[.L184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20:47:10.040593" calcext:value-type="date">
            <text:p>2019-10-10 20:47:10</text:p>
          </table:table-cell>
          <table:table-cell table:style-name="ce7" table:formula="of:=[.A185]" office:value-type="date" office:date-value="2019-10-10T20:47:10.040593" calcext:value-type="date">
            <text:p>2019-10-10 20:47:10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20:47:10.04059251398" calcext:value-type="date">
            <text:p>12/30/99 08:47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=0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184]-[.L$2];[.T$2]);[.R$2]-[.L$2]);[.L$2])" office:value-type="time" office:time-value="PT19H40M00S" calcext:value-type="time">
            <text:p>19:40:00</text:p>
          </table:table-cell>
          <table:table-cell table:formula="of:=IF([.L185]&lt;[.L184];[.M184]+[.H$2];[.M184])" office:value-type="float" office:value="420" calcext:value-type="float">
            <text:p>420</text:p>
          </table:table-cell>
          <table:table-cell table:formula="of:=OFFSET([.C$4];[.M185];0)" office:value-type="float" office:value="43752" calcext:value-type="float">
            <text:p>43752</text:p>
          </table:table-cell>
          <table:table-cell table:formula="of:=[.L185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5];0)&lt;=[.O1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21:08:53.08471" calcext:value-type="date">
            <text:p>2019-10-10 21:08:53</text:p>
          </table:table-cell>
          <table:table-cell table:style-name="ce7" table:formula="of:=[.A186]" office:value-type="date" office:date-value="2019-10-10T21:08:53.08471" calcext:value-type="date">
            <text:p>2019-10-10 21:08:53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21:08:53.08471036144" calcext:value-type="date">
            <text:p>12/30/99 09:08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=0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formula="of:=SUM(MOD(SUM([.L185]-[.L$2];[.T$2]);[.R$2]-[.L$2]);[.L$2])" office:value-type="time" office:time-value="PT19H50M00S" calcext:value-type="time">
            <text:p>19:50:00</text:p>
          </table:table-cell>
          <table:table-cell table:formula="of:=IF([.L186]&lt;[.L185];[.M185]+[.H$2];[.M185])" office:value-type="float" office:value="420" calcext:value-type="float">
            <text:p>420</text:p>
          </table:table-cell>
          <table:table-cell table:formula="of:=OFFSET([.C$4];[.M186];0)" office:value-type="float" office:value="43752" calcext:value-type="float">
            <text:p>43752</text:p>
          </table:table-cell>
          <table:table-cell table:formula="of:=[.L186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6];0)&lt;=[.O1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21:03:14.071778" calcext:value-type="date">
            <text:p>2019-10-10 21:03:14</text:p>
          </table:table-cell>
          <table:table-cell table:style-name="ce7" table:formula="of:=[.A187]" office:value-type="date" office:date-value="2019-10-10T21:03:14.071778" calcext:value-type="date">
            <text:p>2019-10-10 21:03:14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21:03:14.07177788671" calcext:value-type="date">
            <text:p>12/30/99 09:03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=0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formula="of:=SUM(MOD(SUM([.L186]-[.L$2];[.T$2]);[.R$2]-[.L$2]);[.L$2])" office:value-type="time" office:time-value="PT20H00M00S" calcext:value-type="time">
            <text:p>20:00:00</text:p>
          </table:table-cell>
          <table:table-cell table:formula="of:=IF([.L187]&lt;[.L186];[.M186]+[.H$2];[.M186])" office:value-type="float" office:value="420" calcext:value-type="float">
            <text:p>420</text:p>
          </table:table-cell>
          <table:table-cell table:formula="of:=OFFSET([.C$4];[.M187];0)" office:value-type="float" office:value="43752" calcext:value-type="float">
            <text:p>43752</text:p>
          </table:table-cell>
          <table:table-cell table:formula="of:=[.L187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7];0)&lt;=[.O1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20:39:03.895481" calcext:value-type="date">
            <text:p>2019-10-10 20:39:04</text:p>
          </table:table-cell>
          <table:table-cell table:style-name="ce7" table:formula="of:=[.A188]" office:value-type="date" office:date-value="2019-10-10T20:39:03.895481" calcext:value-type="date">
            <text:p>2019-10-10 20:39:04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20:39:03.89548057225" calcext:value-type="date">
            <text:p>12/30/99 08:39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=0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formula="of:=SUM(MOD(SUM([.L187]-[.L$2];[.T$2]);[.R$2]-[.L$2]);[.L$2])" office:value-type="time" office:time-value="PT20H10M00S" calcext:value-type="time">
            <text:p>20:10:00</text:p>
          </table:table-cell>
          <table:table-cell table:formula="of:=IF([.L188]&lt;[.L187];[.M187]+[.H$2];[.M187])" office:value-type="float" office:value="420" calcext:value-type="float">
            <text:p>420</text:p>
          </table:table-cell>
          <table:table-cell table:formula="of:=OFFSET([.C$4];[.M188];0)" office:value-type="float" office:value="43752" calcext:value-type="float">
            <text:p>43752</text:p>
          </table:table-cell>
          <table:table-cell table:formula="of:=[.L188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8];0)&lt;=[.O1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21:07:41.239912" calcext:value-type="date">
            <text:p>2019-10-10 21:07:41</text:p>
          </table:table-cell>
          <table:table-cell table:style-name="ce7" table:formula="of:=[.A189]" office:value-type="date" office:date-value="2019-10-10T21:07:41.239912" calcext:value-type="date">
            <text:p>2019-10-10 21:07:41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21:07:41.23991170898" calcext:value-type="date">
            <text:p>12/30/99 09:07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=0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formula="of:=SUM(MOD(SUM([.L188]-[.L$2];[.T$2]);[.R$2]-[.L$2]);[.L$2])" office:value-type="time" office:time-value="PT20H20M00S" calcext:value-type="time">
            <text:p>20:20:00</text:p>
          </table:table-cell>
          <table:table-cell table:formula="of:=IF([.L189]&lt;[.L188];[.M188]+[.H$2];[.M188])" office:value-type="float" office:value="420" calcext:value-type="float">
            <text:p>420</text:p>
          </table:table-cell>
          <table:table-cell table:formula="of:=OFFSET([.C$4];[.M189];0)" office:value-type="float" office:value="43752" calcext:value-type="float">
            <text:p>43752</text:p>
          </table:table-cell>
          <table:table-cell table:formula="of:=[.L189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89];0)&lt;=[.O1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20:32:14.356516" calcext:value-type="date">
            <text:p>2019-10-10 20:32:14</text:p>
          </table:table-cell>
          <table:table-cell table:style-name="ce7" table:formula="of:=[.A190]" office:value-type="date" office:date-value="2019-10-10T20:32:14.356516" calcext:value-type="date">
            <text:p>2019-10-10 20:32:14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20:32:14.35651618056" calcext:value-type="date">
            <text:p>12/30/99 08:32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=0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formula="of:=SUM(MOD(SUM([.L189]-[.L$2];[.T$2]);[.R$2]-[.L$2]);[.L$2])" office:value-type="time" office:time-value="PT20H30M00S" calcext:value-type="time">
            <text:p>20:30:00</text:p>
          </table:table-cell>
          <table:table-cell table:formula="of:=IF([.L190]&lt;[.L189];[.M189]+[.H$2];[.M189])" office:value-type="float" office:value="420" calcext:value-type="float">
            <text:p>420</text:p>
          </table:table-cell>
          <table:table-cell table:formula="of:=OFFSET([.C$4];[.M190];0)" office:value-type="float" office:value="43752" calcext:value-type="float">
            <text:p>43752</text:p>
          </table:table-cell>
          <table:table-cell table:formula="of:=[.L190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0];0)&lt;=[.O1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20:50:17.061064" calcext:value-type="date">
            <text:p>2019-10-10 20:50:17</text:p>
          </table:table-cell>
          <table:table-cell table:style-name="ce7" table:formula="of:=[.A191]" office:value-type="date" office:date-value="2019-10-10T20:50:17.061064" calcext:value-type="date">
            <text:p>2019-10-10 20:50:17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20:50:17.06106397323" calcext:value-type="date">
            <text:p>12/30/99 08:50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=0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190]-[.L$2];[.T$2]);[.R$2]-[.L$2]);[.L$2])" office:value-type="time" office:time-value="PT20H40M00S" calcext:value-type="time">
            <text:p>20:40:00</text:p>
          </table:table-cell>
          <table:table-cell table:formula="of:=IF([.L191]&lt;[.L190];[.M190]+[.H$2];[.M190])" office:value-type="float" office:value="420" calcext:value-type="float">
            <text:p>420</text:p>
          </table:table-cell>
          <table:table-cell table:formula="of:=OFFSET([.C$4];[.M191];0)" office:value-type="float" office:value="43752" calcext:value-type="float">
            <text:p>43752</text:p>
          </table:table-cell>
          <table:table-cell table:formula="of:=[.L191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1];0)&lt;=[.O1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21:16:04.432821" calcext:value-type="date">
            <text:p>2019-10-10 21:16:04</text:p>
          </table:table-cell>
          <table:table-cell table:style-name="ce7" table:formula="of:=[.A192]" office:value-type="date" office:date-value="2019-10-10T21:16:04.432821" calcext:value-type="date">
            <text:p>2019-10-10 21:16:04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21:16:04.4328214461" calcext:value-type="date">
            <text:p>12/30/99 09:16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=0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formula="of:=SUM(MOD(SUM([.L191]-[.L$2];[.T$2]);[.R$2]-[.L$2]);[.L$2])" office:value-type="time" office:time-value="PT20H50M00S" calcext:value-type="time">
            <text:p>20:50:00</text:p>
          </table:table-cell>
          <table:table-cell table:formula="of:=IF([.L192]&lt;[.L191];[.M191]+[.H$2];[.M191])" office:value-type="float" office:value="420" calcext:value-type="float">
            <text:p>420</text:p>
          </table:table-cell>
          <table:table-cell table:formula="of:=OFFSET([.C$4];[.M192];0)" office:value-type="float" office:value="43752" calcext:value-type="float">
            <text:p>43752</text:p>
          </table:table-cell>
          <table:table-cell table:formula="of:=[.L192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92];0)&lt;=[.O1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20:48:52.214716" calcext:value-type="date">
            <text:p>2019-10-10 20:48:52</text:p>
          </table:table-cell>
          <table:table-cell table:style-name="ce7" table:formula="of:=[.A193]" office:value-type="date" office:date-value="2019-10-10T20:48:52.214716" calcext:value-type="date">
            <text:p>2019-10-10 20:48:52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20:48:52.21471644938" calcext:value-type="date">
            <text:p>12/30/99 08:48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=0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formula="of:=SUM(MOD(SUM([.L192]-[.L$2];[.T$2]);[.R$2]-[.L$2]);[.L$2])" office:value-type="time" office:time-value="PT21H00M00S" calcext:value-type="time">
            <text:p>21:00:00</text:p>
          </table:table-cell>
          <table:table-cell table:formula="of:=IF([.L193]&lt;[.L192];[.M192]+[.H$2];[.M192])" office:value-type="float" office:value="420" calcext:value-type="float">
            <text:p>420</text:p>
          </table:table-cell>
          <table:table-cell table:formula="of:=OFFSET([.C$4];[.M193];0)" office:value-type="float" office:value="43752" calcext:value-type="float">
            <text:p>43752</text:p>
          </table:table-cell>
          <table:table-cell table:formula="of:=[.L193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193];0)&lt;=[.O1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21:06:37.31977" calcext:value-type="date">
            <text:p>2019-10-10 21:06:37</text:p>
          </table:table-cell>
          <table:table-cell table:style-name="ce7" table:formula="of:=[.A194]" office:value-type="date" office:date-value="2019-10-10T21:06:37.31977" calcext:value-type="date">
            <text:p>2019-10-10 21:06:37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21:06:37.31976957992" calcext:value-type="date">
            <text:p>12/30/99 09:06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=0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formula="of:=SUM(MOD(SUM([.L193]-[.L$2];[.T$2]);[.R$2]-[.L$2]);[.L$2])" office:value-type="time" office:time-value="PT21H10M00S" calcext:value-type="time">
            <text:p>21:10:00</text:p>
          </table:table-cell>
          <table:table-cell table:formula="of:=IF([.L194]&lt;[.L193];[.M193]+[.H$2];[.M193])" office:value-type="float" office:value="420" calcext:value-type="float">
            <text:p>420</text:p>
          </table:table-cell>
          <table:table-cell table:formula="of:=OFFSET([.C$4];[.M194];0)" office:value-type="float" office:value="43752" calcext:value-type="float">
            <text:p>43752</text:p>
          </table:table-cell>
          <table:table-cell table:formula="of:=[.L194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94];0)&lt;=[.O1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20:38:13.999239" calcext:value-type="date">
            <text:p>2019-10-10 20:38:14</text:p>
          </table:table-cell>
          <table:table-cell table:style-name="ce7" table:formula="of:=[.A195]" office:value-type="date" office:date-value="2019-10-10T20:38:13.999239" calcext:value-type="date">
            <text:p>2019-10-10 20:38:14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20:38:13.99923894089" calcext:value-type="date">
            <text:p>12/30/99 08:38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=0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formula="of:=SUM(MOD(SUM([.L194]-[.L$2];[.T$2]);[.R$2]-[.L$2]);[.L$2])" office:value-type="time" office:time-value="PT21H20M00S" calcext:value-type="time">
            <text:p>21:20:00</text:p>
          </table:table-cell>
          <table:table-cell table:formula="of:=IF([.L195]&lt;[.L194];[.M194]+[.H$2];[.M194])" office:value-type="float" office:value="420" calcext:value-type="float">
            <text:p>420</text:p>
          </table:table-cell>
          <table:table-cell table:formula="of:=OFFSET([.C$4];[.M195];0)" office:value-type="float" office:value="43752" calcext:value-type="float">
            <text:p>43752</text:p>
          </table:table-cell>
          <table:table-cell table:formula="of:=[.L195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5];0)&lt;=[.O1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20:38:38.090562" calcext:value-type="date">
            <text:p>2019-10-10 20:38:38</text:p>
          </table:table-cell>
          <table:table-cell table:style-name="ce7" table:formula="of:=[.A196]" office:value-type="date" office:date-value="2019-10-10T20:38:38.090562" calcext:value-type="date">
            <text:p>2019-10-10 20:38:38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20:38:38.09056182392" calcext:value-type="date">
            <text:p>12/30/99 08:38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=0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formula="of:=SUM(MOD(SUM([.L195]-[.L$2];[.T$2]);[.R$2]-[.L$2]);[.L$2])" office:value-type="time" office:time-value="PT21H30M00S" calcext:value-type="time">
            <text:p>21:30:00</text:p>
          </table:table-cell>
          <table:table-cell table:formula="of:=IF([.L196]&lt;[.L195];[.M195]+[.H$2];[.M195])" office:value-type="float" office:value="420" calcext:value-type="float">
            <text:p>420</text:p>
          </table:table-cell>
          <table:table-cell table:formula="of:=OFFSET([.C$4];[.M196];0)" office:value-type="float" office:value="43752" calcext:value-type="float">
            <text:p>43752</text:p>
          </table:table-cell>
          <table:table-cell table:formula="of:=[.L196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96];0)&lt;=[.O1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20:47:23.979022" calcext:value-type="date">
            <text:p>2019-10-10 20:47:24</text:p>
          </table:table-cell>
          <table:table-cell table:style-name="ce7" table:formula="of:=[.A197]" office:value-type="date" office:date-value="2019-10-10T20:47:23.979022" calcext:value-type="date">
            <text:p>2019-10-10 20:47:24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20:47:23.9790221164" calcext:value-type="date">
            <text:p>12/30/99 08:47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=0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196]-[.L$2];[.T$2]);[.R$2]-[.L$2]);[.L$2])" office:value-type="time" office:time-value="PT21H40M00S" calcext:value-type="time">
            <text:p>21:40:00</text:p>
          </table:table-cell>
          <table:table-cell table:formula="of:=IF([.L197]&lt;[.L196];[.M196]+[.H$2];[.M196])" office:value-type="float" office:value="420" calcext:value-type="float">
            <text:p>420</text:p>
          </table:table-cell>
          <table:table-cell table:formula="of:=OFFSET([.C$4];[.M197];0)" office:value-type="float" office:value="43752" calcext:value-type="float">
            <text:p>43752</text:p>
          </table:table-cell>
          <table:table-cell table:formula="of:=[.L197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97];0)&lt;=[.O1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21:02:50.306719" calcext:value-type="date">
            <text:p>2019-10-10 21:02:50</text:p>
          </table:table-cell>
          <table:table-cell table:style-name="ce7" table:formula="of:=[.A198]" office:value-type="date" office:date-value="2019-10-10T21:02:50.306719" calcext:value-type="date">
            <text:p>2019-10-10 21:02:50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21:02:50.3067186987" calcext:value-type="date">
            <text:p>12/30/99 09:02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=0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formula="of:=SUM(MOD(SUM([.L197]-[.L$2];[.T$2]);[.R$2]-[.L$2]);[.L$2])" office:value-type="time" office:time-value="PT21H50M00S" calcext:value-type="time">
            <text:p>21:50:00</text:p>
          </table:table-cell>
          <table:table-cell table:formula="of:=IF([.L198]&lt;[.L197];[.M197]+[.H$2];[.M197])" office:value-type="float" office:value="420" calcext:value-type="float">
            <text:p>420</text:p>
          </table:table-cell>
          <table:table-cell table:formula="of:=OFFSET([.C$4];[.M198];0)" office:value-type="float" office:value="43752" calcext:value-type="float">
            <text:p>43752</text:p>
          </table:table-cell>
          <table:table-cell table:formula="of:=[.L198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98];0)&lt;=[.O1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21:11:49.16535" calcext:value-type="date">
            <text:p>2019-10-10 21:11:49</text:p>
          </table:table-cell>
          <table:table-cell table:style-name="ce7" table:formula="of:=[.A199]" office:value-type="date" office:date-value="2019-10-10T21:11:49.16535" calcext:value-type="date">
            <text:p>2019-10-10 21:11:49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21:11:49.16534978896" calcext:value-type="date">
            <text:p>12/30/99 09:11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=0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98]-[.L$2];[.T$2]);[.R$2]-[.L$2]);[.L$2])" office:value-type="time" office:time-value="PT22H00M00S" calcext:value-type="time">
            <text:p>22:00:00</text:p>
          </table:table-cell>
          <table:table-cell table:formula="of:=IF([.L199]&lt;[.L198];[.M198]+[.H$2];[.M198])" office:value-type="float" office:value="420" calcext:value-type="float">
            <text:p>420</text:p>
          </table:table-cell>
          <table:table-cell table:formula="of:=OFFSET([.C$4];[.M199];0)" office:value-type="float" office:value="43752" calcext:value-type="float">
            <text:p>43752</text:p>
          </table:table-cell>
          <table:table-cell table:formula="of:=[.L199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9];0)&lt;=[.O1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20:22:27.32276" calcext:value-type="date">
            <text:p>2019-10-10 20:22:27</text:p>
          </table:table-cell>
          <table:table-cell table:style-name="ce7" table:formula="of:=[.A200]" office:value-type="date" office:date-value="2019-10-10T20:22:27.32276" calcext:value-type="date">
            <text:p>2019-10-10 20:22:27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20:22:27.32275977731" calcext:value-type="date">
            <text:p>12/30/99 08:22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=0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formula="of:=SUM(MOD(SUM([.L199]-[.L$2];[.T$2]);[.R$2]-[.L$2]);[.L$2])" office:value-type="time" office:time-value="PT22H10M00S" calcext:value-type="time">
            <text:p>22:10:00</text:p>
          </table:table-cell>
          <table:table-cell table:formula="of:=IF([.L200]&lt;[.L199];[.M199]+[.H$2];[.M199])" office:value-type="float" office:value="420" calcext:value-type="float">
            <text:p>420</text:p>
          </table:table-cell>
          <table:table-cell table:formula="of:=OFFSET([.C$4];[.M200];0)" office:value-type="float" office:value="43752" calcext:value-type="float">
            <text:p>43752</text:p>
          </table:table-cell>
          <table:table-cell table:formula="of:=[.L200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00];0)&lt;=[.O2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21:15:21.949653" calcext:value-type="date">
            <text:p>2019-10-10 21:15:22</text:p>
          </table:table-cell>
          <table:table-cell table:style-name="ce7" table:formula="of:=[.A201]" office:value-type="date" office:date-value="2019-10-10T21:15:21.949653" calcext:value-type="date">
            <text:p>2019-10-10 21:15:22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21:15:21.94965253584" calcext:value-type="date">
            <text:p>12/30/99 09:15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=0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formula="of:=SUM(MOD(SUM([.L200]-[.L$2];[.T$2]);[.R$2]-[.L$2]);[.L$2])" office:value-type="time" office:time-value="PT22H20M00S" calcext:value-type="time">
            <text:p>22:20:00</text:p>
          </table:table-cell>
          <table:table-cell table:formula="of:=IF([.L201]&lt;[.L200];[.M200]+[.H$2];[.M200])" office:value-type="float" office:value="420" calcext:value-type="float">
            <text:p>420</text:p>
          </table:table-cell>
          <table:table-cell table:formula="of:=OFFSET([.C$4];[.M201];0)" office:value-type="float" office:value="43752" calcext:value-type="float">
            <text:p>43752</text:p>
          </table:table-cell>
          <table:table-cell table:formula="of:=[.L201]" office:value-type="float" office:value="0.930555555555555" calcext:value-type="float">
            <text:p>0.93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01];0)&lt;=[.O2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21:02:47.996602" calcext:value-type="date">
            <text:p>2019-10-10 21:02:48</text:p>
          </table:table-cell>
          <table:table-cell table:style-name="ce7" table:formula="of:=[.A202]" office:value-type="date" office:date-value="2019-10-10T21:02:47.996602" calcext:value-type="date">
            <text:p>2019-10-10 21:02:48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21:02:47.99660248216" calcext:value-type="date">
            <text:p>12/30/99 09:02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=0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formula="of:=SUM(MOD(SUM([.L201]-[.L$2];[.T$2]);[.R$2]-[.L$2]);[.L$2])" office:value-type="time" office:time-value="PT22H30M00S" calcext:value-type="time">
            <text:p>22:30:00</text:p>
          </table:table-cell>
          <table:table-cell table:formula="of:=IF([.L202]&lt;[.L201];[.M201]+[.H$2];[.M201])" office:value-type="float" office:value="420" calcext:value-type="float">
            <text:p>420</text:p>
          </table:table-cell>
          <table:table-cell table:formula="of:=OFFSET([.C$4];[.M202];0)" office:value-type="float" office:value="43752" calcext:value-type="float">
            <text:p>43752</text:p>
          </table:table-cell>
          <table:table-cell table:formula="of:=[.L202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202];0)&lt;=[.O2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21:01:00.172151" calcext:value-type="date">
            <text:p>2019-10-10 21:01:00</text:p>
          </table:table-cell>
          <table:table-cell table:style-name="ce7" table:formula="of:=[.A203]" office:value-type="date" office:date-value="2019-10-10T21:01:00.172151" calcext:value-type="date">
            <text:p>2019-10-10 21:01:00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21:01:00.17215086613" calcext:value-type="date">
            <text:p>12/30/99 09:01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=0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202]-[.L$2];[.T$2]);[.R$2]-[.L$2]);[.L$2])" office:value-type="time" office:time-value="PT22H40M00S" calcext:value-type="time">
            <text:p>22:40:00</text:p>
          </table:table-cell>
          <table:table-cell table:formula="of:=IF([.L203]&lt;[.L202];[.M202]+[.H$2];[.M202])" office:value-type="float" office:value="420" calcext:value-type="float">
            <text:p>420</text:p>
          </table:table-cell>
          <table:table-cell table:formula="of:=OFFSET([.C$4];[.M203];0)" office:value-type="float" office:value="43752" calcext:value-type="float">
            <text:p>43752</text:p>
          </table:table-cell>
          <table:table-cell table:formula="of:=[.L203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03];0)&lt;=[.O2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20:50:27.304325" calcext:value-type="date">
            <text:p>2019-10-10 20:50:27</text:p>
          </table:table-cell>
          <table:table-cell table:style-name="ce7" table:formula="of:=[.A204]" office:value-type="date" office:date-value="2019-10-10T20:50:27.304325" calcext:value-type="date">
            <text:p>2019-10-10 20:50:27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20:50:27.30432464741" calcext:value-type="date">
            <text:p>12/30/99 08:50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=0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formula="of:=SUM(MOD(SUM([.L203]-[.L$2];[.T$2]);[.R$2]-[.L$2]);[.L$2])" office:value-type="time" office:time-value="PT22H50M00S" calcext:value-type="time">
            <text:p>22:50:00</text:p>
          </table:table-cell>
          <table:table-cell table:formula="of:=IF([.L204]&lt;[.L203];[.M203]+[.H$2];[.M203])" office:value-type="float" office:value="420" calcext:value-type="float">
            <text:p>420</text:p>
          </table:table-cell>
          <table:table-cell table:formula="of:=OFFSET([.C$4];[.M204];0)" office:value-type="float" office:value="43752" calcext:value-type="float">
            <text:p>43752</text:p>
          </table:table-cell>
          <table:table-cell table:formula="of:=[.L204]" office:value-type="float" office:value="0.951388888888889" calcext:value-type="float">
            <text:p>0.9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04];0)&lt;=[.O2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20:40:21.648215" calcext:value-type="date">
            <text:p>2019-10-10 20:40:22</text:p>
          </table:table-cell>
          <table:table-cell table:style-name="ce7" table:formula="of:=[.A205]" office:value-type="date" office:date-value="2019-10-10T20:40:21.648215" calcext:value-type="date">
            <text:p>2019-10-10 20:40:22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20:40:21.64821526967" calcext:value-type="date">
            <text:p>12/30/99 08:40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=0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204]-[.L$2];[.T$2]);[.R$2]-[.L$2]);[.L$2])" office:value-type="time" office:time-value="PT23H00M00S" calcext:value-type="time">
            <text:p>23:00:00</text:p>
          </table:table-cell>
          <table:table-cell table:formula="of:=IF([.L205]&lt;[.L204];[.M204]+[.H$2];[.M204])" office:value-type="float" office:value="420" calcext:value-type="float">
            <text:p>420</text:p>
          </table:table-cell>
          <table:table-cell table:formula="of:=OFFSET([.C$4];[.M205];0)" office:value-type="float" office:value="43752" calcext:value-type="float">
            <text:p>43752</text:p>
          </table:table-cell>
          <table:table-cell table:formula="of:=[.L205]" office:value-type="float" office:value="0.958333333333333" calcext:value-type="float">
            <text:p>0.9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5];0)&lt;=[.O2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20:30:28.322739" calcext:value-type="date">
            <text:p>2019-10-10 20:30:28</text:p>
          </table:table-cell>
          <table:table-cell table:style-name="ce7" table:formula="of:=[.A206]" office:value-type="date" office:date-value="2019-10-10T20:30:28.322739" calcext:value-type="date">
            <text:p>2019-10-10 20:30:28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20:30:28.32273894455" calcext:value-type="date">
            <text:p>12/30/99 08:30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=0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formula="of:=SUM(MOD(SUM([.L205]-[.L$2];[.T$2]);[.R$2]-[.L$2]);[.L$2])" office:value-type="time" office:time-value="PT23H10M00S" calcext:value-type="time">
            <text:p>23:10:00</text:p>
          </table:table-cell>
          <table:table-cell table:formula="of:=IF([.L206]&lt;[.L205];[.M205]+[.H$2];[.M205])" office:value-type="float" office:value="420" calcext:value-type="float">
            <text:p>420</text:p>
          </table:table-cell>
          <table:table-cell table:formula="of:=OFFSET([.C$4];[.M206];0)" office:value-type="float" office:value="43752" calcext:value-type="float">
            <text:p>43752</text:p>
          </table:table-cell>
          <table:table-cell table:formula="of:=[.L206]" office:value-type="float" office:value="0.965277777777778" calcext:value-type="float">
            <text:p>0.965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06];0)&lt;=[.O2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20:48:47.13465" calcext:value-type="date">
            <text:p>2019-10-10 20:48:47</text:p>
          </table:table-cell>
          <table:table-cell table:style-name="ce7" table:formula="of:=[.A207]" office:value-type="date" office:date-value="2019-10-10T20:48:47.13465" calcext:value-type="date">
            <text:p>2019-10-10 20:48:47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20:48:47.13465008419" calcext:value-type="date">
            <text:p>12/30/99 08:48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=0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formula="of:=SUM(MOD(SUM([.L206]-[.L$2];[.T$2]);[.R$2]-[.L$2]);[.L$2])" office:value-type="time" office:time-value="PT23H20M00S" calcext:value-type="time">
            <text:p>23:20:00</text:p>
          </table:table-cell>
          <table:table-cell table:formula="of:=IF([.L207]&lt;[.L206];[.M206]+[.H$2];[.M206])" office:value-type="float" office:value="420" calcext:value-type="float">
            <text:p>420</text:p>
          </table:table-cell>
          <table:table-cell table:formula="of:=OFFSET([.C$4];[.M207];0)" office:value-type="float" office:value="43752" calcext:value-type="float">
            <text:p>43752</text:p>
          </table:table-cell>
          <table:table-cell table:formula="of:=[.L207]" office:value-type="float" office:value="0.972222222222222" calcext:value-type="float">
            <text:p>0.972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20:36:40.790982" calcext:value-type="date">
            <text:p>2019-10-10 20:36:41</text:p>
          </table:table-cell>
          <table:table-cell table:style-name="ce7" table:formula="of:=[.A208]" office:value-type="date" office:date-value="2019-10-10T20:36:40.790982" calcext:value-type="date">
            <text:p>2019-10-10 20:36:41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20:36:40.79098180868" calcext:value-type="date">
            <text:p>12/30/99 08:36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=0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formula="of:=SUM(MOD(SUM([.L207]-[.L$2];[.T$2]);[.R$2]-[.L$2]);[.L$2])" office:value-type="time" office:time-value="PT23H30M00S" calcext:value-type="time">
            <text:p>23:30:00</text:p>
          </table:table-cell>
          <table:table-cell table:formula="of:=IF([.L208]&lt;[.L207];[.M207]+[.H$2];[.M207])" office:value-type="float" office:value="420" calcext:value-type="float">
            <text:p>420</text:p>
          </table:table-cell>
          <table:table-cell table:formula="of:=OFFSET([.C$4];[.M208];0)" office:value-type="float" office:value="43752" calcext:value-type="float">
            <text:p>43752</text:p>
          </table:table-cell>
          <table:table-cell table:formula="of:=[.L208]" office:value-type="float" office:value="0.979166666666667" calcext:value-type="float">
            <text:p>0.979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20:58:04.435334" calcext:value-type="date">
            <text:p>2019-10-10 20:58:04</text:p>
          </table:table-cell>
          <table:table-cell table:style-name="ce7" table:formula="of:=[.A209]" office:value-type="date" office:date-value="2019-10-10T20:58:04.435334" calcext:value-type="date">
            <text:p>2019-10-10 20:58:04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20:58:04.43533375394" calcext:value-type="date">
            <text:p>12/30/99 08:58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=0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208]-[.L$2];[.T$2]);[.R$2]-[.L$2]);[.L$2])" office:value-type="time" office:time-value="PT23H40M00S" calcext:value-type="time">
            <text:p>23:40:00</text:p>
          </table:table-cell>
          <table:table-cell table:formula="of:=IF([.L209]&lt;[.L208];[.M208]+[.H$2];[.M208])" office:value-type="float" office:value="420" calcext:value-type="float">
            <text:p>420</text:p>
          </table:table-cell>
          <table:table-cell table:formula="of:=OFFSET([.C$4];[.M209];0)" office:value-type="float" office:value="43752" calcext:value-type="float">
            <text:p>43752</text:p>
          </table:table-cell>
          <table:table-cell table:formula="of:=[.L209]" office:value-type="float" office:value="0.986111111111111" calcext:value-type="float">
            <text:p>0.98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20:36:17.236578" calcext:value-type="date">
            <text:p>2019-10-10 20:36:17</text:p>
          </table:table-cell>
          <table:table-cell table:style-name="ce7" table:formula="of:=[.A210]" office:value-type="date" office:date-value="2019-10-10T20:36:17.236578" calcext:value-type="date">
            <text:p>2019-10-10 20:36:17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20:36:17.23657828756" calcext:value-type="date">
            <text:p>12/30/99 08:36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=0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formula="of:=SUM(MOD(SUM([.L209]-[.L$2];[.T$2]);[.R$2]-[.L$2]);[.L$2])" office:value-type="time" office:time-value="PT23H50M00S" calcext:value-type="time">
            <text:p>23:50:00</text:p>
          </table:table-cell>
          <table:table-cell table:formula="of:=IF([.L210]&lt;[.L209];[.M209]+[.H$2];[.M209])" office:value-type="float" office:value="420" calcext:value-type="float">
            <text:p>420</text:p>
          </table:table-cell>
          <table:table-cell table:formula="of:=OFFSET([.C$4];[.M210];0)" office:value-type="float" office:value="43752" calcext:value-type="float">
            <text:p>43752</text:p>
          </table:table-cell>
          <table:table-cell table:formula="of:=[.L210]" office:value-type="float" office:value="0.993055555555556" calcext:value-type="float">
            <text:p>0.993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20:56:58.149845" calcext:value-type="date">
            <text:p>2019-10-10 20:56:58</text:p>
          </table:table-cell>
          <table:table-cell table:style-name="ce7" table:formula="of:=[.A211]" office:value-type="date" office:date-value="2019-10-10T20:56:58.149845" calcext:value-type="date">
            <text:p>2019-10-10 20:56:58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20:56:58.14984537195" calcext:value-type="date">
            <text:p>12/30/99 08:56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=0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210]-[.L$2];[.T$2]);[.R$2]-[.L$2]);[.L$2])" office:value-type="time" office:time-value="PT19H40M00S" calcext:value-type="time">
            <text:p>19:40:00</text:p>
          </table:table-cell>
          <table:table-cell table:formula="of:=IF([.L211]&lt;[.L210];[.M210]+[.H$2];[.M210])" office:value-type="float" office:value="480" calcext:value-type="float">
            <text:p>480</text:p>
          </table:table-cell>
          <table:table-cell table:formula="of:=OFFSET([.C$4];[.M211];0)" office:value-type="float" office:value="43753" calcext:value-type="float">
            <text:p>43753</text:p>
          </table:table-cell>
          <table:table-cell table:formula="of:=[.L211]" office:value-type="float" office:value="0.819444444444444" calcext:value-type="float">
            <text:p>0.819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1];0)&lt;=[.O2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20:57:17.529639" calcext:value-type="date">
            <text:p>2019-10-10 20:57:18</text:p>
          </table:table-cell>
          <table:table-cell table:style-name="ce7" table:formula="of:=[.A212]" office:value-type="date" office:date-value="2019-10-10T20:57:17.529639" calcext:value-type="date">
            <text:p>2019-10-10 20:57:18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20:57:17.52963866573" calcext:value-type="date">
            <text:p>12/30/99 08:57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=0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formula="of:=SUM(MOD(SUM([.L211]-[.L$2];[.T$2]);[.R$2]-[.L$2]);[.L$2])" office:value-type="time" office:time-value="PT19H50M00S" calcext:value-type="time">
            <text:p>19:50:00</text:p>
          </table:table-cell>
          <table:table-cell table:formula="of:=IF([.L212]&lt;[.L211];[.M211]+[.H$2];[.M211])" office:value-type="float" office:value="480" calcext:value-type="float">
            <text:p>480</text:p>
          </table:table-cell>
          <table:table-cell table:formula="of:=OFFSET([.C$4];[.M212];0)" office:value-type="float" office:value="43753" calcext:value-type="float">
            <text:p>43753</text:p>
          </table:table-cell>
          <table:table-cell table:formula="of:=[.L212]" office:value-type="float" office:value="0.826388888888889" calcext:value-type="float">
            <text:p>0.826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12];0)&lt;=[.O2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21:22:27.063068" calcext:value-type="date">
            <text:p>2019-10-10 21:22:27</text:p>
          </table:table-cell>
          <table:table-cell table:style-name="ce7" table:formula="of:=[.A213]" office:value-type="date" office:date-value="2019-10-10T21:22:27.063068" calcext:value-type="date">
            <text:p>2019-10-10 21:22:27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21:22:27.06306788139" calcext:value-type="date">
            <text:p>12/30/99 09:22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=0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formula="of:=SUM(MOD(SUM([.L212]-[.L$2];[.T$2]);[.R$2]-[.L$2]);[.L$2])" office:value-type="time" office:time-value="PT20H00M00S" calcext:value-type="time">
            <text:p>20:00:00</text:p>
          </table:table-cell>
          <table:table-cell table:formula="of:=IF([.L213]&lt;[.L212];[.M212]+[.H$2];[.M212])" office:value-type="float" office:value="480" calcext:value-type="float">
            <text:p>480</text:p>
          </table:table-cell>
          <table:table-cell table:formula="of:=OFFSET([.C$4];[.M213];0)" office:value-type="float" office:value="43753" calcext:value-type="float">
            <text:p>43753</text:p>
          </table:table-cell>
          <table:table-cell table:formula="of:=[.L213]" office:value-type="float" office:value="0.833333333333333" calcext:value-type="float">
            <text:p>0.833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13];0)&lt;=[.O2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20:52:38.97978" calcext:value-type="date">
            <text:p>2019-10-10 20:52:39</text:p>
          </table:table-cell>
          <table:table-cell table:style-name="ce7" table:formula="of:=[.A214]" office:value-type="date" office:date-value="2019-10-10T20:52:38.97978" calcext:value-type="date">
            <text:p>2019-10-10 20:52:39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20:52:38.97977971472" calcext:value-type="date">
            <text:p>12/30/99 08:52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=0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formula="of:=SUM(MOD(SUM([.L213]-[.L$2];[.T$2]);[.R$2]-[.L$2]);[.L$2])" office:value-type="time" office:time-value="PT20H10M00S" calcext:value-type="time">
            <text:p>20:10:00</text:p>
          </table:table-cell>
          <table:table-cell table:formula="of:=IF([.L214]&lt;[.L213];[.M213]+[.H$2];[.M213])" office:value-type="float" office:value="480" calcext:value-type="float">
            <text:p>480</text:p>
          </table:table-cell>
          <table:table-cell table:formula="of:=OFFSET([.C$4];[.M214];0)" office:value-type="float" office:value="43753" calcext:value-type="float">
            <text:p>43753</text:p>
          </table:table-cell>
          <table:table-cell table:formula="of:=[.L214]" office:value-type="float" office:value="0.840277777777778" calcext:value-type="float">
            <text:p>0.8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4];0)&lt;=[.O2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21:07:30.333489" calcext:value-type="date">
            <text:p>2019-10-10 21:07:30</text:p>
          </table:table-cell>
          <table:table-cell table:style-name="ce7" table:formula="of:=[.A215]" office:value-type="date" office:date-value="2019-10-10T21:07:30.333489" calcext:value-type="date">
            <text:p>2019-10-10 21:07:30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21:07:30.33348889556" calcext:value-type="date">
            <text:p>12/30/99 09:07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=0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214]-[.L$2];[.T$2]);[.R$2]-[.L$2]);[.L$2])" office:value-type="time" office:time-value="PT20H20M00S" calcext:value-type="time">
            <text:p>20:20:00</text:p>
          </table:table-cell>
          <table:table-cell table:formula="of:=IF([.L215]&lt;[.L214];[.M214]+[.H$2];[.M214])" office:value-type="float" office:value="480" calcext:value-type="float">
            <text:p>480</text:p>
          </table:table-cell>
          <table:table-cell table:formula="of:=OFFSET([.C$4];[.M215];0)" office:value-type="float" office:value="43753" calcext:value-type="float">
            <text:p>43753</text:p>
          </table:table-cell>
          <table:table-cell table:formula="of:=[.L215]" office:value-type="float" office:value="0.847222222222222" calcext:value-type="float">
            <text:p>0.8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15];0)&lt;=[.O2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20:48:03.526424" calcext:value-type="date">
            <text:p>2019-10-10 20:48:04</text:p>
          </table:table-cell>
          <table:table-cell table:style-name="ce7" table:formula="of:=[.A216]" office:value-type="date" office:date-value="2019-10-10T20:48:03.526424" calcext:value-type="date">
            <text:p>2019-10-10 20:48:04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20:48:03.52642378304" calcext:value-type="date">
            <text:p>12/30/99 08:48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=0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formula="of:=SUM(MOD(SUM([.L215]-[.L$2];[.T$2]);[.R$2]-[.L$2]);[.L$2])" office:value-type="time" office:time-value="PT20H30M00S" calcext:value-type="time">
            <text:p>20:30:00</text:p>
          </table:table-cell>
          <table:table-cell table:formula="of:=IF([.L216]&lt;[.L215];[.M215]+[.H$2];[.M215])" office:value-type="float" office:value="480" calcext:value-type="float">
            <text:p>480</text:p>
          </table:table-cell>
          <table:table-cell table:formula="of:=OFFSET([.C$4];[.M216];0)" office:value-type="float" office:value="43753" calcext:value-type="float">
            <text:p>43753</text:p>
          </table:table-cell>
          <table:table-cell table:formula="of:=[.L216]" office:value-type="float" office:value="0.854166666666667" calcext:value-type="float">
            <text:p>0.8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16];0)&lt;=[.O2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20:44:52.29105" calcext:value-type="date">
            <text:p>2019-10-10 20:44:52</text:p>
          </table:table-cell>
          <table:table-cell table:style-name="ce7" table:formula="of:=[.A217]" office:value-type="date" office:date-value="2019-10-10T20:44:52.29105" calcext:value-type="date">
            <text:p>2019-10-10 20:44:52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20:44:52.29105049744" calcext:value-type="date">
            <text:p>12/30/99 08:44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=0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216]-[.L$2];[.T$2]);[.R$2]-[.L$2]);[.L$2])" office:value-type="time" office:time-value="PT20H40M00S" calcext:value-type="time">
            <text:p>20:40:00</text:p>
          </table:table-cell>
          <table:table-cell table:formula="of:=IF([.L217]&lt;[.L216];[.M216]+[.H$2];[.M216])" office:value-type="float" office:value="480" calcext:value-type="float">
            <text:p>480</text:p>
          </table:table-cell>
          <table:table-cell table:formula="of:=OFFSET([.C$4];[.M217];0)" office:value-type="float" office:value="43753" calcext:value-type="float">
            <text:p>43753</text:p>
          </table:table-cell>
          <table:table-cell table:formula="of:=[.L217]" office:value-type="float" office:value="0.861111111111111" calcext:value-type="float">
            <text:p>0.8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17];0)&lt;=[.O2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20:53:09.187355" calcext:value-type="date">
            <text:p>2019-10-10 20:53:09</text:p>
          </table:table-cell>
          <table:table-cell table:style-name="ce7" table:formula="of:=[.A218]" office:value-type="date" office:date-value="2019-10-10T20:53:09.187355" calcext:value-type="date">
            <text:p>2019-10-10 20:53:09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20:53:09.18735512998" calcext:value-type="date">
            <text:p>12/30/99 08:53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=0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formula="of:=SUM(MOD(SUM([.L217]-[.L$2];[.T$2]);[.R$2]-[.L$2]);[.L$2])" office:value-type="time" office:time-value="PT20H50M00S" calcext:value-type="time">
            <text:p>20:50:00</text:p>
          </table:table-cell>
          <table:table-cell table:formula="of:=IF([.L218]&lt;[.L217];[.M217]+[.H$2];[.M217])" office:value-type="float" office:value="480" calcext:value-type="float">
            <text:p>480</text:p>
          </table:table-cell>
          <table:table-cell table:formula="of:=OFFSET([.C$4];[.M218];0)" office:value-type="float" office:value="43753" calcext:value-type="float">
            <text:p>43753</text:p>
          </table:table-cell>
          <table:table-cell table:formula="of:=[.L218]" office:value-type="float" office:value="0.868055555555556" calcext:value-type="float">
            <text:p>0.86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18];0)&lt;=[.O2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20:51:11.231271" calcext:value-type="date">
            <text:p>2019-10-10 20:51:11</text:p>
          </table:table-cell>
          <table:table-cell table:style-name="ce7" table:formula="of:=[.A219]" office:value-type="date" office:date-value="2019-10-10T20:51:11.231271" calcext:value-type="date">
            <text:p>2019-10-10 20:51:11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20:51:11.23127093073" calcext:value-type="date">
            <text:p>12/30/99 08:51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=0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formula="of:=SUM(MOD(SUM([.L218]-[.L$2];[.T$2]);[.R$2]-[.L$2]);[.L$2])" office:value-type="time" office:time-value="PT21H00M00S" calcext:value-type="time">
            <text:p>21:00:00</text:p>
          </table:table-cell>
          <table:table-cell table:formula="of:=IF([.L219]&lt;[.L218];[.M218]+[.H$2];[.M218])" office:value-type="float" office:value="480" calcext:value-type="float">
            <text:p>480</text:p>
          </table:table-cell>
          <table:table-cell table:formula="of:=OFFSET([.C$4];[.M219];0)" office:value-type="float" office:value="43753" calcext:value-type="float">
            <text:p>43753</text:p>
          </table:table-cell>
          <table:table-cell table:formula="of:=[.L219]" office:value-type="float" office:value="0.875" calcext:value-type="float">
            <text:p>0.875</text:p>
          </table:table-cell>
          <table:table-cell office:value-type="float" office:value="222" calcext:value-type="float">
            <text:p>222</text:p>
          </table:table-cell>
          <table:table-cell table:formula="of:=IF(OFFSET([.D$4];[.M219];0)&lt;=[.O2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21:10:55.074724" calcext:value-type="date">
            <text:p>2019-10-10 21:10:55</text:p>
          </table:table-cell>
          <table:table-cell table:style-name="ce7" table:formula="of:=[.A220]" office:value-type="date" office:date-value="2019-10-10T21:10:55.074724" calcext:value-type="date">
            <text:p>2019-10-10 21:10:55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21:10:55.07472397294" calcext:value-type="date">
            <text:p>12/30/99 09:10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=0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formula="of:=SUM(MOD(SUM([.L219]-[.L$2];[.T$2]);[.R$2]-[.L$2]);[.L$2])" office:value-type="time" office:time-value="PT21H10M00S" calcext:value-type="time">
            <text:p>21:10:00</text:p>
          </table:table-cell>
          <table:table-cell table:formula="of:=IF([.L220]&lt;[.L219];[.M219]+[.H$2];[.M219])" office:value-type="float" office:value="480" calcext:value-type="float">
            <text:p>480</text:p>
          </table:table-cell>
          <table:table-cell table:formula="of:=OFFSET([.C$4];[.M220];0)" office:value-type="float" office:value="43753" calcext:value-type="float">
            <text:p>43753</text:p>
          </table:table-cell>
          <table:table-cell table:formula="of:=[.L220]" office:value-type="float" office:value="0.881944444444444" calcext:value-type="float">
            <text:p>0.8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20:48:26.537821" calcext:value-type="date">
            <text:p>2019-10-10 20:48:27</text:p>
          </table:table-cell>
          <table:table-cell table:style-name="ce7" table:formula="of:=[.A221]" office:value-type="date" office:date-value="2019-10-10T20:48:26.537821" calcext:value-type="date">
            <text:p>2019-10-10 20:48:27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20:48:26.53782142326" calcext:value-type="date">
            <text:p>12/30/99 08:48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=0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220]-[.L$2];[.T$2]);[.R$2]-[.L$2]);[.L$2])" office:value-type="time" office:time-value="PT21H20M00S" calcext:value-type="time">
            <text:p>21:20:00</text:p>
          </table:table-cell>
          <table:table-cell table:formula="of:=IF([.L221]&lt;[.L220];[.M220]+[.H$2];[.M220])" office:value-type="float" office:value="480" calcext:value-type="float">
            <text:p>480</text:p>
          </table:table-cell>
          <table:table-cell table:formula="of:=OFFSET([.C$4];[.M221];0)" office:value-type="float" office:value="43753" calcext:value-type="float">
            <text:p>43753</text:p>
          </table:table-cell>
          <table:table-cell table:formula="of:=[.L221]" office:value-type="float" office:value="0.888888888888889" calcext:value-type="float">
            <text:p>0.8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20:52:48.529775" calcext:value-type="date">
            <text:p>2019-10-10 20:52:49</text:p>
          </table:table-cell>
          <table:table-cell table:style-name="ce7" table:formula="of:=[.A222]" office:value-type="date" office:date-value="2019-10-10T20:52:48.529775" calcext:value-type="date">
            <text:p>2019-10-10 20:52:49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20:52:48.52977506351" calcext:value-type="date">
            <text:p>12/30/99 08:52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=0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221]-[.L$2];[.T$2]);[.R$2]-[.L$2]);[.L$2])" office:value-type="time" office:time-value="PT21H30M00S" calcext:value-type="time">
            <text:p>21:30:00</text:p>
          </table:table-cell>
          <table:table-cell table:formula="of:=IF([.L222]&lt;[.L221];[.M221]+[.H$2];[.M221])" office:value-type="float" office:value="480" calcext:value-type="float">
            <text:p>480</text:p>
          </table:table-cell>
          <table:table-cell table:formula="of:=OFFSET([.C$4];[.M222];0)" office:value-type="float" office:value="43753" calcext:value-type="float">
            <text:p>43753</text:p>
          </table:table-cell>
          <table:table-cell table:formula="of:=[.L222]" office:value-type="float" office:value="0.895833333333333" calcext:value-type="float">
            <text:p>0.8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20:30:03.357323" calcext:value-type="date">
            <text:p>2019-10-10 20:30:03</text:p>
          </table:table-cell>
          <table:table-cell table:style-name="ce7" table:formula="of:=[.A223]" office:value-type="date" office:date-value="2019-10-10T20:30:03.357323" calcext:value-type="date">
            <text:p>2019-10-10 20:30:03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20:30:03.35732290987" calcext:value-type="date">
            <text:p>12/30/99 08:30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=0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222]-[.L$2];[.T$2]);[.R$2]-[.L$2]);[.L$2])" office:value-type="time" office:time-value="PT21H40M00S" calcext:value-type="time">
            <text:p>21:40:00</text:p>
          </table:table-cell>
          <table:table-cell table:formula="of:=IF([.L223]&lt;[.L222];[.M222]+[.H$2];[.M222])" office:value-type="float" office:value="480" calcext:value-type="float">
            <text:p>480</text:p>
          </table:table-cell>
          <table:table-cell table:formula="of:=OFFSET([.C$4];[.M223];0)" office:value-type="float" office:value="43753" calcext:value-type="float">
            <text:p>43753</text:p>
          </table:table-cell>
          <table:table-cell table:formula="of:=[.L223]" office:value-type="float" office:value="0.902777777777778" calcext:value-type="float">
            <text:p>0.9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20:34:44.095687" calcext:value-type="date">
            <text:p>2019-10-10 20:34:44</text:p>
          </table:table-cell>
          <table:table-cell table:style-name="ce7" table:formula="of:=[.A224]" office:value-type="date" office:date-value="2019-10-10T20:34:44.095687" calcext:value-type="date">
            <text:p>2019-10-10 20:34:44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20:34:44.09568713978" calcext:value-type="date">
            <text:p>12/30/99 08:34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=0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formula="of:=SUM(MOD(SUM([.L223]-[.L$2];[.T$2]);[.R$2]-[.L$2]);[.L$2])" office:value-type="time" office:time-value="PT21H50M00S" calcext:value-type="time">
            <text:p>21:50:00</text:p>
          </table:table-cell>
          <table:table-cell table:formula="of:=IF([.L224]&lt;[.L223];[.M223]+[.H$2];[.M223])" office:value-type="float" office:value="480" calcext:value-type="float">
            <text:p>480</text:p>
          </table:table-cell>
          <table:table-cell table:formula="of:=OFFSET([.C$4];[.M224];0)" office:value-type="float" office:value="43753" calcext:value-type="float">
            <text:p>43753</text:p>
          </table:table-cell>
          <table:table-cell table:formula="of:=[.L224]" office:value-type="float" office:value="0.909722222222222" calcext:value-type="float">
            <text:p>0.9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4];0)&lt;=[.O2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20:30:48.452561" calcext:value-type="date">
            <text:p>2019-10-10 20:30:48</text:p>
          </table:table-cell>
          <table:table-cell table:style-name="ce7" table:formula="of:=[.A225]" office:value-type="date" office:date-value="2019-10-10T20:30:48.452561" calcext:value-type="date">
            <text:p>2019-10-10 20:30:48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20:30:48.45256148838" calcext:value-type="date">
            <text:p>12/30/99 08:30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=0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224]-[.L$2];[.T$2]);[.R$2]-[.L$2]);[.L$2])" office:value-type="time" office:time-value="PT22H00M00S" calcext:value-type="time">
            <text:p>22:00:00</text:p>
          </table:table-cell>
          <table:table-cell table:formula="of:=IF([.L225]&lt;[.L224];[.M224]+[.H$2];[.M224])" office:value-type="float" office:value="480" calcext:value-type="float">
            <text:p>480</text:p>
          </table:table-cell>
          <table:table-cell table:formula="of:=OFFSET([.C$4];[.M225];0)" office:value-type="float" office:value="43753" calcext:value-type="float">
            <text:p>43753</text:p>
          </table:table-cell>
          <table:table-cell table:formula="of:=[.L225]" office:value-type="float" office:value="0.916666666666667" calcext:value-type="float">
            <text:p>0.9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25];0)&lt;=[.O2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20:44:03.211379" calcext:value-type="date">
            <text:p>2019-10-10 20:44:03</text:p>
          </table:table-cell>
          <table:table-cell table:style-name="ce7" table:formula="of:=[.A226]" office:value-type="date" office:date-value="2019-10-10T20:44:03.211379" calcext:value-type="date">
            <text:p>2019-10-10 20:44:03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20:44:03.21137932129" calcext:value-type="date">
            <text:p>12/30/99 08:44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=0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formula="of:=SUM(MOD(SUM([.L225]-[.L$2];[.T$2]);[.R$2]-[.L$2]);[.L$2])" office:value-type="time" office:time-value="PT22H10M00S" calcext:value-type="time">
            <text:p>22:10:00</text:p>
          </table:table-cell>
          <table:table-cell table:formula="of:=IF([.L226]&lt;[.L225];[.M225]+[.H$2];[.M225])" office:value-type="float" office:value="480" calcext:value-type="float">
            <text:p>480</text:p>
          </table:table-cell>
          <table:table-cell table:formula="of:=OFFSET([.C$4];[.M226];0)" office:value-type="float" office:value="43753" calcext:value-type="float">
            <text:p>43753</text:p>
          </table:table-cell>
          <table:table-cell table:formula="of:=[.L226]" office:value-type="float" office:value="0.923611111111111" calcext:value-type="float">
            <text:p>0.9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26];0)&lt;=[.O2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20:42:00.123992" calcext:value-type="date">
            <text:p>2019-10-10 20:42:00</text:p>
          </table:table-cell>
          <table:table-cell table:style-name="ce7" table:formula="of:=[.A227]" office:value-type="date" office:date-value="2019-10-10T20:42:00.123992" calcext:value-type="date">
            <text:p>2019-10-10 20:42:00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20:42:00.12399248779" calcext:value-type="date">
            <text:p>12/30/99 08:42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=0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formula="of:=SUM(MOD(SUM([.L226]-[.L$2];[.T$2]);[.R$2]-[.L$2]);[.L$2])" office:value-type="time" office:time-value="PT22H19M59.999999999S" calcext:value-type="time">
            <text:p>22:20:00</text:p>
          </table:table-cell>
          <table:table-cell table:formula="of:=IF([.L227]&lt;[.L226];[.M226]+[.H$2];[.M226])" office:value-type="float" office:value="480" calcext:value-type="float">
            <text:p>480</text:p>
          </table:table-cell>
          <table:table-cell table:formula="of:=OFFSET([.C$4];[.M227];0)" office:value-type="float" office:value="43753" calcext:value-type="float">
            <text:p>43753</text:p>
          </table:table-cell>
          <table:table-cell table:formula="of:=[.L227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27];0)&lt;=[.O2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20:37:22.378426" calcext:value-type="date">
            <text:p>2019-10-10 20:37:22</text:p>
          </table:table-cell>
          <table:table-cell table:style-name="ce7" table:formula="of:=[.A228]" office:value-type="date" office:date-value="2019-10-10T20:37:22.378426" calcext:value-type="date">
            <text:p>2019-10-10 20:37:22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20:37:22.37842597067" calcext:value-type="date">
            <text:p>12/30/99 08:37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=0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227]-[.L$2];[.T$2]);[.R$2]-[.L$2]);[.L$2])" office:value-type="time" office:time-value="PT22H30M00S" calcext:value-type="time">
            <text:p>22:30:00</text:p>
          </table:table-cell>
          <table:table-cell table:formula="of:=IF([.L228]&lt;[.L227];[.M227]+[.H$2];[.M227])" office:value-type="float" office:value="480" calcext:value-type="float">
            <text:p>480</text:p>
          </table:table-cell>
          <table:table-cell table:formula="of:=OFFSET([.C$4];[.M228];0)" office:value-type="float" office:value="43753" calcext:value-type="float">
            <text:p>43753</text:p>
          </table:table-cell>
          <table:table-cell table:formula="of:=[.L228]" office:value-type="float" office:value="0.9375" calcext:value-type="float">
            <text:p>0.9375</text:p>
          </table:table-cell>
          <table:table-cell office:value-type="float" office:value="222" calcext:value-type="float">
            <text:p>222</text:p>
          </table:table-cell>
          <table:table-cell table:formula="of:=IF(OFFSET([.D$4];[.M228];0)&lt;=[.O2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20:57:24.41967" calcext:value-type="date">
            <text:p>2019-10-10 20:57:24</text:p>
          </table:table-cell>
          <table:table-cell table:style-name="ce7" table:formula="of:=[.A229]" office:value-type="date" office:date-value="2019-10-10T20:57:24.41967" calcext:value-type="date">
            <text:p>2019-10-10 20:57:24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20:57:24.419669942" calcext:value-type="date">
            <text:p>12/30/99 08:57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=0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228]-[.L$2];[.T$2]);[.R$2]-[.L$2]);[.L$2])" office:value-type="time" office:time-value="PT22H40M00S" calcext:value-type="time">
            <text:p>22:40:00</text:p>
          </table:table-cell>
          <table:table-cell table:formula="of:=IF([.L229]&lt;[.L228];[.M228]+[.H$2];[.M228])" office:value-type="float" office:value="480" calcext:value-type="float">
            <text:p>480</text:p>
          </table:table-cell>
          <table:table-cell table:formula="of:=OFFSET([.C$4];[.M229];0)" office:value-type="float" office:value="43753" calcext:value-type="float">
            <text:p>43753</text:p>
          </table:table-cell>
          <table:table-cell table:formula="of:=[.L229]" office:value-type="float" office:value="0.944444444444444" calcext:value-type="float">
            <text:p>0.9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20:35:12.458776" calcext:value-type="date">
            <text:p>2019-10-10 20:35:12</text:p>
          </table:table-cell>
          <table:table-cell table:style-name="ce7" table:formula="of:=[.A230]" office:value-type="date" office:date-value="2019-10-10T20:35:12.458776" calcext:value-type="date">
            <text:p>2019-10-10 20:35:12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20:35:12.45877572801" calcext:value-type="date">
            <text:p>12/30/99 08:35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=0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formula="of:=SUM(MOD(SUM([.L229]-[.L$2];[.T$2]);[.R$2]-[.L$2]);[.L$2])" office:value-type="time" office:time-value="PT22H49M59.999999999S" calcext:value-type="time">
            <text:p>22:50:00</text:p>
          </table:table-cell>
          <table:table-cell table:formula="of:=IF([.L230]&lt;[.L229];[.M229]+[.H$2];[.M229])" office:value-type="float" office:value="480" calcext:value-type="float">
            <text:p>480</text:p>
          </table:table-cell>
          <table:table-cell table:formula="of:=OFFSET([.C$4];[.M230];0)" office:value-type="float" office:value="43753" calcext:value-type="float">
            <text:p>43753</text:p>
          </table:table-cell>
          <table:table-cell table:formula="of:=[.L230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20:54:31.385341" calcext:value-type="date">
            <text:p>2019-10-10 20:54:31</text:p>
          </table:table-cell>
          <table:table-cell table:style-name="ce7" table:formula="of:=[.A231]" office:value-type="date" office:date-value="2019-10-10T20:54:31.385341" calcext:value-type="date">
            <text:p>2019-10-10 20:54:31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20:54:31.38534081168" calcext:value-type="date">
            <text:p>12/30/99 08:54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=0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230]-[.L$2];[.T$2]);[.R$2]-[.L$2]);[.L$2])" office:value-type="time" office:time-value="PT22H59M59.999999999S" calcext:value-type="time">
            <text:p>23:00:00</text:p>
          </table:table-cell>
          <table:table-cell table:formula="of:=IF([.L231]&lt;[.L230];[.M230]+[.H$2];[.M230])" office:value-type="float" office:value="480" calcext:value-type="float">
            <text:p>480</text:p>
          </table:table-cell>
          <table:table-cell table:formula="of:=OFFSET([.C$4];[.M231];0)" office:value-type="float" office:value="43753" calcext:value-type="float">
            <text:p>43753</text:p>
          </table:table-cell>
          <table:table-cell table:formula="of:=[.L231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20:47:34.383444" calcext:value-type="date">
            <text:p>2019-10-10 20:47:34</text:p>
          </table:table-cell>
          <table:table-cell table:style-name="ce7" table:formula="of:=[.A232]" office:value-type="date" office:date-value="2019-10-10T20:47:34.383444" calcext:value-type="date">
            <text:p>2019-10-10 20:47:34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20:47:34.38344352879" calcext:value-type="date">
            <text:p>12/30/99 08:47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=0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formula="of:=SUM(MOD(SUM([.L231]-[.L$2];[.T$2]);[.R$2]-[.L$2]);[.L$2])" office:value-type="time" office:time-value="PT23H09M59.999999999S" calcext:value-type="time">
            <text:p>23:10:00</text:p>
          </table:table-cell>
          <table:table-cell table:formula="of:=IF([.L232]&lt;[.L231];[.M231]+[.H$2];[.M231])" office:value-type="float" office:value="480" calcext:value-type="float">
            <text:p>480</text:p>
          </table:table-cell>
          <table:table-cell table:formula="of:=OFFSET([.C$4];[.M232];0)" office:value-type="float" office:value="43753" calcext:value-type="float">
            <text:p>43753</text:p>
          </table:table-cell>
          <table:table-cell table:formula="of:=[.L232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21:15:39.4653" calcext:value-type="date">
            <text:p>2019-10-10 21:15:39</text:p>
          </table:table-cell>
          <table:table-cell table:style-name="ce7" table:formula="of:=[.A233]" office:value-type="date" office:date-value="2019-10-10T21:15:39.4653" calcext:value-type="date">
            <text:p>2019-10-10 21:15:39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21:15:39.46530008689" calcext:value-type="date">
            <text:p>12/30/99 09:15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=0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formula="of:=SUM(MOD(SUM([.L232]-[.L$2];[.T$2]);[.R$2]-[.L$2]);[.L$2])" office:value-type="time" office:time-value="PT23H19M59.999999999S" calcext:value-type="time">
            <text:p>23:20:00</text:p>
          </table:table-cell>
          <table:table-cell table:formula="of:=IF([.L233]&lt;[.L232];[.M232]+[.H$2];[.M232])" office:value-type="float" office:value="480" calcext:value-type="float">
            <text:p>480</text:p>
          </table:table-cell>
          <table:table-cell table:formula="of:=OFFSET([.C$4];[.M233];0)" office:value-type="float" office:value="43753" calcext:value-type="float">
            <text:p>43753</text:p>
          </table:table-cell>
          <table:table-cell table:formula="of:=[.L233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20:40:53.347213" calcext:value-type="date">
            <text:p>2019-10-10 20:40:53</text:p>
          </table:table-cell>
          <table:table-cell table:style-name="ce7" table:formula="of:=[.A234]" office:value-type="date" office:date-value="2019-10-10T20:40:53.347213" calcext:value-type="date">
            <text:p>2019-10-10 20:40:53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20:40:53.34721289109" calcext:value-type="date">
            <text:p>12/30/99 08:40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=0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233]-[.L$2];[.T$2]);[.R$2]-[.L$2]);[.L$2])" office:value-type="time" office:time-value="PT23H29M59.999999999S" calcext:value-type="time">
            <text:p>23:30:00</text:p>
          </table:table-cell>
          <table:table-cell table:formula="of:=IF([.L234]&lt;[.L233];[.M233]+[.H$2];[.M233])" office:value-type="float" office:value="480" calcext:value-type="float">
            <text:p>480</text:p>
          </table:table-cell>
          <table:table-cell table:formula="of:=OFFSET([.C$4];[.M234];0)" office:value-type="float" office:value="43753" calcext:value-type="float">
            <text:p>43753</text:p>
          </table:table-cell>
          <table:table-cell table:formula="of:=[.L234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21:11:14.990929" calcext:value-type="date">
            <text:p>2019-10-10 21:11:15</text:p>
          </table:table-cell>
          <table:table-cell table:style-name="ce7" table:formula="of:=[.A235]" office:value-type="date" office:date-value="2019-10-10T21:11:14.990929" calcext:value-type="date">
            <text:p>2019-10-10 21:11:15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21:11:14.99092931394" calcext:value-type="date">
            <text:p>12/30/99 09:11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=0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234]-[.L$2];[.T$2]);[.R$2]-[.L$2]);[.L$2])" office:value-type="time" office:time-value="PT23H39M59.999999999S" calcext:value-type="time">
            <text:p>23:40:00</text:p>
          </table:table-cell>
          <table:table-cell table:formula="of:=IF([.L235]&lt;[.L234];[.M234]+[.H$2];[.M234])" office:value-type="float" office:value="480" calcext:value-type="float">
            <text:p>480</text:p>
          </table:table-cell>
          <table:table-cell table:formula="of:=OFFSET([.C$4];[.M235];0)" office:value-type="float" office:value="43753" calcext:value-type="float">
            <text:p>43753</text:p>
          </table:table-cell>
          <table:table-cell table:formula="of:=[.L235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20:39:17.903514" calcext:value-type="date">
            <text:p>2019-10-10 20:39:18</text:p>
          </table:table-cell>
          <table:table-cell table:style-name="ce7" table:formula="of:=[.A236]" office:value-type="date" office:date-value="2019-10-10T20:39:17.903514" calcext:value-type="date">
            <text:p>2019-10-10 20:39:18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20:39:17.90351412725" calcext:value-type="date">
            <text:p>12/30/99 08:39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=0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formula="of:=SUM(MOD(SUM([.L235]-[.L$2];[.T$2]);[.R$2]-[.L$2]);[.L$2])" office:value-type="time" office:time-value="PT23H49M59.999999999S" calcext:value-type="time">
            <text:p>23:50:00</text:p>
          </table:table-cell>
          <table:table-cell table:formula="of:=IF([.L236]&lt;[.L235];[.M235]+[.H$2];[.M235])" office:value-type="float" office:value="480" calcext:value-type="float">
            <text:p>480</text:p>
          </table:table-cell>
          <table:table-cell table:formula="of:=OFFSET([.C$4];[.M236];0)" office:value-type="float" office:value="43753" calcext:value-type="float">
            <text:p>43753</text:p>
          </table:table-cell>
          <table:table-cell table:formula="of:=[.L236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20:43:30.319278" calcext:value-type="date">
            <text:p>2019-10-10 20:43:30</text:p>
          </table:table-cell>
          <table:table-cell table:style-name="ce7" table:formula="of:=[.A237]" office:value-type="date" office:date-value="2019-10-10T20:43:30.319278" calcext:value-type="date">
            <text:p>2019-10-10 20:43:30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20:43:30.3192781331" calcext:value-type="date">
            <text:p>12/30/99 08:43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=0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236]-[.L$2];[.T$2]);[.R$2]-[.L$2]);[.L$2])" office:value-type="time" office:time-value="PT19H39M59.999999999S" calcext:value-type="time">
            <text:p>19:40:00</text:p>
          </table:table-cell>
          <table:table-cell table:formula="of:=IF([.L237]&lt;[.L236];[.M236]+[.H$2];[.M236])" office:value-type="float" office:value="540" calcext:value-type="float">
            <text:p>540</text:p>
          </table:table-cell>
          <table:table-cell table:formula="of:=OFFSET([.C$4];[.M237];0)" office:value-type="float" office:value="43754" calcext:value-type="float">
            <text:p>43754</text:p>
          </table:table-cell>
          <table:table-cell table:formula="of:=[.L237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37];0)&lt;=[.O2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20:47:16.375447" calcext:value-type="date">
            <text:p>2019-10-10 20:47:16</text:p>
          </table:table-cell>
          <table:table-cell table:style-name="ce7" table:formula="of:=[.A238]" office:value-type="date" office:date-value="2019-10-10T20:47:16.375447" calcext:value-type="date">
            <text:p>2019-10-10 20:47:16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20:47:16.3754467573" calcext:value-type="date">
            <text:p>12/30/99 08:47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=0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formula="of:=SUM(MOD(SUM([.L237]-[.L$2];[.T$2]);[.R$2]-[.L$2]);[.L$2])" office:value-type="time" office:time-value="PT19H49M59.999999999S" calcext:value-type="time">
            <text:p>19:50:00</text:p>
          </table:table-cell>
          <table:table-cell table:formula="of:=IF([.L238]&lt;[.L237];[.M237]+[.H$2];[.M237])" office:value-type="float" office:value="540" calcext:value-type="float">
            <text:p>540</text:p>
          </table:table-cell>
          <table:table-cell table:formula="of:=OFFSET([.C$4];[.M238];0)" office:value-type="float" office:value="43754" calcext:value-type="float">
            <text:p>43754</text:p>
          </table:table-cell>
          <table:table-cell table:formula="of:=[.L238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38];0)&lt;=[.O2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21:00:55.298423" calcext:value-type="date">
            <text:p>2019-10-10 21:00:55</text:p>
          </table:table-cell>
          <table:table-cell table:style-name="ce7" table:formula="of:=[.A239]" office:value-type="date" office:date-value="2019-10-10T21:00:55.298423" calcext:value-type="date">
            <text:p>2019-10-10 21:00:55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21:00:55.2984226495" calcext:value-type="date">
            <text:p>12/30/99 09:00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=0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formula="of:=SUM(MOD(SUM([.L238]-[.L$2];[.T$2]);[.R$2]-[.L$2]);[.L$2])" office:value-type="time" office:time-value="PT19H59M59.999999999S" calcext:value-type="time">
            <text:p>20:00:00</text:p>
          </table:table-cell>
          <table:table-cell table:formula="of:=IF([.L239]&lt;[.L238];[.M238]+[.H$2];[.M238])" office:value-type="float" office:value="540" calcext:value-type="float">
            <text:p>540</text:p>
          </table:table-cell>
          <table:table-cell table:formula="of:=OFFSET([.C$4];[.M239];0)" office:value-type="float" office:value="43754" calcext:value-type="float">
            <text:p>43754</text:p>
          </table:table-cell>
          <table:table-cell table:formula="of:=[.L239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39];0)&lt;=[.O2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20:57:02.657069" calcext:value-type="date">
            <text:p>2019-10-10 20:57:03</text:p>
          </table:table-cell>
          <table:table-cell table:style-name="ce7" table:formula="of:=[.A240]" office:value-type="date" office:date-value="2019-10-10T20:57:02.657069" calcext:value-type="date">
            <text:p>2019-10-10 20:57:03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20:57:02.65706921462" calcext:value-type="date">
            <text:p>12/30/99 08:57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=0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239]-[.L$2];[.T$2]);[.R$2]-[.L$2]);[.L$2])" office:value-type="time" office:time-value="PT20H09M59.999999999S" calcext:value-type="time">
            <text:p>20:10:00</text:p>
          </table:table-cell>
          <table:table-cell table:formula="of:=IF([.L240]&lt;[.L239];[.M239]+[.H$2];[.M239])" office:value-type="float" office:value="540" calcext:value-type="float">
            <text:p>540</text:p>
          </table:table-cell>
          <table:table-cell table:formula="of:=OFFSET([.C$4];[.M240];0)" office:value-type="float" office:value="43754" calcext:value-type="float">
            <text:p>43754</text:p>
          </table:table-cell>
          <table:table-cell table:formula="of:=[.L240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0];0)&lt;=[.O2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20:37:51.70372" calcext:value-type="date">
            <text:p>2019-10-10 20:37:52</text:p>
          </table:table-cell>
          <table:table-cell table:style-name="ce7" table:formula="of:=[.A241]" office:value-type="date" office:date-value="2019-10-10T20:37:51.70372" calcext:value-type="date">
            <text:p>2019-10-10 20:37:52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20:37:51.70371953398" calcext:value-type="date">
            <text:p>12/30/99 08:37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=0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240]-[.L$2];[.T$2]);[.R$2]-[.L$2]);[.L$2])" office:value-type="time" office:time-value="PT20H19M59.999999999S" calcext:value-type="time">
            <text:p>20:20:00</text:p>
          </table:table-cell>
          <table:table-cell table:formula="of:=IF([.L241]&lt;[.L240];[.M240]+[.H$2];[.M240])" office:value-type="float" office:value="540" calcext:value-type="float">
            <text:p>540</text:p>
          </table:table-cell>
          <table:table-cell table:formula="of:=OFFSET([.C$4];[.M241];0)" office:value-type="float" office:value="43754" calcext:value-type="float">
            <text:p>43754</text:p>
          </table:table-cell>
          <table:table-cell table:formula="of:=[.L241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41];0)&lt;=[.O2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20:49:30.607909" calcext:value-type="date">
            <text:p>2019-10-10 20:49:31</text:p>
          </table:table-cell>
          <table:table-cell table:style-name="ce7" table:formula="of:=[.A242]" office:value-type="date" office:date-value="2019-10-10T20:49:30.607909" calcext:value-type="date">
            <text:p>2019-10-10 20:49:31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20:49:30.60790930409" calcext:value-type="date">
            <text:p>12/30/99 08:49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=0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formula="of:=SUM(MOD(SUM([.L241]-[.L$2];[.T$2]);[.R$2]-[.L$2]);[.L$2])" office:value-type="time" office:time-value="PT20H29M59.999999999S" calcext:value-type="time">
            <text:p>20:30:00</text:p>
          </table:table-cell>
          <table:table-cell table:formula="of:=IF([.L242]&lt;[.L241];[.M241]+[.H$2];[.M241])" office:value-type="float" office:value="540" calcext:value-type="float">
            <text:p>540</text:p>
          </table:table-cell>
          <table:table-cell table:formula="of:=OFFSET([.C$4];[.M242];0)" office:value-type="float" office:value="43754" calcext:value-type="float">
            <text:p>43754</text:p>
          </table:table-cell>
          <table:table-cell table:formula="of:=[.L242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42];0)&lt;=[.O2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20:11:06.292505" calcext:value-type="date">
            <text:p>2019-10-10 20:11:06</text:p>
          </table:table-cell>
          <table:table-cell table:style-name="ce7" table:formula="of:=[.A243]" office:value-type="date" office:date-value="2019-10-10T20:11:06.292505" calcext:value-type="date">
            <text:p>2019-10-10 20:11:06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20:11:06.29250494298" calcext:value-type="date">
            <text:p>12/30/99 08:11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=0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242]-[.L$2];[.T$2]);[.R$2]-[.L$2]);[.L$2])" office:value-type="time" office:time-value="PT20H39M59.999999999S" calcext:value-type="time">
            <text:p>20:40:00</text:p>
          </table:table-cell>
          <table:table-cell table:formula="of:=IF([.L243]&lt;[.L242];[.M242]+[.H$2];[.M242])" office:value-type="float" office:value="540" calcext:value-type="float">
            <text:p>540</text:p>
          </table:table-cell>
          <table:table-cell table:formula="of:=OFFSET([.C$4];[.M243];0)" office:value-type="float" office:value="43754" calcext:value-type="float">
            <text:p>43754</text:p>
          </table:table-cell>
          <table:table-cell table:formula="of:=[.L243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20:55:39.950368" calcext:value-type="date">
            <text:p>2019-10-11 20:55:40</text:p>
          </table:table-cell>
          <table:table-cell table:style-name="ce7" table:formula="of:=[.A244]" office:value-type="date" office:date-value="2019-10-11T20:55:39.950368" calcext:value-type="date">
            <text:p>2019-10-11 20:55:40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20:55:39.95036759879" calcext:value-type="date">
            <text:p>12/30/99 08:55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=0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formula="of:=SUM(MOD(SUM([.L243]-[.L$2];[.T$2]);[.R$2]-[.L$2]);[.L$2])" office:value-type="time" office:time-value="PT20H49M59.999999999S" calcext:value-type="time">
            <text:p>20:50:00</text:p>
          </table:table-cell>
          <table:table-cell table:formula="of:=IF([.L244]&lt;[.L243];[.M243]+[.H$2];[.M243])" office:value-type="float" office:value="540" calcext:value-type="float">
            <text:p>540</text:p>
          </table:table-cell>
          <table:table-cell table:formula="of:=OFFSET([.C$4];[.M244];0)" office:value-type="float" office:value="43754" calcext:value-type="float">
            <text:p>43754</text:p>
          </table:table-cell>
          <table:table-cell table:formula="of:=[.L244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44];0)&lt;=[.O2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20:54:27.993686" calcext:value-type="date">
            <text:p>2019-10-11 20:54:28</text:p>
          </table:table-cell>
          <table:table-cell table:style-name="ce7" table:formula="of:=[.A245]" office:value-type="date" office:date-value="2019-10-11T20:54:27.993686" calcext:value-type="date">
            <text:p>2019-10-11 20:54:28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20:54:27.99368625507" calcext:value-type="date">
            <text:p>12/30/99 08:54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=0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formula="of:=SUM(MOD(SUM([.L244]-[.L$2];[.T$2]);[.R$2]-[.L$2]);[.L$2])" office:value-type="time" office:time-value="PT20H59M59.999999999S" calcext:value-type="time">
            <text:p>21:00:00</text:p>
          </table:table-cell>
          <table:table-cell table:formula="of:=IF([.L245]&lt;[.L244];[.M244]+[.H$2];[.M244])" office:value-type="float" office:value="540" calcext:value-type="float">
            <text:p>540</text:p>
          </table:table-cell>
          <table:table-cell table:formula="of:=OFFSET([.C$4];[.M245];0)" office:value-type="float" office:value="43754" calcext:value-type="float">
            <text:p>43754</text:p>
          </table:table-cell>
          <table:table-cell table:formula="of:=[.L245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45];0)&lt;=[.O2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20:20:40.331198" calcext:value-type="date">
            <text:p>2019-10-11 20:20:40</text:p>
          </table:table-cell>
          <table:table-cell table:style-name="ce7" table:formula="of:=[.A246]" office:value-type="date" office:date-value="2019-10-11T20:20:40.331198" calcext:value-type="date">
            <text:p>2019-10-11 20:20:40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20:20:40.33119818196" calcext:value-type="date">
            <text:p>12/30/99 08:20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=0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245]-[.L$2];[.T$2]);[.R$2]-[.L$2]);[.L$2])" office:value-type="time" office:time-value="PT21H09M59.999999999S" calcext:value-type="time">
            <text:p>21:10:00</text:p>
          </table:table-cell>
          <table:table-cell table:formula="of:=IF([.L246]&lt;[.L245];[.M245]+[.H$2];[.M245])" office:value-type="float" office:value="540" calcext:value-type="float">
            <text:p>540</text:p>
          </table:table-cell>
          <table:table-cell table:formula="of:=OFFSET([.C$4];[.M246];0)" office:value-type="float" office:value="43754" calcext:value-type="float">
            <text:p>43754</text:p>
          </table:table-cell>
          <table:table-cell table:formula="of:=[.L246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6];0)&lt;=[.O2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20:55:57.427448" calcext:value-type="date">
            <text:p>2019-10-11 20:55:57</text:p>
          </table:table-cell>
          <table:table-cell table:style-name="ce7" table:formula="of:=[.A247]" office:value-type="date" office:date-value="2019-10-11T20:55:57.427448" calcext:value-type="date">
            <text:p>2019-10-11 20:55:57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20:55:57.42744791787" calcext:value-type="date">
            <text:p>12/30/99 08:55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=0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246]-[.L$2];[.T$2]);[.R$2]-[.L$2]);[.L$2])" office:value-type="time" office:time-value="PT21H19M59.999999999S" calcext:value-type="time">
            <text:p>21:20:00</text:p>
          </table:table-cell>
          <table:table-cell table:formula="of:=IF([.L247]&lt;[.L246];[.M246]+[.H$2];[.M246])" office:value-type="float" office:value="540" calcext:value-type="float">
            <text:p>540</text:p>
          </table:table-cell>
          <table:table-cell table:formula="of:=OFFSET([.C$4];[.M247];0)" office:value-type="float" office:value="43754" calcext:value-type="float">
            <text:p>43754</text:p>
          </table:table-cell>
          <table:table-cell table:formula="of:=[.L247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7];0)&lt;=[.O2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21:07:01.255984" calcext:value-type="date">
            <text:p>2019-10-11 21:07:01</text:p>
          </table:table-cell>
          <table:table-cell table:style-name="ce7" table:formula="of:=[.A248]" office:value-type="date" office:date-value="2019-10-11T21:07:01.255984" calcext:value-type="date">
            <text:p>2019-10-11 21:07:01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21:07:01.25598429702" calcext:value-type="date">
            <text:p>12/30/99 09:07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=0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formula="of:=SUM(MOD(SUM([.L247]-[.L$2];[.T$2]);[.R$2]-[.L$2]);[.L$2])" office:value-type="time" office:time-value="PT21H29M59.999999999S" calcext:value-type="time">
            <text:p>21:30:00</text:p>
          </table:table-cell>
          <table:table-cell table:formula="of:=IF([.L248]&lt;[.L247];[.M247]+[.H$2];[.M247])" office:value-type="float" office:value="540" calcext:value-type="float">
            <text:p>540</text:p>
          </table:table-cell>
          <table:table-cell table:formula="of:=OFFSET([.C$4];[.M248];0)" office:value-type="float" office:value="43754" calcext:value-type="float">
            <text:p>43754</text:p>
          </table:table-cell>
          <table:table-cell table:formula="of:=[.L248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8];0)&lt;=[.O2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20:30:21.326964" calcext:value-type="date">
            <text:p>2019-10-11 20:30:21</text:p>
          </table:table-cell>
          <table:table-cell table:style-name="ce7" table:formula="of:=[.A249]" office:value-type="date" office:date-value="2019-10-11T20:30:21.326964" calcext:value-type="date">
            <text:p>2019-10-11 20:30:21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20:30:21.32696367335" calcext:value-type="date">
            <text:p>12/30/99 08:30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=0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248]-[.L$2];[.T$2]);[.R$2]-[.L$2]);[.L$2])" office:value-type="time" office:time-value="PT21H39M59.999999999S" calcext:value-type="time">
            <text:p>21:40:00</text:p>
          </table:table-cell>
          <table:table-cell table:formula="of:=IF([.L249]&lt;[.L248];[.M248]+[.H$2];[.M248])" office:value-type="float" office:value="540" calcext:value-type="float">
            <text:p>540</text:p>
          </table:table-cell>
          <table:table-cell table:formula="of:=OFFSET([.C$4];[.M249];0)" office:value-type="float" office:value="43754" calcext:value-type="float">
            <text:p>43754</text:p>
          </table:table-cell>
          <table:table-cell table:formula="of:=[.L249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9];0)&lt;=[.O2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20:33:11.874449" calcext:value-type="date">
            <text:p>2019-10-11 20:33:12</text:p>
          </table:table-cell>
          <table:table-cell table:style-name="ce7" table:formula="of:=[.A250]" office:value-type="date" office:date-value="2019-10-11T20:33:11.874449" calcext:value-type="date">
            <text:p>2019-10-11 20:33:12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20:33:11.87444876879" calcext:value-type="date">
            <text:p>12/30/99 08:33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=0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formula="of:=SUM(MOD(SUM([.L249]-[.L$2];[.T$2]);[.R$2]-[.L$2]);[.L$2])" office:value-type="time" office:time-value="PT21H49M59.999999999S" calcext:value-type="time">
            <text:p>21:50:00</text:p>
          </table:table-cell>
          <table:table-cell table:formula="of:=IF([.L250]&lt;[.L249];[.M249]+[.H$2];[.M249])" office:value-type="float" office:value="540" calcext:value-type="float">
            <text:p>540</text:p>
          </table:table-cell>
          <table:table-cell table:formula="of:=OFFSET([.C$4];[.M250];0)" office:value-type="float" office:value="43754" calcext:value-type="float">
            <text:p>43754</text:p>
          </table:table-cell>
          <table:table-cell table:formula="of:=[.L250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20:47:07.590592" calcext:value-type="date">
            <text:p>2019-10-11 20:47:08</text:p>
          </table:table-cell>
          <table:table-cell table:style-name="ce7" table:formula="of:=[.A251]" office:value-type="date" office:date-value="2019-10-11T20:47:07.590592" calcext:value-type="date">
            <text:p>2019-10-11 20:47:08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20:47:07.59059197269" calcext:value-type="date">
            <text:p>12/30/99 08:47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=0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formula="of:=SUM(MOD(SUM([.L250]-[.L$2];[.T$2]);[.R$2]-[.L$2]);[.L$2])" office:value-type="time" office:time-value="PT21H59M59.999999999S" calcext:value-type="time">
            <text:p>22:00:00</text:p>
          </table:table-cell>
          <table:table-cell table:formula="of:=IF([.L251]&lt;[.L250];[.M250]+[.H$2];[.M250])" office:value-type="float" office:value="540" calcext:value-type="float">
            <text:p>540</text:p>
          </table:table-cell>
          <table:table-cell table:formula="of:=OFFSET([.C$4];[.M251];0)" office:value-type="float" office:value="43754" calcext:value-type="float">
            <text:p>43754</text:p>
          </table:table-cell>
          <table:table-cell table:formula="of:=[.L251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20:57:27.168096" calcext:value-type="date">
            <text:p>2019-10-11 20:57:27</text:p>
          </table:table-cell>
          <table:table-cell table:style-name="ce7" table:formula="of:=[.A252]" office:value-type="date" office:date-value="2019-10-11T20:57:27.168096" calcext:value-type="date">
            <text:p>2019-10-11 20:57:27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20:57:27.16809599195" calcext:value-type="date">
            <text:p>12/30/99 08:57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=0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251]-[.L$2];[.T$2]);[.R$2]-[.L$2]);[.L$2])" office:value-type="time" office:time-value="PT22H09M59.999999999S" calcext:value-type="time">
            <text:p>22:10:00</text:p>
          </table:table-cell>
          <table:table-cell table:formula="of:=IF([.L252]&lt;[.L251];[.M251]+[.H$2];[.M251])" office:value-type="float" office:value="540" calcext:value-type="float">
            <text:p>540</text:p>
          </table:table-cell>
          <table:table-cell table:formula="of:=OFFSET([.C$4];[.M252];0)" office:value-type="float" office:value="43754" calcext:value-type="float">
            <text:p>43754</text:p>
          </table:table-cell>
          <table:table-cell table:formula="of:=[.L252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20:47:36.667299" calcext:value-type="date">
            <text:p>2019-10-11 20:47:37</text:p>
          </table:table-cell>
          <table:table-cell table:style-name="ce7" table:formula="of:=[.A253]" office:value-type="date" office:date-value="2019-10-11T20:47:36.667299" calcext:value-type="date">
            <text:p>2019-10-11 20:47:37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20:47:36.66729945224" calcext:value-type="date">
            <text:p>12/30/99 08:47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=0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252]-[.L$2];[.T$2]);[.R$2]-[.L$2]);[.L$2])" office:value-type="time" office:time-value="PT22H19M59.999999999S" calcext:value-type="time">
            <text:p>22:20:00</text:p>
          </table:table-cell>
          <table:table-cell table:formula="of:=IF([.L253]&lt;[.L252];[.M252]+[.H$2];[.M252])" office:value-type="float" office:value="540" calcext:value-type="float">
            <text:p>540</text:p>
          </table:table-cell>
          <table:table-cell table:formula="of:=OFFSET([.C$4];[.M253];0)" office:value-type="float" office:value="43754" calcext:value-type="float">
            <text:p>43754</text:p>
          </table:table-cell>
          <table:table-cell table:formula="of:=[.L253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20:34:34.152849" calcext:value-type="date">
            <text:p>2019-10-11 20:34:34</text:p>
          </table:table-cell>
          <table:table-cell table:style-name="ce7" table:formula="of:=[.A254]" office:value-type="date" office:date-value="2019-10-11T20:34:34.152849" calcext:value-type="date">
            <text:p>2019-10-11 20:34:34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20:34:34.1528485436" calcext:value-type="date">
            <text:p>12/30/99 08:34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=0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formula="of:=SUM(MOD(SUM([.L253]-[.L$2];[.T$2]);[.R$2]-[.L$2]);[.L$2])" office:value-type="time" office:time-value="PT22H29M59.999999999S" calcext:value-type="time">
            <text:p>22:30:00</text:p>
          </table:table-cell>
          <table:table-cell table:formula="of:=IF([.L254]&lt;[.L253];[.M253]+[.H$2];[.M253])" office:value-type="float" office:value="540" calcext:value-type="float">
            <text:p>540</text:p>
          </table:table-cell>
          <table:table-cell table:formula="of:=OFFSET([.C$4];[.M254];0)" office:value-type="float" office:value="43754" calcext:value-type="float">
            <text:p>43754</text:p>
          </table:table-cell>
          <table:table-cell table:formula="of:=[.L254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20:34:15.577992" calcext:value-type="date">
            <text:p>2019-10-11 20:34:16</text:p>
          </table:table-cell>
          <table:table-cell table:style-name="ce7" table:formula="of:=[.A255]" office:value-type="date" office:date-value="2019-10-11T20:34:15.577992" calcext:value-type="date">
            <text:p>2019-10-11 20:34:16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20:34:15.57799204253" calcext:value-type="date">
            <text:p>12/30/99 08:34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=0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254]-[.L$2];[.T$2]);[.R$2]-[.L$2]);[.L$2])" office:value-type="time" office:time-value="PT22H39M59.999999999S" calcext:value-type="time">
            <text:p>22:40:00</text:p>
          </table:table-cell>
          <table:table-cell table:formula="of:=IF([.L255]&lt;[.L254];[.M254]+[.H$2];[.M254])" office:value-type="float" office:value="540" calcext:value-type="float">
            <text:p>540</text:p>
          </table:table-cell>
          <table:table-cell table:formula="of:=OFFSET([.C$4];[.M255];0)" office:value-type="float" office:value="43754" calcext:value-type="float">
            <text:p>43754</text:p>
          </table:table-cell>
          <table:table-cell table:formula="of:=[.L255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20:59:22.013434" calcext:value-type="date">
            <text:p>2019-10-11 20:59:22</text:p>
          </table:table-cell>
          <table:table-cell table:style-name="ce7" table:formula="of:=[.A256]" office:value-type="date" office:date-value="2019-10-11T20:59:22.013434" calcext:value-type="date">
            <text:p>2019-10-11 20:59:22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20:59:22.01343401335" calcext:value-type="date">
            <text:p>12/30/99 08:59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=0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formula="of:=SUM(MOD(SUM([.L255]-[.L$2];[.T$2]);[.R$2]-[.L$2]);[.L$2])" office:value-type="time" office:time-value="PT22H49M59.999999999S" calcext:value-type="time">
            <text:p>22:50:00</text:p>
          </table:table-cell>
          <table:table-cell table:formula="of:=IF([.L256]&lt;[.L255];[.M255]+[.H$2];[.M255])" office:value-type="float" office:value="540" calcext:value-type="float">
            <text:p>540</text:p>
          </table:table-cell>
          <table:table-cell table:formula="of:=OFFSET([.C$4];[.M256];0)" office:value-type="float" office:value="43754" calcext:value-type="float">
            <text:p>43754</text:p>
          </table:table-cell>
          <table:table-cell table:formula="of:=[.L256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21:19:58.380857" calcext:value-type="date">
            <text:p>2019-10-11 21:19:58</text:p>
          </table:table-cell>
          <table:table-cell table:style-name="ce7" table:formula="of:=[.A257]" office:value-type="date" office:date-value="2019-10-11T21:19:58.380857" calcext:value-type="date">
            <text:p>2019-10-11 21:19:58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21:19:58.38085658848" calcext:value-type="date">
            <text:p>12/30/99 09:19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=0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formula="of:=SUM(MOD(SUM([.L256]-[.L$2];[.T$2]);[.R$2]-[.L$2]);[.L$2])" office:value-type="time" office:time-value="PT22H59M59.999999999S" calcext:value-type="time">
            <text:p>23:00:00</text:p>
          </table:table-cell>
          <table:table-cell table:formula="of:=IF([.L257]&lt;[.L256];[.M256]+[.H$2];[.M256])" office:value-type="float" office:value="540" calcext:value-type="float">
            <text:p>540</text:p>
          </table:table-cell>
          <table:table-cell table:formula="of:=OFFSET([.C$4];[.M257];0)" office:value-type="float" office:value="43754" calcext:value-type="float">
            <text:p>43754</text:p>
          </table:table-cell>
          <table:table-cell table:formula="of:=[.L257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21:02:16.716764" calcext:value-type="date">
            <text:p>2019-10-11 21:02:17</text:p>
          </table:table-cell>
          <table:table-cell table:style-name="ce7" table:formula="of:=[.A258]" office:value-type="date" office:date-value="2019-10-11T21:02:16.716764" calcext:value-type="date">
            <text:p>2019-10-11 21:02:17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21:02:16.71676372178" calcext:value-type="date">
            <text:p>12/30/99 09:02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=0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257]-[.L$2];[.T$2]);[.R$2]-[.L$2]);[.L$2])" office:value-type="time" office:time-value="PT23H09M59.999999999S" calcext:value-type="time">
            <text:p>23:10:00</text:p>
          </table:table-cell>
          <table:table-cell table:formula="of:=IF([.L258]&lt;[.L257];[.M257]+[.H$2];[.M257])" office:value-type="float" office:value="540" calcext:value-type="float">
            <text:p>540</text:p>
          </table:table-cell>
          <table:table-cell table:formula="of:=OFFSET([.C$4];[.M258];0)" office:value-type="float" office:value="43754" calcext:value-type="float">
            <text:p>43754</text:p>
          </table:table-cell>
          <table:table-cell table:formula="of:=[.L258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58];0)&lt;=[.O2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20:46:57.997186" calcext:value-type="date">
            <text:p>2019-10-11 20:46:58</text:p>
          </table:table-cell>
          <table:table-cell table:style-name="ce7" table:formula="of:=[.A259]" office:value-type="date" office:date-value="2019-10-11T20:46:57.997186" calcext:value-type="date">
            <text:p>2019-10-11 20:46:58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20:46:57.99718632828" calcext:value-type="date">
            <text:p>12/30/99 08:46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=0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258]-[.L$2];[.T$2]);[.R$2]-[.L$2]);[.L$2])" office:value-type="time" office:time-value="PT23H19M59.999999999S" calcext:value-type="time">
            <text:p>23:20:00</text:p>
          </table:table-cell>
          <table:table-cell table:formula="of:=IF([.L259]&lt;[.L258];[.M258]+[.H$2];[.M258])" office:value-type="float" office:value="540" calcext:value-type="float">
            <text:p>540</text:p>
          </table:table-cell>
          <table:table-cell table:formula="of:=OFFSET([.C$4];[.M259];0)" office:value-type="float" office:value="43754" calcext:value-type="float">
            <text:p>43754</text:p>
          </table:table-cell>
          <table:table-cell table:formula="of:=[.L259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9];0)&lt;=[.O2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20:59:02.102342" calcext:value-type="date">
            <text:p>2019-10-11 20:59:02</text:p>
          </table:table-cell>
          <table:table-cell table:style-name="ce7" table:formula="of:=[.A260]" office:value-type="date" office:date-value="2019-10-11T20:59:02.102342" calcext:value-type="date">
            <text:p>2019-10-11 20:59:02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20:59:02.10234205239" calcext:value-type="date">
            <text:p>12/30/99 08:59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=0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formula="of:=SUM(MOD(SUM([.L259]-[.L$2];[.T$2]);[.R$2]-[.L$2]);[.L$2])" office:value-type="time" office:time-value="PT23H29M59.999999999S" calcext:value-type="time">
            <text:p>23:30:00</text:p>
          </table:table-cell>
          <table:table-cell table:formula="of:=IF([.L260]&lt;[.L259];[.M259]+[.H$2];[.M259])" office:value-type="float" office:value="540" calcext:value-type="float">
            <text:p>540</text:p>
          </table:table-cell>
          <table:table-cell table:formula="of:=OFFSET([.C$4];[.M260];0)" office:value-type="float" office:value="43754" calcext:value-type="float">
            <text:p>43754</text:p>
          </table:table-cell>
          <table:table-cell table:formula="of:=[.L260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0];0)&lt;=[.O2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20:45:39.462237" calcext:value-type="date">
            <text:p>2019-10-11 20:45:39</text:p>
          </table:table-cell>
          <table:table-cell table:style-name="ce7" table:formula="of:=[.A261]" office:value-type="date" office:date-value="2019-10-11T20:45:39.462237" calcext:value-type="date">
            <text:p>2019-10-11 20:45:39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20:45:39.46223712992" calcext:value-type="date">
            <text:p>12/30/99 08:45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=0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260]-[.L$2];[.T$2]);[.R$2]-[.L$2]);[.L$2])" office:value-type="time" office:time-value="PT23H39M59.999999999S" calcext:value-type="time">
            <text:p>23:40:00</text:p>
          </table:table-cell>
          <table:table-cell table:formula="of:=IF([.L261]&lt;[.L260];[.M260]+[.H$2];[.M260])" office:value-type="float" office:value="540" calcext:value-type="float">
            <text:p>540</text:p>
          </table:table-cell>
          <table:table-cell table:formula="of:=OFFSET([.C$4];[.M261];0)" office:value-type="float" office:value="43754" calcext:value-type="float">
            <text:p>43754</text:p>
          </table:table-cell>
          <table:table-cell table:formula="of:=[.L261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61];0)&lt;=[.O2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20:21:09.32257" calcext:value-type="date">
            <text:p>2019-10-11 20:21:09</text:p>
          </table:table-cell>
          <table:table-cell table:style-name="ce7" table:formula="of:=[.A262]" office:value-type="date" office:date-value="2019-10-11T20:21:09.32257" calcext:value-type="date">
            <text:p>2019-10-11 20:21:09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20:21:09.32256992441" calcext:value-type="date">
            <text:p>12/30/99 08:21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=0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formula="of:=SUM(MOD(SUM([.L261]-[.L$2];[.T$2]);[.R$2]-[.L$2]);[.L$2])" office:value-type="time" office:time-value="PT23H49M59.999999999S" calcext:value-type="time">
            <text:p>23:50:00</text:p>
          </table:table-cell>
          <table:table-cell table:formula="of:=IF([.L262]&lt;[.L261];[.M261]+[.H$2];[.M261])" office:value-type="float" office:value="540" calcext:value-type="float">
            <text:p>540</text:p>
          </table:table-cell>
          <table:table-cell table:formula="of:=OFFSET([.C$4];[.M262];0)" office:value-type="float" office:value="43754" calcext:value-type="float">
            <text:p>43754</text:p>
          </table:table-cell>
          <table:table-cell table:formula="of:=[.L262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62];0)&lt;=[.O2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20:54:32.351289" calcext:value-type="date">
            <text:p>2019-10-11 20:54:32</text:p>
          </table:table-cell>
          <table:table-cell table:style-name="ce7" table:formula="of:=[.A263]" office:value-type="date" office:date-value="2019-10-11T20:54:32.351289" calcext:value-type="date">
            <text:p>2019-10-11 20:54:32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20:54:32.35128872562" calcext:value-type="date">
            <text:p>12/30/99 08:54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=0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formula="of:=SUM(MOD(SUM([.L262]-[.L$2];[.T$2]);[.R$2]-[.L$2]);[.L$2])" office:value-type="time" office:time-value="PT19H39M59.999999999S" calcext:value-type="time">
            <text:p>19:40:00</text:p>
          </table:table-cell>
          <table:table-cell table:formula="of:=IF([.L263]&lt;[.L262];[.M262]+[.H$2];[.M262])" office:value-type="float" office:value="600" calcext:value-type="float">
            <text:p>600</text:p>
          </table:table-cell>
          <table:table-cell table:formula="of:=OFFSET([.C$4];[.M263];0)" office:value-type="float" office:value="43755" calcext:value-type="float">
            <text:p>43755</text:p>
          </table:table-cell>
          <table:table-cell table:formula="of:=[.L263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63];0)&lt;=[.O2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20:58:57.496695" calcext:value-type="date">
            <text:p>2019-10-11 20:58:57</text:p>
          </table:table-cell>
          <table:table-cell table:style-name="ce7" table:formula="of:=[.A264]" office:value-type="date" office:date-value="2019-10-11T20:58:57.496695" calcext:value-type="date">
            <text:p>2019-10-11 20:58:57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20:58:57.49669538811" calcext:value-type="date">
            <text:p>12/30/99 08:58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=0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263]-[.L$2];[.T$2]);[.R$2]-[.L$2]);[.L$2])" office:value-type="time" office:time-value="PT19H49M59.999999999S" calcext:value-type="time">
            <text:p>19:50:00</text:p>
          </table:table-cell>
          <table:table-cell table:formula="of:=IF([.L264]&lt;[.L263];[.M263]+[.H$2];[.M263])" office:value-type="float" office:value="600" calcext:value-type="float">
            <text:p>600</text:p>
          </table:table-cell>
          <table:table-cell table:formula="of:=OFFSET([.C$4];[.M264];0)" office:value-type="float" office:value="43755" calcext:value-type="float">
            <text:p>43755</text:p>
          </table:table-cell>
          <table:table-cell table:formula="of:=[.L264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64];0)&lt;=[.O2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21:01:48.655701" calcext:value-type="date">
            <text:p>2019-10-11 21:01:49</text:p>
          </table:table-cell>
          <table:table-cell table:style-name="ce7" table:formula="of:=[.A265]" office:value-type="date" office:date-value="2019-10-11T21:01:48.655701" calcext:value-type="date">
            <text:p>2019-10-11 21:01:49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21:01:48.65570087917" calcext:value-type="date">
            <text:p>12/30/99 09:01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=0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264]-[.L$2];[.T$2]);[.R$2]-[.L$2]);[.L$2])" office:value-type="time" office:time-value="PT19H59M59.999999999S" calcext:value-type="time">
            <text:p>20:00:00</text:p>
          </table:table-cell>
          <table:table-cell table:formula="of:=IF([.L265]&lt;[.L264];[.M264]+[.H$2];[.M264])" office:value-type="float" office:value="600" calcext:value-type="float">
            <text:p>600</text:p>
          </table:table-cell>
          <table:table-cell table:formula="of:=OFFSET([.C$4];[.M265];0)" office:value-type="float" office:value="43755" calcext:value-type="float">
            <text:p>43755</text:p>
          </table:table-cell>
          <table:table-cell table:formula="of:=[.L265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65];0)&lt;=[.O2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20:58:05.336161" calcext:value-type="date">
            <text:p>2019-10-11 20:58:05</text:p>
          </table:table-cell>
          <table:table-cell table:style-name="ce7" table:formula="of:=[.A266]" office:value-type="date" office:date-value="2019-10-11T20:58:05.336161" calcext:value-type="date">
            <text:p>2019-10-11 20:58:05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20:58:05.3361611953" calcext:value-type="date">
            <text:p>12/30/99 08:58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=0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formula="of:=SUM(MOD(SUM([.L265]-[.L$2];[.T$2]);[.R$2]-[.L$2]);[.L$2])" office:value-type="time" office:time-value="PT20H09M59.999999999S" calcext:value-type="time">
            <text:p>20:10:00</text:p>
          </table:table-cell>
          <table:table-cell table:formula="of:=IF([.L266]&lt;[.L265];[.M265]+[.H$2];[.M265])" office:value-type="float" office:value="600" calcext:value-type="float">
            <text:p>600</text:p>
          </table:table-cell>
          <table:table-cell table:formula="of:=OFFSET([.C$4];[.M266];0)" office:value-type="float" office:value="43755" calcext:value-type="float">
            <text:p>43755</text:p>
          </table:table-cell>
          <table:table-cell table:formula="of:=[.L266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66];0)&lt;=[.O2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21:09:23.899012" calcext:value-type="date">
            <text:p>2019-10-11 21:09:24</text:p>
          </table:table-cell>
          <table:table-cell table:style-name="ce7" table:formula="of:=[.A267]" office:value-type="date" office:date-value="2019-10-11T21:09:23.899012" calcext:value-type="date">
            <text:p>2019-10-11 21:09:24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21:09:23.89901151415" calcext:value-type="date">
            <text:p>12/30/99 09:09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=0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266]-[.L$2];[.T$2]);[.R$2]-[.L$2]);[.L$2])" office:value-type="time" office:time-value="PT20H19M59.999999999S" calcext:value-type="time">
            <text:p>20:20:00</text:p>
          </table:table-cell>
          <table:table-cell table:formula="of:=IF([.L267]&lt;[.L266];[.M266]+[.H$2];[.M266])" office:value-type="float" office:value="600" calcext:value-type="float">
            <text:p>600</text:p>
          </table:table-cell>
          <table:table-cell table:formula="of:=OFFSET([.C$4];[.M267];0)" office:value-type="float" office:value="43755" calcext:value-type="float">
            <text:p>43755</text:p>
          </table:table-cell>
          <table:table-cell table:formula="of:=[.L267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67];0)&lt;=[.O2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20:49:45.637283" calcext:value-type="date">
            <text:p>2019-10-11 20:49:46</text:p>
          </table:table-cell>
          <table:table-cell table:style-name="ce7" table:formula="of:=[.A268]" office:value-type="date" office:date-value="2019-10-11T20:49:45.637283" calcext:value-type="date">
            <text:p>2019-10-11 20:49:46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20:49:45.63728299923" calcext:value-type="date">
            <text:p>12/30/99 08:49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=0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formula="of:=SUM(MOD(SUM([.L267]-[.L$2];[.T$2]);[.R$2]-[.L$2]);[.L$2])" office:value-type="time" office:time-value="PT20H29M59.999999999S" calcext:value-type="time">
            <text:p>20:30:00</text:p>
          </table:table-cell>
          <table:table-cell table:formula="of:=IF([.L268]&lt;[.L267];[.M267]+[.H$2];[.M267])" office:value-type="float" office:value="600" calcext:value-type="float">
            <text:p>600</text:p>
          </table:table-cell>
          <table:table-cell table:formula="of:=OFFSET([.C$4];[.M268];0)" office:value-type="float" office:value="43755" calcext:value-type="float">
            <text:p>43755</text:p>
          </table:table-cell>
          <table:table-cell table:formula="of:=[.L268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8];0)&lt;=[.O2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20:54:34.387857" calcext:value-type="date">
            <text:p>2019-10-11 20:54:34</text:p>
          </table:table-cell>
          <table:table-cell table:style-name="ce7" table:formula="of:=[.A269]" office:value-type="date" office:date-value="2019-10-11T20:54:34.387857" calcext:value-type="date">
            <text:p>2019-10-11 20:54:34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20:54:34.38785671256" calcext:value-type="date">
            <text:p>12/30/99 08:54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=0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formula="of:=SUM(MOD(SUM([.L268]-[.L$2];[.T$2]);[.R$2]-[.L$2]);[.L$2])" office:value-type="time" office:time-value="PT20H39M59.999999999S" calcext:value-type="time">
            <text:p>20:40:00</text:p>
          </table:table-cell>
          <table:table-cell table:formula="of:=IF([.L269]&lt;[.L268];[.M268]+[.H$2];[.M268])" office:value-type="float" office:value="600" calcext:value-type="float">
            <text:p>600</text:p>
          </table:table-cell>
          <table:table-cell table:formula="of:=OFFSET([.C$4];[.M269];0)" office:value-type="float" office:value="43755" calcext:value-type="float">
            <text:p>43755</text:p>
          </table:table-cell>
          <table:table-cell table:formula="of:=[.L269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69];0)&lt;=[.O2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20:57:00.223863" calcext:value-type="date">
            <text:p>2019-10-11 20:57:00</text:p>
          </table:table-cell>
          <table:table-cell table:style-name="ce7" table:formula="of:=[.A270]" office:value-type="date" office:date-value="2019-10-11T20:57:00.223863" calcext:value-type="date">
            <text:p>2019-10-11 20:57:00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20:57:00.22386349272" calcext:value-type="date">
            <text:p>12/30/99 08:57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=0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269]-[.L$2];[.T$2]);[.R$2]-[.L$2]);[.L$2])" office:value-type="time" office:time-value="PT20H49M59.999999999S" calcext:value-type="time">
            <text:p>20:50:00</text:p>
          </table:table-cell>
          <table:table-cell table:formula="of:=IF([.L270]&lt;[.L269];[.M269]+[.H$2];[.M269])" office:value-type="float" office:value="600" calcext:value-type="float">
            <text:p>600</text:p>
          </table:table-cell>
          <table:table-cell table:formula="of:=OFFSET([.C$4];[.M270];0)" office:value-type="float" office:value="43755" calcext:value-type="float">
            <text:p>43755</text:p>
          </table:table-cell>
          <table:table-cell table:formula="of:=[.L270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0];0)&lt;=[.O2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20:38:52.830862" calcext:value-type="date">
            <text:p>2019-10-11 20:38:53</text:p>
          </table:table-cell>
          <table:table-cell table:style-name="ce7" table:formula="of:=[.A271]" office:value-type="date" office:date-value="2019-10-11T20:38:52.830862" calcext:value-type="date">
            <text:p>2019-10-11 20:38:53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20:38:52.83086169977" calcext:value-type="date">
            <text:p>12/30/99 08:38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=0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270]-[.L$2];[.T$2]);[.R$2]-[.L$2]);[.L$2])" office:value-type="time" office:time-value="PT20H59M59.999999999S" calcext:value-type="time">
            <text:p>21:00:00</text:p>
          </table:table-cell>
          <table:table-cell table:formula="of:=IF([.L271]&lt;[.L270];[.M270]+[.H$2];[.M270])" office:value-type="float" office:value="600" calcext:value-type="float">
            <text:p>600</text:p>
          </table:table-cell>
          <table:table-cell table:formula="of:=OFFSET([.C$4];[.M271];0)" office:value-type="float" office:value="43755" calcext:value-type="float">
            <text:p>43755</text:p>
          </table:table-cell>
          <table:table-cell table:formula="of:=[.L271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71];0)&lt;=[.O2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21:14:14.969074" calcext:value-type="date">
            <text:p>2019-10-11 21:14:15</text:p>
          </table:table-cell>
          <table:table-cell table:style-name="ce7" table:formula="of:=[.A272]" office:value-type="date" office:date-value="2019-10-11T21:14:14.969074" calcext:value-type="date">
            <text:p>2019-10-11 21:14:15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21:14:14.9690738786" calcext:value-type="date">
            <text:p>12/30/99 09:14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=0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formula="of:=SUM(MOD(SUM([.L271]-[.L$2];[.T$2]);[.R$2]-[.L$2]);[.L$2])" office:value-type="time" office:time-value="PT21H09M59.999999999S" calcext:value-type="time">
            <text:p>21:10:00</text:p>
          </table:table-cell>
          <table:table-cell table:formula="of:=IF([.L272]&lt;[.L271];[.M271]+[.H$2];[.M271])" office:value-type="float" office:value="600" calcext:value-type="float">
            <text:p>600</text:p>
          </table:table-cell>
          <table:table-cell table:formula="of:=OFFSET([.C$4];[.M272];0)" office:value-type="float" office:value="43755" calcext:value-type="float">
            <text:p>43755</text:p>
          </table:table-cell>
          <table:table-cell table:formula="of:=[.L272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21:06:35.312855" calcext:value-type="date">
            <text:p>2019-10-11 21:06:35</text:p>
          </table:table-cell>
          <table:table-cell table:style-name="ce7" table:formula="of:=[.A273]" office:value-type="date" office:date-value="2019-10-11T21:06:35.312855" calcext:value-type="date">
            <text:p>2019-10-11 21:06:35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21:06:35.31285467092" calcext:value-type="date">
            <text:p>12/30/99 09:06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=0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272]-[.L$2];[.T$2]);[.R$2]-[.L$2]);[.L$2])" office:value-type="time" office:time-value="PT21H19M59.999999999S" calcext:value-type="time">
            <text:p>21:20:00</text:p>
          </table:table-cell>
          <table:table-cell table:formula="of:=IF([.L273]&lt;[.L272];[.M272]+[.H$2];[.M272])" office:value-type="float" office:value="600" calcext:value-type="float">
            <text:p>600</text:p>
          </table:table-cell>
          <table:table-cell table:formula="of:=OFFSET([.C$4];[.M273];0)" office:value-type="float" office:value="43755" calcext:value-type="float">
            <text:p>43755</text:p>
          </table:table-cell>
          <table:table-cell table:formula="of:=[.L273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3];0)&lt;=[.O2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20:55:34.731401" calcext:value-type="date">
            <text:p>2019-10-11 20:55:35</text:p>
          </table:table-cell>
          <table:table-cell table:style-name="ce7" table:formula="of:=[.A274]" office:value-type="date" office:date-value="2019-10-11T20:55:34.731401" calcext:value-type="date">
            <text:p>2019-10-11 20:55:35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20:55:34.73140073474" calcext:value-type="date">
            <text:p>12/30/99 08:55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=0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formula="of:=SUM(MOD(SUM([.L273]-[.L$2];[.T$2]);[.R$2]-[.L$2]);[.L$2])" office:value-type="time" office:time-value="PT21H29M59.999999999S" calcext:value-type="time">
            <text:p>21:30:00</text:p>
          </table:table-cell>
          <table:table-cell table:formula="of:=IF([.L274]&lt;[.L273];[.M273]+[.H$2];[.M273])" office:value-type="float" office:value="600" calcext:value-type="float">
            <text:p>600</text:p>
          </table:table-cell>
          <table:table-cell table:formula="of:=OFFSET([.C$4];[.M274];0)" office:value-type="float" office:value="43755" calcext:value-type="float">
            <text:p>43755</text:p>
          </table:table-cell>
          <table:table-cell table:formula="of:=[.L274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4];0)&lt;=[.O2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20:43:18.836437" calcext:value-type="date">
            <text:p>2019-10-11 20:43:19</text:p>
          </table:table-cell>
          <table:table-cell table:style-name="ce7" table:formula="of:=[.A275]" office:value-type="date" office:date-value="2019-10-11T20:43:18.836437" calcext:value-type="date">
            <text:p>2019-10-11 20:43:19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20:43:18.83643707726" calcext:value-type="date">
            <text:p>12/30/99 08:43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=0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formula="of:=SUM(MOD(SUM([.L274]-[.L$2];[.T$2]);[.R$2]-[.L$2]);[.L$2])" office:value-type="time" office:time-value="PT21H39M59.999999999S" calcext:value-type="time">
            <text:p>21:40:00</text:p>
          </table:table-cell>
          <table:table-cell table:formula="of:=IF([.L275]&lt;[.L274];[.M274]+[.H$2];[.M274])" office:value-type="float" office:value="600" calcext:value-type="float">
            <text:p>600</text:p>
          </table:table-cell>
          <table:table-cell table:formula="of:=OFFSET([.C$4];[.M275];0)" office:value-type="float" office:value="43755" calcext:value-type="float">
            <text:p>43755</text:p>
          </table:table-cell>
          <table:table-cell table:formula="of:=[.L275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75];0)&lt;=[.O2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20:30:06.83243" calcext:value-type="date">
            <text:p>2019-10-11 20:30:07</text:p>
          </table:table-cell>
          <table:table-cell table:style-name="ce7" table:formula="of:=[.A276]" office:value-type="date" office:date-value="2019-10-11T20:30:06.83243" calcext:value-type="date">
            <text:p>2019-10-11 20:30:07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20:30:06.83242978994" calcext:value-type="date">
            <text:p>12/30/99 08:30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=0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275]-[.L$2];[.T$2]);[.R$2]-[.L$2]);[.L$2])" office:value-type="time" office:time-value="PT21H49M59.999999999S" calcext:value-type="time">
            <text:p>21:50:00</text:p>
          </table:table-cell>
          <table:table-cell table:formula="of:=IF([.L276]&lt;[.L275];[.M275]+[.H$2];[.M275])" office:value-type="float" office:value="600" calcext:value-type="float">
            <text:p>600</text:p>
          </table:table-cell>
          <table:table-cell table:formula="of:=OFFSET([.C$4];[.M276];0)" office:value-type="float" office:value="43755" calcext:value-type="float">
            <text:p>43755</text:p>
          </table:table-cell>
          <table:table-cell table:formula="of:=[.L276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76];0)&lt;=[.O2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20:56:10.635925" calcext:value-type="date">
            <text:p>2019-10-11 20:56:11</text:p>
          </table:table-cell>
          <table:table-cell table:style-name="ce7" table:formula="of:=[.A277]" office:value-type="date" office:date-value="2019-10-11T20:56:10.635925" calcext:value-type="date">
            <text:p>2019-10-11 20:56:11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20:56:10.63592523336" calcext:value-type="date">
            <text:p>12/30/99 08:56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=0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276]-[.L$2];[.T$2]);[.R$2]-[.L$2]);[.L$2])" office:value-type="time" office:time-value="PT21H59M59.999999999S" calcext:value-type="time">
            <text:p>22:00:00</text:p>
          </table:table-cell>
          <table:table-cell table:formula="of:=IF([.L277]&lt;[.L276];[.M276]+[.H$2];[.M276])" office:value-type="float" office:value="600" calcext:value-type="float">
            <text:p>600</text:p>
          </table:table-cell>
          <table:table-cell table:formula="of:=OFFSET([.C$4];[.M277];0)" office:value-type="float" office:value="43755" calcext:value-type="float">
            <text:p>43755</text:p>
          </table:table-cell>
          <table:table-cell table:formula="of:=[.L277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77];0)&lt;=[.O2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20:49:18.339129" calcext:value-type="date">
            <text:p>2019-10-11 20:49:18</text:p>
          </table:table-cell>
          <table:table-cell table:style-name="ce7" table:formula="of:=[.A278]" office:value-type="date" office:date-value="2019-10-11T20:49:18.339129" calcext:value-type="date">
            <text:p>2019-10-11 20:49:18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20:49:18.33912903909" calcext:value-type="date">
            <text:p>12/30/99 08:49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=0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formula="of:=SUM(MOD(SUM([.L277]-[.L$2];[.T$2]);[.R$2]-[.L$2]);[.L$2])" office:value-type="time" office:time-value="PT22H09M59.999999999S" calcext:value-type="time">
            <text:p>22:10:00</text:p>
          </table:table-cell>
          <table:table-cell table:formula="of:=IF([.L278]&lt;[.L277];[.M277]+[.H$2];[.M277])" office:value-type="float" office:value="600" calcext:value-type="float">
            <text:p>600</text:p>
          </table:table-cell>
          <table:table-cell table:formula="of:=OFFSET([.C$4];[.M278];0)" office:value-type="float" office:value="43755" calcext:value-type="float">
            <text:p>43755</text:p>
          </table:table-cell>
          <table:table-cell table:formula="of:=[.L278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8];0)&lt;=[.O2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20:52:39.655349" calcext:value-type="date">
            <text:p>2019-10-11 20:52:40</text:p>
          </table:table-cell>
          <table:table-cell table:style-name="ce7" table:formula="of:=[.A279]" office:value-type="date" office:date-value="2019-10-11T20:52:39.655349" calcext:value-type="date">
            <text:p>2019-10-11 20:52:40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20:52:39.65534874704" calcext:value-type="date">
            <text:p>12/30/99 08:52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=0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278]-[.L$2];[.T$2]);[.R$2]-[.L$2]);[.L$2])" office:value-type="time" office:time-value="PT22H19M59.999999999S" calcext:value-type="time">
            <text:p>22:20:00</text:p>
          </table:table-cell>
          <table:table-cell table:formula="of:=IF([.L279]&lt;[.L278];[.M278]+[.H$2];[.M278])" office:value-type="float" office:value="600" calcext:value-type="float">
            <text:p>600</text:p>
          </table:table-cell>
          <table:table-cell table:formula="of:=OFFSET([.C$4];[.M279];0)" office:value-type="float" office:value="43755" calcext:value-type="float">
            <text:p>43755</text:p>
          </table:table-cell>
          <table:table-cell table:formula="of:=[.L279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9];0)&lt;=[.O2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20:29:59.663421" calcext:value-type="date">
            <text:p>2019-10-11 20:30:00</text:p>
          </table:table-cell>
          <table:table-cell table:style-name="ce7" table:formula="of:=[.A280]" office:value-type="date" office:date-value="2019-10-11T20:29:59.663421" calcext:value-type="date">
            <text:p>2019-10-11 20:30:00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20:29:59.66342069674" calcext:value-type="date">
            <text:p>12/30/99 08:30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=0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formula="of:=SUM(MOD(SUM([.L279]-[.L$2];[.T$2]);[.R$2]-[.L$2]);[.L$2])" office:value-type="time" office:time-value="PT22H29M59.999999999S" calcext:value-type="time">
            <text:p>22:30:00</text:p>
          </table:table-cell>
          <table:table-cell table:formula="of:=IF([.L280]&lt;[.L279];[.M279]+[.H$2];[.M279])" office:value-type="float" office:value="600" calcext:value-type="float">
            <text:p>600</text:p>
          </table:table-cell>
          <table:table-cell table:formula="of:=OFFSET([.C$4];[.M280];0)" office:value-type="float" office:value="43755" calcext:value-type="float">
            <text:p>43755</text:p>
          </table:table-cell>
          <table:table-cell table:formula="of:=[.L280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80];0)&lt;=[.O2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20:34:59.013837" calcext:value-type="date">
            <text:p>2019-10-11 20:34:59</text:p>
          </table:table-cell>
          <table:table-cell table:style-name="ce7" table:formula="of:=[.A281]" office:value-type="date" office:date-value="2019-10-11T20:34:59.013837" calcext:value-type="date">
            <text:p>2019-10-11 20:34:59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20:34:59.01383696124" calcext:value-type="date">
            <text:p>12/30/99 08:34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=0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formula="of:=SUM(MOD(SUM([.L280]-[.L$2];[.T$2]);[.R$2]-[.L$2]);[.L$2])" office:value-type="time" office:time-value="PT22H39M59.999999999S" calcext:value-type="time">
            <text:p>22:40:00</text:p>
          </table:table-cell>
          <table:table-cell table:formula="of:=IF([.L281]&lt;[.L280];[.M280]+[.H$2];[.M280])" office:value-type="float" office:value="600" calcext:value-type="float">
            <text:p>600</text:p>
          </table:table-cell>
          <table:table-cell table:formula="of:=OFFSET([.C$4];[.M281];0)" office:value-type="float" office:value="43755" calcext:value-type="float">
            <text:p>43755</text:p>
          </table:table-cell>
          <table:table-cell table:formula="of:=[.L281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1];0)&lt;=[.O2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20:43:00.518337" calcext:value-type="date">
            <text:p>2019-10-11 20:43:01</text:p>
          </table:table-cell>
          <table:table-cell table:style-name="ce7" table:formula="of:=[.A282]" office:value-type="date" office:date-value="2019-10-11T20:43:00.518337" calcext:value-type="date">
            <text:p>2019-10-11 20:43:01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20:43:00.51833712962" calcext:value-type="date">
            <text:p>12/30/99 08:43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=0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281]-[.L$2];[.T$2]);[.R$2]-[.L$2]);[.L$2])" office:value-type="time" office:time-value="PT22H49M59.999999999S" calcext:value-type="time">
            <text:p>22:50:00</text:p>
          </table:table-cell>
          <table:table-cell table:formula="of:=IF([.L282]&lt;[.L281];[.M281]+[.H$2];[.M281])" office:value-type="float" office:value="600" calcext:value-type="float">
            <text:p>600</text:p>
          </table:table-cell>
          <table:table-cell table:formula="of:=OFFSET([.C$4];[.M282];0)" office:value-type="float" office:value="43755" calcext:value-type="float">
            <text:p>43755</text:p>
          </table:table-cell>
          <table:table-cell table:formula="of:=[.L282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20:40:46.7888" calcext:value-type="date">
            <text:p>2019-10-11 20:40:47</text:p>
          </table:table-cell>
          <table:table-cell table:style-name="ce7" table:formula="of:=[.A283]" office:value-type="date" office:date-value="2019-10-11T20:40:46.7888" calcext:value-type="date">
            <text:p>2019-10-11 20:40:47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20:40:46.78880008869" calcext:value-type="date">
            <text:p>12/30/99 08:40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=0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282]-[.L$2];[.T$2]);[.R$2]-[.L$2]);[.L$2])" office:value-type="time" office:time-value="PT22H59M59.999999999S" calcext:value-type="time">
            <text:p>23:00:00</text:p>
          </table:table-cell>
          <table:table-cell table:formula="of:=IF([.L283]&lt;[.L282];[.M282]+[.H$2];[.M282])" office:value-type="float" office:value="600" calcext:value-type="float">
            <text:p>600</text:p>
          </table:table-cell>
          <table:table-cell table:formula="of:=OFFSET([.C$4];[.M283];0)" office:value-type="float" office:value="43755" calcext:value-type="float">
            <text:p>43755</text:p>
          </table:table-cell>
          <table:table-cell table:formula="of:=[.L283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21:07:02.849338" calcext:value-type="date">
            <text:p>2019-10-11 21:07:03</text:p>
          </table:table-cell>
          <table:table-cell table:style-name="ce7" table:formula="of:=[.A284]" office:value-type="date" office:date-value="2019-10-11T21:07:02.849338" calcext:value-type="date">
            <text:p>2019-10-11 21:07:03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21:07:02.84933840856" calcext:value-type="date">
            <text:p>12/30/99 09:07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=0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formula="of:=SUM(MOD(SUM([.L283]-[.L$2];[.T$2]);[.R$2]-[.L$2]);[.L$2])" office:value-type="time" office:time-value="PT23H09M59.999999999S" calcext:value-type="time">
            <text:p>23:10:00</text:p>
          </table:table-cell>
          <table:table-cell table:formula="of:=IF([.L284]&lt;[.L283];[.M283]+[.H$2];[.M283])" office:value-type="float" office:value="600" calcext:value-type="float">
            <text:p>600</text:p>
          </table:table-cell>
          <table:table-cell table:formula="of:=OFFSET([.C$4];[.M284];0)" office:value-type="float" office:value="43755" calcext:value-type="float">
            <text:p>43755</text:p>
          </table:table-cell>
          <table:table-cell table:formula="of:=[.L284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21:16:37.429996" calcext:value-type="date">
            <text:p>2019-10-11 21:16:37</text:p>
          </table:table-cell>
          <table:table-cell table:style-name="ce7" table:formula="of:=[.A285]" office:value-type="date" office:date-value="2019-10-11T21:16:37.429996" calcext:value-type="date">
            <text:p>2019-10-11 21:16:37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21:16:37.42999586742" calcext:value-type="date">
            <text:p>12/30/99 09:16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=0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284]-[.L$2];[.T$2]);[.R$2]-[.L$2]);[.L$2])" office:value-type="time" office:time-value="PT23H19M59.999999999S" calcext:value-type="time">
            <text:p>23:20:00</text:p>
          </table:table-cell>
          <table:table-cell table:formula="of:=IF([.L285]&lt;[.L284];[.M284]+[.H$2];[.M284])" office:value-type="float" office:value="600" calcext:value-type="float">
            <text:p>600</text:p>
          </table:table-cell>
          <table:table-cell table:formula="of:=OFFSET([.C$4];[.M285];0)" office:value-type="float" office:value="43755" calcext:value-type="float">
            <text:p>43755</text:p>
          </table:table-cell>
          <table:table-cell table:formula="of:=[.L285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20:36:23.977167" calcext:value-type="date">
            <text:p>2019-10-11 20:36:24</text:p>
          </table:table-cell>
          <table:table-cell table:style-name="ce7" table:formula="of:=[.A286]" office:value-type="date" office:date-value="2019-10-11T20:36:23.977167" calcext:value-type="date">
            <text:p>2019-10-11 20:36:24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20:36:23.9771673549" calcext:value-type="date">
            <text:p>12/30/99 08:36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=0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formula="of:=SUM(MOD(SUM([.L285]-[.L$2];[.T$2]);[.R$2]-[.L$2]);[.L$2])" office:value-type="time" office:time-value="PT23H29M59.999999999S" calcext:value-type="time">
            <text:p>23:30:00</text:p>
          </table:table-cell>
          <table:table-cell table:formula="of:=IF([.L286]&lt;[.L285];[.M285]+[.H$2];[.M285])" office:value-type="float" office:value="600" calcext:value-type="float">
            <text:p>600</text:p>
          </table:table-cell>
          <table:table-cell table:formula="of:=OFFSET([.C$4];[.M286];0)" office:value-type="float" office:value="43755" calcext:value-type="float">
            <text:p>43755</text:p>
          </table:table-cell>
          <table:table-cell table:formula="of:=[.L286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20:07:52.640171" calcext:value-type="date">
            <text:p>2019-10-11 20:07:53</text:p>
          </table:table-cell>
          <table:table-cell table:style-name="ce7" table:formula="of:=[.A287]" office:value-type="date" office:date-value="2019-10-11T20:07:52.640171" calcext:value-type="date">
            <text:p>2019-10-11 20:07:53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20:07:52.64017132111" calcext:value-type="date">
            <text:p>12/30/99 08:07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=0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formula="of:=SUM(MOD(SUM([.L286]-[.L$2];[.T$2]);[.R$2]-[.L$2]);[.L$2])" office:value-type="time" office:time-value="PT23H39M59.999999999S" calcext:value-type="time">
            <text:p>23:40:00</text:p>
          </table:table-cell>
          <table:table-cell table:formula="of:=IF([.L287]&lt;[.L286];[.M286]+[.H$2];[.M286])" office:value-type="float" office:value="600" calcext:value-type="float">
            <text:p>600</text:p>
          </table:table-cell>
          <table:table-cell table:formula="of:=OFFSET([.C$4];[.M287];0)" office:value-type="float" office:value="43755" calcext:value-type="float">
            <text:p>43755</text:p>
          </table:table-cell>
          <table:table-cell table:formula="of:=[.L287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20:57:00.312937" calcext:value-type="date">
            <text:p>2019-10-11 20:57:00</text:p>
          </table:table-cell>
          <table:table-cell table:style-name="ce7" table:formula="of:=[.A288]" office:value-type="date" office:date-value="2019-10-11T20:57:00.312937" calcext:value-type="date">
            <text:p>2019-10-11 20:57:00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20:57:00.31293713953" calcext:value-type="date">
            <text:p>12/30/99 08:57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=0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287]-[.L$2];[.T$2]);[.R$2]-[.L$2]);[.L$2])" office:value-type="time" office:time-value="PT23H49M59.999999999S" calcext:value-type="time">
            <text:p>23:50:00</text:p>
          </table:table-cell>
          <table:table-cell table:formula="of:=IF([.L288]&lt;[.L287];[.M287]+[.H$2];[.M287])" office:value-type="float" office:value="600" calcext:value-type="float">
            <text:p>600</text:p>
          </table:table-cell>
          <table:table-cell table:formula="of:=OFFSET([.C$4];[.M288];0)" office:value-type="float" office:value="43755" calcext:value-type="float">
            <text:p>43755</text:p>
          </table:table-cell>
          <table:table-cell table:formula="of:=[.L288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21:00:13.415225" calcext:value-type="date">
            <text:p>2019-10-11 21:00:13</text:p>
          </table:table-cell>
          <table:table-cell table:style-name="ce7" table:formula="of:=[.A289]" office:value-type="date" office:date-value="2019-10-11T21:00:13.415225" calcext:value-type="date">
            <text:p>2019-10-11 21:00:13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21:00:13.41522533912" calcext:value-type="date">
            <text:p>12/30/99 09:00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=0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288]-[.L$2];[.T$2]);[.R$2]-[.L$2]);[.L$2])" office:value-type="time" office:time-value="PT19H39M59.999999999S" calcext:value-type="time">
            <text:p>19:40:00</text:p>
          </table:table-cell>
          <table:table-cell table:formula="of:=IF([.L289]&lt;[.L288];[.M288]+[.H$2];[.M288])" office:value-type="float" office:value="660" calcext:value-type="float">
            <text:p>660</text:p>
          </table:table-cell>
          <table:table-cell table:formula="of:=OFFSET([.C$4];[.M289];0)" office:value-type="float" office:value="43756" calcext:value-type="float">
            <text:p>43756</text:p>
          </table:table-cell>
          <table:table-cell table:formula="of:=[.L289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9];0)&lt;=[.O2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20:37:42.285767" calcext:value-type="date">
            <text:p>2019-10-11 20:37:42</text:p>
          </table:table-cell>
          <table:table-cell table:style-name="ce7" table:formula="of:=[.A290]" office:value-type="date" office:date-value="2019-10-11T20:37:42.285767" calcext:value-type="date">
            <text:p>2019-10-11 20:37:42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20:37:42.28576744907" calcext:value-type="date">
            <text:p>12/30/99 08:37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=0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formula="of:=SUM(MOD(SUM([.L289]-[.L$2];[.T$2]);[.R$2]-[.L$2]);[.L$2])" office:value-type="time" office:time-value="PT19H49M59.999999999S" calcext:value-type="time">
            <text:p>19:50:00</text:p>
          </table:table-cell>
          <table:table-cell table:formula="of:=IF([.L290]&lt;[.L289];[.M289]+[.H$2];[.M289])" office:value-type="float" office:value="660" calcext:value-type="float">
            <text:p>660</text:p>
          </table:table-cell>
          <table:table-cell table:formula="of:=OFFSET([.C$4];[.M290];0)" office:value-type="float" office:value="43756" calcext:value-type="float">
            <text:p>43756</text:p>
          </table:table-cell>
          <table:table-cell table:formula="of:=[.L290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0];0)&lt;=[.O2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20:54:33.525026" calcext:value-type="date">
            <text:p>2019-10-11 20:54:34</text:p>
          </table:table-cell>
          <table:table-cell table:style-name="ce7" table:formula="of:=[.A291]" office:value-type="date" office:date-value="2019-10-11T20:54:33.525026" calcext:value-type="date">
            <text:p>2019-10-11 20:54:34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20:54:33.52502569556" calcext:value-type="date">
            <text:p>12/30/99 08:54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=0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290]-[.L$2];[.T$2]);[.R$2]-[.L$2]);[.L$2])" office:value-type="time" office:time-value="PT19H59M59.999999999S" calcext:value-type="time">
            <text:p>20:00:00</text:p>
          </table:table-cell>
          <table:table-cell table:formula="of:=IF([.L291]&lt;[.L290];[.M290]+[.H$2];[.M290])" office:value-type="float" office:value="660" calcext:value-type="float">
            <text:p>660</text:p>
          </table:table-cell>
          <table:table-cell table:formula="of:=OFFSET([.C$4];[.M291];0)" office:value-type="float" office:value="43756" calcext:value-type="float">
            <text:p>43756</text:p>
          </table:table-cell>
          <table:table-cell table:formula="of:=[.L291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20:22:31.360031" calcext:value-type="date">
            <text:p>2019-10-11 20:22:31</text:p>
          </table:table-cell>
          <table:table-cell table:style-name="ce7" table:formula="of:=[.A292]" office:value-type="date" office:date-value="2019-10-11T20:22:31.360031" calcext:value-type="date">
            <text:p>2019-10-11 20:22:31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20:22:31.36003105436" calcext:value-type="date">
            <text:p>12/30/99 08:22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=0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formula="of:=SUM(MOD(SUM([.L291]-[.L$2];[.T$2]);[.R$2]-[.L$2]);[.L$2])" office:value-type="time" office:time-value="PT20H09M59.999999999S" calcext:value-type="time">
            <text:p>20:10:00</text:p>
          </table:table-cell>
          <table:table-cell table:formula="of:=IF([.L292]&lt;[.L291];[.M291]+[.H$2];[.M291])" office:value-type="float" office:value="660" calcext:value-type="float">
            <text:p>660</text:p>
          </table:table-cell>
          <table:table-cell table:formula="of:=OFFSET([.C$4];[.M292];0)" office:value-type="float" office:value="43756" calcext:value-type="float">
            <text:p>43756</text:p>
          </table:table-cell>
          <table:table-cell table:formula="of:=[.L292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21:01:28.586752" calcext:value-type="date">
            <text:p>2019-10-11 21:01:29</text:p>
          </table:table-cell>
          <table:table-cell table:style-name="ce7" table:formula="of:=[.A293]" office:value-type="date" office:date-value="2019-10-11T21:01:28.586752" calcext:value-type="date">
            <text:p>2019-10-11 21:01:29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21:01:28.58675232623" calcext:value-type="date">
            <text:p>12/30/99 09:01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=0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formula="of:=SUM(MOD(SUM([.L292]-[.L$2];[.T$2]);[.R$2]-[.L$2]);[.L$2])" office:value-type="time" office:time-value="PT20H19M59.999999999S" calcext:value-type="time">
            <text:p>20:20:00</text:p>
          </table:table-cell>
          <table:table-cell table:formula="of:=IF([.L293]&lt;[.L292];[.M292]+[.H$2];[.M292])" office:value-type="float" office:value="660" calcext:value-type="float">
            <text:p>660</text:p>
          </table:table-cell>
          <table:table-cell table:formula="of:=OFFSET([.C$4];[.M293];0)" office:value-type="float" office:value="43756" calcext:value-type="float">
            <text:p>43756</text:p>
          </table:table-cell>
          <table:table-cell table:formula="of:=[.L293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20:57:50.698828" calcext:value-type="date">
            <text:p>2019-10-11 20:57:51</text:p>
          </table:table-cell>
          <table:table-cell table:style-name="ce7" table:formula="of:=[.A294]" office:value-type="date" office:date-value="2019-10-11T20:57:50.698828" calcext:value-type="date">
            <text:p>2019-10-11 20:57:51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20:57:50.69882797077" calcext:value-type="date">
            <text:p>12/30/99 08:57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=0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293]-[.L$2];[.T$2]);[.R$2]-[.L$2]);[.L$2])" office:value-type="time" office:time-value="PT20H29M59.999999999S" calcext:value-type="time">
            <text:p>20:30:00</text:p>
          </table:table-cell>
          <table:table-cell table:formula="of:=IF([.L294]&lt;[.L293];[.M293]+[.H$2];[.M293])" office:value-type="float" office:value="660" calcext:value-type="float">
            <text:p>660</text:p>
          </table:table-cell>
          <table:table-cell table:formula="of:=OFFSET([.C$4];[.M294];0)" office:value-type="float" office:value="43756" calcext:value-type="float">
            <text:p>43756</text:p>
          </table:table-cell>
          <table:table-cell table:formula="of:=[.L294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20:48:02.010256" calcext:value-type="date">
            <text:p>2019-10-11 20:48:02</text:p>
          </table:table-cell>
          <table:table-cell table:style-name="ce7" table:formula="of:=[.A295]" office:value-type="date" office:date-value="2019-10-11T20:48:02.010256" calcext:value-type="date">
            <text:p>2019-10-11 20:48:02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20:48:02.01025568414" calcext:value-type="date">
            <text:p>12/30/99 08:48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=0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294]-[.L$2];[.T$2]);[.R$2]-[.L$2]);[.L$2])" office:value-type="time" office:time-value="PT20H39M59.999999999S" calcext:value-type="time">
            <text:p>20:40:00</text:p>
          </table:table-cell>
          <table:table-cell table:formula="of:=IF([.L295]&lt;[.L294];[.M294]+[.H$2];[.M294])" office:value-type="float" office:value="660" calcext:value-type="float">
            <text:p>660</text:p>
          </table:table-cell>
          <table:table-cell table:formula="of:=OFFSET([.C$4];[.M295];0)" office:value-type="float" office:value="43756" calcext:value-type="float">
            <text:p>43756</text:p>
          </table:table-cell>
          <table:table-cell table:formula="of:=[.L295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20:54:27.636786" calcext:value-type="date">
            <text:p>2019-10-11 20:54:28</text:p>
          </table:table-cell>
          <table:table-cell table:style-name="ce7" table:formula="of:=[.A296]" office:value-type="date" office:date-value="2019-10-11T20:54:27.636786" calcext:value-type="date">
            <text:p>2019-10-11 20:54:28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20:54:27.63678628486" calcext:value-type="date">
            <text:p>12/30/99 08:54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=0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formula="of:=SUM(MOD(SUM([.L295]-[.L$2];[.T$2]);[.R$2]-[.L$2]);[.L$2])" office:value-type="time" office:time-value="PT20H49M59.999999999S" calcext:value-type="time">
            <text:p>20:50:00</text:p>
          </table:table-cell>
          <table:table-cell table:formula="of:=IF([.L296]&lt;[.L295];[.M295]+[.H$2];[.M295])" office:value-type="float" office:value="660" calcext:value-type="float">
            <text:p>660</text:p>
          </table:table-cell>
          <table:table-cell table:formula="of:=OFFSET([.C$4];[.M296];0)" office:value-type="float" office:value="43756" calcext:value-type="float">
            <text:p>43756</text:p>
          </table:table-cell>
          <table:table-cell table:formula="of:=[.L296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20:49:36.680107" calcext:value-type="date">
            <text:p>2019-10-11 20:49:37</text:p>
          </table:table-cell>
          <table:table-cell table:style-name="ce7" table:formula="of:=[.A297]" office:value-type="date" office:date-value="2019-10-11T20:49:36.680107" calcext:value-type="date">
            <text:p>2019-10-11 20:49:37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20:49:36.68010655325" calcext:value-type="date">
            <text:p>12/30/99 08:49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=0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296]-[.L$2];[.T$2]);[.R$2]-[.L$2]);[.L$2])" office:value-type="time" office:time-value="PT20H59M59.999999999S" calcext:value-type="time">
            <text:p>21:00:00</text:p>
          </table:table-cell>
          <table:table-cell table:formula="of:=IF([.L297]&lt;[.L296];[.M296]+[.H$2];[.M296])" office:value-type="float" office:value="660" calcext:value-type="float">
            <text:p>660</text:p>
          </table:table-cell>
          <table:table-cell table:formula="of:=OFFSET([.C$4];[.M297];0)" office:value-type="float" office:value="43756" calcext:value-type="float">
            <text:p>43756</text:p>
          </table:table-cell>
          <table:table-cell table:formula="of:=[.L297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20:41:46.909172" calcext:value-type="date">
            <text:p>2019-10-11 20:41:47</text:p>
          </table:table-cell>
          <table:table-cell table:style-name="ce7" table:formula="of:=[.A298]" office:value-type="date" office:date-value="2019-10-11T20:41:46.909172" calcext:value-type="date">
            <text:p>2019-10-11 20:41:47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20:41:46.90917216707" calcext:value-type="date">
            <text:p>12/30/99 08:41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=0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formula="of:=SUM(MOD(SUM([.L297]-[.L$2];[.T$2]);[.R$2]-[.L$2]);[.L$2])" office:value-type="time" office:time-value="PT21H09M59.999999999S" calcext:value-type="time">
            <text:p>21:10:00</text:p>
          </table:table-cell>
          <table:table-cell table:formula="of:=IF([.L298]&lt;[.L297];[.M297]+[.H$2];[.M297])" office:value-type="float" office:value="660" calcext:value-type="float">
            <text:p>660</text:p>
          </table:table-cell>
          <table:table-cell table:formula="of:=OFFSET([.C$4];[.M298];0)" office:value-type="float" office:value="43756" calcext:value-type="float">
            <text:p>43756</text:p>
          </table:table-cell>
          <table:table-cell table:formula="of:=[.L298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98];0)&lt;=[.O2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20:33:07.749897" calcext:value-type="date">
            <text:p>2019-10-11 20:33:08</text:p>
          </table:table-cell>
          <table:table-cell table:style-name="ce7" table:formula="of:=[.A299]" office:value-type="date" office:date-value="2019-10-11T20:33:07.749897" calcext:value-type="date">
            <text:p>2019-10-11 20:33:08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20:33:07.74989673402" calcext:value-type="date">
            <text:p>12/30/99 08:33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=0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formula="of:=SUM(MOD(SUM([.L298]-[.L$2];[.T$2]);[.R$2]-[.L$2]);[.L$2])" office:value-type="time" office:time-value="PT21H19M59.999999999S" calcext:value-type="time">
            <text:p>21:20:00</text:p>
          </table:table-cell>
          <table:table-cell table:formula="of:=IF([.L299]&lt;[.L298];[.M298]+[.H$2];[.M298])" office:value-type="float" office:value="660" calcext:value-type="float">
            <text:p>660</text:p>
          </table:table-cell>
          <table:table-cell table:formula="of:=OFFSET([.C$4];[.M299];0)" office:value-type="float" office:value="43756" calcext:value-type="float">
            <text:p>43756</text:p>
          </table:table-cell>
          <table:table-cell table:formula="of:=[.L299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9];0)&lt;=[.O2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20:28:52.413885" calcext:value-type="date">
            <text:p>2019-10-11 20:28:52</text:p>
          </table:table-cell>
          <table:table-cell table:style-name="ce7" table:formula="of:=[.A300]" office:value-type="date" office:date-value="2019-10-11T20:28:52.413885" calcext:value-type="date">
            <text:p>2019-10-11 20:28:52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20:28:52.41388541646" calcext:value-type="date">
            <text:p>12/30/99 08:28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=0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299]-[.L$2];[.T$2]);[.R$2]-[.L$2]);[.L$2])" office:value-type="time" office:time-value="PT21H29M59.999999999S" calcext:value-type="time">
            <text:p>21:30:00</text:p>
          </table:table-cell>
          <table:table-cell table:formula="of:=IF([.L300]&lt;[.L299];[.M299]+[.H$2];[.M299])" office:value-type="float" office:value="660" calcext:value-type="float">
            <text:p>660</text:p>
          </table:table-cell>
          <table:table-cell table:formula="of:=OFFSET([.C$4];[.M300];0)" office:value-type="float" office:value="43756" calcext:value-type="float">
            <text:p>43756</text:p>
          </table:table-cell>
          <table:table-cell table:formula="of:=[.L300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0];0)&lt;=[.O3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20:38:47.592221" calcext:value-type="date">
            <text:p>2019-10-11 20:38:48</text:p>
          </table:table-cell>
          <table:table-cell table:style-name="ce7" table:formula="of:=[.A301]" office:value-type="date" office:date-value="2019-10-11T20:38:47.592221" calcext:value-type="date">
            <text:p>2019-10-11 20:38:48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20:38:47.59222146124" calcext:value-type="date">
            <text:p>12/30/99 08:38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=0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formula="of:=SUM(MOD(SUM([.L300]-[.L$2];[.T$2]);[.R$2]-[.L$2]);[.L$2])" office:value-type="time" office:time-value="PT21H39M59.999999999S" calcext:value-type="time">
            <text:p>21:40:00</text:p>
          </table:table-cell>
          <table:table-cell table:formula="of:=IF([.L301]&lt;[.L300];[.M300]+[.H$2];[.M300])" office:value-type="float" office:value="660" calcext:value-type="float">
            <text:p>660</text:p>
          </table:table-cell>
          <table:table-cell table:formula="of:=OFFSET([.C$4];[.M301];0)" office:value-type="float" office:value="43756" calcext:value-type="float">
            <text:p>43756</text:p>
          </table:table-cell>
          <table:table-cell table:formula="of:=[.L301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20:54:19.668779" calcext:value-type="date">
            <text:p>2019-10-11 20:54:20</text:p>
          </table:table-cell>
          <table:table-cell table:style-name="ce7" table:formula="of:=[.A302]" office:value-type="date" office:date-value="2019-10-11T20:54:19.668779" calcext:value-type="date">
            <text:p>2019-10-11 20:54:20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20:54:19.66877855826" calcext:value-type="date">
            <text:p>12/30/99 08:54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=0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formula="of:=SUM(MOD(SUM([.L301]-[.L$2];[.T$2]);[.R$2]-[.L$2]);[.L$2])" office:value-type="time" office:time-value="PT21H49M59.999999999S" calcext:value-type="time">
            <text:p>21:50:00</text:p>
          </table:table-cell>
          <table:table-cell table:formula="of:=IF([.L302]&lt;[.L301];[.M301]+[.H$2];[.M301])" office:value-type="float" office:value="660" calcext:value-type="float">
            <text:p>660</text:p>
          </table:table-cell>
          <table:table-cell table:formula="of:=OFFSET([.C$4];[.M302];0)" office:value-type="float" office:value="43756" calcext:value-type="float">
            <text:p>43756</text:p>
          </table:table-cell>
          <table:table-cell table:formula="of:=[.L302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20:35:46.461007" calcext:value-type="date">
            <text:p>2019-10-11 20:35:46</text:p>
          </table:table-cell>
          <table:table-cell table:style-name="ce7" table:formula="of:=[.A303]" office:value-type="date" office:date-value="2019-10-11T20:35:46.461007" calcext:value-type="date">
            <text:p>2019-10-11 20:35:46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20:35:46.46100718528" calcext:value-type="date">
            <text:p>12/30/99 08:35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=0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302]-[.L$2];[.T$2]);[.R$2]-[.L$2]);[.L$2])" office:value-type="time" office:time-value="PT21H59M59.999999999S" calcext:value-type="time">
            <text:p>22:00:00</text:p>
          </table:table-cell>
          <table:table-cell table:formula="of:=IF([.L303]&lt;[.L302];[.M302]+[.H$2];[.M302])" office:value-type="float" office:value="660" calcext:value-type="float">
            <text:p>660</text:p>
          </table:table-cell>
          <table:table-cell table:formula="of:=OFFSET([.C$4];[.M303];0)" office:value-type="float" office:value="43756" calcext:value-type="float">
            <text:p>43756</text:p>
          </table:table-cell>
          <table:table-cell table:formula="of:=[.L303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21:05:57.809863" calcext:value-type="date">
            <text:p>2019-10-12 21:05:58</text:p>
          </table:table-cell>
          <table:table-cell table:style-name="ce7" table:formula="of:=[.A304]" office:value-type="date" office:date-value="2019-10-12T21:05:57.809863" calcext:value-type="date">
            <text:p>2019-10-12 21:05:58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21:05:57.80986330938" calcext:value-type="date">
            <text:p>12/30/99 09:05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=0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formula="of:=SUM(MOD(SUM([.L303]-[.L$2];[.T$2]);[.R$2]-[.L$2]);[.L$2])" office:value-type="time" office:time-value="PT22H09M59.999999999S" calcext:value-type="time">
            <text:p>22:10:00</text:p>
          </table:table-cell>
          <table:table-cell table:formula="of:=IF([.L304]&lt;[.L303];[.M303]+[.H$2];[.M303])" office:value-type="float" office:value="660" calcext:value-type="float">
            <text:p>660</text:p>
          </table:table-cell>
          <table:table-cell table:formula="of:=OFFSET([.C$4];[.M304];0)" office:value-type="float" office:value="43756" calcext:value-type="float">
            <text:p>43756</text:p>
          </table:table-cell>
          <table:table-cell table:formula="of:=[.L304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20:53:50.306867" calcext:value-type="date">
            <text:p>2019-10-12 20:53:50</text:p>
          </table:table-cell>
          <table:table-cell table:style-name="ce7" table:formula="of:=[.A305]" office:value-type="date" office:date-value="2019-10-12T20:53:50.306867" calcext:value-type="date">
            <text:p>2019-10-12 20:53:50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20:53:50.30686718412" calcext:value-type="date">
            <text:p>12/30/99 08:53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=0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formula="of:=SUM(MOD(SUM([.L304]-[.L$2];[.T$2]);[.R$2]-[.L$2]);[.L$2])" office:value-type="time" office:time-value="PT22H19M59.999999999S" calcext:value-type="time">
            <text:p>22:20:00</text:p>
          </table:table-cell>
          <table:table-cell table:formula="of:=IF([.L305]&lt;[.L304];[.M304]+[.H$2];[.M304])" office:value-type="float" office:value="660" calcext:value-type="float">
            <text:p>660</text:p>
          </table:table-cell>
          <table:table-cell table:formula="of:=OFFSET([.C$4];[.M305];0)" office:value-type="float" office:value="43756" calcext:value-type="float">
            <text:p>43756</text:p>
          </table:table-cell>
          <table:table-cell table:formula="of:=[.L305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20:34:04.409268" calcext:value-type="date">
            <text:p>2019-10-12 20:34:04</text:p>
          </table:table-cell>
          <table:table-cell table:style-name="ce7" table:formula="of:=[.A306]" office:value-type="date" office:date-value="2019-10-12T20:34:04.409268" calcext:value-type="date">
            <text:p>2019-10-12 20:34:04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20:34:04.40926804673" calcext:value-type="date">
            <text:p>12/30/99 08:34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=0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305]-[.L$2];[.T$2]);[.R$2]-[.L$2]);[.L$2])" office:value-type="time" office:time-value="PT22H29M59.999999999S" calcext:value-type="time">
            <text:p>22:30:00</text:p>
          </table:table-cell>
          <table:table-cell table:formula="of:=IF([.L306]&lt;[.L305];[.M305]+[.H$2];[.M305])" office:value-type="float" office:value="660" calcext:value-type="float">
            <text:p>660</text:p>
          </table:table-cell>
          <table:table-cell table:formula="of:=OFFSET([.C$4];[.M306];0)" office:value-type="float" office:value="43756" calcext:value-type="float">
            <text:p>43756</text:p>
          </table:table-cell>
          <table:table-cell table:formula="of:=[.L306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20:34:40.093631" calcext:value-type="date">
            <text:p>2019-10-12 20:34:40</text:p>
          </table:table-cell>
          <table:table-cell table:style-name="ce7" table:formula="of:=[.A307]" office:value-type="date" office:date-value="2019-10-12T20:34:40.093631" calcext:value-type="date">
            <text:p>2019-10-12 20:34:40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20:34:40.09363054298" calcext:value-type="date">
            <text:p>12/30/99 08:34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=0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formula="of:=SUM(MOD(SUM([.L306]-[.L$2];[.T$2]);[.R$2]-[.L$2]);[.L$2])" office:value-type="time" office:time-value="PT22H39M59.999999999S" calcext:value-type="time">
            <text:p>22:40:00</text:p>
          </table:table-cell>
          <table:table-cell table:formula="of:=IF([.L307]&lt;[.L306];[.M306]+[.H$2];[.M306])" office:value-type="float" office:value="660" calcext:value-type="float">
            <text:p>660</text:p>
          </table:table-cell>
          <table:table-cell table:formula="of:=OFFSET([.C$4];[.M307];0)" office:value-type="float" office:value="43756" calcext:value-type="float">
            <text:p>43756</text:p>
          </table:table-cell>
          <table:table-cell table:formula="of:=[.L307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21:09:19.016142" calcext:value-type="date">
            <text:p>2019-10-12 21:09:19</text:p>
          </table:table-cell>
          <table:table-cell table:style-name="ce7" table:formula="of:=[.A308]" office:value-type="date" office:date-value="2019-10-12T21:09:19.016142" calcext:value-type="date">
            <text:p>2019-10-12 21:09:19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21:09:19.01614157483" calcext:value-type="date">
            <text:p>12/30/99 09:09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=0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formula="of:=SUM(MOD(SUM([.L307]-[.L$2];[.T$2]);[.R$2]-[.L$2]);[.L$2])" office:value-type="time" office:time-value="PT22H49M59.999999999S" calcext:value-type="time">
            <text:p>22:50:00</text:p>
          </table:table-cell>
          <table:table-cell table:formula="of:=IF([.L308]&lt;[.L307];[.M307]+[.H$2];[.M307])" office:value-type="float" office:value="660" calcext:value-type="float">
            <text:p>660</text:p>
          </table:table-cell>
          <table:table-cell table:formula="of:=OFFSET([.C$4];[.M308];0)" office:value-type="float" office:value="43756" calcext:value-type="float">
            <text:p>43756</text:p>
          </table:table-cell>
          <table:table-cell table:formula="of:=[.L308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20:14:15.59433" calcext:value-type="date">
            <text:p>2019-10-12 20:14:16</text:p>
          </table:table-cell>
          <table:table-cell table:style-name="ce7" table:formula="of:=[.A309]" office:value-type="date" office:date-value="2019-10-12T20:14:15.59433" calcext:value-type="date">
            <text:p>2019-10-12 20:14:16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20:14:15.59433032759" calcext:value-type="date">
            <text:p>12/30/99 08:14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=0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308]-[.L$2];[.T$2]);[.R$2]-[.L$2]);[.L$2])" office:value-type="time" office:time-value="PT22H59M59.999999999S" calcext:value-type="time">
            <text:p>23:00:00</text:p>
          </table:table-cell>
          <table:table-cell table:formula="of:=IF([.L309]&lt;[.L308];[.M308]+[.H$2];[.M308])" office:value-type="float" office:value="660" calcext:value-type="float">
            <text:p>660</text:p>
          </table:table-cell>
          <table:table-cell table:formula="of:=OFFSET([.C$4];[.M309];0)" office:value-type="float" office:value="43756" calcext:value-type="float">
            <text:p>43756</text:p>
          </table:table-cell>
          <table:table-cell table:formula="of:=[.L309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9];0)&lt;=[.O3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20:50:08.319569" calcext:value-type="date">
            <text:p>2019-10-12 20:50:08</text:p>
          </table:table-cell>
          <table:table-cell table:style-name="ce7" table:formula="of:=[.A310]" office:value-type="date" office:date-value="2019-10-12T20:50:08.319569" calcext:value-type="date">
            <text:p>2019-10-12 20:50:08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20:50:08.31956919283" calcext:value-type="date">
            <text:p>12/30/99 08:50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=0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formula="of:=SUM(MOD(SUM([.L309]-[.L$2];[.T$2]);[.R$2]-[.L$2]);[.L$2])" office:value-type="time" office:time-value="PT23H09M59.999999999S" calcext:value-type="time">
            <text:p>23:10:00</text:p>
          </table:table-cell>
          <table:table-cell table:formula="of:=IF([.L310]&lt;[.L309];[.M309]+[.H$2];[.M309])" office:value-type="float" office:value="660" calcext:value-type="float">
            <text:p>660</text:p>
          </table:table-cell>
          <table:table-cell table:formula="of:=OFFSET([.C$4];[.M310];0)" office:value-type="float" office:value="43756" calcext:value-type="float">
            <text:p>43756</text:p>
          </table:table-cell>
          <table:table-cell table:formula="of:=[.L310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10];0)&lt;=[.O3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21:06:40.487466" calcext:value-type="date">
            <text:p>2019-10-12 21:06:40</text:p>
          </table:table-cell>
          <table:table-cell table:style-name="ce7" table:formula="of:=[.A311]" office:value-type="date" office:date-value="2019-10-12T21:06:40.487466" calcext:value-type="date">
            <text:p>2019-10-12 21:06:40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21:06:40.48746576067" calcext:value-type="date">
            <text:p>12/30/99 09:06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=0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formula="of:=SUM(MOD(SUM([.L310]-[.L$2];[.T$2]);[.R$2]-[.L$2]);[.L$2])" office:value-type="time" office:time-value="PT23H19M59.999999999S" calcext:value-type="time">
            <text:p>23:20:00</text:p>
          </table:table-cell>
          <table:table-cell table:formula="of:=IF([.L311]&lt;[.L310];[.M310]+[.H$2];[.M310])" office:value-type="float" office:value="660" calcext:value-type="float">
            <text:p>660</text:p>
          </table:table-cell>
          <table:table-cell table:formula="of:=OFFSET([.C$4];[.M311];0)" office:value-type="float" office:value="43756" calcext:value-type="float">
            <text:p>43756</text:p>
          </table:table-cell>
          <table:table-cell table:formula="of:=[.L311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1];0)&lt;=[.O3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20:46:36.862717" calcext:value-type="date">
            <text:p>2019-10-12 20:46:37</text:p>
          </table:table-cell>
          <table:table-cell table:style-name="ce7" table:formula="of:=[.A312]" office:value-type="date" office:date-value="2019-10-12T20:46:36.862717" calcext:value-type="date">
            <text:p>2019-10-12 20:46:37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20:46:36.86271725222" calcext:value-type="date">
            <text:p>12/30/99 08:46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=0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311]-[.L$2];[.T$2]);[.R$2]-[.L$2]);[.L$2])" office:value-type="time" office:time-value="PT23H29M59.999999999S" calcext:value-type="time">
            <text:p>23:30:00</text:p>
          </table:table-cell>
          <table:table-cell table:formula="of:=IF([.L312]&lt;[.L311];[.M311]+[.H$2];[.M311])" office:value-type="float" office:value="660" calcext:value-type="float">
            <text:p>660</text:p>
          </table:table-cell>
          <table:table-cell table:formula="of:=OFFSET([.C$4];[.M312];0)" office:value-type="float" office:value="43756" calcext:value-type="float">
            <text:p>43756</text:p>
          </table:table-cell>
          <table:table-cell table:formula="of:=[.L312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20:36:48.936426" calcext:value-type="date">
            <text:p>2019-10-12 20:36:49</text:p>
          </table:table-cell>
          <table:table-cell table:style-name="ce7" table:formula="of:=[.A313]" office:value-type="date" office:date-value="2019-10-12T20:36:48.936426" calcext:value-type="date">
            <text:p>2019-10-12 20:36:49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20:36:48.93642583396" calcext:value-type="date">
            <text:p>12/30/99 08:36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=0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formula="of:=SUM(MOD(SUM([.L312]-[.L$2];[.T$2]);[.R$2]-[.L$2]);[.L$2])" office:value-type="time" office:time-value="PT23H39M59.999999999S" calcext:value-type="time">
            <text:p>23:40:00</text:p>
          </table:table-cell>
          <table:table-cell table:formula="of:=IF([.L313]&lt;[.L312];[.M312]+[.H$2];[.M312])" office:value-type="float" office:value="660" calcext:value-type="float">
            <text:p>660</text:p>
          </table:table-cell>
          <table:table-cell table:formula="of:=OFFSET([.C$4];[.M313];0)" office:value-type="float" office:value="43756" calcext:value-type="float">
            <text:p>43756</text:p>
          </table:table-cell>
          <table:table-cell table:formula="of:=[.L313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20:20:23.345096" calcext:value-type="date">
            <text:p>2019-10-12 20:20:23</text:p>
          </table:table-cell>
          <table:table-cell table:style-name="ce7" table:formula="of:=[.A314]" office:value-type="date" office:date-value="2019-10-12T20:20:23.345096" calcext:value-type="date">
            <text:p>2019-10-12 20:20:23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20:20:23.34509601351" calcext:value-type="date">
            <text:p>12/30/99 08:20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=0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formula="of:=SUM(MOD(SUM([.L313]-[.L$2];[.T$2]);[.R$2]-[.L$2]);[.L$2])" office:value-type="time" office:time-value="PT23H49M59.999999999S" calcext:value-type="time">
            <text:p>23:50:00</text:p>
          </table:table-cell>
          <table:table-cell table:formula="of:=IF([.L314]&lt;[.L313];[.M313]+[.H$2];[.M313])" office:value-type="float" office:value="660" calcext:value-type="float">
            <text:p>660</text:p>
          </table:table-cell>
          <table:table-cell table:formula="of:=OFFSET([.C$4];[.M314];0)" office:value-type="float" office:value="43756" calcext:value-type="float">
            <text:p>43756</text:p>
          </table:table-cell>
          <table:table-cell table:formula="of:=[.L314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20:43:40.245124" calcext:value-type="date">
            <text:p>2019-10-12 20:43:40</text:p>
          </table:table-cell>
          <table:table-cell table:style-name="ce7" table:formula="of:=[.A315]" office:value-type="date" office:date-value="2019-10-12T20:43:40.245124" calcext:value-type="date">
            <text:p>2019-10-12 20:43:40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20:43:40.24512388743" calcext:value-type="date">
            <text:p>12/30/99 08:43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=0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314]-[.L$2];[.T$2]);[.R$2]-[.L$2]);[.L$2])" office:value-type="time" office:time-value="PT19H39M59.999999999S" calcext:value-type="time">
            <text:p>19:40:00</text:p>
          </table:table-cell>
          <table:table-cell table:formula="of:=IF([.L315]&lt;[.L314];[.M314]+[.H$2];[.M314])" office:value-type="float" office:value="720" calcext:value-type="float">
            <text:p>720</text:p>
          </table:table-cell>
          <table:table-cell table:formula="of:=OFFSET([.C$4];[.M315];0)" office:value-type="float" office:value="43757" calcext:value-type="float">
            <text:p>43757</text:p>
          </table:table-cell>
          <table:table-cell table:formula="of:=[.L315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20:19:56.175598" calcext:value-type="date">
            <text:p>2019-10-12 20:19:56</text:p>
          </table:table-cell>
          <table:table-cell table:style-name="ce7" table:formula="of:=[.A316]" office:value-type="date" office:date-value="2019-10-12T20:19:56.175598" calcext:value-type="date">
            <text:p>2019-10-12 20:19:56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20:19:56.17559756152" calcext:value-type="date">
            <text:p>12/30/99 08:19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=0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formula="of:=SUM(MOD(SUM([.L315]-[.L$2];[.T$2]);[.R$2]-[.L$2]);[.L$2])" office:value-type="time" office:time-value="PT19H49M59.999999999S" calcext:value-type="time">
            <text:p>19:50:00</text:p>
          </table:table-cell>
          <table:table-cell table:formula="of:=IF([.L316]&lt;[.L315];[.M315]+[.H$2];[.M315])" office:value-type="float" office:value="720" calcext:value-type="float">
            <text:p>720</text:p>
          </table:table-cell>
          <table:table-cell table:formula="of:=OFFSET([.C$4];[.M316];0)" office:value-type="float" office:value="43757" calcext:value-type="float">
            <text:p>43757</text:p>
          </table:table-cell>
          <table:table-cell table:formula="of:=[.L316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20:50:07.362262" calcext:value-type="date">
            <text:p>2019-10-12 20:50:07</text:p>
          </table:table-cell>
          <table:table-cell table:style-name="ce7" table:formula="of:=[.A317]" office:value-type="date" office:date-value="2019-10-12T20:50:07.362262" calcext:value-type="date">
            <text:p>2019-10-12 20:50:07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20:50:07.36226197332" calcext:value-type="date">
            <text:p>12/30/99 08:50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=0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316]-[.L$2];[.T$2]);[.R$2]-[.L$2]);[.L$2])" office:value-type="time" office:time-value="PT19H59M59.999999999S" calcext:value-type="time">
            <text:p>20:00:00</text:p>
          </table:table-cell>
          <table:table-cell table:formula="of:=IF([.L317]&lt;[.L316];[.M316]+[.H$2];[.M316])" office:value-type="float" office:value="720" calcext:value-type="float">
            <text:p>720</text:p>
          </table:table-cell>
          <table:table-cell table:formula="of:=OFFSET([.C$4];[.M317];0)" office:value-type="float" office:value="43757" calcext:value-type="float">
            <text:p>43757</text:p>
          </table:table-cell>
          <table:table-cell table:formula="of:=[.L317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17];0)&lt;=[.O3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20:32:16.739011" calcext:value-type="date">
            <text:p>2019-10-12 20:32:17</text:p>
          </table:table-cell>
          <table:table-cell table:style-name="ce7" table:formula="of:=[.A318]" office:value-type="date" office:date-value="2019-10-12T20:32:16.739011" calcext:value-type="date">
            <text:p>2019-10-12 20:32:17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20:32:16.73901055008" calcext:value-type="date">
            <text:p>12/30/99 08:32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=0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317]-[.L$2];[.T$2]);[.R$2]-[.L$2]);[.L$2])" office:value-type="time" office:time-value="PT20H09M59.999999999S" calcext:value-type="time">
            <text:p>20:10:00</text:p>
          </table:table-cell>
          <table:table-cell table:formula="of:=IF([.L318]&lt;[.L317];[.M317]+[.H$2];[.M317])" office:value-type="float" office:value="720" calcext:value-type="float">
            <text:p>720</text:p>
          </table:table-cell>
          <table:table-cell table:formula="of:=OFFSET([.C$4];[.M318];0)" office:value-type="float" office:value="43757" calcext:value-type="float">
            <text:p>43757</text:p>
          </table:table-cell>
          <table:table-cell table:formula="of:=[.L318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18];0)&lt;=[.O3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20:44:21.828247" calcext:value-type="date">
            <text:p>2019-10-12 20:44:22</text:p>
          </table:table-cell>
          <table:table-cell table:style-name="ce7" table:formula="of:=[.A319]" office:value-type="date" office:date-value="2019-10-12T20:44:21.828247" calcext:value-type="date">
            <text:p>2019-10-12 20:44:22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20:44:21.82824675925" calcext:value-type="date">
            <text:p>12/30/99 08:44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=0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formula="of:=SUM(MOD(SUM([.L318]-[.L$2];[.T$2]);[.R$2]-[.L$2]);[.L$2])" office:value-type="time" office:time-value="PT20H19M59.999999999S" calcext:value-type="time">
            <text:p>20:20:00</text:p>
          </table:table-cell>
          <table:table-cell table:formula="of:=IF([.L319]&lt;[.L318];[.M318]+[.H$2];[.M318])" office:value-type="float" office:value="720" calcext:value-type="float">
            <text:p>720</text:p>
          </table:table-cell>
          <table:table-cell table:formula="of:=OFFSET([.C$4];[.M319];0)" office:value-type="float" office:value="43757" calcext:value-type="float">
            <text:p>43757</text:p>
          </table:table-cell>
          <table:table-cell table:formula="of:=[.L319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9];0)&lt;=[.O3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20:24:49.029856" calcext:value-type="date">
            <text:p>2019-10-12 20:24:49</text:p>
          </table:table-cell>
          <table:table-cell table:style-name="ce7" table:formula="of:=[.A320]" office:value-type="date" office:date-value="2019-10-12T20:24:49.029856" calcext:value-type="date">
            <text:p>2019-10-12 20:24:49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20:24:49.02985614259" calcext:value-type="date">
            <text:p>12/30/99 08:24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=0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formula="of:=SUM(MOD(SUM([.L319]-[.L$2];[.T$2]);[.R$2]-[.L$2]);[.L$2])" office:value-type="time" office:time-value="PT20H29M59.999999999S" calcext:value-type="time">
            <text:p>20:30:00</text:p>
          </table:table-cell>
          <table:table-cell table:formula="of:=IF([.L320]&lt;[.L319];[.M319]+[.H$2];[.M319])" office:value-type="float" office:value="720" calcext:value-type="float">
            <text:p>720</text:p>
          </table:table-cell>
          <table:table-cell table:formula="of:=OFFSET([.C$4];[.M320];0)" office:value-type="float" office:value="43757" calcext:value-type="float">
            <text:p>43757</text:p>
          </table:table-cell>
          <table:table-cell table:formula="of:=[.L320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0];0)&lt;=[.O3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21:13:25.647112" calcext:value-type="date">
            <text:p>2019-10-12 21:13:26</text:p>
          </table:table-cell>
          <table:table-cell table:style-name="ce7" table:formula="of:=[.A321]" office:value-type="date" office:date-value="2019-10-12T21:13:25.647112" calcext:value-type="date">
            <text:p>2019-10-12 21:13:26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21:13:25.64711184707" calcext:value-type="date">
            <text:p>12/30/99 09:13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=0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320]-[.L$2];[.T$2]);[.R$2]-[.L$2]);[.L$2])" office:value-type="time" office:time-value="PT20H39M59.999999999S" calcext:value-type="time">
            <text:p>20:40:00</text:p>
          </table:table-cell>
          <table:table-cell table:formula="of:=IF([.L321]&lt;[.L320];[.M320]+[.H$2];[.M320])" office:value-type="float" office:value="720" calcext:value-type="float">
            <text:p>720</text:p>
          </table:table-cell>
          <table:table-cell table:formula="of:=OFFSET([.C$4];[.M321];0)" office:value-type="float" office:value="43757" calcext:value-type="float">
            <text:p>43757</text:p>
          </table:table-cell>
          <table:table-cell table:formula="of:=[.L321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21];0)&lt;=[.O3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20:57:03.512104" calcext:value-type="date">
            <text:p>2019-10-12 20:57:04</text:p>
          </table:table-cell>
          <table:table-cell table:style-name="ce7" table:formula="of:=[.A322]" office:value-type="date" office:date-value="2019-10-12T20:57:03.512104" calcext:value-type="date">
            <text:p>2019-10-12 20:57:04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20:57:03.51210380439" calcext:value-type="date">
            <text:p>12/30/99 08:57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=0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formula="of:=SUM(MOD(SUM([.L321]-[.L$2];[.T$2]);[.R$2]-[.L$2]);[.L$2])" office:value-type="time" office:time-value="PT20H49M59.999999999S" calcext:value-type="time">
            <text:p>20:50:00</text:p>
          </table:table-cell>
          <table:table-cell table:formula="of:=IF([.L322]&lt;[.L321];[.M321]+[.H$2];[.M321])" office:value-type="float" office:value="720" calcext:value-type="float">
            <text:p>720</text:p>
          </table:table-cell>
          <table:table-cell table:formula="of:=OFFSET([.C$4];[.M322];0)" office:value-type="float" office:value="43757" calcext:value-type="float">
            <text:p>43757</text:p>
          </table:table-cell>
          <table:table-cell table:formula="of:=[.L322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22];0)&lt;=[.O3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21:06:05.480222" calcext:value-type="date">
            <text:p>2019-10-12 21:06:05</text:p>
          </table:table-cell>
          <table:table-cell table:style-name="ce7" table:formula="of:=[.A323]" office:value-type="date" office:date-value="2019-10-12T21:06:05.480222" calcext:value-type="date">
            <text:p>2019-10-12 21:06:05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21:06:05.48022190109" calcext:value-type="date">
            <text:p>12/30/99 09:06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=0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322]-[.L$2];[.T$2]);[.R$2]-[.L$2]);[.L$2])" office:value-type="time" office:time-value="PT20H59M59.999999999S" calcext:value-type="time">
            <text:p>21:00:00</text:p>
          </table:table-cell>
          <table:table-cell table:formula="of:=IF([.L323]&lt;[.L322];[.M322]+[.H$2];[.M322])" office:value-type="float" office:value="720" calcext:value-type="float">
            <text:p>720</text:p>
          </table:table-cell>
          <table:table-cell table:formula="of:=OFFSET([.C$4];[.M323];0)" office:value-type="float" office:value="43757" calcext:value-type="float">
            <text:p>43757</text:p>
          </table:table-cell>
          <table:table-cell table:formula="of:=[.L323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20:29:33.45385" calcext:value-type="date">
            <text:p>2019-10-12 20:29:33</text:p>
          </table:table-cell>
          <table:table-cell table:style-name="ce7" table:formula="of:=[.A324]" office:value-type="date" office:date-value="2019-10-12T20:29:33.45385" calcext:value-type="date">
            <text:p>2019-10-12 20:29:33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20:29:33.45384964719" calcext:value-type="date">
            <text:p>12/30/99 08:29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=0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323]-[.L$2];[.T$2]);[.R$2]-[.L$2]);[.L$2])" office:value-type="time" office:time-value="PT21H09M59.999999999S" calcext:value-type="time">
            <text:p>21:10:00</text:p>
          </table:table-cell>
          <table:table-cell table:formula="of:=IF([.L324]&lt;[.L323];[.M323]+[.H$2];[.M323])" office:value-type="float" office:value="720" calcext:value-type="float">
            <text:p>720</text:p>
          </table:table-cell>
          <table:table-cell table:formula="of:=OFFSET([.C$4];[.M324];0)" office:value-type="float" office:value="43757" calcext:value-type="float">
            <text:p>43757</text:p>
          </table:table-cell>
          <table:table-cell table:formula="of:=[.L324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21:07:47.811257" calcext:value-type="date">
            <text:p>2019-10-12 21:07:48</text:p>
          </table:table-cell>
          <table:table-cell table:style-name="ce7" table:formula="of:=[.A325]" office:value-type="date" office:date-value="2019-10-12T21:07:47.811257" calcext:value-type="date">
            <text:p>2019-10-12 21:07:48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21:07:47.81125694979" calcext:value-type="date">
            <text:p>12/30/99 09:07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=0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formula="of:=SUM(MOD(SUM([.L324]-[.L$2];[.T$2]);[.R$2]-[.L$2]);[.L$2])" office:value-type="time" office:time-value="PT21H19M59.999999999S" calcext:value-type="time">
            <text:p>21:20:00</text:p>
          </table:table-cell>
          <table:table-cell table:formula="of:=IF([.L325]&lt;[.L324];[.M324]+[.H$2];[.M324])" office:value-type="float" office:value="720" calcext:value-type="float">
            <text:p>720</text:p>
          </table:table-cell>
          <table:table-cell table:formula="of:=OFFSET([.C$4];[.M325];0)" office:value-type="float" office:value="43757" calcext:value-type="float">
            <text:p>43757</text:p>
          </table:table-cell>
          <table:table-cell table:formula="of:=[.L325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20:49:50.308292" calcext:value-type="date">
            <text:p>2019-10-12 20:49:50</text:p>
          </table:table-cell>
          <table:table-cell table:style-name="ce7" table:formula="of:=[.A326]" office:value-type="date" office:date-value="2019-10-12T20:49:50.308292" calcext:value-type="date">
            <text:p>2019-10-12 20:49:50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20:49:50.30829216354" calcext:value-type="date">
            <text:p>12/30/99 08:49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=0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formula="of:=SUM(MOD(SUM([.L325]-[.L$2];[.T$2]);[.R$2]-[.L$2]);[.L$2])" office:value-type="time" office:time-value="PT21H29M59.999999999S" calcext:value-type="time">
            <text:p>21:30:00</text:p>
          </table:table-cell>
          <table:table-cell table:formula="of:=IF([.L326]&lt;[.L325];[.M325]+[.H$2];[.M325])" office:value-type="float" office:value="720" calcext:value-type="float">
            <text:p>720</text:p>
          </table:table-cell>
          <table:table-cell table:formula="of:=OFFSET([.C$4];[.M326];0)" office:value-type="float" office:value="43757" calcext:value-type="float">
            <text:p>43757</text:p>
          </table:table-cell>
          <table:table-cell table:formula="of:=[.L326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20:37:24.470506" calcext:value-type="date">
            <text:p>2019-10-12 20:37:24</text:p>
          </table:table-cell>
          <table:table-cell table:style-name="ce7" table:formula="of:=[.A327]" office:value-type="date" office:date-value="2019-10-12T20:37:24.470506" calcext:value-type="date">
            <text:p>2019-10-12 20:37:24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20:37:24.47050562594" calcext:value-type="date">
            <text:p>12/30/99 08:37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=0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326]-[.L$2];[.T$2]);[.R$2]-[.L$2]);[.L$2])" office:value-type="time" office:time-value="PT21H39M59.999999999S" calcext:value-type="time">
            <text:p>21:40:00</text:p>
          </table:table-cell>
          <table:table-cell table:formula="of:=IF([.L327]&lt;[.L326];[.M326]+[.H$2];[.M326])" office:value-type="float" office:value="720" calcext:value-type="float">
            <text:p>720</text:p>
          </table:table-cell>
          <table:table-cell table:formula="of:=OFFSET([.C$4];[.M327];0)" office:value-type="float" office:value="43757" calcext:value-type="float">
            <text:p>43757</text:p>
          </table:table-cell>
          <table:table-cell table:formula="of:=[.L327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20:52:49.93284" calcext:value-type="date">
            <text:p>2019-10-12 20:52:50</text:p>
          </table:table-cell>
          <table:table-cell table:style-name="ce7" table:formula="of:=[.A328]" office:value-type="date" office:date-value="2019-10-12T20:52:49.93284" calcext:value-type="date">
            <text:p>2019-10-12 20:52:50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20:52:49.93283964694" calcext:value-type="date">
            <text:p>12/30/99 08:52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=0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formula="of:=SUM(MOD(SUM([.L327]-[.L$2];[.T$2]);[.R$2]-[.L$2]);[.L$2])" office:value-type="time" office:time-value="PT21H49M59.999999999S" calcext:value-type="time">
            <text:p>21:50:00</text:p>
          </table:table-cell>
          <table:table-cell table:formula="of:=IF([.L328]&lt;[.L327];[.M327]+[.H$2];[.M327])" office:value-type="float" office:value="720" calcext:value-type="float">
            <text:p>720</text:p>
          </table:table-cell>
          <table:table-cell table:formula="of:=OFFSET([.C$4];[.M328];0)" office:value-type="float" office:value="43757" calcext:value-type="float">
            <text:p>43757</text:p>
          </table:table-cell>
          <table:table-cell table:formula="of:=[.L328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20:32:42.350409" calcext:value-type="date">
            <text:p>2019-10-12 20:32:42</text:p>
          </table:table-cell>
          <table:table-cell table:style-name="ce7" table:formula="of:=[.A329]" office:value-type="date" office:date-value="2019-10-12T20:32:42.350409" calcext:value-type="date">
            <text:p>2019-10-12 20:32:42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20:32:42.35040854663" calcext:value-type="date">
            <text:p>12/30/99 08:32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=0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328]-[.L$2];[.T$2]);[.R$2]-[.L$2]);[.L$2])" office:value-type="time" office:time-value="PT21H59M59.999999999S" calcext:value-type="time">
            <text:p>22:00:00</text:p>
          </table:table-cell>
          <table:table-cell table:formula="of:=IF([.L329]&lt;[.L328];[.M328]+[.H$2];[.M328])" office:value-type="float" office:value="720" calcext:value-type="float">
            <text:p>720</text:p>
          </table:table-cell>
          <table:table-cell table:formula="of:=OFFSET([.C$4];[.M329];0)" office:value-type="float" office:value="43757" calcext:value-type="float">
            <text:p>43757</text:p>
          </table:table-cell>
          <table:table-cell table:formula="of:=[.L329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21:18:44.041165" calcext:value-type="date">
            <text:p>2019-10-12 21:18:44</text:p>
          </table:table-cell>
          <table:table-cell table:style-name="ce7" table:formula="of:=[.A330]" office:value-type="date" office:date-value="2019-10-12T21:18:44.041165" calcext:value-type="date">
            <text:p>2019-10-12 21:18:44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21:18:44.04116538819" calcext:value-type="date">
            <text:p>12/30/99 09:18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=0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329]-[.L$2];[.T$2]);[.R$2]-[.L$2]);[.L$2])" office:value-type="time" office:time-value="PT22H09M59.999999999S" calcext:value-type="time">
            <text:p>22:10:00</text:p>
          </table:table-cell>
          <table:table-cell table:formula="of:=IF([.L330]&lt;[.L329];[.M329]+[.H$2];[.M329])" office:value-type="float" office:value="720" calcext:value-type="float">
            <text:p>720</text:p>
          </table:table-cell>
          <table:table-cell table:formula="of:=OFFSET([.C$4];[.M330];0)" office:value-type="float" office:value="43757" calcext:value-type="float">
            <text:p>43757</text:p>
          </table:table-cell>
          <table:table-cell table:formula="of:=[.L330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20:50:11.403262" calcext:value-type="date">
            <text:p>2019-10-12 20:50:11</text:p>
          </table:table-cell>
          <table:table-cell table:style-name="ce7" table:formula="of:=[.A331]" office:value-type="date" office:date-value="2019-10-12T20:50:11.403262" calcext:value-type="date">
            <text:p>2019-10-12 20:50:11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20:50:11.40326173045" calcext:value-type="date">
            <text:p>12/30/99 08:50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=0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formula="of:=SUM(MOD(SUM([.L330]-[.L$2];[.T$2]);[.R$2]-[.L$2]);[.L$2])" office:value-type="time" office:time-value="PT22H19M59.999999999S" calcext:value-type="time">
            <text:p>22:20:00</text:p>
          </table:table-cell>
          <table:table-cell table:formula="of:=IF([.L331]&lt;[.L330];[.M330]+[.H$2];[.M330])" office:value-type="float" office:value="720" calcext:value-type="float">
            <text:p>720</text:p>
          </table:table-cell>
          <table:table-cell table:formula="of:=OFFSET([.C$4];[.M331];0)" office:value-type="float" office:value="43757" calcext:value-type="float">
            <text:p>43757</text:p>
          </table:table-cell>
          <table:table-cell table:formula="of:=[.L331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20:42:08.741507" calcext:value-type="date">
            <text:p>2019-10-12 20:42:09</text:p>
          </table:table-cell>
          <table:table-cell table:style-name="ce7" table:formula="of:=[.A332]" office:value-type="date" office:date-value="2019-10-12T20:42:08.741507" calcext:value-type="date">
            <text:p>2019-10-12 20:42:09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20:42:08.74150697608" calcext:value-type="date">
            <text:p>12/30/99 08:42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=0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formula="of:=SUM(MOD(SUM([.L331]-[.L$2];[.T$2]);[.R$2]-[.L$2]);[.L$2])" office:value-type="time" office:time-value="PT22H29M59.999999999S" calcext:value-type="time">
            <text:p>22:30:00</text:p>
          </table:table-cell>
          <table:table-cell table:formula="of:=IF([.L332]&lt;[.L331];[.M331]+[.H$2];[.M331])" office:value-type="float" office:value="720" calcext:value-type="float">
            <text:p>720</text:p>
          </table:table-cell>
          <table:table-cell table:formula="of:=OFFSET([.C$4];[.M332];0)" office:value-type="float" office:value="43757" calcext:value-type="float">
            <text:p>43757</text:p>
          </table:table-cell>
          <table:table-cell table:formula="of:=[.L332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20:58:30.778108" calcext:value-type="date">
            <text:p>2019-10-12 20:58:31</text:p>
          </table:table-cell>
          <table:table-cell table:style-name="ce7" table:formula="of:=[.A333]" office:value-type="date" office:date-value="2019-10-12T20:58:30.778108" calcext:value-type="date">
            <text:p>2019-10-12 20:58:31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20:58:30.77810791321" calcext:value-type="date">
            <text:p>12/30/99 08:58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=0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332]-[.L$2];[.T$2]);[.R$2]-[.L$2]);[.L$2])" office:value-type="time" office:time-value="PT22H39M59.999999999S" calcext:value-type="time">
            <text:p>22:40:00</text:p>
          </table:table-cell>
          <table:table-cell table:formula="of:=IF([.L333]&lt;[.L332];[.M332]+[.H$2];[.M332])" office:value-type="float" office:value="720" calcext:value-type="float">
            <text:p>720</text:p>
          </table:table-cell>
          <table:table-cell table:formula="of:=OFFSET([.C$4];[.M333];0)" office:value-type="float" office:value="43757" calcext:value-type="float">
            <text:p>43757</text:p>
          </table:table-cell>
          <table:table-cell table:formula="of:=[.L333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33];0)&lt;=[.O3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20:24:57.853682" calcext:value-type="date">
            <text:p>2019-10-12 20:24:58</text:p>
          </table:table-cell>
          <table:table-cell table:style-name="ce7" table:formula="of:=[.A334]" office:value-type="date" office:date-value="2019-10-12T20:24:57.853682" calcext:value-type="date">
            <text:p>2019-10-12 20:24:58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20:24:57.85368237644" calcext:value-type="date">
            <text:p>12/30/99 08:24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=0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formula="of:=SUM(MOD(SUM([.L333]-[.L$2];[.T$2]);[.R$2]-[.L$2]);[.L$2])" office:value-type="time" office:time-value="PT22H49M59.999999999S" calcext:value-type="time">
            <text:p>22:50:00</text:p>
          </table:table-cell>
          <table:table-cell table:formula="of:=IF([.L334]&lt;[.L333];[.M333]+[.H$2];[.M333])" office:value-type="float" office:value="720" calcext:value-type="float">
            <text:p>720</text:p>
          </table:table-cell>
          <table:table-cell table:formula="of:=OFFSET([.C$4];[.M334];0)" office:value-type="float" office:value="43757" calcext:value-type="float">
            <text:p>43757</text:p>
          </table:table-cell>
          <table:table-cell table:formula="of:=[.L334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34];0)&lt;=[.O3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20:31:50.555318" calcext:value-type="date">
            <text:p>2019-10-12 20:31:51</text:p>
          </table:table-cell>
          <table:table-cell table:style-name="ce7" table:formula="of:=[.A335]" office:value-type="date" office:date-value="2019-10-12T20:31:50.555318" calcext:value-type="date">
            <text:p>2019-10-12 20:31:51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20:31:50.55531757884" calcext:value-type="date">
            <text:p>12/30/99 08:31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=0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334]-[.L$2];[.T$2]);[.R$2]-[.L$2]);[.L$2])" office:value-type="time" office:time-value="PT22H59M59.999999999S" calcext:value-type="time">
            <text:p>23:00:00</text:p>
          </table:table-cell>
          <table:table-cell table:formula="of:=IF([.L335]&lt;[.L334];[.M334]+[.H$2];[.M334])" office:value-type="float" office:value="720" calcext:value-type="float">
            <text:p>720</text:p>
          </table:table-cell>
          <table:table-cell table:formula="of:=OFFSET([.C$4];[.M335];0)" office:value-type="float" office:value="43757" calcext:value-type="float">
            <text:p>43757</text:p>
          </table:table-cell>
          <table:table-cell table:formula="of:=[.L335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20:56:58.116569" calcext:value-type="date">
            <text:p>2019-10-12 20:56:58</text:p>
          </table:table-cell>
          <table:table-cell table:style-name="ce7" table:formula="of:=[.A336]" office:value-type="date" office:date-value="2019-10-12T20:56:58.116569" calcext:value-type="date">
            <text:p>2019-10-12 20:56:58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20:56:58.11656879727" calcext:value-type="date">
            <text:p>12/30/99 08:56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=0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formula="of:=SUM(MOD(SUM([.L335]-[.L$2];[.T$2]);[.R$2]-[.L$2]);[.L$2])" office:value-type="time" office:time-value="PT23H09M59.999999999S" calcext:value-type="time">
            <text:p>23:10:00</text:p>
          </table:table-cell>
          <table:table-cell table:formula="of:=IF([.L336]&lt;[.L335];[.M335]+[.H$2];[.M335])" office:value-type="float" office:value="720" calcext:value-type="float">
            <text:p>720</text:p>
          </table:table-cell>
          <table:table-cell table:formula="of:=OFFSET([.C$4];[.M336];0)" office:value-type="float" office:value="43757" calcext:value-type="float">
            <text:p>43757</text:p>
          </table:table-cell>
          <table:table-cell table:formula="of:=[.L336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21:12:26.323098" calcext:value-type="date">
            <text:p>2019-10-12 21:12:26</text:p>
          </table:table-cell>
          <table:table-cell table:style-name="ce7" table:formula="of:=[.A337]" office:value-type="date" office:date-value="2019-10-12T21:12:26.323098" calcext:value-type="date">
            <text:p>2019-10-12 21:12:26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21:12:26.32309810258" calcext:value-type="date">
            <text:p>12/30/99 09:12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=0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formula="of:=SUM(MOD(SUM([.L336]-[.L$2];[.T$2]);[.R$2]-[.L$2]);[.L$2])" office:value-type="time" office:time-value="PT23H19M59.999999999S" calcext:value-type="time">
            <text:p>23:20:00</text:p>
          </table:table-cell>
          <table:table-cell table:formula="of:=IF([.L337]&lt;[.L336];[.M336]+[.H$2];[.M336])" office:value-type="float" office:value="720" calcext:value-type="float">
            <text:p>720</text:p>
          </table:table-cell>
          <table:table-cell table:formula="of:=OFFSET([.C$4];[.M337];0)" office:value-type="float" office:value="43757" calcext:value-type="float">
            <text:p>43757</text:p>
          </table:table-cell>
          <table:table-cell table:formula="of:=[.L337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20:39:43.353055" calcext:value-type="date">
            <text:p>2019-10-12 20:39:43</text:p>
          </table:table-cell>
          <table:table-cell table:style-name="ce7" table:formula="of:=[.A338]" office:value-type="date" office:date-value="2019-10-12T20:39:43.353055" calcext:value-type="date">
            <text:p>2019-10-12 20:39:43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20:39:43.35305547807" calcext:value-type="date">
            <text:p>12/30/99 08:39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=0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formula="of:=SUM(MOD(SUM([.L337]-[.L$2];[.T$2]);[.R$2]-[.L$2]);[.L$2])" office:value-type="time" office:time-value="PT23H29M59.999999999S" calcext:value-type="time">
            <text:p>23:30:00</text:p>
          </table:table-cell>
          <table:table-cell table:formula="of:=IF([.L338]&lt;[.L337];[.M337]+[.H$2];[.M337])" office:value-type="float" office:value="720" calcext:value-type="float">
            <text:p>720</text:p>
          </table:table-cell>
          <table:table-cell table:formula="of:=OFFSET([.C$4];[.M338];0)" office:value-type="float" office:value="43757" calcext:value-type="float">
            <text:p>43757</text:p>
          </table:table-cell>
          <table:table-cell table:formula="of:=[.L338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20:56:51.242486" calcext:value-type="date">
            <text:p>2019-10-12 20:56:51</text:p>
          </table:table-cell>
          <table:table-cell table:style-name="ce7" table:formula="of:=[.A339]" office:value-type="date" office:date-value="2019-10-12T20:56:51.242486" calcext:value-type="date">
            <text:p>2019-10-12 20:56:51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20:56:51.24248555861" calcext:value-type="date">
            <text:p>12/30/99 08:56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=0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338]-[.L$2];[.T$2]);[.R$2]-[.L$2]);[.L$2])" office:value-type="time" office:time-value="PT23H39M59.999999999S" calcext:value-type="time">
            <text:p>23:40:00</text:p>
          </table:table-cell>
          <table:table-cell table:formula="of:=IF([.L339]&lt;[.L338];[.M338]+[.H$2];[.M338])" office:value-type="float" office:value="720" calcext:value-type="float">
            <text:p>720</text:p>
          </table:table-cell>
          <table:table-cell table:formula="of:=OFFSET([.C$4];[.M339];0)" office:value-type="float" office:value="43757" calcext:value-type="float">
            <text:p>43757</text:p>
          </table:table-cell>
          <table:table-cell table:formula="of:=[.L339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9];0)&lt;=[.O3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20:56:05.275867" calcext:value-type="date">
            <text:p>2019-10-12 20:56:05</text:p>
          </table:table-cell>
          <table:table-cell table:style-name="ce7" table:formula="of:=[.A340]" office:value-type="date" office:date-value="2019-10-12T20:56:05.275867" calcext:value-type="date">
            <text:p>2019-10-12 20:56:05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20:56:05.27586705051" calcext:value-type="date">
            <text:p>12/30/99 08:56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=0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formula="of:=SUM(MOD(SUM([.L339]-[.L$2];[.T$2]);[.R$2]-[.L$2]);[.L$2])" office:value-type="time" office:time-value="PT23H49M59.999999999S" calcext:value-type="time">
            <text:p>23:50:00</text:p>
          </table:table-cell>
          <table:table-cell table:formula="of:=IF([.L340]&lt;[.L339];[.M339]+[.H$2];[.M339])" office:value-type="float" office:value="720" calcext:value-type="float">
            <text:p>720</text:p>
          </table:table-cell>
          <table:table-cell table:formula="of:=OFFSET([.C$4];[.M340];0)" office:value-type="float" office:value="43757" calcext:value-type="float">
            <text:p>43757</text:p>
          </table:table-cell>
          <table:table-cell table:formula="of:=[.L340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0];0)&lt;=[.O3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20:52:36.586329" calcext:value-type="date">
            <text:p>2019-10-12 20:52:37</text:p>
          </table:table-cell>
          <table:table-cell table:style-name="ce7" table:formula="of:=[.A341]" office:value-type="date" office:date-value="2019-10-12T20:52:36.586329" calcext:value-type="date">
            <text:p>2019-10-12 20:52:37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20:52:36.58632873092" calcext:value-type="date">
            <text:p>12/30/99 08:52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=0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340]-[.L$2];[.T$2]);[.R$2]-[.L$2]);[.L$2])" office:value-type="time" office:time-value="PT19H39M59.999999999S" calcext:value-type="time">
            <text:p>19:40:00</text:p>
          </table:table-cell>
          <table:table-cell table:formula="of:=IF([.L341]&lt;[.L340];[.M340]+[.H$2];[.M340])" office:value-type="float" office:value="780" calcext:value-type="float">
            <text:p>780</text:p>
          </table:table-cell>
          <table:table-cell table:formula="of:=OFFSET([.C$4];[.M341];0)" office:value-type="float" office:value="43758" calcext:value-type="float">
            <text:p>43758</text:p>
          </table:table-cell>
          <table:table-cell table:formula="of:=[.L341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41];0)&lt;=[.O3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20:57:22.5026" calcext:value-type="date">
            <text:p>2019-10-12 20:57:23</text:p>
          </table:table-cell>
          <table:table-cell table:style-name="ce7" table:formula="of:=[.A342]" office:value-type="date" office:date-value="2019-10-12T20:57:22.5026" calcext:value-type="date">
            <text:p>2019-10-12 20:57:23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20:57:22.50260002445" calcext:value-type="date">
            <text:p>12/30/99 08:57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=0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formula="of:=SUM(MOD(SUM([.L341]-[.L$2];[.T$2]);[.R$2]-[.L$2]);[.L$2])" office:value-type="time" office:time-value="PT19H49M59.999999999S" calcext:value-type="time">
            <text:p>19:50:00</text:p>
          </table:table-cell>
          <table:table-cell table:formula="of:=IF([.L342]&lt;[.L341];[.M341]+[.H$2];[.M341])" office:value-type="float" office:value="780" calcext:value-type="float">
            <text:p>780</text:p>
          </table:table-cell>
          <table:table-cell table:formula="of:=OFFSET([.C$4];[.M342];0)" office:value-type="float" office:value="43758" calcext:value-type="float">
            <text:p>43758</text:p>
          </table:table-cell>
          <table:table-cell table:formula="of:=[.L342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42];0)&lt;=[.O3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20:35:25.42035" calcext:value-type="date">
            <text:p>2019-10-12 20:35:25</text:p>
          </table:table-cell>
          <table:table-cell table:style-name="ce7" table:formula="of:=[.A343]" office:value-type="date" office:date-value="2019-10-12T20:35:25.42035" calcext:value-type="date">
            <text:p>2019-10-12 20:35:25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20:35:25.42035046499" calcext:value-type="date">
            <text:p>12/30/99 08:35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=0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formula="of:=SUM(MOD(SUM([.L342]-[.L$2];[.T$2]);[.R$2]-[.L$2]);[.L$2])" office:value-type="time" office:time-value="PT19H59M59.999999999S" calcext:value-type="time">
            <text:p>20:00:00</text:p>
          </table:table-cell>
          <table:table-cell table:formula="of:=IF([.L343]&lt;[.L342];[.M342]+[.H$2];[.M342])" office:value-type="float" office:value="780" calcext:value-type="float">
            <text:p>780</text:p>
          </table:table-cell>
          <table:table-cell table:formula="of:=OFFSET([.C$4];[.M343];0)" office:value-type="float" office:value="43758" calcext:value-type="float">
            <text:p>43758</text:p>
          </table:table-cell>
          <table:table-cell table:formula="of:=[.L343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20:55:31.934531" calcext:value-type="date">
            <text:p>2019-10-12 20:55:32</text:p>
          </table:table-cell>
          <table:table-cell table:style-name="ce7" table:formula="of:=[.A344]" office:value-type="date" office:date-value="2019-10-12T20:55:31.934531" calcext:value-type="date">
            <text:p>2019-10-12 20:55:32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20:55:31.93453147542" calcext:value-type="date">
            <text:p>12/30/99 08:55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=0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formula="of:=SUM(MOD(SUM([.L343]-[.L$2];[.T$2]);[.R$2]-[.L$2]);[.L$2])" office:value-type="time" office:time-value="PT20H09M59.999999999S" calcext:value-type="time">
            <text:p>20:10:00</text:p>
          </table:table-cell>
          <table:table-cell table:formula="of:=IF([.L344]&lt;[.L343];[.M343]+[.H$2];[.M343])" office:value-type="float" office:value="780" calcext:value-type="float">
            <text:p>780</text:p>
          </table:table-cell>
          <table:table-cell table:formula="of:=OFFSET([.C$4];[.M344];0)" office:value-type="float" office:value="43758" calcext:value-type="float">
            <text:p>43758</text:p>
          </table:table-cell>
          <table:table-cell table:formula="of:=[.L344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20:33:13.753096" calcext:value-type="date">
            <text:p>2019-10-12 20:33:14</text:p>
          </table:table-cell>
          <table:table-cell table:style-name="ce7" table:formula="of:=[.A345]" office:value-type="date" office:date-value="2019-10-12T20:33:13.753096" calcext:value-type="date">
            <text:p>2019-10-12 20:33:14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20:33:13.7530960422" calcext:value-type="date">
            <text:p>12/30/99 08:33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=0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344]-[.L$2];[.T$2]);[.R$2]-[.L$2]);[.L$2])" office:value-type="time" office:time-value="PT20H19M59.999999999S" calcext:value-type="time">
            <text:p>20:20:00</text:p>
          </table:table-cell>
          <table:table-cell table:formula="of:=IF([.L345]&lt;[.L344];[.M344]+[.H$2];[.M344])" office:value-type="float" office:value="780" calcext:value-type="float">
            <text:p>780</text:p>
          </table:table-cell>
          <table:table-cell table:formula="of:=OFFSET([.C$4];[.M345];0)" office:value-type="float" office:value="43758" calcext:value-type="float">
            <text:p>43758</text:p>
          </table:table-cell>
          <table:table-cell table:formula="of:=[.L345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20:52:04.829004" calcext:value-type="date">
            <text:p>2019-10-12 20:52:05</text:p>
          </table:table-cell>
          <table:table-cell table:style-name="ce7" table:formula="of:=[.A346]" office:value-type="date" office:date-value="2019-10-12T20:52:04.829004" calcext:value-type="date">
            <text:p>2019-10-12 20:52:05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20:52:04.82900437899" calcext:value-type="date">
            <text:p>12/30/99 08:52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=0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formula="of:=SUM(MOD(SUM([.L345]-[.L$2];[.T$2]);[.R$2]-[.L$2]);[.L$2])" office:value-type="time" office:time-value="PT20H29M59.999999999S" calcext:value-type="time">
            <text:p>20:30:00</text:p>
          </table:table-cell>
          <table:table-cell table:formula="of:=IF([.L346]&lt;[.L345];[.M345]+[.H$2];[.M345])" office:value-type="float" office:value="780" calcext:value-type="float">
            <text:p>780</text:p>
          </table:table-cell>
          <table:table-cell table:formula="of:=OFFSET([.C$4];[.M346];0)" office:value-type="float" office:value="43758" calcext:value-type="float">
            <text:p>43758</text:p>
          </table:table-cell>
          <table:table-cell table:formula="of:=[.L346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20:51:43.034218" calcext:value-type="date">
            <text:p>2019-10-12 20:51:43</text:p>
          </table:table-cell>
          <table:table-cell table:style-name="ce7" table:formula="of:=[.A347]" office:value-type="date" office:date-value="2019-10-12T20:51:43.034218" calcext:value-type="date">
            <text:p>2019-10-12 20:51:43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20:51:43.03421840072" calcext:value-type="date">
            <text:p>12/30/99 08:51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=0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346]-[.L$2];[.T$2]);[.R$2]-[.L$2]);[.L$2])" office:value-type="time" office:time-value="PT20H39M59.999999999S" calcext:value-type="time">
            <text:p>20:40:00</text:p>
          </table:table-cell>
          <table:table-cell table:formula="of:=IF([.L347]&lt;[.L346];[.M346]+[.H$2];[.M346])" office:value-type="float" office:value="780" calcext:value-type="float">
            <text:p>780</text:p>
          </table:table-cell>
          <table:table-cell table:formula="of:=OFFSET([.C$4];[.M347];0)" office:value-type="float" office:value="43758" calcext:value-type="float">
            <text:p>43758</text:p>
          </table:table-cell>
          <table:table-cell table:formula="of:=[.L347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20:48:57.930003" calcext:value-type="date">
            <text:p>2019-10-12 20:48:58</text:p>
          </table:table-cell>
          <table:table-cell table:style-name="ce7" table:formula="of:=[.A348]" office:value-type="date" office:date-value="2019-10-12T20:48:57.930003" calcext:value-type="date">
            <text:p>2019-10-12 20:48:58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20:48:57.9300030414" calcext:value-type="date">
            <text:p>12/30/99 08:48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=0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formula="of:=SUM(MOD(SUM([.L347]-[.L$2];[.T$2]);[.R$2]-[.L$2]);[.L$2])" office:value-type="time" office:time-value="PT20H49M59.999999999S" calcext:value-type="time">
            <text:p>20:50:00</text:p>
          </table:table-cell>
          <table:table-cell table:formula="of:=IF([.L348]&lt;[.L347];[.M347]+[.H$2];[.M347])" office:value-type="float" office:value="780" calcext:value-type="float">
            <text:p>780</text:p>
          </table:table-cell>
          <table:table-cell table:formula="of:=OFFSET([.C$4];[.M348];0)" office:value-type="float" office:value="43758" calcext:value-type="float">
            <text:p>43758</text:p>
          </table:table-cell>
          <table:table-cell table:formula="of:=[.L348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8];0)&lt;=[.O3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20:47:35.064583" calcext:value-type="date">
            <text:p>2019-10-12 20:47:35</text:p>
          </table:table-cell>
          <table:table-cell table:style-name="ce7" table:formula="of:=[.A349]" office:value-type="date" office:date-value="2019-10-12T20:47:35.064583" calcext:value-type="date">
            <text:p>2019-10-12 20:47:35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20:47:35.06458296441" calcext:value-type="date">
            <text:p>12/30/99 08:47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=0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formula="of:=SUM(MOD(SUM([.L348]-[.L$2];[.T$2]);[.R$2]-[.L$2]);[.L$2])" office:value-type="time" office:time-value="PT20H59M59.999999999S" calcext:value-type="time">
            <text:p>21:00:00</text:p>
          </table:table-cell>
          <table:table-cell table:formula="of:=IF([.L349]&lt;[.L348];[.M348]+[.H$2];[.M348])" office:value-type="float" office:value="780" calcext:value-type="float">
            <text:p>780</text:p>
          </table:table-cell>
          <table:table-cell table:formula="of:=OFFSET([.C$4];[.M349];0)" office:value-type="float" office:value="43758" calcext:value-type="float">
            <text:p>43758</text:p>
          </table:table-cell>
          <table:table-cell table:formula="of:=[.L349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49];0)&lt;=[.O3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20:56:08.143761" calcext:value-type="date">
            <text:p>2019-10-12 20:56:08</text:p>
          </table:table-cell>
          <table:table-cell table:style-name="ce7" table:formula="of:=[.A350]" office:value-type="date" office:date-value="2019-10-12T20:56:08.143761" calcext:value-type="date">
            <text:p>2019-10-12 20:56:08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20:56:08.14376099501" calcext:value-type="date">
            <text:p>12/30/99 08:56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=0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formula="of:=SUM(MOD(SUM([.L349]-[.L$2];[.T$2]);[.R$2]-[.L$2]);[.L$2])" office:value-type="time" office:time-value="PT21H09M59.999999999S" calcext:value-type="time">
            <text:p>21:10:00</text:p>
          </table:table-cell>
          <table:table-cell table:formula="of:=IF([.L350]&lt;[.L349];[.M349]+[.H$2];[.M349])" office:value-type="float" office:value="780" calcext:value-type="float">
            <text:p>780</text:p>
          </table:table-cell>
          <table:table-cell table:formula="of:=OFFSET([.C$4];[.M350];0)" office:value-type="float" office:value="43758" calcext:value-type="float">
            <text:p>43758</text:p>
          </table:table-cell>
          <table:table-cell table:formula="of:=[.L350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50];0)&lt;=[.O3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21:05:40.867032" calcext:value-type="date">
            <text:p>2019-10-12 21:05:41</text:p>
          </table:table-cell>
          <table:table-cell table:style-name="ce7" table:formula="of:=[.A351]" office:value-type="date" office:date-value="2019-10-12T21:05:40.867032" calcext:value-type="date">
            <text:p>2019-10-12 21:05:41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21:05:40.86703187786" calcext:value-type="date">
            <text:p>12/30/99 09:05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=0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350]-[.L$2];[.T$2]);[.R$2]-[.L$2]);[.L$2])" office:value-type="time" office:time-value="PT21H19M59.999999999S" calcext:value-type="time">
            <text:p>21:20:00</text:p>
          </table:table-cell>
          <table:table-cell table:formula="of:=IF([.L351]&lt;[.L350];[.M350]+[.H$2];[.M350])" office:value-type="float" office:value="780" calcext:value-type="float">
            <text:p>780</text:p>
          </table:table-cell>
          <table:table-cell table:formula="of:=OFFSET([.C$4];[.M351];0)" office:value-type="float" office:value="43758" calcext:value-type="float">
            <text:p>43758</text:p>
          </table:table-cell>
          <table:table-cell table:formula="of:=[.L351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51];0)&lt;=[.O3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20:40:10.542868" calcext:value-type="date">
            <text:p>2019-10-12 20:40:11</text:p>
          </table:table-cell>
          <table:table-cell table:style-name="ce7" table:formula="of:=[.A352]" office:value-type="date" office:date-value="2019-10-12T20:40:10.542868" calcext:value-type="date">
            <text:p>2019-10-12 20:40:11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20:40:10.54286789149" calcext:value-type="date">
            <text:p>12/30/99 08:40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=0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formula="of:=SUM(MOD(SUM([.L351]-[.L$2];[.T$2]);[.R$2]-[.L$2]);[.L$2])" office:value-type="time" office:time-value="PT21H29M59.999999999S" calcext:value-type="time">
            <text:p>21:30:00</text:p>
          </table:table-cell>
          <table:table-cell table:formula="of:=IF([.L352]&lt;[.L351];[.M351]+[.H$2];[.M351])" office:value-type="float" office:value="780" calcext:value-type="float">
            <text:p>780</text:p>
          </table:table-cell>
          <table:table-cell table:formula="of:=OFFSET([.C$4];[.M352];0)" office:value-type="float" office:value="43758" calcext:value-type="float">
            <text:p>43758</text:p>
          </table:table-cell>
          <table:table-cell table:formula="of:=[.L352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52];0)&lt;=[.O3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20:40:28.471044" calcext:value-type="date">
            <text:p>2019-10-12 20:40:28</text:p>
          </table:table-cell>
          <table:table-cell table:style-name="ce7" table:formula="of:=[.A353]" office:value-type="date" office:date-value="2019-10-12T20:40:28.471044" calcext:value-type="date">
            <text:p>2019-10-12 20:40:28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20:40:28.47104400862" calcext:value-type="date">
            <text:p>12/30/99 08:40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=0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352]-[.L$2];[.T$2]);[.R$2]-[.L$2]);[.L$2])" office:value-type="time" office:time-value="PT21H39M59.999999999S" calcext:value-type="time">
            <text:p>21:40:00</text:p>
          </table:table-cell>
          <table:table-cell table:formula="of:=IF([.L353]&lt;[.L352];[.M352]+[.H$2];[.M352])" office:value-type="float" office:value="780" calcext:value-type="float">
            <text:p>780</text:p>
          </table:table-cell>
          <table:table-cell table:formula="of:=OFFSET([.C$4];[.M353];0)" office:value-type="float" office:value="43758" calcext:value-type="float">
            <text:p>43758</text:p>
          </table:table-cell>
          <table:table-cell table:formula="of:=[.L353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21:21:09.026283" calcext:value-type="date">
            <text:p>2019-10-12 21:21:09</text:p>
          </table:table-cell>
          <table:table-cell table:style-name="ce7" table:formula="of:=[.A354]" office:value-type="date" office:date-value="2019-10-12T21:21:09.026283" calcext:value-type="date">
            <text:p>2019-10-12 21:21:09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21:21:09.02628284879" calcext:value-type="date">
            <text:p>12/30/99 09:21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=0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formula="of:=SUM(MOD(SUM([.L353]-[.L$2];[.T$2]);[.R$2]-[.L$2]);[.L$2])" office:value-type="time" office:time-value="PT21H49M59.999999999S" calcext:value-type="time">
            <text:p>21:50:00</text:p>
          </table:table-cell>
          <table:table-cell table:formula="of:=IF([.L354]&lt;[.L353];[.M353]+[.H$2];[.M353])" office:value-type="float" office:value="780" calcext:value-type="float">
            <text:p>780</text:p>
          </table:table-cell>
          <table:table-cell table:formula="of:=OFFSET([.C$4];[.M354];0)" office:value-type="float" office:value="43758" calcext:value-type="float">
            <text:p>43758</text:p>
          </table:table-cell>
          <table:table-cell table:formula="of:=[.L354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20:59:46.782003" calcext:value-type="date">
            <text:p>2019-10-12 20:59:47</text:p>
          </table:table-cell>
          <table:table-cell table:style-name="ce7" table:formula="of:=[.A355]" office:value-type="date" office:date-value="2019-10-12T20:59:46.782003" calcext:value-type="date">
            <text:p>2019-10-12 20:59:47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20:59:46.78200251888" calcext:value-type="date">
            <text:p>12/30/99 08:59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=0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formula="of:=SUM(MOD(SUM([.L354]-[.L$2];[.T$2]);[.R$2]-[.L$2]);[.L$2])" office:value-type="time" office:time-value="PT21H59M59.999999999S" calcext:value-type="time">
            <text:p>22:00:00</text:p>
          </table:table-cell>
          <table:table-cell table:formula="of:=IF([.L355]&lt;[.L354];[.M354]+[.H$2];[.M354])" office:value-type="float" office:value="780" calcext:value-type="float">
            <text:p>780</text:p>
          </table:table-cell>
          <table:table-cell table:formula="of:=OFFSET([.C$4];[.M355];0)" office:value-type="float" office:value="43758" calcext:value-type="float">
            <text:p>43758</text:p>
          </table:table-cell>
          <table:table-cell table:formula="of:=[.L355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20:52:47.190502" calcext:value-type="date">
            <text:p>2019-10-12 20:52:47</text:p>
          </table:table-cell>
          <table:table-cell table:style-name="ce7" table:formula="of:=[.A356]" office:value-type="date" office:date-value="2019-10-12T20:52:47.190502" calcext:value-type="date">
            <text:p>2019-10-12 20:52:47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20:52:47.1905020019" calcext:value-type="date">
            <text:p>12/30/99 08:52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=0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formula="of:=SUM(MOD(SUM([.L355]-[.L$2];[.T$2]);[.R$2]-[.L$2]);[.L$2])" office:value-type="time" office:time-value="PT22H09M59.999999999S" calcext:value-type="time">
            <text:p>22:10:00</text:p>
          </table:table-cell>
          <table:table-cell table:formula="of:=IF([.L356]&lt;[.L355];[.M355]+[.H$2];[.M355])" office:value-type="float" office:value="780" calcext:value-type="float">
            <text:p>780</text:p>
          </table:table-cell>
          <table:table-cell table:formula="of:=OFFSET([.C$4];[.M356];0)" office:value-type="float" office:value="43758" calcext:value-type="float">
            <text:p>43758</text:p>
          </table:table-cell>
          <table:table-cell table:formula="of:=[.L356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20:43:33.294112" calcext:value-type="date">
            <text:p>2019-10-12 20:43:33</text:p>
          </table:table-cell>
          <table:table-cell table:style-name="ce7" table:formula="of:=[.A357]" office:value-type="date" office:date-value="2019-10-12T20:43:33.294112" calcext:value-type="date">
            <text:p>2019-10-12 20:43:33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20:43:33.29411237966" calcext:value-type="date">
            <text:p>12/30/99 08:43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=0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formula="of:=SUM(MOD(SUM([.L356]-[.L$2];[.T$2]);[.R$2]-[.L$2]);[.L$2])" office:value-type="time" office:time-value="PT22H19M59.999999999S" calcext:value-type="time">
            <text:p>22:20:00</text:p>
          </table:table-cell>
          <table:table-cell table:formula="of:=IF([.L357]&lt;[.L356];[.M356]+[.H$2];[.M356])" office:value-type="float" office:value="780" calcext:value-type="float">
            <text:p>780</text:p>
          </table:table-cell>
          <table:table-cell table:formula="of:=OFFSET([.C$4];[.M357];0)" office:value-type="float" office:value="43758" calcext:value-type="float">
            <text:p>43758</text:p>
          </table:table-cell>
          <table:table-cell table:formula="of:=[.L357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20:37:07.483182" calcext:value-type="date">
            <text:p>2019-10-12 20:37:07</text:p>
          </table:table-cell>
          <table:table-cell table:style-name="ce7" table:formula="of:=[.A358]" office:value-type="date" office:date-value="2019-10-12T20:37:07.483182" calcext:value-type="date">
            <text:p>2019-10-12 20:37:07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20:37:07.48318200465" calcext:value-type="date">
            <text:p>12/30/99 08:37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=0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formula="of:=SUM(MOD(SUM([.L357]-[.L$2];[.T$2]);[.R$2]-[.L$2]);[.L$2])" office:value-type="time" office:time-value="PT22H29M59.999999999S" calcext:value-type="time">
            <text:p>22:30:00</text:p>
          </table:table-cell>
          <table:table-cell table:formula="of:=IF([.L358]&lt;[.L357];[.M357]+[.H$2];[.M357])" office:value-type="float" office:value="780" calcext:value-type="float">
            <text:p>780</text:p>
          </table:table-cell>
          <table:table-cell table:formula="of:=OFFSET([.C$4];[.M358];0)" office:value-type="float" office:value="43758" calcext:value-type="float">
            <text:p>43758</text:p>
          </table:table-cell>
          <table:table-cell table:formula="of:=[.L358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20:36:27.886145" calcext:value-type="date">
            <text:p>2019-10-12 20:36:28</text:p>
          </table:table-cell>
          <table:table-cell table:style-name="ce7" table:formula="of:=[.A359]" office:value-type="date" office:date-value="2019-10-12T20:36:27.886145" calcext:value-type="date">
            <text:p>2019-10-12 20:36:28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20:36:27.88614459336" calcext:value-type="date">
            <text:p>12/30/99 08:36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=0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358]-[.L$2];[.T$2]);[.R$2]-[.L$2]);[.L$2])" office:value-type="time" office:time-value="PT22H39M59.999999999S" calcext:value-type="time">
            <text:p>22:40:00</text:p>
          </table:table-cell>
          <table:table-cell table:formula="of:=IF([.L359]&lt;[.L358];[.M358]+[.H$2];[.M358])" office:value-type="float" office:value="780" calcext:value-type="float">
            <text:p>780</text:p>
          </table:table-cell>
          <table:table-cell table:formula="of:=OFFSET([.C$4];[.M359];0)" office:value-type="float" office:value="43758" calcext:value-type="float">
            <text:p>43758</text:p>
          </table:table-cell>
          <table:table-cell table:formula="of:=[.L359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20:53:21.749844" calcext:value-type="date">
            <text:p>2019-10-12 20:53:22</text:p>
          </table:table-cell>
          <table:table-cell table:style-name="ce7" table:formula="of:=[.A360]" office:value-type="date" office:date-value="2019-10-12T20:53:21.749844" calcext:value-type="date">
            <text:p>2019-10-12 20:53:22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20:53:21.74984419718" calcext:value-type="date">
            <text:p>12/30/99 08:53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=0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formula="of:=SUM(MOD(SUM([.L359]-[.L$2];[.T$2]);[.R$2]-[.L$2]);[.L$2])" office:value-type="time" office:time-value="PT22H49M59.999999999S" calcext:value-type="time">
            <text:p>22:50:00</text:p>
          </table:table-cell>
          <table:table-cell table:formula="of:=IF([.L360]&lt;[.L359];[.M359]+[.H$2];[.M359])" office:value-type="float" office:value="780" calcext:value-type="float">
            <text:p>780</text:p>
          </table:table-cell>
          <table:table-cell table:formula="of:=OFFSET([.C$4];[.M360];0)" office:value-type="float" office:value="43758" calcext:value-type="float">
            <text:p>43758</text:p>
          </table:table-cell>
          <table:table-cell table:formula="of:=[.L360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21:11:08.733417" calcext:value-type="date">
            <text:p>2019-10-12 21:11:09</text:p>
          </table:table-cell>
          <table:table-cell table:style-name="ce7" table:formula="of:=[.A361]" office:value-type="date" office:date-value="2019-10-12T21:11:08.733417" calcext:value-type="date">
            <text:p>2019-10-12 21:11:09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21:11:08.73341698665" calcext:value-type="date">
            <text:p>12/30/99 09:11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=0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formula="of:=SUM(MOD(SUM([.L360]-[.L$2];[.T$2]);[.R$2]-[.L$2]);[.L$2])" office:value-type="time" office:time-value="PT22H59M59.999999999S" calcext:value-type="time">
            <text:p>23:00:00</text:p>
          </table:table-cell>
          <table:table-cell table:formula="of:=IF([.L361]&lt;[.L360];[.M360]+[.H$2];[.M360])" office:value-type="float" office:value="780" calcext:value-type="float">
            <text:p>780</text:p>
          </table:table-cell>
          <table:table-cell table:formula="of:=OFFSET([.C$4];[.M361];0)" office:value-type="float" office:value="43758" calcext:value-type="float">
            <text:p>43758</text:p>
          </table:table-cell>
          <table:table-cell table:formula="of:=[.L361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20:52:55.678463" calcext:value-type="date">
            <text:p>2019-10-12 20:52:56</text:p>
          </table:table-cell>
          <table:table-cell table:style-name="ce7" table:formula="of:=[.A362]" office:value-type="date" office:date-value="2019-10-12T20:52:55.678463" calcext:value-type="date">
            <text:p>2019-10-12 20:52:56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20:52:55.6784632802" calcext:value-type="date">
            <text:p>12/30/99 08:52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=0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formula="of:=SUM(MOD(SUM([.L361]-[.L$2];[.T$2]);[.R$2]-[.L$2]);[.L$2])" office:value-type="time" office:time-value="PT23H09M59.999999999S" calcext:value-type="time">
            <text:p>23:10:00</text:p>
          </table:table-cell>
          <table:table-cell table:formula="of:=IF([.L362]&lt;[.L361];[.M361]+[.H$2];[.M361])" office:value-type="float" office:value="780" calcext:value-type="float">
            <text:p>780</text:p>
          </table:table-cell>
          <table:table-cell table:formula="of:=OFFSET([.C$4];[.M362];0)" office:value-type="float" office:value="43758" calcext:value-type="float">
            <text:p>43758</text:p>
          </table:table-cell>
          <table:table-cell table:formula="of:=[.L362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20:33:12.423809" calcext:value-type="date">
            <text:p>2019-10-12 20:33:12</text:p>
          </table:table-cell>
          <table:table-cell table:style-name="ce7" table:formula="of:=[.A363]" office:value-type="date" office:date-value="2019-10-12T20:33:12.423809" calcext:value-type="date">
            <text:p>2019-10-12 20:33:12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20:33:12.42380897049" calcext:value-type="date">
            <text:p>12/30/99 08:33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=0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formula="of:=SUM(MOD(SUM([.L362]-[.L$2];[.T$2]);[.R$2]-[.L$2]);[.L$2])" office:value-type="time" office:time-value="PT23H19M59.999999999S" calcext:value-type="time">
            <text:p>23:20:00</text:p>
          </table:table-cell>
          <table:table-cell table:formula="of:=IF([.L363]&lt;[.L362];[.M362]+[.H$2];[.M362])" office:value-type="float" office:value="780" calcext:value-type="float">
            <text:p>780</text:p>
          </table:table-cell>
          <table:table-cell table:formula="of:=OFFSET([.C$4];[.M363];0)" office:value-type="float" office:value="43758" calcext:value-type="float">
            <text:p>43758</text:p>
          </table:table-cell>
          <table:table-cell table:formula="of:=[.L363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63];0)&lt;=[.O3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20:40:41.443918" calcext:value-type="date">
            <text:p>2019-10-13 20:40:41</text:p>
          </table:table-cell>
          <table:table-cell table:style-name="ce7" table:formula="of:=[.A364]" office:value-type="date" office:date-value="2019-10-13T20:40:41.443918" calcext:value-type="date">
            <text:p>2019-10-13 20:40:41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20:40:41.44391797017" calcext:value-type="date">
            <text:p>12/30/99 08:40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=0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formula="of:=SUM(MOD(SUM([.L363]-[.L$2];[.T$2]);[.R$2]-[.L$2]);[.L$2])" office:value-type="time" office:time-value="PT23H29M59.999999999S" calcext:value-type="time">
            <text:p>23:30:00</text:p>
          </table:table-cell>
          <table:table-cell table:formula="of:=IF([.L364]&lt;[.L363];[.M363]+[.H$2];[.M363])" office:value-type="float" office:value="780" calcext:value-type="float">
            <text:p>780</text:p>
          </table:table-cell>
          <table:table-cell table:formula="of:=OFFSET([.C$4];[.M364];0)" office:value-type="float" office:value="43758" calcext:value-type="float">
            <text:p>43758</text:p>
          </table:table-cell>
          <table:table-cell table:formula="of:=[.L364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64];0)&lt;=[.O3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20:46:33.011001" calcext:value-type="date">
            <text:p>2019-10-13 20:46:33</text:p>
          </table:table-cell>
          <table:table-cell table:style-name="ce7" table:formula="of:=[.A365]" office:value-type="date" office:date-value="2019-10-13T20:46:33.011001" calcext:value-type="date">
            <text:p>2019-10-13 20:46:33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20:46:33.01100056618" calcext:value-type="date">
            <text:p>12/30/99 08:46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=0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364]-[.L$2];[.T$2]);[.R$2]-[.L$2]);[.L$2])" office:value-type="time" office:time-value="PT23H39M59.999999999S" calcext:value-type="time">
            <text:p>23:40:00</text:p>
          </table:table-cell>
          <table:table-cell table:formula="of:=IF([.L365]&lt;[.L364];[.M364]+[.H$2];[.M364])" office:value-type="float" office:value="780" calcext:value-type="float">
            <text:p>780</text:p>
          </table:table-cell>
          <table:table-cell table:formula="of:=OFFSET([.C$4];[.M365];0)" office:value-type="float" office:value="43758" calcext:value-type="float">
            <text:p>43758</text:p>
          </table:table-cell>
          <table:table-cell table:formula="of:=[.L365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65];0)&lt;=[.O3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21:10:09.65041" calcext:value-type="date">
            <text:p>2019-10-13 21:10:10</text:p>
          </table:table-cell>
          <table:table-cell table:style-name="ce7" table:formula="of:=[.A366]" office:value-type="date" office:date-value="2019-10-13T21:10:09.65041" calcext:value-type="date">
            <text:p>2019-10-13 21:10:10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21:10:09.65041040909" calcext:value-type="date">
            <text:p>12/30/99 09:10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=0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formula="of:=SUM(MOD(SUM([.L365]-[.L$2];[.T$2]);[.R$2]-[.L$2]);[.L$2])" office:value-type="time" office:time-value="PT23H49M59.999999999S" calcext:value-type="time">
            <text:p>23:50:00</text:p>
          </table:table-cell>
          <table:table-cell table:formula="of:=IF([.L366]&lt;[.L365];[.M365]+[.H$2];[.M365])" office:value-type="float" office:value="780" calcext:value-type="float">
            <text:p>780</text:p>
          </table:table-cell>
          <table:table-cell table:formula="of:=OFFSET([.C$4];[.M366];0)" office:value-type="float" office:value="43758" calcext:value-type="float">
            <text:p>43758</text:p>
          </table:table-cell>
          <table:table-cell table:formula="of:=[.L366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66];0)&lt;=[.O3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21:15:22.565596" calcext:value-type="date">
            <text:p>2019-10-13 21:15:23</text:p>
          </table:table-cell>
          <table:table-cell table:style-name="ce7" table:formula="of:=[.A367]" office:value-type="date" office:date-value="2019-10-13T21:15:22.565596" calcext:value-type="date">
            <text:p>2019-10-13 21:15:23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21:15:22.56559606176" calcext:value-type="date">
            <text:p>12/30/99 09:15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=0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formula="of:=SUM(MOD(SUM([.L366]-[.L$2];[.T$2]);[.R$2]-[.L$2]);[.L$2])" office:value-type="time" office:time-value="PT19H39M59.999999999S" calcext:value-type="time">
            <text:p>19:40:00</text:p>
          </table:table-cell>
          <table:table-cell table:formula="of:=IF([.L367]&lt;[.L366];[.M366]+[.H$2];[.M366])" office:value-type="float" office:value="840" calcext:value-type="float">
            <text:p>840</text:p>
          </table:table-cell>
          <table:table-cell table:formula="of:=OFFSET([.C$4];[.M367];0)" office:value-type="float" office:value="43759" calcext:value-type="float">
            <text:p>43759</text:p>
          </table:table-cell>
          <table:table-cell table:formula="of:=[.L367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67];0)&lt;=[.O3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20:36:20.711432" calcext:value-type="date">
            <text:p>2019-10-13 20:36:21</text:p>
          </table:table-cell>
          <table:table-cell table:style-name="ce7" table:formula="of:=[.A368]" office:value-type="date" office:date-value="2019-10-13T20:36:20.711432" calcext:value-type="date">
            <text:p>2019-10-13 20:36:21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20:36:20.71143245324" calcext:value-type="date">
            <text:p>12/30/99 08:36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=0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formula="of:=SUM(MOD(SUM([.L367]-[.L$2];[.T$2]);[.R$2]-[.L$2]);[.L$2])" office:value-type="time" office:time-value="PT19H49M59.999999999S" calcext:value-type="time">
            <text:p>19:50:00</text:p>
          </table:table-cell>
          <table:table-cell table:formula="of:=IF([.L368]&lt;[.L367];[.M367]+[.H$2];[.M367])" office:value-type="float" office:value="840" calcext:value-type="float">
            <text:p>840</text:p>
          </table:table-cell>
          <table:table-cell table:formula="of:=OFFSET([.C$4];[.M368];0)" office:value-type="float" office:value="43759" calcext:value-type="float">
            <text:p>43759</text:p>
          </table:table-cell>
          <table:table-cell table:formula="of:=[.L368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68];0)&lt;=[.O3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21:06:15.001872" calcext:value-type="date">
            <text:p>2019-10-13 21:06:15</text:p>
          </table:table-cell>
          <table:table-cell table:style-name="ce7" table:formula="of:=[.A369]" office:value-type="date" office:date-value="2019-10-13T21:06:15.001872" calcext:value-type="date">
            <text:p>2019-10-13 21:06:15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21:06:15.00187174883" calcext:value-type="date">
            <text:p>12/30/99 09:06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=0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formula="of:=SUM(MOD(SUM([.L368]-[.L$2];[.T$2]);[.R$2]-[.L$2]);[.L$2])" office:value-type="time" office:time-value="PT19H59M59.999999999S" calcext:value-type="time">
            <text:p>20:00:00</text:p>
          </table:table-cell>
          <table:table-cell table:formula="of:=IF([.L369]&lt;[.L368];[.M368]+[.H$2];[.M368])" office:value-type="float" office:value="840" calcext:value-type="float">
            <text:p>840</text:p>
          </table:table-cell>
          <table:table-cell table:formula="of:=OFFSET([.C$4];[.M369];0)" office:value-type="float" office:value="43759" calcext:value-type="float">
            <text:p>43759</text:p>
          </table:table-cell>
          <table:table-cell table:formula="of:=[.L369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69];0)&lt;=[.O3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20:24:55.862605" calcext:value-type="date">
            <text:p>2019-10-13 20:24:56</text:p>
          </table:table-cell>
          <table:table-cell table:style-name="ce7" table:formula="of:=[.A370]" office:value-type="date" office:date-value="2019-10-13T20:24:55.862605" calcext:value-type="date">
            <text:p>2019-10-13 20:24:56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20:24:55.86260549258" calcext:value-type="date">
            <text:p>12/30/99 08:24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=0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formula="of:=SUM(MOD(SUM([.L369]-[.L$2];[.T$2]);[.R$2]-[.L$2]);[.L$2])" office:value-type="time" office:time-value="PT20H09M59.999999999S" calcext:value-type="time">
            <text:p>20:10:00</text:p>
          </table:table-cell>
          <table:table-cell table:formula="of:=IF([.L370]&lt;[.L369];[.M369]+[.H$2];[.M369])" office:value-type="float" office:value="840" calcext:value-type="float">
            <text:p>840</text:p>
          </table:table-cell>
          <table:table-cell table:formula="of:=OFFSET([.C$4];[.M370];0)" office:value-type="float" office:value="43759" calcext:value-type="float">
            <text:p>43759</text:p>
          </table:table-cell>
          <table:table-cell table:formula="of:=[.L370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70];0)&lt;=[.O3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20:47:18.697789" calcext:value-type="date">
            <text:p>2019-10-13 20:47:19</text:p>
          </table:table-cell>
          <table:table-cell table:style-name="ce7" table:formula="of:=[.A371]" office:value-type="date" office:date-value="2019-10-13T20:47:18.697789" calcext:value-type="date">
            <text:p>2019-10-13 20:47:19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20:47:18.69778881781" calcext:value-type="date">
            <text:p>12/30/99 08:47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=0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370]-[.L$2];[.T$2]);[.R$2]-[.L$2]);[.L$2])" office:value-type="time" office:time-value="PT20H19M59.999999999S" calcext:value-type="time">
            <text:p>20:20:00</text:p>
          </table:table-cell>
          <table:table-cell table:formula="of:=IF([.L371]&lt;[.L370];[.M370]+[.H$2];[.M370])" office:value-type="float" office:value="840" calcext:value-type="float">
            <text:p>840</text:p>
          </table:table-cell>
          <table:table-cell table:formula="of:=OFFSET([.C$4];[.M371];0)" office:value-type="float" office:value="43759" calcext:value-type="float">
            <text:p>43759</text:p>
          </table:table-cell>
          <table:table-cell table:formula="of:=[.L371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71];0)&lt;=[.O3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21:00:38.200051" calcext:value-type="date">
            <text:p>2019-10-13 21:00:38</text:p>
          </table:table-cell>
          <table:table-cell table:style-name="ce7" table:formula="of:=[.A372]" office:value-type="date" office:date-value="2019-10-13T21:00:38.200051" calcext:value-type="date">
            <text:p>2019-10-13 21:00:38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21:00:38.2000511745" calcext:value-type="date">
            <text:p>12/30/99 09:00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=0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formula="of:=SUM(MOD(SUM([.L371]-[.L$2];[.T$2]);[.R$2]-[.L$2]);[.L$2])" office:value-type="time" office:time-value="PT20H29M59.999999999S" calcext:value-type="time">
            <text:p>20:30:00</text:p>
          </table:table-cell>
          <table:table-cell table:formula="of:=IF([.L372]&lt;[.L371];[.M371]+[.H$2];[.M371])" office:value-type="float" office:value="840" calcext:value-type="float">
            <text:p>840</text:p>
          </table:table-cell>
          <table:table-cell table:formula="of:=OFFSET([.C$4];[.M372];0)" office:value-type="float" office:value="43759" calcext:value-type="float">
            <text:p>43759</text:p>
          </table:table-cell>
          <table:table-cell table:formula="of:=[.L372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72];0)&lt;=[.O3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20:48:48.412752" calcext:value-type="date">
            <text:p>2019-10-13 20:48:48</text:p>
          </table:table-cell>
          <table:table-cell table:style-name="ce7" table:formula="of:=[.A373]" office:value-type="date" office:date-value="2019-10-13T20:48:48.412752" calcext:value-type="date">
            <text:p>2019-10-13 20:48:48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20:48:48.41275243554" calcext:value-type="date">
            <text:p>12/30/99 08:48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=0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372]-[.L$2];[.T$2]);[.R$2]-[.L$2]);[.L$2])" office:value-type="time" office:time-value="PT20H39M59.999999999S" calcext:value-type="time">
            <text:p>20:40:00</text:p>
          </table:table-cell>
          <table:table-cell table:formula="of:=IF([.L373]&lt;[.L372];[.M372]+[.H$2];[.M372])" office:value-type="float" office:value="840" calcext:value-type="float">
            <text:p>840</text:p>
          </table:table-cell>
          <table:table-cell table:formula="of:=OFFSET([.C$4];[.M373];0)" office:value-type="float" office:value="43759" calcext:value-type="float">
            <text:p>43759</text:p>
          </table:table-cell>
          <table:table-cell table:formula="of:=[.L373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20:39:35.711447" calcext:value-type="date">
            <text:p>2019-10-13 20:39:36</text:p>
          </table:table-cell>
          <table:table-cell table:style-name="ce7" table:formula="of:=[.A374]" office:value-type="date" office:date-value="2019-10-13T20:39:35.711447" calcext:value-type="date">
            <text:p>2019-10-13 20:39:36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20:39:35.71144660469" calcext:value-type="date">
            <text:p>12/30/99 08:39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=0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formula="of:=SUM(MOD(SUM([.L373]-[.L$2];[.T$2]);[.R$2]-[.L$2]);[.L$2])" office:value-type="time" office:time-value="PT20H49M59.999999999S" calcext:value-type="time">
            <text:p>20:50:00</text:p>
          </table:table-cell>
          <table:table-cell table:formula="of:=IF([.L374]&lt;[.L373];[.M373]+[.H$2];[.M373])" office:value-type="float" office:value="840" calcext:value-type="float">
            <text:p>840</text:p>
          </table:table-cell>
          <table:table-cell table:formula="of:=OFFSET([.C$4];[.M374];0)" office:value-type="float" office:value="43759" calcext:value-type="float">
            <text:p>43759</text:p>
          </table:table-cell>
          <table:table-cell table:formula="of:=[.L374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20:37:57.29259" calcext:value-type="date">
            <text:p>2019-10-13 20:37:57</text:p>
          </table:table-cell>
          <table:table-cell table:style-name="ce7" table:formula="of:=[.A375]" office:value-type="date" office:date-value="2019-10-13T20:37:57.29259" calcext:value-type="date">
            <text:p>2019-10-13 20:37:57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20:37:57.29258984327" calcext:value-type="date">
            <text:p>12/30/99 08:37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=0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formula="of:=SUM(MOD(SUM([.L374]-[.L$2];[.T$2]);[.R$2]-[.L$2]);[.L$2])" office:value-type="time" office:time-value="PT20H59M59.999999999S" calcext:value-type="time">
            <text:p>21:00:00</text:p>
          </table:table-cell>
          <table:table-cell table:formula="of:=IF([.L375]&lt;[.L374];[.M374]+[.H$2];[.M374])" office:value-type="float" office:value="840" calcext:value-type="float">
            <text:p>840</text:p>
          </table:table-cell>
          <table:table-cell table:formula="of:=OFFSET([.C$4];[.M375];0)" office:value-type="float" office:value="43759" calcext:value-type="float">
            <text:p>43759</text:p>
          </table:table-cell>
          <table:table-cell table:formula="of:=[.L375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21:03:53.029797" calcext:value-type="date">
            <text:p>2019-10-13 21:03:53</text:p>
          </table:table-cell>
          <table:table-cell table:style-name="ce7" table:formula="of:=[.A376]" office:value-type="date" office:date-value="2019-10-13T21:03:53.029797" calcext:value-type="date">
            <text:p>2019-10-13 21:03:53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21:03:53.02979744039" calcext:value-type="date">
            <text:p>12/30/99 09:03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=0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formula="of:=SUM(MOD(SUM([.L375]-[.L$2];[.T$2]);[.R$2]-[.L$2]);[.L$2])" office:value-type="time" office:time-value="PT21H09M59.999999999S" calcext:value-type="time">
            <text:p>21:10:00</text:p>
          </table:table-cell>
          <table:table-cell table:formula="of:=IF([.L376]&lt;[.L375];[.M375]+[.H$2];[.M375])" office:value-type="float" office:value="840" calcext:value-type="float">
            <text:p>840</text:p>
          </table:table-cell>
          <table:table-cell table:formula="of:=OFFSET([.C$4];[.M376];0)" office:value-type="float" office:value="43759" calcext:value-type="float">
            <text:p>43759</text:p>
          </table:table-cell>
          <table:table-cell table:formula="of:=[.L376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20:26:55.02648" calcext:value-type="date">
            <text:p>2019-10-13 20:26:55</text:p>
          </table:table-cell>
          <table:table-cell table:style-name="ce7" table:formula="of:=[.A377]" office:value-type="date" office:date-value="2019-10-13T20:26:55.02648" calcext:value-type="date">
            <text:p>2019-10-13 20:26:55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20:26:55.02647961024" calcext:value-type="date">
            <text:p>12/30/99 08:26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=0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376]-[.L$2];[.T$2]);[.R$2]-[.L$2]);[.L$2])" office:value-type="time" office:time-value="PT21H19M59.999999999S" calcext:value-type="time">
            <text:p>21:20:00</text:p>
          </table:table-cell>
          <table:table-cell table:formula="of:=IF([.L377]&lt;[.L376];[.M376]+[.H$2];[.M376])" office:value-type="float" office:value="840" calcext:value-type="float">
            <text:p>840</text:p>
          </table:table-cell>
          <table:table-cell table:formula="of:=OFFSET([.C$4];[.M377];0)" office:value-type="float" office:value="43759" calcext:value-type="float">
            <text:p>43759</text:p>
          </table:table-cell>
          <table:table-cell table:formula="of:=[.L377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77];0)&lt;=[.O3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21:06:09.66088" calcext:value-type="date">
            <text:p>2019-10-13 21:06:10</text:p>
          </table:table-cell>
          <table:table-cell table:style-name="ce7" table:formula="of:=[.A378]" office:value-type="date" office:date-value="2019-10-13T21:06:09.66088" calcext:value-type="date">
            <text:p>2019-10-13 21:06:10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21:06:09.66087967157" calcext:value-type="date">
            <text:p>12/30/99 09:06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=0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formula="of:=SUM(MOD(SUM([.L377]-[.L$2];[.T$2]);[.R$2]-[.L$2]);[.L$2])" office:value-type="time" office:time-value="PT21H29M59.999999999S" calcext:value-type="time">
            <text:p>21:30:00</text:p>
          </table:table-cell>
          <table:table-cell table:formula="of:=IF([.L378]&lt;[.L377];[.M377]+[.H$2];[.M377])" office:value-type="float" office:value="840" calcext:value-type="float">
            <text:p>840</text:p>
          </table:table-cell>
          <table:table-cell table:formula="of:=OFFSET([.C$4];[.M378];0)" office:value-type="float" office:value="43759" calcext:value-type="float">
            <text:p>43759</text:p>
          </table:table-cell>
          <table:table-cell table:formula="of:=[.L378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20:48:37.991084" calcext:value-type="date">
            <text:p>2019-10-13 20:48:38</text:p>
          </table:table-cell>
          <table:table-cell table:style-name="ce7" table:formula="of:=[.A379]" office:value-type="date" office:date-value="2019-10-13T20:48:37.991084" calcext:value-type="date">
            <text:p>2019-10-13 20:48:38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20:48:37.991083581" calcext:value-type="date">
            <text:p>12/30/99 08:48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=0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378]-[.L$2];[.T$2]);[.R$2]-[.L$2]);[.L$2])" office:value-type="time" office:time-value="PT21H39M59.999999999S" calcext:value-type="time">
            <text:p>21:40:00</text:p>
          </table:table-cell>
          <table:table-cell table:formula="of:=IF([.L379]&lt;[.L378];[.M378]+[.H$2];[.M378])" office:value-type="float" office:value="840" calcext:value-type="float">
            <text:p>840</text:p>
          </table:table-cell>
          <table:table-cell table:formula="of:=OFFSET([.C$4];[.M379];0)" office:value-type="float" office:value="43759" calcext:value-type="float">
            <text:p>43759</text:p>
          </table:table-cell>
          <table:table-cell table:formula="of:=[.L379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20:47:32.069572" calcext:value-type="date">
            <text:p>2019-10-13 20:47:32</text:p>
          </table:table-cell>
          <table:table-cell table:style-name="ce7" table:formula="of:=[.A380]" office:value-type="date" office:date-value="2019-10-13T20:47:32.069572" calcext:value-type="date">
            <text:p>2019-10-13 20:47:32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20:47:32.06957180053" calcext:value-type="date">
            <text:p>12/30/99 08:47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=0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formula="of:=SUM(MOD(SUM([.L379]-[.L$2];[.T$2]);[.R$2]-[.L$2]);[.L$2])" office:value-type="time" office:time-value="PT21H49M59.999999999S" calcext:value-type="time">
            <text:p>21:50:00</text:p>
          </table:table-cell>
          <table:table-cell table:formula="of:=IF([.L380]&lt;[.L379];[.M379]+[.H$2];[.M379])" office:value-type="float" office:value="840" calcext:value-type="float">
            <text:p>840</text:p>
          </table:table-cell>
          <table:table-cell table:formula="of:=OFFSET([.C$4];[.M380];0)" office:value-type="float" office:value="43759" calcext:value-type="float">
            <text:p>43759</text:p>
          </table:table-cell>
          <table:table-cell table:formula="of:=[.L380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20:14:03.283386" calcext:value-type="date">
            <text:p>2019-10-13 20:14:03</text:p>
          </table:table-cell>
          <table:table-cell table:style-name="ce7" table:formula="of:=[.A381]" office:value-type="date" office:date-value="2019-10-13T20:14:03.283386" calcext:value-type="date">
            <text:p>2019-10-13 20:14:03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20:14:03.28338636551" calcext:value-type="date">
            <text:p>12/30/99 08:14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=0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formula="of:=SUM(MOD(SUM([.L380]-[.L$2];[.T$2]);[.R$2]-[.L$2]);[.L$2])" office:value-type="time" office:time-value="PT21H59M59.999999999S" calcext:value-type="time">
            <text:p>22:00:00</text:p>
          </table:table-cell>
          <table:table-cell table:formula="of:=IF([.L381]&lt;[.L380];[.M380]+[.H$2];[.M380])" office:value-type="float" office:value="840" calcext:value-type="float">
            <text:p>840</text:p>
          </table:table-cell>
          <table:table-cell table:formula="of:=OFFSET([.C$4];[.M381];0)" office:value-type="float" office:value="43759" calcext:value-type="float">
            <text:p>43759</text:p>
          </table:table-cell>
          <table:table-cell table:formula="of:=[.L381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81];0)&lt;=[.O3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20:44:56.741557" calcext:value-type="date">
            <text:p>2019-10-13 20:44:57</text:p>
          </table:table-cell>
          <table:table-cell table:style-name="ce7" table:formula="of:=[.A382]" office:value-type="date" office:date-value="2019-10-13T20:44:56.741557" calcext:value-type="date">
            <text:p>2019-10-13 20:44:57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20:44:56.74155693501" calcext:value-type="date">
            <text:p>12/30/99 08:44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=0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formula="of:=SUM(MOD(SUM([.L381]-[.L$2];[.T$2]);[.R$2]-[.L$2]);[.L$2])" office:value-type="time" office:time-value="PT22H09M59.999999999S" calcext:value-type="time">
            <text:p>22:10:00</text:p>
          </table:table-cell>
          <table:table-cell table:formula="of:=IF([.L382]&lt;[.L381];[.M381]+[.H$2];[.M381])" office:value-type="float" office:value="840" calcext:value-type="float">
            <text:p>840</text:p>
          </table:table-cell>
          <table:table-cell table:formula="of:=OFFSET([.C$4];[.M382];0)" office:value-type="float" office:value="43759" calcext:value-type="float">
            <text:p>43759</text:p>
          </table:table-cell>
          <table:table-cell table:formula="of:=[.L382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82];0)&lt;=[.O3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21:03:13.617591" calcext:value-type="date">
            <text:p>2019-10-13 21:03:14</text:p>
          </table:table-cell>
          <table:table-cell table:style-name="ce7" table:formula="of:=[.A383]" office:value-type="date" office:date-value="2019-10-13T21:03:13.617591" calcext:value-type="date">
            <text:p>2019-10-13 21:03:14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21:03:13.61759105232" calcext:value-type="date">
            <text:p>12/30/99 09:03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=0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382]-[.L$2];[.T$2]);[.R$2]-[.L$2]);[.L$2])" office:value-type="time" office:time-value="PT22H19M59.999999999S" calcext:value-type="time">
            <text:p>22:20:00</text:p>
          </table:table-cell>
          <table:table-cell table:formula="of:=IF([.L383]&lt;[.L382];[.M382]+[.H$2];[.M382])" office:value-type="float" office:value="840" calcext:value-type="float">
            <text:p>840</text:p>
          </table:table-cell>
          <table:table-cell table:formula="of:=OFFSET([.C$4];[.M383];0)" office:value-type="float" office:value="43759" calcext:value-type="float">
            <text:p>43759</text:p>
          </table:table-cell>
          <table:table-cell table:formula="of:=[.L383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83];0)&lt;=[.O3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20:58:52.427895" calcext:value-type="date">
            <text:p>2019-10-13 20:58:52</text:p>
          </table:table-cell>
          <table:table-cell table:style-name="ce7" table:formula="of:=[.A384]" office:value-type="date" office:date-value="2019-10-13T20:58:52.427895" calcext:value-type="date">
            <text:p>2019-10-13 20:58:52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20:58:52.42789492942" calcext:value-type="date">
            <text:p>12/30/99 08:58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=0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formula="of:=SUM(MOD(SUM([.L383]-[.L$2];[.T$2]);[.R$2]-[.L$2]);[.L$2])" office:value-type="time" office:time-value="PT22H29M59.999999999S" calcext:value-type="time">
            <text:p>22:30:00</text:p>
          </table:table-cell>
          <table:table-cell table:formula="of:=IF([.L384]&lt;[.L383];[.M383]+[.H$2];[.M383])" office:value-type="float" office:value="840" calcext:value-type="float">
            <text:p>840</text:p>
          </table:table-cell>
          <table:table-cell table:formula="of:=OFFSET([.C$4];[.M384];0)" office:value-type="float" office:value="43759" calcext:value-type="float">
            <text:p>43759</text:p>
          </table:table-cell>
          <table:table-cell table:formula="of:=[.L384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84];0)&lt;=[.O3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20:57:07.975368" calcext:value-type="date">
            <text:p>2019-10-13 20:57:08</text:p>
          </table:table-cell>
          <table:table-cell table:style-name="ce7" table:formula="of:=[.A385]" office:value-type="date" office:date-value="2019-10-13T20:57:07.975368" calcext:value-type="date">
            <text:p>2019-10-13 20:57:08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20:57:07.97536791768" calcext:value-type="date">
            <text:p>12/30/99 08:57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=0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384]-[.L$2];[.T$2]);[.R$2]-[.L$2]);[.L$2])" office:value-type="time" office:time-value="PT22H39M59.999999999S" calcext:value-type="time">
            <text:p>22:40:00</text:p>
          </table:table-cell>
          <table:table-cell table:formula="of:=IF([.L385]&lt;[.L384];[.M384]+[.H$2];[.M384])" office:value-type="float" office:value="840" calcext:value-type="float">
            <text:p>840</text:p>
          </table:table-cell>
          <table:table-cell table:formula="of:=OFFSET([.C$4];[.M385];0)" office:value-type="float" office:value="43759" calcext:value-type="float">
            <text:p>43759</text:p>
          </table:table-cell>
          <table:table-cell table:formula="of:=[.L385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85];0)&lt;=[.O3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20:51:59.184316" calcext:value-type="date">
            <text:p>2019-10-13 20:51:59</text:p>
          </table:table-cell>
          <table:table-cell table:style-name="ce7" table:formula="of:=[.A386]" office:value-type="date" office:date-value="2019-10-13T20:51:59.184316" calcext:value-type="date">
            <text:p>2019-10-13 20:51:59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20:51:59.18431562372" calcext:value-type="date">
            <text:p>12/30/99 08:51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=0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formula="of:=SUM(MOD(SUM([.L385]-[.L$2];[.T$2]);[.R$2]-[.L$2]);[.L$2])" office:value-type="time" office:time-value="PT22H49M59.999999999S" calcext:value-type="time">
            <text:p>22:50:00</text:p>
          </table:table-cell>
          <table:table-cell table:formula="of:=IF([.L386]&lt;[.L385];[.M385]+[.H$2];[.M385])" office:value-type="float" office:value="840" calcext:value-type="float">
            <text:p>840</text:p>
          </table:table-cell>
          <table:table-cell table:formula="of:=OFFSET([.C$4];[.M386];0)" office:value-type="float" office:value="43759" calcext:value-type="float">
            <text:p>43759</text:p>
          </table:table-cell>
          <table:table-cell table:formula="of:=[.L386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86];0)&lt;=[.O3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21:11:24.379631" calcext:value-type="date">
            <text:p>2019-10-13 21:11:24</text:p>
          </table:table-cell>
          <table:table-cell table:style-name="ce7" table:formula="of:=[.A387]" office:value-type="date" office:date-value="2019-10-13T21:11:24.379631" calcext:value-type="date">
            <text:p>2019-10-13 21:11:24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21:11:24.3796312809" calcext:value-type="date">
            <text:p>12/30/99 09:11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=0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formula="of:=SUM(MOD(SUM([.L386]-[.L$2];[.T$2]);[.R$2]-[.L$2]);[.L$2])" office:value-type="time" office:time-value="PT22H59M59.999999999S" calcext:value-type="time">
            <text:p>23:00:00</text:p>
          </table:table-cell>
          <table:table-cell table:formula="of:=IF([.L387]&lt;[.L386];[.M386]+[.H$2];[.M386])" office:value-type="float" office:value="840" calcext:value-type="float">
            <text:p>840</text:p>
          </table:table-cell>
          <table:table-cell table:formula="of:=OFFSET([.C$4];[.M387];0)" office:value-type="float" office:value="43759" calcext:value-type="float">
            <text:p>43759</text:p>
          </table:table-cell>
          <table:table-cell table:formula="of:=[.L387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87];0)&lt;=[.O3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20:56:15.764961" calcext:value-type="date">
            <text:p>2019-10-13 20:56:16</text:p>
          </table:table-cell>
          <table:table-cell table:style-name="ce7" table:formula="of:=[.A388]" office:value-type="date" office:date-value="2019-10-13T20:56:15.764961" calcext:value-type="date">
            <text:p>2019-10-13 20:56:16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20:56:15.76496098191" calcext:value-type="date">
            <text:p>12/30/99 08:56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=0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formula="of:=SUM(MOD(SUM([.L387]-[.L$2];[.T$2]);[.R$2]-[.L$2]);[.L$2])" office:value-type="time" office:time-value="PT23H09M59.999999999S" calcext:value-type="time">
            <text:p>23:10:00</text:p>
          </table:table-cell>
          <table:table-cell table:formula="of:=IF([.L388]&lt;[.L387];[.M387]+[.H$2];[.M387])" office:value-type="float" office:value="840" calcext:value-type="float">
            <text:p>840</text:p>
          </table:table-cell>
          <table:table-cell table:formula="of:=OFFSET([.C$4];[.M388];0)" office:value-type="float" office:value="43759" calcext:value-type="float">
            <text:p>43759</text:p>
          </table:table-cell>
          <table:table-cell table:formula="of:=[.L388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88];0)&lt;=[.O3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20:40:52.033229" calcext:value-type="date">
            <text:p>2019-10-13 20:40:52</text:p>
          </table:table-cell>
          <table:table-cell table:style-name="ce7" table:formula="of:=[.A389]" office:value-type="date" office:date-value="2019-10-13T20:40:52.033229" calcext:value-type="date">
            <text:p>2019-10-13 20:40:52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20:40:52.03322886955" calcext:value-type="date">
            <text:p>12/30/99 08:40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=0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388]-[.L$2];[.T$2]);[.R$2]-[.L$2]);[.L$2])" office:value-type="time" office:time-value="PT23H19M59.999999999S" calcext:value-type="time">
            <text:p>23:20:00</text:p>
          </table:table-cell>
          <table:table-cell table:formula="of:=IF([.L389]&lt;[.L388];[.M388]+[.H$2];[.M388])" office:value-type="float" office:value="840" calcext:value-type="float">
            <text:p>840</text:p>
          </table:table-cell>
          <table:table-cell table:formula="of:=OFFSET([.C$4];[.M389];0)" office:value-type="float" office:value="43759" calcext:value-type="float">
            <text:p>43759</text:p>
          </table:table-cell>
          <table:table-cell table:formula="of:=[.L389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89];0)&lt;=[.O3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21:09:51.481976" calcext:value-type="date">
            <text:p>2019-10-13 21:09:51</text:p>
          </table:table-cell>
          <table:table-cell table:style-name="ce7" table:formula="of:=[.A390]" office:value-type="date" office:date-value="2019-10-13T21:09:51.481976" calcext:value-type="date">
            <text:p>2019-10-13 21:09:51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21:09:51.48197646718" calcext:value-type="date">
            <text:p>12/30/99 09:09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=0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formula="of:=SUM(MOD(SUM([.L389]-[.L$2];[.T$2]);[.R$2]-[.L$2]);[.L$2])" office:value-type="time" office:time-value="PT23H29M59.999999999S" calcext:value-type="time">
            <text:p>23:30:00</text:p>
          </table:table-cell>
          <table:table-cell table:formula="of:=IF([.L390]&lt;[.L389];[.M389]+[.H$2];[.M389])" office:value-type="float" office:value="840" calcext:value-type="float">
            <text:p>840</text:p>
          </table:table-cell>
          <table:table-cell table:formula="of:=OFFSET([.C$4];[.M390];0)" office:value-type="float" office:value="43759" calcext:value-type="float">
            <text:p>43759</text:p>
          </table:table-cell>
          <table:table-cell table:formula="of:=[.L390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90];0)&lt;=[.O3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21:04:17.411759" calcext:value-type="date">
            <text:p>2019-10-13 21:04:17</text:p>
          </table:table-cell>
          <table:table-cell table:style-name="ce7" table:formula="of:=[.A391]" office:value-type="date" office:date-value="2019-10-13T21:04:17.411759" calcext:value-type="date">
            <text:p>2019-10-13 21:04:17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21:04:17.4117588345" calcext:value-type="date">
            <text:p>12/30/99 09:04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=0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390]-[.L$2];[.T$2]);[.R$2]-[.L$2]);[.L$2])" office:value-type="time" office:time-value="PT23H39M59.999999999S" calcext:value-type="time">
            <text:p>23:40:00</text:p>
          </table:table-cell>
          <table:table-cell table:formula="of:=IF([.L391]&lt;[.L390];[.M390]+[.H$2];[.M390])" office:value-type="float" office:value="840" calcext:value-type="float">
            <text:p>840</text:p>
          </table:table-cell>
          <table:table-cell table:formula="of:=OFFSET([.C$4];[.M391];0)" office:value-type="float" office:value="43759" calcext:value-type="float">
            <text:p>43759</text:p>
          </table:table-cell>
          <table:table-cell table:formula="of:=[.L391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91];0)&lt;=[.O3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20:27:40.543637" calcext:value-type="date">
            <text:p>2019-10-13 20:27:41</text:p>
          </table:table-cell>
          <table:table-cell table:style-name="ce7" table:formula="of:=[.A392]" office:value-type="date" office:date-value="2019-10-13T20:27:40.543637" calcext:value-type="date">
            <text:p>2019-10-13 20:27:41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20:27:40.54363742005" calcext:value-type="date">
            <text:p>12/30/99 08:27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=0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formula="of:=SUM(MOD(SUM([.L391]-[.L$2];[.T$2]);[.R$2]-[.L$2]);[.L$2])" office:value-type="time" office:time-value="PT23H49M59.999999999S" calcext:value-type="time">
            <text:p>23:50:00</text:p>
          </table:table-cell>
          <table:table-cell table:formula="of:=IF([.L392]&lt;[.L391];[.M391]+[.H$2];[.M391])" office:value-type="float" office:value="840" calcext:value-type="float">
            <text:p>840</text:p>
          </table:table-cell>
          <table:table-cell table:formula="of:=OFFSET([.C$4];[.M392];0)" office:value-type="float" office:value="43759" calcext:value-type="float">
            <text:p>43759</text:p>
          </table:table-cell>
          <table:table-cell table:formula="of:=[.L392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92];0)&lt;=[.O3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21:06:41.56518" calcext:value-type="date">
            <text:p>2019-10-13 21:06:42</text:p>
          </table:table-cell>
          <table:table-cell table:style-name="ce7" table:formula="of:=[.A393]" office:value-type="date" office:date-value="2019-10-13T21:06:41.56518" calcext:value-type="date">
            <text:p>2019-10-13 21:06:42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21:06:41.56518006697" calcext:value-type="date">
            <text:p>12/30/99 09:06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=0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formula="of:=SUM(MOD(SUM([.L392]-[.L$2];[.T$2]);[.R$2]-[.L$2]);[.L$2])" office:value-type="time" office:time-value="PT19H39M59.999999999S" calcext:value-type="time">
            <text:p>19:40:00</text:p>
          </table:table-cell>
          <table:table-cell table:formula="of:=IF([.L393]&lt;[.L392];[.M392]+[.H$2];[.M392])" office:value-type="float" office:value="900" calcext:value-type="float">
            <text:p>900</text:p>
          </table:table-cell>
          <table:table-cell table:formula="of:=OFFSET([.C$4];[.M393];0)" office:value-type="float" office:value="43760" calcext:value-type="float">
            <text:p>43760</text:p>
          </table:table-cell>
          <table:table-cell table:formula="of:=[.L393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93];0)&lt;=[.O3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21:07:07.209468" calcext:value-type="date">
            <text:p>2019-10-13 21:07:07</text:p>
          </table:table-cell>
          <table:table-cell table:style-name="ce7" table:formula="of:=[.A394]" office:value-type="date" office:date-value="2019-10-13T21:07:07.209468" calcext:value-type="date">
            <text:p>2019-10-13 21:07:07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21:07:07.20946802292" calcext:value-type="date">
            <text:p>12/30/99 09:07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=0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formula="of:=SUM(MOD(SUM([.L393]-[.L$2];[.T$2]);[.R$2]-[.L$2]);[.L$2])" office:value-type="time" office:time-value="PT19H49M59.999999999S" calcext:value-type="time">
            <text:p>19:50:00</text:p>
          </table:table-cell>
          <table:table-cell table:formula="of:=IF([.L394]&lt;[.L393];[.M393]+[.H$2];[.M393])" office:value-type="float" office:value="900" calcext:value-type="float">
            <text:p>900</text:p>
          </table:table-cell>
          <table:table-cell table:formula="of:=OFFSET([.C$4];[.M394];0)" office:value-type="float" office:value="43760" calcext:value-type="float">
            <text:p>43760</text:p>
          </table:table-cell>
          <table:table-cell table:formula="of:=[.L394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94];0)&lt;=[.O3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21:01:05.986723" calcext:value-type="date">
            <text:p>2019-10-13 21:01:06</text:p>
          </table:table-cell>
          <table:table-cell table:style-name="ce7" table:formula="of:=[.A395]" office:value-type="date" office:date-value="2019-10-13T21:01:05.986723" calcext:value-type="date">
            <text:p>2019-10-13 21:01:06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21:01:05.98672340624" calcext:value-type="date">
            <text:p>12/30/99 09:01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=0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394]-[.L$2];[.T$2]);[.R$2]-[.L$2]);[.L$2])" office:value-type="time" office:time-value="PT19H59M59.999999999S" calcext:value-type="time">
            <text:p>20:00:00</text:p>
          </table:table-cell>
          <table:table-cell table:formula="of:=IF([.L395]&lt;[.L394];[.M394]+[.H$2];[.M394])" office:value-type="float" office:value="900" calcext:value-type="float">
            <text:p>900</text:p>
          </table:table-cell>
          <table:table-cell table:formula="of:=OFFSET([.C$4];[.M395];0)" office:value-type="float" office:value="43760" calcext:value-type="float">
            <text:p>43760</text:p>
          </table:table-cell>
          <table:table-cell table:formula="of:=[.L395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95];0)&lt;=[.O3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21:16:46.391668" calcext:value-type="date">
            <text:p>2019-10-13 21:16:46</text:p>
          </table:table-cell>
          <table:table-cell table:style-name="ce7" table:formula="of:=[.A396]" office:value-type="date" office:date-value="2019-10-13T21:16:46.391668" calcext:value-type="date">
            <text:p>2019-10-13 21:16:46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21:16:46.39166773763" calcext:value-type="date">
            <text:p>12/30/99 09:16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=0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formula="of:=SUM(MOD(SUM([.L395]-[.L$2];[.T$2]);[.R$2]-[.L$2]);[.L$2])" office:value-type="time" office:time-value="PT20H09M59.999999999S" calcext:value-type="time">
            <text:p>20:10:00</text:p>
          </table:table-cell>
          <table:table-cell table:formula="of:=IF([.L396]&lt;[.L395];[.M395]+[.H$2];[.M395])" office:value-type="float" office:value="900" calcext:value-type="float">
            <text:p>900</text:p>
          </table:table-cell>
          <table:table-cell table:formula="of:=OFFSET([.C$4];[.M396];0)" office:value-type="float" office:value="43760" calcext:value-type="float">
            <text:p>43760</text:p>
          </table:table-cell>
          <table:table-cell table:formula="of:=[.L396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96];0)&lt;=[.O3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20:41:11.116936" calcext:value-type="date">
            <text:p>2019-10-13 20:41:11</text:p>
          </table:table-cell>
          <table:table-cell table:style-name="ce7" table:formula="of:=[.A397]" office:value-type="date" office:date-value="2019-10-13T20:41:11.116936" calcext:value-type="date">
            <text:p>2019-10-13 20:41:11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20:41:11.11693646293" calcext:value-type="date">
            <text:p>12/30/99 08:41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=0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396]-[.L$2];[.T$2]);[.R$2]-[.L$2]);[.L$2])" office:value-type="time" office:time-value="PT20H19M59.999999999S" calcext:value-type="time">
            <text:p>20:20:00</text:p>
          </table:table-cell>
          <table:table-cell table:formula="of:=IF([.L397]&lt;[.L396];[.M396]+[.H$2];[.M396])" office:value-type="float" office:value="900" calcext:value-type="float">
            <text:p>900</text:p>
          </table:table-cell>
          <table:table-cell table:formula="of:=OFFSET([.C$4];[.M397];0)" office:value-type="float" office:value="43760" calcext:value-type="float">
            <text:p>43760</text:p>
          </table:table-cell>
          <table:table-cell table:formula="of:=[.L397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97];0)&lt;=[.O3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20:51:30.251661" calcext:value-type="date">
            <text:p>2019-10-13 20:51:30</text:p>
          </table:table-cell>
          <table:table-cell table:style-name="ce7" table:formula="of:=[.A398]" office:value-type="date" office:date-value="2019-10-13T20:51:30.251661" calcext:value-type="date">
            <text:p>2019-10-13 20:51:30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20:51:30.25166099891" calcext:value-type="date">
            <text:p>12/30/99 08:51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=0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formula="of:=SUM(MOD(SUM([.L397]-[.L$2];[.T$2]);[.R$2]-[.L$2]);[.L$2])" office:value-type="time" office:time-value="PT20H29M59.999999999S" calcext:value-type="time">
            <text:p>20:30:00</text:p>
          </table:table-cell>
          <table:table-cell table:formula="of:=IF([.L398]&lt;[.L397];[.M397]+[.H$2];[.M397])" office:value-type="float" office:value="900" calcext:value-type="float">
            <text:p>900</text:p>
          </table:table-cell>
          <table:table-cell table:formula="of:=OFFSET([.C$4];[.M398];0)" office:value-type="float" office:value="43760" calcext:value-type="float">
            <text:p>43760</text:p>
          </table:table-cell>
          <table:table-cell table:formula="of:=[.L398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98];0)&lt;=[.O3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20:53:00.437027" calcext:value-type="date">
            <text:p>2019-10-13 20:53:00</text:p>
          </table:table-cell>
          <table:table-cell table:style-name="ce7" table:formula="of:=[.A399]" office:value-type="date" office:date-value="2019-10-13T20:53:00.437027" calcext:value-type="date">
            <text:p>2019-10-13 20:53:00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20:53:00.43702729046" calcext:value-type="date">
            <text:p>12/30/99 08:53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=0;[.G398]+2+1/[.$H$2];[.G398]+1/[.$H$2])" office:value-type="float" office:value="6.59999999999998" calcext:value-type="float">
            <text:p>6,59999999999998</text:p>
          </table:table-cell>
          <table:table-cell table:number-columns-repeated="4"/>
          <table:table-cell table:formula="of:=SUM(MOD(SUM([.L398]-[.L$2];[.T$2]);[.R$2]-[.L$2]);[.L$2])" office:value-type="time" office:time-value="PT20H39M59.999999999S" calcext:value-type="time">
            <text:p>20:40:00</text:p>
          </table:table-cell>
          <table:table-cell table:formula="of:=IF([.L399]&lt;[.L398];[.M398]+[.H$2];[.M398])" office:value-type="float" office:value="900" calcext:value-type="float">
            <text:p>900</text:p>
          </table:table-cell>
          <table:table-cell table:formula="of:=OFFSET([.C$4];[.M399];0)" office:value-type="float" office:value="43760" calcext:value-type="float">
            <text:p>43760</text:p>
          </table:table-cell>
          <table:table-cell table:formula="of:=[.L399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99];0)&lt;=[.O3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3T20:49:20.644338" calcext:value-type="date">
            <text:p>2019-10-13 20:49:21</text:p>
          </table:table-cell>
          <table:table-cell table:style-name="ce7" table:formula="of:=[.A400]" office:value-type="date" office:date-value="2019-10-13T20:49:20.644338" calcext:value-type="date">
            <text:p>2019-10-13 20:49:21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20:49:20.64433807041" calcext:value-type="date">
            <text:p>12/30/99 08:49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=0;[.G399]+2+1/[.$H$2];[.G399]+1/[.$H$2])" office:value-type="float" office:value="6.61666666666665" calcext:value-type="float">
            <text:p>6,61666666666665</text:p>
          </table:table-cell>
          <table:table-cell table:number-columns-repeated="4"/>
          <table:table-cell table:formula="of:=SUM(MOD(SUM([.L399]-[.L$2];[.T$2]);[.R$2]-[.L$2]);[.L$2])" office:value-type="time" office:time-value="PT20H49M59.999999999S" calcext:value-type="time">
            <text:p>20:50:00</text:p>
          </table:table-cell>
          <table:table-cell table:formula="of:=IF([.L400]&lt;[.L399];[.M399]+[.H$2];[.M399])" office:value-type="float" office:value="900" calcext:value-type="float">
            <text:p>900</text:p>
          </table:table-cell>
          <table:table-cell table:formula="of:=OFFSET([.C$4];[.M400];0)" office:value-type="float" office:value="43760" calcext:value-type="float">
            <text:p>43760</text:p>
          </table:table-cell>
          <table:table-cell table:formula="of:=[.L400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00];0)&lt;=[.O4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3T20:48:14.641647" calcext:value-type="date">
            <text:p>2019-10-13 20:48:15</text:p>
          </table:table-cell>
          <table:table-cell table:style-name="ce7" table:formula="of:=[.A401]" office:value-type="date" office:date-value="2019-10-13T20:48:14.641647" calcext:value-type="date">
            <text:p>2019-10-13 20:48:15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20:48:14.64164650999" calcext:value-type="date">
            <text:p>12/30/99 08:48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=0;[.G400]+2+1/[.$H$2];[.G400]+1/[.$H$2])" office:value-type="float" office:value="6.63333333333332" calcext:value-type="float">
            <text:p>6,63333333333332</text:p>
          </table:table-cell>
          <table:table-cell table:number-columns-repeated="4"/>
          <table:table-cell table:formula="of:=SUM(MOD(SUM([.L400]-[.L$2];[.T$2]);[.R$2]-[.L$2]);[.L$2])" office:value-type="time" office:time-value="PT20H59M59.999999999S" calcext:value-type="time">
            <text:p>21:00:00</text:p>
          </table:table-cell>
          <table:table-cell table:formula="of:=IF([.L401]&lt;[.L400];[.M400]+[.H$2];[.M400])" office:value-type="float" office:value="900" calcext:value-type="float">
            <text:p>900</text:p>
          </table:table-cell>
          <table:table-cell table:formula="of:=OFFSET([.C$4];[.M401];0)" office:value-type="float" office:value="43760" calcext:value-type="float">
            <text:p>43760</text:p>
          </table:table-cell>
          <table:table-cell table:formula="of:=[.L401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01];0)&lt;=[.O4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3T21:05:21.666821" calcext:value-type="date">
            <text:p>2019-10-13 21:05:22</text:p>
          </table:table-cell>
          <table:table-cell table:style-name="ce7" table:formula="of:=[.A402]" office:value-type="date" office:date-value="2019-10-13T21:05:21.666821" calcext:value-type="date">
            <text:p>2019-10-13 21:05:22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21:05:21.66682106908" calcext:value-type="date">
            <text:p>12/30/99 09:05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=0;[.G401]+2+1/[.$H$2];[.G401]+1/[.$H$2])" office:value-type="float" office:value="6.64999999999998" calcext:value-type="float">
            <text:p>6,64999999999998</text:p>
          </table:table-cell>
          <table:table-cell table:number-columns-repeated="4"/>
          <table:table-cell table:formula="of:=SUM(MOD(SUM([.L401]-[.L$2];[.T$2]);[.R$2]-[.L$2]);[.L$2])" office:value-type="time" office:time-value="PT21H09M59.999999999S" calcext:value-type="time">
            <text:p>21:10:00</text:p>
          </table:table-cell>
          <table:table-cell table:formula="of:=IF([.L402]&lt;[.L401];[.M401]+[.H$2];[.M401])" office:value-type="float" office:value="900" calcext:value-type="float">
            <text:p>900</text:p>
          </table:table-cell>
          <table:table-cell table:formula="of:=OFFSET([.C$4];[.M402];0)" office:value-type="float" office:value="43760" calcext:value-type="float">
            <text:p>43760</text:p>
          </table:table-cell>
          <table:table-cell table:formula="of:=[.L402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02];0)&lt;=[.O4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13T20:26:58.90857" calcext:value-type="date">
            <text:p>2019-10-13 20:26:59</text:p>
          </table:table-cell>
          <table:table-cell table:style-name="ce7" table:formula="of:=[.A403]" office:value-type="date" office:date-value="2019-10-13T20:26:58.90857" calcext:value-type="date">
            <text:p>2019-10-13 20:26:59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20:26:58.90857042745" calcext:value-type="date">
            <text:p>12/30/99 08:26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=0;[.G402]+2+1/[.$H$2];[.G402]+1/[.$H$2])" office:value-type="float" office:value="6.66666666666665" calcext:value-type="float">
            <text:p>6,66666666666665</text:p>
          </table:table-cell>
          <table:table-cell table:number-columns-repeated="4"/>
          <table:table-cell table:formula="of:=SUM(MOD(SUM([.L402]-[.L$2];[.T$2]);[.R$2]-[.L$2]);[.L$2])" office:value-type="time" office:time-value="PT21H19M59.999999999S" calcext:value-type="time">
            <text:p>21:20:00</text:p>
          </table:table-cell>
          <table:table-cell table:formula="of:=IF([.L403]&lt;[.L402];[.M402]+[.H$2];[.M402])" office:value-type="float" office:value="900" calcext:value-type="float">
            <text:p>900</text:p>
          </table:table-cell>
          <table:table-cell table:formula="of:=OFFSET([.C$4];[.M403];0)" office:value-type="float" office:value="43760" calcext:value-type="float">
            <text:p>43760</text:p>
          </table:table-cell>
          <table:table-cell table:formula="of:=[.L403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03];0)&lt;=[.O4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13T21:10:01.213873" calcext:value-type="date">
            <text:p>2019-10-13 21:10:01</text:p>
          </table:table-cell>
          <table:table-cell table:style-name="ce7" table:formula="of:=[.A404]" office:value-type="date" office:date-value="2019-10-13T21:10:01.213873" calcext:value-type="date">
            <text:p>2019-10-13 21:10:01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21:10:01.21387336403" calcext:value-type="date">
            <text:p>12/30/99 09:10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=0;[.G403]+2+1/[.$H$2];[.G403]+1/[.$H$2])" office:value-type="float" office:value="6.68333333333332" calcext:value-type="float">
            <text:p>6,68333333333332</text:p>
          </table:table-cell>
          <table:table-cell table:number-columns-repeated="4"/>
          <table:table-cell table:formula="of:=SUM(MOD(SUM([.L403]-[.L$2];[.T$2]);[.R$2]-[.L$2]);[.L$2])" office:value-type="time" office:time-value="PT21H29M59.999999999S" calcext:value-type="time">
            <text:p>21:30:00</text:p>
          </table:table-cell>
          <table:table-cell table:formula="of:=IF([.L404]&lt;[.L403];[.M403]+[.H$2];[.M403])" office:value-type="float" office:value="900" calcext:value-type="float">
            <text:p>900</text:p>
          </table:table-cell>
          <table:table-cell table:formula="of:=OFFSET([.C$4];[.M404];0)" office:value-type="float" office:value="43760" calcext:value-type="float">
            <text:p>43760</text:p>
          </table:table-cell>
          <table:table-cell table:formula="of:=[.L404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04];0)&lt;=[.O4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13T20:50:26.635696" calcext:value-type="date">
            <text:p>2019-10-13 20:50:27</text:p>
          </table:table-cell>
          <table:table-cell table:style-name="ce7" table:formula="of:=[.A405]" office:value-type="date" office:date-value="2019-10-13T20:50:26.635696" calcext:value-type="date">
            <text:p>2019-10-13 20:50:27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20:50:26.63569645956" calcext:value-type="date">
            <text:p>12/30/99 08:50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=0;[.G404]+2+1/[.$H$2];[.G404]+1/[.$H$2])" office:value-type="float" office:value="6.69999999999998" calcext:value-type="float">
            <text:p>6,69999999999998</text:p>
          </table:table-cell>
          <table:table-cell table:number-columns-repeated="4"/>
          <table:table-cell table:formula="of:=SUM(MOD(SUM([.L404]-[.L$2];[.T$2]);[.R$2]-[.L$2]);[.L$2])" office:value-type="time" office:time-value="PT21H39M59.999999999S" calcext:value-type="time">
            <text:p>21:40:00</text:p>
          </table:table-cell>
          <table:table-cell table:formula="of:=IF([.L405]&lt;[.L404];[.M404]+[.H$2];[.M404])" office:value-type="float" office:value="900" calcext:value-type="float">
            <text:p>900</text:p>
          </table:table-cell>
          <table:table-cell table:formula="of:=OFFSET([.C$4];[.M405];0)" office:value-type="float" office:value="43760" calcext:value-type="float">
            <text:p>43760</text:p>
          </table:table-cell>
          <table:table-cell table:formula="of:=[.L405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05];0)&lt;=[.O4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13T20:56:32.537848" calcext:value-type="date">
            <text:p>2019-10-13 20:56:33</text:p>
          </table:table-cell>
          <table:table-cell table:style-name="ce7" table:formula="of:=[.A406]" office:value-type="date" office:date-value="2019-10-13T20:56:32.537848" calcext:value-type="date">
            <text:p>2019-10-13 20:56:33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20:56:32.53784827888" calcext:value-type="date">
            <text:p>12/30/99 08:56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=0;[.G405]+2+1/[.$H$2];[.G405]+1/[.$H$2])" office:value-type="float" office:value="6.71666666666665" calcext:value-type="float">
            <text:p>6,71666666666665</text:p>
          </table:table-cell>
          <table:table-cell table:number-columns-repeated="4"/>
          <table:table-cell table:formula="of:=SUM(MOD(SUM([.L405]-[.L$2];[.T$2]);[.R$2]-[.L$2]);[.L$2])" office:value-type="time" office:time-value="PT21H49M59.999999999S" calcext:value-type="time">
            <text:p>21:50:00</text:p>
          </table:table-cell>
          <table:table-cell table:formula="of:=IF([.L406]&lt;[.L405];[.M405]+[.H$2];[.M405])" office:value-type="float" office:value="900" calcext:value-type="float">
            <text:p>900</text:p>
          </table:table-cell>
          <table:table-cell table:formula="of:=OFFSET([.C$4];[.M406];0)" office:value-type="float" office:value="43760" calcext:value-type="float">
            <text:p>43760</text:p>
          </table:table-cell>
          <table:table-cell table:formula="of:=[.L406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06];0)&lt;=[.O4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13T20:44:16.70434" calcext:value-type="date">
            <text:p>2019-10-13 20:44:17</text:p>
          </table:table-cell>
          <table:table-cell table:style-name="ce7" table:formula="of:=[.A407]" office:value-type="date" office:date-value="2019-10-13T20:44:16.70434" calcext:value-type="date">
            <text:p>2019-10-13 20:44:17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20:44:16.70434010681" calcext:value-type="date">
            <text:p>12/30/99 08:44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=0;[.G406]+2+1/[.$H$2];[.G406]+1/[.$H$2])" office:value-type="float" office:value="6.73333333333332" calcext:value-type="float">
            <text:p>6,73333333333332</text:p>
          </table:table-cell>
          <table:table-cell table:number-columns-repeated="4"/>
          <table:table-cell table:formula="of:=SUM(MOD(SUM([.L406]-[.L$2];[.T$2]);[.R$2]-[.L$2]);[.L$2])" office:value-type="time" office:time-value="PT21H59M59.999999999S" calcext:value-type="time">
            <text:p>22:00:00</text:p>
          </table:table-cell>
          <table:table-cell table:formula="of:=IF([.L407]&lt;[.L406];[.M406]+[.H$2];[.M406])" office:value-type="float" office:value="900" calcext:value-type="float">
            <text:p>900</text:p>
          </table:table-cell>
          <table:table-cell table:formula="of:=OFFSET([.C$4];[.M407];0)" office:value-type="float" office:value="43760" calcext:value-type="float">
            <text:p>43760</text:p>
          </table:table-cell>
          <table:table-cell table:formula="of:=[.L407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07];0)&lt;=[.O4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13T20:53:43.891537" calcext:value-type="date">
            <text:p>2019-10-13 20:53:44</text:p>
          </table:table-cell>
          <table:table-cell table:style-name="ce7" table:formula="of:=[.A408]" office:value-type="date" office:date-value="2019-10-13T20:53:43.891537" calcext:value-type="date">
            <text:p>2019-10-13 20:53:44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20:53:43.89153661206" calcext:value-type="date">
            <text:p>12/30/99 08:53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=0;[.G407]+2+1/[.$H$2];[.G407]+1/[.$H$2])" office:value-type="float" office:value="6.74999999999998" calcext:value-type="float">
            <text:p>6,74999999999998</text:p>
          </table:table-cell>
          <table:table-cell table:number-columns-repeated="4"/>
          <table:table-cell table:formula="of:=SUM(MOD(SUM([.L407]-[.L$2];[.T$2]);[.R$2]-[.L$2]);[.L$2])" office:value-type="time" office:time-value="PT22H09M59.999999999S" calcext:value-type="time">
            <text:p>22:10:00</text:p>
          </table:table-cell>
          <table:table-cell table:formula="of:=IF([.L408]&lt;[.L407];[.M407]+[.H$2];[.M407])" office:value-type="float" office:value="900" calcext:value-type="float">
            <text:p>900</text:p>
          </table:table-cell>
          <table:table-cell table:formula="of:=OFFSET([.C$4];[.M408];0)" office:value-type="float" office:value="43760" calcext:value-type="float">
            <text:p>43760</text:p>
          </table:table-cell>
          <table:table-cell table:formula="of:=[.L408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08];0)&lt;=[.O4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13T20:47:18.107251" calcext:value-type="date">
            <text:p>2019-10-13 20:47:18</text:p>
          </table:table-cell>
          <table:table-cell table:style-name="ce7" table:formula="of:=[.A409]" office:value-type="date" office:date-value="2019-10-13T20:47:18.107251" calcext:value-type="date">
            <text:p>2019-10-13 20:47:18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20:47:18.10725063086" calcext:value-type="date">
            <text:p>12/30/99 08:47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=0;[.G408]+2+1/[.$H$2];[.G408]+1/[.$H$2])" office:value-type="float" office:value="6.76666666666665" calcext:value-type="float">
            <text:p>6,76666666666665</text:p>
          </table:table-cell>
          <table:table-cell table:number-columns-repeated="4"/>
          <table:table-cell table:formula="of:=SUM(MOD(SUM([.L408]-[.L$2];[.T$2]);[.R$2]-[.L$2]);[.L$2])" office:value-type="time" office:time-value="PT22H19M59.999999999S" calcext:value-type="time">
            <text:p>22:20:00</text:p>
          </table:table-cell>
          <table:table-cell table:formula="of:=IF([.L409]&lt;[.L408];[.M408]+[.H$2];[.M408])" office:value-type="float" office:value="900" calcext:value-type="float">
            <text:p>900</text:p>
          </table:table-cell>
          <table:table-cell table:formula="of:=OFFSET([.C$4];[.M409];0)" office:value-type="float" office:value="43760" calcext:value-type="float">
            <text:p>43760</text:p>
          </table:table-cell>
          <table:table-cell table:formula="of:=[.L409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09];0)&lt;=[.O4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13T20:40:51.91783" calcext:value-type="date">
            <text:p>2019-10-13 20:40:52</text:p>
          </table:table-cell>
          <table:table-cell table:style-name="ce7" table:formula="of:=[.A410]" office:value-type="date" office:date-value="2019-10-13T20:40:51.91783" calcext:value-type="date">
            <text:p>2019-10-13 20:40:52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20:40:51.91783017945" calcext:value-type="date">
            <text:p>12/30/99 08:40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=0;[.G409]+2+1/[.$H$2];[.G409]+1/[.$H$2])" office:value-type="float" office:value="6.78333333333331" calcext:value-type="float">
            <text:p>6,78333333333331</text:p>
          </table:table-cell>
          <table:table-cell table:number-columns-repeated="4"/>
          <table:table-cell table:formula="of:=SUM(MOD(SUM([.L409]-[.L$2];[.T$2]);[.R$2]-[.L$2]);[.L$2])" office:value-type="time" office:time-value="PT22H29M59.999999999S" calcext:value-type="time">
            <text:p>22:30:00</text:p>
          </table:table-cell>
          <table:table-cell table:formula="of:=IF([.L410]&lt;[.L409];[.M409]+[.H$2];[.M409])" office:value-type="float" office:value="900" calcext:value-type="float">
            <text:p>900</text:p>
          </table:table-cell>
          <table:table-cell table:formula="of:=OFFSET([.C$4];[.M410];0)" office:value-type="float" office:value="43760" calcext:value-type="float">
            <text:p>43760</text:p>
          </table:table-cell>
          <table:table-cell table:formula="of:=[.L410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10];0)&lt;=[.O4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13T20:46:01.730472" calcext:value-type="date">
            <text:p>2019-10-13 20:46:02</text:p>
          </table:table-cell>
          <table:table-cell table:style-name="ce7" table:formula="of:=[.A411]" office:value-type="date" office:date-value="2019-10-13T20:46:01.730472" calcext:value-type="date">
            <text:p>2019-10-13 20:46:02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20:46:01.73047155607" calcext:value-type="date">
            <text:p>12/30/99 08:46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=0;[.G410]+2+1/[.$H$2];[.G410]+1/[.$H$2])" office:value-type="float" office:value="6.79999999999998" calcext:value-type="float">
            <text:p>6,79999999999998</text:p>
          </table:table-cell>
          <table:table-cell table:number-columns-repeated="4"/>
          <table:table-cell table:formula="of:=SUM(MOD(SUM([.L410]-[.L$2];[.T$2]);[.R$2]-[.L$2]);[.L$2])" office:value-type="time" office:time-value="PT22H39M59.999999999S" calcext:value-type="time">
            <text:p>22:40:00</text:p>
          </table:table-cell>
          <table:table-cell table:formula="of:=IF([.L411]&lt;[.L410];[.M410]+[.H$2];[.M410])" office:value-type="float" office:value="900" calcext:value-type="float">
            <text:p>900</text:p>
          </table:table-cell>
          <table:table-cell table:formula="of:=OFFSET([.C$4];[.M411];0)" office:value-type="float" office:value="43760" calcext:value-type="float">
            <text:p>43760</text:p>
          </table:table-cell>
          <table:table-cell table:formula="of:=[.L411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11];0)&lt;=[.O4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13T20:53:40.615335" calcext:value-type="date">
            <text:p>2019-10-13 20:53:41</text:p>
          </table:table-cell>
          <table:table-cell table:style-name="ce7" table:formula="of:=[.A412]" office:value-type="date" office:date-value="2019-10-13T20:53:40.615335" calcext:value-type="date">
            <text:p>2019-10-13 20:53:41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20:53:40.61533480883" calcext:value-type="date">
            <text:p>12/30/99 08:53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=0;[.G411]+2+1/[.$H$2];[.G411]+1/[.$H$2])" office:value-type="float" office:value="6.81666666666665" calcext:value-type="float">
            <text:p>6,81666666666665</text:p>
          </table:table-cell>
          <table:table-cell table:number-columns-repeated="4"/>
          <table:table-cell table:formula="of:=SUM(MOD(SUM([.L411]-[.L$2];[.T$2]);[.R$2]-[.L$2]);[.L$2])" office:value-type="time" office:time-value="PT22H49M59.999999999S" calcext:value-type="time">
            <text:p>22:50:00</text:p>
          </table:table-cell>
          <table:table-cell table:formula="of:=IF([.L412]&lt;[.L411];[.M411]+[.H$2];[.M411])" office:value-type="float" office:value="900" calcext:value-type="float">
            <text:p>900</text:p>
          </table:table-cell>
          <table:table-cell table:formula="of:=OFFSET([.C$4];[.M412];0)" office:value-type="float" office:value="43760" calcext:value-type="float">
            <text:p>43760</text:p>
          </table:table-cell>
          <table:table-cell table:formula="of:=[.L412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12];0)&lt;=[.O4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13T20:33:06.265608" calcext:value-type="date">
            <text:p>2019-10-13 20:33:06</text:p>
          </table:table-cell>
          <table:table-cell table:style-name="ce7" table:formula="of:=[.A413]" office:value-type="date" office:date-value="2019-10-13T20:33:06.265608" calcext:value-type="date">
            <text:p>2019-10-13 20:33:06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20:33:06.26560836565" calcext:value-type="date">
            <text:p>12/30/99 08:33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=0;[.G412]+2+1/[.$H$2];[.G412]+1/[.$H$2])" office:value-type="float" office:value="6.83333333333331" calcext:value-type="float">
            <text:p>6,83333333333331</text:p>
          </table:table-cell>
          <table:table-cell table:number-columns-repeated="4"/>
          <table:table-cell table:formula="of:=SUM(MOD(SUM([.L412]-[.L$2];[.T$2]);[.R$2]-[.L$2]);[.L$2])" office:value-type="time" office:time-value="PT22H59M59.999999999S" calcext:value-type="time">
            <text:p>23:00:00</text:p>
          </table:table-cell>
          <table:table-cell table:formula="of:=IF([.L413]&lt;[.L412];[.M412]+[.H$2];[.M412])" office:value-type="float" office:value="900" calcext:value-type="float">
            <text:p>900</text:p>
          </table:table-cell>
          <table:table-cell table:formula="of:=OFFSET([.C$4];[.M413];0)" office:value-type="float" office:value="43760" calcext:value-type="float">
            <text:p>43760</text:p>
          </table:table-cell>
          <table:table-cell table:formula="of:=[.L413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13];0)&lt;=[.O4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13T20:41:38.077748" calcext:value-type="date">
            <text:p>2019-10-13 20:41:38</text:p>
          </table:table-cell>
          <table:table-cell table:style-name="ce7" table:formula="of:=[.A414]" office:value-type="date" office:date-value="2019-10-13T20:41:38.077748" calcext:value-type="date">
            <text:p>2019-10-13 20:41:38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20:41:38.07774752844" calcext:value-type="date">
            <text:p>12/30/99 08:41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=0;[.G413]+2+1/[.$H$2];[.G413]+1/[.$H$2])" office:value-type="float" office:value="6.84999999999998" calcext:value-type="float">
            <text:p>6,84999999999998</text:p>
          </table:table-cell>
          <table:table-cell table:number-columns-repeated="4"/>
          <table:table-cell table:formula="of:=SUM(MOD(SUM([.L413]-[.L$2];[.T$2]);[.R$2]-[.L$2]);[.L$2])" office:value-type="time" office:time-value="PT23H09M59.999999999S" calcext:value-type="time">
            <text:p>23:10:00</text:p>
          </table:table-cell>
          <table:table-cell table:formula="of:=IF([.L414]&lt;[.L413];[.M413]+[.H$2];[.M413])" office:value-type="float" office:value="900" calcext:value-type="float">
            <text:p>900</text:p>
          </table:table-cell>
          <table:table-cell table:formula="of:=OFFSET([.C$4];[.M414];0)" office:value-type="float" office:value="43760" calcext:value-type="float">
            <text:p>43760</text:p>
          </table:table-cell>
          <table:table-cell table:formula="of:=[.L414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14];0)&lt;=[.O4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13T20:46:50.025567" calcext:value-type="date">
            <text:p>2019-10-13 20:46:50</text:p>
          </table:table-cell>
          <table:table-cell table:style-name="ce7" table:formula="of:=[.A415]" office:value-type="date" office:date-value="2019-10-13T20:46:50.025567" calcext:value-type="date">
            <text:p>2019-10-13 20:46:50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20:46:50.02556704916" calcext:value-type="date">
            <text:p>12/30/99 08:46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=0;[.G414]+2+1/[.$H$2];[.G414]+1/[.$H$2])" office:value-type="float" office:value="6.86666666666665" calcext:value-type="float">
            <text:p>6,86666666666665</text:p>
          </table:table-cell>
          <table:table-cell table:number-columns-repeated="4"/>
          <table:table-cell table:formula="of:=SUM(MOD(SUM([.L414]-[.L$2];[.T$2]);[.R$2]-[.L$2]);[.L$2])" office:value-type="time" office:time-value="PT23H19M59.999999999S" calcext:value-type="time">
            <text:p>23:20:00</text:p>
          </table:table-cell>
          <table:table-cell table:formula="of:=IF([.L415]&lt;[.L414];[.M414]+[.H$2];[.M414])" office:value-type="float" office:value="900" calcext:value-type="float">
            <text:p>900</text:p>
          </table:table-cell>
          <table:table-cell table:formula="of:=OFFSET([.C$4];[.M415];0)" office:value-type="float" office:value="43760" calcext:value-type="float">
            <text:p>43760</text:p>
          </table:table-cell>
          <table:table-cell table:formula="of:=[.L415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15];0)&lt;=[.O4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13T21:02:22.285977" calcext:value-type="date">
            <text:p>2019-10-13 21:02:22</text:p>
          </table:table-cell>
          <table:table-cell table:style-name="ce7" table:formula="of:=[.A416]" office:value-type="date" office:date-value="2019-10-13T21:02:22.285977" calcext:value-type="date">
            <text:p>2019-10-13 21:02:22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21:02:22.2859770013" calcext:value-type="date">
            <text:p>12/30/99 09:02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=0;[.G415]+2+1/[.$H$2];[.G415]+1/[.$H$2])" office:value-type="float" office:value="6.88333333333331" calcext:value-type="float">
            <text:p>6,88333333333331</text:p>
          </table:table-cell>
          <table:table-cell table:number-columns-repeated="4"/>
          <table:table-cell table:formula="of:=SUM(MOD(SUM([.L415]-[.L$2];[.T$2]);[.R$2]-[.L$2]);[.L$2])" office:value-type="time" office:time-value="PT23H29M59.999999999S" calcext:value-type="time">
            <text:p>23:30:00</text:p>
          </table:table-cell>
          <table:table-cell table:formula="of:=IF([.L416]&lt;[.L415];[.M415]+[.H$2];[.M415])" office:value-type="float" office:value="900" calcext:value-type="float">
            <text:p>900</text:p>
          </table:table-cell>
          <table:table-cell table:formula="of:=OFFSET([.C$4];[.M416];0)" office:value-type="float" office:value="43760" calcext:value-type="float">
            <text:p>43760</text:p>
          </table:table-cell>
          <table:table-cell table:formula="of:=[.L416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16];0)&lt;=[.O4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13T20:47:51.335946" calcext:value-type="date">
            <text:p>2019-10-13 20:47:51</text:p>
          </table:table-cell>
          <table:table-cell table:style-name="ce7" table:formula="of:=[.A417]" office:value-type="date" office:date-value="2019-10-13T20:47:51.335946" calcext:value-type="date">
            <text:p>2019-10-13 20:47:51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20:47:51.33594600018" calcext:value-type="date">
            <text:p>12/30/99 08:47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=0;[.G416]+2+1/[.$H$2];[.G416]+1/[.$H$2])" office:value-type="float" office:value="6.89999999999998" calcext:value-type="float">
            <text:p>6,89999999999998</text:p>
          </table:table-cell>
          <table:table-cell table:number-columns-repeated="4"/>
          <table:table-cell table:formula="of:=SUM(MOD(SUM([.L416]-[.L$2];[.T$2]);[.R$2]-[.L$2]);[.L$2])" office:value-type="time" office:time-value="PT23H39M59.999999999S" calcext:value-type="time">
            <text:p>23:40:00</text:p>
          </table:table-cell>
          <table:table-cell table:formula="of:=IF([.L417]&lt;[.L416];[.M416]+[.H$2];[.M416])" office:value-type="float" office:value="900" calcext:value-type="float">
            <text:p>900</text:p>
          </table:table-cell>
          <table:table-cell table:formula="of:=OFFSET([.C$4];[.M417];0)" office:value-type="float" office:value="43760" calcext:value-type="float">
            <text:p>43760</text:p>
          </table:table-cell>
          <table:table-cell table:formula="of:=[.L417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17];0)&lt;=[.O4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13T20:33:00.204324" calcext:value-type="date">
            <text:p>2019-10-13 20:33:00</text:p>
          </table:table-cell>
          <table:table-cell table:style-name="ce7" table:formula="of:=[.A418]" office:value-type="date" office:date-value="2019-10-13T20:33:00.204324" calcext:value-type="date">
            <text:p>2019-10-13 20:33:00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20:33:00.20432435442" calcext:value-type="date">
            <text:p>12/30/99 08:33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=0;[.G417]+2+1/[.$H$2];[.G417]+1/[.$H$2])" office:value-type="float" office:value="6.91666666666665" calcext:value-type="float">
            <text:p>6,91666666666665</text:p>
          </table:table-cell>
          <table:table-cell table:number-columns-repeated="4"/>
          <table:table-cell table:formula="of:=SUM(MOD(SUM([.L417]-[.L$2];[.T$2]);[.R$2]-[.L$2]);[.L$2])" office:value-type="time" office:time-value="PT23H49M59.999999999S" calcext:value-type="time">
            <text:p>23:50:00</text:p>
          </table:table-cell>
          <table:table-cell table:formula="of:=IF([.L418]&lt;[.L417];[.M417]+[.H$2];[.M417])" office:value-type="float" office:value="900" calcext:value-type="float">
            <text:p>900</text:p>
          </table:table-cell>
          <table:table-cell table:formula="of:=OFFSET([.C$4];[.M418];0)" office:value-type="float" office:value="43760" calcext:value-type="float">
            <text:p>43760</text:p>
          </table:table-cell>
          <table:table-cell table:formula="of:=[.L418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18];0)&lt;=[.O4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13T20:37:24.085721" calcext:value-type="date">
            <text:p>2019-10-13 20:37:24</text:p>
          </table:table-cell>
          <table:table-cell table:style-name="ce7" table:formula="of:=[.A419]" office:value-type="date" office:date-value="2019-10-13T20:37:24.085721" calcext:value-type="date">
            <text:p>2019-10-13 20:37:24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20:37:24.08572094981" calcext:value-type="date">
            <text:p>12/30/99 08:37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=0;[.G418]+2+1/[.$H$2];[.G418]+1/[.$H$2])" office:value-type="float" office:value="6.93333333333331" calcext:value-type="float">
            <text:p>6,93333333333331</text:p>
          </table:table-cell>
          <table:table-cell table:number-columns-repeated="4"/>
          <table:table-cell table:formula="of:=SUM(MOD(SUM([.L418]-[.L$2];[.T$2]);[.R$2]-[.L$2]);[.L$2])" office:value-type="time" office:time-value="PT19H39M59.999999999S" calcext:value-type="time">
            <text:p>19:40:00</text:p>
          </table:table-cell>
          <table:table-cell table:formula="of:=IF([.L419]&lt;[.L418];[.M418]+[.H$2];[.M418])" office:value-type="float" office:value="960" calcext:value-type="float">
            <text:p>960</text:p>
          </table:table-cell>
          <table:table-cell table:formula="of:=OFFSET([.C$4];[.M419];0)" office:value-type="float" office:value="43761" calcext:value-type="float">
            <text:p>43761</text:p>
          </table:table-cell>
          <table:table-cell table:formula="of:=[.L419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19];0)&lt;=[.O4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13T20:33:01.397836" calcext:value-type="date">
            <text:p>2019-10-13 20:33:01</text:p>
          </table:table-cell>
          <table:table-cell table:style-name="ce7" table:formula="of:=[.A420]" office:value-type="date" office:date-value="2019-10-13T20:33:01.397836" calcext:value-type="date">
            <text:p>2019-10-13 20:33:01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20:33:01.39783591032" calcext:value-type="date">
            <text:p>12/30/99 08:33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=0;[.G419]+2+1/[.$H$2];[.G419]+1/[.$H$2])" office:value-type="float" office:value="6.94999999999998" calcext:value-type="float">
            <text:p>6,94999999999998</text:p>
          </table:table-cell>
          <table:table-cell table:number-columns-repeated="4"/>
          <table:table-cell table:formula="of:=SUM(MOD(SUM([.L419]-[.L$2];[.T$2]);[.R$2]-[.L$2]);[.L$2])" office:value-type="time" office:time-value="PT19H49M59.999999999S" calcext:value-type="time">
            <text:p>19:50:00</text:p>
          </table:table-cell>
          <table:table-cell table:formula="of:=IF([.L420]&lt;[.L419];[.M419]+[.H$2];[.M419])" office:value-type="float" office:value="960" calcext:value-type="float">
            <text:p>960</text:p>
          </table:table-cell>
          <table:table-cell table:formula="of:=OFFSET([.C$4];[.M420];0)" office:value-type="float" office:value="43761" calcext:value-type="float">
            <text:p>43761</text:p>
          </table:table-cell>
          <table:table-cell table:formula="of:=[.L420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20];0)&lt;=[.O4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13T20:31:49.380156" calcext:value-type="date">
            <text:p>2019-10-13 20:31:49</text:p>
          </table:table-cell>
          <table:table-cell table:style-name="ce7" table:formula="of:=[.A421]" office:value-type="date" office:date-value="2019-10-13T20:31:49.380156" calcext:value-type="date">
            <text:p>2019-10-13 20:31:49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20:31:49.38015610445" calcext:value-type="date">
            <text:p>12/30/99 08:31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=0;[.G420]+2+1/[.$H$2];[.G420]+1/[.$H$2])" office:value-type="float" office:value="6.96666666666665" calcext:value-type="float">
            <text:p>6,96666666666665</text:p>
          </table:table-cell>
          <table:table-cell table:number-columns-repeated="4"/>
          <table:table-cell table:formula="of:=SUM(MOD(SUM([.L420]-[.L$2];[.T$2]);[.R$2]-[.L$2]);[.L$2])" office:value-type="time" office:time-value="PT19H59M59.999999999S" calcext:value-type="time">
            <text:p>20:00:00</text:p>
          </table:table-cell>
          <table:table-cell table:formula="of:=IF([.L421]&lt;[.L420];[.M420]+[.H$2];[.M420])" office:value-type="float" office:value="960" calcext:value-type="float">
            <text:p>960</text:p>
          </table:table-cell>
          <table:table-cell table:formula="of:=OFFSET([.C$4];[.M421];0)" office:value-type="float" office:value="43761" calcext:value-type="float">
            <text:p>43761</text:p>
          </table:table-cell>
          <table:table-cell table:formula="of:=[.L421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21];0)&lt;=[.O4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13T20:41:43.501509" calcext:value-type="date">
            <text:p>2019-10-13 20:41:44</text:p>
          </table:table-cell>
          <table:table-cell table:style-name="ce7" table:formula="of:=[.A422]" office:value-type="date" office:date-value="2019-10-13T20:41:43.501509" calcext:value-type="date">
            <text:p>2019-10-13 20:41:44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20:41:43.50150859449" calcext:value-type="date">
            <text:p>12/30/99 08:41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=0;[.G421]+2+1/[.$H$2];[.G421]+1/[.$H$2])" office:value-type="float" office:value="6.98333333333331" calcext:value-type="float">
            <text:p>6,98333333333331</text:p>
          </table:table-cell>
          <table:table-cell table:number-columns-repeated="4"/>
          <table:table-cell table:formula="of:=SUM(MOD(SUM([.L421]-[.L$2];[.T$2]);[.R$2]-[.L$2]);[.L$2])" office:value-type="time" office:time-value="PT20H09M59.999999999S" calcext:value-type="time">
            <text:p>20:10:00</text:p>
          </table:table-cell>
          <table:table-cell table:formula="of:=IF([.L422]&lt;[.L421];[.M421]+[.H$2];[.M421])" office:value-type="float" office:value="960" calcext:value-type="float">
            <text:p>960</text:p>
          </table:table-cell>
          <table:table-cell table:formula="of:=OFFSET([.C$4];[.M422];0)" office:value-type="float" office:value="43761" calcext:value-type="float">
            <text:p>43761</text:p>
          </table:table-cell>
          <table:table-cell table:formula="of:=[.L422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22];0)&lt;=[.O4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13T20:33:31.365678" calcext:value-type="date">
            <text:p>2019-10-13 20:33:31</text:p>
          </table:table-cell>
          <table:table-cell table:style-name="ce7" table:formula="of:=[.A423]" office:value-type="date" office:date-value="2019-10-13T20:33:31.365678" calcext:value-type="date">
            <text:p>2019-10-13 20:33:31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20:33:31.3656784175" calcext:value-type="date">
            <text:p>12/30/99 08:33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=0;[.G422]+2+1/[.$H$2];[.G422]+1/[.$H$2])" office:value-type="float" office:value="6.99999999999998" calcext:value-type="float">
            <text:p>6,99999999999998</text:p>
          </table:table-cell>
          <table:table-cell table:number-columns-repeated="4"/>
          <table:table-cell table:formula="of:=SUM(MOD(SUM([.L422]-[.L$2];[.T$2]);[.R$2]-[.L$2]);[.L$2])" office:value-type="time" office:time-value="PT20H19M59.999999999S" calcext:value-type="time">
            <text:p>20:20:00</text:p>
          </table:table-cell>
          <table:table-cell table:formula="of:=IF([.L423]&lt;[.L422];[.M422]+[.H$2];[.M422])" office:value-type="float" office:value="960" calcext:value-type="float">
            <text:p>960</text:p>
          </table:table-cell>
          <table:table-cell table:formula="of:=OFFSET([.C$4];[.M423];0)" office:value-type="float" office:value="43761" calcext:value-type="float">
            <text:p>43761</text:p>
          </table:table-cell>
          <table:table-cell table:formula="of:=[.L423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23];0)&lt;=[.O4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14T21:25:17.531035" calcext:value-type="date">
            <text:p>2019-10-14 21:25:18</text:p>
          </table:table-cell>
          <table:table-cell table:style-name="ce7" table:formula="of:=[.A424]" office:value-type="date" office:date-value="2019-10-14T21:25:17.531035" calcext:value-type="date">
            <text:p>2019-10-14 21:25:18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21:25:17.53103532828" calcext:value-type="date">
            <text:p>12/30/99 09:25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=0;[.G423]+2+1/[.$H$2];[.G423]+1/[.$H$2])" office:value-type="float" office:value="7.01666666666665" calcext:value-type="float">
            <text:p>7,01666666666665</text:p>
          </table:table-cell>
          <table:table-cell table:number-columns-repeated="4"/>
          <table:table-cell table:formula="of:=SUM(MOD(SUM([.L423]-[.L$2];[.T$2]);[.R$2]-[.L$2]);[.L$2])" office:value-type="time" office:time-value="PT20H29M59.999999999S" calcext:value-type="time">
            <text:p>20:30:00</text:p>
          </table:table-cell>
          <table:table-cell table:formula="of:=IF([.L424]&lt;[.L423];[.M423]+[.H$2];[.M423])" office:value-type="float" office:value="960" calcext:value-type="float">
            <text:p>960</text:p>
          </table:table-cell>
          <table:table-cell table:formula="of:=OFFSET([.C$4];[.M424];0)" office:value-type="float" office:value="43761" calcext:value-type="float">
            <text:p>43761</text:p>
          </table:table-cell>
          <table:table-cell table:formula="of:=[.L424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24];0)&lt;=[.O4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14T21:00:24.902237" calcext:value-type="date">
            <text:p>2019-10-14 21:00:25</text:p>
          </table:table-cell>
          <table:table-cell table:style-name="ce7" table:formula="of:=[.A425]" office:value-type="date" office:date-value="2019-10-14T21:00:24.902237" calcext:value-type="date">
            <text:p>2019-10-14 21:00:25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21:00:24.90223681089" calcext:value-type="date">
            <text:p>12/30/99 09:00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=0;[.G424]+2+1/[.$H$2];[.G424]+1/[.$H$2])" office:value-type="float" office:value="7.03333333333331" calcext:value-type="float">
            <text:p>7,03333333333331</text:p>
          </table:table-cell>
          <table:table-cell table:number-columns-repeated="4"/>
          <table:table-cell table:formula="of:=SUM(MOD(SUM([.L424]-[.L$2];[.T$2]);[.R$2]-[.L$2]);[.L$2])" office:value-type="time" office:time-value="PT20H39M59.999999999S" calcext:value-type="time">
            <text:p>20:40:00</text:p>
          </table:table-cell>
          <table:table-cell table:formula="of:=IF([.L425]&lt;[.L424];[.M424]+[.H$2];[.M424])" office:value-type="float" office:value="960" calcext:value-type="float">
            <text:p>960</text:p>
          </table:table-cell>
          <table:table-cell table:formula="of:=OFFSET([.C$4];[.M425];0)" office:value-type="float" office:value="43761" calcext:value-type="float">
            <text:p>43761</text:p>
          </table:table-cell>
          <table:table-cell table:formula="of:=[.L425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25];0)&lt;=[.O4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14T21:04:52.949937" calcext:value-type="date">
            <text:p>2019-10-14 21:04:53</text:p>
          </table:table-cell>
          <table:table-cell table:style-name="ce7" table:formula="of:=[.A426]" office:value-type="date" office:date-value="2019-10-14T21:04:52.949937" calcext:value-type="date">
            <text:p>2019-10-14 21:04:53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21:04:52.94993737713" calcext:value-type="date">
            <text:p>12/30/99 09:04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=0;[.G425]+2+1/[.$H$2];[.G425]+1/[.$H$2])" office:value-type="float" office:value="7.04999999999998" calcext:value-type="float">
            <text:p>7,04999999999998</text:p>
          </table:table-cell>
          <table:table-cell table:number-columns-repeated="4"/>
          <table:table-cell table:formula="of:=SUM(MOD(SUM([.L425]-[.L$2];[.T$2]);[.R$2]-[.L$2]);[.L$2])" office:value-type="time" office:time-value="PT20H49M59.999999999S" calcext:value-type="time">
            <text:p>20:50:00</text:p>
          </table:table-cell>
          <table:table-cell table:formula="of:=IF([.L426]&lt;[.L425];[.M425]+[.H$2];[.M425])" office:value-type="float" office:value="960" calcext:value-type="float">
            <text:p>960</text:p>
          </table:table-cell>
          <table:table-cell table:formula="of:=OFFSET([.C$4];[.M426];0)" office:value-type="float" office:value="43761" calcext:value-type="float">
            <text:p>43761</text:p>
          </table:table-cell>
          <table:table-cell table:formula="of:=[.L426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26];0)&lt;=[.O4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14T21:03:51.23155" calcext:value-type="date">
            <text:p>2019-10-14 21:03:51</text:p>
          </table:table-cell>
          <table:table-cell table:style-name="ce7" table:formula="of:=[.A427]" office:value-type="date" office:date-value="2019-10-14T21:03:51.23155" calcext:value-type="date">
            <text:p>2019-10-14 21:03:51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21:03:51.23155042995" calcext:value-type="date">
            <text:p>12/30/99 09:03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=0;[.G426]+2+1/[.$H$2];[.G426]+1/[.$H$2])" office:value-type="float" office:value="7.06666666666665" calcext:value-type="float">
            <text:p>7,06666666666665</text:p>
          </table:table-cell>
          <table:table-cell table:number-columns-repeated="4"/>
          <table:table-cell table:formula="of:=SUM(MOD(SUM([.L426]-[.L$2];[.T$2]);[.R$2]-[.L$2]);[.L$2])" office:value-type="time" office:time-value="PT20H59M59.999999999S" calcext:value-type="time">
            <text:p>21:00:00</text:p>
          </table:table-cell>
          <table:table-cell table:formula="of:=IF([.L427]&lt;[.L426];[.M426]+[.H$2];[.M426])" office:value-type="float" office:value="960" calcext:value-type="float">
            <text:p>960</text:p>
          </table:table-cell>
          <table:table-cell table:formula="of:=OFFSET([.C$4];[.M427];0)" office:value-type="float" office:value="43761" calcext:value-type="float">
            <text:p>43761</text:p>
          </table:table-cell>
          <table:table-cell table:formula="of:=[.L427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27];0)&lt;=[.O4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14T20:40:22.133892" calcext:value-type="date">
            <text:p>2019-10-14 20:40:22</text:p>
          </table:table-cell>
          <table:table-cell table:style-name="ce7" table:formula="of:=[.A428]" office:value-type="date" office:date-value="2019-10-14T20:40:22.133892" calcext:value-type="date">
            <text:p>2019-10-14 20:40:22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20:40:22.13389207609" calcext:value-type="date">
            <text:p>12/30/99 08:40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=0;[.G427]+2+1/[.$H$2];[.G427]+1/[.$H$2])" office:value-type="float" office:value="7.08333333333331" calcext:value-type="float">
            <text:p>7,08333333333331</text:p>
          </table:table-cell>
          <table:table-cell table:number-columns-repeated="4"/>
          <table:table-cell table:formula="of:=SUM(MOD(SUM([.L427]-[.L$2];[.T$2]);[.R$2]-[.L$2]);[.L$2])" office:value-type="time" office:time-value="PT21H09M59.999999999S" calcext:value-type="time">
            <text:p>21:10:00</text:p>
          </table:table-cell>
          <table:table-cell table:formula="of:=IF([.L428]&lt;[.L427];[.M427]+[.H$2];[.M427])" office:value-type="float" office:value="960" calcext:value-type="float">
            <text:p>960</text:p>
          </table:table-cell>
          <table:table-cell table:formula="of:=OFFSET([.C$4];[.M428];0)" office:value-type="float" office:value="43761" calcext:value-type="float">
            <text:p>43761</text:p>
          </table:table-cell>
          <table:table-cell table:formula="of:=[.L428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28];0)&lt;=[.O4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14T21:01:41.275807" calcext:value-type="date">
            <text:p>2019-10-14 21:01:41</text:p>
          </table:table-cell>
          <table:table-cell table:style-name="ce7" table:formula="of:=[.A429]" office:value-type="date" office:date-value="2019-10-14T21:01:41.275807" calcext:value-type="date">
            <text:p>2019-10-14 21:01:41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21:01:41.27580666449" calcext:value-type="date">
            <text:p>12/30/99 09:01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=0;[.G428]+2+1/[.$H$2];[.G428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428]-[.L$2];[.T$2]);[.R$2]-[.L$2]);[.L$2])" office:value-type="time" office:time-value="PT21H19M59.999999999S" calcext:value-type="time">
            <text:p>21:20:00</text:p>
          </table:table-cell>
          <table:table-cell table:formula="of:=IF([.L429]&lt;[.L428];[.M428]+[.H$2];[.M428])" office:value-type="float" office:value="960" calcext:value-type="float">
            <text:p>960</text:p>
          </table:table-cell>
          <table:table-cell table:formula="of:=OFFSET([.C$4];[.M429];0)" office:value-type="float" office:value="43761" calcext:value-type="float">
            <text:p>43761</text:p>
          </table:table-cell>
          <table:table-cell table:formula="of:=[.L429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29];0)&lt;=[.O4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14T20:34:26.871368" calcext:value-type="date">
            <text:p>2019-10-14 20:34:27</text:p>
          </table:table-cell>
          <table:table-cell table:style-name="ce7" table:formula="of:=[.A430]" office:value-type="date" office:date-value="2019-10-14T20:34:26.871368" calcext:value-type="date">
            <text:p>2019-10-14 20:34:27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20:34:26.87136772089" calcext:value-type="date">
            <text:p>12/30/99 08:34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=0;[.G429]+2+1/[.$H$2];[.G429]+1/[.$H$2])" office:value-type="float" office:value="7.11666666666665" calcext:value-type="float">
            <text:p>7,11666666666665</text:p>
          </table:table-cell>
          <table:table-cell table:number-columns-repeated="4"/>
          <table:table-cell table:formula="of:=SUM(MOD(SUM([.L429]-[.L$2];[.T$2]);[.R$2]-[.L$2]);[.L$2])" office:value-type="time" office:time-value="PT21H29M59.999999999S" calcext:value-type="time">
            <text:p>21:30:00</text:p>
          </table:table-cell>
          <table:table-cell table:formula="of:=IF([.L430]&lt;[.L429];[.M429]+[.H$2];[.M429])" office:value-type="float" office:value="960" calcext:value-type="float">
            <text:p>960</text:p>
          </table:table-cell>
          <table:table-cell table:formula="of:=OFFSET([.C$4];[.M430];0)" office:value-type="float" office:value="43761" calcext:value-type="float">
            <text:p>43761</text:p>
          </table:table-cell>
          <table:table-cell table:formula="of:=[.L430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30];0)&lt;=[.O4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14T21:11:54.906811" calcext:value-type="date">
            <text:p>2019-10-14 21:11:55</text:p>
          </table:table-cell>
          <table:table-cell table:style-name="ce7" table:formula="of:=[.A431]" office:value-type="date" office:date-value="2019-10-14T21:11:54.906811" calcext:value-type="date">
            <text:p>2019-10-14 21:11:55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21:11:54.90681117866" calcext:value-type="date">
            <text:p>12/30/99 09:11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=0;[.G430]+2+1/[.$H$2];[.G430]+1/[.$H$2])" office:value-type="float" office:value="7.13333333333331" calcext:value-type="float">
            <text:p>7,13333333333331</text:p>
          </table:table-cell>
          <table:table-cell table:number-columns-repeated="4"/>
          <table:table-cell table:formula="of:=SUM(MOD(SUM([.L430]-[.L$2];[.T$2]);[.R$2]-[.L$2]);[.L$2])" office:value-type="time" office:time-value="PT21H39M59.999999999S" calcext:value-type="time">
            <text:p>21:40:00</text:p>
          </table:table-cell>
          <table:table-cell table:formula="of:=IF([.L431]&lt;[.L430];[.M430]+[.H$2];[.M430])" office:value-type="float" office:value="960" calcext:value-type="float">
            <text:p>960</text:p>
          </table:table-cell>
          <table:table-cell table:formula="of:=OFFSET([.C$4];[.M431];0)" office:value-type="float" office:value="43761" calcext:value-type="float">
            <text:p>43761</text:p>
          </table:table-cell>
          <table:table-cell table:formula="of:=[.L431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31];0)&lt;=[.O4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14T20:42:15.346123" calcext:value-type="date">
            <text:p>2019-10-14 20:42:15</text:p>
          </table:table-cell>
          <table:table-cell table:style-name="ce7" table:formula="of:=[.A432]" office:value-type="date" office:date-value="2019-10-14T20:42:15.346123" calcext:value-type="date">
            <text:p>2019-10-14 20:42:15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20:42:15.34612313379" calcext:value-type="date">
            <text:p>12/30/99 08:42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=0;[.G431]+2+1/[.$H$2];[.G431]+1/[.$H$2])" office:value-type="float" office:value="7.14999999999998" calcext:value-type="float">
            <text:p>7,14999999999998</text:p>
          </table:table-cell>
          <table:table-cell table:number-columns-repeated="4"/>
          <table:table-cell table:formula="of:=SUM(MOD(SUM([.L431]-[.L$2];[.T$2]);[.R$2]-[.L$2]);[.L$2])" office:value-type="time" office:time-value="PT21H49M59.999999999S" calcext:value-type="time">
            <text:p>21:50:00</text:p>
          </table:table-cell>
          <table:table-cell table:formula="of:=IF([.L432]&lt;[.L431];[.M431]+[.H$2];[.M431])" office:value-type="float" office:value="960" calcext:value-type="float">
            <text:p>960</text:p>
          </table:table-cell>
          <table:table-cell table:formula="of:=OFFSET([.C$4];[.M432];0)" office:value-type="float" office:value="43761" calcext:value-type="float">
            <text:p>43761</text:p>
          </table:table-cell>
          <table:table-cell table:formula="of:=[.L432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32];0)&lt;=[.O4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14T20:34:31.486023" calcext:value-type="date">
            <text:p>2019-10-14 20:34:31</text:p>
          </table:table-cell>
          <table:table-cell table:style-name="ce7" table:formula="of:=[.A433]" office:value-type="date" office:date-value="2019-10-14T20:34:31.486023" calcext:value-type="date">
            <text:p>2019-10-14 20:34:31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20:34:31.48602346424" calcext:value-type="date">
            <text:p>12/30/99 08:34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=0;[.G432]+2+1/[.$H$2];[.G432]+1/[.$H$2])" office:value-type="float" office:value="7.16666666666665" calcext:value-type="float">
            <text:p>7,16666666666665</text:p>
          </table:table-cell>
          <table:table-cell table:number-columns-repeated="4"/>
          <table:table-cell table:formula="of:=SUM(MOD(SUM([.L432]-[.L$2];[.T$2]);[.R$2]-[.L$2]);[.L$2])" office:value-type="time" office:time-value="PT21H59M59.999999999S" calcext:value-type="time">
            <text:p>22:00:00</text:p>
          </table:table-cell>
          <table:table-cell table:formula="of:=IF([.L433]&lt;[.L432];[.M432]+[.H$2];[.M432])" office:value-type="float" office:value="960" calcext:value-type="float">
            <text:p>960</text:p>
          </table:table-cell>
          <table:table-cell table:formula="of:=OFFSET([.C$4];[.M433];0)" office:value-type="float" office:value="43761" calcext:value-type="float">
            <text:p>43761</text:p>
          </table:table-cell>
          <table:table-cell table:formula="of:=[.L433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33];0)&lt;=[.O4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14T20:31:03.398524" calcext:value-type="date">
            <text:p>2019-10-14 20:31:03</text:p>
          </table:table-cell>
          <table:table-cell table:style-name="ce7" table:formula="of:=[.A434]" office:value-type="date" office:date-value="2019-10-14T20:31:03.398524" calcext:value-type="date">
            <text:p>2019-10-14 20:31:03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20:31:03.39852372184" calcext:value-type="date">
            <text:p>12/30/99 08:31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=0;[.G433]+2+1/[.$H$2];[.G433]+1/[.$H$2])" office:value-type="float" office:value="7.18333333333331" calcext:value-type="float">
            <text:p>7,18333333333331</text:p>
          </table:table-cell>
          <table:table-cell table:number-columns-repeated="4"/>
          <table:table-cell table:formula="of:=SUM(MOD(SUM([.L433]-[.L$2];[.T$2]);[.R$2]-[.L$2]);[.L$2])" office:value-type="time" office:time-value="PT22H09M59.999999999S" calcext:value-type="time">
            <text:p>22:10:00</text:p>
          </table:table-cell>
          <table:table-cell table:formula="of:=IF([.L434]&lt;[.L433];[.M433]+[.H$2];[.M433])" office:value-type="float" office:value="960" calcext:value-type="float">
            <text:p>960</text:p>
          </table:table-cell>
          <table:table-cell table:formula="of:=OFFSET([.C$4];[.M434];0)" office:value-type="float" office:value="43761" calcext:value-type="float">
            <text:p>43761</text:p>
          </table:table-cell>
          <table:table-cell table:formula="of:=[.L434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34];0)&lt;=[.O4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14T20:37:38.528276" calcext:value-type="date">
            <text:p>2019-10-14 20:37:39</text:p>
          </table:table-cell>
          <table:table-cell table:style-name="ce7" table:formula="of:=[.A435]" office:value-type="date" office:date-value="2019-10-14T20:37:38.528276" calcext:value-type="date">
            <text:p>2019-10-14 20:37:39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20:37:38.52827550843" calcext:value-type="date">
            <text:p>12/30/99 08:37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=0;[.G434]+2+1/[.$H$2];[.G434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434]-[.L$2];[.T$2]);[.R$2]-[.L$2]);[.L$2])" office:value-type="time" office:time-value="PT22H19M59.999999999S" calcext:value-type="time">
            <text:p>22:20:00</text:p>
          </table:table-cell>
          <table:table-cell table:formula="of:=IF([.L435]&lt;[.L434];[.M434]+[.H$2];[.M434])" office:value-type="float" office:value="960" calcext:value-type="float">
            <text:p>960</text:p>
          </table:table-cell>
          <table:table-cell table:formula="of:=OFFSET([.C$4];[.M435];0)" office:value-type="float" office:value="43761" calcext:value-type="float">
            <text:p>43761</text:p>
          </table:table-cell>
          <table:table-cell table:formula="of:=[.L435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35];0)&lt;=[.O4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14T20:52:15.477989" calcext:value-type="date">
            <text:p>2019-10-14 20:52:15</text:p>
          </table:table-cell>
          <table:table-cell table:style-name="ce7" table:formula="of:=[.A436]" office:value-type="date" office:date-value="2019-10-14T20:52:15.477989" calcext:value-type="date">
            <text:p>2019-10-14 20:52:15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20:52:15.47798919026" calcext:value-type="date">
            <text:p>12/30/99 08:52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=0;[.G435]+2+1/[.$H$2];[.G435]+1/[.$H$2])" office:value-type="float" office:value="7.21666666666665" calcext:value-type="float">
            <text:p>7,21666666666665</text:p>
          </table:table-cell>
          <table:table-cell table:number-columns-repeated="4"/>
          <table:table-cell table:formula="of:=SUM(MOD(SUM([.L435]-[.L$2];[.T$2]);[.R$2]-[.L$2]);[.L$2])" office:value-type="time" office:time-value="PT22H29M59.999999999S" calcext:value-type="time">
            <text:p>22:30:00</text:p>
          </table:table-cell>
          <table:table-cell table:formula="of:=IF([.L436]&lt;[.L435];[.M435]+[.H$2];[.M435])" office:value-type="float" office:value="960" calcext:value-type="float">
            <text:p>960</text:p>
          </table:table-cell>
          <table:table-cell table:formula="of:=OFFSET([.C$4];[.M436];0)" office:value-type="float" office:value="43761" calcext:value-type="float">
            <text:p>43761</text:p>
          </table:table-cell>
          <table:table-cell table:formula="of:=[.L436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36];0)&lt;=[.O4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14T20:59:04.851649" calcext:value-type="date">
            <text:p>2019-10-14 20:59:05</text:p>
          </table:table-cell>
          <table:table-cell table:style-name="ce7" table:formula="of:=[.A437]" office:value-type="date" office:date-value="2019-10-14T20:59:04.851649" calcext:value-type="date">
            <text:p>2019-10-14 20:59:05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20:59:04.85164883081" calcext:value-type="date">
            <text:p>12/30/99 08:59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=0;[.G436]+2+1/[.$H$2];[.G436]+1/[.$H$2])" office:value-type="float" office:value="7.23333333333331" calcext:value-type="float">
            <text:p>7,23333333333331</text:p>
          </table:table-cell>
          <table:table-cell table:number-columns-repeated="4"/>
          <table:table-cell table:formula="of:=SUM(MOD(SUM([.L436]-[.L$2];[.T$2]);[.R$2]-[.L$2]);[.L$2])" office:value-type="time" office:time-value="PT22H39M59.999999999S" calcext:value-type="time">
            <text:p>22:40:00</text:p>
          </table:table-cell>
          <table:table-cell table:formula="of:=IF([.L437]&lt;[.L436];[.M436]+[.H$2];[.M436])" office:value-type="float" office:value="960" calcext:value-type="float">
            <text:p>960</text:p>
          </table:table-cell>
          <table:table-cell table:formula="of:=OFFSET([.C$4];[.M437];0)" office:value-type="float" office:value="43761" calcext:value-type="float">
            <text:p>43761</text:p>
          </table:table-cell>
          <table:table-cell table:formula="of:=[.L437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37];0)&lt;=[.O4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14T20:37:24.018806" calcext:value-type="date">
            <text:p>2019-10-14 20:37:24</text:p>
          </table:table-cell>
          <table:table-cell table:style-name="ce7" table:formula="of:=[.A438]" office:value-type="date" office:date-value="2019-10-14T20:37:24.018806" calcext:value-type="date">
            <text:p>2019-10-14 20:37:24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20:37:24.01880570222" calcext:value-type="date">
            <text:p>12/30/99 08:37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=0;[.G437]+2+1/[.$H$2];[.G437]+1/[.$H$2])" office:value-type="float" office:value="7.24999999999998" calcext:value-type="float">
            <text:p>7,24999999999998</text:p>
          </table:table-cell>
          <table:table-cell table:number-columns-repeated="4"/>
          <table:table-cell table:formula="of:=SUM(MOD(SUM([.L437]-[.L$2];[.T$2]);[.R$2]-[.L$2]);[.L$2])" office:value-type="time" office:time-value="PT22H49M59.999999999S" calcext:value-type="time">
            <text:p>22:50:00</text:p>
          </table:table-cell>
          <table:table-cell table:formula="of:=IF([.L438]&lt;[.L437];[.M437]+[.H$2];[.M437])" office:value-type="float" office:value="960" calcext:value-type="float">
            <text:p>960</text:p>
          </table:table-cell>
          <table:table-cell table:formula="of:=OFFSET([.C$4];[.M438];0)" office:value-type="float" office:value="43761" calcext:value-type="float">
            <text:p>43761</text:p>
          </table:table-cell>
          <table:table-cell table:formula="of:=[.L438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38];0)&lt;=[.O4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14T20:31:37.4856" calcext:value-type="date">
            <text:p>2019-10-14 20:31:37</text:p>
          </table:table-cell>
          <table:table-cell table:style-name="ce7" table:formula="of:=[.A439]" office:value-type="date" office:date-value="2019-10-14T20:31:37.4856" calcext:value-type="date">
            <text:p>2019-10-14 20:31:37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20:31:37.48559994623" calcext:value-type="date">
            <text:p>12/30/99 08:31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=0;[.G438]+2+1/[.$H$2];[.G438]+1/[.$H$2])" office:value-type="float" office:value="7.26666666666665" calcext:value-type="float">
            <text:p>7,26666666666665</text:p>
          </table:table-cell>
          <table:table-cell table:number-columns-repeated="4"/>
          <table:table-cell table:formula="of:=SUM(MOD(SUM([.L438]-[.L$2];[.T$2]);[.R$2]-[.L$2]);[.L$2])" office:value-type="time" office:time-value="PT22H59M59.999999999S" calcext:value-type="time">
            <text:p>23:00:00</text:p>
          </table:table-cell>
          <table:table-cell table:formula="of:=IF([.L439]&lt;[.L438];[.M438]+[.H$2];[.M438])" office:value-type="float" office:value="960" calcext:value-type="float">
            <text:p>960</text:p>
          </table:table-cell>
          <table:table-cell table:formula="of:=OFFSET([.C$4];[.M439];0)" office:value-type="float" office:value="43761" calcext:value-type="float">
            <text:p>43761</text:p>
          </table:table-cell>
          <table:table-cell table:formula="of:=[.L439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39];0)&lt;=[.O4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14T21:02:57.198061" calcext:value-type="date">
            <text:p>2019-10-14 21:02:57</text:p>
          </table:table-cell>
          <table:table-cell table:style-name="ce7" table:formula="of:=[.A440]" office:value-type="date" office:date-value="2019-10-14T21:02:57.198061" calcext:value-type="date">
            <text:p>2019-10-14 21:02:57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21:02:57.19806069508" calcext:value-type="date">
            <text:p>12/30/99 09:02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=0;[.G439]+2+1/[.$H$2];[.G439]+1/[.$H$2])" office:value-type="float" office:value="7.28333333333331" calcext:value-type="float">
            <text:p>7,28333333333331</text:p>
          </table:table-cell>
          <table:table-cell table:number-columns-repeated="4"/>
          <table:table-cell table:formula="of:=SUM(MOD(SUM([.L439]-[.L$2];[.T$2]);[.R$2]-[.L$2]);[.L$2])" office:value-type="time" office:time-value="PT23H09M59.999999999S" calcext:value-type="time">
            <text:p>23:10:00</text:p>
          </table:table-cell>
          <table:table-cell table:formula="of:=IF([.L440]&lt;[.L439];[.M439]+[.H$2];[.M439])" office:value-type="float" office:value="960" calcext:value-type="float">
            <text:p>960</text:p>
          </table:table-cell>
          <table:table-cell table:formula="of:=OFFSET([.C$4];[.M440];0)" office:value-type="float" office:value="43761" calcext:value-type="float">
            <text:p>43761</text:p>
          </table:table-cell>
          <table:table-cell table:formula="of:=[.L440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40];0)&lt;=[.O4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14T20:29:12.013159" calcext:value-type="date">
            <text:p>2019-10-14 20:29:12</text:p>
          </table:table-cell>
          <table:table-cell table:style-name="ce7" table:formula="of:=[.A441]" office:value-type="date" office:date-value="2019-10-14T20:29:12.013159" calcext:value-type="date">
            <text:p>2019-10-14 20:29:12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20:29:12.01315863524" calcext:value-type="date">
            <text:p>12/30/99 08:29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=0;[.G440]+2+1/[.$H$2];[.G440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440]-[.L$2];[.T$2]);[.R$2]-[.L$2]);[.L$2])" office:value-type="time" office:time-value="PT23H19M59.999999999S" calcext:value-type="time">
            <text:p>23:20:00</text:p>
          </table:table-cell>
          <table:table-cell table:formula="of:=IF([.L441]&lt;[.L440];[.M440]+[.H$2];[.M440])" office:value-type="float" office:value="960" calcext:value-type="float">
            <text:p>960</text:p>
          </table:table-cell>
          <table:table-cell table:formula="of:=OFFSET([.C$4];[.M441];0)" office:value-type="float" office:value="43761" calcext:value-type="float">
            <text:p>43761</text:p>
          </table:table-cell>
          <table:table-cell table:formula="of:=[.L441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41];0)&lt;=[.O4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14T20:26:24.521141" calcext:value-type="date">
            <text:p>2019-10-14 20:26:25</text:p>
          </table:table-cell>
          <table:table-cell table:style-name="ce7" table:formula="of:=[.A442]" office:value-type="date" office:date-value="2019-10-14T20:26:24.521141" calcext:value-type="date">
            <text:p>2019-10-14 20:26:25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20:26:24.52114064712" calcext:value-type="date">
            <text:p>12/30/99 08:26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=0;[.G441]+2+1/[.$H$2];[.G441]+1/[.$H$2])" office:value-type="float" office:value="7.31666666666665" calcext:value-type="float">
            <text:p>7,31666666666665</text:p>
          </table:table-cell>
          <table:table-cell table:number-columns-repeated="4"/>
          <table:table-cell table:formula="of:=SUM(MOD(SUM([.L441]-[.L$2];[.T$2]);[.R$2]-[.L$2]);[.L$2])" office:value-type="time" office:time-value="PT23H29M59.999999999S" calcext:value-type="time">
            <text:p>23:30:00</text:p>
          </table:table-cell>
          <table:table-cell table:formula="of:=IF([.L442]&lt;[.L441];[.M441]+[.H$2];[.M441])" office:value-type="float" office:value="960" calcext:value-type="float">
            <text:p>960</text:p>
          </table:table-cell>
          <table:table-cell table:formula="of:=OFFSET([.C$4];[.M442];0)" office:value-type="float" office:value="43761" calcext:value-type="float">
            <text:p>43761</text:p>
          </table:table-cell>
          <table:table-cell table:formula="of:=[.L442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42];0)&lt;=[.O4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14T20:56:31.629084" calcext:value-type="date">
            <text:p>2019-10-14 20:56:32</text:p>
          </table:table-cell>
          <table:table-cell table:style-name="ce7" table:formula="of:=[.A443]" office:value-type="date" office:date-value="2019-10-14T20:56:31.629084" calcext:value-type="date">
            <text:p>2019-10-14 20:56:32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20:56:31.62908422295" calcext:value-type="date">
            <text:p>12/30/99 08:56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=0;[.G442]+2+1/[.$H$2];[.G442]+1/[.$H$2])" office:value-type="float" office:value="7.33333333333331" calcext:value-type="float">
            <text:p>7,33333333333331</text:p>
          </table:table-cell>
          <table:table-cell table:number-columns-repeated="4"/>
          <table:table-cell table:formula="of:=SUM(MOD(SUM([.L442]-[.L$2];[.T$2]);[.R$2]-[.L$2]);[.L$2])" office:value-type="time" office:time-value="PT23H39M59.999999999S" calcext:value-type="time">
            <text:p>23:40:00</text:p>
          </table:table-cell>
          <table:table-cell table:formula="of:=IF([.L443]&lt;[.L442];[.M442]+[.H$2];[.M442])" office:value-type="float" office:value="960" calcext:value-type="float">
            <text:p>960</text:p>
          </table:table-cell>
          <table:table-cell table:formula="of:=OFFSET([.C$4];[.M443];0)" office:value-type="float" office:value="43761" calcext:value-type="float">
            <text:p>43761</text:p>
          </table:table-cell>
          <table:table-cell table:formula="of:=[.L443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43];0)&lt;=[.O4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14T21:10:43.555586" calcext:value-type="date">
            <text:p>2019-10-14 21:10:44</text:p>
          </table:table-cell>
          <table:table-cell table:style-name="ce7" table:formula="of:=[.A444]" office:value-type="date" office:date-value="2019-10-14T21:10:43.555586" calcext:value-type="date">
            <text:p>2019-10-14 21:10:44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21:10:43.5555863427" calcext:value-type="date">
            <text:p>12/30/99 09:10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=0;[.G443]+2+1/[.$H$2];[.G443]+1/[.$H$2])" office:value-type="float" office:value="7.34999999999998" calcext:value-type="float">
            <text:p>7,34999999999998</text:p>
          </table:table-cell>
          <table:table-cell table:number-columns-repeated="4"/>
          <table:table-cell table:formula="of:=SUM(MOD(SUM([.L443]-[.L$2];[.T$2]);[.R$2]-[.L$2]);[.L$2])" office:value-type="time" office:time-value="PT23H49M59.999999999S" calcext:value-type="time">
            <text:p>23:50:00</text:p>
          </table:table-cell>
          <table:table-cell table:formula="of:=IF([.L444]&lt;[.L443];[.M443]+[.H$2];[.M443])" office:value-type="float" office:value="960" calcext:value-type="float">
            <text:p>960</text:p>
          </table:table-cell>
          <table:table-cell table:formula="of:=OFFSET([.C$4];[.M444];0)" office:value-type="float" office:value="43761" calcext:value-type="float">
            <text:p>43761</text:p>
          </table:table-cell>
          <table:table-cell table:formula="of:=[.L444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44];0)&lt;=[.O4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14T21:05:01.839255" calcext:value-type="date">
            <text:p>2019-10-14 21:05:02</text:p>
          </table:table-cell>
          <table:table-cell table:style-name="ce7" table:formula="of:=[.A445]" office:value-type="date" office:date-value="2019-10-14T21:05:01.839255" calcext:value-type="date">
            <text:p>2019-10-14 21:05:02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21:05:01.83925498277" calcext:value-type="date">
            <text:p>12/30/99 09:05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=0;[.G444]+2+1/[.$H$2];[.G444]+1/[.$H$2])" office:value-type="float" office:value="7.36666666666665" calcext:value-type="float">
            <text:p>7,36666666666665</text:p>
          </table:table-cell>
          <table:table-cell table:number-columns-repeated="4"/>
          <table:table-cell table:formula="of:=SUM(MOD(SUM([.L444]-[.L$2];[.T$2]);[.R$2]-[.L$2]);[.L$2])" office:value-type="time" office:time-value="PT19H39M59.999999999S" calcext:value-type="time">
            <text:p>19:40:00</text:p>
          </table:table-cell>
          <table:table-cell table:formula="of:=IF([.L445]&lt;[.L444];[.M444]+[.H$2];[.M444])" office:value-type="float" office:value="1020" calcext:value-type="float">
            <text:p>1020</text:p>
          </table:table-cell>
          <table:table-cell table:formula="of:=OFFSET([.C$4];[.M445];0)" office:value-type="float" office:value="43762" calcext:value-type="float">
            <text:p>43762</text:p>
          </table:table-cell>
          <table:table-cell table:formula="of:=[.L445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45];0)&lt;=[.O4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14T20:52:24.107533" calcext:value-type="date">
            <text:p>2019-10-14 20:52:24</text:p>
          </table:table-cell>
          <table:table-cell table:style-name="ce7" table:formula="of:=[.A446]" office:value-type="date" office:date-value="2019-10-14T20:52:24.107533" calcext:value-type="date">
            <text:p>2019-10-14 20:52:24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20:52:24.10753338598" calcext:value-type="date">
            <text:p>12/30/99 08:52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=0;[.G445]+2+1/[.$H$2];[.G445]+1/[.$H$2])" office:value-type="float" office:value="7.38333333333331" calcext:value-type="float">
            <text:p>7,38333333333331</text:p>
          </table:table-cell>
          <table:table-cell table:number-columns-repeated="4"/>
          <table:table-cell table:formula="of:=SUM(MOD(SUM([.L445]-[.L$2];[.T$2]);[.R$2]-[.L$2]);[.L$2])" office:value-type="time" office:time-value="PT19H49M59.999999999S" calcext:value-type="time">
            <text:p>19:50:00</text:p>
          </table:table-cell>
          <table:table-cell table:formula="of:=IF([.L446]&lt;[.L445];[.M445]+[.H$2];[.M445])" office:value-type="float" office:value="1020" calcext:value-type="float">
            <text:p>1020</text:p>
          </table:table-cell>
          <table:table-cell table:formula="of:=OFFSET([.C$4];[.M446];0)" office:value-type="float" office:value="43762" calcext:value-type="float">
            <text:p>43762</text:p>
          </table:table-cell>
          <table:table-cell table:formula="of:=[.L446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46];0)&lt;=[.O4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14T21:18:01.673498" calcext:value-type="date">
            <text:p>2019-10-14 21:18:02</text:p>
          </table:table-cell>
          <table:table-cell table:style-name="ce7" table:formula="of:=[.A447]" office:value-type="date" office:date-value="2019-10-14T21:18:01.673498" calcext:value-type="date">
            <text:p>2019-10-14 21:18:02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21:18:01.6734976368" calcext:value-type="date">
            <text:p>12/30/99 09:18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=0;[.G446]+2+1/[.$H$2];[.G446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446]-[.L$2];[.T$2]);[.R$2]-[.L$2]);[.L$2])" office:value-type="time" office:time-value="PT19H59M59.999999999S" calcext:value-type="time">
            <text:p>20:00:00</text:p>
          </table:table-cell>
          <table:table-cell table:formula="of:=IF([.L447]&lt;[.L446];[.M446]+[.H$2];[.M446])" office:value-type="float" office:value="1020" calcext:value-type="float">
            <text:p>1020</text:p>
          </table:table-cell>
          <table:table-cell table:formula="of:=OFFSET([.C$4];[.M447];0)" office:value-type="float" office:value="43762" calcext:value-type="float">
            <text:p>43762</text:p>
          </table:table-cell>
          <table:table-cell table:formula="of:=[.L447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47];0)&lt;=[.O4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14T21:05:15.063154" calcext:value-type="date">
            <text:p>2019-10-14 21:05:15</text:p>
          </table:table-cell>
          <table:table-cell table:style-name="ce7" table:formula="of:=[.A448]" office:value-type="date" office:date-value="2019-10-14T21:05:15.063154" calcext:value-type="date">
            <text:p>2019-10-14 21:05:15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21:05:15.06315353326" calcext:value-type="date">
            <text:p>12/30/99 09:05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=0;[.G447]+2+1/[.$H$2];[.G447]+1/[.$H$2])" office:value-type="float" office:value="7.41666666666665" calcext:value-type="float">
            <text:p>7,41666666666665</text:p>
          </table:table-cell>
          <table:table-cell table:number-columns-repeated="4"/>
          <table:table-cell table:formula="of:=SUM(MOD(SUM([.L447]-[.L$2];[.T$2]);[.R$2]-[.L$2]);[.L$2])" office:value-type="time" office:time-value="PT20H09M59.999999999S" calcext:value-type="time">
            <text:p>20:10:00</text:p>
          </table:table-cell>
          <table:table-cell table:formula="of:=IF([.L448]&lt;[.L447];[.M447]+[.H$2];[.M447])" office:value-type="float" office:value="1020" calcext:value-type="float">
            <text:p>1020</text:p>
          </table:table-cell>
          <table:table-cell table:formula="of:=OFFSET([.C$4];[.M448];0)" office:value-type="float" office:value="43762" calcext:value-type="float">
            <text:p>43762</text:p>
          </table:table-cell>
          <table:table-cell table:formula="of:=[.L448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48];0)&lt;=[.O4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14T21:19:59.194989" calcext:value-type="date">
            <text:p>2019-10-14 21:19:59</text:p>
          </table:table-cell>
          <table:table-cell table:style-name="ce7" table:formula="of:=[.A449]" office:value-type="date" office:date-value="2019-10-14T21:19:59.194989" calcext:value-type="date">
            <text:p>2019-10-14 21:19:59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21:19:59.19498916715" calcext:value-type="date">
            <text:p>12/30/99 09:19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=0;[.G448]+2+1/[.$H$2];[.G448]+1/[.$H$2])" office:value-type="float" office:value="7.43333333333331" calcext:value-type="float">
            <text:p>7,43333333333331</text:p>
          </table:table-cell>
          <table:table-cell table:number-columns-repeated="4"/>
          <table:table-cell table:formula="of:=SUM(MOD(SUM([.L448]-[.L$2];[.T$2]);[.R$2]-[.L$2]);[.L$2])" office:value-type="time" office:time-value="PT20H19M59.999999999S" calcext:value-type="time">
            <text:p>20:20:00</text:p>
          </table:table-cell>
          <table:table-cell table:formula="of:=IF([.L449]&lt;[.L448];[.M448]+[.H$2];[.M448])" office:value-type="float" office:value="1020" calcext:value-type="float">
            <text:p>1020</text:p>
          </table:table-cell>
          <table:table-cell table:formula="of:=OFFSET([.C$4];[.M449];0)" office:value-type="float" office:value="43762" calcext:value-type="float">
            <text:p>43762</text:p>
          </table:table-cell>
          <table:table-cell table:formula="of:=[.L449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49];0)&lt;=[.O4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14T20:53:52.596064" calcext:value-type="date">
            <text:p>2019-10-14 20:53:53</text:p>
          </table:table-cell>
          <table:table-cell table:style-name="ce7" table:formula="of:=[.A450]" office:value-type="date" office:date-value="2019-10-14T20:53:52.596064" calcext:value-type="date">
            <text:p>2019-10-14 20:53:53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20:53:52.59606405627" calcext:value-type="date">
            <text:p>12/30/99 08:53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=0;[.G449]+2+1/[.$H$2];[.G449]+1/[.$H$2])" office:value-type="float" office:value="7.44999999999998" calcext:value-type="float">
            <text:p>7,44999999999998</text:p>
          </table:table-cell>
          <table:table-cell table:number-columns-repeated="4"/>
          <table:table-cell table:formula="of:=SUM(MOD(SUM([.L449]-[.L$2];[.T$2]);[.R$2]-[.L$2]);[.L$2])" office:value-type="time" office:time-value="PT20H29M59.999999999S" calcext:value-type="time">
            <text:p>20:30:00</text:p>
          </table:table-cell>
          <table:table-cell table:formula="of:=IF([.L450]&lt;[.L449];[.M449]+[.H$2];[.M449])" office:value-type="float" office:value="1020" calcext:value-type="float">
            <text:p>1020</text:p>
          </table:table-cell>
          <table:table-cell table:formula="of:=OFFSET([.C$4];[.M450];0)" office:value-type="float" office:value="43762" calcext:value-type="float">
            <text:p>43762</text:p>
          </table:table-cell>
          <table:table-cell table:formula="of:=[.L450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50];0)&lt;=[.O4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14T20:48:06.223054" calcext:value-type="date">
            <text:p>2019-10-14 20:48:06</text:p>
          </table:table-cell>
          <table:table-cell table:style-name="ce7" table:formula="of:=[.A451]" office:value-type="date" office:date-value="2019-10-14T20:48:06.223054" calcext:value-type="date">
            <text:p>2019-10-14 20:48:06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20:48:06.22305407189" calcext:value-type="date">
            <text:p>12/30/99 08:48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=0;[.G450]+2+1/[.$H$2];[.G450]+1/[.$H$2])" office:value-type="float" office:value="7.46666666666665" calcext:value-type="float">
            <text:p>7,46666666666665</text:p>
          </table:table-cell>
          <table:table-cell table:number-columns-repeated="4"/>
          <table:table-cell table:formula="of:=SUM(MOD(SUM([.L450]-[.L$2];[.T$2]);[.R$2]-[.L$2]);[.L$2])" office:value-type="time" office:time-value="PT20H39M59.999999999S" calcext:value-type="time">
            <text:p>20:40:00</text:p>
          </table:table-cell>
          <table:table-cell table:formula="of:=IF([.L451]&lt;[.L450];[.M450]+[.H$2];[.M450])" office:value-type="float" office:value="1020" calcext:value-type="float">
            <text:p>1020</text:p>
          </table:table-cell>
          <table:table-cell table:formula="of:=OFFSET([.C$4];[.M451];0)" office:value-type="float" office:value="43762" calcext:value-type="float">
            <text:p>43762</text:p>
          </table:table-cell>
          <table:table-cell table:formula="of:=[.L451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51];0)&lt;=[.O4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14T20:51:34.833911" calcext:value-type="date">
            <text:p>2019-10-14 20:51:35</text:p>
          </table:table-cell>
          <table:table-cell table:style-name="ce7" table:formula="of:=[.A452]" office:value-type="date" office:date-value="2019-10-14T20:51:34.833911" calcext:value-type="date">
            <text:p>2019-10-14 20:51:35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20:51:34.83391146641" calcext:value-type="date">
            <text:p>12/30/99 08:51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=0;[.G451]+2+1/[.$H$2];[.G451]+1/[.$H$2])" office:value-type="float" office:value="7.48333333333331" calcext:value-type="float">
            <text:p>7,48333333333331</text:p>
          </table:table-cell>
          <table:table-cell table:number-columns-repeated="4"/>
          <table:table-cell table:formula="of:=SUM(MOD(SUM([.L451]-[.L$2];[.T$2]);[.R$2]-[.L$2]);[.L$2])" office:value-type="time" office:time-value="PT20H49M59.999999999S" calcext:value-type="time">
            <text:p>20:50:00</text:p>
          </table:table-cell>
          <table:table-cell table:formula="of:=IF([.L452]&lt;[.L451];[.M451]+[.H$2];[.M451])" office:value-type="float" office:value="1020" calcext:value-type="float">
            <text:p>1020</text:p>
          </table:table-cell>
          <table:table-cell table:formula="of:=OFFSET([.C$4];[.M452];0)" office:value-type="float" office:value="43762" calcext:value-type="float">
            <text:p>43762</text:p>
          </table:table-cell>
          <table:table-cell table:formula="of:=[.L452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52];0)&lt;=[.O4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14T21:12:43.840994" calcext:value-type="date">
            <text:p>2019-10-14 21:12:44</text:p>
          </table:table-cell>
          <table:table-cell table:style-name="ce7" table:formula="of:=[.A453]" office:value-type="date" office:date-value="2019-10-14T21:12:43.840994" calcext:value-type="date">
            <text:p>2019-10-14 21:12:44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21:12:43.8409943087" calcext:value-type="date">
            <text:p>12/30/99 09:12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=0;[.G452]+2+1/[.$H$2];[.G452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452]-[.L$2];[.T$2]);[.R$2]-[.L$2]);[.L$2])" office:value-type="time" office:time-value="PT20H59M59.999999999S" calcext:value-type="time">
            <text:p>21:00:00</text:p>
          </table:table-cell>
          <table:table-cell table:formula="of:=IF([.L453]&lt;[.L452];[.M452]+[.H$2];[.M452])" office:value-type="float" office:value="1020" calcext:value-type="float">
            <text:p>1020</text:p>
          </table:table-cell>
          <table:table-cell table:formula="of:=OFFSET([.C$4];[.M453];0)" office:value-type="float" office:value="43762" calcext:value-type="float">
            <text:p>43762</text:p>
          </table:table-cell>
          <table:table-cell table:formula="of:=[.L453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53];0)&lt;=[.O4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14T20:40:05.219614" calcext:value-type="date">
            <text:p>2019-10-14 20:40:05</text:p>
          </table:table-cell>
          <table:table-cell table:style-name="ce7" table:formula="of:=[.A454]" office:value-type="date" office:date-value="2019-10-14T20:40:05.219614" calcext:value-type="date">
            <text:p>2019-10-14 20:40:05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20:40:05.21961422637" calcext:value-type="date">
            <text:p>12/30/99 08:40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=0;[.G453]+2+1/[.$H$2];[.G453]+1/[.$H$2])" office:value-type="float" office:value="7.51666666666665" calcext:value-type="float">
            <text:p>7,51666666666665</text:p>
          </table:table-cell>
          <table:table-cell table:number-columns-repeated="4"/>
          <table:table-cell table:formula="of:=SUM(MOD(SUM([.L453]-[.L$2];[.T$2]);[.R$2]-[.L$2]);[.L$2])" office:value-type="time" office:time-value="PT21H09M59.999999999S" calcext:value-type="time">
            <text:p>21:10:00</text:p>
          </table:table-cell>
          <table:table-cell table:formula="of:=IF([.L454]&lt;[.L453];[.M453]+[.H$2];[.M453])" office:value-type="float" office:value="1020" calcext:value-type="float">
            <text:p>1020</text:p>
          </table:table-cell>
          <table:table-cell table:formula="of:=OFFSET([.C$4];[.M454];0)" office:value-type="float" office:value="43762" calcext:value-type="float">
            <text:p>43762</text:p>
          </table:table-cell>
          <table:table-cell table:formula="of:=[.L454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54];0)&lt;=[.O4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14T20:39:38.225763" calcext:value-type="date">
            <text:p>2019-10-14 20:39:38</text:p>
          </table:table-cell>
          <table:table-cell table:style-name="ce7" table:formula="of:=[.A455]" office:value-type="date" office:date-value="2019-10-14T20:39:38.225763" calcext:value-type="date">
            <text:p>2019-10-14 20:39:38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20:39:38.22576295584" calcext:value-type="date">
            <text:p>12/30/99 08:39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=0;[.G454]+2+1/[.$H$2];[.G454]+1/[.$H$2])" office:value-type="float" office:value="7.53333333333331" calcext:value-type="float">
            <text:p>7,53333333333331</text:p>
          </table:table-cell>
          <table:table-cell table:number-columns-repeated="4"/>
          <table:table-cell table:formula="of:=SUM(MOD(SUM([.L454]-[.L$2];[.T$2]);[.R$2]-[.L$2]);[.L$2])" office:value-type="time" office:time-value="PT21H19M59.999999999S" calcext:value-type="time">
            <text:p>21:20:00</text:p>
          </table:table-cell>
          <table:table-cell table:formula="of:=IF([.L455]&lt;[.L454];[.M454]+[.H$2];[.M454])" office:value-type="float" office:value="1020" calcext:value-type="float">
            <text:p>1020</text:p>
          </table:table-cell>
          <table:table-cell table:formula="of:=OFFSET([.C$4];[.M455];0)" office:value-type="float" office:value="43762" calcext:value-type="float">
            <text:p>43762</text:p>
          </table:table-cell>
          <table:table-cell table:formula="of:=[.L455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55];0)&lt;=[.O4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14T20:42:02.645299" calcext:value-type="date">
            <text:p>2019-10-14 20:42:03</text:p>
          </table:table-cell>
          <table:table-cell table:style-name="ce7" table:formula="of:=[.A456]" office:value-type="date" office:date-value="2019-10-14T20:42:02.645299" calcext:value-type="date">
            <text:p>2019-10-14 20:42:03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20:42:02.64529871754" calcext:value-type="date">
            <text:p>12/30/99 08:42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=0;[.G455]+2+1/[.$H$2];[.G455]+1/[.$H$2])" office:value-type="float" office:value="7.54999999999998" calcext:value-type="float">
            <text:p>7,54999999999998</text:p>
          </table:table-cell>
          <table:table-cell table:number-columns-repeated="4"/>
          <table:table-cell table:formula="of:=SUM(MOD(SUM([.L455]-[.L$2];[.T$2]);[.R$2]-[.L$2]);[.L$2])" office:value-type="time" office:time-value="PT21H29M59.999999999S" calcext:value-type="time">
            <text:p>21:30:00</text:p>
          </table:table-cell>
          <table:table-cell table:formula="of:=IF([.L456]&lt;[.L455];[.M455]+[.H$2];[.M455])" office:value-type="float" office:value="1020" calcext:value-type="float">
            <text:p>1020</text:p>
          </table:table-cell>
          <table:table-cell table:formula="of:=OFFSET([.C$4];[.M456];0)" office:value-type="float" office:value="43762" calcext:value-type="float">
            <text:p>43762</text:p>
          </table:table-cell>
          <table:table-cell table:formula="of:=[.L456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56];0)&lt;=[.O4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14T20:54:34.412098" calcext:value-type="date">
            <text:p>2019-10-14 20:54:34</text:p>
          </table:table-cell>
          <table:table-cell table:style-name="ce7" table:formula="of:=[.A457]" office:value-type="date" office:date-value="2019-10-14T20:54:34.412098" calcext:value-type="date">
            <text:p>2019-10-14 20:54:34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20:54:34.41209843382" calcext:value-type="date">
            <text:p>12/30/99 08:54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=0;[.G456]+2+1/[.$H$2];[.G456]+1/[.$H$2])" office:value-type="float" office:value="7.56666666666665" calcext:value-type="float">
            <text:p>7,56666666666665</text:p>
          </table:table-cell>
          <table:table-cell table:number-columns-repeated="4"/>
          <table:table-cell table:formula="of:=SUM(MOD(SUM([.L456]-[.L$2];[.T$2]);[.R$2]-[.L$2]);[.L$2])" office:value-type="time" office:time-value="PT21H39M59.999999999S" calcext:value-type="time">
            <text:p>21:40:00</text:p>
          </table:table-cell>
          <table:table-cell table:formula="of:=IF([.L457]&lt;[.L456];[.M456]+[.H$2];[.M456])" office:value-type="float" office:value="1020" calcext:value-type="float">
            <text:p>1020</text:p>
          </table:table-cell>
          <table:table-cell table:formula="of:=OFFSET([.C$4];[.M457];0)" office:value-type="float" office:value="43762" calcext:value-type="float">
            <text:p>43762</text:p>
          </table:table-cell>
          <table:table-cell table:formula="of:=[.L457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57];0)&lt;=[.O4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14T20:42:51.067838" calcext:value-type="date">
            <text:p>2019-10-14 20:42:51</text:p>
          </table:table-cell>
          <table:table-cell table:style-name="ce7" table:formula="of:=[.A458]" office:value-type="date" office:date-value="2019-10-14T20:42:51.067838" calcext:value-type="date">
            <text:p>2019-10-14 20:42:51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20:42:51.06783832423" calcext:value-type="date">
            <text:p>12/30/99 08:42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=0;[.G457]+2+1/[.$H$2];[.G457]+1/[.$H$2])" office:value-type="float" office:value="7.58333333333331" calcext:value-type="float">
            <text:p>7,58333333333331</text:p>
          </table:table-cell>
          <table:table-cell table:number-columns-repeated="4"/>
          <table:table-cell table:formula="of:=SUM(MOD(SUM([.L457]-[.L$2];[.T$2]);[.R$2]-[.L$2]);[.L$2])" office:value-type="time" office:time-value="PT21H49M59.999999999S" calcext:value-type="time">
            <text:p>21:50:00</text:p>
          </table:table-cell>
          <table:table-cell table:formula="of:=IF([.L458]&lt;[.L457];[.M457]+[.H$2];[.M457])" office:value-type="float" office:value="1020" calcext:value-type="float">
            <text:p>1020</text:p>
          </table:table-cell>
          <table:table-cell table:formula="of:=OFFSET([.C$4];[.M458];0)" office:value-type="float" office:value="43762" calcext:value-type="float">
            <text:p>43762</text:p>
          </table:table-cell>
          <table:table-cell table:formula="of:=[.L458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58];0)&lt;=[.O4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14T20:42:53.052469" calcext:value-type="date">
            <text:p>2019-10-14 20:42:53</text:p>
          </table:table-cell>
          <table:table-cell table:style-name="ce7" table:formula="of:=[.A459]" office:value-type="date" office:date-value="2019-10-14T20:42:53.052469" calcext:value-type="date">
            <text:p>2019-10-14 20:42:53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20:42:53.05246910546" calcext:value-type="date">
            <text:p>12/30/99 08:42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=0;[.G458]+2+1/[.$H$2];[.G458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458]-[.L$2];[.T$2]);[.R$2]-[.L$2]);[.L$2])" office:value-type="time" office:time-value="PT21H59M59.999999999S" calcext:value-type="time">
            <text:p>22:00:00</text:p>
          </table:table-cell>
          <table:table-cell table:formula="of:=IF([.L459]&lt;[.L458];[.M458]+[.H$2];[.M458])" office:value-type="float" office:value="1020" calcext:value-type="float">
            <text:p>1020</text:p>
          </table:table-cell>
          <table:table-cell table:formula="of:=OFFSET([.C$4];[.M459];0)" office:value-type="float" office:value="43762" calcext:value-type="float">
            <text:p>43762</text:p>
          </table:table-cell>
          <table:table-cell table:formula="of:=[.L459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59];0)&lt;=[.O4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14T21:02:11.600904" calcext:value-type="date">
            <text:p>2019-10-14 21:02:12</text:p>
          </table:table-cell>
          <table:table-cell table:style-name="ce7" table:formula="of:=[.A460]" office:value-type="date" office:date-value="2019-10-14T21:02:11.600904" calcext:value-type="date">
            <text:p>2019-10-14 21:02:12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21:02:11.60090432502" calcext:value-type="date">
            <text:p>12/30/99 09:02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=0;[.G459]+2+1/[.$H$2];[.G459]+1/[.$H$2])" office:value-type="float" office:value="7.61666666666665" calcext:value-type="float">
            <text:p>7,61666666666665</text:p>
          </table:table-cell>
          <table:table-cell table:number-columns-repeated="4"/>
          <table:table-cell table:formula="of:=SUM(MOD(SUM([.L459]-[.L$2];[.T$2]);[.R$2]-[.L$2]);[.L$2])" office:value-type="time" office:time-value="PT22H09M59.999999999S" calcext:value-type="time">
            <text:p>22:10:00</text:p>
          </table:table-cell>
          <table:table-cell table:formula="of:=IF([.L460]&lt;[.L459];[.M459]+[.H$2];[.M459])" office:value-type="float" office:value="1020" calcext:value-type="float">
            <text:p>1020</text:p>
          </table:table-cell>
          <table:table-cell table:formula="of:=OFFSET([.C$4];[.M460];0)" office:value-type="float" office:value="43762" calcext:value-type="float">
            <text:p>43762</text:p>
          </table:table-cell>
          <table:table-cell table:formula="of:=[.L460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60];0)&lt;=[.O4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14T21:06:23.650751" calcext:value-type="date">
            <text:p>2019-10-14 21:06:24</text:p>
          </table:table-cell>
          <table:table-cell table:style-name="ce7" table:formula="of:=[.A461]" office:value-type="date" office:date-value="2019-10-14T21:06:23.650751" calcext:value-type="date">
            <text:p>2019-10-14 21:06:24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21:06:23.65075110923" calcext:value-type="date">
            <text:p>12/30/99 09:06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=0;[.G460]+2+1/[.$H$2];[.G460]+1/[.$H$2])" office:value-type="float" office:value="7.63333333333331" calcext:value-type="float">
            <text:p>7,63333333333331</text:p>
          </table:table-cell>
          <table:table-cell table:number-columns-repeated="4"/>
          <table:table-cell table:formula="of:=SUM(MOD(SUM([.L460]-[.L$2];[.T$2]);[.R$2]-[.L$2]);[.L$2])" office:value-type="time" office:time-value="PT22H19M59.999999999S" calcext:value-type="time">
            <text:p>22:20:00</text:p>
          </table:table-cell>
          <table:table-cell table:formula="of:=IF([.L461]&lt;[.L460];[.M460]+[.H$2];[.M460])" office:value-type="float" office:value="1020" calcext:value-type="float">
            <text:p>1020</text:p>
          </table:table-cell>
          <table:table-cell table:formula="of:=OFFSET([.C$4];[.M461];0)" office:value-type="float" office:value="43762" calcext:value-type="float">
            <text:p>43762</text:p>
          </table:table-cell>
          <table:table-cell table:formula="of:=[.L461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61];0)&lt;=[.O4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14T20:56:03.848187" calcext:value-type="date">
            <text:p>2019-10-14 20:56:04</text:p>
          </table:table-cell>
          <table:table-cell table:style-name="ce7" table:formula="of:=[.A462]" office:value-type="date" office:date-value="2019-10-14T20:56:03.848187" calcext:value-type="date">
            <text:p>2019-10-14 20:56:04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20:56:03.84818733204" calcext:value-type="date">
            <text:p>12/30/99 08:56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=0;[.G461]+2+1/[.$H$2];[.G461]+1/[.$H$2])" office:value-type="float" office:value="7.64999999999998" calcext:value-type="float">
            <text:p>7,64999999999998</text:p>
          </table:table-cell>
          <table:table-cell table:number-columns-repeated="4"/>
          <table:table-cell table:formula="of:=SUM(MOD(SUM([.L461]-[.L$2];[.T$2]);[.R$2]-[.L$2]);[.L$2])" office:value-type="time" office:time-value="PT22H29M59.999999999S" calcext:value-type="time">
            <text:p>22:30:00</text:p>
          </table:table-cell>
          <table:table-cell table:formula="of:=IF([.L462]&lt;[.L461];[.M461]+[.H$2];[.M461])" office:value-type="float" office:value="1020" calcext:value-type="float">
            <text:p>1020</text:p>
          </table:table-cell>
          <table:table-cell table:formula="of:=OFFSET([.C$4];[.M462];0)" office:value-type="float" office:value="43762" calcext:value-type="float">
            <text:p>43762</text:p>
          </table:table-cell>
          <table:table-cell table:formula="of:=[.L462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62];0)&lt;=[.O4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14T21:13:38.377843" calcext:value-type="date">
            <text:p>2019-10-14 21:13:38</text:p>
          </table:table-cell>
          <table:table-cell table:style-name="ce7" table:formula="of:=[.A463]" office:value-type="date" office:date-value="2019-10-14T21:13:38.377843" calcext:value-type="date">
            <text:p>2019-10-14 21:13:38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21:13:38.37784331292" calcext:value-type="date">
            <text:p>12/30/99 09:13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=0;[.G462]+2+1/[.$H$2];[.G462]+1/[.$H$2])" office:value-type="float" office:value="7.66666666666665" calcext:value-type="float">
            <text:p>7,66666666666665</text:p>
          </table:table-cell>
          <table:table-cell table:number-columns-repeated="4"/>
          <table:table-cell table:formula="of:=SUM(MOD(SUM([.L462]-[.L$2];[.T$2]);[.R$2]-[.L$2]);[.L$2])" office:value-type="time" office:time-value="PT22H39M59.999999999S" calcext:value-type="time">
            <text:p>22:40:00</text:p>
          </table:table-cell>
          <table:table-cell table:formula="of:=IF([.L463]&lt;[.L462];[.M462]+[.H$2];[.M462])" office:value-type="float" office:value="1020" calcext:value-type="float">
            <text:p>1020</text:p>
          </table:table-cell>
          <table:table-cell table:formula="of:=OFFSET([.C$4];[.M463];0)" office:value-type="float" office:value="43762" calcext:value-type="float">
            <text:p>43762</text:p>
          </table:table-cell>
          <table:table-cell table:formula="of:=[.L463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63];0)&lt;=[.O4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14T20:39:08.193001" calcext:value-type="date">
            <text:p>2019-10-14 20:39:08</text:p>
          </table:table-cell>
          <table:table-cell table:style-name="ce7" table:formula="of:=[.A464]" office:value-type="date" office:date-value="2019-10-14T20:39:08.193001" calcext:value-type="date">
            <text:p>2019-10-14 20:39:08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20:39:08.19300051313" calcext:value-type="date">
            <text:p>12/30/99 08:39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=0;[.G463]+2+1/[.$H$2];[.G463]+1/[.$H$2])" office:value-type="float" office:value="7.68333333333331" calcext:value-type="float">
            <text:p>7,68333333333331</text:p>
          </table:table-cell>
          <table:table-cell table:number-columns-repeated="4"/>
          <table:table-cell table:formula="of:=SUM(MOD(SUM([.L463]-[.L$2];[.T$2]);[.R$2]-[.L$2]);[.L$2])" office:value-type="time" office:time-value="PT22H49M59.999999999S" calcext:value-type="time">
            <text:p>22:50:00</text:p>
          </table:table-cell>
          <table:table-cell table:formula="of:=IF([.L464]&lt;[.L463];[.M463]+[.H$2];[.M463])" office:value-type="float" office:value="1020" calcext:value-type="float">
            <text:p>1020</text:p>
          </table:table-cell>
          <table:table-cell table:formula="of:=OFFSET([.C$4];[.M464];0)" office:value-type="float" office:value="43762" calcext:value-type="float">
            <text:p>43762</text:p>
          </table:table-cell>
          <table:table-cell table:formula="of:=[.L464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64];0)&lt;=[.O4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14T20:43:08.972479" calcext:value-type="date">
            <text:p>2019-10-14 20:43:09</text:p>
          </table:table-cell>
          <table:table-cell table:style-name="ce7" table:formula="of:=[.A465]" office:value-type="date" office:date-value="2019-10-14T20:43:08.972479" calcext:value-type="date">
            <text:p>2019-10-14 20:43:09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20:43:08.9724786859" calcext:value-type="date">
            <text:p>12/30/99 08:43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=0;[.G464]+2+1/[.$H$2];[.G464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464]-[.L$2];[.T$2]);[.R$2]-[.L$2]);[.L$2])" office:value-type="time" office:time-value="PT22H59M59.999999999S" calcext:value-type="time">
            <text:p>23:00:00</text:p>
          </table:table-cell>
          <table:table-cell table:formula="of:=IF([.L465]&lt;[.L464];[.M464]+[.H$2];[.M464])" office:value-type="float" office:value="1020" calcext:value-type="float">
            <text:p>1020</text:p>
          </table:table-cell>
          <table:table-cell table:formula="of:=OFFSET([.C$4];[.M465];0)" office:value-type="float" office:value="43762" calcext:value-type="float">
            <text:p>43762</text:p>
          </table:table-cell>
          <table:table-cell table:formula="of:=[.L465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65];0)&lt;=[.O4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14T20:42:18.75595" calcext:value-type="date">
            <text:p>2019-10-14 20:42:19</text:p>
          </table:table-cell>
          <table:table-cell table:style-name="ce7" table:formula="of:=[.A466]" office:value-type="date" office:date-value="2019-10-14T20:42:18.75595" calcext:value-type="date">
            <text:p>2019-10-14 20:42:19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20:42:18.75595049467" calcext:value-type="date">
            <text:p>12/30/99 08:42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=0;[.G465]+2+1/[.$H$2];[.G465]+1/[.$H$2])" office:value-type="float" office:value="7.71666666666664" calcext:value-type="float">
            <text:p>7,71666666666664</text:p>
          </table:table-cell>
          <table:table-cell table:number-columns-repeated="4"/>
          <table:table-cell table:formula="of:=SUM(MOD(SUM([.L465]-[.L$2];[.T$2]);[.R$2]-[.L$2]);[.L$2])" office:value-type="time" office:time-value="PT23H09M59.999999999S" calcext:value-type="time">
            <text:p>23:10:00</text:p>
          </table:table-cell>
          <table:table-cell table:formula="of:=IF([.L466]&lt;[.L465];[.M465]+[.H$2];[.M465])" office:value-type="float" office:value="1020" calcext:value-type="float">
            <text:p>1020</text:p>
          </table:table-cell>
          <table:table-cell table:formula="of:=OFFSET([.C$4];[.M466];0)" office:value-type="float" office:value="43762" calcext:value-type="float">
            <text:p>43762</text:p>
          </table:table-cell>
          <table:table-cell table:formula="of:=[.L466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66];0)&lt;=[.O4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14T20:55:04.469593" calcext:value-type="date">
            <text:p>2019-10-14 20:55:04</text:p>
          </table:table-cell>
          <table:table-cell table:style-name="ce7" table:formula="of:=[.A467]" office:value-type="date" office:date-value="2019-10-14T20:55:04.469593" calcext:value-type="date">
            <text:p>2019-10-14 20:55:04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20:55:04.46959293913" calcext:value-type="date">
            <text:p>12/30/99 08:55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=0;[.G466]+2+1/[.$H$2];[.G466]+1/[.$H$2])" office:value-type="float" office:value="7.73333333333331" calcext:value-type="float">
            <text:p>7,73333333333331</text:p>
          </table:table-cell>
          <table:table-cell table:number-columns-repeated="4"/>
          <table:table-cell table:formula="of:=SUM(MOD(SUM([.L466]-[.L$2];[.T$2]);[.R$2]-[.L$2]);[.L$2])" office:value-type="time" office:time-value="PT23H19M59.999999999S" calcext:value-type="time">
            <text:p>23:20:00</text:p>
          </table:table-cell>
          <table:table-cell table:formula="of:=IF([.L467]&lt;[.L466];[.M466]+[.H$2];[.M466])" office:value-type="float" office:value="1020" calcext:value-type="float">
            <text:p>1020</text:p>
          </table:table-cell>
          <table:table-cell table:formula="of:=OFFSET([.C$4];[.M467];0)" office:value-type="float" office:value="43762" calcext:value-type="float">
            <text:p>43762</text:p>
          </table:table-cell>
          <table:table-cell table:formula="of:=[.L467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67];0)&lt;=[.O4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14T21:21:08.267407" calcext:value-type="date">
            <text:p>2019-10-14 21:21:08</text:p>
          </table:table-cell>
          <table:table-cell table:style-name="ce7" table:formula="of:=[.A468]" office:value-type="date" office:date-value="2019-10-14T21:21:08.267407" calcext:value-type="date">
            <text:p>2019-10-14 21:21:08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21:21:08.26740733813" calcext:value-type="date">
            <text:p>12/30/99 09:21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=0;[.G467]+2+1/[.$H$2];[.G467]+1/[.$H$2])" office:value-type="float" office:value="7.74999999999998" calcext:value-type="float">
            <text:p>7,74999999999998</text:p>
          </table:table-cell>
          <table:table-cell table:number-columns-repeated="4"/>
          <table:table-cell table:formula="of:=SUM(MOD(SUM([.L467]-[.L$2];[.T$2]);[.R$2]-[.L$2]);[.L$2])" office:value-type="time" office:time-value="PT23H29M59.999999999S" calcext:value-type="time">
            <text:p>23:30:00</text:p>
          </table:table-cell>
          <table:table-cell table:formula="of:=IF([.L468]&lt;[.L467];[.M467]+[.H$2];[.M467])" office:value-type="float" office:value="1020" calcext:value-type="float">
            <text:p>1020</text:p>
          </table:table-cell>
          <table:table-cell table:formula="of:=OFFSET([.C$4];[.M468];0)" office:value-type="float" office:value="43762" calcext:value-type="float">
            <text:p>43762</text:p>
          </table:table-cell>
          <table:table-cell table:formula="of:=[.L468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68];0)&lt;=[.O4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14T20:59:34.500037" calcext:value-type="date">
            <text:p>2019-10-14 20:59:35</text:p>
          </table:table-cell>
          <table:table-cell table:style-name="ce7" table:formula="of:=[.A469]" office:value-type="date" office:date-value="2019-10-14T20:59:34.500037" calcext:value-type="date">
            <text:p>2019-10-14 20:59:35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20:59:34.5000371011" calcext:value-type="date">
            <text:p>12/30/99 08:59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=0;[.G468]+2+1/[.$H$2];[.G468]+1/[.$H$2])" office:value-type="float" office:value="7.76666666666664" calcext:value-type="float">
            <text:p>7,76666666666664</text:p>
          </table:table-cell>
          <table:table-cell table:number-columns-repeated="4"/>
          <table:table-cell table:formula="of:=SUM(MOD(SUM([.L468]-[.L$2];[.T$2]);[.R$2]-[.L$2]);[.L$2])" office:value-type="time" office:time-value="PT23H39M59.999999999S" calcext:value-type="time">
            <text:p>23:40:00</text:p>
          </table:table-cell>
          <table:table-cell table:formula="of:=IF([.L469]&lt;[.L468];[.M468]+[.H$2];[.M468])" office:value-type="float" office:value="1020" calcext:value-type="float">
            <text:p>1020</text:p>
          </table:table-cell>
          <table:table-cell table:formula="of:=OFFSET([.C$4];[.M469];0)" office:value-type="float" office:value="43762" calcext:value-type="float">
            <text:p>43762</text:p>
          </table:table-cell>
          <table:table-cell table:formula="of:=[.L469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69];0)&lt;=[.O4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14T20:34:29.388527" calcext:value-type="date">
            <text:p>2019-10-14 20:34:29</text:p>
          </table:table-cell>
          <table:table-cell table:style-name="ce7" table:formula="of:=[.A470]" office:value-type="date" office:date-value="2019-10-14T20:34:29.388527" calcext:value-type="date">
            <text:p>2019-10-14 20:34:29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20:34:29.38852742314" calcext:value-type="date">
            <text:p>12/30/99 08:34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=0;[.G469]+2+1/[.$H$2];[.G469]+1/[.$H$2])" office:value-type="float" office:value="7.78333333333331" calcext:value-type="float">
            <text:p>7,78333333333331</text:p>
          </table:table-cell>
          <table:table-cell table:number-columns-repeated="4"/>
          <table:table-cell table:formula="of:=SUM(MOD(SUM([.L469]-[.L$2];[.T$2]);[.R$2]-[.L$2]);[.L$2])" office:value-type="time" office:time-value="PT23H49M59.999999999S" calcext:value-type="time">
            <text:p>23:50:00</text:p>
          </table:table-cell>
          <table:table-cell table:formula="of:=IF([.L470]&lt;[.L469];[.M469]+[.H$2];[.M469])" office:value-type="float" office:value="1020" calcext:value-type="float">
            <text:p>1020</text:p>
          </table:table-cell>
          <table:table-cell table:formula="of:=OFFSET([.C$4];[.M470];0)" office:value-type="float" office:value="43762" calcext:value-type="float">
            <text:p>43762</text:p>
          </table:table-cell>
          <table:table-cell table:formula="of:=[.L470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70];0)&lt;=[.O4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14T21:08:11.25009" calcext:value-type="date">
            <text:p>2019-10-14 21:08:11</text:p>
          </table:table-cell>
          <table:table-cell table:style-name="ce7" table:formula="of:=[.A471]" office:value-type="date" office:date-value="2019-10-14T21:08:11.25009" calcext:value-type="date">
            <text:p>2019-10-14 21:08:11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21:08:11.2500895327" calcext:value-type="date">
            <text:p>12/30/99 09:08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=0;[.G470]+2+1/[.$H$2];[.G470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470]-[.L$2];[.T$2]);[.R$2]-[.L$2]);[.L$2])" office:value-type="time" office:time-value="PT19H39M59.999999999S" calcext:value-type="time">
            <text:p>19:40:00</text:p>
          </table:table-cell>
          <table:table-cell table:formula="of:=IF([.L471]&lt;[.L470];[.M470]+[.H$2];[.M470])" office:value-type="float" office:value="1080" calcext:value-type="float">
            <text:p>1080</text:p>
          </table:table-cell>
          <table:table-cell table:formula="of:=OFFSET([.C$4];[.M471];0)" office:value-type="float" office:value="43763" calcext:value-type="float">
            <text:p>43763</text:p>
          </table:table-cell>
          <table:table-cell table:formula="of:=[.L471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71];0)&lt;=[.O4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14T21:00:13.883138" calcext:value-type="date">
            <text:p>2019-10-14 21:00:14</text:p>
          </table:table-cell>
          <table:table-cell table:style-name="ce7" table:formula="of:=[.A472]" office:value-type="date" office:date-value="2019-10-14T21:00:13.883138" calcext:value-type="date">
            <text:p>2019-10-14 21:00:14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21:00:13.88313795906" calcext:value-type="date">
            <text:p>12/30/99 09:00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=0;[.G471]+2+1/[.$H$2];[.G471]+1/[.$H$2])" office:value-type="float" office:value="7.81666666666664" calcext:value-type="float">
            <text:p>7,81666666666664</text:p>
          </table:table-cell>
          <table:table-cell table:number-columns-repeated="4"/>
          <table:table-cell table:formula="of:=SUM(MOD(SUM([.L471]-[.L$2];[.T$2]);[.R$2]-[.L$2]);[.L$2])" office:value-type="time" office:time-value="PT19H49M59.999999999S" calcext:value-type="time">
            <text:p>19:50:00</text:p>
          </table:table-cell>
          <table:table-cell table:formula="of:=IF([.L472]&lt;[.L471];[.M471]+[.H$2];[.M471])" office:value-type="float" office:value="1080" calcext:value-type="float">
            <text:p>1080</text:p>
          </table:table-cell>
          <table:table-cell table:formula="of:=OFFSET([.C$4];[.M472];0)" office:value-type="float" office:value="43763" calcext:value-type="float">
            <text:p>43763</text:p>
          </table:table-cell>
          <table:table-cell table:formula="of:=[.L472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72];0)&lt;=[.O4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14T20:43:10.048982" calcext:value-type="date">
            <text:p>2019-10-14 20:43:10</text:p>
          </table:table-cell>
          <table:table-cell table:style-name="ce7" table:formula="of:=[.A473]" office:value-type="date" office:date-value="2019-10-14T20:43:10.048982" calcext:value-type="date">
            <text:p>2019-10-14 20:43:10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20:43:10.04898159765" calcext:value-type="date">
            <text:p>12/30/99 08:43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=0;[.G472]+2+1/[.$H$2];[.G472]+1/[.$H$2])" office:value-type="float" office:value="7.83333333333331" calcext:value-type="float">
            <text:p>7,83333333333331</text:p>
          </table:table-cell>
          <table:table-cell table:number-columns-repeated="4"/>
          <table:table-cell table:formula="of:=SUM(MOD(SUM([.L472]-[.L$2];[.T$2]);[.R$2]-[.L$2]);[.L$2])" office:value-type="time" office:time-value="PT19H59M59.999999999S" calcext:value-type="time">
            <text:p>20:00:00</text:p>
          </table:table-cell>
          <table:table-cell table:formula="of:=IF([.L473]&lt;[.L472];[.M472]+[.H$2];[.M472])" office:value-type="float" office:value="1080" calcext:value-type="float">
            <text:p>1080</text:p>
          </table:table-cell>
          <table:table-cell table:formula="of:=OFFSET([.C$4];[.M473];0)" office:value-type="float" office:value="43763" calcext:value-type="float">
            <text:p>43763</text:p>
          </table:table-cell>
          <table:table-cell table:formula="of:=[.L473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73];0)&lt;=[.O4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14T20:21:06.442776" calcext:value-type="date">
            <text:p>2019-10-14 20:21:06</text:p>
          </table:table-cell>
          <table:table-cell table:style-name="ce7" table:formula="of:=[.A474]" office:value-type="date" office:date-value="2019-10-14T20:21:06.442776" calcext:value-type="date">
            <text:p>2019-10-14 20:21:06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20:21:06.44277640153" calcext:value-type="date">
            <text:p>12/30/99 08:21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=0;[.G473]+2+1/[.$H$2];[.G473]+1/[.$H$2])" office:value-type="float" office:value="7.84999999999998" calcext:value-type="float">
            <text:p>7,84999999999998</text:p>
          </table:table-cell>
          <table:table-cell table:number-columns-repeated="4"/>
          <table:table-cell table:formula="of:=SUM(MOD(SUM([.L473]-[.L$2];[.T$2]);[.R$2]-[.L$2]);[.L$2])" office:value-type="time" office:time-value="PT20H09M59.999999999S" calcext:value-type="time">
            <text:p>20:10:00</text:p>
          </table:table-cell>
          <table:table-cell table:formula="of:=IF([.L474]&lt;[.L473];[.M473]+[.H$2];[.M473])" office:value-type="float" office:value="1080" calcext:value-type="float">
            <text:p>1080</text:p>
          </table:table-cell>
          <table:table-cell table:formula="of:=OFFSET([.C$4];[.M474];0)" office:value-type="float" office:value="43763" calcext:value-type="float">
            <text:p>43763</text:p>
          </table:table-cell>
          <table:table-cell table:formula="of:=[.L474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74];0)&lt;=[.O4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14T20:40:06.485103" calcext:value-type="date">
            <text:p>2019-10-14 20:40:06</text:p>
          </table:table-cell>
          <table:table-cell table:style-name="ce7" table:formula="of:=[.A475]" office:value-type="date" office:date-value="2019-10-14T20:40:06.485103" calcext:value-type="date">
            <text:p>2019-10-14 20:40:06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20:40:06.48510348983" calcext:value-type="date">
            <text:p>12/30/99 08:40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=0;[.G474]+2+1/[.$H$2];[.G474]+1/[.$H$2])" office:value-type="float" office:value="7.86666666666664" calcext:value-type="float">
            <text:p>7,86666666666664</text:p>
          </table:table-cell>
          <table:table-cell table:number-columns-repeated="4"/>
          <table:table-cell table:formula="of:=SUM(MOD(SUM([.L474]-[.L$2];[.T$2]);[.R$2]-[.L$2]);[.L$2])" office:value-type="time" office:time-value="PT20H19M59.999999999S" calcext:value-type="time">
            <text:p>20:20:00</text:p>
          </table:table-cell>
          <table:table-cell table:formula="of:=IF([.L475]&lt;[.L474];[.M474]+[.H$2];[.M474])" office:value-type="float" office:value="1080" calcext:value-type="float">
            <text:p>1080</text:p>
          </table:table-cell>
          <table:table-cell table:formula="of:=OFFSET([.C$4];[.M475];0)" office:value-type="float" office:value="43763" calcext:value-type="float">
            <text:p>43763</text:p>
          </table:table-cell>
          <table:table-cell table:formula="of:=[.L475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75];0)&lt;=[.O4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14T20:38:27.301663" calcext:value-type="date">
            <text:p>2019-10-14 20:38:27</text:p>
          </table:table-cell>
          <table:table-cell table:style-name="ce7" table:formula="of:=[.A476]" office:value-type="date" office:date-value="2019-10-14T20:38:27.301663" calcext:value-type="date">
            <text:p>2019-10-14 20:38:27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20:38:27.3016631417" calcext:value-type="date">
            <text:p>12/30/99 08:38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=0;[.G475]+2+1/[.$H$2];[.G475]+1/[.$H$2])" office:value-type="float" office:value="7.88333333333331" calcext:value-type="float">
            <text:p>7,88333333333331</text:p>
          </table:table-cell>
          <table:table-cell table:number-columns-repeated="4"/>
          <table:table-cell table:formula="of:=SUM(MOD(SUM([.L475]-[.L$2];[.T$2]);[.R$2]-[.L$2]);[.L$2])" office:value-type="time" office:time-value="PT20H29M59.999999999S" calcext:value-type="time">
            <text:p>20:30:00</text:p>
          </table:table-cell>
          <table:table-cell table:formula="of:=IF([.L476]&lt;[.L475];[.M475]+[.H$2];[.M475])" office:value-type="float" office:value="1080" calcext:value-type="float">
            <text:p>1080</text:p>
          </table:table-cell>
          <table:table-cell table:formula="of:=OFFSET([.C$4];[.M476];0)" office:value-type="float" office:value="43763" calcext:value-type="float">
            <text:p>43763</text:p>
          </table:table-cell>
          <table:table-cell table:formula="of:=[.L476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76];0)&lt;=[.O4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14T21:19:27.227545" calcext:value-type="date">
            <text:p>2019-10-14 21:19:27</text:p>
          </table:table-cell>
          <table:table-cell table:style-name="ce7" table:formula="of:=[.A477]" office:value-type="date" office:date-value="2019-10-14T21:19:27.227545" calcext:value-type="date">
            <text:p>2019-10-14 21:19:27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21:19:27.22754538059" calcext:value-type="date">
            <text:p>12/30/99 09:19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=0;[.G476]+2+1/[.$H$2];[.G476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476]-[.L$2];[.T$2]);[.R$2]-[.L$2]);[.L$2])" office:value-type="time" office:time-value="PT20H39M59.999999999S" calcext:value-type="time">
            <text:p>20:40:00</text:p>
          </table:table-cell>
          <table:table-cell table:formula="of:=IF([.L477]&lt;[.L476];[.M476]+[.H$2];[.M476])" office:value-type="float" office:value="1080" calcext:value-type="float">
            <text:p>1080</text:p>
          </table:table-cell>
          <table:table-cell table:formula="of:=OFFSET([.C$4];[.M477];0)" office:value-type="float" office:value="43763" calcext:value-type="float">
            <text:p>43763</text:p>
          </table:table-cell>
          <table:table-cell table:formula="of:=[.L477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77];0)&lt;=[.O4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14T20:46:34.078342" calcext:value-type="date">
            <text:p>2019-10-14 20:46:34</text:p>
          </table:table-cell>
          <table:table-cell table:style-name="ce7" table:formula="of:=[.A478]" office:value-type="date" office:date-value="2019-10-14T20:46:34.078342" calcext:value-type="date">
            <text:p>2019-10-14 20:46:34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20:46:34.07834226731" calcext:value-type="date">
            <text:p>12/30/99 08:46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=0;[.G477]+2+1/[.$H$2];[.G477]+1/[.$H$2])" office:value-type="float" office:value="7.91666666666664" calcext:value-type="float">
            <text:p>7,91666666666664</text:p>
          </table:table-cell>
          <table:table-cell table:number-columns-repeated="4"/>
          <table:table-cell table:formula="of:=SUM(MOD(SUM([.L477]-[.L$2];[.T$2]);[.R$2]-[.L$2]);[.L$2])" office:value-type="time" office:time-value="PT20H49M59.999999999S" calcext:value-type="time">
            <text:p>20:50:00</text:p>
          </table:table-cell>
          <table:table-cell table:formula="of:=IF([.L478]&lt;[.L477];[.M477]+[.H$2];[.M477])" office:value-type="float" office:value="1080" calcext:value-type="float">
            <text:p>1080</text:p>
          </table:table-cell>
          <table:table-cell table:formula="of:=OFFSET([.C$4];[.M478];0)" office:value-type="float" office:value="43763" calcext:value-type="float">
            <text:p>43763</text:p>
          </table:table-cell>
          <table:table-cell table:formula="of:=[.L478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78];0)&lt;=[.O4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14T20:33:50.646771" calcext:value-type="date">
            <text:p>2019-10-14 20:33:51</text:p>
          </table:table-cell>
          <table:table-cell table:style-name="ce7" table:formula="of:=[.A479]" office:value-type="date" office:date-value="2019-10-14T20:33:50.646771" calcext:value-type="date">
            <text:p>2019-10-14 20:33:51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20:33:50.64677102957" calcext:value-type="date">
            <text:p>12/30/99 08:33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=0;[.G478]+2+1/[.$H$2];[.G478]+1/[.$H$2])" office:value-type="float" office:value="7.93333333333331" calcext:value-type="float">
            <text:p>7,93333333333331</text:p>
          </table:table-cell>
          <table:table-cell table:number-columns-repeated="4"/>
          <table:table-cell table:formula="of:=SUM(MOD(SUM([.L478]-[.L$2];[.T$2]);[.R$2]-[.L$2]);[.L$2])" office:value-type="time" office:time-value="PT20H59M59.999999999S" calcext:value-type="time">
            <text:p>21:00:00</text:p>
          </table:table-cell>
          <table:table-cell table:formula="of:=IF([.L479]&lt;[.L478];[.M478]+[.H$2];[.M478])" office:value-type="float" office:value="1080" calcext:value-type="float">
            <text:p>1080</text:p>
          </table:table-cell>
          <table:table-cell table:formula="of:=OFFSET([.C$4];[.M479];0)" office:value-type="float" office:value="43763" calcext:value-type="float">
            <text:p>43763</text:p>
          </table:table-cell>
          <table:table-cell table:formula="of:=[.L479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79];0)&lt;=[.O4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14T20:42:23.307939" calcext:value-type="date">
            <text:p>2019-10-14 20:42:23</text:p>
          </table:table-cell>
          <table:table-cell table:style-name="ce7" table:formula="of:=[.A480]" office:value-type="date" office:date-value="2019-10-14T20:42:23.307939" calcext:value-type="date">
            <text:p>2019-10-14 20:42:23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20:42:23.30793872941" calcext:value-type="date">
            <text:p>12/30/99 08:42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=0;[.G479]+2+1/[.$H$2];[.G479]+1/[.$H$2])" office:value-type="float" office:value="7.94999999999998" calcext:value-type="float">
            <text:p>7,94999999999998</text:p>
          </table:table-cell>
          <table:table-cell table:number-columns-repeated="4"/>
          <table:table-cell table:formula="of:=SUM(MOD(SUM([.L479]-[.L$2];[.T$2]);[.R$2]-[.L$2]);[.L$2])" office:value-type="time" office:time-value="PT21H09M59.999999999S" calcext:value-type="time">
            <text:p>21:10:00</text:p>
          </table:table-cell>
          <table:table-cell table:formula="of:=IF([.L480]&lt;[.L479];[.M479]+[.H$2];[.M479])" office:value-type="float" office:value="1080" calcext:value-type="float">
            <text:p>1080</text:p>
          </table:table-cell>
          <table:table-cell table:formula="of:=OFFSET([.C$4];[.M480];0)" office:value-type="float" office:value="43763" calcext:value-type="float">
            <text:p>43763</text:p>
          </table:table-cell>
          <table:table-cell table:formula="of:=[.L480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80];0)&lt;=[.O4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14T20:44:52.526133" calcext:value-type="date">
            <text:p>2019-10-14 20:44:53</text:p>
          </table:table-cell>
          <table:table-cell table:style-name="ce7" table:formula="of:=[.A481]" office:value-type="date" office:date-value="2019-10-14T20:44:52.526133" calcext:value-type="date">
            <text:p>2019-10-14 20:44:53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20:44:52.52613270655" calcext:value-type="date">
            <text:p>12/30/99 08:44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=0;[.G480]+2+1/[.$H$2];[.G480]+1/[.$H$2])" office:value-type="float" office:value="7.96666666666664" calcext:value-type="float">
            <text:p>7,96666666666664</text:p>
          </table:table-cell>
          <table:table-cell table:number-columns-repeated="4"/>
          <table:table-cell table:formula="of:=SUM(MOD(SUM([.L480]-[.L$2];[.T$2]);[.R$2]-[.L$2]);[.L$2])" office:value-type="time" office:time-value="PT21H19M59.999999999S" calcext:value-type="time">
            <text:p>21:20:00</text:p>
          </table:table-cell>
          <table:table-cell table:formula="of:=IF([.L481]&lt;[.L480];[.M480]+[.H$2];[.M480])" office:value-type="float" office:value="1080" calcext:value-type="float">
            <text:p>1080</text:p>
          </table:table-cell>
          <table:table-cell table:formula="of:=OFFSET([.C$4];[.M481];0)" office:value-type="float" office:value="43763" calcext:value-type="float">
            <text:p>43763</text:p>
          </table:table-cell>
          <table:table-cell table:formula="of:=[.L481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81];0)&lt;=[.O4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14T21:05:46.310579" calcext:value-type="date">
            <text:p>2019-10-14 21:05:46</text:p>
          </table:table-cell>
          <table:table-cell table:style-name="ce7" table:formula="of:=[.A482]" office:value-type="date" office:date-value="2019-10-14T21:05:46.310579" calcext:value-type="date">
            <text:p>2019-10-14 21:05:46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21:05:46.31057884544" calcext:value-type="date">
            <text:p>12/30/99 09:05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=0;[.G481]+2+1/[.$H$2];[.G481]+1/[.$H$2])" office:value-type="float" office:value="7.98333333333331" calcext:value-type="float">
            <text:p>7,98333333333331</text:p>
          </table:table-cell>
          <table:table-cell table:number-columns-repeated="4"/>
          <table:table-cell table:formula="of:=SUM(MOD(SUM([.L481]-[.L$2];[.T$2]);[.R$2]-[.L$2]);[.L$2])" office:value-type="time" office:time-value="PT21H29M59.999999999S" calcext:value-type="time">
            <text:p>21:30:00</text:p>
          </table:table-cell>
          <table:table-cell table:formula="of:=IF([.L482]&lt;[.L481];[.M481]+[.H$2];[.M481])" office:value-type="float" office:value="1080" calcext:value-type="float">
            <text:p>1080</text:p>
          </table:table-cell>
          <table:table-cell table:formula="of:=OFFSET([.C$4];[.M482];0)" office:value-type="float" office:value="43763" calcext:value-type="float">
            <text:p>43763</text:p>
          </table:table-cell>
          <table:table-cell table:formula="of:=[.L482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82];0)&lt;=[.O4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14T21:14:44.364112" calcext:value-type="date">
            <text:p>2019-10-14 21:14:44</text:p>
          </table:table-cell>
          <table:table-cell table:style-name="ce7" table:formula="of:=[.A483]" office:value-type="date" office:date-value="2019-10-14T21:14:44.364112" calcext:value-type="date">
            <text:p>2019-10-14 21:14:44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21:14:44.36411221046" calcext:value-type="date">
            <text:p>12/30/99 09:14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=0;[.G482]+2+1/[.$H$2];[.G48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482]-[.L$2];[.T$2]);[.R$2]-[.L$2]);[.L$2])" office:value-type="time" office:time-value="PT21H39M59.999999999S" calcext:value-type="time">
            <text:p>21:40:00</text:p>
          </table:table-cell>
          <table:table-cell table:formula="of:=IF([.L483]&lt;[.L482];[.M482]+[.H$2];[.M482])" office:value-type="float" office:value="1080" calcext:value-type="float">
            <text:p>1080</text:p>
          </table:table-cell>
          <table:table-cell table:formula="of:=OFFSET([.C$4];[.M483];0)" office:value-type="float" office:value="43763" calcext:value-type="float">
            <text:p>43763</text:p>
          </table:table-cell>
          <table:table-cell table:formula="of:=[.L483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83];0)&lt;=[.O4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15T20:57:44.404195" calcext:value-type="date">
            <text:p>2019-10-15 20:57:44</text:p>
          </table:table-cell>
          <table:table-cell table:style-name="ce7" table:formula="of:=[.A484]" office:value-type="date" office:date-value="2019-10-15T20:57:44.404195" calcext:value-type="date">
            <text:p>2019-10-15 20:57:44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20:57:44.40419491846" calcext:value-type="date">
            <text:p>12/30/99 08:57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=0;[.G483]+2+1/[.$H$2];[.G483]+1/[.$H$2])" office:value-type="float" office:value="8.01666666666664" calcext:value-type="float">
            <text:p>8,01666666666664</text:p>
          </table:table-cell>
          <table:table-cell table:number-columns-repeated="4"/>
          <table:table-cell table:formula="of:=SUM(MOD(SUM([.L483]-[.L$2];[.T$2]);[.R$2]-[.L$2]);[.L$2])" office:value-type="time" office:time-value="PT21H49M59.999999999S" calcext:value-type="time">
            <text:p>21:50:00</text:p>
          </table:table-cell>
          <table:table-cell table:formula="of:=IF([.L484]&lt;[.L483];[.M483]+[.H$2];[.M483])" office:value-type="float" office:value="1080" calcext:value-type="float">
            <text:p>1080</text:p>
          </table:table-cell>
          <table:table-cell table:formula="of:=OFFSET([.C$4];[.M484];0)" office:value-type="float" office:value="43763" calcext:value-type="float">
            <text:p>43763</text:p>
          </table:table-cell>
          <table:table-cell table:formula="of:=[.L484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84];0)&lt;=[.O4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15T20:35:43.814036" calcext:value-type="date">
            <text:p>2019-10-15 20:35:44</text:p>
          </table:table-cell>
          <table:table-cell table:style-name="ce7" table:formula="of:=[.A485]" office:value-type="date" office:date-value="2019-10-15T20:35:43.814036" calcext:value-type="date">
            <text:p>2019-10-15 20:35:44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20:35:43.81403590087" calcext:value-type="date">
            <text:p>12/30/99 08:35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=0;[.G484]+2+1/[.$H$2];[.G484]+1/[.$H$2])" office:value-type="float" office:value="8.03333333333331" calcext:value-type="float">
            <text:p>8,03333333333331</text:p>
          </table:table-cell>
          <table:table-cell table:number-columns-repeated="4"/>
          <table:table-cell table:formula="of:=SUM(MOD(SUM([.L484]-[.L$2];[.T$2]);[.R$2]-[.L$2]);[.L$2])" office:value-type="time" office:time-value="PT21H59M59.999999999S" calcext:value-type="time">
            <text:p>22:00:00</text:p>
          </table:table-cell>
          <table:table-cell table:formula="of:=IF([.L485]&lt;[.L484];[.M484]+[.H$2];[.M484])" office:value-type="float" office:value="1080" calcext:value-type="float">
            <text:p>1080</text:p>
          </table:table-cell>
          <table:table-cell table:formula="of:=OFFSET([.C$4];[.M485];0)" office:value-type="float" office:value="43763" calcext:value-type="float">
            <text:p>43763</text:p>
          </table:table-cell>
          <table:table-cell table:formula="of:=[.L485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85];0)&lt;=[.O4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15T20:54:36.022489" calcext:value-type="date">
            <text:p>2019-10-15 20:54:36</text:p>
          </table:table-cell>
          <table:table-cell table:style-name="ce7" table:formula="of:=[.A486]" office:value-type="date" office:date-value="2019-10-15T20:54:36.022489" calcext:value-type="date">
            <text:p>2019-10-15 20:54:36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20:54:36.0224893922" calcext:value-type="date">
            <text:p>12/30/99 08:54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=0;[.G485]+2+1/[.$H$2];[.G485]+1/[.$H$2])" office:value-type="float" office:value="8.04999999999998" calcext:value-type="float">
            <text:p>8,04999999999998</text:p>
          </table:table-cell>
          <table:table-cell table:number-columns-repeated="4"/>
          <table:table-cell table:formula="of:=SUM(MOD(SUM([.L485]-[.L$2];[.T$2]);[.R$2]-[.L$2]);[.L$2])" office:value-type="time" office:time-value="PT22H09M59.999999999S" calcext:value-type="time">
            <text:p>22:10:00</text:p>
          </table:table-cell>
          <table:table-cell table:formula="of:=IF([.L486]&lt;[.L485];[.M485]+[.H$2];[.M485])" office:value-type="float" office:value="1080" calcext:value-type="float">
            <text:p>1080</text:p>
          </table:table-cell>
          <table:table-cell table:formula="of:=OFFSET([.C$4];[.M486];0)" office:value-type="float" office:value="43763" calcext:value-type="float">
            <text:p>43763</text:p>
          </table:table-cell>
          <table:table-cell table:formula="of:=[.L486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86];0)&lt;=[.O4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15T21:04:47.789102" calcext:value-type="date">
            <text:p>2019-10-15 21:04:48</text:p>
          </table:table-cell>
          <table:table-cell table:style-name="ce7" table:formula="of:=[.A487]" office:value-type="date" office:date-value="2019-10-15T21:04:47.789102" calcext:value-type="date">
            <text:p>2019-10-15 21:04:48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21:04:47.78910236433" calcext:value-type="date">
            <text:p>12/30/99 09:04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=0;[.G486]+2+1/[.$H$2];[.G486]+1/[.$H$2])" office:value-type="float" office:value="8.06666666666665" calcext:value-type="float">
            <text:p>8,06666666666665</text:p>
          </table:table-cell>
          <table:table-cell table:number-columns-repeated="4"/>
          <table:table-cell table:formula="of:=SUM(MOD(SUM([.L486]-[.L$2];[.T$2]);[.R$2]-[.L$2]);[.L$2])" office:value-type="time" office:time-value="PT22H19M59.999999999S" calcext:value-type="time">
            <text:p>22:20:00</text:p>
          </table:table-cell>
          <table:table-cell table:formula="of:=IF([.L487]&lt;[.L486];[.M486]+[.H$2];[.M486])" office:value-type="float" office:value="1080" calcext:value-type="float">
            <text:p>1080</text:p>
          </table:table-cell>
          <table:table-cell table:formula="of:=OFFSET([.C$4];[.M487];0)" office:value-type="float" office:value="43763" calcext:value-type="float">
            <text:p>43763</text:p>
          </table:table-cell>
          <table:table-cell table:formula="of:=[.L487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87];0)&lt;=[.O4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15T20:45:01.477599" calcext:value-type="date">
            <text:p>2019-10-15 20:45:01</text:p>
          </table:table-cell>
          <table:table-cell table:style-name="ce7" table:formula="of:=[.A488]" office:value-type="date" office:date-value="2019-10-15T20:45:01.477599" calcext:value-type="date">
            <text:p>2019-10-15 20:45:01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20:45:01.47759856191" calcext:value-type="date">
            <text:p>12/30/99 08:45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=0;[.G487]+2+1/[.$H$2];[.G487]+1/[.$H$2])" office:value-type="float" office:value="8.08333333333331" calcext:value-type="float">
            <text:p>8,08333333333331</text:p>
          </table:table-cell>
          <table:table-cell table:number-columns-repeated="4"/>
          <table:table-cell table:formula="of:=SUM(MOD(SUM([.L487]-[.L$2];[.T$2]);[.R$2]-[.L$2]);[.L$2])" office:value-type="time" office:time-value="PT22H29M59.999999999S" calcext:value-type="time">
            <text:p>22:30:00</text:p>
          </table:table-cell>
          <table:table-cell table:formula="of:=IF([.L488]&lt;[.L487];[.M487]+[.H$2];[.M487])" office:value-type="float" office:value="1080" calcext:value-type="float">
            <text:p>1080</text:p>
          </table:table-cell>
          <table:table-cell table:formula="of:=OFFSET([.C$4];[.M488];0)" office:value-type="float" office:value="43763" calcext:value-type="float">
            <text:p>43763</text:p>
          </table:table-cell>
          <table:table-cell table:formula="of:=[.L488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488];0)&lt;=[.O4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15T20:45:37.2219" calcext:value-type="date">
            <text:p>2019-10-15 20:45:37</text:p>
          </table:table-cell>
          <table:table-cell table:style-name="ce7" table:formula="of:=[.A489]" office:value-type="date" office:date-value="2019-10-15T20:45:37.2219" calcext:value-type="date">
            <text:p>2019-10-15 20:45:37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20:45:37.22190025728" calcext:value-type="date">
            <text:p>12/30/99 08:45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=0;[.G488]+2+1/[.$H$2];[.G488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488]-[.L$2];[.T$2]);[.R$2]-[.L$2]);[.L$2])" office:value-type="time" office:time-value="PT22H39M59.999999999S" calcext:value-type="time">
            <text:p>22:40:00</text:p>
          </table:table-cell>
          <table:table-cell table:formula="of:=IF([.L489]&lt;[.L488];[.M488]+[.H$2];[.M488])" office:value-type="float" office:value="1080" calcext:value-type="float">
            <text:p>1080</text:p>
          </table:table-cell>
          <table:table-cell table:formula="of:=OFFSET([.C$4];[.M489];0)" office:value-type="float" office:value="43763" calcext:value-type="float">
            <text:p>43763</text:p>
          </table:table-cell>
          <table:table-cell table:formula="of:=[.L489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89];0)&lt;=[.O4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15T20:30:05.886839" calcext:value-type="date">
            <text:p>2019-10-15 20:30:06</text:p>
          </table:table-cell>
          <table:table-cell table:style-name="ce7" table:formula="of:=[.A490]" office:value-type="date" office:date-value="2019-10-15T20:30:05.886839" calcext:value-type="date">
            <text:p>2019-10-15 20:30:06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20:30:05.88683858514" calcext:value-type="date">
            <text:p>12/30/99 08:30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=0;[.G489]+2+1/[.$H$2];[.G489]+1/[.$H$2])" office:value-type="float" office:value="8.11666666666665" calcext:value-type="float">
            <text:p>8,11666666666665</text:p>
          </table:table-cell>
          <table:table-cell table:number-columns-repeated="4"/>
          <table:table-cell table:formula="of:=SUM(MOD(SUM([.L489]-[.L$2];[.T$2]);[.R$2]-[.L$2]);[.L$2])" office:value-type="time" office:time-value="PT22H49M59.999999999S" calcext:value-type="time">
            <text:p>22:50:00</text:p>
          </table:table-cell>
          <table:table-cell table:formula="of:=IF([.L490]&lt;[.L489];[.M489]+[.H$2];[.M489])" office:value-type="float" office:value="1080" calcext:value-type="float">
            <text:p>1080</text:p>
          </table:table-cell>
          <table:table-cell table:formula="of:=OFFSET([.C$4];[.M490];0)" office:value-type="float" office:value="43763" calcext:value-type="float">
            <text:p>43763</text:p>
          </table:table-cell>
          <table:table-cell table:formula="of:=[.L490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90];0)&lt;=[.O4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15T20:52:05.159312" calcext:value-type="date">
            <text:p>2019-10-15 20:52:05</text:p>
          </table:table-cell>
          <table:table-cell table:style-name="ce7" table:formula="of:=[.A491]" office:value-type="date" office:date-value="2019-10-15T20:52:05.159312" calcext:value-type="date">
            <text:p>2019-10-15 20:52:05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20:52:05.15931213275" calcext:value-type="date">
            <text:p>12/30/99 08:52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=0;[.G490]+2+1/[.$H$2];[.G490]+1/[.$H$2])" office:value-type="float" office:value="8.13333333333332" calcext:value-type="float">
            <text:p>8,13333333333332</text:p>
          </table:table-cell>
          <table:table-cell table:number-columns-repeated="4"/>
          <table:table-cell table:formula="of:=SUM(MOD(SUM([.L490]-[.L$2];[.T$2]);[.R$2]-[.L$2]);[.L$2])" office:value-type="time" office:time-value="PT22H59M59.999999999S" calcext:value-type="time">
            <text:p>23:00:00</text:p>
          </table:table-cell>
          <table:table-cell table:formula="of:=IF([.L491]&lt;[.L490];[.M490]+[.H$2];[.M490])" office:value-type="float" office:value="1080" calcext:value-type="float">
            <text:p>1080</text:p>
          </table:table-cell>
          <table:table-cell table:formula="of:=OFFSET([.C$4];[.M491];0)" office:value-type="float" office:value="43763" calcext:value-type="float">
            <text:p>43763</text:p>
          </table:table-cell>
          <table:table-cell table:formula="of:=[.L491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91];0)&lt;=[.O4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15T20:47:51.208327" calcext:value-type="date">
            <text:p>2019-10-15 20:47:51</text:p>
          </table:table-cell>
          <table:table-cell table:style-name="ce7" table:formula="of:=[.A492]" office:value-type="date" office:date-value="2019-10-15T20:47:51.208327" calcext:value-type="date">
            <text:p>2019-10-15 20:47:51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20:47:51.2083271239" calcext:value-type="date">
            <text:p>12/30/99 08:47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=0;[.G491]+2+1/[.$H$2];[.G491]+1/[.$H$2])" office:value-type="float" office:value="8.14999999999998" calcext:value-type="float">
            <text:p>8,14999999999998</text:p>
          </table:table-cell>
          <table:table-cell table:number-columns-repeated="4"/>
          <table:table-cell table:formula="of:=SUM(MOD(SUM([.L491]-[.L$2];[.T$2]);[.R$2]-[.L$2]);[.L$2])" office:value-type="time" office:time-value="PT23H09M59.999999999S" calcext:value-type="time">
            <text:p>23:10:00</text:p>
          </table:table-cell>
          <table:table-cell table:formula="of:=IF([.L492]&lt;[.L491];[.M491]+[.H$2];[.M491])" office:value-type="float" office:value="1080" calcext:value-type="float">
            <text:p>1080</text:p>
          </table:table-cell>
          <table:table-cell table:formula="of:=OFFSET([.C$4];[.M492];0)" office:value-type="float" office:value="43763" calcext:value-type="float">
            <text:p>43763</text:p>
          </table:table-cell>
          <table:table-cell table:formula="of:=[.L492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492];0)&lt;=[.O4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15T20:51:46.693321" calcext:value-type="date">
            <text:p>2019-10-15 20:51:47</text:p>
          </table:table-cell>
          <table:table-cell table:style-name="ce7" table:formula="of:=[.A493]" office:value-type="date" office:date-value="2019-10-15T20:51:46.693321" calcext:value-type="date">
            <text:p>2019-10-15 20:51:47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20:51:46.69332146645" calcext:value-type="date">
            <text:p>12/30/99 08:51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=0;[.G492]+2+1/[.$H$2];[.G492]+1/[.$H$2])" office:value-type="float" office:value="8.16666666666665" calcext:value-type="float">
            <text:p>8,16666666666665</text:p>
          </table:table-cell>
          <table:table-cell table:number-columns-repeated="4"/>
          <table:table-cell table:formula="of:=SUM(MOD(SUM([.L492]-[.L$2];[.T$2]);[.R$2]-[.L$2]);[.L$2])" office:value-type="time" office:time-value="PT23H19M59.999999999S" calcext:value-type="time">
            <text:p>23:20:00</text:p>
          </table:table-cell>
          <table:table-cell table:formula="of:=IF([.L493]&lt;[.L492];[.M492]+[.H$2];[.M492])" office:value-type="float" office:value="1080" calcext:value-type="float">
            <text:p>1080</text:p>
          </table:table-cell>
          <table:table-cell table:formula="of:=OFFSET([.C$4];[.M493];0)" office:value-type="float" office:value="43763" calcext:value-type="float">
            <text:p>43763</text:p>
          </table:table-cell>
          <table:table-cell table:formula="of:=[.L493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493];0)&lt;=[.O4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15T20:43:51.129582" calcext:value-type="date">
            <text:p>2019-10-15 20:43:51</text:p>
          </table:table-cell>
          <table:table-cell table:style-name="ce7" table:formula="of:=[.A494]" office:value-type="date" office:date-value="2019-10-15T20:43:51.129582" calcext:value-type="date">
            <text:p>2019-10-15 20:43:51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20:43:51.1295819236" calcext:value-type="date">
            <text:p>12/30/99 08:43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=0;[.G493]+2+1/[.$H$2];[.G493]+1/[.$H$2])" office:value-type="float" office:value="8.18333333333332" calcext:value-type="float">
            <text:p>8,18333333333332</text:p>
          </table:table-cell>
          <table:table-cell table:number-columns-repeated="4"/>
          <table:table-cell table:formula="of:=SUM(MOD(SUM([.L493]-[.L$2];[.T$2]);[.R$2]-[.L$2]);[.L$2])" office:value-type="time" office:time-value="PT23H29M59.999999999S" calcext:value-type="time">
            <text:p>23:30:00</text:p>
          </table:table-cell>
          <table:table-cell table:formula="of:=IF([.L494]&lt;[.L493];[.M493]+[.H$2];[.M493])" office:value-type="float" office:value="1080" calcext:value-type="float">
            <text:p>1080</text:p>
          </table:table-cell>
          <table:table-cell table:formula="of:=OFFSET([.C$4];[.M494];0)" office:value-type="float" office:value="43763" calcext:value-type="float">
            <text:p>43763</text:p>
          </table:table-cell>
          <table:table-cell table:formula="of:=[.L494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494];0)&lt;=[.O4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15T20:35:01.889459" calcext:value-type="date">
            <text:p>2019-10-15 20:35:02</text:p>
          </table:table-cell>
          <table:table-cell table:style-name="ce7" table:formula="of:=[.A495]" office:value-type="date" office:date-value="2019-10-15T20:35:01.889459" calcext:value-type="date">
            <text:p>2019-10-15 20:35:02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20:35:01.88945943955" calcext:value-type="date">
            <text:p>12/30/99 08:35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=0;[.G494]+2+1/[.$H$2];[.G494]+1/[.$H$2])" office:value-type="float" office:value="8.19999999999999" calcext:value-type="float">
            <text:p>8,19999999999999</text:p>
          </table:table-cell>
          <table:table-cell table:number-columns-repeated="4"/>
          <table:table-cell table:formula="of:=SUM(MOD(SUM([.L494]-[.L$2];[.T$2]);[.R$2]-[.L$2]);[.L$2])" office:value-type="time" office:time-value="PT23H39M59.999999999S" calcext:value-type="time">
            <text:p>23:40:00</text:p>
          </table:table-cell>
          <table:table-cell table:formula="of:=IF([.L495]&lt;[.L494];[.M494]+[.H$2];[.M494])" office:value-type="float" office:value="1080" calcext:value-type="float">
            <text:p>1080</text:p>
          </table:table-cell>
          <table:table-cell table:formula="of:=OFFSET([.C$4];[.M495];0)" office:value-type="float" office:value="43763" calcext:value-type="float">
            <text:p>43763</text:p>
          </table:table-cell>
          <table:table-cell table:formula="of:=[.L495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95];0)&lt;=[.O4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15T21:10:10.637474" calcext:value-type="date">
            <text:p>2019-10-15 21:10:11</text:p>
          </table:table-cell>
          <table:table-cell table:style-name="ce7" table:formula="of:=[.A496]" office:value-type="date" office:date-value="2019-10-15T21:10:10.637474" calcext:value-type="date">
            <text:p>2019-10-15 21:10:11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21:10:10.63747443259" calcext:value-type="date">
            <text:p>12/30/99 09:10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=0;[.G495]+2+1/[.$H$2];[.G495]+1/[.$H$2])" office:value-type="float" office:value="8.21666666666665" calcext:value-type="float">
            <text:p>8,21666666666665</text:p>
          </table:table-cell>
          <table:table-cell table:number-columns-repeated="4"/>
          <table:table-cell table:formula="of:=SUM(MOD(SUM([.L495]-[.L$2];[.T$2]);[.R$2]-[.L$2]);[.L$2])" office:value-type="time" office:time-value="PT23H49M59.999999999S" calcext:value-type="time">
            <text:p>23:50:00</text:p>
          </table:table-cell>
          <table:table-cell table:formula="of:=IF([.L496]&lt;[.L495];[.M495]+[.H$2];[.M495])" office:value-type="float" office:value="1080" calcext:value-type="float">
            <text:p>1080</text:p>
          </table:table-cell>
          <table:table-cell table:formula="of:=OFFSET([.C$4];[.M496];0)" office:value-type="float" office:value="43763" calcext:value-type="float">
            <text:p>43763</text:p>
          </table:table-cell>
          <table:table-cell table:formula="of:=[.L496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496];0)&lt;=[.O4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15T20:46:33.777447" calcext:value-type="date">
            <text:p>2019-10-15 20:46:34</text:p>
          </table:table-cell>
          <table:table-cell table:style-name="ce7" table:formula="of:=[.A497]" office:value-type="date" office:date-value="2019-10-15T20:46:33.777447" calcext:value-type="date">
            <text:p>2019-10-15 20:46:34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20:46:33.77744682133" calcext:value-type="date">
            <text:p>12/30/99 08:46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=0;[.G496]+2+1/[.$H$2];[.G496]+1/[.$H$2])" office:value-type="float" office:value="8.23333333333332" calcext:value-type="float">
            <text:p>8,23333333333332</text:p>
          </table:table-cell>
          <table:table-cell table:number-columns-repeated="4"/>
          <table:table-cell table:formula="of:=SUM(MOD(SUM([.L496]-[.L$2];[.T$2]);[.R$2]-[.L$2]);[.L$2])" office:value-type="time" office:time-value="PT19H39M59.999999999S" calcext:value-type="time">
            <text:p>19:40:00</text:p>
          </table:table-cell>
          <table:table-cell table:formula="of:=IF([.L497]&lt;[.L496];[.M496]+[.H$2];[.M496])" office:value-type="float" office:value="1140" calcext:value-type="float">
            <text:p>1140</text:p>
          </table:table-cell>
          <table:table-cell table:formula="of:=OFFSET([.C$4];[.M497];0)" office:value-type="float" office:value="43764" calcext:value-type="float">
            <text:p>43764</text:p>
          </table:table-cell>
          <table:table-cell table:formula="of:=[.L497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497];0)&lt;=[.O4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15T20:24:59.936248" calcext:value-type="date">
            <text:p>2019-10-15 20:25:00</text:p>
          </table:table-cell>
          <table:table-cell table:style-name="ce7" table:formula="of:=[.A498]" office:value-type="date" office:date-value="2019-10-15T20:24:59.936248" calcext:value-type="date">
            <text:p>2019-10-15 20:25:00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20:24:59.93624752387" calcext:value-type="date">
            <text:p>12/30/99 08:25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=0;[.G497]+2+1/[.$H$2];[.G497]+1/[.$H$2])" office:value-type="float" office:value="8.24999999999999" calcext:value-type="float">
            <text:p>8,24999999999999</text:p>
          </table:table-cell>
          <table:table-cell table:number-columns-repeated="4"/>
          <table:table-cell table:formula="of:=SUM(MOD(SUM([.L497]-[.L$2];[.T$2]);[.R$2]-[.L$2]);[.L$2])" office:value-type="time" office:time-value="PT19H49M59.999999999S" calcext:value-type="time">
            <text:p>19:50:00</text:p>
          </table:table-cell>
          <table:table-cell table:formula="of:=IF([.L498]&lt;[.L497];[.M497]+[.H$2];[.M497])" office:value-type="float" office:value="1140" calcext:value-type="float">
            <text:p>1140</text:p>
          </table:table-cell>
          <table:table-cell table:formula="of:=OFFSET([.C$4];[.M498];0)" office:value-type="float" office:value="43764" calcext:value-type="float">
            <text:p>43764</text:p>
          </table:table-cell>
          <table:table-cell table:formula="of:=[.L498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498];0)&lt;=[.O4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15T20:51:51.371752" calcext:value-type="date">
            <text:p>2019-10-15 20:51:51</text:p>
          </table:table-cell>
          <table:table-cell table:style-name="ce7" table:formula="of:=[.A499]" office:value-type="date" office:date-value="2019-10-15T20:51:51.371752" calcext:value-type="date">
            <text:p>2019-10-15 20:51:51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20:51:51.37175175827" calcext:value-type="date">
            <text:p>12/30/99 08:51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=0;[.G498]+2+1/[.$H$2];[.G498]+1/[.$H$2])" office:value-type="float" office:value="8.26666666666666" calcext:value-type="float">
            <text:p>8,26666666666666</text:p>
          </table:table-cell>
          <table:table-cell table:number-columns-repeated="4"/>
          <table:table-cell table:formula="of:=SUM(MOD(SUM([.L498]-[.L$2];[.T$2]);[.R$2]-[.L$2]);[.L$2])" office:value-type="time" office:time-value="PT19H59M59.999999999S" calcext:value-type="time">
            <text:p>20:00:00</text:p>
          </table:table-cell>
          <table:table-cell table:formula="of:=IF([.L499]&lt;[.L498];[.M498]+[.H$2];[.M498])" office:value-type="float" office:value="1140" calcext:value-type="float">
            <text:p>1140</text:p>
          </table:table-cell>
          <table:table-cell table:formula="of:=OFFSET([.C$4];[.M499];0)" office:value-type="float" office:value="43764" calcext:value-type="float">
            <text:p>43764</text:p>
          </table:table-cell>
          <table:table-cell table:formula="of:=[.L499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499];0)&lt;=[.O4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15T20:35:37.73458" calcext:value-type="date">
            <text:p>2019-10-15 20:35:38</text:p>
          </table:table-cell>
          <table:table-cell table:style-name="ce7" table:formula="of:=[.A500]" office:value-type="date" office:date-value="2019-10-15T20:35:37.73458" calcext:value-type="date">
            <text:p>2019-10-15 20:35:38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20:35:37.73457971402" calcext:value-type="date">
            <text:p>12/30/99 08:35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=0;[.G499]+2+1/[.$H$2];[.G499]+1/[.$H$2])" office:value-type="float" office:value="8.28333333333332" calcext:value-type="float">
            <text:p>8,28333333333332</text:p>
          </table:table-cell>
          <table:table-cell table:number-columns-repeated="4"/>
          <table:table-cell table:formula="of:=SUM(MOD(SUM([.L499]-[.L$2];[.T$2]);[.R$2]-[.L$2]);[.L$2])" office:value-type="time" office:time-value="PT20H09M59.999999999S" calcext:value-type="time">
            <text:p>20:10:00</text:p>
          </table:table-cell>
          <table:table-cell table:formula="of:=IF([.L500]&lt;[.L499];[.M499]+[.H$2];[.M499])" office:value-type="float" office:value="1140" calcext:value-type="float">
            <text:p>1140</text:p>
          </table:table-cell>
          <table:table-cell table:formula="of:=OFFSET([.C$4];[.M500];0)" office:value-type="float" office:value="43764" calcext:value-type="float">
            <text:p>43764</text:p>
          </table:table-cell>
          <table:table-cell table:formula="of:=[.L500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00];0)&lt;=[.O5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15T21:09:03.64841" calcext:value-type="date">
            <text:p>2019-10-15 21:09:04</text:p>
          </table:table-cell>
          <table:table-cell table:style-name="ce7" table:formula="of:=[.A501]" office:value-type="date" office:date-value="2019-10-15T21:09:03.64841" calcext:value-type="date">
            <text:p>2019-10-15 21:09:04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21:09:03.64840972703" calcext:value-type="date">
            <text:p>12/30/99 09:09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=0;[.G500]+2+1/[.$H$2];[.G500]+1/[.$H$2])" office:value-type="float" office:value="8.29999999999999" calcext:value-type="float">
            <text:p>8,29999999999999</text:p>
          </table:table-cell>
          <table:table-cell table:number-columns-repeated="4"/>
          <table:table-cell table:formula="of:=SUM(MOD(SUM([.L500]-[.L$2];[.T$2]);[.R$2]-[.L$2]);[.L$2])" office:value-type="time" office:time-value="PT20H19M59.999999999S" calcext:value-type="time">
            <text:p>20:20:00</text:p>
          </table:table-cell>
          <table:table-cell table:formula="of:=IF([.L501]&lt;[.L500];[.M500]+[.H$2];[.M500])" office:value-type="float" office:value="1140" calcext:value-type="float">
            <text:p>1140</text:p>
          </table:table-cell>
          <table:table-cell table:formula="of:=OFFSET([.C$4];[.M501];0)" office:value-type="float" office:value="43764" calcext:value-type="float">
            <text:p>43764</text:p>
          </table:table-cell>
          <table:table-cell table:formula="of:=[.L501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01];0)&lt;=[.O5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15T20:52:41.436374" calcext:value-type="date">
            <text:p>2019-10-15 20:52:41</text:p>
          </table:table-cell>
          <table:table-cell table:style-name="ce7" table:formula="of:=[.A502]" office:value-type="date" office:date-value="2019-10-15T20:52:41.436374" calcext:value-type="date">
            <text:p>2019-10-15 20:52:41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20:52:41.43637408968" calcext:value-type="date">
            <text:p>12/30/99 08:52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=0;[.G501]+2+1/[.$H$2];[.G501]+1/[.$H$2])" office:value-type="float" office:value="8.31666666666666" calcext:value-type="float">
            <text:p>8,31666666666666</text:p>
          </table:table-cell>
          <table:table-cell table:number-columns-repeated="4"/>
          <table:table-cell table:formula="of:=SUM(MOD(SUM([.L501]-[.L$2];[.T$2]);[.R$2]-[.L$2]);[.L$2])" office:value-type="time" office:time-value="PT20H29M59.999999999S" calcext:value-type="time">
            <text:p>20:30:00</text:p>
          </table:table-cell>
          <table:table-cell table:formula="of:=IF([.L502]&lt;[.L501];[.M501]+[.H$2];[.M501])" office:value-type="float" office:value="1140" calcext:value-type="float">
            <text:p>1140</text:p>
          </table:table-cell>
          <table:table-cell table:formula="of:=OFFSET([.C$4];[.M502];0)" office:value-type="float" office:value="43764" calcext:value-type="float">
            <text:p>43764</text:p>
          </table:table-cell>
          <table:table-cell table:formula="of:=[.L502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02];0)&lt;=[.O5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15T20:21:56.875936" calcext:value-type="date">
            <text:p>2019-10-15 20:21:57</text:p>
          </table:table-cell>
          <table:table-cell table:style-name="ce7" table:formula="of:=[.A503]" office:value-type="date" office:date-value="2019-10-15T20:21:56.875936" calcext:value-type="date">
            <text:p>2019-10-15 20:21:57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20:21:56.87593550887" calcext:value-type="date">
            <text:p>12/30/99 08:21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=0;[.G502]+2+1/[.$H$2];[.G502]+1/[.$H$2])" office:value-type="float" office:value="8.33333333333333" calcext:value-type="float">
            <text:p>8,33333333333333</text:p>
          </table:table-cell>
          <table:table-cell table:number-columns-repeated="4"/>
          <table:table-cell table:formula="of:=SUM(MOD(SUM([.L502]-[.L$2];[.T$2]);[.R$2]-[.L$2]);[.L$2])" office:value-type="time" office:time-value="PT20H39M59.999999999S" calcext:value-type="time">
            <text:p>20:40:00</text:p>
          </table:table-cell>
          <table:table-cell table:formula="of:=IF([.L503]&lt;[.L502];[.M502]+[.H$2];[.M502])" office:value-type="float" office:value="1140" calcext:value-type="float">
            <text:p>1140</text:p>
          </table:table-cell>
          <table:table-cell table:formula="of:=OFFSET([.C$4];[.M503];0)" office:value-type="float" office:value="43764" calcext:value-type="float">
            <text:p>43764</text:p>
          </table:table-cell>
          <table:table-cell table:formula="of:=[.L503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03];0)&lt;=[.O5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15T21:04:52.670301" calcext:value-type="date">
            <text:p>2019-10-15 21:04:53</text:p>
          </table:table-cell>
          <table:table-cell table:style-name="ce7" table:formula="of:=[.A504]" office:value-type="date" office:date-value="2019-10-15T21:04:52.670301" calcext:value-type="date">
            <text:p>2019-10-15 21:04:53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21:04:52.67030137125" calcext:value-type="date">
            <text:p>12/30/99 09:04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=0;[.G503]+2+1/[.$H$2];[.G503]+1/[.$H$2])" office:value-type="float" office:value="8.34999999999999" calcext:value-type="float">
            <text:p>8,34999999999999</text:p>
          </table:table-cell>
          <table:table-cell table:number-columns-repeated="4"/>
          <table:table-cell table:formula="of:=SUM(MOD(SUM([.L503]-[.L$2];[.T$2]);[.R$2]-[.L$2]);[.L$2])" office:value-type="time" office:time-value="PT20H49M59.999999999S" calcext:value-type="time">
            <text:p>20:50:00</text:p>
          </table:table-cell>
          <table:table-cell table:formula="of:=IF([.L504]&lt;[.L503];[.M503]+[.H$2];[.M503])" office:value-type="float" office:value="1140" calcext:value-type="float">
            <text:p>1140</text:p>
          </table:table-cell>
          <table:table-cell table:formula="of:=OFFSET([.C$4];[.M504];0)" office:value-type="float" office:value="43764" calcext:value-type="float">
            <text:p>43764</text:p>
          </table:table-cell>
          <table:table-cell table:formula="of:=[.L504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04];0)&lt;=[.O5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15T20:49:56.60262" calcext:value-type="date">
            <text:p>2019-10-15 20:49:57</text:p>
          </table:table-cell>
          <table:table-cell table:style-name="ce7" table:formula="of:=[.A505]" office:value-type="date" office:date-value="2019-10-15T20:49:56.60262" calcext:value-type="date">
            <text:p>2019-10-15 20:49:57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20:49:56.60261969548" calcext:value-type="date">
            <text:p>12/30/99 08:49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=0;[.G504]+2+1/[.$H$2];[.G504]+1/[.$H$2])" office:value-type="float" office:value="8.36666666666666" calcext:value-type="float">
            <text:p>8,36666666666666</text:p>
          </table:table-cell>
          <table:table-cell table:number-columns-repeated="4"/>
          <table:table-cell table:formula="of:=SUM(MOD(SUM([.L504]-[.L$2];[.T$2]);[.R$2]-[.L$2]);[.L$2])" office:value-type="time" office:time-value="PT20H59M59.999999999S" calcext:value-type="time">
            <text:p>21:00:00</text:p>
          </table:table-cell>
          <table:table-cell table:formula="of:=IF([.L505]&lt;[.L504];[.M504]+[.H$2];[.M504])" office:value-type="float" office:value="1140" calcext:value-type="float">
            <text:p>1140</text:p>
          </table:table-cell>
          <table:table-cell table:formula="of:=OFFSET([.C$4];[.M505];0)" office:value-type="float" office:value="43764" calcext:value-type="float">
            <text:p>43764</text:p>
          </table:table-cell>
          <table:table-cell table:formula="of:=[.L505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05];0)&lt;=[.O5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15T20:59:18.973592" calcext:value-type="date">
            <text:p>2019-10-15 20:59:19</text:p>
          </table:table-cell>
          <table:table-cell table:style-name="ce7" table:formula="of:=[.A506]" office:value-type="date" office:date-value="2019-10-15T20:59:18.973592" calcext:value-type="date">
            <text:p>2019-10-15 20:59:19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20:59:18.97359244991" calcext:value-type="date">
            <text:p>12/30/99 08:59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=0;[.G505]+2+1/[.$H$2];[.G505]+1/[.$H$2])" office:value-type="float" office:value="8.38333333333333" calcext:value-type="float">
            <text:p>8,38333333333333</text:p>
          </table:table-cell>
          <table:table-cell table:number-columns-repeated="4"/>
          <table:table-cell table:formula="of:=SUM(MOD(SUM([.L505]-[.L$2];[.T$2]);[.R$2]-[.L$2]);[.L$2])" office:value-type="time" office:time-value="PT21H09M59.999999999S" calcext:value-type="time">
            <text:p>21:10:00</text:p>
          </table:table-cell>
          <table:table-cell table:formula="of:=IF([.L506]&lt;[.L505];[.M505]+[.H$2];[.M505])" office:value-type="float" office:value="1140" calcext:value-type="float">
            <text:p>1140</text:p>
          </table:table-cell>
          <table:table-cell table:formula="of:=OFFSET([.C$4];[.M506];0)" office:value-type="float" office:value="43764" calcext:value-type="float">
            <text:p>43764</text:p>
          </table:table-cell>
          <table:table-cell table:formula="of:=[.L506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06];0)&lt;=[.O5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15T20:44:55.87822" calcext:value-type="date">
            <text:p>2019-10-15 20:44:56</text:p>
          </table:table-cell>
          <table:table-cell table:style-name="ce7" table:formula="of:=[.A507]" office:value-type="date" office:date-value="2019-10-15T20:44:55.87822" calcext:value-type="date">
            <text:p>2019-10-15 20:44:56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20:44:55.87822048925" calcext:value-type="date">
            <text:p>12/30/99 08:44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=0;[.G506]+2+1/[.$H$2];[.G506]+1/[.$H$2])" office:value-type="float" office:value="8.4" calcext:value-type="float">
            <text:p>8,4</text:p>
          </table:table-cell>
          <table:table-cell table:number-columns-repeated="4"/>
          <table:table-cell table:formula="of:=SUM(MOD(SUM([.L506]-[.L$2];[.T$2]);[.R$2]-[.L$2]);[.L$2])" office:value-type="time" office:time-value="PT21H19M59.999999999S" calcext:value-type="time">
            <text:p>21:20:00</text:p>
          </table:table-cell>
          <table:table-cell table:formula="of:=IF([.L507]&lt;[.L506];[.M506]+[.H$2];[.M506])" office:value-type="float" office:value="1140" calcext:value-type="float">
            <text:p>1140</text:p>
          </table:table-cell>
          <table:table-cell table:formula="of:=OFFSET([.C$4];[.M507];0)" office:value-type="float" office:value="43764" calcext:value-type="float">
            <text:p>43764</text:p>
          </table:table-cell>
          <table:table-cell table:formula="of:=[.L507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07];0)&lt;=[.O5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15T20:37:12.517501" calcext:value-type="date">
            <text:p>2019-10-15 20:37:13</text:p>
          </table:table-cell>
          <table:table-cell table:style-name="ce7" table:formula="of:=[.A508]" office:value-type="date" office:date-value="2019-10-15T20:37:12.517501" calcext:value-type="date">
            <text:p>2019-10-15 20:37:13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20:37:12.51750140917" calcext:value-type="date">
            <text:p>12/30/99 08:37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=0;[.G507]+2+1/[.$H$2];[.G507]+1/[.$H$2])" office:value-type="float" office:value="8.41666666666666" calcext:value-type="float">
            <text:p>8,41666666666666</text:p>
          </table:table-cell>
          <table:table-cell table:number-columns-repeated="4"/>
          <table:table-cell table:formula="of:=SUM(MOD(SUM([.L507]-[.L$2];[.T$2]);[.R$2]-[.L$2]);[.L$2])" office:value-type="time" office:time-value="PT21H29M59.999999999S" calcext:value-type="time">
            <text:p>21:30:00</text:p>
          </table:table-cell>
          <table:table-cell table:formula="of:=IF([.L508]&lt;[.L507];[.M507]+[.H$2];[.M507])" office:value-type="float" office:value="1140" calcext:value-type="float">
            <text:p>1140</text:p>
          </table:table-cell>
          <table:table-cell table:formula="of:=OFFSET([.C$4];[.M508];0)" office:value-type="float" office:value="43764" calcext:value-type="float">
            <text:p>43764</text:p>
          </table:table-cell>
          <table:table-cell table:formula="of:=[.L508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08];0)&lt;=[.O5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15T20:29:16.332733" calcext:value-type="date">
            <text:p>2019-10-15 20:29:16</text:p>
          </table:table-cell>
          <table:table-cell table:style-name="ce7" table:formula="of:=[.A509]" office:value-type="date" office:date-value="2019-10-15T20:29:16.332733" calcext:value-type="date">
            <text:p>2019-10-15 20:29:16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20:29:16.33273324929" calcext:value-type="date">
            <text:p>12/30/99 08:29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=0;[.G508]+2+1/[.$H$2];[.G508]+1/[.$H$2])" office:value-type="float" office:value="8.43333333333333" calcext:value-type="float">
            <text:p>8,43333333333333</text:p>
          </table:table-cell>
          <table:table-cell table:number-columns-repeated="4"/>
          <table:table-cell table:formula="of:=SUM(MOD(SUM([.L508]-[.L$2];[.T$2]);[.R$2]-[.L$2]);[.L$2])" office:value-type="time" office:time-value="PT21H39M59.999999999S" calcext:value-type="time">
            <text:p>21:40:00</text:p>
          </table:table-cell>
          <table:table-cell table:formula="of:=IF([.L509]&lt;[.L508];[.M508]+[.H$2];[.M508])" office:value-type="float" office:value="1140" calcext:value-type="float">
            <text:p>1140</text:p>
          </table:table-cell>
          <table:table-cell table:formula="of:=OFFSET([.C$4];[.M509];0)" office:value-type="float" office:value="43764" calcext:value-type="float">
            <text:p>43764</text:p>
          </table:table-cell>
          <table:table-cell table:formula="of:=[.L509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09];0)&lt;=[.O5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15T20:44:34.990403" calcext:value-type="date">
            <text:p>2019-10-15 20:44:35</text:p>
          </table:table-cell>
          <table:table-cell table:style-name="ce7" table:formula="of:=[.A510]" office:value-type="date" office:date-value="2019-10-15T20:44:34.990403" calcext:value-type="date">
            <text:p>2019-10-15 20:44:35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20:44:34.99040316325" calcext:value-type="date">
            <text:p>12/30/99 08:44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=0;[.G509]+2+1/[.$H$2];[.G509]+1/[.$H$2])" office:value-type="float" office:value="8.45" calcext:value-type="float">
            <text:p>8,45</text:p>
          </table:table-cell>
          <table:table-cell table:number-columns-repeated="4"/>
          <table:table-cell table:formula="of:=SUM(MOD(SUM([.L509]-[.L$2];[.T$2]);[.R$2]-[.L$2]);[.L$2])" office:value-type="time" office:time-value="PT21H49M59.999999999S" calcext:value-type="time">
            <text:p>21:50:00</text:p>
          </table:table-cell>
          <table:table-cell table:formula="of:=IF([.L510]&lt;[.L509];[.M509]+[.H$2];[.M509])" office:value-type="float" office:value="1140" calcext:value-type="float">
            <text:p>1140</text:p>
          </table:table-cell>
          <table:table-cell table:formula="of:=OFFSET([.C$4];[.M510];0)" office:value-type="float" office:value="43764" calcext:value-type="float">
            <text:p>43764</text:p>
          </table:table-cell>
          <table:table-cell table:formula="of:=[.L510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10];0)&lt;=[.O5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15T21:17:35.418463" calcext:value-type="date">
            <text:p>2019-10-15 21:17:35</text:p>
          </table:table-cell>
          <table:table-cell table:style-name="ce7" table:formula="of:=[.A511]" office:value-type="date" office:date-value="2019-10-15T21:17:35.418463" calcext:value-type="date">
            <text:p>2019-10-15 21:17:35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21:17:35.41846251581" calcext:value-type="date">
            <text:p>12/30/99 09:17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=0;[.G510]+2+1/[.$H$2];[.G510]+1/[.$H$2])" office:value-type="float" office:value="8.46666666666667" calcext:value-type="float">
            <text:p>8,46666666666667</text:p>
          </table:table-cell>
          <table:table-cell table:number-columns-repeated="4"/>
          <table:table-cell table:formula="of:=SUM(MOD(SUM([.L510]-[.L$2];[.T$2]);[.R$2]-[.L$2]);[.L$2])" office:value-type="time" office:time-value="PT21H59M59.999999999S" calcext:value-type="time">
            <text:p>22:00:00</text:p>
          </table:table-cell>
          <table:table-cell table:formula="of:=IF([.L511]&lt;[.L510];[.M510]+[.H$2];[.M510])" office:value-type="float" office:value="1140" calcext:value-type="float">
            <text:p>1140</text:p>
          </table:table-cell>
          <table:table-cell table:formula="of:=OFFSET([.C$4];[.M511];0)" office:value-type="float" office:value="43764" calcext:value-type="float">
            <text:p>43764</text:p>
          </table:table-cell>
          <table:table-cell table:formula="of:=[.L511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11];0)&lt;=[.O5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15T20:49:22.128869" calcext:value-type="date">
            <text:p>2019-10-15 20:49:22</text:p>
          </table:table-cell>
          <table:table-cell table:style-name="ce7" table:formula="of:=[.A512]" office:value-type="date" office:date-value="2019-10-15T20:49:22.128869" calcext:value-type="date">
            <text:p>2019-10-15 20:49:22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20:49:22.12886909489" calcext:value-type="date">
            <text:p>12/30/99 08:49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=0;[.G511]+2+1/[.$H$2];[.G511]+1/[.$H$2])" office:value-type="float" office:value="8.48333333333333" calcext:value-type="float">
            <text:p>8,48333333333333</text:p>
          </table:table-cell>
          <table:table-cell table:number-columns-repeated="4"/>
          <table:table-cell table:formula="of:=SUM(MOD(SUM([.L511]-[.L$2];[.T$2]);[.R$2]-[.L$2]);[.L$2])" office:value-type="time" office:time-value="PT22H09M59.999999999S" calcext:value-type="time">
            <text:p>22:10:00</text:p>
          </table:table-cell>
          <table:table-cell table:formula="of:=IF([.L512]&lt;[.L511];[.M511]+[.H$2];[.M511])" office:value-type="float" office:value="1140" calcext:value-type="float">
            <text:p>1140</text:p>
          </table:table-cell>
          <table:table-cell table:formula="of:=OFFSET([.C$4];[.M512];0)" office:value-type="float" office:value="43764" calcext:value-type="float">
            <text:p>43764</text:p>
          </table:table-cell>
          <table:table-cell table:formula="of:=[.L512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12];0)&lt;=[.O5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15T21:01:24.350936" calcext:value-type="date">
            <text:p>2019-10-15 21:01:24</text:p>
          </table:table-cell>
          <table:table-cell table:style-name="ce7" table:formula="of:=[.A513]" office:value-type="date" office:date-value="2019-10-15T21:01:24.350936" calcext:value-type="date">
            <text:p>2019-10-15 21:01:24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21:01:24.35093555599" calcext:value-type="date">
            <text:p>12/30/99 09:01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=0;[.G512]+2+1/[.$H$2];[.G512]+1/[.$H$2])" office:value-type="float" office:value="8.5" calcext:value-type="float">
            <text:p>8,5</text:p>
          </table:table-cell>
          <table:table-cell table:number-columns-repeated="4"/>
          <table:table-cell table:formula="of:=SUM(MOD(SUM([.L512]-[.L$2];[.T$2]);[.R$2]-[.L$2]);[.L$2])" office:value-type="time" office:time-value="PT22H19M59.999999999S" calcext:value-type="time">
            <text:p>22:20:00</text:p>
          </table:table-cell>
          <table:table-cell table:formula="of:=IF([.L513]&lt;[.L512];[.M512]+[.H$2];[.M512])" office:value-type="float" office:value="1140" calcext:value-type="float">
            <text:p>1140</text:p>
          </table:table-cell>
          <table:table-cell table:formula="of:=OFFSET([.C$4];[.M513];0)" office:value-type="float" office:value="43764" calcext:value-type="float">
            <text:p>43764</text:p>
          </table:table-cell>
          <table:table-cell table:formula="of:=[.L513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13];0)&lt;=[.O5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15T20:58:07.586237" calcext:value-type="date">
            <text:p>2019-10-15 20:58:08</text:p>
          </table:table-cell>
          <table:table-cell table:style-name="ce7" table:formula="of:=[.A514]" office:value-type="date" office:date-value="2019-10-15T20:58:07.586237" calcext:value-type="date">
            <text:p>2019-10-15 20:58:08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20:58:07.58623700123" calcext:value-type="date">
            <text:p>12/30/99 08:58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=0;[.G513]+2+1/[.$H$2];[.G513]+1/[.$H$2])" office:value-type="float" office:value="8.51666666666667" calcext:value-type="float">
            <text:p>8,51666666666667</text:p>
          </table:table-cell>
          <table:table-cell table:number-columns-repeated="4"/>
          <table:table-cell table:formula="of:=SUM(MOD(SUM([.L513]-[.L$2];[.T$2]);[.R$2]-[.L$2]);[.L$2])" office:value-type="time" office:time-value="PT22H29M59.999999999S" calcext:value-type="time">
            <text:p>22:30:00</text:p>
          </table:table-cell>
          <table:table-cell table:formula="of:=IF([.L514]&lt;[.L513];[.M513]+[.H$2];[.M513])" office:value-type="float" office:value="1140" calcext:value-type="float">
            <text:p>1140</text:p>
          </table:table-cell>
          <table:table-cell table:formula="of:=OFFSET([.C$4];[.M514];0)" office:value-type="float" office:value="43764" calcext:value-type="float">
            <text:p>43764</text:p>
          </table:table-cell>
          <table:table-cell table:formula="of:=[.L514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14];0)&lt;=[.O5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15T20:33:07.811756" calcext:value-type="date">
            <text:p>2019-10-15 20:33:08</text:p>
          </table:table-cell>
          <table:table-cell table:style-name="ce7" table:formula="of:=[.A515]" office:value-type="date" office:date-value="2019-10-15T20:33:07.811756" calcext:value-type="date">
            <text:p>2019-10-15 20:33:08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20:33:07.81175580807" calcext:value-type="date">
            <text:p>12/30/99 08:33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=0;[.G514]+2+1/[.$H$2];[.G514]+1/[.$H$2])" office:value-type="float" office:value="8.53333333333334" calcext:value-type="float">
            <text:p>8,53333333333334</text:p>
          </table:table-cell>
          <table:table-cell table:number-columns-repeated="4"/>
          <table:table-cell table:formula="of:=SUM(MOD(SUM([.L514]-[.L$2];[.T$2]);[.R$2]-[.L$2]);[.L$2])" office:value-type="time" office:time-value="PT22H39M59.999999999S" calcext:value-type="time">
            <text:p>22:40:00</text:p>
          </table:table-cell>
          <table:table-cell table:formula="of:=IF([.L515]&lt;[.L514];[.M514]+[.H$2];[.M514])" office:value-type="float" office:value="1140" calcext:value-type="float">
            <text:p>1140</text:p>
          </table:table-cell>
          <table:table-cell table:formula="of:=OFFSET([.C$4];[.M515];0)" office:value-type="float" office:value="43764" calcext:value-type="float">
            <text:p>43764</text:p>
          </table:table-cell>
          <table:table-cell table:formula="of:=[.L515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15];0)&lt;=[.O5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15T20:59:03.241073" calcext:value-type="date">
            <text:p>2019-10-15 20:59:03</text:p>
          </table:table-cell>
          <table:table-cell table:style-name="ce7" table:formula="of:=[.A516]" office:value-type="date" office:date-value="2019-10-15T20:59:03.241073" calcext:value-type="date">
            <text:p>2019-10-15 20:59:03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20:59:03.24107305147" calcext:value-type="date">
            <text:p>12/30/99 08:59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=0;[.G515]+2+1/[.$H$2];[.G515]+1/[.$H$2])" office:value-type="float" office:value="8.55" calcext:value-type="float">
            <text:p>8,55</text:p>
          </table:table-cell>
          <table:table-cell table:number-columns-repeated="4"/>
          <table:table-cell table:formula="of:=SUM(MOD(SUM([.L515]-[.L$2];[.T$2]);[.R$2]-[.L$2]);[.L$2])" office:value-type="time" office:time-value="PT22H49M59.999999999S" calcext:value-type="time">
            <text:p>22:50:00</text:p>
          </table:table-cell>
          <table:table-cell table:formula="of:=IF([.L516]&lt;[.L515];[.M515]+[.H$2];[.M515])" office:value-type="float" office:value="1140" calcext:value-type="float">
            <text:p>1140</text:p>
          </table:table-cell>
          <table:table-cell table:formula="of:=OFFSET([.C$4];[.M516];0)" office:value-type="float" office:value="43764" calcext:value-type="float">
            <text:p>43764</text:p>
          </table:table-cell>
          <table:table-cell table:formula="of:=[.L516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16];0)&lt;=[.O5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15T20:47:23.045501" calcext:value-type="date">
            <text:p>2019-10-15 20:47:23</text:p>
          </table:table-cell>
          <table:table-cell table:style-name="ce7" table:formula="of:=[.A517]" office:value-type="date" office:date-value="2019-10-15T20:47:23.045501" calcext:value-type="date">
            <text:p>2019-10-15 20:47:23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20:47:23.04550148081" calcext:value-type="date">
            <text:p>12/30/99 08:47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=0;[.G516]+2+1/[.$H$2];[.G516]+1/[.$H$2])" office:value-type="float" office:value="8.56666666666667" calcext:value-type="float">
            <text:p>8,56666666666667</text:p>
          </table:table-cell>
          <table:table-cell table:number-columns-repeated="4"/>
          <table:table-cell table:formula="of:=SUM(MOD(SUM([.L516]-[.L$2];[.T$2]);[.R$2]-[.L$2]);[.L$2])" office:value-type="time" office:time-value="PT22H59M59.999999999S" calcext:value-type="time">
            <text:p>23:00:00</text:p>
          </table:table-cell>
          <table:table-cell table:formula="of:=IF([.L517]&lt;[.L516];[.M516]+[.H$2];[.M516])" office:value-type="float" office:value="1140" calcext:value-type="float">
            <text:p>1140</text:p>
          </table:table-cell>
          <table:table-cell table:formula="of:=OFFSET([.C$4];[.M517];0)" office:value-type="float" office:value="43764" calcext:value-type="float">
            <text:p>43764</text:p>
          </table:table-cell>
          <table:table-cell table:formula="of:=[.L517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17];0)&lt;=[.O5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15T20:58:07.414382" calcext:value-type="date">
            <text:p>2019-10-15 20:58:07</text:p>
          </table:table-cell>
          <table:table-cell table:style-name="ce7" table:formula="of:=[.A518]" office:value-type="date" office:date-value="2019-10-15T20:58:07.414382" calcext:value-type="date">
            <text:p>2019-10-15 20:58:07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20:58:07.41438242141" calcext:value-type="date">
            <text:p>12/30/99 08:58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=0;[.G517]+2+1/[.$H$2];[.G517]+1/[.$H$2])" office:value-type="float" office:value="8.58333333333334" calcext:value-type="float">
            <text:p>8,58333333333334</text:p>
          </table:table-cell>
          <table:table-cell table:number-columns-repeated="4"/>
          <table:table-cell table:formula="of:=SUM(MOD(SUM([.L517]-[.L$2];[.T$2]);[.R$2]-[.L$2]);[.L$2])" office:value-type="time" office:time-value="PT23H09M59.999999999S" calcext:value-type="time">
            <text:p>23:10:00</text:p>
          </table:table-cell>
          <table:table-cell table:formula="of:=IF([.L518]&lt;[.L517];[.M517]+[.H$2];[.M517])" office:value-type="float" office:value="1140" calcext:value-type="float">
            <text:p>1140</text:p>
          </table:table-cell>
          <table:table-cell table:formula="of:=OFFSET([.C$4];[.M518];0)" office:value-type="float" office:value="43764" calcext:value-type="float">
            <text:p>43764</text:p>
          </table:table-cell>
          <table:table-cell table:formula="of:=[.L518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18];0)&lt;=[.O5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15T21:00:17.598482" calcext:value-type="date">
            <text:p>2019-10-15 21:00:18</text:p>
          </table:table-cell>
          <table:table-cell table:style-name="ce7" table:formula="of:=[.A519]" office:value-type="date" office:date-value="2019-10-15T21:00:17.598482" calcext:value-type="date">
            <text:p>2019-10-15 21:00:18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21:00:17.59848191869" calcext:value-type="date">
            <text:p>12/30/99 09:00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=0;[.G518]+2+1/[.$H$2];[.G518]+1/[.$H$2])" office:value-type="float" office:value="8.60000000000001" calcext:value-type="float">
            <text:p>8,60000000000001</text:p>
          </table:table-cell>
          <table:table-cell table:number-columns-repeated="4"/>
          <table:table-cell table:formula="of:=SUM(MOD(SUM([.L518]-[.L$2];[.T$2]);[.R$2]-[.L$2]);[.L$2])" office:value-type="time" office:time-value="PT23H19M59.999999999S" calcext:value-type="time">
            <text:p>23:20:00</text:p>
          </table:table-cell>
          <table:table-cell table:formula="of:=IF([.L519]&lt;[.L518];[.M518]+[.H$2];[.M518])" office:value-type="float" office:value="1140" calcext:value-type="float">
            <text:p>1140</text:p>
          </table:table-cell>
          <table:table-cell table:formula="of:=OFFSET([.C$4];[.M519];0)" office:value-type="float" office:value="43764" calcext:value-type="float">
            <text:p>43764</text:p>
          </table:table-cell>
          <table:table-cell table:formula="of:=[.L519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19];0)&lt;=[.O5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15T21:05:16.799435" calcext:value-type="date">
            <text:p>2019-10-15 21:05:17</text:p>
          </table:table-cell>
          <table:table-cell table:style-name="ce7" table:formula="of:=[.A520]" office:value-type="date" office:date-value="2019-10-15T21:05:16.799435" calcext:value-type="date">
            <text:p>2019-10-15 21:05:17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21:05:16.7994346004" calcext:value-type="date">
            <text:p>12/30/99 09:05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=0;[.G519]+2+1/[.$H$2];[.G519]+1/[.$H$2])" office:value-type="float" office:value="8.61666666666667" calcext:value-type="float">
            <text:p>8,61666666666667</text:p>
          </table:table-cell>
          <table:table-cell table:number-columns-repeated="4"/>
          <table:table-cell table:formula="of:=SUM(MOD(SUM([.L519]-[.L$2];[.T$2]);[.R$2]-[.L$2]);[.L$2])" office:value-type="time" office:time-value="PT23H29M59.999999999S" calcext:value-type="time">
            <text:p>23:30:00</text:p>
          </table:table-cell>
          <table:table-cell table:formula="of:=IF([.L520]&lt;[.L519];[.M519]+[.H$2];[.M519])" office:value-type="float" office:value="1140" calcext:value-type="float">
            <text:p>1140</text:p>
          </table:table-cell>
          <table:table-cell table:formula="of:=OFFSET([.C$4];[.M520];0)" office:value-type="float" office:value="43764" calcext:value-type="float">
            <text:p>43764</text:p>
          </table:table-cell>
          <table:table-cell table:formula="of:=[.L520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20];0)&lt;=[.O5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15T21:13:19.779445" calcext:value-type="date">
            <text:p>2019-10-15 21:13:20</text:p>
          </table:table-cell>
          <table:table-cell table:style-name="ce7" table:formula="of:=[.A521]" office:value-type="date" office:date-value="2019-10-15T21:13:19.779445" calcext:value-type="date">
            <text:p>2019-10-15 21:13:20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21:13:19.7794453986" calcext:value-type="date">
            <text:p>12/30/99 09:13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=0;[.G520]+2+1/[.$H$2];[.G520]+1/[.$H$2])" office:value-type="float" office:value="8.63333333333334" calcext:value-type="float">
            <text:p>8,63333333333334</text:p>
          </table:table-cell>
          <table:table-cell table:number-columns-repeated="4"/>
          <table:table-cell table:formula="of:=SUM(MOD(SUM([.L520]-[.L$2];[.T$2]);[.R$2]-[.L$2]);[.L$2])" office:value-type="time" office:time-value="PT23H39M59.999999999S" calcext:value-type="time">
            <text:p>23:40:00</text:p>
          </table:table-cell>
          <table:table-cell table:formula="of:=IF([.L521]&lt;[.L520];[.M520]+[.H$2];[.M520])" office:value-type="float" office:value="1140" calcext:value-type="float">
            <text:p>1140</text:p>
          </table:table-cell>
          <table:table-cell table:formula="of:=OFFSET([.C$4];[.M521];0)" office:value-type="float" office:value="43764" calcext:value-type="float">
            <text:p>43764</text:p>
          </table:table-cell>
          <table:table-cell table:formula="of:=[.L521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21];0)&lt;=[.O5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15T20:53:03.6181" calcext:value-type="date">
            <text:p>2019-10-15 20:53:04</text:p>
          </table:table-cell>
          <table:table-cell table:style-name="ce7" table:formula="of:=[.A522]" office:value-type="date" office:date-value="2019-10-15T20:53:03.6181" calcext:value-type="date">
            <text:p>2019-10-15 20:53:04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20:53:03.61810036004" calcext:value-type="date">
            <text:p>12/30/99 08:53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=0;[.G521]+2+1/[.$H$2];[.G521]+1/[.$H$2])" office:value-type="float" office:value="8.65000000000001" calcext:value-type="float">
            <text:p>8,65000000000001</text:p>
          </table:table-cell>
          <table:table-cell table:number-columns-repeated="4"/>
          <table:table-cell table:formula="of:=SUM(MOD(SUM([.L521]-[.L$2];[.T$2]);[.R$2]-[.L$2]);[.L$2])" office:value-type="time" office:time-value="PT23H49M59.999999999S" calcext:value-type="time">
            <text:p>23:50:00</text:p>
          </table:table-cell>
          <table:table-cell table:formula="of:=IF([.L522]&lt;[.L521];[.M521]+[.H$2];[.M521])" office:value-type="float" office:value="1140" calcext:value-type="float">
            <text:p>1140</text:p>
          </table:table-cell>
          <table:table-cell table:formula="of:=OFFSET([.C$4];[.M522];0)" office:value-type="float" office:value="43764" calcext:value-type="float">
            <text:p>43764</text:p>
          </table:table-cell>
          <table:table-cell table:formula="of:=[.L522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22];0)&lt;=[.O5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15T20:46:23.100973" calcext:value-type="date">
            <text:p>2019-10-15 20:46:23</text:p>
          </table:table-cell>
          <table:table-cell table:style-name="ce7" table:formula="of:=[.A523]" office:value-type="date" office:date-value="2019-10-15T20:46:23.100973" calcext:value-type="date">
            <text:p>2019-10-15 20:46:23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20:46:23.10097334906" calcext:value-type="date">
            <text:p>12/30/99 08:46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=0;[.G522]+2+1/[.$H$2];[.G522]+1/[.$H$2])" office:value-type="float" office:value="8.66666666666668" calcext:value-type="float">
            <text:p>8,66666666666668</text:p>
          </table:table-cell>
          <table:table-cell table:number-columns-repeated="4"/>
          <table:table-cell table:formula="of:=SUM(MOD(SUM([.L522]-[.L$2];[.T$2]);[.R$2]-[.L$2]);[.L$2])" office:value-type="time" office:time-value="PT19H39M59.999999999S" calcext:value-type="time">
            <text:p>19:40:00</text:p>
          </table:table-cell>
          <table:table-cell table:formula="of:=IF([.L523]&lt;[.L522];[.M522]+[.H$2];[.M522])" office:value-type="float" office:value="1200" calcext:value-type="float">
            <text:p>1200</text:p>
          </table:table-cell>
          <table:table-cell table:formula="of:=OFFSET([.C$4];[.M523];0)" office:value-type="float" office:value="43765" calcext:value-type="float">
            <text:p>43765</text:p>
          </table:table-cell>
          <table:table-cell table:formula="of:=[.L523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23];0)&lt;=[.O5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15T20:36:31.189264" calcext:value-type="date">
            <text:p>2019-10-15 20:36:31</text:p>
          </table:table-cell>
          <table:table-cell table:style-name="ce7" table:formula="of:=[.A524]" office:value-type="date" office:date-value="2019-10-15T20:36:31.189264" calcext:value-type="date">
            <text:p>2019-10-15 20:36:31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20:36:31.18926424999" calcext:value-type="date">
            <text:p>12/30/99 08:36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=0;[.G523]+2+1/[.$H$2];[.G523]+1/[.$H$2])" office:value-type="float" office:value="8.68333333333334" calcext:value-type="float">
            <text:p>8,68333333333334</text:p>
          </table:table-cell>
          <table:table-cell table:number-columns-repeated="4"/>
          <table:table-cell table:formula="of:=SUM(MOD(SUM([.L523]-[.L$2];[.T$2]);[.R$2]-[.L$2]);[.L$2])" office:value-type="time" office:time-value="PT19H49M59.999999999S" calcext:value-type="time">
            <text:p>19:50:00</text:p>
          </table:table-cell>
          <table:table-cell table:formula="of:=IF([.L524]&lt;[.L523];[.M523]+[.H$2];[.M523])" office:value-type="float" office:value="1200" calcext:value-type="float">
            <text:p>1200</text:p>
          </table:table-cell>
          <table:table-cell table:formula="of:=OFFSET([.C$4];[.M524];0)" office:value-type="float" office:value="43765" calcext:value-type="float">
            <text:p>43765</text:p>
          </table:table-cell>
          <table:table-cell table:formula="of:=[.L524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24];0)&lt;=[.O5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15T20:30:31.279216" calcext:value-type="date">
            <text:p>2019-10-15 20:30:31</text:p>
          </table:table-cell>
          <table:table-cell table:style-name="ce7" table:formula="of:=[.A525]" office:value-type="date" office:date-value="2019-10-15T20:30:31.279216" calcext:value-type="date">
            <text:p>2019-10-15 20:30:31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20:30:31.27921556588" calcext:value-type="date">
            <text:p>12/30/99 08:30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=0;[.G524]+2+1/[.$H$2];[.G524]+1/[.$H$2])" office:value-type="float" office:value="8.70000000000001" calcext:value-type="float">
            <text:p>8,70000000000001</text:p>
          </table:table-cell>
          <table:table-cell table:number-columns-repeated="4"/>
          <table:table-cell table:formula="of:=SUM(MOD(SUM([.L524]-[.L$2];[.T$2]);[.R$2]-[.L$2]);[.L$2])" office:value-type="time" office:time-value="PT19H59M59.999999999S" calcext:value-type="time">
            <text:p>20:00:00</text:p>
          </table:table-cell>
          <table:table-cell table:formula="of:=IF([.L525]&lt;[.L524];[.M524]+[.H$2];[.M524])" office:value-type="float" office:value="1200" calcext:value-type="float">
            <text:p>1200</text:p>
          </table:table-cell>
          <table:table-cell table:formula="of:=OFFSET([.C$4];[.M525];0)" office:value-type="float" office:value="43765" calcext:value-type="float">
            <text:p>43765</text:p>
          </table:table-cell>
          <table:table-cell table:formula="of:=[.L525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25];0)&lt;=[.O5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15T20:52:35.342338" calcext:value-type="date">
            <text:p>2019-10-15 20:52:35</text:p>
          </table:table-cell>
          <table:table-cell table:style-name="ce7" table:formula="of:=[.A526]" office:value-type="date" office:date-value="2019-10-15T20:52:35.342338" calcext:value-type="date">
            <text:p>2019-10-15 20:52:35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20:52:35.34233779181" calcext:value-type="date">
            <text:p>12/30/99 08:52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=0;[.G525]+2+1/[.$H$2];[.G525]+1/[.$H$2])" office:value-type="float" office:value="8.71666666666668" calcext:value-type="float">
            <text:p>8,71666666666668</text:p>
          </table:table-cell>
          <table:table-cell table:number-columns-repeated="4"/>
          <table:table-cell table:formula="of:=SUM(MOD(SUM([.L525]-[.L$2];[.T$2]);[.R$2]-[.L$2]);[.L$2])" office:value-type="time" office:time-value="PT20H09M59.999999999S" calcext:value-type="time">
            <text:p>20:10:00</text:p>
          </table:table-cell>
          <table:table-cell table:formula="of:=IF([.L526]&lt;[.L525];[.M525]+[.H$2];[.M525])" office:value-type="float" office:value="1200" calcext:value-type="float">
            <text:p>1200</text:p>
          </table:table-cell>
          <table:table-cell table:formula="of:=OFFSET([.C$4];[.M526];0)" office:value-type="float" office:value="43765" calcext:value-type="float">
            <text:p>43765</text:p>
          </table:table-cell>
          <table:table-cell table:formula="of:=[.L526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26];0)&lt;=[.O5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15T20:46:26.30527" calcext:value-type="date">
            <text:p>2019-10-15 20:46:26</text:p>
          </table:table-cell>
          <table:table-cell table:style-name="ce7" table:formula="of:=[.A527]" office:value-type="date" office:date-value="2019-10-15T20:46:26.30527" calcext:value-type="date">
            <text:p>2019-10-15 20:46:26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20:46:26.3052703673" calcext:value-type="date">
            <text:p>12/30/99 08:46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=0;[.G526]+2+1/[.$H$2];[.G526]+1/[.$H$2])" office:value-type="float" office:value="8.73333333333335" calcext:value-type="float">
            <text:p>8,73333333333335</text:p>
          </table:table-cell>
          <table:table-cell table:number-columns-repeated="4"/>
          <table:table-cell table:formula="of:=SUM(MOD(SUM([.L526]-[.L$2];[.T$2]);[.R$2]-[.L$2]);[.L$2])" office:value-type="time" office:time-value="PT20H19M59.999999999S" calcext:value-type="time">
            <text:p>20:20:00</text:p>
          </table:table-cell>
          <table:table-cell table:formula="of:=IF([.L527]&lt;[.L526];[.M526]+[.H$2];[.M526])" office:value-type="float" office:value="1200" calcext:value-type="float">
            <text:p>1200</text:p>
          </table:table-cell>
          <table:table-cell table:formula="of:=OFFSET([.C$4];[.M527];0)" office:value-type="float" office:value="43765" calcext:value-type="float">
            <text:p>43765</text:p>
          </table:table-cell>
          <table:table-cell table:formula="of:=[.L527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27];0)&lt;=[.O5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15T20:41:01.856672" calcext:value-type="date">
            <text:p>2019-10-15 20:41:02</text:p>
          </table:table-cell>
          <table:table-cell table:style-name="ce7" table:formula="of:=[.A528]" office:value-type="date" office:date-value="2019-10-15T20:41:01.856672" calcext:value-type="date">
            <text:p>2019-10-15 20:41:02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20:41:01.8566718651" calcext:value-type="date">
            <text:p>12/30/99 08:41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=0;[.G527]+2+1/[.$H$2];[.G527]+1/[.$H$2])" office:value-type="float" office:value="8.75000000000001" calcext:value-type="float">
            <text:p>8,75000000000001</text:p>
          </table:table-cell>
          <table:table-cell table:number-columns-repeated="4"/>
          <table:table-cell table:formula="of:=SUM(MOD(SUM([.L527]-[.L$2];[.T$2]);[.R$2]-[.L$2]);[.L$2])" office:value-type="time" office:time-value="PT20H29M59.999999999S" calcext:value-type="time">
            <text:p>20:30:00</text:p>
          </table:table-cell>
          <table:table-cell table:formula="of:=IF([.L528]&lt;[.L527];[.M527]+[.H$2];[.M527])" office:value-type="float" office:value="1200" calcext:value-type="float">
            <text:p>1200</text:p>
          </table:table-cell>
          <table:table-cell table:formula="of:=OFFSET([.C$4];[.M528];0)" office:value-type="float" office:value="43765" calcext:value-type="float">
            <text:p>43765</text:p>
          </table:table-cell>
          <table:table-cell table:formula="of:=[.L528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28];0)&lt;=[.O5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15T21:17:27.185422" calcext:value-type="date">
            <text:p>2019-10-15 21:17:27</text:p>
          </table:table-cell>
          <table:table-cell table:style-name="ce7" table:formula="of:=[.A529]" office:value-type="date" office:date-value="2019-10-15T21:17:27.185422" calcext:value-type="date">
            <text:p>2019-10-15 21:17:27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21:17:27.18542215414" calcext:value-type="date">
            <text:p>12/30/99 09:17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=0;[.G528]+2+1/[.$H$2];[.G528]+1/[.$H$2])" office:value-type="float" office:value="8.76666666666668" calcext:value-type="float">
            <text:p>8,76666666666668</text:p>
          </table:table-cell>
          <table:table-cell table:number-columns-repeated="4"/>
          <table:table-cell table:formula="of:=SUM(MOD(SUM([.L528]-[.L$2];[.T$2]);[.R$2]-[.L$2]);[.L$2])" office:value-type="time" office:time-value="PT20H39M59.999999999S" calcext:value-type="time">
            <text:p>20:40:00</text:p>
          </table:table-cell>
          <table:table-cell table:formula="of:=IF([.L529]&lt;[.L528];[.M528]+[.H$2];[.M528])" office:value-type="float" office:value="1200" calcext:value-type="float">
            <text:p>1200</text:p>
          </table:table-cell>
          <table:table-cell table:formula="of:=OFFSET([.C$4];[.M529];0)" office:value-type="float" office:value="43765" calcext:value-type="float">
            <text:p>43765</text:p>
          </table:table-cell>
          <table:table-cell table:formula="of:=[.L529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29];0)&lt;=[.O5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15T21:15:07.189087" calcext:value-type="date">
            <text:p>2019-10-15 21:15:07</text:p>
          </table:table-cell>
          <table:table-cell table:style-name="ce7" table:formula="of:=[.A530]" office:value-type="date" office:date-value="2019-10-15T21:15:07.189087" calcext:value-type="date">
            <text:p>2019-10-15 21:15:07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21:15:07.18908710405" calcext:value-type="date">
            <text:p>12/30/99 09:15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=0;[.G529]+2+1/[.$H$2];[.G529]+1/[.$H$2])" office:value-type="float" office:value="8.78333333333335" calcext:value-type="float">
            <text:p>8,78333333333335</text:p>
          </table:table-cell>
          <table:table-cell table:number-columns-repeated="4"/>
          <table:table-cell table:formula="of:=SUM(MOD(SUM([.L529]-[.L$2];[.T$2]);[.R$2]-[.L$2]);[.L$2])" office:value-type="time" office:time-value="PT20H49M59.999999999S" calcext:value-type="time">
            <text:p>20:50:00</text:p>
          </table:table-cell>
          <table:table-cell table:formula="of:=IF([.L530]&lt;[.L529];[.M529]+[.H$2];[.M529])" office:value-type="float" office:value="1200" calcext:value-type="float">
            <text:p>1200</text:p>
          </table:table-cell>
          <table:table-cell table:formula="of:=OFFSET([.C$4];[.M530];0)" office:value-type="float" office:value="43765" calcext:value-type="float">
            <text:p>43765</text:p>
          </table:table-cell>
          <table:table-cell table:formula="of:=[.L530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30];0)&lt;=[.O5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15T21:30:00.098996" calcext:value-type="date">
            <text:p>2019-10-15 21:30:00</text:p>
          </table:table-cell>
          <table:table-cell table:style-name="ce7" table:formula="of:=[.A531]" office:value-type="date" office:date-value="2019-10-15T21:30:00.098996" calcext:value-type="date">
            <text:p>2019-10-15 21:30:00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21:30:00.09899635334" calcext:value-type="date">
            <text:p>12/30/99 09:30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=0;[.G530]+2+1/[.$H$2];[.G530]+1/[.$H$2])" office:value-type="float" office:value="8.80000000000002" calcext:value-type="float">
            <text:p>8,80000000000002</text:p>
          </table:table-cell>
          <table:table-cell table:number-columns-repeated="4"/>
          <table:table-cell table:formula="of:=SUM(MOD(SUM([.L530]-[.L$2];[.T$2]);[.R$2]-[.L$2]);[.L$2])" office:value-type="time" office:time-value="PT20H59M59.999999999S" calcext:value-type="time">
            <text:p>21:00:00</text:p>
          </table:table-cell>
          <table:table-cell table:formula="of:=IF([.L531]&lt;[.L530];[.M530]+[.H$2];[.M530])" office:value-type="float" office:value="1200" calcext:value-type="float">
            <text:p>1200</text:p>
          </table:table-cell>
          <table:table-cell table:formula="of:=OFFSET([.C$4];[.M531];0)" office:value-type="float" office:value="43765" calcext:value-type="float">
            <text:p>43765</text:p>
          </table:table-cell>
          <table:table-cell table:formula="of:=[.L531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31];0)&lt;=[.O5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15T20:47:20.974263" calcext:value-type="date">
            <text:p>2019-10-15 20:47:21</text:p>
          </table:table-cell>
          <table:table-cell table:style-name="ce7" table:formula="of:=[.A532]" office:value-type="date" office:date-value="2019-10-15T20:47:20.974263" calcext:value-type="date">
            <text:p>2019-10-15 20:47:21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20:47:20.97426258959" calcext:value-type="date">
            <text:p>12/30/99 08:47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=0;[.G531]+2+1/[.$H$2];[.G531]+1/[.$H$2])" office:value-type="float" office:value="8.81666666666668" calcext:value-type="float">
            <text:p>8,81666666666668</text:p>
          </table:table-cell>
          <table:table-cell table:number-columns-repeated="4"/>
          <table:table-cell table:formula="of:=SUM(MOD(SUM([.L531]-[.L$2];[.T$2]);[.R$2]-[.L$2]);[.L$2])" office:value-type="time" office:time-value="PT21H09M59.999999999S" calcext:value-type="time">
            <text:p>21:10:00</text:p>
          </table:table-cell>
          <table:table-cell table:formula="of:=IF([.L532]&lt;[.L531];[.M531]+[.H$2];[.M531])" office:value-type="float" office:value="1200" calcext:value-type="float">
            <text:p>1200</text:p>
          </table:table-cell>
          <table:table-cell table:formula="of:=OFFSET([.C$4];[.M532];0)" office:value-type="float" office:value="43765" calcext:value-type="float">
            <text:p>43765</text:p>
          </table:table-cell>
          <table:table-cell table:formula="of:=[.L532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32];0)&lt;=[.O5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15T20:42:41.374481" calcext:value-type="date">
            <text:p>2019-10-15 20:42:41</text:p>
          </table:table-cell>
          <table:table-cell table:style-name="ce7" table:formula="of:=[.A533]" office:value-type="date" office:date-value="2019-10-15T20:42:41.374481" calcext:value-type="date">
            <text:p>2019-10-15 20:42:41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20:42:41.37448099907" calcext:value-type="date">
            <text:p>12/30/99 08:42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=0;[.G532]+2+1/[.$H$2];[.G532]+1/[.$H$2])" office:value-type="float" office:value="8.83333333333335" calcext:value-type="float">
            <text:p>8,83333333333335</text:p>
          </table:table-cell>
          <table:table-cell table:number-columns-repeated="4"/>
          <table:table-cell table:formula="of:=SUM(MOD(SUM([.L532]-[.L$2];[.T$2]);[.R$2]-[.L$2]);[.L$2])" office:value-type="time" office:time-value="PT21H19M59.999999999S" calcext:value-type="time">
            <text:p>21:20:00</text:p>
          </table:table-cell>
          <table:table-cell table:formula="of:=IF([.L533]&lt;[.L532];[.M532]+[.H$2];[.M532])" office:value-type="float" office:value="1200" calcext:value-type="float">
            <text:p>1200</text:p>
          </table:table-cell>
          <table:table-cell table:formula="of:=OFFSET([.C$4];[.M533];0)" office:value-type="float" office:value="43765" calcext:value-type="float">
            <text:p>43765</text:p>
          </table:table-cell>
          <table:table-cell table:formula="of:=[.L533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33];0)&lt;=[.O5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15T21:07:44.983016" calcext:value-type="date">
            <text:p>2019-10-15 21:07:45</text:p>
          </table:table-cell>
          <table:table-cell table:style-name="ce7" table:formula="of:=[.A534]" office:value-type="date" office:date-value="2019-10-15T21:07:44.983016" calcext:value-type="date">
            <text:p>2019-10-15 21:07:45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21:07:44.98301590327" calcext:value-type="date">
            <text:p>12/30/99 09:07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=0;[.G533]+2+1/[.$H$2];[.G533]+1/[.$H$2])" office:value-type="float" office:value="8.85000000000002" calcext:value-type="float">
            <text:p>8,85000000000002</text:p>
          </table:table-cell>
          <table:table-cell table:number-columns-repeated="4"/>
          <table:table-cell table:formula="of:=SUM(MOD(SUM([.L533]-[.L$2];[.T$2]);[.R$2]-[.L$2]);[.L$2])" office:value-type="time" office:time-value="PT21H29M59.999999999S" calcext:value-type="time">
            <text:p>21:30:00</text:p>
          </table:table-cell>
          <table:table-cell table:formula="of:=IF([.L534]&lt;[.L533];[.M533]+[.H$2];[.M533])" office:value-type="float" office:value="1200" calcext:value-type="float">
            <text:p>1200</text:p>
          </table:table-cell>
          <table:table-cell table:formula="of:=OFFSET([.C$4];[.M534];0)" office:value-type="float" office:value="43765" calcext:value-type="float">
            <text:p>43765</text:p>
          </table:table-cell>
          <table:table-cell table:formula="of:=[.L534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34];0)&lt;=[.O5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15T21:18:29.713195" calcext:value-type="date">
            <text:p>2019-10-15 21:18:30</text:p>
          </table:table-cell>
          <table:table-cell table:style-name="ce7" table:formula="of:=[.A535]" office:value-type="date" office:date-value="2019-10-15T21:18:29.713195" calcext:value-type="date">
            <text:p>2019-10-15 21:18:30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21:18:29.71319542732" calcext:value-type="date">
            <text:p>12/30/99 09:18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=0;[.G534]+2+1/[.$H$2];[.G534]+1/[.$H$2])" office:value-type="float" office:value="8.86666666666669" calcext:value-type="float">
            <text:p>8,86666666666669</text:p>
          </table:table-cell>
          <table:table-cell table:number-columns-repeated="4"/>
          <table:table-cell table:formula="of:=SUM(MOD(SUM([.L534]-[.L$2];[.T$2]);[.R$2]-[.L$2]);[.L$2])" office:value-type="time" office:time-value="PT21H39M59.999999999S" calcext:value-type="time">
            <text:p>21:40:00</text:p>
          </table:table-cell>
          <table:table-cell table:formula="of:=IF([.L535]&lt;[.L534];[.M534]+[.H$2];[.M534])" office:value-type="float" office:value="1200" calcext:value-type="float">
            <text:p>1200</text:p>
          </table:table-cell>
          <table:table-cell table:formula="of:=OFFSET([.C$4];[.M535];0)" office:value-type="float" office:value="43765" calcext:value-type="float">
            <text:p>43765</text:p>
          </table:table-cell>
          <table:table-cell table:formula="of:=[.L535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35];0)&lt;=[.O5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15T20:15:51.783416" calcext:value-type="date">
            <text:p>2019-10-15 20:15:52</text:p>
          </table:table-cell>
          <table:table-cell table:style-name="ce7" table:formula="of:=[.A536]" office:value-type="date" office:date-value="2019-10-15T20:15:51.783416" calcext:value-type="date">
            <text:p>2019-10-15 20:15:52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20:15:51.7834164435" calcext:value-type="date">
            <text:p>12/30/99 08:15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=0;[.G535]+2+1/[.$H$2];[.G535]+1/[.$H$2])" office:value-type="float" office:value="8.88333333333335" calcext:value-type="float">
            <text:p>8,88333333333335</text:p>
          </table:table-cell>
          <table:table-cell table:number-columns-repeated="4"/>
          <table:table-cell table:formula="of:=SUM(MOD(SUM([.L535]-[.L$2];[.T$2]);[.R$2]-[.L$2]);[.L$2])" office:value-type="time" office:time-value="PT21H49M59.999999999S" calcext:value-type="time">
            <text:p>21:50:00</text:p>
          </table:table-cell>
          <table:table-cell table:formula="of:=IF([.L536]&lt;[.L535];[.M535]+[.H$2];[.M535])" office:value-type="float" office:value="1200" calcext:value-type="float">
            <text:p>1200</text:p>
          </table:table-cell>
          <table:table-cell table:formula="of:=OFFSET([.C$4];[.M536];0)" office:value-type="float" office:value="43765" calcext:value-type="float">
            <text:p>43765</text:p>
          </table:table-cell>
          <table:table-cell table:formula="of:=[.L536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36];0)&lt;=[.O5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15T20:51:20.820003" calcext:value-type="date">
            <text:p>2019-10-15 20:51:21</text:p>
          </table:table-cell>
          <table:table-cell table:style-name="ce7" table:formula="of:=[.A537]" office:value-type="date" office:date-value="2019-10-15T20:51:20.820003" calcext:value-type="date">
            <text:p>2019-10-15 20:51:21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20:51:20.82000261638" calcext:value-type="date">
            <text:p>12/30/99 08:51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=0;[.G536]+2+1/[.$H$2];[.G536]+1/[.$H$2])" office:value-type="float" office:value="8.90000000000002" calcext:value-type="float">
            <text:p>8,90000000000002</text:p>
          </table:table-cell>
          <table:table-cell table:number-columns-repeated="4"/>
          <table:table-cell table:formula="of:=SUM(MOD(SUM([.L536]-[.L$2];[.T$2]);[.R$2]-[.L$2]);[.L$2])" office:value-type="time" office:time-value="PT21H59M59.999999999S" calcext:value-type="time">
            <text:p>22:00:00</text:p>
          </table:table-cell>
          <table:table-cell table:formula="of:=IF([.L537]&lt;[.L536];[.M536]+[.H$2];[.M536])" office:value-type="float" office:value="1200" calcext:value-type="float">
            <text:p>1200</text:p>
          </table:table-cell>
          <table:table-cell table:formula="of:=OFFSET([.C$4];[.M537];0)" office:value-type="float" office:value="43765" calcext:value-type="float">
            <text:p>43765</text:p>
          </table:table-cell>
          <table:table-cell table:formula="of:=[.L537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37];0)&lt;=[.O5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15T20:39:15.048797" calcext:value-type="date">
            <text:p>2019-10-15 20:39:15</text:p>
          </table:table-cell>
          <table:table-cell table:style-name="ce7" table:formula="of:=[.A538]" office:value-type="date" office:date-value="2019-10-15T20:39:15.048797" calcext:value-type="date">
            <text:p>2019-10-15 20:39:15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20:39:15.04879653454" calcext:value-type="date">
            <text:p>12/30/99 08:39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=0;[.G537]+2+1/[.$H$2];[.G537]+1/[.$H$2])" office:value-type="float" office:value="8.91666666666669" calcext:value-type="float">
            <text:p>8,91666666666669</text:p>
          </table:table-cell>
          <table:table-cell table:number-columns-repeated="4"/>
          <table:table-cell table:formula="of:=SUM(MOD(SUM([.L537]-[.L$2];[.T$2]);[.R$2]-[.L$2]);[.L$2])" office:value-type="time" office:time-value="PT22H09M59.999999999S" calcext:value-type="time">
            <text:p>22:10:00</text:p>
          </table:table-cell>
          <table:table-cell table:formula="of:=IF([.L538]&lt;[.L537];[.M537]+[.H$2];[.M537])" office:value-type="float" office:value="1200" calcext:value-type="float">
            <text:p>1200</text:p>
          </table:table-cell>
          <table:table-cell table:formula="of:=OFFSET([.C$4];[.M538];0)" office:value-type="float" office:value="43765" calcext:value-type="float">
            <text:p>43765</text:p>
          </table:table-cell>
          <table:table-cell table:formula="of:=[.L538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38];0)&lt;=[.O5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15T20:35:55.204778" calcext:value-type="date">
            <text:p>2019-10-15 20:35:55</text:p>
          </table:table-cell>
          <table:table-cell table:style-name="ce7" table:formula="of:=[.A539]" office:value-type="date" office:date-value="2019-10-15T20:35:55.204778" calcext:value-type="date">
            <text:p>2019-10-15 20:35:55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20:35:55.20477828104" calcext:value-type="date">
            <text:p>12/30/99 08:35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=0;[.G538]+2+1/[.$H$2];[.G538]+1/[.$H$2])" office:value-type="float" office:value="8.93333333333336" calcext:value-type="float">
            <text:p>8,93333333333336</text:p>
          </table:table-cell>
          <table:table-cell table:number-columns-repeated="4"/>
          <table:table-cell table:formula="of:=SUM(MOD(SUM([.L538]-[.L$2];[.T$2]);[.R$2]-[.L$2]);[.L$2])" office:value-type="time" office:time-value="PT22H19M59.999999999S" calcext:value-type="time">
            <text:p>22:20:00</text:p>
          </table:table-cell>
          <table:table-cell table:formula="of:=IF([.L539]&lt;[.L538];[.M538]+[.H$2];[.M538])" office:value-type="float" office:value="1200" calcext:value-type="float">
            <text:p>1200</text:p>
          </table:table-cell>
          <table:table-cell table:formula="of:=OFFSET([.C$4];[.M539];0)" office:value-type="float" office:value="43765" calcext:value-type="float">
            <text:p>43765</text:p>
          </table:table-cell>
          <table:table-cell table:formula="of:=[.L539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39];0)&lt;=[.O5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15T20:36:58.367613" calcext:value-type="date">
            <text:p>2019-10-15 20:36:58</text:p>
          </table:table-cell>
          <table:table-cell table:style-name="ce7" table:formula="of:=[.A540]" office:value-type="date" office:date-value="2019-10-15T20:36:58.367613" calcext:value-type="date">
            <text:p>2019-10-15 20:36:58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20:36:58.36761273444" calcext:value-type="date">
            <text:p>12/30/99 08:36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=0;[.G539]+2+1/[.$H$2];[.G539]+1/[.$H$2])" office:value-type="float" office:value="8.95000000000002" calcext:value-type="float">
            <text:p>8,95000000000002</text:p>
          </table:table-cell>
          <table:table-cell table:number-columns-repeated="4"/>
          <table:table-cell table:formula="of:=SUM(MOD(SUM([.L539]-[.L$2];[.T$2]);[.R$2]-[.L$2]);[.L$2])" office:value-type="time" office:time-value="PT22H29M59.999999999S" calcext:value-type="time">
            <text:p>22:30:00</text:p>
          </table:table-cell>
          <table:table-cell table:formula="of:=IF([.L540]&lt;[.L539];[.M539]+[.H$2];[.M539])" office:value-type="float" office:value="1200" calcext:value-type="float">
            <text:p>1200</text:p>
          </table:table-cell>
          <table:table-cell table:formula="of:=OFFSET([.C$4];[.M540];0)" office:value-type="float" office:value="43765" calcext:value-type="float">
            <text:p>43765</text:p>
          </table:table-cell>
          <table:table-cell table:formula="of:=[.L540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40];0)&lt;=[.O5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15T20:59:33.074926" calcext:value-type="date">
            <text:p>2019-10-15 20:59:33</text:p>
          </table:table-cell>
          <table:table-cell table:style-name="ce7" table:formula="of:=[.A541]" office:value-type="date" office:date-value="2019-10-15T20:59:33.074926" calcext:value-type="date">
            <text:p>2019-10-15 20:59:33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20:59:33.07492601685" calcext:value-type="date">
            <text:p>12/30/99 08:59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=0;[.G540]+2+1/[.$H$2];[.G540]+1/[.$H$2])" office:value-type="float" office:value="8.96666666666669" calcext:value-type="float">
            <text:p>8,96666666666669</text:p>
          </table:table-cell>
          <table:table-cell table:number-columns-repeated="4"/>
          <table:table-cell table:formula="of:=SUM(MOD(SUM([.L540]-[.L$2];[.T$2]);[.R$2]-[.L$2]);[.L$2])" office:value-type="time" office:time-value="PT22H39M59.999999999S" calcext:value-type="time">
            <text:p>22:40:00</text:p>
          </table:table-cell>
          <table:table-cell table:formula="of:=IF([.L541]&lt;[.L540];[.M540]+[.H$2];[.M540])" office:value-type="float" office:value="1200" calcext:value-type="float">
            <text:p>1200</text:p>
          </table:table-cell>
          <table:table-cell table:formula="of:=OFFSET([.C$4];[.M541];0)" office:value-type="float" office:value="43765" calcext:value-type="float">
            <text:p>43765</text:p>
          </table:table-cell>
          <table:table-cell table:formula="of:=[.L541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41];0)&lt;=[.O5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15T20:44:52.480642" calcext:value-type="date">
            <text:p>2019-10-15 20:44:52</text:p>
          </table:table-cell>
          <table:table-cell table:style-name="ce7" table:formula="of:=[.A542]" office:value-type="date" office:date-value="2019-10-15T20:44:52.480642" calcext:value-type="date">
            <text:p>2019-10-15 20:44:52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20:44:52.48064160347" calcext:value-type="date">
            <text:p>12/30/99 08:44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=0;[.G541]+2+1/[.$H$2];[.G541]+1/[.$H$2])" office:value-type="float" office:value="8.98333333333336" calcext:value-type="float">
            <text:p>8,98333333333336</text:p>
          </table:table-cell>
          <table:table-cell table:number-columns-repeated="4"/>
          <table:table-cell table:formula="of:=SUM(MOD(SUM([.L541]-[.L$2];[.T$2]);[.R$2]-[.L$2]);[.L$2])" office:value-type="time" office:time-value="PT22H49M59.999999999S" calcext:value-type="time">
            <text:p>22:50:00</text:p>
          </table:table-cell>
          <table:table-cell table:formula="of:=IF([.L542]&lt;[.L541];[.M541]+[.H$2];[.M541])" office:value-type="float" office:value="1200" calcext:value-type="float">
            <text:p>1200</text:p>
          </table:table-cell>
          <table:table-cell table:formula="of:=OFFSET([.C$4];[.M542];0)" office:value-type="float" office:value="43765" calcext:value-type="float">
            <text:p>43765</text:p>
          </table:table-cell>
          <table:table-cell table:formula="of:=[.L542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42];0)&lt;=[.O5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16T20:24:34.987397" calcext:value-type="date">
            <text:p>2019-10-16 20:24:35</text:p>
          </table:table-cell>
          <table:table-cell table:style-name="ce7" table:formula="of:=[.A543]" office:value-type="date" office:date-value="2019-10-16T20:24:34.987397" calcext:value-type="date">
            <text:p>2019-10-16 20:24:35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20:24:34.98739748262" calcext:value-type="date">
            <text:p>12/30/99 08:24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=0;[.G542]+2+1/[.$H$2];[.G542]+1/[.$H$2])" office:value-type="float" office:value="9.00000000000003" calcext:value-type="float">
            <text:p>9,00000000000003</text:p>
          </table:table-cell>
          <table:table-cell table:number-columns-repeated="4"/>
          <table:table-cell table:formula="of:=SUM(MOD(SUM([.L542]-[.L$2];[.T$2]);[.R$2]-[.L$2]);[.L$2])" office:value-type="time" office:time-value="PT22H59M59.999999999S" calcext:value-type="time">
            <text:p>23:00:00</text:p>
          </table:table-cell>
          <table:table-cell table:formula="of:=IF([.L543]&lt;[.L542];[.M542]+[.H$2];[.M542])" office:value-type="float" office:value="1200" calcext:value-type="float">
            <text:p>1200</text:p>
          </table:table-cell>
          <table:table-cell table:formula="of:=OFFSET([.C$4];[.M543];0)" office:value-type="float" office:value="43765" calcext:value-type="float">
            <text:p>43765</text:p>
          </table:table-cell>
          <table:table-cell table:formula="of:=[.L543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43];0)&lt;=[.O5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16T20:42:48.226332" calcext:value-type="date">
            <text:p>2019-10-16 20:42:48</text:p>
          </table:table-cell>
          <table:table-cell table:style-name="ce7" table:formula="of:=[.A544]" office:value-type="date" office:date-value="2019-10-16T20:42:48.226332" calcext:value-type="date">
            <text:p>2019-10-16 20:42:48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20:42:48.2263322873" calcext:value-type="date">
            <text:p>12/30/99 08:42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=0;[.G543]+2+1/[.$H$2];[.G543]+1/[.$H$2])" office:value-type="float" office:value="9.01666666666669" calcext:value-type="float">
            <text:p>9,01666666666669</text:p>
          </table:table-cell>
          <table:table-cell table:number-columns-repeated="4"/>
          <table:table-cell table:formula="of:=SUM(MOD(SUM([.L543]-[.L$2];[.T$2]);[.R$2]-[.L$2]);[.L$2])" office:value-type="time" office:time-value="PT23H09M59.999999999S" calcext:value-type="time">
            <text:p>23:10:00</text:p>
          </table:table-cell>
          <table:table-cell table:formula="of:=IF([.L544]&lt;[.L543];[.M543]+[.H$2];[.M543])" office:value-type="float" office:value="1200" calcext:value-type="float">
            <text:p>1200</text:p>
          </table:table-cell>
          <table:table-cell table:formula="of:=OFFSET([.C$4];[.M544];0)" office:value-type="float" office:value="43765" calcext:value-type="float">
            <text:p>43765</text:p>
          </table:table-cell>
          <table:table-cell table:formula="of:=[.L544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44];0)&lt;=[.O5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16T21:17:46.972868" calcext:value-type="date">
            <text:p>2019-10-16 21:17:47</text:p>
          </table:table-cell>
          <table:table-cell table:style-name="ce7" table:formula="of:=[.A545]" office:value-type="date" office:date-value="2019-10-16T21:17:46.972868" calcext:value-type="date">
            <text:p>2019-10-16 21:17:47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21:17:46.97286826093" calcext:value-type="date">
            <text:p>12/30/99 09:17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=0;[.G544]+2+1/[.$H$2];[.G544]+1/[.$H$2])" office:value-type="float" office:value="9.03333333333336" calcext:value-type="float">
            <text:p>9,03333333333336</text:p>
          </table:table-cell>
          <table:table-cell table:number-columns-repeated="4"/>
          <table:table-cell table:formula="of:=SUM(MOD(SUM([.L544]-[.L$2];[.T$2]);[.R$2]-[.L$2]);[.L$2])" office:value-type="time" office:time-value="PT23H19M59.999999999S" calcext:value-type="time">
            <text:p>23:20:00</text:p>
          </table:table-cell>
          <table:table-cell table:formula="of:=IF([.L545]&lt;[.L544];[.M544]+[.H$2];[.M544])" office:value-type="float" office:value="1200" calcext:value-type="float">
            <text:p>1200</text:p>
          </table:table-cell>
          <table:table-cell table:formula="of:=OFFSET([.C$4];[.M545];0)" office:value-type="float" office:value="43765" calcext:value-type="float">
            <text:p>43765</text:p>
          </table:table-cell>
          <table:table-cell table:formula="of:=[.L545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45];0)&lt;=[.O5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16T21:03:10.347547" calcext:value-type="date">
            <text:p>2019-10-16 21:03:10</text:p>
          </table:table-cell>
          <table:table-cell table:style-name="ce7" table:formula="of:=[.A546]" office:value-type="date" office:date-value="2019-10-16T21:03:10.347547" calcext:value-type="date">
            <text:p>2019-10-16 21:03:10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21:03:10.3475468047" calcext:value-type="date">
            <text:p>12/30/99 09:03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=0;[.G545]+2+1/[.$H$2];[.G545]+1/[.$H$2])" office:value-type="float" office:value="9.05000000000003" calcext:value-type="float">
            <text:p>9,05000000000003</text:p>
          </table:table-cell>
          <table:table-cell table:number-columns-repeated="4"/>
          <table:table-cell table:formula="of:=SUM(MOD(SUM([.L545]-[.L$2];[.T$2]);[.R$2]-[.L$2]);[.L$2])" office:value-type="time" office:time-value="PT23H29M59.999999999S" calcext:value-type="time">
            <text:p>23:30:00</text:p>
          </table:table-cell>
          <table:table-cell table:formula="of:=IF([.L546]&lt;[.L545];[.M545]+[.H$2];[.M545])" office:value-type="float" office:value="1200" calcext:value-type="float">
            <text:p>1200</text:p>
          </table:table-cell>
          <table:table-cell table:formula="of:=OFFSET([.C$4];[.M546];0)" office:value-type="float" office:value="43765" calcext:value-type="float">
            <text:p>43765</text:p>
          </table:table-cell>
          <table:table-cell table:formula="of:=[.L546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46];0)&lt;=[.O5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16T21:04:43.589312" calcext:value-type="date">
            <text:p>2019-10-16 21:04:44</text:p>
          </table:table-cell>
          <table:table-cell table:style-name="ce7" table:formula="of:=[.A547]" office:value-type="date" office:date-value="2019-10-16T21:04:43.589312" calcext:value-type="date">
            <text:p>2019-10-16 21:04:44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21:04:43.58931185212" calcext:value-type="date">
            <text:p>12/30/99 09:04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=0;[.G546]+2+1/[.$H$2];[.G546]+1/[.$H$2])" office:value-type="float" office:value="9.0666666666667" calcext:value-type="float">
            <text:p>9,0666666666667</text:p>
          </table:table-cell>
          <table:table-cell table:number-columns-repeated="4"/>
          <table:table-cell table:formula="of:=SUM(MOD(SUM([.L546]-[.L$2];[.T$2]);[.R$2]-[.L$2]);[.L$2])" office:value-type="time" office:time-value="PT23H39M59.999999999S" calcext:value-type="time">
            <text:p>23:40:00</text:p>
          </table:table-cell>
          <table:table-cell table:formula="of:=IF([.L547]&lt;[.L546];[.M546]+[.H$2];[.M546])" office:value-type="float" office:value="1200" calcext:value-type="float">
            <text:p>1200</text:p>
          </table:table-cell>
          <table:table-cell table:formula="of:=OFFSET([.C$4];[.M547];0)" office:value-type="float" office:value="43765" calcext:value-type="float">
            <text:p>43765</text:p>
          </table:table-cell>
          <table:table-cell table:formula="of:=[.L547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47];0)&lt;=[.O5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16T20:36:13.22843" calcext:value-type="date">
            <text:p>2019-10-16 20:36:13</text:p>
          </table:table-cell>
          <table:table-cell table:style-name="ce7" table:formula="of:=[.A548]" office:value-type="date" office:date-value="2019-10-16T20:36:13.22843" calcext:value-type="date">
            <text:p>2019-10-16 20:36:13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20:36:13.22843014263" calcext:value-type="date">
            <text:p>12/30/99 08:36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=0;[.G547]+2+1/[.$H$2];[.G547]+1/[.$H$2])" office:value-type="float" office:value="9.08333333333336" calcext:value-type="float">
            <text:p>9,08333333333336</text:p>
          </table:table-cell>
          <table:table-cell table:number-columns-repeated="4"/>
          <table:table-cell table:formula="of:=SUM(MOD(SUM([.L547]-[.L$2];[.T$2]);[.R$2]-[.L$2]);[.L$2])" office:value-type="time" office:time-value="PT23H49M59.999999999S" calcext:value-type="time">
            <text:p>23:50:00</text:p>
          </table:table-cell>
          <table:table-cell table:formula="of:=IF([.L548]&lt;[.L547];[.M547]+[.H$2];[.M547])" office:value-type="float" office:value="1200" calcext:value-type="float">
            <text:p>1200</text:p>
          </table:table-cell>
          <table:table-cell table:formula="of:=OFFSET([.C$4];[.M548];0)" office:value-type="float" office:value="43765" calcext:value-type="float">
            <text:p>43765</text:p>
          </table:table-cell>
          <table:table-cell table:formula="of:=[.L548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48];0)&lt;=[.O5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16T21:05:14.696869" calcext:value-type="date">
            <text:p>2019-10-16 21:05:15</text:p>
          </table:table-cell>
          <table:table-cell table:style-name="ce7" table:formula="of:=[.A549]" office:value-type="date" office:date-value="2019-10-16T21:05:14.696869" calcext:value-type="date">
            <text:p>2019-10-16 21:05:15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21:05:14.69686918426" calcext:value-type="date">
            <text:p>12/30/99 09:05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=0;[.G548]+2+1/[.$H$2];[.G548]+1/[.$H$2])" office:value-type="float" office:value="9.10000000000003" calcext:value-type="float">
            <text:p>9,10000000000003</text:p>
          </table:table-cell>
          <table:table-cell table:number-columns-repeated="4"/>
          <table:table-cell table:formula="of:=SUM(MOD(SUM([.L548]-[.L$2];[.T$2]);[.R$2]-[.L$2]);[.L$2])" office:value-type="time" office:time-value="PT19H39M59.999999999S" calcext:value-type="time">
            <text:p>19:40:00</text:p>
          </table:table-cell>
          <table:table-cell table:formula="of:=IF([.L549]&lt;[.L548];[.M548]+[.H$2];[.M548])" office:value-type="float" office:value="1260" calcext:value-type="float">
            <text:p>1260</text:p>
          </table:table-cell>
          <table:table-cell table:formula="of:=OFFSET([.C$4];[.M549];0)" office:value-type="float" office:value="43766" calcext:value-type="float">
            <text:p>43766</text:p>
          </table:table-cell>
          <table:table-cell table:formula="of:=[.L549]" office:value-type="float" office:value="0.819444444444433" calcext:value-type="float">
            <text:p>0.819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49];0)&lt;=[.O5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16T21:12:18.078829" calcext:value-type="date">
            <text:p>2019-10-16 21:12:18</text:p>
          </table:table-cell>
          <table:table-cell table:style-name="ce7" table:formula="of:=[.A550]" office:value-type="date" office:date-value="2019-10-16T21:12:18.078829" calcext:value-type="date">
            <text:p>2019-10-16 21:12:18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21:12:18.07882892434" calcext:value-type="date">
            <text:p>12/30/99 09:12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=0;[.G549]+2+1/[.$H$2];[.G549]+1/[.$H$2])" office:value-type="float" office:value="9.1166666666667" calcext:value-type="float">
            <text:p>9,1166666666667</text:p>
          </table:table-cell>
          <table:table-cell table:number-columns-repeated="4"/>
          <table:table-cell table:formula="of:=SUM(MOD(SUM([.L549]-[.L$2];[.T$2]);[.R$2]-[.L$2]);[.L$2])" office:value-type="time" office:time-value="PT19H49M59.999999999S" calcext:value-type="time">
            <text:p>19:50:00</text:p>
          </table:table-cell>
          <table:table-cell table:formula="of:=IF([.L550]&lt;[.L549];[.M549]+[.H$2];[.M549])" office:value-type="float" office:value="1260" calcext:value-type="float">
            <text:p>1260</text:p>
          </table:table-cell>
          <table:table-cell table:formula="of:=OFFSET([.C$4];[.M550];0)" office:value-type="float" office:value="43766" calcext:value-type="float">
            <text:p>43766</text:p>
          </table:table-cell>
          <table:table-cell table:formula="of:=[.L550]" office:value-type="float" office:value="0.826388888888877" calcext:value-type="float">
            <text:p>0.826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50];0)&lt;=[.O5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16T20:52:50.071099" calcext:value-type="date">
            <text:p>2019-10-16 20:52:50</text:p>
          </table:table-cell>
          <table:table-cell table:style-name="ce7" table:formula="of:=[.A551]" office:value-type="date" office:date-value="2019-10-16T20:52:50.071099" calcext:value-type="date">
            <text:p>2019-10-16 20:52:50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20:52:50.0710989302" calcext:value-type="date">
            <text:p>12/30/99 08:52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=0;[.G550]+2+1/[.$H$2];[.G550]+1/[.$H$2])" office:value-type="float" office:value="9.13333333333337" calcext:value-type="float">
            <text:p>9,13333333333337</text:p>
          </table:table-cell>
          <table:table-cell table:number-columns-repeated="4"/>
          <table:table-cell table:formula="of:=SUM(MOD(SUM([.L550]-[.L$2];[.T$2]);[.R$2]-[.L$2]);[.L$2])" office:value-type="time" office:time-value="PT19H59M59.999999999S" calcext:value-type="time">
            <text:p>20:00:00</text:p>
          </table:table-cell>
          <table:table-cell table:formula="of:=IF([.L551]&lt;[.L550];[.M550]+[.H$2];[.M550])" office:value-type="float" office:value="1260" calcext:value-type="float">
            <text:p>1260</text:p>
          </table:table-cell>
          <table:table-cell table:formula="of:=OFFSET([.C$4];[.M551];0)" office:value-type="float" office:value="43766" calcext:value-type="float">
            <text:p>43766</text:p>
          </table:table-cell>
          <table:table-cell table:formula="of:=[.L551]" office:value-type="float" office:value="0.833333333333322" calcext:value-type="float">
            <text:p>0.833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51];0)&lt;=[.O5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16T20:40:53.138172" calcext:value-type="date">
            <text:p>2019-10-16 20:40:53</text:p>
          </table:table-cell>
          <table:table-cell table:style-name="ce7" table:formula="of:=[.A552]" office:value-type="date" office:date-value="2019-10-16T20:40:53.138172" calcext:value-type="date">
            <text:p>2019-10-16 20:40:53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20:40:53.1381722074" calcext:value-type="date">
            <text:p>12/30/99 08:40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=0;[.G551]+2+1/[.$H$2];[.G551]+1/[.$H$2])" office:value-type="float" office:value="9.15000000000003" calcext:value-type="float">
            <text:p>9,15000000000003</text:p>
          </table:table-cell>
          <table:table-cell table:number-columns-repeated="4"/>
          <table:table-cell table:formula="of:=SUM(MOD(SUM([.L551]-[.L$2];[.T$2]);[.R$2]-[.L$2]);[.L$2])" office:value-type="time" office:time-value="PT20H09M59.999999999S" calcext:value-type="time">
            <text:p>20:10:00</text:p>
          </table:table-cell>
          <table:table-cell table:formula="of:=IF([.L552]&lt;[.L551];[.M551]+[.H$2];[.M551])" office:value-type="float" office:value="1260" calcext:value-type="float">
            <text:p>1260</text:p>
          </table:table-cell>
          <table:table-cell table:formula="of:=OFFSET([.C$4];[.M552];0)" office:value-type="float" office:value="43766" calcext:value-type="float">
            <text:p>43766</text:p>
          </table:table-cell>
          <table:table-cell table:formula="of:=[.L552]" office:value-type="float" office:value="0.840277777777766" calcext:value-type="float">
            <text:p>0.8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52];0)&lt;=[.O5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16T20:54:30.323073" calcext:value-type="date">
            <text:p>2019-10-16 20:54:30</text:p>
          </table:table-cell>
          <table:table-cell table:style-name="ce7" table:formula="of:=[.A553]" office:value-type="date" office:date-value="2019-10-16T20:54:30.323073" calcext:value-type="date">
            <text:p>2019-10-16 20:54:30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20:54:30.32307288609" calcext:value-type="date">
            <text:p>12/30/99 08:54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=0;[.G552]+2+1/[.$H$2];[.G552]+1/[.$H$2])" office:value-type="float" office:value="9.1666666666667" calcext:value-type="float">
            <text:p>9,1666666666667</text:p>
          </table:table-cell>
          <table:table-cell table:number-columns-repeated="4"/>
          <table:table-cell table:formula="of:=SUM(MOD(SUM([.L552]-[.L$2];[.T$2]);[.R$2]-[.L$2]);[.L$2])" office:value-type="time" office:time-value="PT20H19M59.999999999S" calcext:value-type="time">
            <text:p>20:20:00</text:p>
          </table:table-cell>
          <table:table-cell table:formula="of:=IF([.L553]&lt;[.L552];[.M552]+[.H$2];[.M552])" office:value-type="float" office:value="1260" calcext:value-type="float">
            <text:p>1260</text:p>
          </table:table-cell>
          <table:table-cell table:formula="of:=OFFSET([.C$4];[.M553];0)" office:value-type="float" office:value="43766" calcext:value-type="float">
            <text:p>43766</text:p>
          </table:table-cell>
          <table:table-cell table:formula="of:=[.L553]" office:value-type="float" office:value="0.847222222222211" calcext:value-type="float">
            <text:p>0.8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53];0)&lt;=[.O5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16T20:42:25.988392" calcext:value-type="date">
            <text:p>2019-10-16 20:42:26</text:p>
          </table:table-cell>
          <table:table-cell table:style-name="ce7" table:formula="of:=[.A554]" office:value-type="date" office:date-value="2019-10-16T20:42:25.988392" calcext:value-type="date">
            <text:p>2019-10-16 20:42:26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20:42:25.98839215469" calcext:value-type="date">
            <text:p>12/30/99 08:42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=0;[.G553]+2+1/[.$H$2];[.G553]+1/[.$H$2])" office:value-type="float" office:value="9.18333333333337" calcext:value-type="float">
            <text:p>9,18333333333337</text:p>
          </table:table-cell>
          <table:table-cell table:number-columns-repeated="4"/>
          <table:table-cell table:formula="of:=SUM(MOD(SUM([.L553]-[.L$2];[.T$2]);[.R$2]-[.L$2]);[.L$2])" office:value-type="time" office:time-value="PT20H29M59.999999999S" calcext:value-type="time">
            <text:p>20:30:00</text:p>
          </table:table-cell>
          <table:table-cell table:formula="of:=IF([.L554]&lt;[.L553];[.M553]+[.H$2];[.M553])" office:value-type="float" office:value="1260" calcext:value-type="float">
            <text:p>1260</text:p>
          </table:table-cell>
          <table:table-cell table:formula="of:=OFFSET([.C$4];[.M554];0)" office:value-type="float" office:value="43766" calcext:value-type="float">
            <text:p>43766</text:p>
          </table:table-cell>
          <table:table-cell table:formula="of:=[.L554]" office:value-type="float" office:value="0.854166666666655" calcext:value-type="float">
            <text:p>0.8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54];0)&lt;=[.O5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16T20:51:35.307639" calcext:value-type="date">
            <text:p>2019-10-16 20:51:35</text:p>
          </table:table-cell>
          <table:table-cell table:style-name="ce7" table:formula="of:=[.A555]" office:value-type="date" office:date-value="2019-10-16T20:51:35.307639" calcext:value-type="date">
            <text:p>2019-10-16 20:51:35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20:51:35.30763903167" calcext:value-type="date">
            <text:p>12/30/99 08:51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=0;[.G554]+2+1/[.$H$2];[.G554]+1/[.$H$2])" office:value-type="float" office:value="9.20000000000004" calcext:value-type="float">
            <text:p>9,20000000000004</text:p>
          </table:table-cell>
          <table:table-cell table:number-columns-repeated="4"/>
          <table:table-cell table:formula="of:=SUM(MOD(SUM([.L554]-[.L$2];[.T$2]);[.R$2]-[.L$2]);[.L$2])" office:value-type="time" office:time-value="PT20H39M59.999999999S" calcext:value-type="time">
            <text:p>20:40:00</text:p>
          </table:table-cell>
          <table:table-cell table:formula="of:=IF([.L555]&lt;[.L554];[.M554]+[.H$2];[.M554])" office:value-type="float" office:value="1260" calcext:value-type="float">
            <text:p>1260</text:p>
          </table:table-cell>
          <table:table-cell table:formula="of:=OFFSET([.C$4];[.M555];0)" office:value-type="float" office:value="43766" calcext:value-type="float">
            <text:p>43766</text:p>
          </table:table-cell>
          <table:table-cell table:formula="of:=[.L555]" office:value-type="float" office:value="0.8611111111111" calcext:value-type="float">
            <text:p>0.8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55];0)&lt;=[.O5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16T21:00:02.259839" calcext:value-type="date">
            <text:p>2019-10-16 21:00:02</text:p>
          </table:table-cell>
          <table:table-cell table:style-name="ce7" table:formula="of:=[.A556]" office:value-type="date" office:date-value="2019-10-16T21:00:02.259839" calcext:value-type="date">
            <text:p>2019-10-16 21:00:02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21:00:02.25983925629" calcext:value-type="date">
            <text:p>12/30/99 09:00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=0;[.G555]+2+1/[.$H$2];[.G555]+1/[.$H$2])" office:value-type="float" office:value="9.2166666666667" calcext:value-type="float">
            <text:p>9,2166666666667</text:p>
          </table:table-cell>
          <table:table-cell table:number-columns-repeated="4"/>
          <table:table-cell table:formula="of:=SUM(MOD(SUM([.L555]-[.L$2];[.T$2]);[.R$2]-[.L$2]);[.L$2])" office:value-type="time" office:time-value="PT20H49M59.999999999S" calcext:value-type="time">
            <text:p>20:50:00</text:p>
          </table:table-cell>
          <table:table-cell table:formula="of:=IF([.L556]&lt;[.L555];[.M555]+[.H$2];[.M555])" office:value-type="float" office:value="1260" calcext:value-type="float">
            <text:p>1260</text:p>
          </table:table-cell>
          <table:table-cell table:formula="of:=OFFSET([.C$4];[.M556];0)" office:value-type="float" office:value="43766" calcext:value-type="float">
            <text:p>43766</text:p>
          </table:table-cell>
          <table:table-cell table:formula="of:=[.L556]" office:value-type="float" office:value="0.868055555555544" calcext:value-type="float">
            <text:p>0.8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56];0)&lt;=[.O5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16T21:08:31.234738" calcext:value-type="date">
            <text:p>2019-10-16 21:08:31</text:p>
          </table:table-cell>
          <table:table-cell table:style-name="ce7" table:formula="of:=[.A557]" office:value-type="date" office:date-value="2019-10-16T21:08:31.234738" calcext:value-type="date">
            <text:p>2019-10-16 21:08:31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21:08:31.23473835178" calcext:value-type="date">
            <text:p>12/30/99 09:08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=0;[.G556]+2+1/[.$H$2];[.G556]+1/[.$H$2])" office:value-type="float" office:value="9.23333333333337" calcext:value-type="float">
            <text:p>9,23333333333337</text:p>
          </table:table-cell>
          <table:table-cell table:number-columns-repeated="4"/>
          <table:table-cell table:formula="of:=SUM(MOD(SUM([.L556]-[.L$2];[.T$2]);[.R$2]-[.L$2]);[.L$2])" office:value-type="time" office:time-value="PT20H59M59.999999999S" calcext:value-type="time">
            <text:p>21:00:00</text:p>
          </table:table-cell>
          <table:table-cell table:formula="of:=IF([.L557]&lt;[.L556];[.M556]+[.H$2];[.M556])" office:value-type="float" office:value="1260" calcext:value-type="float">
            <text:p>1260</text:p>
          </table:table-cell>
          <table:table-cell table:formula="of:=OFFSET([.C$4];[.M557];0)" office:value-type="float" office:value="43766" calcext:value-type="float">
            <text:p>43766</text:p>
          </table:table-cell>
          <table:table-cell table:formula="of:=[.L557]" office:value-type="float" office:value="0.874999999999988" calcext:value-type="float">
            <text:p>0.8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57];0)&lt;=[.O5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16T20:34:19.076586" calcext:value-type="date">
            <text:p>2019-10-16 20:34:19</text:p>
          </table:table-cell>
          <table:table-cell table:style-name="ce7" table:formula="of:=[.A558]" office:value-type="date" office:date-value="2019-10-16T20:34:19.076586" calcext:value-type="date">
            <text:p>2019-10-16 20:34:19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20:34:19.07658564392" calcext:value-type="date">
            <text:p>12/30/99 08:34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=0;[.G557]+2+1/[.$H$2];[.G557]+1/[.$H$2])" office:value-type="float" office:value="9.25000000000004" calcext:value-type="float">
            <text:p>9,25000000000004</text:p>
          </table:table-cell>
          <table:table-cell table:number-columns-repeated="4"/>
          <table:table-cell table:formula="of:=SUM(MOD(SUM([.L557]-[.L$2];[.T$2]);[.R$2]-[.L$2]);[.L$2])" office:value-type="time" office:time-value="PT21H09M59.999999999S" calcext:value-type="time">
            <text:p>21:10:00</text:p>
          </table:table-cell>
          <table:table-cell table:formula="of:=IF([.L558]&lt;[.L557];[.M557]+[.H$2];[.M557])" office:value-type="float" office:value="1260" calcext:value-type="float">
            <text:p>1260</text:p>
          </table:table-cell>
          <table:table-cell table:formula="of:=OFFSET([.C$4];[.M558];0)" office:value-type="float" office:value="43766" calcext:value-type="float">
            <text:p>43766</text:p>
          </table:table-cell>
          <table:table-cell table:formula="of:=[.L558]" office:value-type="float" office:value="0.881944444444433" calcext:value-type="float">
            <text:p>0.8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58];0)&lt;=[.O5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16T20:48:59.305326" calcext:value-type="date">
            <text:p>2019-10-16 20:48:59</text:p>
          </table:table-cell>
          <table:table-cell table:style-name="ce7" table:formula="of:=[.A559]" office:value-type="date" office:date-value="2019-10-16T20:48:59.305326" calcext:value-type="date">
            <text:p>2019-10-16 20:48:59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20:48:59.30532562081" calcext:value-type="date">
            <text:p>12/30/99 08:48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=0;[.G558]+2+1/[.$H$2];[.G558]+1/[.$H$2])" office:value-type="float" office:value="9.26666666666671" calcext:value-type="float">
            <text:p>9,26666666666671</text:p>
          </table:table-cell>
          <table:table-cell table:number-columns-repeated="4"/>
          <table:table-cell table:formula="of:=SUM(MOD(SUM([.L558]-[.L$2];[.T$2]);[.R$2]-[.L$2]);[.L$2])" office:value-type="time" office:time-value="PT21H19M59.999999999S" calcext:value-type="time">
            <text:p>21:20:00</text:p>
          </table:table-cell>
          <table:table-cell table:formula="of:=IF([.L559]&lt;[.L558];[.M558]+[.H$2];[.M558])" office:value-type="float" office:value="1260" calcext:value-type="float">
            <text:p>1260</text:p>
          </table:table-cell>
          <table:table-cell table:formula="of:=OFFSET([.C$4];[.M559];0)" office:value-type="float" office:value="43766" calcext:value-type="float">
            <text:p>43766</text:p>
          </table:table-cell>
          <table:table-cell table:formula="of:=[.L559]" office:value-type="float" office:value="0.888888888888877" calcext:value-type="float">
            <text:p>0.8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59];0)&lt;=[.O5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16T20:57:31.734561" calcext:value-type="date">
            <text:p>2019-10-16 20:57:32</text:p>
          </table:table-cell>
          <table:table-cell table:style-name="ce7" table:formula="of:=[.A560]" office:value-type="date" office:date-value="2019-10-16T20:57:31.734561" calcext:value-type="date">
            <text:p>2019-10-16 20:57:32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20:57:31.73456061166" calcext:value-type="date">
            <text:p>12/30/99 08:57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=0;[.G559]+2+1/[.$H$2];[.G559]+1/[.$H$2])" office:value-type="float" office:value="9.28333333333337" calcext:value-type="float">
            <text:p>9,28333333333337</text:p>
          </table:table-cell>
          <table:table-cell table:number-columns-repeated="4"/>
          <table:table-cell table:formula="of:=SUM(MOD(SUM([.L559]-[.L$2];[.T$2]);[.R$2]-[.L$2]);[.L$2])" office:value-type="time" office:time-value="PT21H29M59.999999999S" calcext:value-type="time">
            <text:p>21:30:00</text:p>
          </table:table-cell>
          <table:table-cell table:formula="of:=IF([.L560]&lt;[.L559];[.M559]+[.H$2];[.M559])" office:value-type="float" office:value="1260" calcext:value-type="float">
            <text:p>1260</text:p>
          </table:table-cell>
          <table:table-cell table:formula="of:=OFFSET([.C$4];[.M560];0)" office:value-type="float" office:value="43766" calcext:value-type="float">
            <text:p>43766</text:p>
          </table:table-cell>
          <table:table-cell table:formula="of:=[.L560]" office:value-type="float" office:value="0.895833333333322" calcext:value-type="float">
            <text:p>0.8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60];0)&lt;=[.O5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16T20:46:51.308053" calcext:value-type="date">
            <text:p>2019-10-16 20:46:51</text:p>
          </table:table-cell>
          <table:table-cell table:style-name="ce7" table:formula="of:=[.A561]" office:value-type="date" office:date-value="2019-10-16T20:46:51.308053" calcext:value-type="date">
            <text:p>2019-10-16 20:46:51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20:46:51.30805292632" calcext:value-type="date">
            <text:p>12/30/99 08:46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=0;[.G560]+2+1/[.$H$2];[.G560]+1/[.$H$2])" office:value-type="float" office:value="9.30000000000004" calcext:value-type="float">
            <text:p>9,30000000000004</text:p>
          </table:table-cell>
          <table:table-cell table:number-columns-repeated="4"/>
          <table:table-cell table:formula="of:=SUM(MOD(SUM([.L560]-[.L$2];[.T$2]);[.R$2]-[.L$2]);[.L$2])" office:value-type="time" office:time-value="PT21H39M59.999999999S" calcext:value-type="time">
            <text:p>21:40:00</text:p>
          </table:table-cell>
          <table:table-cell table:formula="of:=IF([.L561]&lt;[.L560];[.M560]+[.H$2];[.M560])" office:value-type="float" office:value="1260" calcext:value-type="float">
            <text:p>1260</text:p>
          </table:table-cell>
          <table:table-cell table:formula="of:=OFFSET([.C$4];[.M561];0)" office:value-type="float" office:value="43766" calcext:value-type="float">
            <text:p>43766</text:p>
          </table:table-cell>
          <table:table-cell table:formula="of:=[.L561]" office:value-type="float" office:value="0.902777777777766" calcext:value-type="float">
            <text:p>0.9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61];0)&lt;=[.O5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16T20:29:46.351157" calcext:value-type="date">
            <text:p>2019-10-16 20:29:46</text:p>
          </table:table-cell>
          <table:table-cell table:style-name="ce7" table:formula="of:=[.A562]" office:value-type="date" office:date-value="2019-10-16T20:29:46.351157" calcext:value-type="date">
            <text:p>2019-10-16 20:29:46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20:29:46.3511569798" calcext:value-type="date">
            <text:p>12/30/99 08:29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=0;[.G561]+2+1/[.$H$2];[.G561]+1/[.$H$2])" office:value-type="float" office:value="9.31666666666671" calcext:value-type="float">
            <text:p>9,31666666666671</text:p>
          </table:table-cell>
          <table:table-cell table:number-columns-repeated="4"/>
          <table:table-cell table:formula="of:=SUM(MOD(SUM([.L561]-[.L$2];[.T$2]);[.R$2]-[.L$2]);[.L$2])" office:value-type="time" office:time-value="PT21H49M59.999999999S" calcext:value-type="time">
            <text:p>21:50:00</text:p>
          </table:table-cell>
          <table:table-cell table:formula="of:=IF([.L562]&lt;[.L561];[.M561]+[.H$2];[.M561])" office:value-type="float" office:value="1260" calcext:value-type="float">
            <text:p>1260</text:p>
          </table:table-cell>
          <table:table-cell table:formula="of:=OFFSET([.C$4];[.M562];0)" office:value-type="float" office:value="43766" calcext:value-type="float">
            <text:p>43766</text:p>
          </table:table-cell>
          <table:table-cell table:formula="of:=[.L562]" office:value-type="float" office:value="0.909722222222211" calcext:value-type="float">
            <text:p>0.9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62];0)&lt;=[.O5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16T20:54:25.829025" calcext:value-type="date">
            <text:p>2019-10-16 20:54:26</text:p>
          </table:table-cell>
          <table:table-cell table:style-name="ce7" table:formula="of:=[.A563]" office:value-type="date" office:date-value="2019-10-16T20:54:25.829025" calcext:value-type="date">
            <text:p>2019-10-16 20:54:26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20:54:25.82902476657" calcext:value-type="date">
            <text:p>12/30/99 08:54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=0;[.G562]+2+1/[.$H$2];[.G562]+1/[.$H$2])" office:value-type="float" office:value="9.33333333333338" calcext:value-type="float">
            <text:p>9,33333333333338</text:p>
          </table:table-cell>
          <table:table-cell table:number-columns-repeated="4"/>
          <table:table-cell table:formula="of:=SUM(MOD(SUM([.L562]-[.L$2];[.T$2]);[.R$2]-[.L$2]);[.L$2])" office:value-type="time" office:time-value="PT21H59M59.999999999S" calcext:value-type="time">
            <text:p>22:00:00</text:p>
          </table:table-cell>
          <table:table-cell table:formula="of:=IF([.L563]&lt;[.L562];[.M562]+[.H$2];[.M562])" office:value-type="float" office:value="1260" calcext:value-type="float">
            <text:p>1260</text:p>
          </table:table-cell>
          <table:table-cell table:formula="of:=OFFSET([.C$4];[.M563];0)" office:value-type="float" office:value="43766" calcext:value-type="float">
            <text:p>43766</text:p>
          </table:table-cell>
          <table:table-cell table:formula="of:=[.L563]" office:value-type="float" office:value="0.916666666666655" calcext:value-type="float">
            <text:p>0.9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63];0)&lt;=[.O5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16T20:51:32.598064" calcext:value-type="date">
            <text:p>2019-10-16 20:51:33</text:p>
          </table:table-cell>
          <table:table-cell table:style-name="ce7" table:formula="of:=[.A564]" office:value-type="date" office:date-value="2019-10-16T20:51:32.598064" calcext:value-type="date">
            <text:p>2019-10-16 20:51:33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20:51:32.59806436021" calcext:value-type="date">
            <text:p>12/30/99 08:51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=0;[.G563]+2+1/[.$H$2];[.G563]+1/[.$H$2])" office:value-type="float" office:value="9.35000000000004" calcext:value-type="float">
            <text:p>9,35000000000004</text:p>
          </table:table-cell>
          <table:table-cell table:number-columns-repeated="4"/>
          <table:table-cell table:formula="of:=SUM(MOD(SUM([.L563]-[.L$2];[.T$2]);[.R$2]-[.L$2]);[.L$2])" office:value-type="time" office:time-value="PT22H09M59.999999999S" calcext:value-type="time">
            <text:p>22:10:00</text:p>
          </table:table-cell>
          <table:table-cell table:formula="of:=IF([.L564]&lt;[.L563];[.M563]+[.H$2];[.M563])" office:value-type="float" office:value="1260" calcext:value-type="float">
            <text:p>1260</text:p>
          </table:table-cell>
          <table:table-cell table:formula="of:=OFFSET([.C$4];[.M564];0)" office:value-type="float" office:value="43766" calcext:value-type="float">
            <text:p>43766</text:p>
          </table:table-cell>
          <table:table-cell table:formula="of:=[.L564]" office:value-type="float" office:value="0.9236111111111" calcext:value-type="float">
            <text:p>0.9236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64];0)&lt;=[.O5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16T20:11:56.410175" calcext:value-type="date">
            <text:p>2019-10-16 20:11:56</text:p>
          </table:table-cell>
          <table:table-cell table:style-name="ce7" table:formula="of:=[.A565]" office:value-type="date" office:date-value="2019-10-16T20:11:56.410175" calcext:value-type="date">
            <text:p>2019-10-16 20:11:56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20:11:56.41017466318" calcext:value-type="date">
            <text:p>12/30/99 08:11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=0;[.G564]+2+1/[.$H$2];[.G564]+1/[.$H$2])" office:value-type="float" office:value="9.36666666666671" calcext:value-type="float">
            <text:p>9,36666666666671</text:p>
          </table:table-cell>
          <table:table-cell table:number-columns-repeated="4"/>
          <table:table-cell table:formula="of:=SUM(MOD(SUM([.L564]-[.L$2];[.T$2]);[.R$2]-[.L$2]);[.L$2])" office:value-type="time" office:time-value="PT22H19M59.999999999S" calcext:value-type="time">
            <text:p>22:20:00</text:p>
          </table:table-cell>
          <table:table-cell table:formula="of:=IF([.L565]&lt;[.L564];[.M564]+[.H$2];[.M564])" office:value-type="float" office:value="1260" calcext:value-type="float">
            <text:p>1260</text:p>
          </table:table-cell>
          <table:table-cell table:formula="of:=OFFSET([.C$4];[.M565];0)" office:value-type="float" office:value="43766" calcext:value-type="float">
            <text:p>43766</text:p>
          </table:table-cell>
          <table:table-cell table:formula="of:=[.L565]" office:value-type="float" office:value="0.930555555555544" calcext:value-type="float">
            <text:p>0.9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65];0)&lt;=[.O5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16T21:00:14.864631" calcext:value-type="date">
            <text:p>2019-10-16 21:00:15</text:p>
          </table:table-cell>
          <table:table-cell table:style-name="ce7" table:formula="of:=[.A566]" office:value-type="date" office:date-value="2019-10-16T21:00:14.864631" calcext:value-type="date">
            <text:p>2019-10-16 21:00:15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21:00:14.86463095061" calcext:value-type="date">
            <text:p>12/30/99 09:00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=0;[.G565]+2+1/[.$H$2];[.G565]+1/[.$H$2])" office:value-type="float" office:value="9.38333333333338" calcext:value-type="float">
            <text:p>9,38333333333338</text:p>
          </table:table-cell>
          <table:table-cell table:number-columns-repeated="4"/>
          <table:table-cell table:formula="of:=SUM(MOD(SUM([.L565]-[.L$2];[.T$2]);[.R$2]-[.L$2]);[.L$2])" office:value-type="time" office:time-value="PT22H29M59.999999999S" calcext:value-type="time">
            <text:p>22:30:00</text:p>
          </table:table-cell>
          <table:table-cell table:formula="of:=IF([.L566]&lt;[.L565];[.M565]+[.H$2];[.M565])" office:value-type="float" office:value="1260" calcext:value-type="float">
            <text:p>1260</text:p>
          </table:table-cell>
          <table:table-cell table:formula="of:=OFFSET([.C$4];[.M566];0)" office:value-type="float" office:value="43766" calcext:value-type="float">
            <text:p>43766</text:p>
          </table:table-cell>
          <table:table-cell table:formula="of:=[.L566]" office:value-type="float" office:value="0.937499999999988" calcext:value-type="float">
            <text:p>0.9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566];0)&lt;=[.O5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16T20:22:16.695168" calcext:value-type="date">
            <text:p>2019-10-16 20:22:17</text:p>
          </table:table-cell>
          <table:table-cell table:style-name="ce7" table:formula="of:=[.A567]" office:value-type="date" office:date-value="2019-10-16T20:22:16.695168" calcext:value-type="date">
            <text:p>2019-10-16 20:22:17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20:22:16.69516767841" calcext:value-type="date">
            <text:p>12/30/99 08:22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=0;[.G566]+2+1/[.$H$2];[.G566]+1/[.$H$2])" office:value-type="float" office:value="9.40000000000005" calcext:value-type="float">
            <text:p>9,40000000000005</text:p>
          </table:table-cell>
          <table:table-cell table:number-columns-repeated="4"/>
          <table:table-cell table:formula="of:=SUM(MOD(SUM([.L566]-[.L$2];[.T$2]);[.R$2]-[.L$2]);[.L$2])" office:value-type="time" office:time-value="PT22H39M59.999999999S" calcext:value-type="time">
            <text:p>22:40:00</text:p>
          </table:table-cell>
          <table:table-cell table:formula="of:=IF([.L567]&lt;[.L566];[.M566]+[.H$2];[.M566])" office:value-type="float" office:value="1260" calcext:value-type="float">
            <text:p>1260</text:p>
          </table:table-cell>
          <table:table-cell table:formula="of:=OFFSET([.C$4];[.M567];0)" office:value-type="float" office:value="43766" calcext:value-type="float">
            <text:p>43766</text:p>
          </table:table-cell>
          <table:table-cell table:formula="of:=[.L567]" office:value-type="float" office:value="0.944444444444433" calcext:value-type="float">
            <text:p>0.9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567];0)&lt;=[.O5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16T21:10:12.248519" calcext:value-type="date">
            <text:p>2019-10-16 21:10:12</text:p>
          </table:table-cell>
          <table:table-cell table:style-name="ce7" table:formula="of:=[.A568]" office:value-type="date" office:date-value="2019-10-16T21:10:12.248519" calcext:value-type="date">
            <text:p>2019-10-16 21:10:12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21:10:12.24851855077" calcext:value-type="date">
            <text:p>12/30/99 09:10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=0;[.G567]+2+1/[.$H$2];[.G567]+1/[.$H$2])" office:value-type="float" office:value="9.41666666666671" calcext:value-type="float">
            <text:p>9,41666666666671</text:p>
          </table:table-cell>
          <table:table-cell table:number-columns-repeated="4"/>
          <table:table-cell table:formula="of:=SUM(MOD(SUM([.L567]-[.L$2];[.T$2]);[.R$2]-[.L$2]);[.L$2])" office:value-type="time" office:time-value="PT22H49M59.999999999S" calcext:value-type="time">
            <text:p>22:50:00</text:p>
          </table:table-cell>
          <table:table-cell table:formula="of:=IF([.L568]&lt;[.L567];[.M567]+[.H$2];[.M567])" office:value-type="float" office:value="1260" calcext:value-type="float">
            <text:p>1260</text:p>
          </table:table-cell>
          <table:table-cell table:formula="of:=OFFSET([.C$4];[.M568];0)" office:value-type="float" office:value="43766" calcext:value-type="float">
            <text:p>43766</text:p>
          </table:table-cell>
          <table:table-cell table:formula="of:=[.L568]" office:value-type="float" office:value="0.951388888888877" calcext:value-type="float">
            <text:p>0.9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568];0)&lt;=[.O5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16T20:40:01.776136" calcext:value-type="date">
            <text:p>2019-10-16 20:40:02</text:p>
          </table:table-cell>
          <table:table-cell table:style-name="ce7" table:formula="of:=[.A569]" office:value-type="date" office:date-value="2019-10-16T20:40:01.776136" calcext:value-type="date">
            <text:p>2019-10-16 20:40:02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20:40:01.77613624837" calcext:value-type="date">
            <text:p>12/30/99 08:40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=0;[.G568]+2+1/[.$H$2];[.G568]+1/[.$H$2])" office:value-type="float" office:value="9.43333333333338" calcext:value-type="float">
            <text:p>9,43333333333338</text:p>
          </table:table-cell>
          <table:table-cell table:number-columns-repeated="4"/>
          <table:table-cell table:formula="of:=SUM(MOD(SUM([.L568]-[.L$2];[.T$2]);[.R$2]-[.L$2]);[.L$2])" office:value-type="time" office:time-value="PT22H59M59.999999999S" calcext:value-type="time">
            <text:p>23:00:00</text:p>
          </table:table-cell>
          <table:table-cell table:formula="of:=IF([.L569]&lt;[.L568];[.M568]+[.H$2];[.M568])" office:value-type="float" office:value="1260" calcext:value-type="float">
            <text:p>1260</text:p>
          </table:table-cell>
          <table:table-cell table:formula="of:=OFFSET([.C$4];[.M569];0)" office:value-type="float" office:value="43766" calcext:value-type="float">
            <text:p>43766</text:p>
          </table:table-cell>
          <table:table-cell table:formula="of:=[.L569]" office:value-type="float" office:value="0.958333333333322" calcext:value-type="float">
            <text:p>0.9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569];0)&lt;=[.O5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16T21:03:44.555378" calcext:value-type="date">
            <text:p>2019-10-16 21:03:45</text:p>
          </table:table-cell>
          <table:table-cell table:style-name="ce7" table:formula="of:=[.A570]" office:value-type="date" office:date-value="2019-10-16T21:03:44.555378" calcext:value-type="date">
            <text:p>2019-10-16 21:03:45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21:03:44.55537838396" calcext:value-type="date">
            <text:p>12/30/99 09:03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=0;[.G569]+2+1/[.$H$2];[.G569]+1/[.$H$2])" office:value-type="float" office:value="9.45000000000005" calcext:value-type="float">
            <text:p>9,45000000000005</text:p>
          </table:table-cell>
          <table:table-cell table:number-columns-repeated="4"/>
          <table:table-cell table:formula="of:=SUM(MOD(SUM([.L569]-[.L$2];[.T$2]);[.R$2]-[.L$2]);[.L$2])" office:value-type="time" office:time-value="PT23H09M59.999999999S" calcext:value-type="time">
            <text:p>23:10:00</text:p>
          </table:table-cell>
          <table:table-cell table:formula="of:=IF([.L570]&lt;[.L569];[.M569]+[.H$2];[.M569])" office:value-type="float" office:value="1260" calcext:value-type="float">
            <text:p>1260</text:p>
          </table:table-cell>
          <table:table-cell table:formula="of:=OFFSET([.C$4];[.M570];0)" office:value-type="float" office:value="43766" calcext:value-type="float">
            <text:p>43766</text:p>
          </table:table-cell>
          <table:table-cell table:formula="of:=[.L570]" office:value-type="float" office:value="0.965277777777766" calcext:value-type="float">
            <text:p>0.965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570];0)&lt;=[.O5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16T20:39:52.258826" calcext:value-type="date">
            <text:p>2019-10-16 20:39:52</text:p>
          </table:table-cell>
          <table:table-cell table:style-name="ce7" table:formula="of:=[.A571]" office:value-type="date" office:date-value="2019-10-16T20:39:52.258826" calcext:value-type="date">
            <text:p>2019-10-16 20:39:52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20:39:52.25882592145" calcext:value-type="date">
            <text:p>12/30/99 08:39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=0;[.G570]+2+1/[.$H$2];[.G570]+1/[.$H$2])" office:value-type="float" office:value="9.46666666666672" calcext:value-type="float">
            <text:p>9,46666666666672</text:p>
          </table:table-cell>
          <table:table-cell table:number-columns-repeated="4"/>
          <table:table-cell table:formula="of:=SUM(MOD(SUM([.L570]-[.L$2];[.T$2]);[.R$2]-[.L$2]);[.L$2])" office:value-type="time" office:time-value="PT23H19M59.999999999S" calcext:value-type="time">
            <text:p>23:20:00</text:p>
          </table:table-cell>
          <table:table-cell table:formula="of:=IF([.L571]&lt;[.L570];[.M570]+[.H$2];[.M570])" office:value-type="float" office:value="1260" calcext:value-type="float">
            <text:p>1260</text:p>
          </table:table-cell>
          <table:table-cell table:formula="of:=OFFSET([.C$4];[.M571];0)" office:value-type="float" office:value="43766" calcext:value-type="float">
            <text:p>43766</text:p>
          </table:table-cell>
          <table:table-cell table:formula="of:=[.L571]" office:value-type="float" office:value="0.972222222222211" calcext:value-type="float">
            <text:p>0.972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571];0)&lt;=[.O5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16T21:30:36.042226" calcext:value-type="date">
            <text:p>2019-10-16 21:30:36</text:p>
          </table:table-cell>
          <table:table-cell table:style-name="ce7" table:formula="of:=[.A572]" office:value-type="date" office:date-value="2019-10-16T21:30:36.042226" calcext:value-type="date">
            <text:p>2019-10-16 21:30:36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21:30:36.04222575668" calcext:value-type="date">
            <text:p>12/30/99 09:30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=0;[.G571]+2+1/[.$H$2];[.G571]+1/[.$H$2])" office:value-type="float" office:value="9.48333333333338" calcext:value-type="float">
            <text:p>9,48333333333338</text:p>
          </table:table-cell>
          <table:table-cell table:number-columns-repeated="4"/>
          <table:table-cell table:formula="of:=SUM(MOD(SUM([.L571]-[.L$2];[.T$2]);[.R$2]-[.L$2]);[.L$2])" office:value-type="time" office:time-value="PT23H29M59.999999999S" calcext:value-type="time">
            <text:p>23:30:00</text:p>
          </table:table-cell>
          <table:table-cell table:formula="of:=IF([.L572]&lt;[.L571];[.M571]+[.H$2];[.M571])" office:value-type="float" office:value="1260" calcext:value-type="float">
            <text:p>1260</text:p>
          </table:table-cell>
          <table:table-cell table:formula="of:=OFFSET([.C$4];[.M572];0)" office:value-type="float" office:value="43766" calcext:value-type="float">
            <text:p>43766</text:p>
          </table:table-cell>
          <table:table-cell table:formula="of:=[.L572]" office:value-type="float" office:value="0.979166666666655" calcext:value-type="float">
            <text:p>0.979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572];0)&lt;=[.O5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16T21:05:10.958091" calcext:value-type="date">
            <text:p>2019-10-16 21:05:11</text:p>
          </table:table-cell>
          <table:table-cell table:style-name="ce7" table:formula="of:=[.A573]" office:value-type="date" office:date-value="2019-10-16T21:05:10.958091" calcext:value-type="date">
            <text:p>2019-10-16 21:05:11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21:05:10.95809130929" calcext:value-type="date">
            <text:p>12/30/99 09:05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=0;[.G572]+2+1/[.$H$2];[.G572]+1/[.$H$2])" office:value-type="float" office:value="9.50000000000005" calcext:value-type="float">
            <text:p>9,50000000000005</text:p>
          </table:table-cell>
          <table:table-cell table:number-columns-repeated="4"/>
          <table:table-cell table:formula="of:=SUM(MOD(SUM([.L572]-[.L$2];[.T$2]);[.R$2]-[.L$2]);[.L$2])" office:value-type="time" office:time-value="PT23H39M59.999999999S" calcext:value-type="time">
            <text:p>23:40:00</text:p>
          </table:table-cell>
          <table:table-cell table:formula="of:=IF([.L573]&lt;[.L572];[.M572]+[.H$2];[.M572])" office:value-type="float" office:value="1260" calcext:value-type="float">
            <text:p>1260</text:p>
          </table:table-cell>
          <table:table-cell table:formula="of:=OFFSET([.C$4];[.M573];0)" office:value-type="float" office:value="43766" calcext:value-type="float">
            <text:p>43766</text:p>
          </table:table-cell>
          <table:table-cell table:formula="of:=[.L573]" office:value-type="float" office:value="0.9861111111111" calcext:value-type="float">
            <text:p>0.986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73];0)&lt;=[.O5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16T20:52:14.233187" calcext:value-type="date">
            <text:p>2019-10-16 20:52:14</text:p>
          </table:table-cell>
          <table:table-cell table:style-name="ce7" table:formula="of:=[.A574]" office:value-type="date" office:date-value="2019-10-16T20:52:14.233187" calcext:value-type="date">
            <text:p>2019-10-16 20:52:14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20:52:14.23318730202" calcext:value-type="date">
            <text:p>12/30/99 08:52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=0;[.G573]+2+1/[.$H$2];[.G573]+1/[.$H$2])" office:value-type="float" office:value="9.51666666666672" calcext:value-type="float">
            <text:p>9,51666666666672</text:p>
          </table:table-cell>
          <table:table-cell table:number-columns-repeated="4"/>
          <table:table-cell table:formula="of:=SUM(MOD(SUM([.L573]-[.L$2];[.T$2]);[.R$2]-[.L$2]);[.L$2])" office:value-type="time" office:time-value="PT23H49M59.999999999S" calcext:value-type="time">
            <text:p>23:50:00</text:p>
          </table:table-cell>
          <table:table-cell table:formula="of:=IF([.L574]&lt;[.L573];[.M573]+[.H$2];[.M573])" office:value-type="float" office:value="1260" calcext:value-type="float">
            <text:p>1260</text:p>
          </table:table-cell>
          <table:table-cell table:formula="of:=OFFSET([.C$4];[.M574];0)" office:value-type="float" office:value="43766" calcext:value-type="float">
            <text:p>43766</text:p>
          </table:table-cell>
          <table:table-cell table:formula="of:=[.L574]" office:value-type="float" office:value="0.993055555555544" calcext:value-type="float">
            <text:p>0.993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574];0)&lt;=[.O5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16T20:54:16.997889" calcext:value-type="date">
            <text:p>2019-10-16 20:54:17</text:p>
          </table:table-cell>
          <table:table-cell table:style-name="ce7" table:formula="of:=[.A575]" office:value-type="date" office:date-value="2019-10-16T20:54:16.997889" calcext:value-type="date">
            <text:p>2019-10-16 20:54:17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20:54:16.99788867496" calcext:value-type="date">
            <text:p>12/30/99 08:54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=0;[.G574]+2+1/[.$H$2];[.G574]+1/[.$H$2])" office:value-type="float" office:value="9.53333333333339" calcext:value-type="float">
            <text:p>9,5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16T21:08:43.039837" calcext:value-type="date">
            <text:p>2019-10-16 21:08:43</text:p>
          </table:table-cell>
          <table:table-cell table:style-name="ce7" table:formula="of:=[.A576]" office:value-type="date" office:date-value="2019-10-16T21:08:43.039837" calcext:value-type="date">
            <text:p>2019-10-16 21:08:43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21:08:43.03983676247" calcext:value-type="date">
            <text:p>12/30/99 09:08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=0;[.G575]+2+1/[.$H$2];[.G575]+1/[.$H$2])" office:value-type="float" office:value="9.55000000000005" calcext:value-type="float">
            <text:p>9,5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16T20:33:09.479171" calcext:value-type="date">
            <text:p>2019-10-16 20:33:09</text:p>
          </table:table-cell>
          <table:table-cell table:style-name="ce7" table:formula="of:=[.A577]" office:value-type="date" office:date-value="2019-10-16T20:33:09.479171" calcext:value-type="date">
            <text:p>2019-10-16 20:33:09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20:33:09.4791709492" calcext:value-type="date">
            <text:p>12/30/99 08:33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=0;[.G576]+2+1/[.$H$2];[.G576]+1/[.$H$2])" office:value-type="float" office:value="9.56666666666672" calcext:value-type="float">
            <text:p>9,5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16T20:44:41.875759" calcext:value-type="date">
            <text:p>2019-10-16 20:44:42</text:p>
          </table:table-cell>
          <table:table-cell table:style-name="ce7" table:formula="of:=[.A578]" office:value-type="date" office:date-value="2019-10-16T20:44:41.875759" calcext:value-type="date">
            <text:p>2019-10-16 20:44:42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20:44:41.87575922348" calcext:value-type="date">
            <text:p>12/30/99 08:44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=0;[.G577]+2+1/[.$H$2];[.G577]+1/[.$H$2])" office:value-type="float" office:value="9.58333333333339" calcext:value-type="float">
            <text:p>9,5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16T20:50:31.428038" calcext:value-type="date">
            <text:p>2019-10-16 20:50:31</text:p>
          </table:table-cell>
          <table:table-cell table:style-name="ce7" table:formula="of:=[.A579]" office:value-type="date" office:date-value="2019-10-16T20:50:31.428038" calcext:value-type="date">
            <text:p>2019-10-16 20:50:31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20:50:31.42803807277" calcext:value-type="date">
            <text:p>12/30/99 08:50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=0;[.G578]+2+1/[.$H$2];[.G578]+1/[.$H$2])" office:value-type="float" office:value="9.60000000000006" calcext:value-type="float">
            <text:p>9,6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16T21:12:45.150409" calcext:value-type="date">
            <text:p>2019-10-16 21:12:45</text:p>
          </table:table-cell>
          <table:table-cell table:style-name="ce7" table:formula="of:=[.A580]" office:value-type="date" office:date-value="2019-10-16T21:12:45.150409" calcext:value-type="date">
            <text:p>2019-10-16 21:12:45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21:12:45.15040872619" calcext:value-type="date">
            <text:p>12/30/99 09:12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=0;[.G579]+2+1/[.$H$2];[.G579]+1/[.$H$2])" office:value-type="float" office:value="9.61666666666672" calcext:value-type="float">
            <text:p>9,6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16T21:12:38.015977" calcext:value-type="date">
            <text:p>2019-10-16 21:12:38</text:p>
          </table:table-cell>
          <table:table-cell table:style-name="ce7" table:formula="of:=[.A581]" office:value-type="date" office:date-value="2019-10-16T21:12:38.015977" calcext:value-type="date">
            <text:p>2019-10-16 21:12:38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21:12:38.0159768695" calcext:value-type="date">
            <text:p>12/30/99 09:12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=0;[.G580]+2+1/[.$H$2];[.G580]+1/[.$H$2])" office:value-type="float" office:value="9.63333333333339" calcext:value-type="float">
            <text:p>9,6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16T20:57:02.542488" calcext:value-type="date">
            <text:p>2019-10-16 20:57:03</text:p>
          </table:table-cell>
          <table:table-cell table:style-name="ce7" table:formula="of:=[.A582]" office:value-type="date" office:date-value="2019-10-16T20:57:02.542488" calcext:value-type="date">
            <text:p>2019-10-16 20:57:03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20:57:02.54248776007" calcext:value-type="date">
            <text:p>12/30/99 08:57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=0;[.G581]+2+1/[.$H$2];[.G581]+1/[.$H$2])" office:value-type="float" office:value="9.65000000000006" calcext:value-type="float">
            <text:p>9,6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16T21:10:22.33055" calcext:value-type="date">
            <text:p>2019-10-16 21:10:22</text:p>
          </table:table-cell>
          <table:table-cell table:style-name="ce7" table:formula="of:=[.A583]" office:value-type="date" office:date-value="2019-10-16T21:10:22.33055" calcext:value-type="date">
            <text:p>2019-10-16 21:10:22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21:10:22.33054996468" calcext:value-type="date">
            <text:p>12/30/99 09:10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=0;[.G582]+2+1/[.$H$2];[.G582]+1/[.$H$2])" office:value-type="float" office:value="9.66666666666673" calcext:value-type="float">
            <text:p>9,6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16T20:49:20.975971" calcext:value-type="date">
            <text:p>2019-10-16 20:49:21</text:p>
          </table:table-cell>
          <table:table-cell table:style-name="ce7" table:formula="of:=[.A584]" office:value-type="date" office:date-value="2019-10-16T20:49:20.975971" calcext:value-type="date">
            <text:p>2019-10-16 20:49:21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20:49:20.97597100306" calcext:value-type="date">
            <text:p>12/30/99 08:49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=0;[.G583]+2+1/[.$H$2];[.G583]+1/[.$H$2])" office:value-type="float" office:value="9.68333333333339" calcext:value-type="float">
            <text:p>9,6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16T21:01:49.585033" calcext:value-type="date">
            <text:p>2019-10-16 21:01:50</text:p>
          </table:table-cell>
          <table:table-cell table:style-name="ce7" table:formula="of:=[.A585]" office:value-type="date" office:date-value="2019-10-16T21:01:49.585033" calcext:value-type="date">
            <text:p>2019-10-16 21:01:50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21:01:49.58503349684" calcext:value-type="date">
            <text:p>12/30/99 09:01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=0;[.G584]+2+1/[.$H$2];[.G584]+1/[.$H$2])" office:value-type="float" office:value="9.70000000000006" calcext:value-type="float">
            <text:p>9,7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16T20:52:09.594185" calcext:value-type="date">
            <text:p>2019-10-16 20:52:10</text:p>
          </table:table-cell>
          <table:table-cell table:style-name="ce7" table:formula="of:=[.A586]" office:value-type="date" office:date-value="2019-10-16T20:52:09.594185" calcext:value-type="date">
            <text:p>2019-10-16 20:52:10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20:52:09.59418485407" calcext:value-type="date">
            <text:p>12/30/99 08:52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=0;[.G585]+2+1/[.$H$2];[.G585]+1/[.$H$2])" office:value-type="float" office:value="9.71666666666673" calcext:value-type="float">
            <text:p>9,7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16T20:39:13.111889" calcext:value-type="date">
            <text:p>2019-10-16 20:39:13</text:p>
          </table:table-cell>
          <table:table-cell table:style-name="ce7" table:formula="of:=[.A587]" office:value-type="date" office:date-value="2019-10-16T20:39:13.111889" calcext:value-type="date">
            <text:p>2019-10-16 20:39:13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20:39:13.11188853811" calcext:value-type="date">
            <text:p>12/30/99 08:39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=0;[.G586]+2+1/[.$H$2];[.G586]+1/[.$H$2])" office:value-type="float" office:value="9.7333333333334" calcext:value-type="float">
            <text:p>9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16T20:22:33.162325" calcext:value-type="date">
            <text:p>2019-10-16 20:22:33</text:p>
          </table:table-cell>
          <table:table-cell table:style-name="ce7" table:formula="of:=[.A588]" office:value-type="date" office:date-value="2019-10-16T20:22:33.162325" calcext:value-type="date">
            <text:p>2019-10-16 20:22:33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20:22:33.16232463811" calcext:value-type="date">
            <text:p>12/30/99 08:22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=0;[.G587]+2+1/[.$H$2];[.G587]+1/[.$H$2])" office:value-type="float" office:value="9.75000000000006" calcext:value-type="float">
            <text:p>9,7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16T20:35:01.286681" calcext:value-type="date">
            <text:p>2019-10-16 20:35:01</text:p>
          </table:table-cell>
          <table:table-cell table:style-name="ce7" table:formula="of:=[.A589]" office:value-type="date" office:date-value="2019-10-16T20:35:01.286681" calcext:value-type="date">
            <text:p>2019-10-16 20:35:01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20:35:01.28668094985" calcext:value-type="date">
            <text:p>12/30/99 08:35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=0;[.G588]+2+1/[.$H$2];[.G588]+1/[.$H$2])" office:value-type="float" office:value="9.76666666666673" calcext:value-type="float">
            <text:p>9,7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16T20:40:41.037152" calcext:value-type="date">
            <text:p>2019-10-16 20:40:41</text:p>
          </table:table-cell>
          <table:table-cell table:style-name="ce7" table:formula="of:=[.A590]" office:value-type="date" office:date-value="2019-10-16T20:40:41.037152" calcext:value-type="date">
            <text:p>2019-10-16 20:40:41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20:40:41.03715154342" calcext:value-type="date">
            <text:p>12/30/99 08:40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=0;[.G589]+2+1/[.$H$2];[.G589]+1/[.$H$2])" office:value-type="float" office:value="9.7833333333334" calcext:value-type="float">
            <text:p>9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16T21:09:54.73264" calcext:value-type="date">
            <text:p>2019-10-16 21:09:55</text:p>
          </table:table-cell>
          <table:table-cell table:style-name="ce7" table:formula="of:=[.A591]" office:value-type="date" office:date-value="2019-10-16T21:09:54.73264" calcext:value-type="date">
            <text:p>2019-10-16 21:09:55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21:09:54.7326396592" calcext:value-type="date">
            <text:p>12/30/99 09:09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=0;[.G590]+2+1/[.$H$2];[.G590]+1/[.$H$2])" office:value-type="float" office:value="9.80000000000007" calcext:value-type="float">
            <text:p>9,8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16T21:04:44.974686" calcext:value-type="date">
            <text:p>2019-10-16 21:04:45</text:p>
          </table:table-cell>
          <table:table-cell table:style-name="ce7" table:formula="of:=[.A592]" office:value-type="date" office:date-value="2019-10-16T21:04:44.974686" calcext:value-type="date">
            <text:p>2019-10-16 21:04:45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21:04:44.97468580026" calcext:value-type="date">
            <text:p>12/30/99 09:04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=0;[.G591]+2+1/[.$H$2];[.G591]+1/[.$H$2])" office:value-type="float" office:value="9.81666666666673" calcext:value-type="float">
            <text:p>9,8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16T20:56:49.538116" calcext:value-type="date">
            <text:p>2019-10-16 20:56:50</text:p>
          </table:table-cell>
          <table:table-cell table:style-name="ce7" table:formula="of:=[.A593]" office:value-type="date" office:date-value="2019-10-16T20:56:49.538116" calcext:value-type="date">
            <text:p>2019-10-16 20:56:50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20:56:49.53811565414" calcext:value-type="date">
            <text:p>12/30/99 08:56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=0;[.G592]+2+1/[.$H$2];[.G592]+1/[.$H$2])" office:value-type="float" office:value="9.8333333333334" calcext:value-type="float">
            <text:p>9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16T20:39:13.417488" calcext:value-type="date">
            <text:p>2019-10-16 20:39:13</text:p>
          </table:table-cell>
          <table:table-cell table:style-name="ce7" table:formula="of:=[.A594]" office:value-type="date" office:date-value="2019-10-16T20:39:13.417488" calcext:value-type="date">
            <text:p>2019-10-16 20:39:13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20:39:13.4174881177" calcext:value-type="date">
            <text:p>12/30/99 08:39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=0;[.G593]+2+1/[.$H$2];[.G593]+1/[.$H$2])" office:value-type="float" office:value="9.85000000000007" calcext:value-type="float">
            <text:p>9,8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16T20:58:15.796727" calcext:value-type="date">
            <text:p>2019-10-16 20:58:16</text:p>
          </table:table-cell>
          <table:table-cell table:style-name="ce7" table:formula="of:=[.A595]" office:value-type="date" office:date-value="2019-10-16T20:58:15.796727" calcext:value-type="date">
            <text:p>2019-10-16 20:58:16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20:58:15.79672669061" calcext:value-type="date">
            <text:p>12/30/99 08:58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=0;[.G594]+2+1/[.$H$2];[.G594]+1/[.$H$2])" office:value-type="float" office:value="9.86666666666674" calcext:value-type="float">
            <text:p>9,8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16T21:06:05.052214" calcext:value-type="date">
            <text:p>2019-10-16 21:06:05</text:p>
          </table:table-cell>
          <table:table-cell table:style-name="ce7" table:formula="of:=[.A596]" office:value-type="date" office:date-value="2019-10-16T21:06:05.052214" calcext:value-type="date">
            <text:p>2019-10-16 21:06:05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21:06:05.05221363623" calcext:value-type="date">
            <text:p>12/30/99 09:06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=0;[.G595]+2+1/[.$H$2];[.G595]+1/[.$H$2])" office:value-type="float" office:value="9.8833333333334" calcext:value-type="float">
            <text:p>9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16T21:05:27.312321" calcext:value-type="date">
            <text:p>2019-10-16 21:05:27</text:p>
          </table:table-cell>
          <table:table-cell table:style-name="ce7" table:formula="of:=[.A597]" office:value-type="date" office:date-value="2019-10-16T21:05:27.312321" calcext:value-type="date">
            <text:p>2019-10-16 21:05:27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21:05:27.31232077349" calcext:value-type="date">
            <text:p>12/30/99 09:05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=0;[.G596]+2+1/[.$H$2];[.G596]+1/[.$H$2])" office:value-type="float" office:value="9.90000000000007" calcext:value-type="float">
            <text:p>9,9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16T20:59:31.013612" calcext:value-type="date">
            <text:p>2019-10-16 20:59:31</text:p>
          </table:table-cell>
          <table:table-cell table:style-name="ce7" table:formula="of:=[.A598]" office:value-type="date" office:date-value="2019-10-16T20:59:31.013612" calcext:value-type="date">
            <text:p>2019-10-16 20:59:31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20:59:31.01361213718" calcext:value-type="date">
            <text:p>12/30/99 08:59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=0;[.G597]+2+1/[.$H$2];[.G597]+1/[.$H$2])" office:value-type="float" office:value="9.91666666666674" calcext:value-type="float">
            <text:p>9,91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16T20:41:31.65388" calcext:value-type="date">
            <text:p>2019-10-16 20:41:32</text:p>
          </table:table-cell>
          <table:table-cell table:style-name="ce7" table:formula="of:=[.A599]" office:value-type="date" office:date-value="2019-10-16T20:41:31.65388" calcext:value-type="date">
            <text:p>2019-10-16 20:41:32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20:41:31.65387998801" calcext:value-type="date">
            <text:p>12/30/99 08:41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=0;[.G598]+2+1/[.$H$2];[.G598]+1/[.$H$2])" office:value-type="float" office:value="9.93333333333341" calcext:value-type="float">
            <text:p>9,93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16T21:10:22.462036" calcext:value-type="date">
            <text:p>2019-10-16 21:10:22</text:p>
          </table:table-cell>
          <table:table-cell table:style-name="ce7" table:formula="of:=[.A600]" office:value-type="date" office:date-value="2019-10-16T21:10:22.462036" calcext:value-type="date">
            <text:p>2019-10-16 21:10:22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21:10:22.46203562245" calcext:value-type="date">
            <text:p>12/30/99 09:10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=0;[.G599]+2+1/[.$H$2];[.G599]+1/[.$H$2])" office:value-type="float" office:value="9.95000000000007" calcext:value-type="float">
            <text:p>9,9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16T20:30:39.397114" calcext:value-type="date">
            <text:p>2019-10-16 20:30:39</text:p>
          </table:table-cell>
          <table:table-cell table:style-name="ce7" table:formula="of:=[.A601]" office:value-type="date" office:date-value="2019-10-16T20:30:39.397114" calcext:value-type="date">
            <text:p>2019-10-16 20:30:39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20:30:39.39711435232" calcext:value-type="date">
            <text:p>12/30/99 08:30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=0;[.G600]+2+1/[.$H$2];[.G600]+1/[.$H$2])" office:value-type="float" office:value="9.96666666666674" calcext:value-type="float">
            <text:p>9,9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16T21:05:06.407619" calcext:value-type="date">
            <text:p>2019-10-16 21:05:06</text:p>
          </table:table-cell>
          <table:table-cell table:style-name="ce7" table:formula="of:=[.A602]" office:value-type="date" office:date-value="2019-10-16T21:05:06.407619" calcext:value-type="date">
            <text:p>2019-10-16 21:05:06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21:05:06.40761936083" calcext:value-type="date">
            <text:p>12/30/99 09:05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=0;[.G601]+2+1/[.$H$2];[.G601]+1/[.$H$2])" office:value-type="float" office:value="9.98333333333341" calcext:value-type="float">
            <text:p>9,98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17T20:41:21.263008" calcext:value-type="date">
            <text:p>2019-10-17 20:41:21</text:p>
          </table:table-cell>
          <table:table-cell table:style-name="ce7" table:formula="of:=[.A603]" office:value-type="date" office:date-value="2019-10-17T20:41:21.263008" calcext:value-type="date">
            <text:p>2019-10-17 20:41:21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20:41:21.26300834119" calcext:value-type="date">
            <text:p>12/30/99 08:41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=0;[.G602]+2+1/[.$H$2];[.G602]+1/[.$H$2])" office:value-type="float" office:value="10.0000000000001" calcext:value-type="float">
            <text:p>1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17T21:07:28.867639" calcext:value-type="date">
            <text:p>2019-10-17 21:07:29</text:p>
          </table:table-cell>
          <table:table-cell table:style-name="ce7" table:formula="of:=[.A604]" office:value-type="date" office:date-value="2019-10-17T21:07:28.867639" calcext:value-type="date">
            <text:p>2019-10-17 21:07:29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21:07:28.86763924733" calcext:value-type="date">
            <text:p>12/30/99 09:07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=0;[.G603]+2+1/[.$H$2];[.G603]+1/[.$H$2])" office:value-type="float" office:value="10.0166666666667" calcext:value-type="float">
            <text:p>10,0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17T20:51:50.17721" calcext:value-type="date">
            <text:p>2019-10-17 20:51:50</text:p>
          </table:table-cell>
          <table:table-cell table:style-name="ce7" table:formula="of:=[.A605]" office:value-type="date" office:date-value="2019-10-17T20:51:50.17721" calcext:value-type="date">
            <text:p>2019-10-17 20:51:50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20:51:50.17720985692" calcext:value-type="date">
            <text:p>12/30/99 08:51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=0;[.G604]+2+1/[.$H$2];[.G604]+1/[.$H$2])" office:value-type="float" office:value="10.0333333333334" calcext:value-type="float">
            <text:p>10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17T20:50:10.930098" calcext:value-type="date">
            <text:p>2019-10-17 20:50:11</text:p>
          </table:table-cell>
          <table:table-cell table:style-name="ce7" table:formula="of:=[.A606]" office:value-type="date" office:date-value="2019-10-17T20:50:10.930098" calcext:value-type="date">
            <text:p>2019-10-17 20:50:11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20:50:10.93009805772" calcext:value-type="date">
            <text:p>12/30/99 08:50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=0;[.G605]+2+1/[.$H$2];[.G605]+1/[.$H$2])" office:value-type="float" office:value="10.0500000000001" calcext:value-type="float">
            <text:p>1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17T21:15:38.941328" calcext:value-type="date">
            <text:p>2019-10-17 21:15:39</text:p>
          </table:table-cell>
          <table:table-cell table:style-name="ce7" table:formula="of:=[.A607]" office:value-type="date" office:date-value="2019-10-17T21:15:38.941328" calcext:value-type="date">
            <text:p>2019-10-17 21:15:39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21:15:38.9413282508" calcext:value-type="date">
            <text:p>12/30/99 09:15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=0;[.G606]+2+1/[.$H$2];[.G606]+1/[.$H$2])" office:value-type="float" office:value="10.0666666666667" calcext:value-type="float">
            <text:p>10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17T20:33:55.472839" calcext:value-type="date">
            <text:p>2019-10-17 20:33:55</text:p>
          </table:table-cell>
          <table:table-cell table:style-name="ce7" table:formula="of:=[.A608]" office:value-type="date" office:date-value="2019-10-17T20:33:55.472839" calcext:value-type="date">
            <text:p>2019-10-17 20:33:55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20:33:55.47283932567" calcext:value-type="date">
            <text:p>12/30/99 08:33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=0;[.G607]+2+1/[.$H$2];[.G607]+1/[.$H$2])" office:value-type="float" office:value="10.0833333333334" calcext:value-type="float">
            <text:p>10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17T21:15:23.727533" calcext:value-type="date">
            <text:p>2019-10-17 21:15:24</text:p>
          </table:table-cell>
          <table:table-cell table:style-name="ce7" table:formula="of:=[.A609]" office:value-type="date" office:date-value="2019-10-17T21:15:23.727533" calcext:value-type="date">
            <text:p>2019-10-17 21:15:24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21:15:23.72753340751" calcext:value-type="date">
            <text:p>12/30/99 09:15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=0;[.G608]+2+1/[.$H$2];[.G608]+1/[.$H$2])" office:value-type="float" office:value="10.1000000000001" calcext:value-type="float">
            <text:p>1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17T20:19:37.238938" calcext:value-type="date">
            <text:p>2019-10-17 20:19:37</text:p>
          </table:table-cell>
          <table:table-cell table:style-name="ce7" table:formula="of:=[.A610]" office:value-type="date" office:date-value="2019-10-17T20:19:37.238938" calcext:value-type="date">
            <text:p>2019-10-17 20:19:37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20:19:37.23893830553" calcext:value-type="date">
            <text:p>12/30/99 08:19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=0;[.G609]+2+1/[.$H$2];[.G609]+1/[.$H$2])" office:value-type="float" office:value="10.1166666666668" calcext:value-type="float">
            <text:p>1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17T20:45:20.156798" calcext:value-type="date">
            <text:p>2019-10-17 20:45:20</text:p>
          </table:table-cell>
          <table:table-cell table:style-name="ce7" table:formula="of:=[.A611]" office:value-type="date" office:date-value="2019-10-17T20:45:20.156798" calcext:value-type="date">
            <text:p>2019-10-17 20:45:20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20:45:20.15679781325" calcext:value-type="date">
            <text:p>12/30/99 08:45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=0;[.G610]+2+1/[.$H$2];[.G610]+1/[.$H$2])" office:value-type="float" office:value="10.1333333333334" calcext:value-type="float">
            <text:p>10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17T20:32:20.627597" calcext:value-type="date">
            <text:p>2019-10-17 20:32:21</text:p>
          </table:table-cell>
          <table:table-cell table:style-name="ce7" table:formula="of:=[.A612]" office:value-type="date" office:date-value="2019-10-17T20:32:20.627597" calcext:value-type="date">
            <text:p>2019-10-17 20:32:21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20:32:20.6275971327" calcext:value-type="date">
            <text:p>12/30/99 08:32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=0;[.G611]+2+1/[.$H$2];[.G611]+1/[.$H$2])" office:value-type="float" office:value="10.1500000000001" calcext:value-type="float">
            <text:p>1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17T20:53:24.519505" calcext:value-type="date">
            <text:p>2019-10-17 20:53:25</text:p>
          </table:table-cell>
          <table:table-cell table:style-name="ce7" table:formula="of:=[.A613]" office:value-type="date" office:date-value="2019-10-17T20:53:24.519505" calcext:value-type="date">
            <text:p>2019-10-17 20:53:25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20:53:24.51950517017" calcext:value-type="date">
            <text:p>12/30/99 08:53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=0;[.G612]+2+1/[.$H$2];[.G612]+1/[.$H$2])" office:value-type="float" office:value="10.1666666666668" calcext:value-type="float">
            <text:p>1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17T20:46:56.870956" calcext:value-type="date">
            <text:p>2019-10-17 20:46:57</text:p>
          </table:table-cell>
          <table:table-cell table:style-name="ce7" table:formula="of:=[.A614]" office:value-type="date" office:date-value="2019-10-17T20:46:56.870956" calcext:value-type="date">
            <text:p>2019-10-17 20:46:57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20:46:56.87095589004" calcext:value-type="date">
            <text:p>12/30/99 08:46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=0;[.G613]+2+1/[.$H$2];[.G613]+1/[.$H$2])" office:value-type="float" office:value="10.1833333333334" calcext:value-type="float">
            <text:p>10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17T20:52:15.207018" calcext:value-type="date">
            <text:p>2019-10-17 20:52:15</text:p>
          </table:table-cell>
          <table:table-cell table:style-name="ce7" table:formula="of:=[.A615]" office:value-type="date" office:date-value="2019-10-17T20:52:15.207018" calcext:value-type="date">
            <text:p>2019-10-17 20:52:15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20:52:15.20701776724" calcext:value-type="date">
            <text:p>12/30/99 08:52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=0;[.G614]+2+1/[.$H$2];[.G614]+1/[.$H$2])" office:value-type="float" office:value="10.2000000000001" calcext:value-type="float">
            <text:p>1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17T21:02:17.111089" calcext:value-type="date">
            <text:p>2019-10-17 21:02:17</text:p>
          </table:table-cell>
          <table:table-cell table:style-name="ce7" table:formula="of:=[.A616]" office:value-type="date" office:date-value="2019-10-17T21:02:17.111089" calcext:value-type="date">
            <text:p>2019-10-17 21:02:17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21:02:17.11108930875" calcext:value-type="date">
            <text:p>12/30/99 09:02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=0;[.G615]+2+1/[.$H$2];[.G615]+1/[.$H$2])" office:value-type="float" office:value="10.2166666666668" calcext:value-type="float">
            <text:p>1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17T21:06:29.417667" calcext:value-type="date">
            <text:p>2019-10-17 21:06:29</text:p>
          </table:table-cell>
          <table:table-cell table:style-name="ce7" table:formula="of:=[.A617]" office:value-type="date" office:date-value="2019-10-17T21:06:29.417667" calcext:value-type="date">
            <text:p>2019-10-17 21:06:29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21:06:29.41766687203" calcext:value-type="date">
            <text:p>12/30/99 09:06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=0;[.G616]+2+1/[.$H$2];[.G616]+1/[.$H$2])" office:value-type="float" office:value="10.2333333333334" calcext:value-type="float">
            <text:p>10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17T20:37:03.337178" calcext:value-type="date">
            <text:p>2019-10-17 20:37:03</text:p>
          </table:table-cell>
          <table:table-cell table:style-name="ce7" table:formula="of:=[.A618]" office:value-type="date" office:date-value="2019-10-17T20:37:03.337178" calcext:value-type="date">
            <text:p>2019-10-17 20:37:03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20:37:03.33717816509" calcext:value-type="date">
            <text:p>12/30/99 08:37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=0;[.G617]+2+1/[.$H$2];[.G617]+1/[.$H$2])" office:value-type="float" office:value="10.2500000000001" calcext:value-type="float">
            <text:p>1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17T20:49:47.85039" calcext:value-type="date">
            <text:p>2019-10-17 20:49:48</text:p>
          </table:table-cell>
          <table:table-cell table:style-name="ce7" table:formula="of:=[.A619]" office:value-type="date" office:date-value="2019-10-17T20:49:47.85039" calcext:value-type="date">
            <text:p>2019-10-17 20:49:48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20:49:47.85038958304" calcext:value-type="date">
            <text:p>12/30/99 08:49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=0;[.G618]+2+1/[.$H$2];[.G618]+1/[.$H$2])" office:value-type="float" office:value="10.2666666666668" calcext:value-type="float">
            <text:p>1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17T21:08:19.114166" calcext:value-type="date">
            <text:p>2019-10-17 21:08:19</text:p>
          </table:table-cell>
          <table:table-cell table:style-name="ce7" table:formula="of:=[.A620]" office:value-type="date" office:date-value="2019-10-17T21:08:19.114166" calcext:value-type="date">
            <text:p>2019-10-17 21:08:19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21:08:19.11416564137" calcext:value-type="date">
            <text:p>12/30/99 09:08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=0;[.G619]+2+1/[.$H$2];[.G619]+1/[.$H$2])" office:value-type="float" office:value="10.2833333333334" calcext:value-type="float">
            <text:p>10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17T20:51:49.128298" calcext:value-type="date">
            <text:p>2019-10-17 20:51:49</text:p>
          </table:table-cell>
          <table:table-cell table:style-name="ce7" table:formula="of:=[.A621]" office:value-type="date" office:date-value="2019-10-17T20:51:49.128298" calcext:value-type="date">
            <text:p>2019-10-17 20:51:49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20:51:49.12829807494" calcext:value-type="date">
            <text:p>12/30/99 08:51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=0;[.G620]+2+1/[.$H$2];[.G620]+1/[.$H$2])" office:value-type="float" office:value="10.3000000000001" calcext:value-type="float">
            <text:p>1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17T20:52:58.790171" calcext:value-type="date">
            <text:p>2019-10-17 20:52:59</text:p>
          </table:table-cell>
          <table:table-cell table:style-name="ce7" table:formula="of:=[.A622]" office:value-type="date" office:date-value="2019-10-17T20:52:58.790171" calcext:value-type="date">
            <text:p>2019-10-17 20:52:59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20:52:58.79017128143" calcext:value-type="date">
            <text:p>12/30/99 08:52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=0;[.G621]+2+1/[.$H$2];[.G621]+1/[.$H$2])" office:value-type="float" office:value="10.3166666666668" calcext:value-type="float">
            <text:p>1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17T21:03:24.975325" calcext:value-type="date">
            <text:p>2019-10-17 21:03:25</text:p>
          </table:table-cell>
          <table:table-cell table:style-name="ce7" table:formula="of:=[.A623]" office:value-type="date" office:date-value="2019-10-17T21:03:24.975325" calcext:value-type="date">
            <text:p>2019-10-17 21:03:25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21:03:24.97532528825" calcext:value-type="date">
            <text:p>12/30/99 09:03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=0;[.G622]+2+1/[.$H$2];[.G622]+1/[.$H$2])" office:value-type="float" office:value="10.3333333333334" calcext:value-type="float">
            <text:p>10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17T21:03:12.911074" calcext:value-type="date">
            <text:p>2019-10-17 21:03:13</text:p>
          </table:table-cell>
          <table:table-cell table:style-name="ce7" table:formula="of:=[.A624]" office:value-type="date" office:date-value="2019-10-17T21:03:12.911074" calcext:value-type="date">
            <text:p>2019-10-17 21:03:13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21:03:12.91107393801" calcext:value-type="date">
            <text:p>12/30/99 09:03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=0;[.G623]+2+1/[.$H$2];[.G623]+1/[.$H$2])" office:value-type="float" office:value="10.3500000000001" calcext:value-type="float">
            <text:p>1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17T20:58:53.818043" calcext:value-type="date">
            <text:p>2019-10-17 20:58:54</text:p>
          </table:table-cell>
          <table:table-cell table:style-name="ce7" table:formula="of:=[.A625]" office:value-type="date" office:date-value="2019-10-17T20:58:53.818043" calcext:value-type="date">
            <text:p>2019-10-17 20:58:54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20:58:53.81804341916" calcext:value-type="date">
            <text:p>12/30/99 08:58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=0;[.G624]+2+1/[.$H$2];[.G624]+1/[.$H$2])" office:value-type="float" office:value="10.3666666666668" calcext:value-type="float">
            <text:p>1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17T21:12:15.505554" calcext:value-type="date">
            <text:p>2019-10-17 21:12:16</text:p>
          </table:table-cell>
          <table:table-cell table:style-name="ce7" table:formula="of:=[.A626]" office:value-type="date" office:date-value="2019-10-17T21:12:15.505554" calcext:value-type="date">
            <text:p>2019-10-17 21:12:16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21:12:15.50555405673" calcext:value-type="date">
            <text:p>12/30/99 09:12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=0;[.G625]+2+1/[.$H$2];[.G625]+1/[.$H$2])" office:value-type="float" office:value="10.3833333333334" calcext:value-type="float">
            <text:p>10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17T20:43:53.688671" calcext:value-type="date">
            <text:p>2019-10-17 20:43:54</text:p>
          </table:table-cell>
          <table:table-cell table:style-name="ce7" table:formula="of:=[.A627]" office:value-type="date" office:date-value="2019-10-17T20:43:53.688671" calcext:value-type="date">
            <text:p>2019-10-17 20:43:54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20:43:53.68867083918" calcext:value-type="date">
            <text:p>12/30/99 08:43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=0;[.G626]+2+1/[.$H$2];[.G626]+1/[.$H$2])" office:value-type="float" office:value="10.4000000000001" calcext:value-type="float">
            <text:p>1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17T21:20:50.309622" calcext:value-type="date">
            <text:p>2019-10-17 21:20:50</text:p>
          </table:table-cell>
          <table:table-cell table:style-name="ce7" table:formula="of:=[.A628]" office:value-type="date" office:date-value="2019-10-17T21:20:50.309622" calcext:value-type="date">
            <text:p>2019-10-17 21:20:50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21:20:50.30962214805" calcext:value-type="date">
            <text:p>12/30/99 09:20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=0;[.G627]+2+1/[.$H$2];[.G627]+1/[.$H$2])" office:value-type="float" office:value="10.4166666666668" calcext:value-type="float">
            <text:p>1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17T20:51:40.777239" calcext:value-type="date">
            <text:p>2019-10-17 20:51:41</text:p>
          </table:table-cell>
          <table:table-cell table:style-name="ce7" table:formula="of:=[.A629]" office:value-type="date" office:date-value="2019-10-17T20:51:40.777239" calcext:value-type="date">
            <text:p>2019-10-17 20:51:41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20:51:40.77723884024" calcext:value-type="date">
            <text:p>12/30/99 08:51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=0;[.G628]+2+1/[.$H$2];[.G628]+1/[.$H$2])" office:value-type="float" office:value="10.4333333333334" calcext:value-type="float">
            <text:p>10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17T20:30:03.936166" calcext:value-type="date">
            <text:p>2019-10-17 20:30:04</text:p>
          </table:table-cell>
          <table:table-cell table:style-name="ce7" table:formula="of:=[.A630]" office:value-type="date" office:date-value="2019-10-17T20:30:03.936166" calcext:value-type="date">
            <text:p>2019-10-17 20:30:04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20:30:03.93616645597" calcext:value-type="date">
            <text:p>12/30/99 08:30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=0;[.G629]+2+1/[.$H$2];[.G629]+1/[.$H$2])" office:value-type="float" office:value="10.4500000000001" calcext:value-type="float">
            <text:p>1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17T20:49:09.814458" calcext:value-type="date">
            <text:p>2019-10-17 20:49:10</text:p>
          </table:table-cell>
          <table:table-cell table:style-name="ce7" table:formula="of:=[.A631]" office:value-type="date" office:date-value="2019-10-17T20:49:09.814458" calcext:value-type="date">
            <text:p>2019-10-17 20:49:10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20:49:09.81445753947" calcext:value-type="date">
            <text:p>12/30/99 08:49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=0;[.G630]+2+1/[.$H$2];[.G630]+1/[.$H$2])" office:value-type="float" office:value="10.4666666666668" calcext:value-type="float">
            <text:p>1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17T20:44:23.687671" calcext:value-type="date">
            <text:p>2019-10-17 20:44:24</text:p>
          </table:table-cell>
          <table:table-cell table:style-name="ce7" table:formula="of:=[.A632]" office:value-type="date" office:date-value="2019-10-17T20:44:23.687671" calcext:value-type="date">
            <text:p>2019-10-17 20:44:24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20:44:23.68767139502" calcext:value-type="date">
            <text:p>12/30/99 08:44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=0;[.G631]+2+1/[.$H$2];[.G631]+1/[.$H$2])" office:value-type="float" office:value="10.4833333333334" calcext:value-type="float">
            <text:p>10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17T20:36:27.711823" calcext:value-type="date">
            <text:p>2019-10-17 20:36:28</text:p>
          </table:table-cell>
          <table:table-cell table:style-name="ce7" table:formula="of:=[.A633]" office:value-type="date" office:date-value="2019-10-17T20:36:27.711823" calcext:value-type="date">
            <text:p>2019-10-17 20:36:28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20:36:27.71182259079" calcext:value-type="date">
            <text:p>12/30/99 08:36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=0;[.G632]+2+1/[.$H$2];[.G632]+1/[.$H$2])" office:value-type="float" office:value="10.5000000000001" calcext:value-type="float">
            <text:p>1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17T20:54:36.718003" calcext:value-type="date">
            <text:p>2019-10-17 20:54:37</text:p>
          </table:table-cell>
          <table:table-cell table:style-name="ce7" table:formula="of:=[.A634]" office:value-type="date" office:date-value="2019-10-17T20:54:36.718003" calcext:value-type="date">
            <text:p>2019-10-17 20:54:37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20:54:36.71800274402" calcext:value-type="date">
            <text:p>12/30/99 08:54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=0;[.G633]+2+1/[.$H$2];[.G633]+1/[.$H$2])" office:value-type="float" office:value="10.5166666666668" calcext:value-type="float">
            <text:p>1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17T20:50:52.002875" calcext:value-type="date">
            <text:p>2019-10-17 20:50:52</text:p>
          </table:table-cell>
          <table:table-cell table:style-name="ce7" table:formula="of:=[.A635]" office:value-type="date" office:date-value="2019-10-17T20:50:52.002875" calcext:value-type="date">
            <text:p>2019-10-17 20:50:52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20:50:52.0028749248" calcext:value-type="date">
            <text:p>12/30/99 08:50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=0;[.G634]+2+1/[.$H$2];[.G634]+1/[.$H$2])" office:value-type="float" office:value="10.5333333333334" calcext:value-type="float">
            <text:p>1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17T20:53:42.018096" calcext:value-type="date">
            <text:p>2019-10-17 20:53:42</text:p>
          </table:table-cell>
          <table:table-cell table:style-name="ce7" table:formula="of:=[.A636]" office:value-type="date" office:date-value="2019-10-17T20:53:42.018096" calcext:value-type="date">
            <text:p>2019-10-17 20:53:42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20:53:42.01809575781" calcext:value-type="date">
            <text:p>12/30/99 08:53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=0;[.G635]+2+1/[.$H$2];[.G635]+1/[.$H$2])" office:value-type="float" office:value="10.5500000000001" calcext:value-type="float">
            <text:p>1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17T21:03:07.104198" calcext:value-type="date">
            <text:p>2019-10-17 21:03:07</text:p>
          </table:table-cell>
          <table:table-cell table:style-name="ce7" table:formula="of:=[.A637]" office:value-type="date" office:date-value="2019-10-17T21:03:07.104198" calcext:value-type="date">
            <text:p>2019-10-17 21:03:07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21:03:07.10419787094" calcext:value-type="date">
            <text:p>12/30/99 09:03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=0;[.G636]+2+1/[.$H$2];[.G636]+1/[.$H$2])" office:value-type="float" office:value="10.5666666666668" calcext:value-type="float">
            <text:p>1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17T20:38:34.408431" calcext:value-type="date">
            <text:p>2019-10-17 20:38:34</text:p>
          </table:table-cell>
          <table:table-cell table:style-name="ce7" table:formula="of:=[.A638]" office:value-type="date" office:date-value="2019-10-17T20:38:34.408431" calcext:value-type="date">
            <text:p>2019-10-17 20:38:34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20:38:34.40843094606" calcext:value-type="date">
            <text:p>12/30/99 08:38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=0;[.G637]+2+1/[.$H$2];[.G637]+1/[.$H$2])" office:value-type="float" office:value="10.5833333333334" calcext:value-type="float">
            <text:p>1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17T20:31:20.438318" calcext:value-type="date">
            <text:p>2019-10-17 20:31:20</text:p>
          </table:table-cell>
          <table:table-cell table:style-name="ce7" table:formula="of:=[.A639]" office:value-type="date" office:date-value="2019-10-17T20:31:20.438318" calcext:value-type="date">
            <text:p>2019-10-17 20:31:20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20:31:20.43831763789" calcext:value-type="date">
            <text:p>12/30/99 08:31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=0;[.G638]+2+1/[.$H$2];[.G638]+1/[.$H$2])" office:value-type="float" office:value="10.6000000000001" calcext:value-type="float">
            <text:p>1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17T20:35:08.034572" calcext:value-type="date">
            <text:p>2019-10-17 20:35:08</text:p>
          </table:table-cell>
          <table:table-cell table:style-name="ce7" table:formula="of:=[.A640]" office:value-type="date" office:date-value="2019-10-17T20:35:08.034572" calcext:value-type="date">
            <text:p>2019-10-17 20:35:08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20:35:08.03457233123" calcext:value-type="date">
            <text:p>12/30/99 08:35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=0;[.G639]+2+1/[.$H$2];[.G639]+1/[.$H$2])" office:value-type="float" office:value="10.6166666666668" calcext:value-type="float">
            <text:p>1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17T20:31:45.979509" calcext:value-type="date">
            <text:p>2019-10-17 20:31:46</text:p>
          </table:table-cell>
          <table:table-cell table:style-name="ce7" table:formula="of:=[.A641]" office:value-type="date" office:date-value="2019-10-17T20:31:45.979509" calcext:value-type="date">
            <text:p>2019-10-17 20:31:46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20:31:45.97950944211" calcext:value-type="date">
            <text:p>12/30/99 08:31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=0;[.G640]+2+1/[.$H$2];[.G640]+1/[.$H$2])" office:value-type="float" office:value="10.6333333333334" calcext:value-type="float">
            <text:p>1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17T21:20:31.124329" calcext:value-type="date">
            <text:p>2019-10-17 21:20:31</text:p>
          </table:table-cell>
          <table:table-cell table:style-name="ce7" table:formula="of:=[.A642]" office:value-type="date" office:date-value="2019-10-17T21:20:31.124329" calcext:value-type="date">
            <text:p>2019-10-17 21:20:31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21:20:31.12432903145" calcext:value-type="date">
            <text:p>12/30/99 09:20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=0;[.G641]+2+1/[.$H$2];[.G641]+1/[.$H$2])" office:value-type="float" office:value="10.6500000000001" calcext:value-type="float">
            <text:p>1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17T20:53:09.593199" calcext:value-type="date">
            <text:p>2019-10-17 20:53:10</text:p>
          </table:table-cell>
          <table:table-cell table:style-name="ce7" table:formula="of:=[.A643]" office:value-type="date" office:date-value="2019-10-17T20:53:09.593199" calcext:value-type="date">
            <text:p>2019-10-17 20:53:10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20:53:09.59319870919" calcext:value-type="date">
            <text:p>12/30/99 08:53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=0;[.G642]+2+1/[.$H$2];[.G642]+1/[.$H$2])" office:value-type="float" office:value="10.6666666666668" calcext:value-type="float">
            <text:p>1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17T20:34:11.131317" calcext:value-type="date">
            <text:p>2019-10-17 20:34:11</text:p>
          </table:table-cell>
          <table:table-cell table:style-name="ce7" table:formula="of:=[.A644]" office:value-type="date" office:date-value="2019-10-17T20:34:11.131317" calcext:value-type="date">
            <text:p>2019-10-17 20:34:11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20:34:11.1313165538" calcext:value-type="date">
            <text:p>12/30/99 08:34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=0;[.G643]+2+1/[.$H$2];[.G643]+1/[.$H$2])" office:value-type="float" office:value="10.6833333333334" calcext:value-type="float">
            <text:p>1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17T20:30:56.383749" calcext:value-type="date">
            <text:p>2019-10-17 20:30:56</text:p>
          </table:table-cell>
          <table:table-cell table:style-name="ce7" table:formula="of:=[.A645]" office:value-type="date" office:date-value="2019-10-17T20:30:56.383749" calcext:value-type="date">
            <text:p>2019-10-17 20:30:56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20:30:56.38374898117" calcext:value-type="date">
            <text:p>12/30/99 08:30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=0;[.G644]+2+1/[.$H$2];[.G644]+1/[.$H$2])" office:value-type="float" office:value="10.7000000000001" calcext:value-type="float">
            <text:p>1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17T20:21:43.186998" calcext:value-type="date">
            <text:p>2019-10-17 20:21:43</text:p>
          </table:table-cell>
          <table:table-cell table:style-name="ce7" table:formula="of:=[.A646]" office:value-type="date" office:date-value="2019-10-17T20:21:43.186998" calcext:value-type="date">
            <text:p>2019-10-17 20:21:43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20:21:43.18699849304" calcext:value-type="date">
            <text:p>12/30/99 08:21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=0;[.G645]+2+1/[.$H$2];[.G645]+1/[.$H$2])" office:value-type="float" office:value="10.7166666666668" calcext:value-type="float">
            <text:p>1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17T20:45:57.364734" calcext:value-type="date">
            <text:p>2019-10-17 20:45:57</text:p>
          </table:table-cell>
          <table:table-cell table:style-name="ce7" table:formula="of:=[.A647]" office:value-type="date" office:date-value="2019-10-17T20:45:57.364734" calcext:value-type="date">
            <text:p>2019-10-17 20:45:57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20:45:57.36473381985" calcext:value-type="date">
            <text:p>12/30/99 08:45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=0;[.G646]+2+1/[.$H$2];[.G646]+1/[.$H$2])" office:value-type="float" office:value="10.7333333333334" calcext:value-type="float">
            <text:p>1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17T20:58:52.936065" calcext:value-type="date">
            <text:p>2019-10-17 20:58:53</text:p>
          </table:table-cell>
          <table:table-cell table:style-name="ce7" table:formula="of:=[.A648]" office:value-type="date" office:date-value="2019-10-17T20:58:52.936065" calcext:value-type="date">
            <text:p>2019-10-17 20:58:53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20:58:52.93606520165" calcext:value-type="date">
            <text:p>12/30/99 08:58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=0;[.G647]+2+1/[.$H$2];[.G647]+1/[.$H$2])" office:value-type="float" office:value="10.7500000000001" calcext:value-type="float">
            <text:p>1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17T20:21:24.547531" calcext:value-type="date">
            <text:p>2019-10-17 20:21:25</text:p>
          </table:table-cell>
          <table:table-cell table:style-name="ce7" table:formula="of:=[.A649]" office:value-type="date" office:date-value="2019-10-17T20:21:24.547531" calcext:value-type="date">
            <text:p>2019-10-17 20:21:25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20:21:24.54753072001" calcext:value-type="date">
            <text:p>12/30/99 08:21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=0;[.G648]+2+1/[.$H$2];[.G648]+1/[.$H$2])" office:value-type="float" office:value="10.7666666666668" calcext:value-type="float">
            <text:p>1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17T20:27:49.117938" calcext:value-type="date">
            <text:p>2019-10-17 20:27:49</text:p>
          </table:table-cell>
          <table:table-cell table:style-name="ce7" table:formula="of:=[.A650]" office:value-type="date" office:date-value="2019-10-17T20:27:49.117938" calcext:value-type="date">
            <text:p>2019-10-17 20:27:49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20:27:49.11793837789" calcext:value-type="date">
            <text:p>12/30/99 08:27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=0;[.G649]+2+1/[.$H$2];[.G649]+1/[.$H$2])" office:value-type="float" office:value="10.7833333333335" calcext:value-type="float">
            <text:p>10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17T21:06:39.515649" calcext:value-type="date">
            <text:p>2019-10-17 21:06:40</text:p>
          </table:table-cell>
          <table:table-cell table:style-name="ce7" table:formula="of:=[.A651]" office:value-type="date" office:date-value="2019-10-17T21:06:39.515649" calcext:value-type="date">
            <text:p>2019-10-17 21:06:40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21:06:39.51564946678" calcext:value-type="date">
            <text:p>12/30/99 09:06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=0;[.G650]+2+1/[.$H$2];[.G650]+1/[.$H$2])" office:value-type="float" office:value="10.8000000000001" calcext:value-type="float">
            <text:p>1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17T20:40:46.181065" calcext:value-type="date">
            <text:p>2019-10-17 20:40:46</text:p>
          </table:table-cell>
          <table:table-cell table:style-name="ce7" table:formula="of:=[.A652]" office:value-type="date" office:date-value="2019-10-17T20:40:46.181065" calcext:value-type="date">
            <text:p>2019-10-17 20:40:46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20:40:46.18106537964" calcext:value-type="date">
            <text:p>12/30/99 08:40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=0;[.G651]+2+1/[.$H$2];[.G651]+1/[.$H$2])" office:value-type="float" office:value="10.8166666666668" calcext:value-type="float">
            <text:p>1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17T20:44:28.360578" calcext:value-type="date">
            <text:p>2019-10-17 20:44:28</text:p>
          </table:table-cell>
          <table:table-cell table:style-name="ce7" table:formula="of:=[.A653]" office:value-type="date" office:date-value="2019-10-17T20:44:28.360578" calcext:value-type="date">
            <text:p>2019-10-17 20:44:28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20:44:28.36057843175" calcext:value-type="date">
            <text:p>12/30/99 08:44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=0;[.G652]+2+1/[.$H$2];[.G652]+1/[.$H$2])" office:value-type="float" office:value="10.8333333333335" calcext:value-type="float">
            <text:p>1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17T20:51:55.263656" calcext:value-type="date">
            <text:p>2019-10-17 20:51:55</text:p>
          </table:table-cell>
          <table:table-cell table:style-name="ce7" table:formula="of:=[.A654]" office:value-type="date" office:date-value="2019-10-17T20:51:55.263656" calcext:value-type="date">
            <text:p>2019-10-17 20:51:55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20:51:55.26365568861" calcext:value-type="date">
            <text:p>12/30/99 08:51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=0;[.G653]+2+1/[.$H$2];[.G653]+1/[.$H$2])" office:value-type="float" office:value="10.8500000000001" calcext:value-type="float">
            <text:p>1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17T20:38:01.419268" calcext:value-type="date">
            <text:p>2019-10-17 20:38:01</text:p>
          </table:table-cell>
          <table:table-cell table:style-name="ce7" table:formula="of:=[.A655]" office:value-type="date" office:date-value="2019-10-17T20:38:01.419268" calcext:value-type="date">
            <text:p>2019-10-17 20:38:01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20:38:01.41926794779" calcext:value-type="date">
            <text:p>12/30/99 08:38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=0;[.G654]+2+1/[.$H$2];[.G654]+1/[.$H$2])" office:value-type="float" office:value="10.8666666666668" calcext:value-type="float">
            <text:p>1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17T20:31:03.194817" calcext:value-type="date">
            <text:p>2019-10-17 20:31:03</text:p>
          </table:table-cell>
          <table:table-cell table:style-name="ce7" table:formula="of:=[.A656]" office:value-type="date" office:date-value="2019-10-17T20:31:03.194817" calcext:value-type="date">
            <text:p>2019-10-17 20:31:03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20:31:03.19481707178" calcext:value-type="date">
            <text:p>12/30/99 08:31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=0;[.G655]+2+1/[.$H$2];[.G655]+1/[.$H$2])" office:value-type="float" office:value="10.8833333333335" calcext:value-type="float">
            <text:p>10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17T20:43:22.2754" calcext:value-type="date">
            <text:p>2019-10-17 20:43:22</text:p>
          </table:table-cell>
          <table:table-cell table:style-name="ce7" table:formula="of:=[.A657]" office:value-type="date" office:date-value="2019-10-17T20:43:22.2754" calcext:value-type="date">
            <text:p>2019-10-17 20:43:22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20:43:22.27539951447" calcext:value-type="date">
            <text:p>12/30/99 08:43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=0;[.G656]+2+1/[.$H$2];[.G656]+1/[.$H$2])" office:value-type="float" office:value="10.9000000000001" calcext:value-type="float">
            <text:p>1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17T20:44:07.566471" calcext:value-type="date">
            <text:p>2019-10-17 20:44:08</text:p>
          </table:table-cell>
          <table:table-cell table:style-name="ce7" table:formula="of:=[.A658]" office:value-type="date" office:date-value="2019-10-17T20:44:07.566471" calcext:value-type="date">
            <text:p>2019-10-17 20:44:08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20:44:07.56647099275" calcext:value-type="date">
            <text:p>12/30/99 08:44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=0;[.G657]+2+1/[.$H$2];[.G657]+1/[.$H$2])" office:value-type="float" office:value="10.9166666666668" calcext:value-type="float">
            <text:p>1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17T20:30:16.536917" calcext:value-type="date">
            <text:p>2019-10-17 20:30:17</text:p>
          </table:table-cell>
          <table:table-cell table:style-name="ce7" table:formula="of:=[.A659]" office:value-type="date" office:date-value="2019-10-17T20:30:16.536917" calcext:value-type="date">
            <text:p>2019-10-17 20:30:17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20:30:16.53691723477" calcext:value-type="date">
            <text:p>12/30/99 08:30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=0;[.G658]+2+1/[.$H$2];[.G658]+1/[.$H$2])" office:value-type="float" office:value="10.9333333333335" calcext:value-type="float">
            <text:p>1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17T20:40:58.097881" calcext:value-type="date">
            <text:p>2019-10-17 20:40:58</text:p>
          </table:table-cell>
          <table:table-cell table:style-name="ce7" table:formula="of:=[.A660]" office:value-type="date" office:date-value="2019-10-17T20:40:58.097881" calcext:value-type="date">
            <text:p>2019-10-17 20:40:58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20:40:58.09788051993" calcext:value-type="date">
            <text:p>12/30/99 08:40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=0;[.G659]+2+1/[.$H$2];[.G659]+1/[.$H$2])" office:value-type="float" office:value="10.9500000000001" calcext:value-type="float">
            <text:p>1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17T20:53:15.752956" calcext:value-type="date">
            <text:p>2019-10-17 20:53:16</text:p>
          </table:table-cell>
          <table:table-cell table:style-name="ce7" table:formula="of:=[.A661]" office:value-type="date" office:date-value="2019-10-17T20:53:15.752956" calcext:value-type="date">
            <text:p>2019-10-17 20:53:16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20:53:15.75295646209" calcext:value-type="date">
            <text:p>12/30/99 08:53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=0;[.G660]+2+1/[.$H$2];[.G660]+1/[.$H$2])" office:value-type="float" office:value="10.9666666666668" calcext:value-type="float">
            <text:p>1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17T20:28:02.886377" calcext:value-type="date">
            <text:p>2019-10-17 20:28:03</text:p>
          </table:table-cell>
          <table:table-cell table:style-name="ce7" table:formula="of:=[.A662]" office:value-type="date" office:date-value="2019-10-17T20:28:02.886377" calcext:value-type="date">
            <text:p>2019-10-17 20:28:03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20:28:02.88637732621" calcext:value-type="date">
            <text:p>12/30/99 08:28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=0;[.G661]+2+1/[.$H$2];[.G661]+1/[.$H$2])" office:value-type="float" office:value="10.9833333333335" calcext:value-type="float">
            <text:p>10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3]))" office:value-type="date" office:date-value="2019-10-18T21:02:48.97009" calcext:value-type="date">
            <text:p>2019-10-18 21:02:49</text:p>
          </table:table-cell>
          <table:table-cell table:style-name="ce7" table:formula="of:=[.A663]" office:value-type="date" office:date-value="2019-10-18T21:02:48.97009" calcext:value-type="date">
            <text:p>2019-10-18 21:02:49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21:02:48.97008970845" calcext:value-type="date">
            <text:p>12/30/99 09:02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=0;[.G662]+2+1/[.$H$2];[.G662]+1/[.$H$2])" office:value-type="float" office:value="11.0000000000001" calcext:value-type="float">
            <text:p>1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4]))" office:value-type="date" office:date-value="2019-10-18T21:02:33.787025" calcext:value-type="date">
            <text:p>2019-10-18 21:02:34</text:p>
          </table:table-cell>
          <table:table-cell table:style-name="ce7" table:formula="of:=[.A664]" office:value-type="date" office:date-value="2019-10-18T21:02:33.787025" calcext:value-type="date">
            <text:p>2019-10-18 21:02:34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21:02:33.78702543676" calcext:value-type="date">
            <text:p>12/30/99 09:02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=0;[.G663]+2+1/[.$H$2];[.G663]+1/[.$H$2])" office:value-type="float" office:value="11.0166666666668" calcext:value-type="float">
            <text:p>1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5]))" office:value-type="date" office:date-value="2019-10-18T20:45:45.924604" calcext:value-type="date">
            <text:p>2019-10-18 20:45:46</text:p>
          </table:table-cell>
          <table:table-cell table:style-name="ce7" table:formula="of:=[.A665]" office:value-type="date" office:date-value="2019-10-18T20:45:45.924604" calcext:value-type="date">
            <text:p>2019-10-18 20:45:46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20:45:45.92460400891" calcext:value-type="date">
            <text:p>12/30/99 08:45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=0;[.G664]+2+1/[.$H$2];[.G664]+1/[.$H$2])" office:value-type="float" office:value="11.0333333333335" calcext:value-type="float">
            <text:p>1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6]))" office:value-type="date" office:date-value="2019-10-18T20:25:44.756491" calcext:value-type="date">
            <text:p>2019-10-18 20:25:45</text:p>
          </table:table-cell>
          <table:table-cell table:style-name="ce7" table:formula="of:=[.A666]" office:value-type="date" office:date-value="2019-10-18T20:25:44.756491" calcext:value-type="date">
            <text:p>2019-10-18 20:25:45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20:25:44.75649136584" calcext:value-type="date">
            <text:p>12/30/99 08:25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=0;[.G665]+2+1/[.$H$2];[.G665]+1/[.$H$2])" office:value-type="float" office:value="11.0500000000001" calcext:value-type="float">
            <text:p>1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7]))" office:value-type="date" office:date-value="2019-10-18T20:45:58.833586" calcext:value-type="date">
            <text:p>2019-10-18 20:45:59</text:p>
          </table:table-cell>
          <table:table-cell table:style-name="ce7" table:formula="of:=[.A667]" office:value-type="date" office:date-value="2019-10-18T20:45:58.833586" calcext:value-type="date">
            <text:p>2019-10-18 20:45:59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20:45:58.83358649444" calcext:value-type="date">
            <text:p>12/30/99 08:45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=0;[.G666]+2+1/[.$H$2];[.G666]+1/[.$H$2])" office:value-type="float" office:value="11.0666666666668" calcext:value-type="float">
            <text:p>1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8]))" office:value-type="date" office:date-value="2019-10-18T20:27:23.987008" calcext:value-type="date">
            <text:p>2019-10-18 20:27:24</text:p>
          </table:table-cell>
          <table:table-cell table:style-name="ce7" table:formula="of:=[.A668]" office:value-type="date" office:date-value="2019-10-18T20:27:23.987008" calcext:value-type="date">
            <text:p>2019-10-18 20:27:24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20:27:23.98700825404" calcext:value-type="date">
            <text:p>12/30/99 08:27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=0;[.G667]+2+1/[.$H$2];[.G667]+1/[.$H$2])" office:value-type="float" office:value="11.0833333333335" calcext:value-type="float">
            <text:p>11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9]))" office:value-type="date" office:date-value="2019-10-18T20:41:05.895412" calcext:value-type="date">
            <text:p>2019-10-18 20:41:06</text:p>
          </table:table-cell>
          <table:table-cell table:style-name="ce7" table:formula="of:=[.A669]" office:value-type="date" office:date-value="2019-10-18T20:41:05.895412" calcext:value-type="date">
            <text:p>2019-10-18 20:41:06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20:41:05.89541165158" calcext:value-type="date">
            <text:p>12/30/99 08:41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=0;[.G668]+2+1/[.$H$2];[.G668]+1/[.$H$2])" office:value-type="float" office:value="11.1000000000001" calcext:value-type="float">
            <text:p>1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0]))" office:value-type="date" office:date-value="2019-10-18T20:48:56.605294" calcext:value-type="date">
            <text:p>2019-10-18 20:48:57</text:p>
          </table:table-cell>
          <table:table-cell table:style-name="ce7" table:formula="of:=[.A670]" office:value-type="date" office:date-value="2019-10-18T20:48:56.605294" calcext:value-type="date">
            <text:p>2019-10-18 20:48:57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20:48:56.60529374611" calcext:value-type="date">
            <text:p>12/30/99 08:48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=0;[.G669]+2+1/[.$H$2];[.G669]+1/[.$H$2])" office:value-type="float" office:value="11.1166666666668" calcext:value-type="float">
            <text:p>11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1]))" office:value-type="date" office:date-value="2019-10-18T20:44:00.421551" calcext:value-type="date">
            <text:p>2019-10-18 20:44:00</text:p>
          </table:table-cell>
          <table:table-cell table:style-name="ce7" table:formula="of:=[.A671]" office:value-type="date" office:date-value="2019-10-18T20:44:00.421551" calcext:value-type="date">
            <text:p>2019-10-18 20:44:00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20:44:00.42155148927" calcext:value-type="date">
            <text:p>12/30/99 08:44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=0;[.G670]+2+1/[.$H$2];[.G670]+1/[.$H$2])" office:value-type="float" office:value="11.1333333333335" calcext:value-type="float">
            <text:p>1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2]))" office:value-type="date" office:date-value="2019-10-18T20:47:06.189948" calcext:value-type="date">
            <text:p>2019-10-18 20:47:06</text:p>
          </table:table-cell>
          <table:table-cell table:style-name="ce7" table:formula="of:=[.A672]" office:value-type="date" office:date-value="2019-10-18T20:47:06.189948" calcext:value-type="date">
            <text:p>2019-10-18 20:47:06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20:47:06.18994766381" calcext:value-type="date">
            <text:p>12/30/99 08:47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=0;[.G671]+2+1/[.$H$2];[.G671]+1/[.$H$2])" office:value-type="float" office:value="11.1500000000001" calcext:value-type="float">
            <text:p>1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3]))" office:value-type="date" office:date-value="2019-10-18T21:03:09.82679" calcext:value-type="date">
            <text:p>2019-10-18 21:03:10</text:p>
          </table:table-cell>
          <table:table-cell table:style-name="ce7" table:formula="of:=[.A673]" office:value-type="date" office:date-value="2019-10-18T21:03:09.82679" calcext:value-type="date">
            <text:p>2019-10-18 21:03:10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21:03:09.82679047622" calcext:value-type="date">
            <text:p>12/30/99 09:03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=0;[.G672]+2+1/[.$H$2];[.G672]+1/[.$H$2])" office:value-type="float" office:value="11.1666666666668" calcext:value-type="float">
            <text:p>11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4]))" office:value-type="date" office:date-value="2019-10-18T20:52:54.384011" calcext:value-type="date">
            <text:p>2019-10-18 20:52:54</text:p>
          </table:table-cell>
          <table:table-cell table:style-name="ce7" table:formula="of:=[.A674]" office:value-type="date" office:date-value="2019-10-18T20:52:54.384011" calcext:value-type="date">
            <text:p>2019-10-18 20:52:54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20:52:54.38401055988" calcext:value-type="date">
            <text:p>12/30/99 08:52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=0;[.G673]+2+1/[.$H$2];[.G673]+1/[.$H$2])" office:value-type="float" office:value="11.1833333333335" calcext:value-type="float">
            <text:p>11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5]))" office:value-type="date" office:date-value="2019-10-18T20:58:33.162181" calcext:value-type="date">
            <text:p>2019-10-18 20:58:33</text:p>
          </table:table-cell>
          <table:table-cell table:style-name="ce7" table:formula="of:=[.A675]" office:value-type="date" office:date-value="2019-10-18T20:58:33.162181" calcext:value-type="date">
            <text:p>2019-10-18 20:58:33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20:58:33.16218143329" calcext:value-type="date">
            <text:p>12/30/99 08:58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=0;[.G674]+2+1/[.$H$2];[.G674]+1/[.$H$2])" office:value-type="float" office:value="11.2000000000001" calcext:value-type="float">
            <text:p>1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6]))" office:value-type="date" office:date-value="2019-10-18T20:36:26.523037" calcext:value-type="date">
            <text:p>2019-10-18 20:36:27</text:p>
          </table:table-cell>
          <table:table-cell table:style-name="ce7" table:formula="of:=[.A676]" office:value-type="date" office:date-value="2019-10-18T20:36:26.523037" calcext:value-type="date">
            <text:p>2019-10-18 20:36:27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20:36:26.52303654235" calcext:value-type="date">
            <text:p>12/30/99 08:36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=0;[.G675]+2+1/[.$H$2];[.G675]+1/[.$H$2])" office:value-type="float" office:value="11.2166666666668" calcext:value-type="float">
            <text:p>11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7]))" office:value-type="date" office:date-value="2019-10-18T20:46:53.089073" calcext:value-type="date">
            <text:p>2019-10-18 20:46:53</text:p>
          </table:table-cell>
          <table:table-cell table:style-name="ce7" table:formula="of:=[.A677]" office:value-type="date" office:date-value="2019-10-18T20:46:53.089073" calcext:value-type="date">
            <text:p>2019-10-18 20:46:53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20:46:53.08907323983" calcext:value-type="date">
            <text:p>12/30/99 08:46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=0;[.G676]+2+1/[.$H$2];[.G676]+1/[.$H$2])" office:value-type="float" office:value="11.2333333333335" calcext:value-type="float">
            <text:p>1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8]))" office:value-type="date" office:date-value="2019-10-18T21:00:38.472814" calcext:value-type="date">
            <text:p>2019-10-18 21:00:38</text:p>
          </table:table-cell>
          <table:table-cell table:style-name="ce7" table:formula="of:=[.A678]" office:value-type="date" office:date-value="2019-10-18T21:00:38.472814" calcext:value-type="date">
            <text:p>2019-10-18 21:00:38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21:00:38.47281360067" calcext:value-type="date">
            <text:p>12/30/99 09:00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=0;[.G677]+2+1/[.$H$2];[.G677]+1/[.$H$2])" office:value-type="float" office:value="11.2500000000001" calcext:value-type="float">
            <text:p>1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9]))" office:value-type="date" office:date-value="2019-10-18T20:51:04.224263" calcext:value-type="date">
            <text:p>2019-10-18 20:51:04</text:p>
          </table:table-cell>
          <table:table-cell table:style-name="ce7" table:formula="of:=[.A679]" office:value-type="date" office:date-value="2019-10-18T20:51:04.224263" calcext:value-type="date">
            <text:p>2019-10-18 20:51:04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20:51:04.22426307108" calcext:value-type="date">
            <text:p>12/30/99 08:51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=0;[.G678]+2+1/[.$H$2];[.G678]+1/[.$H$2])" office:value-type="float" office:value="11.2666666666668" calcext:value-type="float">
            <text:p>11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0]))" office:value-type="date" office:date-value="2019-10-18T21:05:00.690276" calcext:value-type="date">
            <text:p>2019-10-18 21:05:01</text:p>
          </table:table-cell>
          <table:table-cell table:style-name="ce7" table:formula="of:=[.A680]" office:value-type="date" office:date-value="2019-10-18T21:05:00.690276" calcext:value-type="date">
            <text:p>2019-10-18 21:05:01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21:05:00.69027584977" calcext:value-type="date">
            <text:p>12/30/99 09:05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=0;[.G679]+2+1/[.$H$2];[.G679]+1/[.$H$2])" office:value-type="float" office:value="11.2833333333335" calcext:value-type="float">
            <text:p>11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1]))" office:value-type="date" office:date-value="2019-10-18T20:39:04.997497" calcext:value-type="date">
            <text:p>2019-10-18 20:39:05</text:p>
          </table:table-cell>
          <table:table-cell table:style-name="ce7" table:formula="of:=[.A681]" office:value-type="date" office:date-value="2019-10-18T20:39:04.997497" calcext:value-type="date">
            <text:p>2019-10-18 20:39:05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20:39:04.99749694951" calcext:value-type="date">
            <text:p>12/30/99 08:39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=0;[.G680]+2+1/[.$H$2];[.G680]+1/[.$H$2])" office:value-type="float" office:value="11.3000000000001" calcext:value-type="float">
            <text:p>1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2]))" office:value-type="date" office:date-value="2019-10-18T20:46:33.614697" calcext:value-type="date">
            <text:p>2019-10-18 20:46:34</text:p>
          </table:table-cell>
          <table:table-cell table:style-name="ce7" table:formula="of:=[.A682]" office:value-type="date" office:date-value="2019-10-18T20:46:33.614697" calcext:value-type="date">
            <text:p>2019-10-18 20:46:34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20:46:33.61469687428" calcext:value-type="date">
            <text:p>12/30/99 08:46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=0;[.G681]+2+1/[.$H$2];[.G681]+1/[.$H$2])" office:value-type="float" office:value="11.3166666666668" calcext:value-type="float">
            <text:p>11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3]))" office:value-type="date" office:date-value="2019-10-18T20:50:46.395924" calcext:value-type="date">
            <text:p>2019-10-18 20:50:46</text:p>
          </table:table-cell>
          <table:table-cell table:style-name="ce7" table:formula="of:=[.A683]" office:value-type="date" office:date-value="2019-10-18T20:50:46.395924" calcext:value-type="date">
            <text:p>2019-10-18 20:50:46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20:50:46.39592422172" calcext:value-type="date">
            <text:p>12/30/99 08:50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=0;[.G682]+2+1/[.$H$2];[.G682]+1/[.$H$2])" office:value-type="float" office:value="11.3333333333335" calcext:value-type="float">
            <text:p>1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4]))" office:value-type="date" office:date-value="2019-10-18T21:17:27.659776" calcext:value-type="date">
            <text:p>2019-10-18 21:17:28</text:p>
          </table:table-cell>
          <table:table-cell table:style-name="ce7" table:formula="of:=[.A684]" office:value-type="date" office:date-value="2019-10-18T21:17:27.659776" calcext:value-type="date">
            <text:p>2019-10-18 21:17:28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21:17:27.65977584757" calcext:value-type="date">
            <text:p>12/30/99 09:17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=0;[.G683]+2+1/[.$H$2];[.G683]+1/[.$H$2])" office:value-type="float" office:value="11.3500000000001" calcext:value-type="float">
            <text:p>1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5]))" office:value-type="date" office:date-value="2019-10-18T21:21:08.194404" calcext:value-type="date">
            <text:p>2019-10-18 21:21:08</text:p>
          </table:table-cell>
          <table:table-cell table:style-name="ce7" table:formula="of:=[.A685]" office:value-type="date" office:date-value="2019-10-18T21:21:08.194404" calcext:value-type="date">
            <text:p>2019-10-18 21:21:08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21:21:08.19440368563" calcext:value-type="date">
            <text:p>12/30/99 09:21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=0;[.G684]+2+1/[.$H$2];[.G684]+1/[.$H$2])" office:value-type="float" office:value="11.3666666666668" calcext:value-type="float">
            <text:p>11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6]))" office:value-type="date" office:date-value="2019-10-18T20:51:54.804132" calcext:value-type="date">
            <text:p>2019-10-18 20:51:55</text:p>
          </table:table-cell>
          <table:table-cell table:style-name="ce7" table:formula="of:=[.A686]" office:value-type="date" office:date-value="2019-10-18T20:51:54.804132" calcext:value-type="date">
            <text:p>2019-10-18 20:51:55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20:51:54.80413167737" calcext:value-type="date">
            <text:p>12/30/99 08:51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=0;[.G685]+2+1/[.$H$2];[.G685]+1/[.$H$2])" office:value-type="float" office:value="11.3833333333335" calcext:value-type="float">
            <text:p>11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7]))" office:value-type="date" office:date-value="2019-10-18T20:45:18.353486" calcext:value-type="date">
            <text:p>2019-10-18 20:45:18</text:p>
          </table:table-cell>
          <table:table-cell table:style-name="ce7" table:formula="of:=[.A687]" office:value-type="date" office:date-value="2019-10-18T20:45:18.353486" calcext:value-type="date">
            <text:p>2019-10-18 20:45:18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20:45:18.35348582827" calcext:value-type="date">
            <text:p>12/30/99 08:45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=0;[.G686]+2+1/[.$H$2];[.G686]+1/[.$H$2])" office:value-type="float" office:value="11.4000000000001" calcext:value-type="float">
            <text:p>1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8]))" office:value-type="date" office:date-value="2019-10-18T21:03:22.870456" calcext:value-type="date">
            <text:p>2019-10-18 21:03:23</text:p>
          </table:table-cell>
          <table:table-cell table:style-name="ce7" table:formula="of:=[.A688]" office:value-type="date" office:date-value="2019-10-18T21:03:22.870456" calcext:value-type="date">
            <text:p>2019-10-18 21:03:23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21:03:22.87045589648" calcext:value-type="date">
            <text:p>12/30/99 09:03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=0;[.G687]+2+1/[.$H$2];[.G687]+1/[.$H$2])" office:value-type="float" office:value="11.4166666666668" calcext:value-type="float">
            <text:p>11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9]))" office:value-type="date" office:date-value="2019-10-18T20:35:42.12117" calcext:value-type="date">
            <text:p>2019-10-18 20:35:42</text:p>
          </table:table-cell>
          <table:table-cell table:style-name="ce7" table:formula="of:=[.A689]" office:value-type="date" office:date-value="2019-10-18T20:35:42.12117" calcext:value-type="date">
            <text:p>2019-10-18 20:35:42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20:35:42.12116952986" calcext:value-type="date">
            <text:p>12/30/99 08:35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=0;[.G688]+2+1/[.$H$2];[.G688]+1/[.$H$2])" office:value-type="float" office:value="11.4333333333335" calcext:value-type="float">
            <text:p>11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0]))" office:value-type="date" office:date-value="2019-10-18T21:12:12.916415" calcext:value-type="date">
            <text:p>2019-10-18 21:12:13</text:p>
          </table:table-cell>
          <table:table-cell table:style-name="ce7" table:formula="of:=[.A690]" office:value-type="date" office:date-value="2019-10-18T21:12:12.916415" calcext:value-type="date">
            <text:p>2019-10-18 21:12:13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21:12:12.91641476098" calcext:value-type="date">
            <text:p>12/30/99 09:12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=0;[.G689]+2+1/[.$H$2];[.G689]+1/[.$H$2])" office:value-type="float" office:value="11.4500000000002" calcext:value-type="float">
            <text:p>11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1]))" office:value-type="date" office:date-value="2019-10-18T20:41:15.886149" calcext:value-type="date">
            <text:p>2019-10-18 20:41:16</text:p>
          </table:table-cell>
          <table:table-cell table:style-name="ce7" table:formula="of:=[.A691]" office:value-type="date" office:date-value="2019-10-18T20:41:15.886149" calcext:value-type="date">
            <text:p>2019-10-18 20:41:16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20:41:15.88614905253" calcext:value-type="date">
            <text:p>12/30/99 08:41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=0;[.G690]+2+1/[.$H$2];[.G690]+1/[.$H$2])" office:value-type="float" office:value="11.4666666666668" calcext:value-type="float">
            <text:p>11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2]))" office:value-type="date" office:date-value="2019-10-18T20:30:10.554423" calcext:value-type="date">
            <text:p>2019-10-18 20:30:11</text:p>
          </table:table-cell>
          <table:table-cell table:style-name="ce7" table:formula="of:=[.A692]" office:value-type="date" office:date-value="2019-10-18T20:30:10.554423" calcext:value-type="date">
            <text:p>2019-10-18 20:30:11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20:30:10.55442290381" calcext:value-type="date">
            <text:p>12/30/99 08:30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=0;[.G691]+2+1/[.$H$2];[.G691]+1/[.$H$2])" office:value-type="float" office:value="11.4833333333335" calcext:value-type="float">
            <text:p>11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3]))" office:value-type="date" office:date-value="2019-10-18T21:07:31.387167" calcext:value-type="date">
            <text:p>2019-10-18 21:07:31</text:p>
          </table:table-cell>
          <table:table-cell table:style-name="ce7" table:formula="of:=[.A693]" office:value-type="date" office:date-value="2019-10-18T21:07:31.387167" calcext:value-type="date">
            <text:p>2019-10-18 21:07:31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21:07:31.38716704678" calcext:value-type="date">
            <text:p>12/30/99 09:07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=0;[.G692]+2+1/[.$H$2];[.G692]+1/[.$H$2])" office:value-type="float" office:value="11.5000000000002" calcext:value-type="float">
            <text:p>1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4]))" office:value-type="date" office:date-value="2019-10-18T21:00:54.659815" calcext:value-type="date">
            <text:p>2019-10-18 21:00:55</text:p>
          </table:table-cell>
          <table:table-cell table:style-name="ce7" table:formula="of:=[.A694]" office:value-type="date" office:date-value="2019-10-18T21:00:54.659815" calcext:value-type="date">
            <text:p>2019-10-18 21:00:55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21:00:54.65981466696" calcext:value-type="date">
            <text:p>12/30/99 09:00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=0;[.G693]+2+1/[.$H$2];[.G693]+1/[.$H$2])" office:value-type="float" office:value="11.5166666666668" calcext:value-type="float">
            <text:p>11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5]))" office:value-type="date" office:date-value="2019-10-18T21:12:07.79335" calcext:value-type="date">
            <text:p>2019-10-18 21:12:08</text:p>
          </table:table-cell>
          <table:table-cell table:style-name="ce7" table:formula="of:=[.A695]" office:value-type="date" office:date-value="2019-10-18T21:12:07.79335" calcext:value-type="date">
            <text:p>2019-10-18 21:12:08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21:12:07.79335048981" calcext:value-type="date">
            <text:p>12/30/99 09:12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=0;[.G694]+2+1/[.$H$2];[.G694]+1/[.$H$2])" office:value-type="float" office:value="11.5333333333335" calcext:value-type="float">
            <text:p>11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6]))" office:value-type="date" office:date-value="2019-10-18T21:03:53.867232" calcext:value-type="date">
            <text:p>2019-10-18 21:03:54</text:p>
          </table:table-cell>
          <table:table-cell table:style-name="ce7" table:formula="of:=[.A696]" office:value-type="date" office:date-value="2019-10-18T21:03:53.867232" calcext:value-type="date">
            <text:p>2019-10-18 21:03:54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21:03:53.86723191943" calcext:value-type="date">
            <text:p>12/30/99 09:03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=0;[.G695]+2+1/[.$H$2];[.G695]+1/[.$H$2])" office:value-type="float" office:value="11.5500000000002" calcext:value-type="float">
            <text:p>11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7]))" office:value-type="date" office:date-value="2019-10-18T20:54:41.332926" calcext:value-type="date">
            <text:p>2019-10-18 20:54:41</text:p>
          </table:table-cell>
          <table:table-cell table:style-name="ce7" table:formula="of:=[.A697]" office:value-type="date" office:date-value="2019-10-18T20:54:41.332926" calcext:value-type="date">
            <text:p>2019-10-18 20:54:41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20:54:41.33292628918" calcext:value-type="date">
            <text:p>12/30/99 08:54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=0;[.G696]+2+1/[.$H$2];[.G696]+1/[.$H$2])" office:value-type="float" office:value="11.5666666666668" calcext:value-type="float">
            <text:p>11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8]))" office:value-type="date" office:date-value="2019-10-18T21:06:52.885563" calcext:value-type="date">
            <text:p>2019-10-18 21:06:53</text:p>
          </table:table-cell>
          <table:table-cell table:style-name="ce7" table:formula="of:=[.A698]" office:value-type="date" office:date-value="2019-10-18T21:06:52.885563" calcext:value-type="date">
            <text:p>2019-10-18 21:06:53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21:06:52.88556286599" calcext:value-type="date">
            <text:p>12/30/99 09:06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=0;[.G697]+2+1/[.$H$2];[.G697]+1/[.$H$2])" office:value-type="float" office:value="11.5833333333335" calcext:value-type="float">
            <text:p>11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9]))" office:value-type="date" office:date-value="2019-10-18T20:59:43.04654" calcext:value-type="date">
            <text:p>2019-10-18 20:59:43</text:p>
          </table:table-cell>
          <table:table-cell table:style-name="ce7" table:formula="of:=[.A699]" office:value-type="date" office:date-value="2019-10-18T20:59:43.04654" calcext:value-type="date">
            <text:p>2019-10-18 20:59:43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20:59:43.04654010572" calcext:value-type="date">
            <text:p>12/30/99 08:59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=0;[.G698]+2+1/[.$H$2];[.G698]+1/[.$H$2])" office:value-type="float" office:value="11.6000000000002" calcext:value-type="float">
            <text:p>1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0]))" office:value-type="date" office:date-value="2019-10-18T20:59:52.406769" calcext:value-type="date">
            <text:p>2019-10-18 20:59:52</text:p>
          </table:table-cell>
          <table:table-cell table:style-name="ce7" table:formula="of:=[.A700]" office:value-type="date" office:date-value="2019-10-18T20:59:52.406769" calcext:value-type="date">
            <text:p>2019-10-18 20:59:52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20:59:52.40676895715" calcext:value-type="date">
            <text:p>12/30/99 08:59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=0;[.G699]+2+1/[.$H$2];[.G699]+1/[.$H$2])" office:value-type="float" office:value="11.6166666666668" calcext:value-type="float">
            <text:p>11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1]))" office:value-type="date" office:date-value="2019-10-18T20:21:33.243423" calcext:value-type="date">
            <text:p>2019-10-18 20:21:33</text:p>
          </table:table-cell>
          <table:table-cell table:style-name="ce7" table:formula="of:=[.A701]" office:value-type="date" office:date-value="2019-10-18T20:21:33.243423" calcext:value-type="date">
            <text:p>2019-10-18 20:21:33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20:21:33.24342312757" calcext:value-type="date">
            <text:p>12/30/99 08:21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=0;[.G700]+2+1/[.$H$2];[.G700]+1/[.$H$2])" office:value-type="float" office:value="11.6333333333335" calcext:value-type="float">
            <text:p>11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2]))" office:value-type="date" office:date-value="2019-10-18T20:37:42.011776" calcext:value-type="date">
            <text:p>2019-10-18 20:37:42</text:p>
          </table:table-cell>
          <table:table-cell table:style-name="ce7" table:formula="of:=[.A702]" office:value-type="date" office:date-value="2019-10-18T20:37:42.011776" calcext:value-type="date">
            <text:p>2019-10-18 20:37:42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20:37:42.01177602634" calcext:value-type="date">
            <text:p>12/30/99 08:37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=0;[.G701]+2+1/[.$H$2];[.G701]+1/[.$H$2])" office:value-type="float" office:value="11.6500000000002" calcext:value-type="float">
            <text:p>11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3]))" office:value-type="date" office:date-value="2019-10-18T20:22:33.057237" calcext:value-type="date">
            <text:p>2019-10-18 20:22:33</text:p>
          </table:table-cell>
          <table:table-cell table:style-name="ce7" table:formula="of:=[.A703]" office:value-type="date" office:date-value="2019-10-18T20:22:33.057237" calcext:value-type="date">
            <text:p>2019-10-18 20:22:33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20:22:33.05723694619" calcext:value-type="date">
            <text:p>12/30/99 08:22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=0;[.G702]+2+1/[.$H$2];[.G702]+1/[.$H$2])" office:value-type="float" office:value="11.6666666666668" calcext:value-type="float">
            <text:p>11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4]))" office:value-type="date" office:date-value="2019-10-18T21:00:30.228907" calcext:value-type="date">
            <text:p>2019-10-18 21:00:30</text:p>
          </table:table-cell>
          <table:table-cell table:style-name="ce7" table:formula="of:=[.A704]" office:value-type="date" office:date-value="2019-10-18T21:00:30.228907" calcext:value-type="date">
            <text:p>2019-10-18 21:00:30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21:00:30.22890652064" calcext:value-type="date">
            <text:p>12/30/99 09:00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=0;[.G703]+2+1/[.$H$2];[.G703]+1/[.$H$2])" office:value-type="float" office:value="11.6833333333335" calcext:value-type="float">
            <text:p>11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5]))" office:value-type="date" office:date-value="2019-10-18T20:57:54.721591" calcext:value-type="date">
            <text:p>2019-10-18 20:57:55</text:p>
          </table:table-cell>
          <table:table-cell table:style-name="ce7" table:formula="of:=[.A705]" office:value-type="date" office:date-value="2019-10-18T20:57:54.721591" calcext:value-type="date">
            <text:p>2019-10-18 20:57:55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20:57:54.72159080207" calcext:value-type="date">
            <text:p>12/30/99 08:57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=0;[.G704]+2+1/[.$H$2];[.G704]+1/[.$H$2])" office:value-type="float" office:value="11.7000000000002" calcext:value-type="float">
            <text:p>1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6]))" office:value-type="date" office:date-value="2019-10-18T20:58:34.040957" calcext:value-type="date">
            <text:p>2019-10-18 20:58:34</text:p>
          </table:table-cell>
          <table:table-cell table:style-name="ce7" table:formula="of:=[.A706]" office:value-type="date" office:date-value="2019-10-18T20:58:34.040957" calcext:value-type="date">
            <text:p>2019-10-18 20:58:34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20:58:34.0409573447" calcext:value-type="date">
            <text:p>12/30/99 08:58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=0;[.G705]+2+1/[.$H$2];[.G705]+1/[.$H$2])" office:value-type="float" office:value="11.7166666666668" calcext:value-type="float">
            <text:p>11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7]))" office:value-type="date" office:date-value="2019-10-18T20:54:36.555379" calcext:value-type="date">
            <text:p>2019-10-18 20:54:37</text:p>
          </table:table-cell>
          <table:table-cell table:style-name="ce7" table:formula="of:=[.A707]" office:value-type="date" office:date-value="2019-10-18T20:54:36.555379" calcext:value-type="date">
            <text:p>2019-10-18 20:54:37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20:54:36.55537852552" calcext:value-type="date">
            <text:p>12/30/99 08:54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=0;[.G706]+2+1/[.$H$2];[.G706]+1/[.$H$2])" office:value-type="float" office:value="11.7333333333335" calcext:value-type="float">
            <text:p>11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8]))" office:value-type="date" office:date-value="2019-10-18T21:02:31.450688" calcext:value-type="date">
            <text:p>2019-10-18 21:02:31</text:p>
          </table:table-cell>
          <table:table-cell table:style-name="ce7" table:formula="of:=[.A708]" office:value-type="date" office:date-value="2019-10-18T21:02:31.450688" calcext:value-type="date">
            <text:p>2019-10-18 21:02:31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21:02:31.45068790298" calcext:value-type="date">
            <text:p>12/30/99 09:02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=0;[.G707]+2+1/[.$H$2];[.G707]+1/[.$H$2])" office:value-type="float" office:value="11.7500000000002" calcext:value-type="float">
            <text:p>11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9]))" office:value-type="date" office:date-value="2019-10-18T20:48:51.558701" calcext:value-type="date">
            <text:p>2019-10-18 20:48:52</text:p>
          </table:table-cell>
          <table:table-cell table:style-name="ce7" table:formula="of:=[.A709]" office:value-type="date" office:date-value="2019-10-18T20:48:51.558701" calcext:value-type="date">
            <text:p>2019-10-18 20:48:52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20:48:51.55870134942" calcext:value-type="date">
            <text:p>12/30/99 08:48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=0;[.G708]+2+1/[.$H$2];[.G708]+1/[.$H$2])" office:value-type="float" office:value="11.7666666666668" calcext:value-type="float">
            <text:p>11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0]))" office:value-type="date" office:date-value="2019-10-18T20:52:03.682572" calcext:value-type="date">
            <text:p>2019-10-18 20:52:04</text:p>
          </table:table-cell>
          <table:table-cell table:style-name="ce7" table:formula="of:=[.A710]" office:value-type="date" office:date-value="2019-10-18T20:52:03.682572" calcext:value-type="date">
            <text:p>2019-10-18 20:52:04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20:52:03.68257187773" calcext:value-type="date">
            <text:p>12/30/99 08:52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=0;[.G709]+2+1/[.$H$2];[.G709]+1/[.$H$2])" office:value-type="float" office:value="11.7833333333335" calcext:value-type="float">
            <text:p>11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1]))" office:value-type="date" office:date-value="2019-10-18T21:03:53.188896" calcext:value-type="date">
            <text:p>2019-10-18 21:03:53</text:p>
          </table:table-cell>
          <table:table-cell table:style-name="ce7" table:formula="of:=[.A711]" office:value-type="date" office:date-value="2019-10-18T21:03:53.188896" calcext:value-type="date">
            <text:p>2019-10-18 21:03:53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21:03:53.18889623042" calcext:value-type="date">
            <text:p>12/30/99 09:03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=0;[.G710]+2+1/[.$H$2];[.G710]+1/[.$H$2])" office:value-type="float" office:value="11.8000000000002" calcext:value-type="float">
            <text:p>1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2]))" office:value-type="date" office:date-value="2019-10-18T20:55:17.986386" calcext:value-type="date">
            <text:p>2019-10-18 20:55:18</text:p>
          </table:table-cell>
          <table:table-cell table:style-name="ce7" table:formula="of:=[.A712]" office:value-type="date" office:date-value="2019-10-18T20:55:17.986386" calcext:value-type="date">
            <text:p>2019-10-18 20:55:18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20:55:17.98638557084" calcext:value-type="date">
            <text:p>12/30/99 08:55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=0;[.G711]+2+1/[.$H$2];[.G711]+1/[.$H$2])" office:value-type="float" office:value="11.8166666666668" calcext:value-type="float">
            <text:p>11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3]))" office:value-type="date" office:date-value="2019-10-18T20:27:09.85374" calcext:value-type="date">
            <text:p>2019-10-18 20:27:10</text:p>
          </table:table-cell>
          <table:table-cell table:style-name="ce7" table:formula="of:=[.A713]" office:value-type="date" office:date-value="2019-10-18T20:27:09.85374" calcext:value-type="date">
            <text:p>2019-10-18 20:27:10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20:27:09.85374026466" calcext:value-type="date">
            <text:p>12/30/99 08:27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=0;[.G712]+2+1/[.$H$2];[.G712]+1/[.$H$2])" office:value-type="float" office:value="11.8333333333335" calcext:value-type="float">
            <text:p>11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4]))" office:value-type="date" office:date-value="2019-10-18T20:34:14.612456" calcext:value-type="date">
            <text:p>2019-10-18 20:34:15</text:p>
          </table:table-cell>
          <table:table-cell table:style-name="ce7" table:formula="of:=[.A714]" office:value-type="date" office:date-value="2019-10-18T20:34:14.612456" calcext:value-type="date">
            <text:p>2019-10-18 20:34:15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20:34:14.61245588958" calcext:value-type="date">
            <text:p>12/30/99 08:34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=0;[.G713]+2+1/[.$H$2];[.G713]+1/[.$H$2])" office:value-type="float" office:value="11.8500000000002" calcext:value-type="float">
            <text:p>11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5]))" office:value-type="date" office:date-value="2019-10-18T20:53:52.917579" calcext:value-type="date">
            <text:p>2019-10-18 20:53:53</text:p>
          </table:table-cell>
          <table:table-cell table:style-name="ce7" table:formula="of:=[.A715]" office:value-type="date" office:date-value="2019-10-18T20:53:52.917579" calcext:value-type="date">
            <text:p>2019-10-18 20:53:53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20:53:52.91757898405" calcext:value-type="date">
            <text:p>12/30/99 08:53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=0;[.G714]+2+1/[.$H$2];[.G714]+1/[.$H$2])" office:value-type="float" office:value="11.8666666666668" calcext:value-type="float">
            <text:p>11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6]))" office:value-type="date" office:date-value="2019-10-18T20:41:25.890834" calcext:value-type="date">
            <text:p>2019-10-18 20:41:26</text:p>
          </table:table-cell>
          <table:table-cell table:style-name="ce7" table:formula="of:=[.A716]" office:value-type="date" office:date-value="2019-10-18T20:41:25.890834" calcext:value-type="date">
            <text:p>2019-10-18 20:41:26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20:41:25.89083352126" calcext:value-type="date">
            <text:p>12/30/99 08:41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=0;[.G715]+2+1/[.$H$2];[.G715]+1/[.$H$2])" office:value-type="float" office:value="11.8833333333335" calcext:value-type="float">
            <text:p>11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7]))" office:value-type="date" office:date-value="2019-10-18T20:47:53.392809" calcext:value-type="date">
            <text:p>2019-10-18 20:47:53</text:p>
          </table:table-cell>
          <table:table-cell table:style-name="ce7" table:formula="of:=[.A717]" office:value-type="date" office:date-value="2019-10-18T20:47:53.392809" calcext:value-type="date">
            <text:p>2019-10-18 20:47:53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20:47:53.39280908927" calcext:value-type="date">
            <text:p>12/30/99 08:47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=0;[.G716]+2+1/[.$H$2];[.G716]+1/[.$H$2])" office:value-type="float" office:value="11.9000000000002" calcext:value-type="float">
            <text:p>1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8]))" office:value-type="date" office:date-value="2019-10-18T20:56:10.951251" calcext:value-type="date">
            <text:p>2019-10-18 20:56:11</text:p>
          </table:table-cell>
          <table:table-cell table:style-name="ce7" table:formula="of:=[.A718]" office:value-type="date" office:date-value="2019-10-18T20:56:10.951251" calcext:value-type="date">
            <text:p>2019-10-18 20:56:11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20:56:10.95125117339" calcext:value-type="date">
            <text:p>12/30/99 08:56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=0;[.G717]+2+1/[.$H$2];[.G717]+1/[.$H$2])" office:value-type="float" office:value="11.9166666666668" calcext:value-type="float">
            <text:p>11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9]))" office:value-type="date" office:date-value="2019-10-18T21:17:05.655474" calcext:value-type="date">
            <text:p>2019-10-18 21:17:06</text:p>
          </table:table-cell>
          <table:table-cell table:style-name="ce7" table:formula="of:=[.A719]" office:value-type="date" office:date-value="2019-10-18T21:17:05.655474" calcext:value-type="date">
            <text:p>2019-10-18 21:17:06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21:17:05.65547393169" calcext:value-type="date">
            <text:p>12/30/99 09:17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=0;[.G718]+2+1/[.$H$2];[.G718]+1/[.$H$2])" office:value-type="float" office:value="11.9333333333335" calcext:value-type="float">
            <text:p>11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0]))" office:value-type="date" office:date-value="2019-10-18T20:56:22.675513" calcext:value-type="date">
            <text:p>2019-10-18 20:56:23</text:p>
          </table:table-cell>
          <table:table-cell table:style-name="ce7" table:formula="of:=[.A720]" office:value-type="date" office:date-value="2019-10-18T20:56:22.675513" calcext:value-type="date">
            <text:p>2019-10-18 20:56:23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20:56:22.67551304307" calcext:value-type="date">
            <text:p>12/30/99 08:56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=0;[.G719]+2+1/[.$H$2];[.G719]+1/[.$H$2])" office:value-type="float" office:value="11.9500000000002" calcext:value-type="float">
            <text:p>11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1]))" office:value-type="date" office:date-value="2019-10-18T21:01:55.833469" calcext:value-type="date">
            <text:p>2019-10-18 21:01:56</text:p>
          </table:table-cell>
          <table:table-cell table:style-name="ce7" table:formula="of:=[.A721]" office:value-type="date" office:date-value="2019-10-18T21:01:55.833469" calcext:value-type="date">
            <text:p>2019-10-18 21:01:56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21:01:55.83346948028" calcext:value-type="date">
            <text:p>12/30/99 09:01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=0;[.G720]+2+1/[.$H$2];[.G720]+1/[.$H$2])" office:value-type="float" office:value="11.9666666666668" calcext:value-type="float">
            <text:p>11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2]))" office:value-type="date" office:date-value="2019-10-18T20:48:28.709641" calcext:value-type="date">
            <text:p>2019-10-18 20:48:29</text:p>
          </table:table-cell>
          <table:table-cell table:style-name="ce7" table:formula="of:=[.A722]" office:value-type="date" office:date-value="2019-10-18T20:48:28.709641" calcext:value-type="date">
            <text:p>2019-10-18 20:48:29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20:48:28.70964063797" calcext:value-type="date">
            <text:p>12/30/99 08:48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=0;[.G721]+2+1/[.$H$2];[.G721]+1/[.$H$2])" office:value-type="float" office:value="11.9833333333335" calcext:value-type="float">
            <text:p>11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3]))" office:value-type="date" office:date-value="2019-10-19T20:34:12.696212" calcext:value-type="date">
            <text:p>2019-10-19 20:34:13</text:p>
          </table:table-cell>
          <table:table-cell table:style-name="ce7" table:formula="of:=[.A723]" office:value-type="date" office:date-value="2019-10-19T20:34:12.696212" calcext:value-type="date">
            <text:p>2019-10-19 20:34:13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20:34:12.6962120086" calcext:value-type="date">
            <text:p>12/30/99 08:34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=0;[.G722]+2+1/[.$H$2];[.G722]+1/[.$H$2])" office:value-type="float" office:value="12.0000000000002" calcext:value-type="float">
            <text:p>12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4]))" office:value-type="date" office:date-value="2019-10-19T20:43:53.700888" calcext:value-type="date">
            <text:p>2019-10-19 20:43:54</text:p>
          </table:table-cell>
          <table:table-cell table:style-name="ce7" table:formula="of:=[.A724]" office:value-type="date" office:date-value="2019-10-19T20:43:53.700888" calcext:value-type="date">
            <text:p>2019-10-19 20:43:54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20:43:53.70088788215" calcext:value-type="date">
            <text:p>12/30/99 08:43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=0;[.G723]+2+1/[.$H$2];[.G723]+1/[.$H$2])" office:value-type="float" office:value="12.0166666666668" calcext:value-type="float">
            <text:p>12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5]))" office:value-type="date" office:date-value="2019-10-19T20:44:59.298959" calcext:value-type="date">
            <text:p>2019-10-19 20:44:59</text:p>
          </table:table-cell>
          <table:table-cell table:style-name="ce7" table:formula="of:=[.A725]" office:value-type="date" office:date-value="2019-10-19T20:44:59.298959" calcext:value-type="date">
            <text:p>2019-10-19 20:44:59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20:44:59.29895920213" calcext:value-type="date">
            <text:p>12/30/99 08:44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=0;[.G724]+2+1/[.$H$2];[.G724]+1/[.$H$2])" office:value-type="float" office:value="12.0333333333335" calcext:value-type="float">
            <text:p>12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6]))" office:value-type="date" office:date-value="2019-10-19T20:52:31.732325" calcext:value-type="date">
            <text:p>2019-10-19 20:52:32</text:p>
          </table:table-cell>
          <table:table-cell table:style-name="ce7" table:formula="of:=[.A726]" office:value-type="date" office:date-value="2019-10-19T20:52:31.732325" calcext:value-type="date">
            <text:p>2019-10-19 20:52:32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20:52:31.73232480884" calcext:value-type="date">
            <text:p>12/30/99 08:52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=0;[.G725]+2+1/[.$H$2];[.G725]+1/[.$H$2])" office:value-type="float" office:value="12.0500000000002" calcext:value-type="float">
            <text:p>12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7]))" office:value-type="date" office:date-value="2019-10-19T21:03:20.271462" calcext:value-type="date">
            <text:p>2019-10-19 21:03:20</text:p>
          </table:table-cell>
          <table:table-cell table:style-name="ce7" table:formula="of:=[.A727]" office:value-type="date" office:date-value="2019-10-19T21:03:20.271462" calcext:value-type="date">
            <text:p>2019-10-19 21:03:20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21:03:20.27146199718" calcext:value-type="date">
            <text:p>12/30/99 09:03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=0;[.G726]+2+1/[.$H$2];[.G726]+1/[.$H$2])" office:value-type="float" office:value="12.0666666666668" calcext:value-type="float">
            <text:p>12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8]))" office:value-type="date" office:date-value="2019-10-19T20:56:01.634094" calcext:value-type="date">
            <text:p>2019-10-19 20:56:02</text:p>
          </table:table-cell>
          <table:table-cell table:style-name="ce7" table:formula="of:=[.A728]" office:value-type="date" office:date-value="2019-10-19T20:56:01.634094" calcext:value-type="date">
            <text:p>2019-10-19 20:56:02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20:56:01.63409440778" calcext:value-type="date">
            <text:p>12/30/99 08:56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=0;[.G727]+2+1/[.$H$2];[.G727]+1/[.$H$2])" office:value-type="float" office:value="12.0833333333335" calcext:value-type="float">
            <text:p>12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9]))" office:value-type="date" office:date-value="2019-10-19T20:55:27.10999" calcext:value-type="date">
            <text:p>2019-10-19 20:55:27</text:p>
          </table:table-cell>
          <table:table-cell table:style-name="ce7" table:formula="of:=[.A729]" office:value-type="date" office:date-value="2019-10-19T20:55:27.10999" calcext:value-type="date">
            <text:p>2019-10-19 20:55:27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20:55:27.10998952389" calcext:value-type="date">
            <text:p>12/30/99 08:55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=0;[.G728]+2+1/[.$H$2];[.G728]+1/[.$H$2])" office:value-type="float" office:value="12.1000000000002" calcext:value-type="float">
            <text:p>12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0]))" office:value-type="date" office:date-value="2019-10-19T21:16:27.310888" calcext:value-type="date">
            <text:p>2019-10-19 21:16:27</text:p>
          </table:table-cell>
          <table:table-cell table:style-name="ce7" table:formula="of:=[.A730]" office:value-type="date" office:date-value="2019-10-19T21:16:27.310888" calcext:value-type="date">
            <text:p>2019-10-19 21:16:27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21:16:27.31088836212" calcext:value-type="date">
            <text:p>12/30/99 09:16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=0;[.G729]+2+1/[.$H$2];[.G729]+1/[.$H$2])" office:value-type="float" office:value="12.1166666666668" calcext:value-type="float">
            <text:p>12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1]))" office:value-type="date" office:date-value="2019-10-19T20:57:24.050655" calcext:value-type="date">
            <text:p>2019-10-19 20:57:24</text:p>
          </table:table-cell>
          <table:table-cell table:style-name="ce7" table:formula="of:=[.A731]" office:value-type="date" office:date-value="2019-10-19T20:57:24.050655" calcext:value-type="date">
            <text:p>2019-10-19 20:57:24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20:57:24.05065476894" calcext:value-type="date">
            <text:p>12/30/99 08:57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=0;[.G730]+2+1/[.$H$2];[.G730]+1/[.$H$2])" office:value-type="float" office:value="12.1333333333335" calcext:value-type="float">
            <text:p>12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2]))" office:value-type="date" office:date-value="2019-10-19T20:29:26.713725" calcext:value-type="date">
            <text:p>2019-10-19 20:29:27</text:p>
          </table:table-cell>
          <table:table-cell table:style-name="ce7" table:formula="of:=[.A732]" office:value-type="date" office:date-value="2019-10-19T20:29:26.713725" calcext:value-type="date">
            <text:p>2019-10-19 20:29:27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20:29:26.71372451819" calcext:value-type="date">
            <text:p>12/30/99 08:29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=0;[.G731]+2+1/[.$H$2];[.G731]+1/[.$H$2])" office:value-type="float" office:value="12.1500000000002" calcext:value-type="float">
            <text:p>12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3]))" office:value-type="date" office:date-value="2019-10-19T20:56:05.888844" calcext:value-type="date">
            <text:p>2019-10-19 20:56:06</text:p>
          </table:table-cell>
          <table:table-cell table:style-name="ce7" table:formula="of:=[.A733]" office:value-type="date" office:date-value="2019-10-19T20:56:05.888844" calcext:value-type="date">
            <text:p>2019-10-19 20:56:06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20:56:05.88884401135" calcext:value-type="date">
            <text:p>12/30/99 08:56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=0;[.G732]+2+1/[.$H$2];[.G732]+1/[.$H$2])" office:value-type="float" office:value="12.1666666666669" calcext:value-type="float">
            <text:p>12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4]))" office:value-type="date" office:date-value="2019-10-19T20:50:59.877163" calcext:value-type="date">
            <text:p>2019-10-19 20:51:00</text:p>
          </table:table-cell>
          <table:table-cell table:style-name="ce7" table:formula="of:=[.A734]" office:value-type="date" office:date-value="2019-10-19T20:50:59.877163" calcext:value-type="date">
            <text:p>2019-10-19 20:51:00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20:50:59.87716270611" calcext:value-type="date">
            <text:p>12/30/99 08:51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=0;[.G733]+2+1/[.$H$2];[.G733]+1/[.$H$2])" office:value-type="float" office:value="12.1833333333335" calcext:value-type="float">
            <text:p>12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5]))" office:value-type="date" office:date-value="2019-10-19T21:02:33.30852" calcext:value-type="date">
            <text:p>2019-10-19 21:02:33</text:p>
          </table:table-cell>
          <table:table-cell table:style-name="ce7" table:formula="of:=[.A735]" office:value-type="date" office:date-value="2019-10-19T21:02:33.30852" calcext:value-type="date">
            <text:p>2019-10-19 21:02:33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21:02:33.30852018669" calcext:value-type="date">
            <text:p>12/30/99 09:02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=0;[.G734]+2+1/[.$H$2];[.G734]+1/[.$H$2])" office:value-type="float" office:value="12.2000000000002" calcext:value-type="float">
            <text:p>12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6]))" office:value-type="date" office:date-value="2019-10-19T20:19:15.190606" calcext:value-type="date">
            <text:p>2019-10-19 20:19:15</text:p>
          </table:table-cell>
          <table:table-cell table:style-name="ce7" table:formula="of:=[.A736]" office:value-type="date" office:date-value="2019-10-19T20:19:15.190606" calcext:value-type="date">
            <text:p>2019-10-19 20:19:15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20:19:15.19060625229" calcext:value-type="date">
            <text:p>12/30/99 08:19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=0;[.G735]+2+1/[.$H$2];[.G735]+1/[.$H$2])" office:value-type="float" office:value="12.2166666666669" calcext:value-type="float">
            <text:p>12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7]))" office:value-type="date" office:date-value="2019-10-19T20:37:53.542693" calcext:value-type="date">
            <text:p>2019-10-19 20:37:54</text:p>
          </table:table-cell>
          <table:table-cell table:style-name="ce7" table:formula="of:=[.A737]" office:value-type="date" office:date-value="2019-10-19T20:37:53.542693" calcext:value-type="date">
            <text:p>2019-10-19 20:37:54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20:37:53.54269253556" calcext:value-type="date">
            <text:p>12/30/99 08:37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=0;[.G736]+2+1/[.$H$2];[.G736]+1/[.$H$2])" office:value-type="float" office:value="12.2333333333335" calcext:value-type="float">
            <text:p>12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8]))" office:value-type="date" office:date-value="2019-10-19T20:51:54.82763" calcext:value-type="date">
            <text:p>2019-10-19 20:51:55</text:p>
          </table:table-cell>
          <table:table-cell table:style-name="ce7" table:formula="of:=[.A738]" office:value-type="date" office:date-value="2019-10-19T20:51:54.82763" calcext:value-type="date">
            <text:p>2019-10-19 20:51:55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20:51:54.82762971427" calcext:value-type="date">
            <text:p>12/30/99 08:51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=0;[.G737]+2+1/[.$H$2];[.G737]+1/[.$H$2])" office:value-type="float" office:value="12.2500000000002" calcext:value-type="float">
            <text:p>12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9]))" office:value-type="date" office:date-value="2019-10-19T21:01:44.333683" calcext:value-type="date">
            <text:p>2019-10-19 21:01:44</text:p>
          </table:table-cell>
          <table:table-cell table:style-name="ce7" table:formula="of:=[.A739]" office:value-type="date" office:date-value="2019-10-19T21:01:44.333683" calcext:value-type="date">
            <text:p>2019-10-19 21:01:44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21:01:44.33368273079" calcext:value-type="date">
            <text:p>12/30/99 09:01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=0;[.G738]+2+1/[.$H$2];[.G738]+1/[.$H$2])" office:value-type="float" office:value="12.2666666666669" calcext:value-type="float">
            <text:p>12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0]))" office:value-type="date" office:date-value="2019-10-19T20:45:09.534359" calcext:value-type="date">
            <text:p>2019-10-19 20:45:10</text:p>
          </table:table-cell>
          <table:table-cell table:style-name="ce7" table:formula="of:=[.A740]" office:value-type="date" office:date-value="2019-10-19T20:45:09.534359" calcext:value-type="date">
            <text:p>2019-10-19 20:45:10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20:45:09.53435869887" calcext:value-type="date">
            <text:p>12/30/99 08:45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=0;[.G739]+2+1/[.$H$2];[.G739]+1/[.$H$2])" office:value-type="float" office:value="12.2833333333335" calcext:value-type="float">
            <text:p>12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1]))" office:value-type="date" office:date-value="2019-10-19T21:07:22.054594" calcext:value-type="date">
            <text:p>2019-10-19 21:07:22</text:p>
          </table:table-cell>
          <table:table-cell table:style-name="ce7" table:formula="of:=[.A741]" office:value-type="date" office:date-value="2019-10-19T21:07:22.054594" calcext:value-type="date">
            <text:p>2019-10-19 21:07:22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21:07:22.05459407531" calcext:value-type="date">
            <text:p>12/30/99 09:07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=0;[.G740]+2+1/[.$H$2];[.G740]+1/[.$H$2])" office:value-type="float" office:value="12.3000000000002" calcext:value-type="float">
            <text:p>12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2]))" office:value-type="date" office:date-value="2019-10-19T20:58:41.242931" calcext:value-type="date">
            <text:p>2019-10-19 20:58:41</text:p>
          </table:table-cell>
          <table:table-cell table:style-name="ce7" table:formula="of:=[.A742]" office:value-type="date" office:date-value="2019-10-19T20:58:41.242931" calcext:value-type="date">
            <text:p>2019-10-19 20:58:41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20:58:41.24293120578" calcext:value-type="date">
            <text:p>12/30/99 08:58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=0;[.G741]+2+1/[.$H$2];[.G741]+1/[.$H$2])" office:value-type="float" office:value="12.3166666666669" calcext:value-type="float">
            <text:p>12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3]))" office:value-type="date" office:date-value="2019-10-19T20:42:38.211395" calcext:value-type="date">
            <text:p>2019-10-19 20:42:38</text:p>
          </table:table-cell>
          <table:table-cell table:style-name="ce7" table:formula="of:=[.A743]" office:value-type="date" office:date-value="2019-10-19T20:42:38.211395" calcext:value-type="date">
            <text:p>2019-10-19 20:42:38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20:42:38.21139528416" calcext:value-type="date">
            <text:p>12/30/99 08:42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=0;[.G742]+2+1/[.$H$2];[.G742]+1/[.$H$2])" office:value-type="float" office:value="12.3333333333335" calcext:value-type="float">
            <text:p>12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4]))" office:value-type="date" office:date-value="2019-10-19T20:44:05.514679" calcext:value-type="date">
            <text:p>2019-10-19 20:44:06</text:p>
          </table:table-cell>
          <table:table-cell table:style-name="ce7" table:formula="of:=[.A744]" office:value-type="date" office:date-value="2019-10-19T20:44:05.514679" calcext:value-type="date">
            <text:p>2019-10-19 20:44:06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20:44:05.51467916463" calcext:value-type="date">
            <text:p>12/30/99 08:44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=0;[.G743]+2+1/[.$H$2];[.G743]+1/[.$H$2])" office:value-type="float" office:value="12.3500000000002" calcext:value-type="float">
            <text:p>12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5]))" office:value-type="date" office:date-value="2019-10-19T20:52:37.712562" calcext:value-type="date">
            <text:p>2019-10-19 20:52:38</text:p>
          </table:table-cell>
          <table:table-cell table:style-name="ce7" table:formula="of:=[.A745]" office:value-type="date" office:date-value="2019-10-19T20:52:37.712562" calcext:value-type="date">
            <text:p>2019-10-19 20:52:38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20:52:37.71256168373" calcext:value-type="date">
            <text:p>12/30/99 08:52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=0;[.G744]+2+1/[.$H$2];[.G744]+1/[.$H$2])" office:value-type="float" office:value="12.3666666666669" calcext:value-type="float">
            <text:p>12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6]))" office:value-type="date" office:date-value="2019-10-19T20:43:10.77921" calcext:value-type="date">
            <text:p>2019-10-19 20:43:11</text:p>
          </table:table-cell>
          <table:table-cell table:style-name="ce7" table:formula="of:=[.A746]" office:value-type="date" office:date-value="2019-10-19T20:43:10.77921" calcext:value-type="date">
            <text:p>2019-10-19 20:43:11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20:43:10.77921048738" calcext:value-type="date">
            <text:p>12/30/99 08:43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=0;[.G745]+2+1/[.$H$2];[.G745]+1/[.$H$2])" office:value-type="float" office:value="12.3833333333335" calcext:value-type="float">
            <text:p>12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7]))" office:value-type="date" office:date-value="2019-10-19T20:46:47.286136" calcext:value-type="date">
            <text:p>2019-10-19 20:46:47</text:p>
          </table:table-cell>
          <table:table-cell table:style-name="ce7" table:formula="of:=[.A747]" office:value-type="date" office:date-value="2019-10-19T20:46:47.286136" calcext:value-type="date">
            <text:p>2019-10-19 20:46:47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20:46:47.28613561951" calcext:value-type="date">
            <text:p>12/30/99 08:46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=0;[.G746]+2+1/[.$H$2];[.G746]+1/[.$H$2])" office:value-type="float" office:value="12.4000000000002" calcext:value-type="float">
            <text:p>12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8]))" office:value-type="date" office:date-value="2019-10-19T20:58:14.081076" calcext:value-type="date">
            <text:p>2019-10-19 20:58:14</text:p>
          </table:table-cell>
          <table:table-cell table:style-name="ce7" table:formula="of:=[.A748]" office:value-type="date" office:date-value="2019-10-19T20:58:14.081076" calcext:value-type="date">
            <text:p>2019-10-19 20:58:14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20:58:14.0810757922" calcext:value-type="date">
            <text:p>12/30/99 08:58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=0;[.G747]+2+1/[.$H$2];[.G747]+1/[.$H$2])" office:value-type="float" office:value="12.4166666666669" calcext:value-type="float">
            <text:p>12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9]))" office:value-type="date" office:date-value="2019-10-19T20:54:54.480502" calcext:value-type="date">
            <text:p>2019-10-19 20:54:54</text:p>
          </table:table-cell>
          <table:table-cell table:style-name="ce7" table:formula="of:=[.A749]" office:value-type="date" office:date-value="2019-10-19T20:54:54.480502" calcext:value-type="date">
            <text:p>2019-10-19 20:54:54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20:54:54.48050195351" calcext:value-type="date">
            <text:p>12/30/99 08:54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=0;[.G748]+2+1/[.$H$2];[.G748]+1/[.$H$2])" office:value-type="float" office:value="12.4333333333335" calcext:value-type="float">
            <text:p>12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0]))" office:value-type="date" office:date-value="2019-10-19T21:07:10.23264" calcext:value-type="date">
            <text:p>2019-10-19 21:07:10</text:p>
          </table:table-cell>
          <table:table-cell table:style-name="ce7" table:formula="of:=[.A750]" office:value-type="date" office:date-value="2019-10-19T21:07:10.23264" calcext:value-type="date">
            <text:p>2019-10-19 21:07:10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21:07:10.23263986688" calcext:value-type="date">
            <text:p>12/30/99 09:07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=0;[.G749]+2+1/[.$H$2];[.G749]+1/[.$H$2])" office:value-type="float" office:value="12.4500000000002" calcext:value-type="float">
            <text:p>12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1]))" office:value-type="date" office:date-value="2019-10-19T20:23:54.480397" calcext:value-type="date">
            <text:p>2019-10-19 20:23:54</text:p>
          </table:table-cell>
          <table:table-cell table:style-name="ce7" table:formula="of:=[.A751]" office:value-type="date" office:date-value="2019-10-19T20:23:54.480397" calcext:value-type="date">
            <text:p>2019-10-19 20:23:54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20:23:54.48039719369" calcext:value-type="date">
            <text:p>12/30/99 08:23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=0;[.G750]+2+1/[.$H$2];[.G750]+1/[.$H$2])" office:value-type="float" office:value="12.4666666666669" calcext:value-type="float">
            <text:p>12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2]))" office:value-type="date" office:date-value="2019-10-19T21:20:26.049065" calcext:value-type="date">
            <text:p>2019-10-19 21:20:26</text:p>
          </table:table-cell>
          <table:table-cell table:style-name="ce7" table:formula="of:=[.A752]" office:value-type="date" office:date-value="2019-10-19T21:20:26.049065" calcext:value-type="date">
            <text:p>2019-10-19 21:20:26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21:20:26.04906486813" calcext:value-type="date">
            <text:p>12/30/99 09:20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=0;[.G751]+2+1/[.$H$2];[.G751]+1/[.$H$2])" office:value-type="float" office:value="12.4833333333335" calcext:value-type="float">
            <text:p>12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3]))" office:value-type="date" office:date-value="2019-10-19T20:42:56.062952" calcext:value-type="date">
            <text:p>2019-10-19 20:42:56</text:p>
          </table:table-cell>
          <table:table-cell table:style-name="ce7" table:formula="of:=[.A753]" office:value-type="date" office:date-value="2019-10-19T20:42:56.062952" calcext:value-type="date">
            <text:p>2019-10-19 20:42:56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20:42:56.0629524244" calcext:value-type="date">
            <text:p>12/30/99 08:42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=0;[.G752]+2+1/[.$H$2];[.G752]+1/[.$H$2])" office:value-type="float" office:value="12.5000000000002" calcext:value-type="float">
            <text:p>12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4]))" office:value-type="date" office:date-value="2019-10-19T20:43:40.171053" calcext:value-type="date">
            <text:p>2019-10-19 20:43:40</text:p>
          </table:table-cell>
          <table:table-cell table:style-name="ce7" table:formula="of:=[.A754]" office:value-type="date" office:date-value="2019-10-19T20:43:40.171053" calcext:value-type="date">
            <text:p>2019-10-19 20:43:40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20:43:40.1710534282" calcext:value-type="date">
            <text:p>12/30/99 08:43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=0;[.G753]+2+1/[.$H$2];[.G753]+1/[.$H$2])" office:value-type="float" office:value="12.5166666666669" calcext:value-type="float">
            <text:p>12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5]))" office:value-type="date" office:date-value="2019-10-19T20:57:34.156268" calcext:value-type="date">
            <text:p>2019-10-19 20:57:34</text:p>
          </table:table-cell>
          <table:table-cell table:style-name="ce7" table:formula="of:=[.A755]" office:value-type="date" office:date-value="2019-10-19T20:57:34.156268" calcext:value-type="date">
            <text:p>2019-10-19 20:57:34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20:57:34.15626782924" calcext:value-type="date">
            <text:p>12/30/99 08:57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=0;[.G754]+2+1/[.$H$2];[.G754]+1/[.$H$2])" office:value-type="float" office:value="12.5333333333335" calcext:value-type="float">
            <text:p>12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6]))" office:value-type="date" office:date-value="2019-10-19T20:54:26.006405" calcext:value-type="date">
            <text:p>2019-10-19 20:54:26</text:p>
          </table:table-cell>
          <table:table-cell table:style-name="ce7" table:formula="of:=[.A756]" office:value-type="date" office:date-value="2019-10-19T20:54:26.006405" calcext:value-type="date">
            <text:p>2019-10-19 20:54:26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20:54:26.00640511606" calcext:value-type="date">
            <text:p>12/30/99 08:54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=0;[.G755]+2+1/[.$H$2];[.G755]+1/[.$H$2])" office:value-type="float" office:value="12.5500000000002" calcext:value-type="float">
            <text:p>12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7]))" office:value-type="date" office:date-value="2019-10-19T20:43:32.795072" calcext:value-type="date">
            <text:p>2019-10-19 20:43:33</text:p>
          </table:table-cell>
          <table:table-cell table:style-name="ce7" table:formula="of:=[.A757]" office:value-type="date" office:date-value="2019-10-19T20:43:32.795072" calcext:value-type="date">
            <text:p>2019-10-19 20:43:33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20:43:32.79507188592" calcext:value-type="date">
            <text:p>12/30/99 08:43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=0;[.G756]+2+1/[.$H$2];[.G756]+1/[.$H$2])" office:value-type="float" office:value="12.5666666666669" calcext:value-type="float">
            <text:p>12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8]))" office:value-type="date" office:date-value="2019-10-19T21:20:14.801208" calcext:value-type="date">
            <text:p>2019-10-19 21:20:15</text:p>
          </table:table-cell>
          <table:table-cell table:style-name="ce7" table:formula="of:=[.A758]" office:value-type="date" office:date-value="2019-10-19T21:20:14.801208" calcext:value-type="date">
            <text:p>2019-10-19 21:20:15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21:20:14.80120795313" calcext:value-type="date">
            <text:p>12/30/99 09:20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=0;[.G757]+2+1/[.$H$2];[.G757]+1/[.$H$2])" office:value-type="float" office:value="12.5833333333335" calcext:value-type="float">
            <text:p>12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9]))" office:value-type="date" office:date-value="2019-10-19T20:34:27.944375" calcext:value-type="date">
            <text:p>2019-10-19 20:34:28</text:p>
          </table:table-cell>
          <table:table-cell table:style-name="ce7" table:formula="of:=[.A759]" office:value-type="date" office:date-value="2019-10-19T20:34:27.944375" calcext:value-type="date">
            <text:p>2019-10-19 20:34:28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20:34:27.94437537901" calcext:value-type="date">
            <text:p>12/30/99 08:34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=0;[.G758]+2+1/[.$H$2];[.G758]+1/[.$H$2])" office:value-type="float" office:value="12.6000000000002" calcext:value-type="float">
            <text:p>12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0]))" office:value-type="date" office:date-value="2019-10-19T20:57:57.965939" calcext:value-type="date">
            <text:p>2019-10-19 20:57:58</text:p>
          </table:table-cell>
          <table:table-cell table:style-name="ce7" table:formula="of:=[.A760]" office:value-type="date" office:date-value="2019-10-19T20:57:57.965939" calcext:value-type="date">
            <text:p>2019-10-19 20:57:58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20:57:57.96593927778" calcext:value-type="date">
            <text:p>12/30/99 08:57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=0;[.G759]+2+1/[.$H$2];[.G759]+1/[.$H$2])" office:value-type="float" office:value="12.6166666666669" calcext:value-type="float">
            <text:p>12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1]))" office:value-type="date" office:date-value="2019-10-19T20:17:56.109747" calcext:value-type="date">
            <text:p>2019-10-19 20:17:56</text:p>
          </table:table-cell>
          <table:table-cell table:style-name="ce7" table:formula="of:=[.A761]" office:value-type="date" office:date-value="2019-10-19T20:17:56.109747" calcext:value-type="date">
            <text:p>2019-10-19 20:17:56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20:17:56.10974684358" calcext:value-type="date">
            <text:p>12/30/99 08:17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=0;[.G760]+2+1/[.$H$2];[.G760]+1/[.$H$2])" office:value-type="float" office:value="12.6333333333335" calcext:value-type="float">
            <text:p>12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2]))" office:value-type="date" office:date-value="2019-10-19T20:43:47.673143" calcext:value-type="date">
            <text:p>2019-10-19 20:43:48</text:p>
          </table:table-cell>
          <table:table-cell table:style-name="ce7" table:formula="of:=[.A762]" office:value-type="date" office:date-value="2019-10-19T20:43:47.673143" calcext:value-type="date">
            <text:p>2019-10-19 20:43:48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20:43:47.67314258963" calcext:value-type="date">
            <text:p>12/30/99 08:43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=0;[.G761]+2+1/[.$H$2];[.G761]+1/[.$H$2])" office:value-type="float" office:value="12.6500000000002" calcext:value-type="float">
            <text:p>12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3]))" office:value-type="date" office:date-value="2019-10-19T21:19:58.999654" calcext:value-type="date">
            <text:p>2019-10-19 21:19:59</text:p>
          </table:table-cell>
          <table:table-cell table:style-name="ce7" table:formula="of:=[.A763]" office:value-type="date" office:date-value="2019-10-19T21:19:58.999654" calcext:value-type="date">
            <text:p>2019-10-19 21:19:59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21:19:58.99965352379" calcext:value-type="date">
            <text:p>12/30/99 09:19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=0;[.G762]+2+1/[.$H$2];[.G762]+1/[.$H$2])" office:value-type="float" office:value="12.6666666666669" calcext:value-type="float">
            <text:p>12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4]))" office:value-type="date" office:date-value="2019-10-19T20:40:09.110346" calcext:value-type="date">
            <text:p>2019-10-19 20:40:09</text:p>
          </table:table-cell>
          <table:table-cell table:style-name="ce7" table:formula="of:=[.A764]" office:value-type="date" office:date-value="2019-10-19T20:40:09.110346" calcext:value-type="date">
            <text:p>2019-10-19 20:40:09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20:40:09.11034636665" calcext:value-type="date">
            <text:p>12/30/99 08:40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=0;[.G763]+2+1/[.$H$2];[.G763]+1/[.$H$2])" office:value-type="float" office:value="12.6833333333335" calcext:value-type="float">
            <text:p>12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5]))" office:value-type="date" office:date-value="2019-10-19T20:47:39.469112" calcext:value-type="date">
            <text:p>2019-10-19 20:47:39</text:p>
          </table:table-cell>
          <table:table-cell table:style-name="ce7" table:formula="of:=[.A765]" office:value-type="date" office:date-value="2019-10-19T20:47:39.469112" calcext:value-type="date">
            <text:p>2019-10-19 20:47:39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20:47:39.46911172941" calcext:value-type="date">
            <text:p>12/30/99 08:47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=0;[.G764]+2+1/[.$H$2];[.G764]+1/[.$H$2])" office:value-type="float" office:value="12.7000000000002" calcext:value-type="float">
            <text:p>12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6]))" office:value-type="date" office:date-value="2019-10-19T20:49:20.315623" calcext:value-type="date">
            <text:p>2019-10-19 20:49:20</text:p>
          </table:table-cell>
          <table:table-cell table:style-name="ce7" table:formula="of:=[.A766]" office:value-type="date" office:date-value="2019-10-19T20:49:20.315623" calcext:value-type="date">
            <text:p>2019-10-19 20:49:20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20:49:20.31562266871" calcext:value-type="date">
            <text:p>12/30/99 08:49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=0;[.G765]+2+1/[.$H$2];[.G765]+1/[.$H$2])" office:value-type="float" office:value="12.7166666666669" calcext:value-type="float">
            <text:p>12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7]))" office:value-type="date" office:date-value="2019-10-19T20:31:56.274673" calcext:value-type="date">
            <text:p>2019-10-19 20:31:56</text:p>
          </table:table-cell>
          <table:table-cell table:style-name="ce7" table:formula="of:=[.A767]" office:value-type="date" office:date-value="2019-10-19T20:31:56.274673" calcext:value-type="date">
            <text:p>2019-10-19 20:31:56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20:31:56.27467274666" calcext:value-type="date">
            <text:p>12/30/99 08:31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=0;[.G766]+2+1/[.$H$2];[.G766]+1/[.$H$2])" office:value-type="float" office:value="12.7333333333335" calcext:value-type="float">
            <text:p>12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8]))" office:value-type="date" office:date-value="2019-10-19T20:47:08.375002" calcext:value-type="date">
            <text:p>2019-10-19 20:47:08</text:p>
          </table:table-cell>
          <table:table-cell table:style-name="ce7" table:formula="of:=[.A768]" office:value-type="date" office:date-value="2019-10-19T20:47:08.375002" calcext:value-type="date">
            <text:p>2019-10-19 20:47:08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20:47:08.37500232272" calcext:value-type="date">
            <text:p>12/30/99 08:47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=0;[.G767]+2+1/[.$H$2];[.G767]+1/[.$H$2])" office:value-type="float" office:value="12.7500000000002" calcext:value-type="float">
            <text:p>12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9]))" office:value-type="date" office:date-value="2019-10-19T21:13:01.571987" calcext:value-type="date">
            <text:p>2019-10-19 21:13:02</text:p>
          </table:table-cell>
          <table:table-cell table:style-name="ce7" table:formula="of:=[.A769]" office:value-type="date" office:date-value="2019-10-19T21:13:01.571987" calcext:value-type="date">
            <text:p>2019-10-19 21:13:02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21:13:01.57198720146" calcext:value-type="date">
            <text:p>12/30/99 09:13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=0;[.G768]+2+1/[.$H$2];[.G768]+1/[.$H$2])" office:value-type="float" office:value="12.7666666666669" calcext:value-type="float">
            <text:p>12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0]))" office:value-type="date" office:date-value="2019-10-19T20:42:29.398398" calcext:value-type="date">
            <text:p>2019-10-19 20:42:29</text:p>
          </table:table-cell>
          <table:table-cell table:style-name="ce7" table:formula="of:=[.A770]" office:value-type="date" office:date-value="2019-10-19T20:42:29.398398" calcext:value-type="date">
            <text:p>2019-10-19 20:42:29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20:42:29.39839805011" calcext:value-type="date">
            <text:p>12/30/99 08:42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=0;[.G769]+2+1/[.$H$2];[.G769]+1/[.$H$2])" office:value-type="float" office:value="12.7833333333335" calcext:value-type="float">
            <text:p>12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1]))" office:value-type="date" office:date-value="2019-10-19T21:00:39.486526" calcext:value-type="date">
            <text:p>2019-10-19 21:00:39</text:p>
          </table:table-cell>
          <table:table-cell table:style-name="ce7" table:formula="of:=[.A771]" office:value-type="date" office:date-value="2019-10-19T21:00:39.486526" calcext:value-type="date">
            <text:p>2019-10-19 21:00:39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21:00:39.48652641848" calcext:value-type="date">
            <text:p>12/30/99 09:00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=0;[.G770]+2+1/[.$H$2];[.G770]+1/[.$H$2])" office:value-type="float" office:value="12.8000000000002" calcext:value-type="float">
            <text:p>12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2]))" office:value-type="date" office:date-value="2019-10-19T20:40:12.059221" calcext:value-type="date">
            <text:p>2019-10-19 20:40:12</text:p>
          </table:table-cell>
          <table:table-cell table:style-name="ce7" table:formula="of:=[.A772]" office:value-type="date" office:date-value="2019-10-19T20:40:12.059221" calcext:value-type="date">
            <text:p>2019-10-19 20:40:12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20:40:12.05922143999" calcext:value-type="date">
            <text:p>12/30/99 08:40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=0;[.G771]+2+1/[.$H$2];[.G771]+1/[.$H$2])" office:value-type="float" office:value="12.8166666666669" calcext:value-type="float">
            <text:p>12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3]))" office:value-type="date" office:date-value="2019-10-19T20:56:47.381488" calcext:value-type="date">
            <text:p>2019-10-19 20:56:47</text:p>
          </table:table-cell>
          <table:table-cell table:style-name="ce7" table:formula="of:=[.A773]" office:value-type="date" office:date-value="2019-10-19T20:56:47.381488" calcext:value-type="date">
            <text:p>2019-10-19 20:56:47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20:56:47.38148759119" calcext:value-type="date">
            <text:p>12/30/99 08:56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=0;[.G772]+2+1/[.$H$2];[.G772]+1/[.$H$2])" office:value-type="float" office:value="12.8333333333336" calcext:value-type="float">
            <text:p>12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4]))" office:value-type="date" office:date-value="2019-10-19T20:36:53.641266" calcext:value-type="date">
            <text:p>2019-10-19 20:36:54</text:p>
          </table:table-cell>
          <table:table-cell table:style-name="ce7" table:formula="of:=[.A774]" office:value-type="date" office:date-value="2019-10-19T20:36:53.641266" calcext:value-type="date">
            <text:p>2019-10-19 20:36:54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20:36:53.64126603585" calcext:value-type="date">
            <text:p>12/30/99 08:36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=0;[.G773]+2+1/[.$H$2];[.G773]+1/[.$H$2])" office:value-type="float" office:value="12.8500000000002" calcext:value-type="float">
            <text:p>12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5]))" office:value-type="date" office:date-value="2019-10-19T20:51:53.153028" calcext:value-type="date">
            <text:p>2019-10-19 20:51:53</text:p>
          </table:table-cell>
          <table:table-cell table:style-name="ce7" table:formula="of:=[.A775]" office:value-type="date" office:date-value="2019-10-19T20:51:53.153028" calcext:value-type="date">
            <text:p>2019-10-19 20:51:53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20:51:53.15302792937" calcext:value-type="date">
            <text:p>12/30/99 08:51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=0;[.G774]+2+1/[.$H$2];[.G774]+1/[.$H$2])" office:value-type="float" office:value="12.8666666666669" calcext:value-type="float">
            <text:p>12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6]))" office:value-type="date" office:date-value="2019-10-19T21:04:45.332284" calcext:value-type="date">
            <text:p>2019-10-19 21:04:45</text:p>
          </table:table-cell>
          <table:table-cell table:style-name="ce7" table:formula="of:=[.A776]" office:value-type="date" office:date-value="2019-10-19T21:04:45.332284" calcext:value-type="date">
            <text:p>2019-10-19 21:04:45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21:04:45.33228419255" calcext:value-type="date">
            <text:p>12/30/99 09:04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=0;[.G775]+2+1/[.$H$2];[.G775]+1/[.$H$2])" office:value-type="float" office:value="12.8833333333336" calcext:value-type="float">
            <text:p>12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7]))" office:value-type="date" office:date-value="2019-10-19T20:48:49.443158" calcext:value-type="date">
            <text:p>2019-10-19 20:48:49</text:p>
          </table:table-cell>
          <table:table-cell table:style-name="ce7" table:formula="of:=[.A777]" office:value-type="date" office:date-value="2019-10-19T20:48:49.443158" calcext:value-type="date">
            <text:p>2019-10-19 20:48:49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20:48:49.44315760396" calcext:value-type="date">
            <text:p>12/30/99 08:48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=0;[.G776]+2+1/[.$H$2];[.G776]+1/[.$H$2])" office:value-type="float" office:value="12.9000000000002" calcext:value-type="float">
            <text:p>12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8]))" office:value-type="date" office:date-value="2019-10-19T20:40:57.780707" calcext:value-type="date">
            <text:p>2019-10-19 20:40:58</text:p>
          </table:table-cell>
          <table:table-cell table:style-name="ce7" table:formula="of:=[.A778]" office:value-type="date" office:date-value="2019-10-19T20:40:57.780707" calcext:value-type="date">
            <text:p>2019-10-19 20:40:58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20:40:57.78070699889" calcext:value-type="date">
            <text:p>12/30/99 08:40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=0;[.G777]+2+1/[.$H$2];[.G777]+1/[.$H$2])" office:value-type="float" office:value="12.9166666666669" calcext:value-type="float">
            <text:p>12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9]))" office:value-type="date" office:date-value="2019-10-19T20:31:57.14619" calcext:value-type="date">
            <text:p>2019-10-19 20:31:57</text:p>
          </table:table-cell>
          <table:table-cell table:style-name="ce7" table:formula="of:=[.A779]" office:value-type="date" office:date-value="2019-10-19T20:31:57.14619" calcext:value-type="date">
            <text:p>2019-10-19 20:31:57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20:31:57.14619034901" calcext:value-type="date">
            <text:p>12/30/99 08:31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=0;[.G778]+2+1/[.$H$2];[.G778]+1/[.$H$2])" office:value-type="float" office:value="12.9333333333336" calcext:value-type="float">
            <text:p>12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0]))" office:value-type="date" office:date-value="2019-10-19T21:08:16.999393" calcext:value-type="date">
            <text:p>2019-10-19 21:08:17</text:p>
          </table:table-cell>
          <table:table-cell table:style-name="ce7" table:formula="of:=[.A780]" office:value-type="date" office:date-value="2019-10-19T21:08:16.999393" calcext:value-type="date">
            <text:p>2019-10-19 21:08:17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21:08:16.99939324055" calcext:value-type="date">
            <text:p>12/30/99 09:08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=0;[.G779]+2+1/[.$H$2];[.G779]+1/[.$H$2])" office:value-type="float" office:value="12.9500000000002" calcext:value-type="float">
            <text:p>12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1]))" office:value-type="date" office:date-value="2019-10-19T21:01:10.807252" calcext:value-type="date">
            <text:p>2019-10-19 21:01:11</text:p>
          </table:table-cell>
          <table:table-cell table:style-name="ce7" table:formula="of:=[.A781]" office:value-type="date" office:date-value="2019-10-19T21:01:10.807252" calcext:value-type="date">
            <text:p>2019-10-19 21:01:11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21:01:10.80725210253" calcext:value-type="date">
            <text:p>12/30/99 09:01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=0;[.G780]+2+1/[.$H$2];[.G780]+1/[.$H$2])" office:value-type="float" office:value="12.9666666666669" calcext:value-type="float">
            <text:p>12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2]))" office:value-type="date" office:date-value="2019-10-19T20:49:32.034655" calcext:value-type="date">
            <text:p>2019-10-19 20:49:32</text:p>
          </table:table-cell>
          <table:table-cell table:style-name="ce7" table:formula="of:=[.A782]" office:value-type="date" office:date-value="2019-10-19T20:49:32.034655" calcext:value-type="date">
            <text:p>2019-10-19 20:49:32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20:49:32.03465485945" calcext:value-type="date">
            <text:p>12/30/99 08:49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=0;[.G781]+2+1/[.$H$2];[.G781]+1/[.$H$2])" office:value-type="float" office:value="12.9833333333336" calcext:value-type="float">
            <text:p>12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3]))" office:value-type="date" office:date-value="2019-10-20T21:03:08.6513" calcext:value-type="date">
            <text:p>2019-10-20 21:03:09</text:p>
          </table:table-cell>
          <table:table-cell table:style-name="ce7" table:formula="of:=[.A783]" office:value-type="date" office:date-value="2019-10-20T21:03:08.6513" calcext:value-type="date">
            <text:p>2019-10-20 21:03:09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21:03:08.65130022168" calcext:value-type="date">
            <text:p>12/30/99 09:03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=0;[.G782]+2+1/[.$H$2];[.G782]+1/[.$H$2])" office:value-type="float" office:value="13.0000000000002" calcext:value-type="float">
            <text:p>13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4]))" office:value-type="date" office:date-value="2019-10-20T20:42:09.463982" calcext:value-type="date">
            <text:p>2019-10-20 20:42:09</text:p>
          </table:table-cell>
          <table:table-cell table:style-name="ce7" table:formula="of:=[.A784]" office:value-type="date" office:date-value="2019-10-20T20:42:09.463982" calcext:value-type="date">
            <text:p>2019-10-20 20:42:09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20:42:09.46398155764" calcext:value-type="date">
            <text:p>12/30/99 08:42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=0;[.G783]+2+1/[.$H$2];[.G783]+1/[.$H$2])" office:value-type="float" office:value="13.0166666666669" calcext:value-type="float">
            <text:p>13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5]))" office:value-type="date" office:date-value="2019-10-20T20:35:45.870248" calcext:value-type="date">
            <text:p>2019-10-20 20:35:46</text:p>
          </table:table-cell>
          <table:table-cell table:style-name="ce7" table:formula="of:=[.A785]" office:value-type="date" office:date-value="2019-10-20T20:35:45.870248" calcext:value-type="date">
            <text:p>2019-10-20 20:35:46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20:35:45.87024771608" calcext:value-type="date">
            <text:p>12/30/99 08:35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=0;[.G784]+2+1/[.$H$2];[.G784]+1/[.$H$2])" office:value-type="float" office:value="13.0333333333336" calcext:value-type="float">
            <text:p>13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6]))" office:value-type="date" office:date-value="2019-10-20T20:52:03.490879" calcext:value-type="date">
            <text:p>2019-10-20 20:52:03</text:p>
          </table:table-cell>
          <table:table-cell table:style-name="ce7" table:formula="of:=[.A786]" office:value-type="date" office:date-value="2019-10-20T20:52:03.490879" calcext:value-type="date">
            <text:p>2019-10-20 20:52:03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20:52:03.49087921903" calcext:value-type="date">
            <text:p>12/30/99 08:52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=0;[.G785]+2+1/[.$H$2];[.G785]+1/[.$H$2])" office:value-type="float" office:value="13.0500000000002" calcext:value-type="float">
            <text:p>13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7]))" office:value-type="date" office:date-value="2019-10-20T21:07:17.763894" calcext:value-type="date">
            <text:p>2019-10-20 21:07:18</text:p>
          </table:table-cell>
          <table:table-cell table:style-name="ce7" table:formula="of:=[.A787]" office:value-type="date" office:date-value="2019-10-20T21:07:17.763894" calcext:value-type="date">
            <text:p>2019-10-20 21:07:18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21:07:17.76389365084" calcext:value-type="date">
            <text:p>12/30/99 09:07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=0;[.G786]+2+1/[.$H$2];[.G786]+1/[.$H$2])" office:value-type="float" office:value="13.0666666666669" calcext:value-type="float">
            <text:p>13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8]))" office:value-type="date" office:date-value="2019-10-20T21:03:50.839429" calcext:value-type="date">
            <text:p>2019-10-20 21:03:51</text:p>
          </table:table-cell>
          <table:table-cell table:style-name="ce7" table:formula="of:=[.A788]" office:value-type="date" office:date-value="2019-10-20T21:03:50.839429" calcext:value-type="date">
            <text:p>2019-10-20 21:03:51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21:03:50.83942886442" calcext:value-type="date">
            <text:p>12/30/99 09:03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=0;[.G787]+2+1/[.$H$2];[.G787]+1/[.$H$2])" office:value-type="float" office:value="13.0833333333336" calcext:value-type="float">
            <text:p>13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9]))" office:value-type="date" office:date-value="2019-10-20T20:48:40.334317" calcext:value-type="date">
            <text:p>2019-10-20 20:48:40</text:p>
          </table:table-cell>
          <table:table-cell table:style-name="ce7" table:formula="of:=[.A789]" office:value-type="date" office:date-value="2019-10-20T20:48:40.334317" calcext:value-type="date">
            <text:p>2019-10-20 20:48:40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20:48:40.33431732561" calcext:value-type="date">
            <text:p>12/30/99 08:48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=0;[.G788]+2+1/[.$H$2];[.G788]+1/[.$H$2])" office:value-type="float" office:value="13.1000000000002" calcext:value-type="float">
            <text:p>13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0]))" office:value-type="date" office:date-value="2019-10-20T20:47:38.489191" calcext:value-type="date">
            <text:p>2019-10-20 20:47:38</text:p>
          </table:table-cell>
          <table:table-cell table:style-name="ce7" table:formula="of:=[.A790]" office:value-type="date" office:date-value="2019-10-20T20:47:38.489191" calcext:value-type="date">
            <text:p>2019-10-20 20:47:38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20:47:38.48919097334" calcext:value-type="date">
            <text:p>12/30/99 08:47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=0;[.G789]+2+1/[.$H$2];[.G789]+1/[.$H$2])" office:value-type="float" office:value="13.1166666666669" calcext:value-type="float">
            <text:p>13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1]))" office:value-type="date" office:date-value="2019-10-20T20:31:28.72612" calcext:value-type="date">
            <text:p>2019-10-20 20:31:29</text:p>
          </table:table-cell>
          <table:table-cell table:style-name="ce7" table:formula="of:=[.A791]" office:value-type="date" office:date-value="2019-10-20T20:31:28.72612" calcext:value-type="date">
            <text:p>2019-10-20 20:31:29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20:31:28.72611969709" calcext:value-type="date">
            <text:p>12/30/99 08:31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=0;[.G790]+2+1/[.$H$2];[.G790]+1/[.$H$2])" office:value-type="float" office:value="13.1333333333336" calcext:value-type="float">
            <text:p>13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2]))" office:value-type="date" office:date-value="2019-10-20T20:54:42.328943" calcext:value-type="date">
            <text:p>2019-10-20 20:54:42</text:p>
          </table:table-cell>
          <table:table-cell table:style-name="ce7" table:formula="of:=[.A792]" office:value-type="date" office:date-value="2019-10-20T20:54:42.328943" calcext:value-type="date">
            <text:p>2019-10-20 20:54:42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20:54:42.32894281391" calcext:value-type="date">
            <text:p>12/30/99 08:54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=0;[.G791]+2+1/[.$H$2];[.G791]+1/[.$H$2])" office:value-type="float" office:value="13.1500000000002" calcext:value-type="float">
            <text:p>13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3]))" office:value-type="date" office:date-value="2019-10-20T20:48:28.990706" calcext:value-type="date">
            <text:p>2019-10-20 20:48:29</text:p>
          </table:table-cell>
          <table:table-cell table:style-name="ce7" table:formula="of:=[.A793]" office:value-type="date" office:date-value="2019-10-20T20:48:28.990706" calcext:value-type="date">
            <text:p>2019-10-20 20:48:29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20:48:28.99070617743" calcext:value-type="date">
            <text:p>12/30/99 08:48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=0;[.G792]+2+1/[.$H$2];[.G792]+1/[.$H$2])" office:value-type="float" office:value="13.1666666666669" calcext:value-type="float">
            <text:p>13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4]))" office:value-type="date" office:date-value="2019-10-20T20:39:25.996969" calcext:value-type="date">
            <text:p>2019-10-20 20:39:26</text:p>
          </table:table-cell>
          <table:table-cell table:style-name="ce7" table:formula="of:=[.A794]" office:value-type="date" office:date-value="2019-10-20T20:39:25.996969" calcext:value-type="date">
            <text:p>2019-10-20 20:39:26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20:39:25.99696939811" calcext:value-type="date">
            <text:p>12/30/99 08:39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=0;[.G793]+2+1/[.$H$2];[.G793]+1/[.$H$2])" office:value-type="float" office:value="13.1833333333336" calcext:value-type="float">
            <text:p>13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5]))" office:value-type="date" office:date-value="2019-10-20T20:58:07.410389" calcext:value-type="date">
            <text:p>2019-10-20 20:58:07</text:p>
          </table:table-cell>
          <table:table-cell table:style-name="ce7" table:formula="of:=[.A795]" office:value-type="date" office:date-value="2019-10-20T20:58:07.410389" calcext:value-type="date">
            <text:p>2019-10-20 20:58:07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20:58:07.41038928274" calcext:value-type="date">
            <text:p>12/30/99 08:58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=0;[.G794]+2+1/[.$H$2];[.G794]+1/[.$H$2])" office:value-type="float" office:value="13.2000000000002" calcext:value-type="float">
            <text:p>13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6]))" office:value-type="date" office:date-value="2019-10-20T21:00:10.718465" calcext:value-type="date">
            <text:p>2019-10-20 21:00:11</text:p>
          </table:table-cell>
          <table:table-cell table:style-name="ce7" table:formula="of:=[.A796]" office:value-type="date" office:date-value="2019-10-20T21:00:10.718465" calcext:value-type="date">
            <text:p>2019-10-20 21:00:11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21:00:10.71846492123" calcext:value-type="date">
            <text:p>12/30/99 09:00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=0;[.G795]+2+1/[.$H$2];[.G795]+1/[.$H$2])" office:value-type="float" office:value="13.2166666666669" calcext:value-type="float">
            <text:p>13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7]))" office:value-type="date" office:date-value="2019-10-20T20:46:35.214983" calcext:value-type="date">
            <text:p>2019-10-20 20:46:35</text:p>
          </table:table-cell>
          <table:table-cell table:style-name="ce7" table:formula="of:=[.A797]" office:value-type="date" office:date-value="2019-10-20T20:46:35.214983" calcext:value-type="date">
            <text:p>2019-10-20 20:46:35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20:46:35.21498302929" calcext:value-type="date">
            <text:p>12/30/99 08:46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=0;[.G796]+2+1/[.$H$2];[.G796]+1/[.$H$2])" office:value-type="float" office:value="13.2333333333336" calcext:value-type="float">
            <text:p>13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8]))" office:value-type="date" office:date-value="2019-10-20T20:56:50.614224" calcext:value-type="date">
            <text:p>2019-10-20 20:56:51</text:p>
          </table:table-cell>
          <table:table-cell table:style-name="ce7" table:formula="of:=[.A798]" office:value-type="date" office:date-value="2019-10-20T20:56:50.614224" calcext:value-type="date">
            <text:p>2019-10-20 20:56:51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20:56:50.61422440689" calcext:value-type="date">
            <text:p>12/30/99 08:56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=0;[.G797]+2+1/[.$H$2];[.G797]+1/[.$H$2])" office:value-type="float" office:value="13.2500000000002" calcext:value-type="float">
            <text:p>13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9]))" office:value-type="date" office:date-value="2019-10-20T20:47:22.327094" calcext:value-type="date">
            <text:p>2019-10-20 20:47:22</text:p>
          </table:table-cell>
          <table:table-cell table:style-name="ce7" table:formula="of:=[.A799]" office:value-type="date" office:date-value="2019-10-20T20:47:22.327094" calcext:value-type="date">
            <text:p>2019-10-20 20:47:22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20:47:22.32709358912" calcext:value-type="date">
            <text:p>12/30/99 08:47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=0;[.G798]+2+1/[.$H$2];[.G798]+1/[.$H$2])" office:value-type="float" office:value="13.2666666666669" calcext:value-type="float">
            <text:p>13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0]))" office:value-type="date" office:date-value="2019-10-20T20:42:45.776373" calcext:value-type="date">
            <text:p>2019-10-20 20:42:46</text:p>
          </table:table-cell>
          <table:table-cell table:style-name="ce7" table:formula="of:=[.A800]" office:value-type="date" office:date-value="2019-10-20T20:42:45.776373" calcext:value-type="date">
            <text:p>2019-10-20 20:42:46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20:42:45.77637323644" calcext:value-type="date">
            <text:p>12/30/99 08:42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=0;[.G799]+2+1/[.$H$2];[.G799]+1/[.$H$2])" office:value-type="float" office:value="13.2833333333336" calcext:value-type="float">
            <text:p>13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1]))" office:value-type="date" office:date-value="2019-10-20T20:46:16.926757" calcext:value-type="date">
            <text:p>2019-10-20 20:46:17</text:p>
          </table:table-cell>
          <table:table-cell table:style-name="ce7" table:formula="of:=[.A801]" office:value-type="date" office:date-value="2019-10-20T20:46:16.926757" calcext:value-type="date">
            <text:p>2019-10-20 20:46:17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20:46:16.92675744183" calcext:value-type="date">
            <text:p>12/30/99 08:46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=0;[.G800]+2+1/[.$H$2];[.G800]+1/[.$H$2])" office:value-type="float" office:value="13.3000000000002" calcext:value-type="float">
            <text:p>13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2]))" office:value-type="date" office:date-value="2019-10-20T20:46:05.107566" calcext:value-type="date">
            <text:p>2019-10-20 20:46:05</text:p>
          </table:table-cell>
          <table:table-cell table:style-name="ce7" table:formula="of:=[.A802]" office:value-type="date" office:date-value="2019-10-20T20:46:05.107566" calcext:value-type="date">
            <text:p>2019-10-20 20:46:05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20:46:05.10756611824" calcext:value-type="date">
            <text:p>12/30/99 08:46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=0;[.G801]+2+1/[.$H$2];[.G801]+1/[.$H$2])" office:value-type="float" office:value="13.3166666666669" calcext:value-type="float">
            <text:p>13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3]))" office:value-type="date" office:date-value="2019-10-20T20:29:03.490649" calcext:value-type="date">
            <text:p>2019-10-20 20:29:03</text:p>
          </table:table-cell>
          <table:table-cell table:style-name="ce7" table:formula="of:=[.A803]" office:value-type="date" office:date-value="2019-10-20T20:29:03.490649" calcext:value-type="date">
            <text:p>2019-10-20 20:29:03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20:29:03.49064903799" calcext:value-type="date">
            <text:p>12/30/99 08:29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=0;[.G802]+2+1/[.$H$2];[.G802]+1/[.$H$2])" office:value-type="float" office:value="13.3333333333336" calcext:value-type="float">
            <text:p>13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4]))" office:value-type="date" office:date-value="2019-10-20T20:41:21.364523" calcext:value-type="date">
            <text:p>2019-10-20 20:41:21</text:p>
          </table:table-cell>
          <table:table-cell table:style-name="ce7" table:formula="of:=[.A804]" office:value-type="date" office:date-value="2019-10-20T20:41:21.364523" calcext:value-type="date">
            <text:p>2019-10-20 20:41:21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20:41:21.36452345643" calcext:value-type="date">
            <text:p>12/30/99 08:41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=0;[.G803]+2+1/[.$H$2];[.G803]+1/[.$H$2])" office:value-type="float" office:value="13.3500000000002" calcext:value-type="float">
            <text:p>13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5]))" office:value-type="date" office:date-value="2019-10-20T20:46:51.442918" calcext:value-type="date">
            <text:p>2019-10-20 20:46:51</text:p>
          </table:table-cell>
          <table:table-cell table:style-name="ce7" table:formula="of:=[.A805]" office:value-type="date" office:date-value="2019-10-20T20:46:51.442918" calcext:value-type="date">
            <text:p>2019-10-20 20:46:51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20:46:51.44291816745" calcext:value-type="date">
            <text:p>12/30/99 08:46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=0;[.G804]+2+1/[.$H$2];[.G804]+1/[.$H$2])" office:value-type="float" office:value="13.3666666666669" calcext:value-type="float">
            <text:p>13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6]))" office:value-type="date" office:date-value="2019-10-20T21:22:55.506148" calcext:value-type="date">
            <text:p>2019-10-20 21:22:56</text:p>
          </table:table-cell>
          <table:table-cell table:style-name="ce7" table:formula="of:=[.A806]" office:value-type="date" office:date-value="2019-10-20T21:22:55.506148" calcext:value-type="date">
            <text:p>2019-10-20 21:22:56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21:22:55.5061481148" calcext:value-type="date">
            <text:p>12/30/99 09:22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=0;[.G805]+2+1/[.$H$2];[.G805]+1/[.$H$2])" office:value-type="float" office:value="13.3833333333336" calcext:value-type="float">
            <text:p>13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7]))" office:value-type="date" office:date-value="2019-10-20T20:48:01.64864" calcext:value-type="date">
            <text:p>2019-10-20 20:48:02</text:p>
          </table:table-cell>
          <table:table-cell table:style-name="ce7" table:formula="of:=[.A807]" office:value-type="date" office:date-value="2019-10-20T20:48:01.64864" calcext:value-type="date">
            <text:p>2019-10-20 20:48:02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20:48:01.64864026476" calcext:value-type="date">
            <text:p>12/30/99 08:48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=0;[.G806]+2+1/[.$H$2];[.G806]+1/[.$H$2])" office:value-type="float" office:value="13.4000000000002" calcext:value-type="float">
            <text:p>13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8]))" office:value-type="date" office:date-value="2019-10-20T21:13:59.132154" calcext:value-type="date">
            <text:p>2019-10-20 21:13:59</text:p>
          </table:table-cell>
          <table:table-cell table:style-name="ce7" table:formula="of:=[.A808]" office:value-type="date" office:date-value="2019-10-20T21:13:59.132154" calcext:value-type="date">
            <text:p>2019-10-20 21:13:59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21:13:59.13215389475" calcext:value-type="date">
            <text:p>12/30/99 09:13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=0;[.G807]+2+1/[.$H$2];[.G807]+1/[.$H$2])" office:value-type="float" office:value="13.4166666666669" calcext:value-type="float">
            <text:p>13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9]))" office:value-type="date" office:date-value="2019-10-20T20:57:24.614751" calcext:value-type="date">
            <text:p>2019-10-20 20:57:25</text:p>
          </table:table-cell>
          <table:table-cell table:style-name="ce7" table:formula="of:=[.A809]" office:value-type="date" office:date-value="2019-10-20T20:57:24.614751" calcext:value-type="date">
            <text:p>2019-10-20 20:57:25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20:57:24.61475098506" calcext:value-type="date">
            <text:p>12/30/99 08:57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=0;[.G808]+2+1/[.$H$2];[.G808]+1/[.$H$2])" office:value-type="float" office:value="13.4333333333336" calcext:value-type="float">
            <text:p>13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0]))" office:value-type="date" office:date-value="2019-10-20T20:29:45.841665" calcext:value-type="date">
            <text:p>2019-10-20 20:29:46</text:p>
          </table:table-cell>
          <table:table-cell table:style-name="ce7" table:formula="of:=[.A810]" office:value-type="date" office:date-value="2019-10-20T20:29:45.841665" calcext:value-type="date">
            <text:p>2019-10-20 20:29:46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20:29:45.84166530054" calcext:value-type="date">
            <text:p>12/30/99 08:29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=0;[.G809]+2+1/[.$H$2];[.G809]+1/[.$H$2])" office:value-type="float" office:value="13.4500000000002" calcext:value-type="float">
            <text:p>13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1]))" office:value-type="date" office:date-value="2019-10-20T20:39:36.417663" calcext:value-type="date">
            <text:p>2019-10-20 20:39:36</text:p>
          </table:table-cell>
          <table:table-cell table:style-name="ce7" table:formula="of:=[.A811]" office:value-type="date" office:date-value="2019-10-20T20:39:36.417663" calcext:value-type="date">
            <text:p>2019-10-20 20:39:36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20:39:36.41766259912" calcext:value-type="date">
            <text:p>12/30/99 08:39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=0;[.G810]+2+1/[.$H$2];[.G810]+1/[.$H$2])" office:value-type="float" office:value="13.4666666666669" calcext:value-type="float">
            <text:p>13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2]))" office:value-type="date" office:date-value="2019-10-20T20:45:02.324689" calcext:value-type="date">
            <text:p>2019-10-20 20:45:02</text:p>
          </table:table-cell>
          <table:table-cell table:style-name="ce7" table:formula="of:=[.A812]" office:value-type="date" office:date-value="2019-10-20T20:45:02.324689" calcext:value-type="date">
            <text:p>2019-10-20 20:45:02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20:45:02.32468899339" calcext:value-type="date">
            <text:p>12/30/99 08:45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=0;[.G811]+2+1/[.$H$2];[.G811]+1/[.$H$2])" office:value-type="float" office:value="13.4833333333336" calcext:value-type="float">
            <text:p>13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3]))" office:value-type="date" office:date-value="2019-10-20T20:44:47.837799" calcext:value-type="date">
            <text:p>2019-10-20 20:44:48</text:p>
          </table:table-cell>
          <table:table-cell table:style-name="ce7" table:formula="of:=[.A813]" office:value-type="date" office:date-value="2019-10-20T20:44:47.837799" calcext:value-type="date">
            <text:p>2019-10-20 20:44:48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20:44:47.83779940568" calcext:value-type="date">
            <text:p>12/30/99 08:44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=0;[.G812]+2+1/[.$H$2];[.G812]+1/[.$H$2])" office:value-type="float" office:value="13.5000000000003" calcext:value-type="float">
            <text:p>13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4]))" office:value-type="date" office:date-value="2019-10-20T20:53:49.1946" calcext:value-type="date">
            <text:p>2019-10-20 20:53:49</text:p>
          </table:table-cell>
          <table:table-cell table:style-name="ce7" table:formula="of:=[.A814]" office:value-type="date" office:date-value="2019-10-20T20:53:49.1946" calcext:value-type="date">
            <text:p>2019-10-20 20:53:49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20:53:49.19460015837" calcext:value-type="date">
            <text:p>12/30/99 08:53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=0;[.G813]+2+1/[.$H$2];[.G813]+1/[.$H$2])" office:value-type="float" office:value="13.5166666666669" calcext:value-type="float">
            <text:p>13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5]))" office:value-type="date" office:date-value="2019-10-20T20:31:54.519453" calcext:value-type="date">
            <text:p>2019-10-20 20:31:55</text:p>
          </table:table-cell>
          <table:table-cell table:style-name="ce7" table:formula="of:=[.A815]" office:value-type="date" office:date-value="2019-10-20T20:31:54.519453" calcext:value-type="date">
            <text:p>2019-10-20 20:31:55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20:31:54.51945255976" calcext:value-type="date">
            <text:p>12/30/99 08:31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=0;[.G814]+2+1/[.$H$2];[.G814]+1/[.$H$2])" office:value-type="float" office:value="13.5333333333336" calcext:value-type="float">
            <text:p>13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6]))" office:value-type="date" office:date-value="2019-10-20T20:38:28.891708" calcext:value-type="date">
            <text:p>2019-10-20 20:38:29</text:p>
          </table:table-cell>
          <table:table-cell table:style-name="ce7" table:formula="of:=[.A816]" office:value-type="date" office:date-value="2019-10-20T20:38:28.891708" calcext:value-type="date">
            <text:p>2019-10-20 20:38:29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20:38:28.89170807786" calcext:value-type="date">
            <text:p>12/30/99 08:38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=0;[.G815]+2+1/[.$H$2];[.G815]+1/[.$H$2])" office:value-type="float" office:value="13.5500000000003" calcext:value-type="float">
            <text:p>13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7]))" office:value-type="date" office:date-value="2019-10-20T20:31:27.508115" calcext:value-type="date">
            <text:p>2019-10-20 20:31:28</text:p>
          </table:table-cell>
          <table:table-cell table:style-name="ce7" table:formula="of:=[.A817]" office:value-type="date" office:date-value="2019-10-20T20:31:27.508115" calcext:value-type="date">
            <text:p>2019-10-20 20:31:28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20:31:27.50811496284" calcext:value-type="date">
            <text:p>12/30/99 08:31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=0;[.G816]+2+1/[.$H$2];[.G816]+1/[.$H$2])" office:value-type="float" office:value="13.5666666666669" calcext:value-type="float">
            <text:p>13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8]))" office:value-type="date" office:date-value="2019-10-20T20:53:05.705223" calcext:value-type="date">
            <text:p>2019-10-20 20:53:06</text:p>
          </table:table-cell>
          <table:table-cell table:style-name="ce7" table:formula="of:=[.A818]" office:value-type="date" office:date-value="2019-10-20T20:53:05.705223" calcext:value-type="date">
            <text:p>2019-10-20 20:53:06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20:53:05.70522253867" calcext:value-type="date">
            <text:p>12/30/99 08:53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=0;[.G817]+2+1/[.$H$2];[.G817]+1/[.$H$2])" office:value-type="float" office:value="13.5833333333336" calcext:value-type="float">
            <text:p>13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9]))" office:value-type="date" office:date-value="2019-10-20T20:39:13.589969" calcext:value-type="date">
            <text:p>2019-10-20 20:39:14</text:p>
          </table:table-cell>
          <table:table-cell table:style-name="ce7" table:formula="of:=[.A819]" office:value-type="date" office:date-value="2019-10-20T20:39:13.589969" calcext:value-type="date">
            <text:p>2019-10-20 20:39:14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20:39:13.58996945433" calcext:value-type="date">
            <text:p>12/30/99 08:39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=0;[.G818]+2+1/[.$H$2];[.G818]+1/[.$H$2])" office:value-type="float" office:value="13.6000000000003" calcext:value-type="float">
            <text:p>13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0]))" office:value-type="date" office:date-value="2019-10-20T21:17:05.706922" calcext:value-type="date">
            <text:p>2019-10-20 21:17:06</text:p>
          </table:table-cell>
          <table:table-cell table:style-name="ce7" table:formula="of:=[.A820]" office:value-type="date" office:date-value="2019-10-20T21:17:05.706922" calcext:value-type="date">
            <text:p>2019-10-20 21:17:06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21:17:05.70692205336" calcext:value-type="date">
            <text:p>12/30/99 09:17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=0;[.G819]+2+1/[.$H$2];[.G819]+1/[.$H$2])" office:value-type="float" office:value="13.6166666666669" calcext:value-type="float">
            <text:p>13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1]))" office:value-type="date" office:date-value="2019-10-20T20:41:45.880357" calcext:value-type="date">
            <text:p>2019-10-20 20:41:46</text:p>
          </table:table-cell>
          <table:table-cell table:style-name="ce7" table:formula="of:=[.A821]" office:value-type="date" office:date-value="2019-10-20T20:41:45.880357" calcext:value-type="date">
            <text:p>2019-10-20 20:41:46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20:41:45.88035746478" calcext:value-type="date">
            <text:p>12/30/99 08:41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=0;[.G820]+2+1/[.$H$2];[.G820]+1/[.$H$2])" office:value-type="float" office:value="13.6333333333336" calcext:value-type="float">
            <text:p>13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2]))" office:value-type="date" office:date-value="2019-10-20T21:02:45.060352" calcext:value-type="date">
            <text:p>2019-10-20 21:02:45</text:p>
          </table:table-cell>
          <table:table-cell table:style-name="ce7" table:formula="of:=[.A822]" office:value-type="date" office:date-value="2019-10-20T21:02:45.060352" calcext:value-type="date">
            <text:p>2019-10-20 21:02:45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21:02:45.06035244092" calcext:value-type="date">
            <text:p>12/30/99 09:02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=0;[.G821]+2+1/[.$H$2];[.G821]+1/[.$H$2])" office:value-type="float" office:value="13.6500000000003" calcext:value-type="float">
            <text:p>13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3]))" office:value-type="date" office:date-value="2019-10-20T20:44:37.678063" calcext:value-type="date">
            <text:p>2019-10-20 20:44:38</text:p>
          </table:table-cell>
          <table:table-cell table:style-name="ce7" table:formula="of:=[.A823]" office:value-type="date" office:date-value="2019-10-20T20:44:37.678063" calcext:value-type="date">
            <text:p>2019-10-20 20:44:38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20:44:37.67806272022" calcext:value-type="date">
            <text:p>12/30/99 08:44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=0;[.G822]+2+1/[.$H$2];[.G822]+1/[.$H$2])" office:value-type="float" office:value="13.6666666666669" calcext:value-type="float">
            <text:p>13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4]))" office:value-type="date" office:date-value="2019-10-20T20:42:39.124579" calcext:value-type="date">
            <text:p>2019-10-20 20:42:39</text:p>
          </table:table-cell>
          <table:table-cell table:style-name="ce7" table:formula="of:=[.A824]" office:value-type="date" office:date-value="2019-10-20T20:42:39.124579" calcext:value-type="date">
            <text:p>2019-10-20 20:42:39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20:42:39.12457869854" calcext:value-type="date">
            <text:p>12/30/99 08:42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=0;[.G823]+2+1/[.$H$2];[.G823]+1/[.$H$2])" office:value-type="float" office:value="13.6833333333336" calcext:value-type="float">
            <text:p>13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5]))" office:value-type="date" office:date-value="2019-10-20T21:13:05.082844" calcext:value-type="date">
            <text:p>2019-10-20 21:13:05</text:p>
          </table:table-cell>
          <table:table-cell table:style-name="ce7" table:formula="of:=[.A825]" office:value-type="date" office:date-value="2019-10-20T21:13:05.082844" calcext:value-type="date">
            <text:p>2019-10-20 21:13:05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21:13:05.08284436539" calcext:value-type="date">
            <text:p>12/30/99 09:13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=0;[.G824]+2+1/[.$H$2];[.G824]+1/[.$H$2])" office:value-type="float" office:value="13.7000000000003" calcext:value-type="float">
            <text:p>13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6]))" office:value-type="date" office:date-value="2019-10-20T20:37:22.379552" calcext:value-type="date">
            <text:p>2019-10-20 20:37:22</text:p>
          </table:table-cell>
          <table:table-cell table:style-name="ce7" table:formula="of:=[.A826]" office:value-type="date" office:date-value="2019-10-20T20:37:22.379552" calcext:value-type="date">
            <text:p>2019-10-20 20:37:22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20:37:22.37955249846" calcext:value-type="date">
            <text:p>12/30/99 08:37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=0;[.G825]+2+1/[.$H$2];[.G825]+1/[.$H$2])" office:value-type="float" office:value="13.7166666666669" calcext:value-type="float">
            <text:p>13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7]))" office:value-type="date" office:date-value="2019-10-20T21:01:20.69973" calcext:value-type="date">
            <text:p>2019-10-20 21:01:21</text:p>
          </table:table-cell>
          <table:table-cell table:style-name="ce7" table:formula="of:=[.A827]" office:value-type="date" office:date-value="2019-10-20T21:01:20.69973" calcext:value-type="date">
            <text:p>2019-10-20 21:01:21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21:01:20.69972950034" calcext:value-type="date">
            <text:p>12/30/99 09:01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=0;[.G826]+2+1/[.$H$2];[.G826]+1/[.$H$2])" office:value-type="float" office:value="13.7333333333336" calcext:value-type="float">
            <text:p>13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8]))" office:value-type="date" office:date-value="2019-10-20T20:49:03.544536" calcext:value-type="date">
            <text:p>2019-10-20 20:49:04</text:p>
          </table:table-cell>
          <table:table-cell table:style-name="ce7" table:formula="of:=[.A828]" office:value-type="date" office:date-value="2019-10-20T20:49:03.544536" calcext:value-type="date">
            <text:p>2019-10-20 20:49:04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20:49:03.54453643318" calcext:value-type="date">
            <text:p>12/30/99 08:49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=0;[.G827]+2+1/[.$H$2];[.G827]+1/[.$H$2])" office:value-type="float" office:value="13.7500000000003" calcext:value-type="float">
            <text:p>13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9]))" office:value-type="date" office:date-value="2019-10-20T20:47:07.407813" calcext:value-type="date">
            <text:p>2019-10-20 20:47:07</text:p>
          </table:table-cell>
          <table:table-cell table:style-name="ce7" table:formula="of:=[.A829]" office:value-type="date" office:date-value="2019-10-20T20:47:07.407813" calcext:value-type="date">
            <text:p>2019-10-20 20:47:07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20:47:07.40781283937" calcext:value-type="date">
            <text:p>12/30/99 08:47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=0;[.G828]+2+1/[.$H$2];[.G828]+1/[.$H$2])" office:value-type="float" office:value="13.7666666666669" calcext:value-type="float">
            <text:p>13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0]))" office:value-type="date" office:date-value="2019-10-20T20:59:29.334427" calcext:value-type="date">
            <text:p>2019-10-20 20:59:29</text:p>
          </table:table-cell>
          <table:table-cell table:style-name="ce7" table:formula="of:=[.A830]" office:value-type="date" office:date-value="2019-10-20T20:59:29.334427" calcext:value-type="date">
            <text:p>2019-10-20 20:59:29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20:59:29.33442691807" calcext:value-type="date">
            <text:p>12/30/99 08:59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=0;[.G829]+2+1/[.$H$2];[.G829]+1/[.$H$2])" office:value-type="float" office:value="13.7833333333336" calcext:value-type="float">
            <text:p>13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1]))" office:value-type="date" office:date-value="2019-10-20T20:53:36.911381" calcext:value-type="date">
            <text:p>2019-10-20 20:53:37</text:p>
          </table:table-cell>
          <table:table-cell table:style-name="ce7" table:formula="of:=[.A831]" office:value-type="date" office:date-value="2019-10-20T20:53:36.911381" calcext:value-type="date">
            <text:p>2019-10-20 20:53:37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20:53:36.91138059832" calcext:value-type="date">
            <text:p>12/30/99 08:53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=0;[.G830]+2+1/[.$H$2];[.G830]+1/[.$H$2])" office:value-type="float" office:value="13.8000000000003" calcext:value-type="float">
            <text:p>13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2]))" office:value-type="date" office:date-value="2019-10-20T20:49:44.652734" calcext:value-type="date">
            <text:p>2019-10-20 20:49:45</text:p>
          </table:table-cell>
          <table:table-cell table:style-name="ce7" table:formula="of:=[.A832]" office:value-type="date" office:date-value="2019-10-20T20:49:44.652734" calcext:value-type="date">
            <text:p>2019-10-20 20:49:45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20:49:44.65273417532" calcext:value-type="date">
            <text:p>12/30/99 08:49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=0;[.G831]+2+1/[.$H$2];[.G831]+1/[.$H$2])" office:value-type="float" office:value="13.8166666666669" calcext:value-type="float">
            <text:p>13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3]))" office:value-type="date" office:date-value="2019-10-20T20:39:45.896572" calcext:value-type="date">
            <text:p>2019-10-20 20:39:46</text:p>
          </table:table-cell>
          <table:table-cell table:style-name="ce7" table:formula="of:=[.A833]" office:value-type="date" office:date-value="2019-10-20T20:39:45.896572" calcext:value-type="date">
            <text:p>2019-10-20 20:39:46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20:39:45.89657165576" calcext:value-type="date">
            <text:p>12/30/99 08:39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=0;[.G832]+2+1/[.$H$2];[.G832]+1/[.$H$2])" office:value-type="float" office:value="13.8333333333336" calcext:value-type="float">
            <text:p>13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4]))" office:value-type="date" office:date-value="2019-10-20T21:18:01.675113" calcext:value-type="date">
            <text:p>2019-10-20 21:18:02</text:p>
          </table:table-cell>
          <table:table-cell table:style-name="ce7" table:formula="of:=[.A834]" office:value-type="date" office:date-value="2019-10-20T21:18:01.675113" calcext:value-type="date">
            <text:p>2019-10-20 21:18:02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21:18:01.67511324864" calcext:value-type="date">
            <text:p>12/30/99 09:18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=0;[.G833]+2+1/[.$H$2];[.G833]+1/[.$H$2])" office:value-type="float" office:value="13.8500000000003" calcext:value-type="float">
            <text:p>13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5]))" office:value-type="date" office:date-value="2019-10-20T21:02:52.555782" calcext:value-type="date">
            <text:p>2019-10-20 21:02:53</text:p>
          </table:table-cell>
          <table:table-cell table:style-name="ce7" table:formula="of:=[.A835]" office:value-type="date" office:date-value="2019-10-20T21:02:52.555782" calcext:value-type="date">
            <text:p>2019-10-20 21:02:53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21:02:52.55578238983" calcext:value-type="date">
            <text:p>12/30/99 09:02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=0;[.G834]+2+1/[.$H$2];[.G834]+1/[.$H$2])" office:value-type="float" office:value="13.8666666666669" calcext:value-type="float">
            <text:p>13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6]))" office:value-type="date" office:date-value="2019-10-20T20:59:42.42628" calcext:value-type="date">
            <text:p>2019-10-20 20:59:42</text:p>
          </table:table-cell>
          <table:table-cell table:style-name="ce7" table:formula="of:=[.A836]" office:value-type="date" office:date-value="2019-10-20T20:59:42.42628" calcext:value-type="date">
            <text:p>2019-10-20 20:59:42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20:59:42.42628031876" calcext:value-type="date">
            <text:p>12/30/99 08:59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=0;[.G835]+2+1/[.$H$2];[.G835]+1/[.$H$2])" office:value-type="float" office:value="13.8833333333336" calcext:value-type="float">
            <text:p>13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7]))" office:value-type="date" office:date-value="2019-10-20T20:48:00.142212" calcext:value-type="date">
            <text:p>2019-10-20 20:48:00</text:p>
          </table:table-cell>
          <table:table-cell table:style-name="ce7" table:formula="of:=[.A837]" office:value-type="date" office:date-value="2019-10-20T20:48:00.142212" calcext:value-type="date">
            <text:p>2019-10-20 20:48:00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20:48:00.1422117278" calcext:value-type="date">
            <text:p>12/30/99 08:48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=0;[.G836]+2+1/[.$H$2];[.G836]+1/[.$H$2])" office:value-type="float" office:value="13.9000000000003" calcext:value-type="float">
            <text:p>13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8]))" office:value-type="date" office:date-value="2019-10-20T20:41:41.890702" calcext:value-type="date">
            <text:p>2019-10-20 20:41:42</text:p>
          </table:table-cell>
          <table:table-cell table:style-name="ce7" table:formula="of:=[.A838]" office:value-type="date" office:date-value="2019-10-20T20:41:41.890702" calcext:value-type="date">
            <text:p>2019-10-20 20:41:42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20:41:41.89070210326" calcext:value-type="date">
            <text:p>12/30/99 08:41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=0;[.G837]+2+1/[.$H$2];[.G837]+1/[.$H$2])" office:value-type="float" office:value="13.9166666666669" calcext:value-type="float">
            <text:p>13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9]))" office:value-type="date" office:date-value="2019-10-20T20:18:19.097658" calcext:value-type="date">
            <text:p>2019-10-20 20:18:19</text:p>
          </table:table-cell>
          <table:table-cell table:style-name="ce7" table:formula="of:=[.A839]" office:value-type="date" office:date-value="2019-10-20T20:18:19.097658" calcext:value-type="date">
            <text:p>2019-10-20 20:18:19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20:18:19.09765839111" calcext:value-type="date">
            <text:p>12/30/99 08:18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=0;[.G838]+2+1/[.$H$2];[.G838]+1/[.$H$2])" office:value-type="float" office:value="13.9333333333336" calcext:value-type="float">
            <text:p>13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0]))" office:value-type="date" office:date-value="2019-10-20T21:07:57.497033" calcext:value-type="date">
            <text:p>2019-10-20 21:07:57</text:p>
          </table:table-cell>
          <table:table-cell table:style-name="ce7" table:formula="of:=[.A840]" office:value-type="date" office:date-value="2019-10-20T21:07:57.497033" calcext:value-type="date">
            <text:p>2019-10-20 21:07:57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21:07:57.49703284353" calcext:value-type="date">
            <text:p>12/30/99 09:07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=0;[.G839]+2+1/[.$H$2];[.G839]+1/[.$H$2])" office:value-type="float" office:value="13.9500000000003" calcext:value-type="float">
            <text:p>13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1]))" office:value-type="date" office:date-value="2019-10-20T21:20:52.588745" calcext:value-type="date">
            <text:p>2019-10-20 21:20:53</text:p>
          </table:table-cell>
          <table:table-cell table:style-name="ce7" table:formula="of:=[.A841]" office:value-type="date" office:date-value="2019-10-20T21:20:52.588745" calcext:value-type="date">
            <text:p>2019-10-20 21:20:53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21:20:52.58874502033" calcext:value-type="date">
            <text:p>12/30/99 09:20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=0;[.G840]+2+1/[.$H$2];[.G840]+1/[.$H$2])" office:value-type="float" office:value="13.9666666666669" calcext:value-type="float">
            <text:p>13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2]))" office:value-type="date" office:date-value="2019-10-20T20:23:07.972992" calcext:value-type="date">
            <text:p>2019-10-20 20:23:08</text:p>
          </table:table-cell>
          <table:table-cell table:style-name="ce7" table:formula="of:=[.A842]" office:value-type="date" office:date-value="2019-10-20T20:23:07.972992" calcext:value-type="date">
            <text:p>2019-10-20 20:23:08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20:23:07.97299191356" calcext:value-type="date">
            <text:p>12/30/99 08:23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=0;[.G841]+2+1/[.$H$2];[.G841]+1/[.$H$2])" office:value-type="float" office:value="13.9833333333336" calcext:value-type="float">
            <text:p>13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3]))" office:value-type="date" office:date-value="2019-10-21T20:42:57.58645" calcext:value-type="date">
            <text:p>2019-10-21 20:42:58</text:p>
          </table:table-cell>
          <table:table-cell table:style-name="ce7" table:formula="of:=[.A843]" office:value-type="date" office:date-value="2019-10-21T20:42:57.58645" calcext:value-type="date">
            <text:p>2019-10-21 20:42:58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20:42:57.58645049762" calcext:value-type="date">
            <text:p>12/30/99 08:42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=0;[.G842]+2+1/[.$H$2];[.G842]+1/[.$H$2])" office:value-type="float" office:value="14.0000000000003" calcext:value-type="float">
            <text:p>14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4]))" office:value-type="date" office:date-value="2019-10-21T20:26:07.604862" calcext:value-type="date">
            <text:p>2019-10-21 20:26:08</text:p>
          </table:table-cell>
          <table:table-cell table:style-name="ce7" table:formula="of:=[.A844]" office:value-type="date" office:date-value="2019-10-21T20:26:07.604862" calcext:value-type="date">
            <text:p>2019-10-21 20:26:08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20:26:07.60486245621" calcext:value-type="date">
            <text:p>12/30/99 08:26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=0;[.G843]+2+1/[.$H$2];[.G843]+1/[.$H$2])" office:value-type="float" office:value="14.0166666666669" calcext:value-type="float">
            <text:p>14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5]))" office:value-type="date" office:date-value="2019-10-21T20:54:35.15052" calcext:value-type="date">
            <text:p>2019-10-21 20:54:35</text:p>
          </table:table-cell>
          <table:table-cell table:style-name="ce7" table:formula="of:=[.A845]" office:value-type="date" office:date-value="2019-10-21T20:54:35.15052" calcext:value-type="date">
            <text:p>2019-10-21 20:54:35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20:54:35.15052042436" calcext:value-type="date">
            <text:p>12/30/99 08:54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=0;[.G844]+2+1/[.$H$2];[.G844]+1/[.$H$2])" office:value-type="float" office:value="14.0333333333336" calcext:value-type="float">
            <text:p>14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6]))" office:value-type="date" office:date-value="2019-10-21T21:00:49.74118" calcext:value-type="date">
            <text:p>2019-10-21 21:00:50</text:p>
          </table:table-cell>
          <table:table-cell table:style-name="ce7" table:formula="of:=[.A846]" office:value-type="date" office:date-value="2019-10-21T21:00:49.74118" calcext:value-type="date">
            <text:p>2019-10-21 21:00:50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21:00:49.74117998499" calcext:value-type="date">
            <text:p>12/30/99 09:00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=0;[.G845]+2+1/[.$H$2];[.G845]+1/[.$H$2])" office:value-type="float" office:value="14.0500000000003" calcext:value-type="float">
            <text:p>14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7]))" office:value-type="date" office:date-value="2019-10-21T21:14:18.802765" calcext:value-type="date">
            <text:p>2019-10-21 21:14:19</text:p>
          </table:table-cell>
          <table:table-cell table:style-name="ce7" table:formula="of:=[.A847]" office:value-type="date" office:date-value="2019-10-21T21:14:18.802765" calcext:value-type="date">
            <text:p>2019-10-21 21:14:19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21:14:18.80276549142" calcext:value-type="date">
            <text:p>12/30/99 09:14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=0;[.G846]+2+1/[.$H$2];[.G846]+1/[.$H$2])" office:value-type="float" office:value="14.0666666666669" calcext:value-type="float">
            <text:p>14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8]))" office:value-type="date" office:date-value="2019-10-21T20:57:24.917019" calcext:value-type="date">
            <text:p>2019-10-21 20:57:25</text:p>
          </table:table-cell>
          <table:table-cell table:style-name="ce7" table:formula="of:=[.A848]" office:value-type="date" office:date-value="2019-10-21T20:57:24.917019" calcext:value-type="date">
            <text:p>2019-10-21 20:57:25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20:57:24.91701938678" calcext:value-type="date">
            <text:p>12/30/99 08:57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=0;[.G847]+2+1/[.$H$2];[.G847]+1/[.$H$2])" office:value-type="float" office:value="14.0833333333336" calcext:value-type="float">
            <text:p>14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9]))" office:value-type="date" office:date-value="2019-10-21T20:29:11.797113" calcext:value-type="date">
            <text:p>2019-10-21 20:29:12</text:p>
          </table:table-cell>
          <table:table-cell table:style-name="ce7" table:formula="of:=[.A849]" office:value-type="date" office:date-value="2019-10-21T20:29:11.797113" calcext:value-type="date">
            <text:p>2019-10-21 20:29:12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20:29:11.79711298551" calcext:value-type="date">
            <text:p>12/30/99 08:29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=0;[.G848]+2+1/[.$H$2];[.G848]+1/[.$H$2])" office:value-type="float" office:value="14.1000000000003" calcext:value-type="float">
            <text:p>14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0]))" office:value-type="date" office:date-value="2019-10-21T20:57:40.865566" calcext:value-type="date">
            <text:p>2019-10-21 20:57:41</text:p>
          </table:table-cell>
          <table:table-cell table:style-name="ce7" table:formula="of:=[.A850]" office:value-type="date" office:date-value="2019-10-21T20:57:40.865566" calcext:value-type="date">
            <text:p>2019-10-21 20:57:41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20:57:40.8655662043" calcext:value-type="date">
            <text:p>12/30/99 08:57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=0;[.G849]+2+1/[.$H$2];[.G849]+1/[.$H$2])" office:value-type="float" office:value="14.1166666666669" calcext:value-type="float">
            <text:p>14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1]))" office:value-type="date" office:date-value="2019-10-21T21:11:04.719355" calcext:value-type="date">
            <text:p>2019-10-21 21:11:05</text:p>
          </table:table-cell>
          <table:table-cell table:style-name="ce7" table:formula="of:=[.A851]" office:value-type="date" office:date-value="2019-10-21T21:11:04.719355" calcext:value-type="date">
            <text:p>2019-10-21 21:11:05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21:11:04.71935519949" calcext:value-type="date">
            <text:p>12/30/99 09:11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=0;[.G850]+2+1/[.$H$2];[.G850]+1/[.$H$2])" office:value-type="float" office:value="14.1333333333336" calcext:value-type="float">
            <text:p>14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2]))" office:value-type="date" office:date-value="2019-10-21T20:52:43.533463" calcext:value-type="date">
            <text:p>2019-10-21 20:52:44</text:p>
          </table:table-cell>
          <table:table-cell table:style-name="ce7" table:formula="of:=[.A852]" office:value-type="date" office:date-value="2019-10-21T20:52:43.533463" calcext:value-type="date">
            <text:p>2019-10-21 20:52:44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20:52:43.53346339893" calcext:value-type="date">
            <text:p>12/30/99 08:52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=0;[.G851]+2+1/[.$H$2];[.G851]+1/[.$H$2])" office:value-type="float" office:value="14.1500000000003" calcext:value-type="float">
            <text:p>14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3]))" office:value-type="date" office:date-value="2019-10-21T21:09:15.399776" calcext:value-type="date">
            <text:p>2019-10-21 21:09:15</text:p>
          </table:table-cell>
          <table:table-cell table:style-name="ce7" table:formula="of:=[.A853]" office:value-type="date" office:date-value="2019-10-21T21:09:15.399776" calcext:value-type="date">
            <text:p>2019-10-21 21:09:15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21:09:15.39977552835" calcext:value-type="date">
            <text:p>12/30/99 09:09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=0;[.G852]+2+1/[.$H$2];[.G852]+1/[.$H$2])" office:value-type="float" office:value="14.166666666667" calcext:value-type="float">
            <text:p>14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4]))" office:value-type="date" office:date-value="2019-10-21T21:14:56.423813" calcext:value-type="date">
            <text:p>2019-10-21 21:14:56</text:p>
          </table:table-cell>
          <table:table-cell table:style-name="ce7" table:formula="of:=[.A854]" office:value-type="date" office:date-value="2019-10-21T21:14:56.423813" calcext:value-type="date">
            <text:p>2019-10-21 21:14:56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21:14:56.42381344456" calcext:value-type="date">
            <text:p>12/30/99 09:14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=0;[.G853]+2+1/[.$H$2];[.G853]+1/[.$H$2])" office:value-type="float" office:value="14.1833333333336" calcext:value-type="float">
            <text:p>14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5]))" office:value-type="date" office:date-value="2019-10-21T20:47:21.200323" calcext:value-type="date">
            <text:p>2019-10-21 20:47:21</text:p>
          </table:table-cell>
          <table:table-cell table:style-name="ce7" table:formula="of:=[.A855]" office:value-type="date" office:date-value="2019-10-21T20:47:21.200323" calcext:value-type="date">
            <text:p>2019-10-21 20:47:21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20:47:21.20032314677" calcext:value-type="date">
            <text:p>12/30/99 08:47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=0;[.G854]+2+1/[.$H$2];[.G854]+1/[.$H$2])" office:value-type="float" office:value="14.2000000000003" calcext:value-type="float">
            <text:p>14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6]))" office:value-type="date" office:date-value="2019-10-21T20:51:47.675661" calcext:value-type="date">
            <text:p>2019-10-21 20:51:48</text:p>
          </table:table-cell>
          <table:table-cell table:style-name="ce7" table:formula="of:=[.A856]" office:value-type="date" office:date-value="2019-10-21T20:51:47.675661" calcext:value-type="date">
            <text:p>2019-10-21 20:51:48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20:51:47.67566061113" calcext:value-type="date">
            <text:p>12/30/99 08:51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=0;[.G855]+2+1/[.$H$2];[.G855]+1/[.$H$2])" office:value-type="float" office:value="14.216666666667" calcext:value-type="float">
            <text:p>14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7]))" office:value-type="date" office:date-value="2019-10-21T20:40:39.461965" calcext:value-type="date">
            <text:p>2019-10-21 20:40:39</text:p>
          </table:table-cell>
          <table:table-cell table:style-name="ce7" table:formula="of:=[.A857]" office:value-type="date" office:date-value="2019-10-21T20:40:39.461965" calcext:value-type="date">
            <text:p>2019-10-21 20:40:39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20:40:39.46196457837" calcext:value-type="date">
            <text:p>12/30/99 08:40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=0;[.G856]+2+1/[.$H$2];[.G856]+1/[.$H$2])" office:value-type="float" office:value="14.2333333333336" calcext:value-type="float">
            <text:p>14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8]))" office:value-type="date" office:date-value="2019-10-21T20:52:22.955594" calcext:value-type="date">
            <text:p>2019-10-21 20:52:23</text:p>
          </table:table-cell>
          <table:table-cell table:style-name="ce7" table:formula="of:=[.A858]" office:value-type="date" office:date-value="2019-10-21T20:52:22.955594" calcext:value-type="date">
            <text:p>2019-10-21 20:52:23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20:52:22.95559397433" calcext:value-type="date">
            <text:p>12/30/99 08:52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=0;[.G857]+2+1/[.$H$2];[.G857]+1/[.$H$2])" office:value-type="float" office:value="14.2500000000003" calcext:value-type="float">
            <text:p>14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9]))" office:value-type="date" office:date-value="2019-10-21T20:55:02.620526" calcext:value-type="date">
            <text:p>2019-10-21 20:55:03</text:p>
          </table:table-cell>
          <table:table-cell table:style-name="ce7" table:formula="of:=[.A859]" office:value-type="date" office:date-value="2019-10-21T20:55:02.620526" calcext:value-type="date">
            <text:p>2019-10-21 20:55:03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20:55:02.62052582111" calcext:value-type="date">
            <text:p>12/30/99 08:55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=0;[.G858]+2+1/[.$H$2];[.G858]+1/[.$H$2])" office:value-type="float" office:value="14.266666666667" calcext:value-type="float">
            <text:p>14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0]))" office:value-type="date" office:date-value="2019-10-21T20:51:35.645482" calcext:value-type="date">
            <text:p>2019-10-21 20:51:36</text:p>
          </table:table-cell>
          <table:table-cell table:style-name="ce7" table:formula="of:=[.A860]" office:value-type="date" office:date-value="2019-10-21T20:51:35.645482" calcext:value-type="date">
            <text:p>2019-10-21 20:51:36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20:51:35.64548232593" calcext:value-type="date">
            <text:p>12/30/99 08:51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=0;[.G859]+2+1/[.$H$2];[.G859]+1/[.$H$2])" office:value-type="float" office:value="14.2833333333336" calcext:value-type="float">
            <text:p>14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1]))" office:value-type="date" office:date-value="2019-10-21T20:55:31.368976" calcext:value-type="date">
            <text:p>2019-10-21 20:55:31</text:p>
          </table:table-cell>
          <table:table-cell table:style-name="ce7" table:formula="of:=[.A861]" office:value-type="date" office:date-value="2019-10-21T20:55:31.368976" calcext:value-type="date">
            <text:p>2019-10-21 20:55:31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20:55:31.36897555087" calcext:value-type="date">
            <text:p>12/30/99 08:55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=0;[.G860]+2+1/[.$H$2];[.G860]+1/[.$H$2])" office:value-type="float" office:value="14.3000000000003" calcext:value-type="float">
            <text:p>14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2]))" office:value-type="date" office:date-value="2019-10-21T21:05:23.530883" calcext:value-type="date">
            <text:p>2019-10-21 21:05:24</text:p>
          </table:table-cell>
          <table:table-cell table:style-name="ce7" table:formula="of:=[.A862]" office:value-type="date" office:date-value="2019-10-21T21:05:23.530883" calcext:value-type="date">
            <text:p>2019-10-21 21:05:24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21:05:23.53088257369" calcext:value-type="date">
            <text:p>12/30/99 09:05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=0;[.G861]+2+1/[.$H$2];[.G861]+1/[.$H$2])" office:value-type="float" office:value="14.316666666667" calcext:value-type="float">
            <text:p>14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3]))" office:value-type="date" office:date-value="2019-10-21T20:20:25.809731" calcext:value-type="date">
            <text:p>2019-10-21 20:20:26</text:p>
          </table:table-cell>
          <table:table-cell table:style-name="ce7" table:formula="of:=[.A863]" office:value-type="date" office:date-value="2019-10-21T20:20:25.809731" calcext:value-type="date">
            <text:p>2019-10-21 20:20:26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20:20:25.80973072909" calcext:value-type="date">
            <text:p>12/30/99 08:20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=0;[.G862]+2+1/[.$H$2];[.G862]+1/[.$H$2])" office:value-type="float" office:value="14.3333333333336" calcext:value-type="float">
            <text:p>14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4]))" office:value-type="date" office:date-value="2019-10-21T20:50:26.545173" calcext:value-type="date">
            <text:p>2019-10-21 20:50:27</text:p>
          </table:table-cell>
          <table:table-cell table:style-name="ce7" table:formula="of:=[.A864]" office:value-type="date" office:date-value="2019-10-21T20:50:26.545173" calcext:value-type="date">
            <text:p>2019-10-21 20:50:27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20:50:26.54517316259" calcext:value-type="date">
            <text:p>12/30/99 08:50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=0;[.G863]+2+1/[.$H$2];[.G863]+1/[.$H$2])" office:value-type="float" office:value="14.3500000000003" calcext:value-type="float">
            <text:p>14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5]))" office:value-type="date" office:date-value="2019-10-21T20:56:45.952509" calcext:value-type="date">
            <text:p>2019-10-21 20:56:46</text:p>
          </table:table-cell>
          <table:table-cell table:style-name="ce7" table:formula="of:=[.A865]" office:value-type="date" office:date-value="2019-10-21T20:56:45.952509" calcext:value-type="date">
            <text:p>2019-10-21 20:56:46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20:56:45.95250909682" calcext:value-type="date">
            <text:p>12/30/99 08:56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=0;[.G864]+2+1/[.$H$2];[.G864]+1/[.$H$2])" office:value-type="float" office:value="14.366666666667" calcext:value-type="float">
            <text:p>14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6]))" office:value-type="date" office:date-value="2019-10-21T21:02:20.640555" calcext:value-type="date">
            <text:p>2019-10-21 21:02:21</text:p>
          </table:table-cell>
          <table:table-cell table:style-name="ce7" table:formula="of:=[.A866]" office:value-type="date" office:date-value="2019-10-21T21:02:20.640555" calcext:value-type="date">
            <text:p>2019-10-21 21:02:21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21:02:20.64055492636" calcext:value-type="date">
            <text:p>12/30/99 09:02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=0;[.G865]+2+1/[.$H$2];[.G865]+1/[.$H$2])" office:value-type="float" office:value="14.3833333333336" calcext:value-type="float">
            <text:p>14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7]))" office:value-type="date" office:date-value="2019-10-21T20:40:26.424641" calcext:value-type="date">
            <text:p>2019-10-21 20:40:26</text:p>
          </table:table-cell>
          <table:table-cell table:style-name="ce7" table:formula="of:=[.A867]" office:value-type="date" office:date-value="2019-10-21T20:40:26.424641" calcext:value-type="date">
            <text:p>2019-10-21 20:40:26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20:40:26.42464090604" calcext:value-type="date">
            <text:p>12/30/99 08:40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=0;[.G866]+2+1/[.$H$2];[.G866]+1/[.$H$2])" office:value-type="float" office:value="14.4000000000003" calcext:value-type="float">
            <text:p>14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8]))" office:value-type="date" office:date-value="2019-10-21T21:01:52.088303" calcext:value-type="date">
            <text:p>2019-10-21 21:01:52</text:p>
          </table:table-cell>
          <table:table-cell table:style-name="ce7" table:formula="of:=[.A868]" office:value-type="date" office:date-value="2019-10-21T21:01:52.088303" calcext:value-type="date">
            <text:p>2019-10-21 21:01:52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21:01:52.0883033378" calcext:value-type="date">
            <text:p>12/30/99 09:01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=0;[.G867]+2+1/[.$H$2];[.G867]+1/[.$H$2])" office:value-type="float" office:value="14.416666666667" calcext:value-type="float">
            <text:p>14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9]))" office:value-type="date" office:date-value="2019-10-21T20:54:42.60073" calcext:value-type="date">
            <text:p>2019-10-21 20:54:43</text:p>
          </table:table-cell>
          <table:table-cell table:style-name="ce7" table:formula="of:=[.A869]" office:value-type="date" office:date-value="2019-10-21T20:54:42.60073" calcext:value-type="date">
            <text:p>2019-10-21 20:54:43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20:54:42.60072958656" calcext:value-type="date">
            <text:p>12/30/99 08:54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=0;[.G868]+2+1/[.$H$2];[.G868]+1/[.$H$2])" office:value-type="float" office:value="14.4333333333336" calcext:value-type="float">
            <text:p>14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0]))" office:value-type="date" office:date-value="2019-10-21T20:57:27.500149" calcext:value-type="date">
            <text:p>2019-10-21 20:57:28</text:p>
          </table:table-cell>
          <table:table-cell table:style-name="ce7" table:formula="of:=[.A870]" office:value-type="date" office:date-value="2019-10-21T20:57:27.500149" calcext:value-type="date">
            <text:p>2019-10-21 20:57:28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20:57:27.50014948659" calcext:value-type="date">
            <text:p>12/30/99 08:57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=0;[.G869]+2+1/[.$H$2];[.G869]+1/[.$H$2])" office:value-type="float" office:value="14.4500000000003" calcext:value-type="float">
            <text:p>14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1]))" office:value-type="date" office:date-value="2019-10-21T20:55:45.275183" calcext:value-type="date">
            <text:p>2019-10-21 20:55:45</text:p>
          </table:table-cell>
          <table:table-cell table:style-name="ce7" table:formula="of:=[.A871]" office:value-type="date" office:date-value="2019-10-21T20:55:45.275183" calcext:value-type="date">
            <text:p>2019-10-21 20:55:45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20:55:45.27518344112" calcext:value-type="date">
            <text:p>12/30/99 08:55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=0;[.G870]+2+1/[.$H$2];[.G870]+1/[.$H$2])" office:value-type="float" office:value="14.466666666667" calcext:value-type="float">
            <text:p>14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2]))" office:value-type="date" office:date-value="2019-10-21T20:51:41.341375" calcext:value-type="date">
            <text:p>2019-10-21 20:51:41</text:p>
          </table:table-cell>
          <table:table-cell table:style-name="ce7" table:formula="of:=[.A872]" office:value-type="date" office:date-value="2019-10-21T20:51:41.341375" calcext:value-type="date">
            <text:p>2019-10-21 20:51:41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20:51:41.34137466084" calcext:value-type="date">
            <text:p>12/30/99 08:51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=0;[.G871]+2+1/[.$H$2];[.G871]+1/[.$H$2])" office:value-type="float" office:value="14.4833333333336" calcext:value-type="float">
            <text:p>14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3]))" office:value-type="date" office:date-value="2019-10-21T20:48:00.923369" calcext:value-type="date">
            <text:p>2019-10-21 20:48:01</text:p>
          </table:table-cell>
          <table:table-cell table:style-name="ce7" table:formula="of:=[.A873]" office:value-type="date" office:date-value="2019-10-21T20:48:00.923369" calcext:value-type="date">
            <text:p>2019-10-21 20:48:01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20:48:00.9233694803" calcext:value-type="date">
            <text:p>12/30/99 08:48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=0;[.G872]+2+1/[.$H$2];[.G872]+1/[.$H$2])" office:value-type="float" office:value="14.5000000000003" calcext:value-type="float">
            <text:p>14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4]))" office:value-type="date" office:date-value="2019-10-21T20:33:20.062469" calcext:value-type="date">
            <text:p>2019-10-21 20:33:20</text:p>
          </table:table-cell>
          <table:table-cell table:style-name="ce7" table:formula="of:=[.A874]" office:value-type="date" office:date-value="2019-10-21T20:33:20.062469" calcext:value-type="date">
            <text:p>2019-10-21 20:33:20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20:33:20.06246888079" calcext:value-type="date">
            <text:p>12/30/99 08:33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=0;[.G873]+2+1/[.$H$2];[.G873]+1/[.$H$2])" office:value-type="float" office:value="14.516666666667" calcext:value-type="float">
            <text:p>14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5]))" office:value-type="date" office:date-value="2019-10-21T20:29:06.761307" calcext:value-type="date">
            <text:p>2019-10-21 20:29:07</text:p>
          </table:table-cell>
          <table:table-cell table:style-name="ce7" table:formula="of:=[.A875]" office:value-type="date" office:date-value="2019-10-21T20:29:06.761307" calcext:value-type="date">
            <text:p>2019-10-21 20:29:07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20:29:06.76130684093" calcext:value-type="date">
            <text:p>12/30/99 08:29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=0;[.G874]+2+1/[.$H$2];[.G874]+1/[.$H$2])" office:value-type="float" office:value="14.5333333333336" calcext:value-type="float">
            <text:p>14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6]))" office:value-type="date" office:date-value="2019-10-21T20:54:52.223729" calcext:value-type="date">
            <text:p>2019-10-21 20:54:52</text:p>
          </table:table-cell>
          <table:table-cell table:style-name="ce7" table:formula="of:=[.A876]" office:value-type="date" office:date-value="2019-10-21T20:54:52.223729" calcext:value-type="date">
            <text:p>2019-10-21 20:54:52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20:54:52.22372921649" calcext:value-type="date">
            <text:p>12/30/99 08:54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=0;[.G875]+2+1/[.$H$2];[.G875]+1/[.$H$2])" office:value-type="float" office:value="14.5500000000003" calcext:value-type="float">
            <text:p>14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7]))" office:value-type="date" office:date-value="2019-10-21T20:25:04.212809" calcext:value-type="date">
            <text:p>2019-10-21 20:25:04</text:p>
          </table:table-cell>
          <table:table-cell table:style-name="ce7" table:formula="of:=[.A877]" office:value-type="date" office:date-value="2019-10-21T20:25:04.212809" calcext:value-type="date">
            <text:p>2019-10-21 20:25:04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20:25:04.21280851588" calcext:value-type="date">
            <text:p>12/30/99 08:25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=0;[.G876]+2+1/[.$H$2];[.G876]+1/[.$H$2])" office:value-type="float" office:value="14.566666666667" calcext:value-type="float">
            <text:p>14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8]))" office:value-type="date" office:date-value="2019-10-21T20:53:15.97821" calcext:value-type="date">
            <text:p>2019-10-21 20:53:16</text:p>
          </table:table-cell>
          <table:table-cell table:style-name="ce7" table:formula="of:=[.A878]" office:value-type="date" office:date-value="2019-10-21T20:53:15.97821" calcext:value-type="date">
            <text:p>2019-10-21 20:53:16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20:53:15.978209842" calcext:value-type="date">
            <text:p>12/30/99 08:53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=0;[.G877]+2+1/[.$H$2];[.G877]+1/[.$H$2])" office:value-type="float" office:value="14.5833333333336" calcext:value-type="float">
            <text:p>14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9]))" office:value-type="date" office:date-value="2019-10-21T21:10:21.570127" calcext:value-type="date">
            <text:p>2019-10-21 21:10:22</text:p>
          </table:table-cell>
          <table:table-cell table:style-name="ce7" table:formula="of:=[.A879]" office:value-type="date" office:date-value="2019-10-21T21:10:21.570127" calcext:value-type="date">
            <text:p>2019-10-21 21:10:22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21:10:21.57012673561" calcext:value-type="date">
            <text:p>12/30/99 09:10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=0;[.G878]+2+1/[.$H$2];[.G878]+1/[.$H$2])" office:value-type="float" office:value="14.6000000000003" calcext:value-type="float">
            <text:p>14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0]))" office:value-type="date" office:date-value="2019-10-21T20:32:23.099508" calcext:value-type="date">
            <text:p>2019-10-21 20:32:23</text:p>
          </table:table-cell>
          <table:table-cell table:style-name="ce7" table:formula="of:=[.A880]" office:value-type="date" office:date-value="2019-10-21T20:32:23.099508" calcext:value-type="date">
            <text:p>2019-10-21 20:32:23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20:32:23.09950775933" calcext:value-type="date">
            <text:p>12/30/99 08:32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=0;[.G879]+2+1/[.$H$2];[.G879]+1/[.$H$2])" office:value-type="float" office:value="14.616666666667" calcext:value-type="float">
            <text:p>14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1]))" office:value-type="date" office:date-value="2019-10-21T20:33:41.523293" calcext:value-type="date">
            <text:p>2019-10-21 20:33:42</text:p>
          </table:table-cell>
          <table:table-cell table:style-name="ce7" table:formula="of:=[.A881]" office:value-type="date" office:date-value="2019-10-21T20:33:41.523293" calcext:value-type="date">
            <text:p>2019-10-21 20:33:42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20:33:41.52329343371" calcext:value-type="date">
            <text:p>12/30/99 08:33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=0;[.G880]+2+1/[.$H$2];[.G880]+1/[.$H$2])" office:value-type="float" office:value="14.6333333333336" calcext:value-type="float">
            <text:p>14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2]))" office:value-type="date" office:date-value="2019-10-21T20:45:02.407602" calcext:value-type="date">
            <text:p>2019-10-21 20:45:02</text:p>
          </table:table-cell>
          <table:table-cell table:style-name="ce7" table:formula="of:=[.A882]" office:value-type="date" office:date-value="2019-10-21T20:45:02.407602" calcext:value-type="date">
            <text:p>2019-10-21 20:45:02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20:45:02.40760194138" calcext:value-type="date">
            <text:p>12/30/99 08:45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=0;[.G881]+2+1/[.$H$2];[.G881]+1/[.$H$2])" office:value-type="float" office:value="14.6500000000003" calcext:value-type="float">
            <text:p>14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3]))" office:value-type="date" office:date-value="2019-10-21T20:31:05.402791" calcext:value-type="date">
            <text:p>2019-10-21 20:31:05</text:p>
          </table:table-cell>
          <table:table-cell table:style-name="ce7" table:formula="of:=[.A883]" office:value-type="date" office:date-value="2019-10-21T20:31:05.402791" calcext:value-type="date">
            <text:p>2019-10-21 20:31:05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20:31:05.40279141627" calcext:value-type="date">
            <text:p>12/30/99 08:31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=0;[.G882]+2+1/[.$H$2];[.G882]+1/[.$H$2])" office:value-type="float" office:value="14.666666666667" calcext:value-type="float">
            <text:p>14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4]))" office:value-type="date" office:date-value="2019-10-21T20:57:33.468445" calcext:value-type="date">
            <text:p>2019-10-21 20:57:33</text:p>
          </table:table-cell>
          <table:table-cell table:style-name="ce7" table:formula="of:=[.A884]" office:value-type="date" office:date-value="2019-10-21T20:57:33.468445" calcext:value-type="date">
            <text:p>2019-10-21 20:57:33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20:57:33.46844466403" calcext:value-type="date">
            <text:p>12/30/99 08:57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=0;[.G883]+2+1/[.$H$2];[.G883]+1/[.$H$2])" office:value-type="float" office:value="14.6833333333336" calcext:value-type="float">
            <text:p>14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5]))" office:value-type="date" office:date-value="2019-10-21T21:27:25.67667" calcext:value-type="date">
            <text:p>2019-10-21 21:27:26</text:p>
          </table:table-cell>
          <table:table-cell table:style-name="ce7" table:formula="of:=[.A885]" office:value-type="date" office:date-value="2019-10-21T21:27:25.67667" calcext:value-type="date">
            <text:p>2019-10-21 21:27:26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21:27:25.67667022347" calcext:value-type="date">
            <text:p>12/30/99 09:27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=0;[.G884]+2+1/[.$H$2];[.G884]+1/[.$H$2])" office:value-type="float" office:value="14.7000000000003" calcext:value-type="float">
            <text:p>14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6]))" office:value-type="date" office:date-value="2019-10-21T20:13:14.362119" calcext:value-type="date">
            <text:p>2019-10-21 20:13:14</text:p>
          </table:table-cell>
          <table:table-cell table:style-name="ce7" table:formula="of:=[.A886]" office:value-type="date" office:date-value="2019-10-21T20:13:14.362119" calcext:value-type="date">
            <text:p>2019-10-21 20:13:14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20:13:14.36211870052" calcext:value-type="date">
            <text:p>12/30/99 08:13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=0;[.G885]+2+1/[.$H$2];[.G885]+1/[.$H$2])" office:value-type="float" office:value="14.716666666667" calcext:value-type="float">
            <text:p>14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7]))" office:value-type="date" office:date-value="2019-10-21T20:41:18.73002" calcext:value-type="date">
            <text:p>2019-10-21 20:41:19</text:p>
          </table:table-cell>
          <table:table-cell table:style-name="ce7" table:formula="of:=[.A887]" office:value-type="date" office:date-value="2019-10-21T20:41:18.73002" calcext:value-type="date">
            <text:p>2019-10-21 20:41:19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20:41:18.73002004344" calcext:value-type="date">
            <text:p>12/30/99 08:41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=0;[.G886]+2+1/[.$H$2];[.G886]+1/[.$H$2])" office:value-type="float" office:value="14.7333333333336" calcext:value-type="float">
            <text:p>14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8]))" office:value-type="date" office:date-value="2019-10-21T20:44:15.347222" calcext:value-type="date">
            <text:p>2019-10-21 20:44:15</text:p>
          </table:table-cell>
          <table:table-cell table:style-name="ce7" table:formula="of:=[.A888]" office:value-type="date" office:date-value="2019-10-21T20:44:15.347222" calcext:value-type="date">
            <text:p>2019-10-21 20:44:15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20:44:15.3472217638" calcext:value-type="date">
            <text:p>12/30/99 08:44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=0;[.G887]+2+1/[.$H$2];[.G887]+1/[.$H$2])" office:value-type="float" office:value="14.7500000000003" calcext:value-type="float">
            <text:p>14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9]))" office:value-type="date" office:date-value="2019-10-21T20:33:51.061494" calcext:value-type="date">
            <text:p>2019-10-21 20:33:51</text:p>
          </table:table-cell>
          <table:table-cell table:style-name="ce7" table:formula="of:=[.A889]" office:value-type="date" office:date-value="2019-10-21T20:33:51.061494" calcext:value-type="date">
            <text:p>2019-10-21 20:33:51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20:33:51.06149418745" calcext:value-type="date">
            <text:p>12/30/99 08:33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=0;[.G888]+2+1/[.$H$2];[.G888]+1/[.$H$2])" office:value-type="float" office:value="14.766666666667" calcext:value-type="float">
            <text:p>14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0]))" office:value-type="date" office:date-value="2019-10-21T20:38:24.693307" calcext:value-type="date">
            <text:p>2019-10-21 20:38:25</text:p>
          </table:table-cell>
          <table:table-cell table:style-name="ce7" table:formula="of:=[.A890]" office:value-type="date" office:date-value="2019-10-21T20:38:24.693307" calcext:value-type="date">
            <text:p>2019-10-21 20:38:25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20:38:24.69330749474" calcext:value-type="date">
            <text:p>12/30/99 08:38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=0;[.G889]+2+1/[.$H$2];[.G889]+1/[.$H$2])" office:value-type="float" office:value="14.7833333333336" calcext:value-type="float">
            <text:p>14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1]))" office:value-type="date" office:date-value="2019-10-21T20:43:16.144568" calcext:value-type="date">
            <text:p>2019-10-21 20:43:16</text:p>
          </table:table-cell>
          <table:table-cell table:style-name="ce7" table:formula="of:=[.A891]" office:value-type="date" office:date-value="2019-10-21T20:43:16.144568" calcext:value-type="date">
            <text:p>2019-10-21 20:43:16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20:43:16.14456812851" calcext:value-type="date">
            <text:p>12/30/99 08:43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=0;[.G890]+2+1/[.$H$2];[.G890]+1/[.$H$2])" office:value-type="float" office:value="14.8000000000003" calcext:value-type="float">
            <text:p>14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2]))" office:value-type="date" office:date-value="2019-10-21T20:35:53.986748" calcext:value-type="date">
            <text:p>2019-10-21 20:35:54</text:p>
          </table:table-cell>
          <table:table-cell table:style-name="ce7" table:formula="of:=[.A892]" office:value-type="date" office:date-value="2019-10-21T20:35:53.986748" calcext:value-type="date">
            <text:p>2019-10-21 20:35:54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20:35:53.98674777243" calcext:value-type="date">
            <text:p>12/30/99 08:35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=0;[.G891]+2+1/[.$H$2];[.G891]+1/[.$H$2])" office:value-type="float" office:value="14.816666666667" calcext:value-type="float">
            <text:p>14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3]))" office:value-type="date" office:date-value="2019-10-21T21:09:36.184259" calcext:value-type="date">
            <text:p>2019-10-21 21:09:36</text:p>
          </table:table-cell>
          <table:table-cell table:style-name="ce7" table:formula="of:=[.A893]" office:value-type="date" office:date-value="2019-10-21T21:09:36.184259" calcext:value-type="date">
            <text:p>2019-10-21 21:09:36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21:09:36.18425907567" calcext:value-type="date">
            <text:p>12/30/99 09:09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=0;[.G892]+2+1/[.$H$2];[.G892]+1/[.$H$2])" office:value-type="float" office:value="14.8333333333336" calcext:value-type="float">
            <text:p>14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4]))" office:value-type="date" office:date-value="2019-10-21T20:30:09.501174" calcext:value-type="date">
            <text:p>2019-10-21 20:30:10</text:p>
          </table:table-cell>
          <table:table-cell table:style-name="ce7" table:formula="of:=[.A894]" office:value-type="date" office:date-value="2019-10-21T20:30:09.501174" calcext:value-type="date">
            <text:p>2019-10-21 20:30:10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20:30:09.50117411558" calcext:value-type="date">
            <text:p>12/30/99 08:30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=0;[.G893]+2+1/[.$H$2];[.G893]+1/[.$H$2])" office:value-type="float" office:value="14.8500000000003" calcext:value-type="float">
            <text:p>14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5]))" office:value-type="date" office:date-value="2019-10-21T20:27:01.343387" calcext:value-type="date">
            <text:p>2019-10-21 20:27:01</text:p>
          </table:table-cell>
          <table:table-cell table:style-name="ce7" table:formula="of:=[.A895]" office:value-type="date" office:date-value="2019-10-21T20:27:01.343387" calcext:value-type="date">
            <text:p>2019-10-21 20:27:01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20:27:01.34338673204" calcext:value-type="date">
            <text:p>12/30/99 08:27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=0;[.G894]+2+1/[.$H$2];[.G894]+1/[.$H$2])" office:value-type="float" office:value="14.866666666667" calcext:value-type="float">
            <text:p>14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6]))" office:value-type="date" office:date-value="2019-10-21T21:03:33.665426" calcext:value-type="date">
            <text:p>2019-10-21 21:03:34</text:p>
          </table:table-cell>
          <table:table-cell table:style-name="ce7" table:formula="of:=[.A896]" office:value-type="date" office:date-value="2019-10-21T21:03:33.665426" calcext:value-type="date">
            <text:p>2019-10-21 21:03:34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21:03:33.66542601027" calcext:value-type="date">
            <text:p>12/30/99 09:03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=0;[.G895]+2+1/[.$H$2];[.G895]+1/[.$H$2])" office:value-type="float" office:value="14.8833333333337" calcext:value-type="float">
            <text:p>14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7]))" office:value-type="date" office:date-value="2019-10-21T21:13:42.36702" calcext:value-type="date">
            <text:p>2019-10-21 21:13:42</text:p>
          </table:table-cell>
          <table:table-cell table:style-name="ce7" table:formula="of:=[.A897]" office:value-type="date" office:date-value="2019-10-21T21:13:42.36702" calcext:value-type="date">
            <text:p>2019-10-21 21:13:42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21:13:42.36702027731" calcext:value-type="date">
            <text:p>12/30/99 09:13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=0;[.G896]+2+1/[.$H$2];[.G896]+1/[.$H$2])" office:value-type="float" office:value="14.9000000000003" calcext:value-type="float">
            <text:p>14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8]))" office:value-type="date" office:date-value="2019-10-21T20:37:36.466928" calcext:value-type="date">
            <text:p>2019-10-21 20:37:36</text:p>
          </table:table-cell>
          <table:table-cell table:style-name="ce7" table:formula="of:=[.A898]" office:value-type="date" office:date-value="2019-10-21T20:37:36.466928" calcext:value-type="date">
            <text:p>2019-10-21 20:37:36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20:37:36.46692831069" calcext:value-type="date">
            <text:p>12/30/99 08:37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=0;[.G897]+2+1/[.$H$2];[.G897]+1/[.$H$2])" office:value-type="float" office:value="14.916666666667" calcext:value-type="float">
            <text:p>14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9]))" office:value-type="date" office:date-value="2019-10-21T20:19:02.519915" calcext:value-type="date">
            <text:p>2019-10-21 20:19:03</text:p>
          </table:table-cell>
          <table:table-cell table:style-name="ce7" table:formula="of:=[.A899]" office:value-type="date" office:date-value="2019-10-21T20:19:02.519915" calcext:value-type="date">
            <text:p>2019-10-21 20:19:03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20:19:02.5199145684" calcext:value-type="date">
            <text:p>12/30/99 08:19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=0;[.G898]+2+1/[.$H$2];[.G898]+1/[.$H$2])" office:value-type="float" office:value="14.9333333333337" calcext:value-type="float">
            <text:p>14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0]))" office:value-type="date" office:date-value="2019-10-21T20:59:26.286774" calcext:value-type="date">
            <text:p>2019-10-21 20:59:26</text:p>
          </table:table-cell>
          <table:table-cell table:style-name="ce7" table:formula="of:=[.A900]" office:value-type="date" office:date-value="2019-10-21T20:59:26.286774" calcext:value-type="date">
            <text:p>2019-10-21 20:59:26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20:59:26.28677446861" calcext:value-type="date">
            <text:p>12/30/99 08:59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=0;[.G899]+2+1/[.$H$2];[.G899]+1/[.$H$2])" office:value-type="float" office:value="14.9500000000003" calcext:value-type="float">
            <text:p>14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1]))" office:value-type="date" office:date-value="2019-10-21T20:37:31.903809" calcext:value-type="date">
            <text:p>2019-10-21 20:37:32</text:p>
          </table:table-cell>
          <table:table-cell table:style-name="ce7" table:formula="of:=[.A901]" office:value-type="date" office:date-value="2019-10-21T20:37:31.903809" calcext:value-type="date">
            <text:p>2019-10-21 20:37:32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20:37:31.90380869899" calcext:value-type="date">
            <text:p>12/30/99 08:37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=0;[.G900]+2+1/[.$H$2];[.G900]+1/[.$H$2])" office:value-type="float" office:value="14.966666666667" calcext:value-type="float">
            <text:p>14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2]))" office:value-type="date" office:date-value="2019-10-21T20:50:29.347478" calcext:value-type="date">
            <text:p>2019-10-21 20:50:29</text:p>
          </table:table-cell>
          <table:table-cell table:style-name="ce7" table:formula="of:=[.A902]" office:value-type="date" office:date-value="2019-10-21T20:50:29.347478" calcext:value-type="date">
            <text:p>2019-10-21 20:50:29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20:50:29.34747829568" calcext:value-type="date">
            <text:p>12/30/99 08:50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=0;[.G901]+2+1/[.$H$2];[.G901]+1/[.$H$2])" office:value-type="float" office:value="14.9833333333337" calcext:value-type="float">
            <text:p>14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3]))" office:value-type="date" office:date-value="2019-10-22T20:47:46.600961" calcext:value-type="date">
            <text:p>2019-10-22 20:47:47</text:p>
          </table:table-cell>
          <table:table-cell table:style-name="ce7" table:formula="of:=[.A903]" office:value-type="date" office:date-value="2019-10-22T20:47:46.600961" calcext:value-type="date">
            <text:p>2019-10-22 20:47:47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20:47:46.60096112173" calcext:value-type="date">
            <text:p>12/30/99 08:47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=0;[.G902]+2+1/[.$H$2];[.G902]+1/[.$H$2])" office:value-type="float" office:value="15.0000000000003" calcext:value-type="float">
            <text:p>15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4]))" office:value-type="date" office:date-value="2019-10-22T20:22:35.225877" calcext:value-type="date">
            <text:p>2019-10-22 20:22:35</text:p>
          </table:table-cell>
          <table:table-cell table:style-name="ce7" table:formula="of:=[.A904]" office:value-type="date" office:date-value="2019-10-22T20:22:35.225877" calcext:value-type="date">
            <text:p>2019-10-22 20:22:35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20:22:35.22587711457" calcext:value-type="date">
            <text:p>12/30/99 08:22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=0;[.G903]+2+1/[.$H$2];[.G903]+1/[.$H$2])" office:value-type="float" office:value="15.016666666667" calcext:value-type="float">
            <text:p>15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5]))" office:value-type="date" office:date-value="2019-10-22T20:47:22.779677" calcext:value-type="date">
            <text:p>2019-10-22 20:47:23</text:p>
          </table:table-cell>
          <table:table-cell table:style-name="ce7" table:formula="of:=[.A905]" office:value-type="date" office:date-value="2019-10-22T20:47:22.779677" calcext:value-type="date">
            <text:p>2019-10-22 20:47:23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20:47:22.77967675589" calcext:value-type="date">
            <text:p>12/30/99 08:47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=0;[.G904]+2+1/[.$H$2];[.G904]+1/[.$H$2])" office:value-type="float" office:value="15.0333333333337" calcext:value-type="float">
            <text:p>15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6]))" office:value-type="date" office:date-value="2019-10-22T20:40:34.072576" calcext:value-type="date">
            <text:p>2019-10-22 20:40:34</text:p>
          </table:table-cell>
          <table:table-cell table:style-name="ce7" table:formula="of:=[.A906]" office:value-type="date" office:date-value="2019-10-22T20:40:34.072576" calcext:value-type="date">
            <text:p>2019-10-22 20:40:34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20:40:34.0725758113" calcext:value-type="date">
            <text:p>12/30/99 08:40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=0;[.G905]+2+1/[.$H$2];[.G905]+1/[.$H$2])" office:value-type="float" office:value="15.0500000000003" calcext:value-type="float">
            <text:p>15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7]))" office:value-type="date" office:date-value="2019-10-22T21:12:32.753764" calcext:value-type="date">
            <text:p>2019-10-22 21:12:33</text:p>
          </table:table-cell>
          <table:table-cell table:style-name="ce7" table:formula="of:=[.A907]" office:value-type="date" office:date-value="2019-10-22T21:12:32.753764" calcext:value-type="date">
            <text:p>2019-10-22 21:12:33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21:12:32.75376378559" calcext:value-type="date">
            <text:p>12/30/99 09:12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=0;[.G906]+2+1/[.$H$2];[.G906]+1/[.$H$2])" office:value-type="float" office:value="15.066666666667" calcext:value-type="float">
            <text:p>15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8]))" office:value-type="date" office:date-value="2019-10-22T20:42:30.381147" calcext:value-type="date">
            <text:p>2019-10-22 20:42:30</text:p>
          </table:table-cell>
          <table:table-cell table:style-name="ce7" table:formula="of:=[.A908]" office:value-type="date" office:date-value="2019-10-22T20:42:30.381147" calcext:value-type="date">
            <text:p>2019-10-22 20:42:30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20:42:30.38114706986" calcext:value-type="date">
            <text:p>12/30/99 08:42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=0;[.G907]+2+1/[.$H$2];[.G907]+1/[.$H$2])" office:value-type="float" office:value="15.0833333333337" calcext:value-type="float">
            <text:p>15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9]))" office:value-type="date" office:date-value="2019-10-22T20:48:26.617877" calcext:value-type="date">
            <text:p>2019-10-22 20:48:27</text:p>
          </table:table-cell>
          <table:table-cell table:style-name="ce7" table:formula="of:=[.A909]" office:value-type="date" office:date-value="2019-10-22T20:48:26.617877" calcext:value-type="date">
            <text:p>2019-10-22 20:48:27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20:48:26.61787719" calcext:value-type="date">
            <text:p>12/30/99 08:48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=0;[.G908]+2+1/[.$H$2];[.G908]+1/[.$H$2])" office:value-type="float" office:value="15.1000000000003" calcext:value-type="float">
            <text:p>15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0]))" office:value-type="date" office:date-value="2019-10-22T20:36:41.952736" calcext:value-type="date">
            <text:p>2019-10-22 20:36:42</text:p>
          </table:table-cell>
          <table:table-cell table:style-name="ce7" table:formula="of:=[.A910]" office:value-type="date" office:date-value="2019-10-22T20:36:41.952736" calcext:value-type="date">
            <text:p>2019-10-22 20:36:42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20:36:41.95273559075" calcext:value-type="date">
            <text:p>12/30/99 08:36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=0;[.G909]+2+1/[.$H$2];[.G909]+1/[.$H$2])" office:value-type="float" office:value="15.116666666667" calcext:value-type="float">
            <text:p>15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1]))" office:value-type="date" office:date-value="2019-10-22T21:23:33.012608" calcext:value-type="date">
            <text:p>2019-10-22 21:23:33</text:p>
          </table:table-cell>
          <table:table-cell table:style-name="ce7" table:formula="of:=[.A911]" office:value-type="date" office:date-value="2019-10-22T21:23:33.012608" calcext:value-type="date">
            <text:p>2019-10-22 21:23:33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21:23:33.01260832697" calcext:value-type="date">
            <text:p>12/30/99 09:23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=0;[.G910]+2+1/[.$H$2];[.G910]+1/[.$H$2])" office:value-type="float" office:value="15.1333333333337" calcext:value-type="float">
            <text:p>15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2]))" office:value-type="date" office:date-value="2019-10-22T20:46:59.738128" calcext:value-type="date">
            <text:p>2019-10-22 20:47:00</text:p>
          </table:table-cell>
          <table:table-cell table:style-name="ce7" table:formula="of:=[.A912]" office:value-type="date" office:date-value="2019-10-22T20:46:59.738128" calcext:value-type="date">
            <text:p>2019-10-22 20:47:00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20:46:59.73812752403" calcext:value-type="date">
            <text:p>12/30/99 08:47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=0;[.G911]+2+1/[.$H$2];[.G911]+1/[.$H$2])" office:value-type="float" office:value="15.1500000000003" calcext:value-type="float">
            <text:p>15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3]))" office:value-type="date" office:date-value="2019-10-22T20:26:41.564552" calcext:value-type="date">
            <text:p>2019-10-22 20:26:42</text:p>
          </table:table-cell>
          <table:table-cell table:style-name="ce7" table:formula="of:=[.A913]" office:value-type="date" office:date-value="2019-10-22T20:26:41.564552" calcext:value-type="date">
            <text:p>2019-10-22 20:26:42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20:26:41.56455240212" calcext:value-type="date">
            <text:p>12/30/99 08:26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=0;[.G912]+2+1/[.$H$2];[.G912]+1/[.$H$2])" office:value-type="float" office:value="15.166666666667" calcext:value-type="float">
            <text:p>15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4]))" office:value-type="date" office:date-value="2019-10-22T20:56:19.97845" calcext:value-type="date">
            <text:p>2019-10-22 20:56:20</text:p>
          </table:table-cell>
          <table:table-cell table:style-name="ce7" table:formula="of:=[.A914]" office:value-type="date" office:date-value="2019-10-22T20:56:19.97845" calcext:value-type="date">
            <text:p>2019-10-22 20:56:20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20:56:19.97844961938" calcext:value-type="date">
            <text:p>12/30/99 08:56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=0;[.G913]+2+1/[.$H$2];[.G913]+1/[.$H$2])" office:value-type="float" office:value="15.1833333333337" calcext:value-type="float">
            <text:p>15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5]))" office:value-type="date" office:date-value="2019-10-22T20:32:53.031635" calcext:value-type="date">
            <text:p>2019-10-22 20:32:53</text:p>
          </table:table-cell>
          <table:table-cell table:style-name="ce7" table:formula="of:=[.A915]" office:value-type="date" office:date-value="2019-10-22T20:32:53.031635" calcext:value-type="date">
            <text:p>2019-10-22 20:32:53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20:32:53.03163518663" calcext:value-type="date">
            <text:p>12/30/99 08:32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=0;[.G914]+2+1/[.$H$2];[.G914]+1/[.$H$2])" office:value-type="float" office:value="15.2000000000003" calcext:value-type="float">
            <text:p>15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6]))" office:value-type="date" office:date-value="2019-10-22T20:46:54.621157" calcext:value-type="date">
            <text:p>2019-10-22 20:46:55</text:p>
          </table:table-cell>
          <table:table-cell table:style-name="ce7" table:formula="of:=[.A916]" office:value-type="date" office:date-value="2019-10-22T20:46:54.621157" calcext:value-type="date">
            <text:p>2019-10-22 20:46:55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20:46:54.62115668692" calcext:value-type="date">
            <text:p>12/30/99 08:46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=0;[.G915]+2+1/[.$H$2];[.G915]+1/[.$H$2])" office:value-type="float" office:value="15.216666666667" calcext:value-type="float">
            <text:p>15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7]))" office:value-type="date" office:date-value="2019-10-22T20:19:14.586925" calcext:value-type="date">
            <text:p>2019-10-22 20:19:15</text:p>
          </table:table-cell>
          <table:table-cell table:style-name="ce7" table:formula="of:=[.A917]" office:value-type="date" office:date-value="2019-10-22T20:19:14.586925" calcext:value-type="date">
            <text:p>2019-10-22 20:19:15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20:19:14.58692503162" calcext:value-type="date">
            <text:p>12/30/99 08:19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=0;[.G916]+2+1/[.$H$2];[.G916]+1/[.$H$2])" office:value-type="float" office:value="15.2333333333337" calcext:value-type="float">
            <text:p>15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8]))" office:value-type="date" office:date-value="2019-10-22T21:09:15.781531" calcext:value-type="date">
            <text:p>2019-10-22 21:09:16</text:p>
          </table:table-cell>
          <table:table-cell table:style-name="ce7" table:formula="of:=[.A918]" office:value-type="date" office:date-value="2019-10-22T21:09:15.781531" calcext:value-type="date">
            <text:p>2019-10-22 21:09:16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21:09:15.78153140377" calcext:value-type="date">
            <text:p>12/30/99 09:09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=0;[.G917]+2+1/[.$H$2];[.G917]+1/[.$H$2])" office:value-type="float" office:value="15.2500000000003" calcext:value-type="float">
            <text:p>15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9]))" office:value-type="date" office:date-value="2019-10-22T20:33:31.732356" calcext:value-type="date">
            <text:p>2019-10-22 20:33:32</text:p>
          </table:table-cell>
          <table:table-cell table:style-name="ce7" table:formula="of:=[.A919]" office:value-type="date" office:date-value="2019-10-22T20:33:31.732356" calcext:value-type="date">
            <text:p>2019-10-22 20:33:32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20:33:31.73235629685" calcext:value-type="date">
            <text:p>12/30/99 08:33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=0;[.G918]+2+1/[.$H$2];[.G918]+1/[.$H$2])" office:value-type="float" office:value="15.266666666667" calcext:value-type="float">
            <text:p>15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0]))" office:value-type="date" office:date-value="2019-10-22T20:49:44.859822" calcext:value-type="date">
            <text:p>2019-10-22 20:49:45</text:p>
          </table:table-cell>
          <table:table-cell table:style-name="ce7" table:formula="of:=[.A920]" office:value-type="date" office:date-value="2019-10-22T20:49:44.859822" calcext:value-type="date">
            <text:p>2019-10-22 20:49:45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20:49:44.85982166603" calcext:value-type="date">
            <text:p>12/30/99 08:49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=0;[.G919]+2+1/[.$H$2];[.G919]+1/[.$H$2])" office:value-type="float" office:value="15.2833333333337" calcext:value-type="float">
            <text:p>15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1]))" office:value-type="date" office:date-value="2019-10-22T20:50:20.827929" calcext:value-type="date">
            <text:p>2019-10-22 20:50:21</text:p>
          </table:table-cell>
          <table:table-cell table:style-name="ce7" table:formula="of:=[.A921]" office:value-type="date" office:date-value="2019-10-22T20:50:20.827929" calcext:value-type="date">
            <text:p>2019-10-22 20:50:21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20:50:20.82792897709" calcext:value-type="date">
            <text:p>12/30/99 08:50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=0;[.G920]+2+1/[.$H$2];[.G920]+1/[.$H$2])" office:value-type="float" office:value="15.3000000000003" calcext:value-type="float">
            <text:p>15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2]))" office:value-type="date" office:date-value="2019-10-22T20:49:40.220424" calcext:value-type="date">
            <text:p>2019-10-22 20:49:40</text:p>
          </table:table-cell>
          <table:table-cell table:style-name="ce7" table:formula="of:=[.A922]" office:value-type="date" office:date-value="2019-10-22T20:49:40.220424" calcext:value-type="date">
            <text:p>2019-10-22 20:49:40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20:49:40.2204238018" calcext:value-type="date">
            <text:p>12/30/99 08:49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=0;[.G921]+2+1/[.$H$2];[.G921]+1/[.$H$2])" office:value-type="float" office:value="15.316666666667" calcext:value-type="float">
            <text:p>15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3]))" office:value-type="date" office:date-value="2019-10-22T21:31:59.557234" calcext:value-type="date">
            <text:p>2019-10-22 21:32:00</text:p>
          </table:table-cell>
          <table:table-cell table:style-name="ce7" table:formula="of:=[.A923]" office:value-type="date" office:date-value="2019-10-22T21:31:59.557234" calcext:value-type="date">
            <text:p>2019-10-22 21:32:00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21:31:59.55723431893" calcext:value-type="date">
            <text:p>12/30/99 09:32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=0;[.G922]+2+1/[.$H$2];[.G922]+1/[.$H$2])" office:value-type="float" office:value="15.3333333333337" calcext:value-type="float">
            <text:p>15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4]))" office:value-type="date" office:date-value="2019-10-22T21:10:40.419319" calcext:value-type="date">
            <text:p>2019-10-22 21:10:40</text:p>
          </table:table-cell>
          <table:table-cell table:style-name="ce7" table:formula="of:=[.A924]" office:value-type="date" office:date-value="2019-10-22T21:10:40.419319" calcext:value-type="date">
            <text:p>2019-10-22 21:10:40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21:10:40.41931915563" calcext:value-type="date">
            <text:p>12/30/99 09:10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=0;[.G923]+2+1/[.$H$2];[.G923]+1/[.$H$2])" office:value-type="float" office:value="15.3500000000003" calcext:value-type="float">
            <text:p>15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5]))" office:value-type="date" office:date-value="2019-10-22T20:29:54.828015" calcext:value-type="date">
            <text:p>2019-10-22 20:29:55</text:p>
          </table:table-cell>
          <table:table-cell table:style-name="ce7" table:formula="of:=[.A925]" office:value-type="date" office:date-value="2019-10-22T20:29:54.828015" calcext:value-type="date">
            <text:p>2019-10-22 20:29:55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20:29:54.82801517006" calcext:value-type="date">
            <text:p>12/30/99 08:29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=0;[.G924]+2+1/[.$H$2];[.G924]+1/[.$H$2])" office:value-type="float" office:value="15.366666666667" calcext:value-type="float">
            <text:p>15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6]))" office:value-type="date" office:date-value="2019-10-22T20:46:13.279106" calcext:value-type="date">
            <text:p>2019-10-22 20:46:13</text:p>
          </table:table-cell>
          <table:table-cell table:style-name="ce7" table:formula="of:=[.A926]" office:value-type="date" office:date-value="2019-10-22T20:46:13.279106" calcext:value-type="date">
            <text:p>2019-10-22 20:46:13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20:46:13.27910573222" calcext:value-type="date">
            <text:p>12/30/99 08:46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=0;[.G925]+2+1/[.$H$2];[.G925]+1/[.$H$2])" office:value-type="float" office:value="15.3833333333337" calcext:value-type="float">
            <text:p>15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7]))" office:value-type="date" office:date-value="2019-10-22T21:07:58.993426" calcext:value-type="date">
            <text:p>2019-10-22 21:07:59</text:p>
          </table:table-cell>
          <table:table-cell table:style-name="ce7" table:formula="of:=[.A927]" office:value-type="date" office:date-value="2019-10-22T21:07:58.993426" calcext:value-type="date">
            <text:p>2019-10-22 21:07:59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21:07:58.99342635646" calcext:value-type="date">
            <text:p>12/30/99 09:07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=0;[.G926]+2+1/[.$H$2];[.G926]+1/[.$H$2])" office:value-type="float" office:value="15.4000000000003" calcext:value-type="float">
            <text:p>15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8]))" office:value-type="date" office:date-value="2019-10-22T21:09:53.440382" calcext:value-type="date">
            <text:p>2019-10-22 21:09:53</text:p>
          </table:table-cell>
          <table:table-cell table:style-name="ce7" table:formula="of:=[.A928]" office:value-type="date" office:date-value="2019-10-22T21:09:53.440382" calcext:value-type="date">
            <text:p>2019-10-22 21:09:53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21:09:53.44038153067" calcext:value-type="date">
            <text:p>12/30/99 09:09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=0;[.G927]+2+1/[.$H$2];[.G927]+1/[.$H$2])" office:value-type="float" office:value="15.416666666667" calcext:value-type="float">
            <text:p>15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9]))" office:value-type="date" office:date-value="2019-10-22T21:04:03.205839" calcext:value-type="date">
            <text:p>2019-10-22 21:04:03</text:p>
          </table:table-cell>
          <table:table-cell table:style-name="ce7" table:formula="of:=[.A929]" office:value-type="date" office:date-value="2019-10-22T21:04:03.205839" calcext:value-type="date">
            <text:p>2019-10-22 21:04:03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21:04:03.20583923254" calcext:value-type="date">
            <text:p>12/30/99 09:04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=0;[.G928]+2+1/[.$H$2];[.G928]+1/[.$H$2])" office:value-type="float" office:value="15.4333333333337" calcext:value-type="float">
            <text:p>15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0]))" office:value-type="date" office:date-value="2019-10-22T21:05:09.460999" calcext:value-type="date">
            <text:p>2019-10-22 21:05:09</text:p>
          </table:table-cell>
          <table:table-cell table:style-name="ce7" table:formula="of:=[.A930]" office:value-type="date" office:date-value="2019-10-22T21:05:09.460999" calcext:value-type="date">
            <text:p>2019-10-22 21:05:09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21:05:09.46099874564" calcext:value-type="date">
            <text:p>12/30/99 09:05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=0;[.G929]+2+1/[.$H$2];[.G929]+1/[.$H$2])" office:value-type="float" office:value="15.4500000000003" calcext:value-type="float">
            <text:p>15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1]))" office:value-type="date" office:date-value="2019-10-22T20:49:42.333478" calcext:value-type="date">
            <text:p>2019-10-22 20:49:42</text:p>
          </table:table-cell>
          <table:table-cell table:style-name="ce7" table:formula="of:=[.A931]" office:value-type="date" office:date-value="2019-10-22T20:49:42.333478" calcext:value-type="date">
            <text:p>2019-10-22 20:49:42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20:49:42.33347812202" calcext:value-type="date">
            <text:p>12/30/99 08:49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=0;[.G930]+2+1/[.$H$2];[.G930]+1/[.$H$2])" office:value-type="float" office:value="15.466666666667" calcext:value-type="float">
            <text:p>15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2]))" office:value-type="date" office:date-value="2019-10-22T21:12:37.509965" calcext:value-type="date">
            <text:p>2019-10-22 21:12:38</text:p>
          </table:table-cell>
          <table:table-cell table:style-name="ce7" table:formula="of:=[.A932]" office:value-type="date" office:date-value="2019-10-22T21:12:37.509965" calcext:value-type="date">
            <text:p>2019-10-22 21:12:38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21:12:37.50996535644" calcext:value-type="date">
            <text:p>12/30/99 09:12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=0;[.G931]+2+1/[.$H$2];[.G931]+1/[.$H$2])" office:value-type="float" office:value="15.4833333333337" calcext:value-type="float">
            <text:p>15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3]))" office:value-type="date" office:date-value="2019-10-22T20:38:22.454046" calcext:value-type="date">
            <text:p>2019-10-22 20:38:22</text:p>
          </table:table-cell>
          <table:table-cell table:style-name="ce7" table:formula="of:=[.A933]" office:value-type="date" office:date-value="2019-10-22T20:38:22.454046" calcext:value-type="date">
            <text:p>2019-10-22 20:38:22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20:38:22.45404622983" calcext:value-type="date">
            <text:p>12/30/99 08:38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=0;[.G932]+2+1/[.$H$2];[.G932]+1/[.$H$2])" office:value-type="float" office:value="15.5000000000003" calcext:value-type="float">
            <text:p>15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4]))" office:value-type="date" office:date-value="2019-10-22T20:38:05.522377" calcext:value-type="date">
            <text:p>2019-10-22 20:38:06</text:p>
          </table:table-cell>
          <table:table-cell table:style-name="ce7" table:formula="of:=[.A934]" office:value-type="date" office:date-value="2019-10-22T20:38:05.522377" calcext:value-type="date">
            <text:p>2019-10-22 20:38:06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20:38:05.52237697877" calcext:value-type="date">
            <text:p>12/30/99 08:38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=0;[.G933]+2+1/[.$H$2];[.G933]+1/[.$H$2])" office:value-type="float" office:value="15.516666666667" calcext:value-type="float">
            <text:p>15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5]))" office:value-type="date" office:date-value="2019-10-22T20:51:11.99777" calcext:value-type="date">
            <text:p>2019-10-22 20:51:12</text:p>
          </table:table-cell>
          <table:table-cell table:style-name="ce7" table:formula="of:=[.A935]" office:value-type="date" office:date-value="2019-10-22T20:51:11.99777" calcext:value-type="date">
            <text:p>2019-10-22 20:51:12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20:51:11.99776999187" calcext:value-type="date">
            <text:p>12/30/99 08:51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=0;[.G934]+2+1/[.$H$2];[.G934]+1/[.$H$2])" office:value-type="float" office:value="15.5333333333337" calcext:value-type="float">
            <text:p>15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6]))" office:value-type="date" office:date-value="2019-10-22T20:50:02.776072" calcext:value-type="date">
            <text:p>2019-10-22 20:50:03</text:p>
          </table:table-cell>
          <table:table-cell table:style-name="ce7" table:formula="of:=[.A936]" office:value-type="date" office:date-value="2019-10-22T20:50:02.776072" calcext:value-type="date">
            <text:p>2019-10-22 20:50:03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20:50:02.77607243042" calcext:value-type="date">
            <text:p>12/30/99 08:50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=0;[.G935]+2+1/[.$H$2];[.G935]+1/[.$H$2])" office:value-type="float" office:value="15.5500000000004" calcext:value-type="float">
            <text:p>15,5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7]))" office:value-type="date" office:date-value="2019-10-22T21:09:44.468249" calcext:value-type="date">
            <text:p>2019-10-22 21:09:44</text:p>
          </table:table-cell>
          <table:table-cell table:style-name="ce7" table:formula="of:=[.A937]" office:value-type="date" office:date-value="2019-10-22T21:09:44.468249" calcext:value-type="date">
            <text:p>2019-10-22 21:09:44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21:09:44.46824904531" calcext:value-type="date">
            <text:p>12/30/99 09:09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=0;[.G936]+2+1/[.$H$2];[.G936]+1/[.$H$2])" office:value-type="float" office:value="15.566666666667" calcext:value-type="float">
            <text:p>15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8]))" office:value-type="date" office:date-value="2019-10-22T20:28:46.050878" calcext:value-type="date">
            <text:p>2019-10-22 20:28:46</text:p>
          </table:table-cell>
          <table:table-cell table:style-name="ce7" table:formula="of:=[.A938]" office:value-type="date" office:date-value="2019-10-22T20:28:46.050878" calcext:value-type="date">
            <text:p>2019-10-22 20:28:46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20:28:46.05087803677" calcext:value-type="date">
            <text:p>12/30/99 08:28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=0;[.G937]+2+1/[.$H$2];[.G937]+1/[.$H$2])" office:value-type="float" office:value="15.5833333333337" calcext:value-type="float">
            <text:p>15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9]))" office:value-type="date" office:date-value="2019-10-22T20:35:23.521697" calcext:value-type="date">
            <text:p>2019-10-22 20:35:24</text:p>
          </table:table-cell>
          <table:table-cell table:style-name="ce7" table:formula="of:=[.A939]" office:value-type="date" office:date-value="2019-10-22T20:35:23.521697" calcext:value-type="date">
            <text:p>2019-10-22 20:35:24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20:35:23.5216972651" calcext:value-type="date">
            <text:p>12/30/99 08:35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=0;[.G938]+2+1/[.$H$2];[.G938]+1/[.$H$2])" office:value-type="float" office:value="15.6000000000004" calcext:value-type="float">
            <text:p>15,6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0]))" office:value-type="date" office:date-value="2019-10-22T20:58:18.78272" calcext:value-type="date">
            <text:p>2019-10-22 20:58:19</text:p>
          </table:table-cell>
          <table:table-cell table:style-name="ce7" table:formula="of:=[.A940]" office:value-type="date" office:date-value="2019-10-22T20:58:18.78272" calcext:value-type="date">
            <text:p>2019-10-22 20:58:19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20:58:18.78271997441" calcext:value-type="date">
            <text:p>12/30/99 08:58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=0;[.G939]+2+1/[.$H$2];[.G939]+1/[.$H$2])" office:value-type="float" office:value="15.616666666667" calcext:value-type="float">
            <text:p>15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1]))" office:value-type="date" office:date-value="2019-10-22T20:49:51.192611" calcext:value-type="date">
            <text:p>2019-10-22 20:49:51</text:p>
          </table:table-cell>
          <table:table-cell table:style-name="ce7" table:formula="of:=[.A941]" office:value-type="date" office:date-value="2019-10-22T20:49:51.192611" calcext:value-type="date">
            <text:p>2019-10-22 20:49:51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20:49:51.19261081796" calcext:value-type="date">
            <text:p>12/30/99 08:49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=0;[.G940]+2+1/[.$H$2];[.G940]+1/[.$H$2])" office:value-type="float" office:value="15.6333333333337" calcext:value-type="float">
            <text:p>15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2]))" office:value-type="date" office:date-value="2019-10-22T20:36:49.093676" calcext:value-type="date">
            <text:p>2019-10-22 20:36:49</text:p>
          </table:table-cell>
          <table:table-cell table:style-name="ce7" table:formula="of:=[.A942]" office:value-type="date" office:date-value="2019-10-22T20:36:49.093676" calcext:value-type="date">
            <text:p>2019-10-22 20:36:49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20:36:49.0936757857" calcext:value-type="date">
            <text:p>12/30/99 08:36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=0;[.G941]+2+1/[.$H$2];[.G941]+1/[.$H$2])" office:value-type="float" office:value="15.6500000000004" calcext:value-type="float">
            <text:p>15,6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3]))" office:value-type="date" office:date-value="2019-10-22T20:44:06.684935" calcext:value-type="date">
            <text:p>2019-10-22 20:44:07</text:p>
          </table:table-cell>
          <table:table-cell table:style-name="ce7" table:formula="of:=[.A943]" office:value-type="date" office:date-value="2019-10-22T20:44:06.684935" calcext:value-type="date">
            <text:p>2019-10-22 20:44:07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20:44:06.68493471108" calcext:value-type="date">
            <text:p>12/30/99 08:44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=0;[.G942]+2+1/[.$H$2];[.G942]+1/[.$H$2])" office:value-type="float" office:value="15.666666666667" calcext:value-type="float">
            <text:p>15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4]))" office:value-type="date" office:date-value="2019-10-22T21:15:52.915814" calcext:value-type="date">
            <text:p>2019-10-22 21:15:53</text:p>
          </table:table-cell>
          <table:table-cell table:style-name="ce7" table:formula="of:=[.A944]" office:value-type="date" office:date-value="2019-10-22T21:15:52.915814" calcext:value-type="date">
            <text:p>2019-10-22 21:15:53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21:15:52.91581365746" calcext:value-type="date">
            <text:p>12/30/99 09:15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=0;[.G943]+2+1/[.$H$2];[.G943]+1/[.$H$2])" office:value-type="float" office:value="15.6833333333337" calcext:value-type="float">
            <text:p>15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5]))" office:value-type="date" office:date-value="2019-10-22T20:45:37.746379" calcext:value-type="date">
            <text:p>2019-10-22 20:45:38</text:p>
          </table:table-cell>
          <table:table-cell table:style-name="ce7" table:formula="of:=[.A945]" office:value-type="date" office:date-value="2019-10-22T20:45:37.746379" calcext:value-type="date">
            <text:p>2019-10-22 20:45:38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20:45:37.74637877941" calcext:value-type="date">
            <text:p>12/30/99 08:45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=0;[.G944]+2+1/[.$H$2];[.G944]+1/[.$H$2])" office:value-type="float" office:value="15.7000000000004" calcext:value-type="float">
            <text:p>15,7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6]))" office:value-type="date" office:date-value="2019-10-22T20:32:40.118881" calcext:value-type="date">
            <text:p>2019-10-22 20:32:40</text:p>
          </table:table-cell>
          <table:table-cell table:style-name="ce7" table:formula="of:=[.A946]" office:value-type="date" office:date-value="2019-10-22T20:32:40.118881" calcext:value-type="date">
            <text:p>2019-10-22 20:32:40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20:32:40.11888147332" calcext:value-type="date">
            <text:p>12/30/99 08:32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=0;[.G945]+2+1/[.$H$2];[.G945]+1/[.$H$2])" office:value-type="float" office:value="15.716666666667" calcext:value-type="float">
            <text:p>15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7]))" office:value-type="date" office:date-value="2019-10-22T20:45:27.967531" calcext:value-type="date">
            <text:p>2019-10-22 20:45:28</text:p>
          </table:table-cell>
          <table:table-cell table:style-name="ce7" table:formula="of:=[.A947]" office:value-type="date" office:date-value="2019-10-22T20:45:27.967531" calcext:value-type="date">
            <text:p>2019-10-22 20:45:28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20:45:27.96753107104" calcext:value-type="date">
            <text:p>12/30/99 08:45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=0;[.G946]+2+1/[.$H$2];[.G946]+1/[.$H$2])" office:value-type="float" office:value="15.7333333333337" calcext:value-type="float">
            <text:p>15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8]))" office:value-type="date" office:date-value="2019-10-22T20:24:36.536196" calcext:value-type="date">
            <text:p>2019-10-22 20:24:37</text:p>
          </table:table-cell>
          <table:table-cell table:style-name="ce7" table:formula="of:=[.A948]" office:value-type="date" office:date-value="2019-10-22T20:24:36.536196" calcext:value-type="date">
            <text:p>2019-10-22 20:24:37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20:24:36.53619591147" calcext:value-type="date">
            <text:p>12/30/99 08:24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=0;[.G947]+2+1/[.$H$2];[.G947]+1/[.$H$2])" office:value-type="float" office:value="15.7500000000004" calcext:value-type="float">
            <text:p>15,7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9]))" office:value-type="date" office:date-value="2019-10-22T20:22:28.148391" calcext:value-type="date">
            <text:p>2019-10-22 20:22:28</text:p>
          </table:table-cell>
          <table:table-cell table:style-name="ce7" table:formula="of:=[.A949]" office:value-type="date" office:date-value="2019-10-22T20:22:28.148391" calcext:value-type="date">
            <text:p>2019-10-22 20:22:28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20:22:28.1483908603" calcext:value-type="date">
            <text:p>12/30/99 08:22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=0;[.G948]+2+1/[.$H$2];[.G948]+1/[.$H$2])" office:value-type="float" office:value="15.766666666667" calcext:value-type="float">
            <text:p>15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0]))" office:value-type="date" office:date-value="2019-10-22T20:57:56.304122" calcext:value-type="date">
            <text:p>2019-10-22 20:57:56</text:p>
          </table:table-cell>
          <table:table-cell table:style-name="ce7" table:formula="of:=[.A950]" office:value-type="date" office:date-value="2019-10-22T20:57:56.304122" calcext:value-type="date">
            <text:p>2019-10-22 20:57:56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20:57:56.30412157159" calcext:value-type="date">
            <text:p>12/30/99 08:57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=0;[.G949]+2+1/[.$H$2];[.G949]+1/[.$H$2])" office:value-type="float" office:value="15.7833333333337" calcext:value-type="float">
            <text:p>15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1]))" office:value-type="date" office:date-value="2019-10-22T20:26:40.901007" calcext:value-type="date">
            <text:p>2019-10-22 20:26:41</text:p>
          </table:table-cell>
          <table:table-cell table:style-name="ce7" table:formula="of:=[.A951]" office:value-type="date" office:date-value="2019-10-22T20:26:40.901007" calcext:value-type="date">
            <text:p>2019-10-22 20:26:41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20:26:40.90100679081" calcext:value-type="date">
            <text:p>12/30/99 08:26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=0;[.G950]+2+1/[.$H$2];[.G950]+1/[.$H$2])" office:value-type="float" office:value="15.8000000000004" calcext:value-type="float">
            <text:p>15,8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2]))" office:value-type="date" office:date-value="2019-10-22T20:40:42.662945" calcext:value-type="date">
            <text:p>2019-10-22 20:40:43</text:p>
          </table:table-cell>
          <table:table-cell table:style-name="ce7" table:formula="of:=[.A952]" office:value-type="date" office:date-value="2019-10-22T20:40:42.662945" calcext:value-type="date">
            <text:p>2019-10-22 20:40:43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20:40:42.66294487752" calcext:value-type="date">
            <text:p>12/30/99 08:40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=0;[.G951]+2+1/[.$H$2];[.G951]+1/[.$H$2])" office:value-type="float" office:value="15.816666666667" calcext:value-type="float">
            <text:p>15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3]))" office:value-type="date" office:date-value="2019-10-22T20:43:00.557579" calcext:value-type="date">
            <text:p>2019-10-22 20:43:01</text:p>
          </table:table-cell>
          <table:table-cell table:style-name="ce7" table:formula="of:=[.A953]" office:value-type="date" office:date-value="2019-10-22T20:43:00.557579" calcext:value-type="date">
            <text:p>2019-10-22 20:43:01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20:43:00.55757889524" calcext:value-type="date">
            <text:p>12/30/99 08:43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=0;[.G952]+2+1/[.$H$2];[.G952]+1/[.$H$2])" office:value-type="float" office:value="15.8333333333337" calcext:value-type="float">
            <text:p>15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4]))" office:value-type="date" office:date-value="2019-10-22T20:39:31.718114" calcext:value-type="date">
            <text:p>2019-10-22 20:39:32</text:p>
          </table:table-cell>
          <table:table-cell table:style-name="ce7" table:formula="of:=[.A954]" office:value-type="date" office:date-value="2019-10-22T20:39:31.718114" calcext:value-type="date">
            <text:p>2019-10-22 20:39:32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20:39:31.71811431181" calcext:value-type="date">
            <text:p>12/30/99 08:39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=0;[.G953]+2+1/[.$H$2];[.G953]+1/[.$H$2])" office:value-type="float" office:value="15.8500000000004" calcext:value-type="float">
            <text:p>15,8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5]))" office:value-type="date" office:date-value="2019-10-22T20:51:16.326133" calcext:value-type="date">
            <text:p>2019-10-22 20:51:16</text:p>
          </table:table-cell>
          <table:table-cell table:style-name="ce7" table:formula="of:=[.A955]" office:value-type="date" office:date-value="2019-10-22T20:51:16.326133" calcext:value-type="date">
            <text:p>2019-10-22 20:51:16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20:51:16.3261330314" calcext:value-type="date">
            <text:p>12/30/99 08:51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=0;[.G954]+2+1/[.$H$2];[.G954]+1/[.$H$2])" office:value-type="float" office:value="15.866666666667" calcext:value-type="float">
            <text:p>15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6]))" office:value-type="date" office:date-value="2019-10-22T20:53:41.015531" calcext:value-type="date">
            <text:p>2019-10-22 20:53:41</text:p>
          </table:table-cell>
          <table:table-cell table:style-name="ce7" table:formula="of:=[.A956]" office:value-type="date" office:date-value="2019-10-22T20:53:41.015531" calcext:value-type="date">
            <text:p>2019-10-22 20:53:41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20:53:41.01553066168" calcext:value-type="date">
            <text:p>12/30/99 08:53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=0;[.G955]+2+1/[.$H$2];[.G955]+1/[.$H$2])" office:value-type="float" office:value="15.8833333333337" calcext:value-type="float">
            <text:p>15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7]))" office:value-type="date" office:date-value="2019-10-22T20:25:46.316172" calcext:value-type="date">
            <text:p>2019-10-22 20:25:46</text:p>
          </table:table-cell>
          <table:table-cell table:style-name="ce7" table:formula="of:=[.A957]" office:value-type="date" office:date-value="2019-10-22T20:25:46.316172" calcext:value-type="date">
            <text:p>2019-10-22 20:25:46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20:25:46.31617160048" calcext:value-type="date">
            <text:p>12/30/99 08:25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=0;[.G956]+2+1/[.$H$2];[.G956]+1/[.$H$2])" office:value-type="float" office:value="15.9000000000004" calcext:value-type="float">
            <text:p>15,9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8]))" office:value-type="date" office:date-value="2019-10-22T20:28:57.224168" calcext:value-type="date">
            <text:p>2019-10-22 20:28:57</text:p>
          </table:table-cell>
          <table:table-cell table:style-name="ce7" table:formula="of:=[.A958]" office:value-type="date" office:date-value="2019-10-22T20:28:57.224168" calcext:value-type="date">
            <text:p>2019-10-22 20:28:57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20:28:57.22416786477" calcext:value-type="date">
            <text:p>12/30/99 08:28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=0;[.G957]+2+1/[.$H$2];[.G957]+1/[.$H$2])" office:value-type="float" office:value="15.916666666667" calcext:value-type="float">
            <text:p>15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9]))" office:value-type="date" office:date-value="2019-10-22T21:17:59.879579" calcext:value-type="date">
            <text:p>2019-10-22 21:18:00</text:p>
          </table:table-cell>
          <table:table-cell table:style-name="ce7" table:formula="of:=[.A959]" office:value-type="date" office:date-value="2019-10-22T21:17:59.879579" calcext:value-type="date">
            <text:p>2019-10-22 21:18:00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21:17:59.87957946025" calcext:value-type="date">
            <text:p>12/30/99 09:18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=0;[.G958]+2+1/[.$H$2];[.G958]+1/[.$H$2])" office:value-type="float" office:value="15.9333333333337" calcext:value-type="float">
            <text:p>15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0]))" office:value-type="date" office:date-value="2019-10-22T20:51:03.238955" calcext:value-type="date">
            <text:p>2019-10-22 20:51:03</text:p>
          </table:table-cell>
          <table:table-cell table:style-name="ce7" table:formula="of:=[.A960]" office:value-type="date" office:date-value="2019-10-22T20:51:03.238955" calcext:value-type="date">
            <text:p>2019-10-22 20:51:03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20:51:03.23895547539" calcext:value-type="date">
            <text:p>12/30/99 08:51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=0;[.G959]+2+1/[.$H$2];[.G959]+1/[.$H$2])" office:value-type="float" office:value="15.9500000000004" calcext:value-type="float">
            <text:p>15,9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1]))" office:value-type="date" office:date-value="2019-10-22T20:48:32.555286" calcext:value-type="date">
            <text:p>2019-10-22 20:48:33</text:p>
          </table:table-cell>
          <table:table-cell table:style-name="ce7" table:formula="of:=[.A961]" office:value-type="date" office:date-value="2019-10-22T20:48:32.555286" calcext:value-type="date">
            <text:p>2019-10-22 20:48:33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20:48:32.55528589245" calcext:value-type="date">
            <text:p>12/30/99 08:48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=0;[.G960]+2+1/[.$H$2];[.G960]+1/[.$H$2])" office:value-type="float" office:value="15.966666666667" calcext:value-type="float">
            <text:p>15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2]))" office:value-type="date" office:date-value="2019-10-22T20:19:51.1135" calcext:value-type="date">
            <text:p>2019-10-22 20:19:51</text:p>
          </table:table-cell>
          <table:table-cell table:style-name="ce7" table:formula="of:=[.A962]" office:value-type="date" office:date-value="2019-10-22T20:19:51.1135" calcext:value-type="date">
            <text:p>2019-10-22 20:19:51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20:19:51.11349969171" calcext:value-type="date">
            <text:p>12/30/99 08:19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=0;[.G961]+2+1/[.$H$2];[.G961]+1/[.$H$2])" office:value-type="float" office:value="15.9833333333337" calcext:value-type="float">
            <text:p>15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3]))" office:value-type="date" office:date-value="2019-10-23T20:43:09.173203" calcext:value-type="date">
            <text:p>2019-10-23 20:43:09</text:p>
          </table:table-cell>
          <table:table-cell table:style-name="ce7" table:formula="of:=[.A963]" office:value-type="date" office:date-value="2019-10-23T20:43:09.173203" calcext:value-type="date">
            <text:p>2019-10-23 20:43:09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20:43:09.17320305482" calcext:value-type="date">
            <text:p>12/30/99 08:43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=0;[.G962]+2+1/[.$H$2];[.G962]+1/[.$H$2])" office:value-type="float" office:value="16.0000000000004" calcext:value-type="float">
            <text:p>16,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4]))" office:value-type="date" office:date-value="2019-10-23T20:45:26.532445" calcext:value-type="date">
            <text:p>2019-10-23 20:45:27</text:p>
          </table:table-cell>
          <table:table-cell table:style-name="ce7" table:formula="of:=[.A964]" office:value-type="date" office:date-value="2019-10-23T20:45:26.532445" calcext:value-type="date">
            <text:p>2019-10-23 20:45:27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20:45:26.53244531248" calcext:value-type="date">
            <text:p>12/30/99 08:45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=0;[.G963]+2+1/[.$H$2];[.G963]+1/[.$H$2])" office:value-type="float" office:value="16.016666666667" calcext:value-type="float">
            <text:p>16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5]))" office:value-type="date" office:date-value="2019-10-23T20:52:06.072609" calcext:value-type="date">
            <text:p>2019-10-23 20:52:06</text:p>
          </table:table-cell>
          <table:table-cell table:style-name="ce7" table:formula="of:=[.A965]" office:value-type="date" office:date-value="2019-10-23T20:52:06.072609" calcext:value-type="date">
            <text:p>2019-10-23 20:52:06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20:52:06.07260933146" calcext:value-type="date">
            <text:p>12/30/99 08:52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=0;[.G964]+2+1/[.$H$2];[.G964]+1/[.$H$2])" office:value-type="float" office:value="16.0333333333337" calcext:value-type="float">
            <text:p>16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6]))" office:value-type="date" office:date-value="2019-10-23T20:21:35.43533" calcext:value-type="date">
            <text:p>2019-10-23 20:21:35</text:p>
          </table:table-cell>
          <table:table-cell table:style-name="ce7" table:formula="of:=[.A966]" office:value-type="date" office:date-value="2019-10-23T20:21:35.43533" calcext:value-type="date">
            <text:p>2019-10-23 20:21:35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20:21:35.43532999232" calcext:value-type="date">
            <text:p>12/30/99 08:21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=0;[.G965]+2+1/[.$H$2];[.G965]+1/[.$H$2])" office:value-type="float" office:value="16.0500000000004" calcext:value-type="float">
            <text:p>16,0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7]))" office:value-type="date" office:date-value="2019-10-23T20:36:01.983797" calcext:value-type="date">
            <text:p>2019-10-23 20:36:02</text:p>
          </table:table-cell>
          <table:table-cell table:style-name="ce7" table:formula="of:=[.A967]" office:value-type="date" office:date-value="2019-10-23T20:36:01.983797" calcext:value-type="date">
            <text:p>2019-10-23 20:36:02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20:36:01.98379690759" calcext:value-type="date">
            <text:p>12/30/99 08:36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=0;[.G966]+2+1/[.$H$2];[.G966]+1/[.$H$2])" office:value-type="float" office:value="16.066666666667" calcext:value-type="float">
            <text:p>16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8]))" office:value-type="date" office:date-value="2019-10-23T20:31:12.602691" calcext:value-type="date">
            <text:p>2019-10-23 20:31:13</text:p>
          </table:table-cell>
          <table:table-cell table:style-name="ce7" table:formula="of:=[.A968]" office:value-type="date" office:date-value="2019-10-23T20:31:12.602691" calcext:value-type="date">
            <text:p>2019-10-23 20:31:13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20:31:12.60269138496" calcext:value-type="date">
            <text:p>12/30/99 08:31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=0;[.G967]+2+1/[.$H$2];[.G967]+1/[.$H$2])" office:value-type="float" office:value="16.0833333333337" calcext:value-type="float">
            <text:p>16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9]))" office:value-type="date" office:date-value="2019-10-23T20:53:56.538574" calcext:value-type="date">
            <text:p>2019-10-23 20:53:57</text:p>
          </table:table-cell>
          <table:table-cell table:style-name="ce7" table:formula="of:=[.A969]" office:value-type="date" office:date-value="2019-10-23T20:53:56.538574" calcext:value-type="date">
            <text:p>2019-10-23 20:53:57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20:53:56.53857435565" calcext:value-type="date">
            <text:p>12/30/99 08:53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=0;[.G968]+2+1/[.$H$2];[.G968]+1/[.$H$2])" office:value-type="float" office:value="16.1000000000004" calcext:value-type="float">
            <text:p>16,1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0]))" office:value-type="date" office:date-value="2019-10-23T21:02:48.182424" calcext:value-type="date">
            <text:p>2019-10-23 21:02:48</text:p>
          </table:table-cell>
          <table:table-cell table:style-name="ce7" table:formula="of:=[.A970]" office:value-type="date" office:date-value="2019-10-23T21:02:48.182424" calcext:value-type="date">
            <text:p>2019-10-23 21:02:48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21:02:48.18242424633" calcext:value-type="date">
            <text:p>12/30/99 09:02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=0;[.G969]+2+1/[.$H$2];[.G969]+1/[.$H$2])" office:value-type="float" office:value="16.116666666667" calcext:value-type="float">
            <text:p>16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1]))" office:value-type="date" office:date-value="2019-10-23T20:21:13.898391" calcext:value-type="date">
            <text:p>2019-10-23 20:21:14</text:p>
          </table:table-cell>
          <table:table-cell table:style-name="ce7" table:formula="of:=[.A971]" office:value-type="date" office:date-value="2019-10-23T20:21:13.898391" calcext:value-type="date">
            <text:p>2019-10-23 20:21:14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20:21:13.89839126263" calcext:value-type="date">
            <text:p>12/30/99 08:21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=0;[.G970]+2+1/[.$H$2];[.G970]+1/[.$H$2])" office:value-type="float" office:value="16.1333333333337" calcext:value-type="float">
            <text:p>16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2]))" office:value-type="date" office:date-value="2019-10-23T20:41:30.753857" calcext:value-type="date">
            <text:p>2019-10-23 20:41:31</text:p>
          </table:table-cell>
          <table:table-cell table:style-name="ce7" table:formula="of:=[.A972]" office:value-type="date" office:date-value="2019-10-23T20:41:30.753857" calcext:value-type="date">
            <text:p>2019-10-23 20:41:31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20:41:30.7538565807" calcext:value-type="date">
            <text:p>12/30/99 08:41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=0;[.G971]+2+1/[.$H$2];[.G971]+1/[.$H$2])" office:value-type="float" office:value="16.1500000000004" calcext:value-type="float">
            <text:p>16,1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3]))" office:value-type="date" office:date-value="2019-10-23T21:01:08.590073" calcext:value-type="date">
            <text:p>2019-10-23 21:01:09</text:p>
          </table:table-cell>
          <table:table-cell table:style-name="ce7" table:formula="of:=[.A973]" office:value-type="date" office:date-value="2019-10-23T21:01:08.590073" calcext:value-type="date">
            <text:p>2019-10-23 21:01:09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21:01:08.59007254243" calcext:value-type="date">
            <text:p>12/30/99 09:01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=0;[.G972]+2+1/[.$H$2];[.G972]+1/[.$H$2])" office:value-type="float" office:value="16.166666666667" calcext:value-type="float">
            <text:p>16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4]))" office:value-type="date" office:date-value="2019-10-23T21:02:18.78735" calcext:value-type="date">
            <text:p>2019-10-23 21:02:19</text:p>
          </table:table-cell>
          <table:table-cell table:style-name="ce7" table:formula="of:=[.A974]" office:value-type="date" office:date-value="2019-10-23T21:02:18.78735" calcext:value-type="date">
            <text:p>2019-10-23 21:02:19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21:02:18.78735008184" calcext:value-type="date">
            <text:p>12/30/99 09:02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=0;[.G973]+2+1/[.$H$2];[.G973]+1/[.$H$2])" office:value-type="float" office:value="16.1833333333337" calcext:value-type="float">
            <text:p>16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5]))" office:value-type="date" office:date-value="2019-10-23T20:44:38.409544" calcext:value-type="date">
            <text:p>2019-10-23 20:44:38</text:p>
          </table:table-cell>
          <table:table-cell table:style-name="ce7" table:formula="of:=[.A975]" office:value-type="date" office:date-value="2019-10-23T20:44:38.409544" calcext:value-type="date">
            <text:p>2019-10-23 20:44:38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20:44:38.40954449493" calcext:value-type="date">
            <text:p>12/30/99 08:44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=0;[.G974]+2+1/[.$H$2];[.G974]+1/[.$H$2])" office:value-type="float" office:value="16.2000000000004" calcext:value-type="float">
            <text:p>16,2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6]))" office:value-type="date" office:date-value="2019-10-23T20:41:26.604462" calcext:value-type="date">
            <text:p>2019-10-23 20:41:27</text:p>
          </table:table-cell>
          <table:table-cell table:style-name="ce7" table:formula="of:=[.A976]" office:value-type="date" office:date-value="2019-10-23T20:41:26.604462" calcext:value-type="date">
            <text:p>2019-10-23 20:41:27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20:41:26.60446247086" calcext:value-type="date">
            <text:p>12/30/99 08:41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=0;[.G975]+2+1/[.$H$2];[.G975]+1/[.$H$2])" office:value-type="float" office:value="16.216666666667" calcext:value-type="float">
            <text:p>16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7]))" office:value-type="date" office:date-value="2019-10-23T20:53:15.028331" calcext:value-type="date">
            <text:p>2019-10-23 20:53:15</text:p>
          </table:table-cell>
          <table:table-cell table:style-name="ce7" table:formula="of:=[.A977]" office:value-type="date" office:date-value="2019-10-23T20:53:15.028331" calcext:value-type="date">
            <text:p>2019-10-23 20:53:15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20:53:15.02833066508" calcext:value-type="date">
            <text:p>12/30/99 08:53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=0;[.G976]+2+1/[.$H$2];[.G976]+1/[.$H$2])" office:value-type="float" office:value="16.2333333333337" calcext:value-type="float">
            <text:p>16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8]))" office:value-type="date" office:date-value="2019-10-23T20:51:42.67906" calcext:value-type="date">
            <text:p>2019-10-23 20:51:43</text:p>
          </table:table-cell>
          <table:table-cell table:style-name="ce7" table:formula="of:=[.A978]" office:value-type="date" office:date-value="2019-10-23T20:51:42.67906" calcext:value-type="date">
            <text:p>2019-10-23 20:51:43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20:51:42.67906039953" calcext:value-type="date">
            <text:p>12/30/99 08:51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=0;[.G977]+2+1/[.$H$2];[.G977]+1/[.$H$2])" office:value-type="float" office:value="16.2500000000004" calcext:value-type="float">
            <text:p>16,2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9]))" office:value-type="date" office:date-value="2019-10-23T20:53:03.34627" calcext:value-type="date">
            <text:p>2019-10-23 20:53:03</text:p>
          </table:table-cell>
          <table:table-cell table:style-name="ce7" table:formula="of:=[.A979]" office:value-type="date" office:date-value="2019-10-23T20:53:03.34627" calcext:value-type="date">
            <text:p>2019-10-23 20:53:03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20:53:03.3462695824" calcext:value-type="date">
            <text:p>12/30/99 08:53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=0;[.G978]+2+1/[.$H$2];[.G978]+1/[.$H$2])" office:value-type="float" office:value="16.266666666667" calcext:value-type="float">
            <text:p>16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0]))" office:value-type="date" office:date-value="2019-10-23T20:52:15.096262" calcext:value-type="date">
            <text:p>2019-10-23 20:52:15</text:p>
          </table:table-cell>
          <table:table-cell table:style-name="ce7" table:formula="of:=[.A980]" office:value-type="date" office:date-value="2019-10-23T20:52:15.096262" calcext:value-type="date">
            <text:p>2019-10-23 20:52:15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20:52:15.09626160376" calcext:value-type="date">
            <text:p>12/30/99 08:52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=0;[.G979]+2+1/[.$H$2];[.G979]+1/[.$H$2])" office:value-type="float" office:value="16.2833333333337" calcext:value-type="float">
            <text:p>16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1]))" office:value-type="date" office:date-value="2019-10-23T21:19:03.504532" calcext:value-type="date">
            <text:p>2019-10-23 21:19:04</text:p>
          </table:table-cell>
          <table:table-cell table:style-name="ce7" table:formula="of:=[.A981]" office:value-type="date" office:date-value="2019-10-23T21:19:03.504532" calcext:value-type="date">
            <text:p>2019-10-23 21:19:04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21:19:03.50453170482" calcext:value-type="date">
            <text:p>12/30/99 09:19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=0;[.G980]+2+1/[.$H$2];[.G980]+1/[.$H$2])" office:value-type="float" office:value="16.3000000000004" calcext:value-type="float">
            <text:p>16,3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2]))" office:value-type="date" office:date-value="2019-10-23T20:48:09.284124" calcext:value-type="date">
            <text:p>2019-10-23 20:48:09</text:p>
          </table:table-cell>
          <table:table-cell table:style-name="ce7" table:formula="of:=[.A982]" office:value-type="date" office:date-value="2019-10-23T20:48:09.284124" calcext:value-type="date">
            <text:p>2019-10-23 20:48:09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20:48:09.2841236433" calcext:value-type="date">
            <text:p>12/30/99 08:48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=0;[.G981]+2+1/[.$H$2];[.G981]+1/[.$H$2])" office:value-type="float" office:value="16.316666666667" calcext:value-type="float">
            <text:p>16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3]))" office:value-type="date" office:date-value="2019-10-23T20:56:42.391557" calcext:value-type="date">
            <text:p>2019-10-23 20:56:42</text:p>
          </table:table-cell>
          <table:table-cell table:style-name="ce7" table:formula="of:=[.A983]" office:value-type="date" office:date-value="2019-10-23T20:56:42.391557" calcext:value-type="date">
            <text:p>2019-10-23 20:56:42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20:56:42.39155727904" calcext:value-type="date">
            <text:p>12/30/99 08:56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=0;[.G982]+2+1/[.$H$2];[.G982]+1/[.$H$2])" office:value-type="float" office:value="16.3333333333337" calcext:value-type="float">
            <text:p>16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4]))" office:value-type="date" office:date-value="2019-10-23T20:51:02.790125" calcext:value-type="date">
            <text:p>2019-10-23 20:51:03</text:p>
          </table:table-cell>
          <table:table-cell table:style-name="ce7" table:formula="of:=[.A984]" office:value-type="date" office:date-value="2019-10-23T20:51:02.790125" calcext:value-type="date">
            <text:p>2019-10-23 20:51:03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20:51:02.79012530576" calcext:value-type="date">
            <text:p>12/30/99 08:51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=0;[.G983]+2+1/[.$H$2];[.G983]+1/[.$H$2])" office:value-type="float" office:value="16.3500000000004" calcext:value-type="float">
            <text:p>16,3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5]))" office:value-type="date" office:date-value="2019-10-23T20:37:00.798018" calcext:value-type="date">
            <text:p>2019-10-23 20:37:01</text:p>
          </table:table-cell>
          <table:table-cell table:style-name="ce7" table:formula="of:=[.A985]" office:value-type="date" office:date-value="2019-10-23T20:37:00.798018" calcext:value-type="date">
            <text:p>2019-10-23 20:37:01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20:37:00.79801848158" calcext:value-type="date">
            <text:p>12/30/99 08:37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=0;[.G984]+2+1/[.$H$2];[.G984]+1/[.$H$2])" office:value-type="float" office:value="16.366666666667" calcext:value-type="float">
            <text:p>16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6]))" office:value-type="date" office:date-value="2019-10-23T20:35:06.529814" calcext:value-type="date">
            <text:p>2019-10-23 20:35:07</text:p>
          </table:table-cell>
          <table:table-cell table:style-name="ce7" table:formula="of:=[.A986]" office:value-type="date" office:date-value="2019-10-23T20:35:06.529814" calcext:value-type="date">
            <text:p>2019-10-23 20:35:07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20:35:06.52981409803" calcext:value-type="date">
            <text:p>12/30/99 08:35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=0;[.G985]+2+1/[.$H$2];[.G985]+1/[.$H$2])" office:value-type="float" office:value="16.3833333333337" calcext:value-type="float">
            <text:p>16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7]))" office:value-type="date" office:date-value="2019-10-23T20:59:24.500474" calcext:value-type="date">
            <text:p>2019-10-23 20:59:25</text:p>
          </table:table-cell>
          <table:table-cell table:style-name="ce7" table:formula="of:=[.A987]" office:value-type="date" office:date-value="2019-10-23T20:59:24.500474" calcext:value-type="date">
            <text:p>2019-10-23 20:59:25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20:59:24.50047355611" calcext:value-type="date">
            <text:p>12/30/99 08:59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=0;[.G986]+2+1/[.$H$2];[.G986]+1/[.$H$2])" office:value-type="float" office:value="16.4000000000004" calcext:value-type="float">
            <text:p>16,4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8]))" office:value-type="date" office:date-value="2019-10-23T20:27:53.528281" calcext:value-type="date">
            <text:p>2019-10-23 20:27:54</text:p>
          </table:table-cell>
          <table:table-cell table:style-name="ce7" table:formula="of:=[.A988]" office:value-type="date" office:date-value="2019-10-23T20:27:53.528281" calcext:value-type="date">
            <text:p>2019-10-23 20:27:54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20:27:53.52828145958" calcext:value-type="date">
            <text:p>12/30/99 08:27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=0;[.G987]+2+1/[.$H$2];[.G987]+1/[.$H$2])" office:value-type="float" office:value="16.416666666667" calcext:value-type="float">
            <text:p>16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9]))" office:value-type="date" office:date-value="2019-10-23T20:49:07.458512" calcext:value-type="date">
            <text:p>2019-10-23 20:49:07</text:p>
          </table:table-cell>
          <table:table-cell table:style-name="ce7" table:formula="of:=[.A989]" office:value-type="date" office:date-value="2019-10-23T20:49:07.458512" calcext:value-type="date">
            <text:p>2019-10-23 20:49:07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20:49:07.45851201005" calcext:value-type="date">
            <text:p>12/30/99 08:49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=0;[.G988]+2+1/[.$H$2];[.G988]+1/[.$H$2])" office:value-type="float" office:value="16.4333333333337" calcext:value-type="float">
            <text:p>16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0]))" office:value-type="date" office:date-value="2019-10-23T21:09:13.821052" calcext:value-type="date">
            <text:p>2019-10-23 21:09:14</text:p>
          </table:table-cell>
          <table:table-cell table:style-name="ce7" table:formula="of:=[.A990]" office:value-type="date" office:date-value="2019-10-23T21:09:13.821052" calcext:value-type="date">
            <text:p>2019-10-23 21:09:14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21:09:13.82105181925" calcext:value-type="date">
            <text:p>12/30/99 09:09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=0;[.G989]+2+1/[.$H$2];[.G989]+1/[.$H$2])" office:value-type="float" office:value="16.4500000000003" calcext:value-type="float">
            <text:p>16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1]))" office:value-type="date" office:date-value="2019-10-23T20:17:21.31509" calcext:value-type="date">
            <text:p>2019-10-23 20:17:21</text:p>
          </table:table-cell>
          <table:table-cell table:style-name="ce7" table:formula="of:=[.A991]" office:value-type="date" office:date-value="2019-10-23T20:17:21.31509" calcext:value-type="date">
            <text:p>2019-10-23 20:17:21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20:17:21.31508984137" calcext:value-type="date">
            <text:p>12/30/99 08:17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=0;[.G990]+2+1/[.$H$2];[.G990]+1/[.$H$2])" office:value-type="float" office:value="16.466666666667" calcext:value-type="float">
            <text:p>16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2]))" office:value-type="date" office:date-value="2019-10-23T21:14:12.599174" calcext:value-type="date">
            <text:p>2019-10-23 21:14:13</text:p>
          </table:table-cell>
          <table:table-cell table:style-name="ce7" table:formula="of:=[.A992]" office:value-type="date" office:date-value="2019-10-23T21:14:12.599174" calcext:value-type="date">
            <text:p>2019-10-23 21:14:13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21:14:12.59917373769" calcext:value-type="date">
            <text:p>12/30/99 09:14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=0;[.G991]+2+1/[.$H$2];[.G991]+1/[.$H$2])" office:value-type="float" office:value="16.4833333333337" calcext:value-type="float">
            <text:p>16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3]))" office:value-type="date" office:date-value="2019-10-23T20:36:24.759774" calcext:value-type="date">
            <text:p>2019-10-23 20:36:25</text:p>
          </table:table-cell>
          <table:table-cell table:style-name="ce7" table:formula="of:=[.A993]" office:value-type="date" office:date-value="2019-10-23T20:36:24.759774" calcext:value-type="date">
            <text:p>2019-10-23 20:36:25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20:36:24.75977350026" calcext:value-type="date">
            <text:p>12/30/99 08:36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=0;[.G992]+2+1/[.$H$2];[.G992]+1/[.$H$2])" office:value-type="float" office:value="16.5000000000003" calcext:value-type="float">
            <text:p>16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4]))" office:value-type="date" office:date-value="2019-10-23T20:19:14.84926" calcext:value-type="date">
            <text:p>2019-10-23 20:19:15</text:p>
          </table:table-cell>
          <table:table-cell table:style-name="ce7" table:formula="of:=[.A994]" office:value-type="date" office:date-value="2019-10-23T20:19:14.84926" calcext:value-type="date">
            <text:p>2019-10-23 20:19:15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20:19:14.8492601607" calcext:value-type="date">
            <text:p>12/30/99 08:19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=0;[.G993]+2+1/[.$H$2];[.G993]+1/[.$H$2])" office:value-type="float" office:value="16.516666666667" calcext:value-type="float">
            <text:p>16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5]))" office:value-type="date" office:date-value="2019-10-23T21:09:42.694904" calcext:value-type="date">
            <text:p>2019-10-23 21:09:43</text:p>
          </table:table-cell>
          <table:table-cell table:style-name="ce7" table:formula="of:=[.A995]" office:value-type="date" office:date-value="2019-10-23T21:09:42.694904" calcext:value-type="date">
            <text:p>2019-10-23 21:09:43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21:09:42.69490445964" calcext:value-type="date">
            <text:p>12/30/99 09:09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=0;[.G994]+2+1/[.$H$2];[.G994]+1/[.$H$2])" office:value-type="float" office:value="16.5333333333337" calcext:value-type="float">
            <text:p>16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6]))" office:value-type="date" office:date-value="2019-10-23T20:51:13.938904" calcext:value-type="date">
            <text:p>2019-10-23 20:51:14</text:p>
          </table:table-cell>
          <table:table-cell table:style-name="ce7" table:formula="of:=[.A996]" office:value-type="date" office:date-value="2019-10-23T20:51:13.938904" calcext:value-type="date">
            <text:p>2019-10-23 20:51:14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20:51:13.93890372477" calcext:value-type="date">
            <text:p>12/30/99 08:51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=0;[.G995]+2+1/[.$H$2];[.G995]+1/[.$H$2])" office:value-type="float" office:value="16.5500000000003" calcext:value-type="float">
            <text:p>16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7]))" office:value-type="date" office:date-value="2019-10-23T20:51:44.737565" calcext:value-type="date">
            <text:p>2019-10-23 20:51:45</text:p>
          </table:table-cell>
          <table:table-cell table:style-name="ce7" table:formula="of:=[.A997]" office:value-type="date" office:date-value="2019-10-23T20:51:44.737565" calcext:value-type="date">
            <text:p>2019-10-23 20:51:45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20:51:44.73756487481" calcext:value-type="date">
            <text:p>12/30/99 08:51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=0;[.G996]+2+1/[.$H$2];[.G996]+1/[.$H$2])" office:value-type="float" office:value="16.566666666667" calcext:value-type="float">
            <text:p>16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8]))" office:value-type="date" office:date-value="2019-10-23T20:49:45.807833" calcext:value-type="date">
            <text:p>2019-10-23 20:49:46</text:p>
          </table:table-cell>
          <table:table-cell table:style-name="ce7" table:formula="of:=[.A998]" office:value-type="date" office:date-value="2019-10-23T20:49:45.807833" calcext:value-type="date">
            <text:p>2019-10-23 20:49:46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20:49:45.80783251673" calcext:value-type="date">
            <text:p>12/30/99 08:49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=0;[.G997]+2+1/[.$H$2];[.G997]+1/[.$H$2])" office:value-type="float" office:value="16.5833333333337" calcext:value-type="float">
            <text:p>16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9]))" office:value-type="date" office:date-value="2019-10-23T20:18:32.553129" calcext:value-type="date">
            <text:p>2019-10-23 20:18:33</text:p>
          </table:table-cell>
          <table:table-cell table:style-name="ce7" table:formula="of:=[.A999]" office:value-type="date" office:date-value="2019-10-23T20:18:32.553129" calcext:value-type="date">
            <text:p>2019-10-23 20:18:33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20:18:32.55312943831" calcext:value-type="date">
            <text:p>12/30/99 08:18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=0;[.G998]+2+1/[.$H$2];[.G998]+1/[.$H$2])" office:value-type="float" office:value="16.6000000000003" calcext:value-type="float">
            <text:p>16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0]))" office:value-type="date" office:date-value="2019-10-23T21:01:07.013287" calcext:value-type="date">
            <text:p>2019-10-23 21:01:07</text:p>
          </table:table-cell>
          <table:table-cell table:style-name="ce7" table:formula="of:=[.A1000]" office:value-type="date" office:date-value="2019-10-23T21:01:07.013287" calcext:value-type="date">
            <text:p>2019-10-23 21:01:07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21:01:07.01328693889" calcext:value-type="date">
            <text:p>12/30/99 09:01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=0;[.G999]+2+1/[.$H$2];[.G999]+1/[.$H$2])" office:value-type="float" office:value="16.616666666667" calcext:value-type="float">
            <text:p>16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1]))" office:value-type="date" office:date-value="2019-10-23T20:32:06.996192" calcext:value-type="date">
            <text:p>2019-10-23 20:32:07</text:p>
          </table:table-cell>
          <table:table-cell table:style-name="ce7" table:formula="of:=[.A1001]" office:value-type="date" office:date-value="2019-10-23T20:32:06.996192" calcext:value-type="date">
            <text:p>2019-10-23 20:32:07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20:32:06.99619161431" calcext:value-type="date">
            <text:p>12/30/99 08:32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=0;[.G1000]+2+1/[.$H$2];[.G1000]+1/[.$H$2])" office:value-type="float" office:value="16.6333333333337" calcext:value-type="float">
            <text:p>16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2]))" office:value-type="date" office:date-value="2019-10-23T20:50:42.31428" calcext:value-type="date">
            <text:p>2019-10-23 20:50:42</text:p>
          </table:table-cell>
          <table:table-cell table:style-name="ce7" table:formula="of:=[.A1002]" office:value-type="date" office:date-value="2019-10-23T20:50:42.31428" calcext:value-type="date">
            <text:p>2019-10-23 20:50:42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20:50:42.31428019702" calcext:value-type="date">
            <text:p>12/30/99 08:50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=0;[.G1001]+2+1/[.$H$2];[.G1001]+1/[.$H$2])" office:value-type="float" office:value="16.6500000000003" calcext:value-type="float">
            <text:p>16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3]))" office:value-type="date" office:date-value="2019-10-23T20:34:38.830932" calcext:value-type="date">
            <text:p>2019-10-23 20:34:39</text:p>
          </table:table-cell>
          <table:table-cell table:style-name="ce7" table:formula="of:=[.A1003]" office:value-type="date" office:date-value="2019-10-23T20:34:38.830932" calcext:value-type="date">
            <text:p>2019-10-23 20:34:39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20:34:38.83093182463" calcext:value-type="date">
            <text:p>12/30/99 08:34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=0;[.G1002]+2+1/[.$H$2];[.G1002]+1/[.$H$2])" office:value-type="float" office:value="16.666666666667" calcext:value-type="float">
            <text:p>16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4]))" office:value-type="date" office:date-value="2019-10-23T21:03:26.574528" calcext:value-type="date">
            <text:p>2019-10-23 21:03:27</text:p>
          </table:table-cell>
          <table:table-cell table:style-name="ce7" table:formula="of:=[.A1004]" office:value-type="date" office:date-value="2019-10-23T21:03:26.574528" calcext:value-type="date">
            <text:p>2019-10-23 21:03:27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21:03:26.57452829182" calcext:value-type="date">
            <text:p>12/30/99 09:03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=0;[.G1003]+2+1/[.$H$2];[.G1003]+1/[.$H$2])" office:value-type="float" office:value="16.6833333333337" calcext:value-type="float">
            <text:p>16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5]))" office:value-type="date" office:date-value="2019-10-23T20:36:01.936952" calcext:value-type="date">
            <text:p>2019-10-23 20:36:02</text:p>
          </table:table-cell>
          <table:table-cell table:style-name="ce7" table:formula="of:=[.A1005]" office:value-type="date" office:date-value="2019-10-23T20:36:01.936952" calcext:value-type="date">
            <text:p>2019-10-23 20:36:02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20:36:01.93695170805" calcext:value-type="date">
            <text:p>12/30/99 08:36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=0;[.G1004]+2+1/[.$H$2];[.G1004]+1/[.$H$2])" office:value-type="float" office:value="16.7000000000003" calcext:value-type="float">
            <text:p>16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6]))" office:value-type="date" office:date-value="2019-10-23T20:48:31.586961" calcext:value-type="date">
            <text:p>2019-10-23 20:48:32</text:p>
          </table:table-cell>
          <table:table-cell table:style-name="ce7" table:formula="of:=[.A1006]" office:value-type="date" office:date-value="2019-10-23T20:48:31.586961" calcext:value-type="date">
            <text:p>2019-10-23 20:48:32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20:48:31.58696108032" calcext:value-type="date">
            <text:p>12/30/99 08:48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=0;[.G1005]+2+1/[.$H$2];[.G1005]+1/[.$H$2])" office:value-type="float" office:value="16.716666666667" calcext:value-type="float">
            <text:p>16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7]))" office:value-type="date" office:date-value="2019-10-23T20:41:20.847515" calcext:value-type="date">
            <text:p>2019-10-23 20:41:21</text:p>
          </table:table-cell>
          <table:table-cell table:style-name="ce7" table:formula="of:=[.A1007]" office:value-type="date" office:date-value="2019-10-23T20:41:20.847515" calcext:value-type="date">
            <text:p>2019-10-23 20:41:21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20:41:20.84751509596" calcext:value-type="date">
            <text:p>12/30/99 08:41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=0;[.G1006]+2+1/[.$H$2];[.G1006]+1/[.$H$2])" office:value-type="float" office:value="16.7333333333337" calcext:value-type="float">
            <text:p>16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8]))" office:value-type="date" office:date-value="2019-10-23T20:46:30.931702" calcext:value-type="date">
            <text:p>2019-10-23 20:46:31</text:p>
          </table:table-cell>
          <table:table-cell table:style-name="ce7" table:formula="of:=[.A1008]" office:value-type="date" office:date-value="2019-10-23T20:46:30.931702" calcext:value-type="date">
            <text:p>2019-10-23 20:46:31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20:46:30.93170247506" calcext:value-type="date">
            <text:p>12/30/99 08:46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=0;[.G1007]+2+1/[.$H$2];[.G1007]+1/[.$H$2])" office:value-type="float" office:value="16.7500000000003" calcext:value-type="float">
            <text:p>16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9]))" office:value-type="date" office:date-value="2019-10-23T20:57:40.429454" calcext:value-type="date">
            <text:p>2019-10-23 20:57:40</text:p>
          </table:table-cell>
          <table:table-cell table:style-name="ce7" table:formula="of:=[.A1009]" office:value-type="date" office:date-value="2019-10-23T20:57:40.429454" calcext:value-type="date">
            <text:p>2019-10-23 20:57:40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20:57:40.42945410591" calcext:value-type="date">
            <text:p>12/30/99 08:57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=0;[.G1008]+2+1/[.$H$2];[.G1008]+1/[.$H$2])" office:value-type="float" office:value="16.766666666667" calcext:value-type="float">
            <text:p>16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0]))" office:value-type="date" office:date-value="2019-10-23T20:53:12.013582" calcext:value-type="date">
            <text:p>2019-10-23 20:53:12</text:p>
          </table:table-cell>
          <table:table-cell table:style-name="ce7" table:formula="of:=[.A1010]" office:value-type="date" office:date-value="2019-10-23T20:53:12.013582" calcext:value-type="date">
            <text:p>2019-10-23 20:53:12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20:53:12.01358200517" calcext:value-type="date">
            <text:p>12/30/99 08:53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=0;[.G1009]+2+1/[.$H$2];[.G1009]+1/[.$H$2])" office:value-type="float" office:value="16.7833333333337" calcext:value-type="float">
            <text:p>16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1]))" office:value-type="date" office:date-value="2019-10-23T20:50:27.014193" calcext:value-type="date">
            <text:p>2019-10-23 20:50:27</text:p>
          </table:table-cell>
          <table:table-cell table:style-name="ce7" table:formula="of:=[.A1011]" office:value-type="date" office:date-value="2019-10-23T20:50:27.014193" calcext:value-type="date">
            <text:p>2019-10-23 20:50:27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20:50:27.01419345103" calcext:value-type="date">
            <text:p>12/30/99 08:50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=0;[.G1010]+2+1/[.$H$2];[.G1010]+1/[.$H$2])" office:value-type="float" office:value="16.8000000000003" calcext:value-type="float">
            <text:p>16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2]))" office:value-type="date" office:date-value="2019-10-23T20:56:52.189936" calcext:value-type="date">
            <text:p>2019-10-23 20:56:52</text:p>
          </table:table-cell>
          <table:table-cell table:style-name="ce7" table:formula="of:=[.A1012]" office:value-type="date" office:date-value="2019-10-23T20:56:52.189936" calcext:value-type="date">
            <text:p>2019-10-23 20:56:52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20:56:52.18993628863" calcext:value-type="date">
            <text:p>12/30/99 08:56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=0;[.G1011]+2+1/[.$H$2];[.G1011]+1/[.$H$2])" office:value-type="float" office:value="16.816666666667" calcext:value-type="float">
            <text:p>16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3]))" office:value-type="date" office:date-value="2019-10-23T20:34:01.903547" calcext:value-type="date">
            <text:p>2019-10-23 20:34:02</text:p>
          </table:table-cell>
          <table:table-cell table:style-name="ce7" table:formula="of:=[.A1013]" office:value-type="date" office:date-value="2019-10-23T20:34:01.903547" calcext:value-type="date">
            <text:p>2019-10-23 20:34:02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20:34:01.90354712773" calcext:value-type="date">
            <text:p>12/30/99 08:34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=0;[.G1012]+2+1/[.$H$2];[.G1012]+1/[.$H$2])" office:value-type="float" office:value="16.8333333333337" calcext:value-type="float">
            <text:p>16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4]))" office:value-type="date" office:date-value="2019-10-23T20:53:10.296456" calcext:value-type="date">
            <text:p>2019-10-23 20:53:10</text:p>
          </table:table-cell>
          <table:table-cell table:style-name="ce7" table:formula="of:=[.A1014]" office:value-type="date" office:date-value="2019-10-23T20:53:10.296456" calcext:value-type="date">
            <text:p>2019-10-23 20:53:10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20:53:10.2964563109" calcext:value-type="date">
            <text:p>12/30/99 08:53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=0;[.G1013]+2+1/[.$H$2];[.G1013]+1/[.$H$2])" office:value-type="float" office:value="16.8500000000003" calcext:value-type="float">
            <text:p>16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5]))" office:value-type="date" office:date-value="2019-10-23T20:35:36.21599" calcext:value-type="date">
            <text:p>2019-10-23 20:35:36</text:p>
          </table:table-cell>
          <table:table-cell table:style-name="ce7" table:formula="of:=[.A1015]" office:value-type="date" office:date-value="2019-10-23T20:35:36.21599" calcext:value-type="date">
            <text:p>2019-10-23 20:35:36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20:35:36.21599008329" calcext:value-type="date">
            <text:p>12/30/99 08:35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=0;[.G1014]+2+1/[.$H$2];[.G1014]+1/[.$H$2])" office:value-type="float" office:value="16.866666666667" calcext:value-type="float">
            <text:p>16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6]))" office:value-type="date" office:date-value="2019-10-23T21:02:09.329389" calcext:value-type="date">
            <text:p>2019-10-23 21:02:09</text:p>
          </table:table-cell>
          <table:table-cell table:style-name="ce7" table:formula="of:=[.A1016]" office:value-type="date" office:date-value="2019-10-23T21:02:09.329389" calcext:value-type="date">
            <text:p>2019-10-23 21:02:09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21:02:09.32938928716" calcext:value-type="date">
            <text:p>12/30/99 09:02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=0;[.G1015]+2+1/[.$H$2];[.G1015]+1/[.$H$2])" office:value-type="float" office:value="16.8833333333337" calcext:value-type="float">
            <text:p>16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7]))" office:value-type="date" office:date-value="2019-10-23T20:48:02.283652" calcext:value-type="date">
            <text:p>2019-10-23 20:48:02</text:p>
          </table:table-cell>
          <table:table-cell table:style-name="ce7" table:formula="of:=[.A1017]" office:value-type="date" office:date-value="2019-10-23T20:48:02.283652" calcext:value-type="date">
            <text:p>2019-10-23 20:48:02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20:48:02.28365241084" calcext:value-type="date">
            <text:p>12/30/99 08:48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=0;[.G1016]+2+1/[.$H$2];[.G1016]+1/[.$H$2])" office:value-type="float" office:value="16.9000000000003" calcext:value-type="float">
            <text:p>16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8]))" office:value-type="date" office:date-value="2019-10-23T20:53:17.35381" calcext:value-type="date">
            <text:p>2019-10-23 20:53:17</text:p>
          </table:table-cell>
          <table:table-cell table:style-name="ce7" table:formula="of:=[.A1018]" office:value-type="date" office:date-value="2019-10-23T20:53:17.35381" calcext:value-type="date">
            <text:p>2019-10-23 20:53:17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20:53:17.35381028149" calcext:value-type="date">
            <text:p>12/30/99 08:53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=0;[.G1017]+2+1/[.$H$2];[.G1017]+1/[.$H$2])" office:value-type="float" office:value="16.916666666667" calcext:value-type="float">
            <text:p>16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9]))" office:value-type="date" office:date-value="2019-10-23T20:46:56.547922" calcext:value-type="date">
            <text:p>2019-10-23 20:46:57</text:p>
          </table:table-cell>
          <table:table-cell table:style-name="ce7" table:formula="of:=[.A1019]" office:value-type="date" office:date-value="2019-10-23T20:46:56.547922" calcext:value-type="date">
            <text:p>2019-10-23 20:46:57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20:46:56.54792153277" calcext:value-type="date">
            <text:p>12/30/99 08:46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=0;[.G1018]+2+1/[.$H$2];[.G1018]+1/[.$H$2])" office:value-type="float" office:value="16.9333333333337" calcext:value-type="float">
            <text:p>16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0]))" office:value-type="date" office:date-value="2019-10-23T20:37:49.320375" calcext:value-type="date">
            <text:p>2019-10-23 20:37:49</text:p>
          </table:table-cell>
          <table:table-cell table:style-name="ce7" table:formula="of:=[.A1020]" office:value-type="date" office:date-value="2019-10-23T20:37:49.320375" calcext:value-type="date">
            <text:p>2019-10-23 20:37:49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20:37:49.32037461083" calcext:value-type="date">
            <text:p>12/30/99 08:37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=0;[.G1019]+2+1/[.$H$2];[.G1019]+1/[.$H$2])" office:value-type="float" office:value="16.9500000000003" calcext:value-type="float">
            <text:p>16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1]))" office:value-type="date" office:date-value="2019-10-23T20:47:23.465534" calcext:value-type="date">
            <text:p>2019-10-23 20:47:23</text:p>
          </table:table-cell>
          <table:table-cell table:style-name="ce7" table:formula="of:=[.A1021]" office:value-type="date" office:date-value="2019-10-23T20:47:23.465534" calcext:value-type="date">
            <text:p>2019-10-23 20:47:23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20:47:23.46553352661" calcext:value-type="date">
            <text:p>12/30/99 08:47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=0;[.G1020]+2+1/[.$H$2];[.G1020]+1/[.$H$2])" office:value-type="float" office:value="16.966666666667" calcext:value-type="float">
            <text:p>16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2]))" office:value-type="date" office:date-value="2019-10-23T20:52:48.071036" calcext:value-type="date">
            <text:p>2019-10-23 20:52:48</text:p>
          </table:table-cell>
          <table:table-cell table:style-name="ce7" table:formula="of:=[.A1022]" office:value-type="date" office:date-value="2019-10-23T20:52:48.071036" calcext:value-type="date">
            <text:p>2019-10-23 20:52:48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20:52:48.07103622705" calcext:value-type="date">
            <text:p>12/30/99 08:52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=0;[.G1021]+2+1/[.$H$2];[.G1021]+1/[.$H$2])" office:value-type="float" office:value="16.9833333333337" calcext:value-type="float">
            <text:p>16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3]))" office:value-type="date" office:date-value="2019-10-24T20:55:16.369058" calcext:value-type="date">
            <text:p>2019-10-24 20:55:16</text:p>
          </table:table-cell>
          <table:table-cell table:style-name="ce7" table:formula="of:=[.A1023]" office:value-type="date" office:date-value="2019-10-24T20:55:16.369058" calcext:value-type="date">
            <text:p>2019-10-24 20:55:16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20:55:16.36905816849" calcext:value-type="date">
            <text:p>12/30/99 08:55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=0;[.G1022]+2+1/[.$H$2];[.G1022]+1/[.$H$2])" office:value-type="float" office:value="17.0000000000003" calcext:value-type="float">
            <text:p>17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4]))" office:value-type="date" office:date-value="2019-10-24T20:45:32.652246" calcext:value-type="date">
            <text:p>2019-10-24 20:45:33</text:p>
          </table:table-cell>
          <table:table-cell table:style-name="ce7" table:formula="of:=[.A1024]" office:value-type="date" office:date-value="2019-10-24T20:45:32.652246" calcext:value-type="date">
            <text:p>2019-10-24 20:45:33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20:45:32.65224590432" calcext:value-type="date">
            <text:p>12/30/99 08:45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=0;[.G1023]+2+1/[.$H$2];[.G1023]+1/[.$H$2])" office:value-type="float" office:value="17.016666666667" calcext:value-type="float">
            <text:p>17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5]))" office:value-type="date" office:date-value="2019-10-24T20:47:10.666435" calcext:value-type="date">
            <text:p>2019-10-24 20:47:11</text:p>
          </table:table-cell>
          <table:table-cell table:style-name="ce7" table:formula="of:=[.A1025]" office:value-type="date" office:date-value="2019-10-24T20:47:10.666435" calcext:value-type="date">
            <text:p>2019-10-24 20:47:11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20:47:10.66643464845" calcext:value-type="date">
            <text:p>12/30/99 08:47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=0;[.G1024]+2+1/[.$H$2];[.G1024]+1/[.$H$2])" office:value-type="float" office:value="17.0333333333336" calcext:value-type="float">
            <text:p>17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6]))" office:value-type="date" office:date-value="2019-10-24T20:40:51.263081" calcext:value-type="date">
            <text:p>2019-10-24 20:40:51</text:p>
          </table:table-cell>
          <table:table-cell table:style-name="ce7" table:formula="of:=[.A1026]" office:value-type="date" office:date-value="2019-10-24T20:40:51.263081" calcext:value-type="date">
            <text:p>2019-10-24 20:40:51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20:40:51.26308053732" calcext:value-type="date">
            <text:p>12/30/99 08:40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=0;[.G1025]+2+1/[.$H$2];[.G1025]+1/[.$H$2])" office:value-type="float" office:value="17.0500000000003" calcext:value-type="float">
            <text:p>17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7]))" office:value-type="date" office:date-value="2019-10-24T21:04:26.595223" calcext:value-type="date">
            <text:p>2019-10-24 21:04:27</text:p>
          </table:table-cell>
          <table:table-cell table:style-name="ce7" table:formula="of:=[.A1027]" office:value-type="date" office:date-value="2019-10-24T21:04:26.595223" calcext:value-type="date">
            <text:p>2019-10-24 21:04:27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21:04:26.59522277769" calcext:value-type="date">
            <text:p>12/30/99 09:04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=0;[.G1026]+2+1/[.$H$2];[.G1026]+1/[.$H$2])" office:value-type="float" office:value="17.066666666667" calcext:value-type="float">
            <text:p>17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8]))" office:value-type="date" office:date-value="2019-10-24T20:46:05.804921" calcext:value-type="date">
            <text:p>2019-10-24 20:46:06</text:p>
          </table:table-cell>
          <table:table-cell table:style-name="ce7" table:formula="of:=[.A1028]" office:value-type="date" office:date-value="2019-10-24T20:46:05.804921" calcext:value-type="date">
            <text:p>2019-10-24 20:46:06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20:46:05.80492076464" calcext:value-type="date">
            <text:p>12/30/99 08:46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=0;[.G1027]+2+1/[.$H$2];[.G1027]+1/[.$H$2])" office:value-type="float" office:value="17.0833333333336" calcext:value-type="float">
            <text:p>17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9]))" office:value-type="date" office:date-value="2019-10-24T20:02:44.514089" calcext:value-type="date">
            <text:p>2019-10-24 20:02:45</text:p>
          </table:table-cell>
          <table:table-cell table:style-name="ce7" table:formula="of:=[.A1029]" office:value-type="date" office:date-value="2019-10-24T20:02:44.514089" calcext:value-type="date">
            <text:p>2019-10-24 20:02:45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20:02:44.5140891429" calcext:value-type="date">
            <text:p>12/30/99 08:02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=0;[.G1028]+2+1/[.$H$2];[.G1028]+1/[.$H$2])" office:value-type="float" office:value="17.1000000000003" calcext:value-type="float">
            <text:p>17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0]))" office:value-type="date" office:date-value="2019-10-24T20:51:13.899883" calcext:value-type="date">
            <text:p>2019-10-24 20:51:14</text:p>
          </table:table-cell>
          <table:table-cell table:style-name="ce7" table:formula="of:=[.A1030]" office:value-type="date" office:date-value="2019-10-24T20:51:13.899883" calcext:value-type="date">
            <text:p>2019-10-24 20:51:14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20:51:13.89988261275" calcext:value-type="date">
            <text:p>12/30/99 08:51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=0;[.G1029]+2+1/[.$H$2];[.G1029]+1/[.$H$2])" office:value-type="float" office:value="17.116666666667" calcext:value-type="float">
            <text:p>17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1]))" office:value-type="date" office:date-value="2019-10-24T20:54:51.950622" calcext:value-type="date">
            <text:p>2019-10-24 20:54:52</text:p>
          </table:table-cell>
          <table:table-cell table:style-name="ce7" table:formula="of:=[.A1031]" office:value-type="date" office:date-value="2019-10-24T20:54:51.950622" calcext:value-type="date">
            <text:p>2019-10-24 20:54:52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20:54:51.95062166546" calcext:value-type="date">
            <text:p>12/30/99 08:54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=0;[.G1030]+2+1/[.$H$2];[.G1030]+1/[.$H$2])" office:value-type="float" office:value="17.1333333333336" calcext:value-type="float">
            <text:p>17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2]))" office:value-type="date" office:date-value="2019-10-24T21:13:42.733888" calcext:value-type="date">
            <text:p>2019-10-24 21:13:43</text:p>
          </table:table-cell>
          <table:table-cell table:style-name="ce7" table:formula="of:=[.A1032]" office:value-type="date" office:date-value="2019-10-24T21:13:42.733888" calcext:value-type="date">
            <text:p>2019-10-24 21:13:43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21:13:42.73388800677" calcext:value-type="date">
            <text:p>12/30/99 09:13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=0;[.G1031]+2+1/[.$H$2];[.G1031]+1/[.$H$2])" office:value-type="float" office:value="17.1500000000003" calcext:value-type="float">
            <text:p>17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3]))" office:value-type="date" office:date-value="2019-10-24T20:51:25.343258" calcext:value-type="date">
            <text:p>2019-10-24 20:51:25</text:p>
          </table:table-cell>
          <table:table-cell table:style-name="ce7" table:formula="of:=[.A1033]" office:value-type="date" office:date-value="2019-10-24T20:51:25.343258" calcext:value-type="date">
            <text:p>2019-10-24 20:51:25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20:51:25.34325810615" calcext:value-type="date">
            <text:p>12/30/99 08:51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=0;[.G1032]+2+1/[.$H$2];[.G1032]+1/[.$H$2])" office:value-type="float" office:value="17.166666666667" calcext:value-type="float">
            <text:p>17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4]))" office:value-type="date" office:date-value="2019-10-24T20:46:22.234907" calcext:value-type="date">
            <text:p>2019-10-24 20:46:22</text:p>
          </table:table-cell>
          <table:table-cell table:style-name="ce7" table:formula="of:=[.A1034]" office:value-type="date" office:date-value="2019-10-24T20:46:22.234907" calcext:value-type="date">
            <text:p>2019-10-24 20:46:22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20:46:22.23490733653" calcext:value-type="date">
            <text:p>12/30/99 08:46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=0;[.G1033]+2+1/[.$H$2];[.G1033]+1/[.$H$2])" office:value-type="float" office:value="17.1833333333336" calcext:value-type="float">
            <text:p>17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5]))" office:value-type="date" office:date-value="2019-10-24T20:54:48.946067" calcext:value-type="date">
            <text:p>2019-10-24 20:54:49</text:p>
          </table:table-cell>
          <table:table-cell table:style-name="ce7" table:formula="of:=[.A1035]" office:value-type="date" office:date-value="2019-10-24T20:54:48.946067" calcext:value-type="date">
            <text:p>2019-10-24 20:54:49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20:54:48.94606707618" calcext:value-type="date">
            <text:p>12/30/99 08:54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=0;[.G1034]+2+1/[.$H$2];[.G1034]+1/[.$H$2])" office:value-type="float" office:value="17.2000000000003" calcext:value-type="float">
            <text:p>17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6]))" office:value-type="date" office:date-value="2019-10-24T20:55:17.637696" calcext:value-type="date">
            <text:p>2019-10-24 20:55:18</text:p>
          </table:table-cell>
          <table:table-cell table:style-name="ce7" table:formula="of:=[.A1036]" office:value-type="date" office:date-value="2019-10-24T20:55:17.637696" calcext:value-type="date">
            <text:p>2019-10-24 20:55:18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20:55:17.63769567478" calcext:value-type="date">
            <text:p>12/30/99 08:55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=0;[.G1035]+2+1/[.$H$2];[.G1035]+1/[.$H$2])" office:value-type="float" office:value="17.216666666667" calcext:value-type="float">
            <text:p>17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7]))" office:value-type="date" office:date-value="2019-10-24T20:40:41.233061" calcext:value-type="date">
            <text:p>2019-10-24 20:40:41</text:p>
          </table:table-cell>
          <table:table-cell table:style-name="ce7" table:formula="of:=[.A1037]" office:value-type="date" office:date-value="2019-10-24T20:40:41.233061" calcext:value-type="date">
            <text:p>2019-10-24 20:40:41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20:40:41.23306050897" calcext:value-type="date">
            <text:p>12/30/99 08:40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=0;[.G1036]+2+1/[.$H$2];[.G1036]+1/[.$H$2])" office:value-type="float" office:value="17.2333333333336" calcext:value-type="float">
            <text:p>17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8]))" office:value-type="date" office:date-value="2019-10-24T21:22:12.947394" calcext:value-type="date">
            <text:p>2019-10-24 21:22:13</text:p>
          </table:table-cell>
          <table:table-cell table:style-name="ce7" table:formula="of:=[.A1038]" office:value-type="date" office:date-value="2019-10-24T21:22:12.947394" calcext:value-type="date">
            <text:p>2019-10-24 21:22:13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21:22:12.94739434496" calcext:value-type="date">
            <text:p>12/30/99 09:22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=0;[.G1037]+2+1/[.$H$2];[.G1037]+1/[.$H$2])" office:value-type="float" office:value="17.2500000000003" calcext:value-type="float">
            <text:p>17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9]))" office:value-type="date" office:date-value="2019-10-24T20:37:04.715039" calcext:value-type="date">
            <text:p>2019-10-24 20:37:05</text:p>
          </table:table-cell>
          <table:table-cell table:style-name="ce7" table:formula="of:=[.A1039]" office:value-type="date" office:date-value="2019-10-24T20:37:04.715039" calcext:value-type="date">
            <text:p>2019-10-24 20:37:05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20:37:04.71503857523" calcext:value-type="date">
            <text:p>12/30/99 08:37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=0;[.G1038]+2+1/[.$H$2];[.G1038]+1/[.$H$2])" office:value-type="float" office:value="17.266666666667" calcext:value-type="float">
            <text:p>17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0]))" office:value-type="date" office:date-value="2019-10-24T21:01:23.12833" calcext:value-type="date">
            <text:p>2019-10-24 21:01:23</text:p>
          </table:table-cell>
          <table:table-cell table:style-name="ce7" table:formula="of:=[.A1040]" office:value-type="date" office:date-value="2019-10-24T21:01:23.12833" calcext:value-type="date">
            <text:p>2019-10-24 21:01:23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21:01:23.12833041418" calcext:value-type="date">
            <text:p>12/30/99 09:01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=0;[.G1039]+2+1/[.$H$2];[.G1039]+1/[.$H$2])" office:value-type="float" office:value="17.2833333333336" calcext:value-type="float">
            <text:p>17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1]))" office:value-type="date" office:date-value="2019-10-24T21:05:08.812991" calcext:value-type="date">
            <text:p>2019-10-24 21:05:09</text:p>
          </table:table-cell>
          <table:table-cell table:style-name="ce7" table:formula="of:=[.A1041]" office:value-type="date" office:date-value="2019-10-24T21:05:08.812991" calcext:value-type="date">
            <text:p>2019-10-24 21:05:09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21:05:08.81299066823" calcext:value-type="date">
            <text:p>12/30/99 09:05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=0;[.G1040]+2+1/[.$H$2];[.G1040]+1/[.$H$2])" office:value-type="float" office:value="17.3000000000003" calcext:value-type="float">
            <text:p>17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2]))" office:value-type="date" office:date-value="2019-10-24T21:10:03.513519" calcext:value-type="date">
            <text:p>2019-10-24 21:10:04</text:p>
          </table:table-cell>
          <table:table-cell table:style-name="ce7" table:formula="of:=[.A1042]" office:value-type="date" office:date-value="2019-10-24T21:10:03.513519" calcext:value-type="date">
            <text:p>2019-10-24 21:10:04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21:10:03.51351890713" calcext:value-type="date">
            <text:p>12/30/99 09:10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=0;[.G1041]+2+1/[.$H$2];[.G1041]+1/[.$H$2])" office:value-type="float" office:value="17.316666666667" calcext:value-type="float">
            <text:p>17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3]))" office:value-type="date" office:date-value="2019-10-24T20:51:46.714519" calcext:value-type="date">
            <text:p>2019-10-24 20:51:47</text:p>
          </table:table-cell>
          <table:table-cell table:style-name="ce7" table:formula="of:=[.A1043]" office:value-type="date" office:date-value="2019-10-24T20:51:46.714519" calcext:value-type="date">
            <text:p>2019-10-24 20:51:47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20:51:46.71451929957" calcext:value-type="date">
            <text:p>12/30/99 08:51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=0;[.G1042]+2+1/[.$H$2];[.G1042]+1/[.$H$2])" office:value-type="float" office:value="17.3333333333336" calcext:value-type="float">
            <text:p>17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4]))" office:value-type="date" office:date-value="2019-10-24T21:02:52.449921" calcext:value-type="date">
            <text:p>2019-10-24 21:02:52</text:p>
          </table:table-cell>
          <table:table-cell table:style-name="ce7" table:formula="of:=[.A1044]" office:value-type="date" office:date-value="2019-10-24T21:02:52.449921" calcext:value-type="date">
            <text:p>2019-10-24 21:02:52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21:02:52.44992146734" calcext:value-type="date">
            <text:p>12/30/99 09:02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=0;[.G1043]+2+1/[.$H$2];[.G1043]+1/[.$H$2])" office:value-type="float" office:value="17.3500000000003" calcext:value-type="float">
            <text:p>17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5]))" office:value-type="date" office:date-value="2019-10-24T20:49:47.436485" calcext:value-type="date">
            <text:p>2019-10-24 20:49:47</text:p>
          </table:table-cell>
          <table:table-cell table:style-name="ce7" table:formula="of:=[.A1045]" office:value-type="date" office:date-value="2019-10-24T20:49:47.436485" calcext:value-type="date">
            <text:p>2019-10-24 20:49:47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20:49:47.436484918" calcext:value-type="date">
            <text:p>12/30/99 08:49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=0;[.G1044]+2+1/[.$H$2];[.G1044]+1/[.$H$2])" office:value-type="float" office:value="17.366666666667" calcext:value-type="float">
            <text:p>17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6]))" office:value-type="date" office:date-value="2019-10-24T21:04:17.074461" calcext:value-type="date">
            <text:p>2019-10-24 21:04:17</text:p>
          </table:table-cell>
          <table:table-cell table:style-name="ce7" table:formula="of:=[.A1046]" office:value-type="date" office:date-value="2019-10-24T21:04:17.074461" calcext:value-type="date">
            <text:p>2019-10-24 21:04:17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21:04:17.07446057349" calcext:value-type="date">
            <text:p>12/30/99 09:04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=0;[.G1045]+2+1/[.$H$2];[.G1045]+1/[.$H$2])" office:value-type="float" office:value="17.3833333333336" calcext:value-type="float">
            <text:p>17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7]))" office:value-type="date" office:date-value="2019-10-24T20:50:12.831461" calcext:value-type="date">
            <text:p>2019-10-24 20:50:13</text:p>
          </table:table-cell>
          <table:table-cell table:style-name="ce7" table:formula="of:=[.A1047]" office:value-type="date" office:date-value="2019-10-24T20:50:12.831461" calcext:value-type="date">
            <text:p>2019-10-24 20:50:13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20:50:12.83146070782" calcext:value-type="date">
            <text:p>12/30/99 08:50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=0;[.G1046]+2+1/[.$H$2];[.G1046]+1/[.$H$2])" office:value-type="float" office:value="17.4000000000003" calcext:value-type="float">
            <text:p>17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8]))" office:value-type="date" office:date-value="2019-10-24T20:33:50.764924" calcext:value-type="date">
            <text:p>2019-10-24 20:33:51</text:p>
          </table:table-cell>
          <table:table-cell table:style-name="ce7" table:formula="of:=[.A1048]" office:value-type="date" office:date-value="2019-10-24T20:33:50.764924" calcext:value-type="date">
            <text:p>2019-10-24 20:33:51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20:33:50.76492380351" calcext:value-type="date">
            <text:p>12/30/99 08:33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=0;[.G1047]+2+1/[.$H$2];[.G1047]+1/[.$H$2])" office:value-type="float" office:value="17.416666666667" calcext:value-type="float">
            <text:p>17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9]))" office:value-type="date" office:date-value="2019-10-24T21:02:59.682237" calcext:value-type="date">
            <text:p>2019-10-24 21:03:00</text:p>
          </table:table-cell>
          <table:table-cell table:style-name="ce7" table:formula="of:=[.A1049]" office:value-type="date" office:date-value="2019-10-24T21:02:59.682237" calcext:value-type="date">
            <text:p>2019-10-24 21:03:00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21:02:59.68223739881" calcext:value-type="date">
            <text:p>12/30/99 09:03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=0;[.G1048]+2+1/[.$H$2];[.G1048]+1/[.$H$2])" office:value-type="float" office:value="17.4333333333336" calcext:value-type="float">
            <text:p>17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0]))" office:value-type="date" office:date-value="2019-10-24T20:29:11.521579" calcext:value-type="date">
            <text:p>2019-10-24 20:29:12</text:p>
          </table:table-cell>
          <table:table-cell table:style-name="ce7" table:formula="of:=[.A1050]" office:value-type="date" office:date-value="2019-10-24T20:29:11.521579" calcext:value-type="date">
            <text:p>2019-10-24 20:29:12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20:29:11.52157887351" calcext:value-type="date">
            <text:p>12/30/99 08:29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=0;[.G1049]+2+1/[.$H$2];[.G1049]+1/[.$H$2])" office:value-type="float" office:value="17.4500000000003" calcext:value-type="float">
            <text:p>17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1]))" office:value-type="date" office:date-value="2019-10-24T21:13:28.39758" calcext:value-type="date">
            <text:p>2019-10-24 21:13:28</text:p>
          </table:table-cell>
          <table:table-cell table:style-name="ce7" table:formula="of:=[.A1051]" office:value-type="date" office:date-value="2019-10-24T21:13:28.39758" calcext:value-type="date">
            <text:p>2019-10-24 21:13:28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21:13:28.39757972863" calcext:value-type="date">
            <text:p>12/30/99 09:13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=0;[.G1050]+2+1/[.$H$2];[.G1050]+1/[.$H$2])" office:value-type="float" office:value="17.466666666667" calcext:value-type="float">
            <text:p>17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2]))" office:value-type="date" office:date-value="2019-10-24T20:42:53.893145" calcext:value-type="date">
            <text:p>2019-10-24 20:42:54</text:p>
          </table:table-cell>
          <table:table-cell table:style-name="ce7" table:formula="of:=[.A1052]" office:value-type="date" office:date-value="2019-10-24T20:42:53.893145" calcext:value-type="date">
            <text:p>2019-10-24 20:42:54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20:42:53.89314549509" calcext:value-type="date">
            <text:p>12/30/99 08:42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=0;[.G1051]+2+1/[.$H$2];[.G1051]+1/[.$H$2])" office:value-type="float" office:value="17.4833333333336" calcext:value-type="float">
            <text:p>17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3]))" office:value-type="date" office:date-value="2019-10-24T21:03:27.679975" calcext:value-type="date">
            <text:p>2019-10-24 21:03:28</text:p>
          </table:table-cell>
          <table:table-cell table:style-name="ce7" table:formula="of:=[.A1053]" office:value-type="date" office:date-value="2019-10-24T21:03:27.679975" calcext:value-type="date">
            <text:p>2019-10-24 21:03:28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21:03:27.6799751725" calcext:value-type="date">
            <text:p>12/30/99 09:03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=0;[.G1052]+2+1/[.$H$2];[.G1052]+1/[.$H$2])" office:value-type="float" office:value="17.5000000000003" calcext:value-type="float">
            <text:p>17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4]))" office:value-type="date" office:date-value="2019-10-24T20:56:23.178306" calcext:value-type="date">
            <text:p>2019-10-24 20:56:23</text:p>
          </table:table-cell>
          <table:table-cell table:style-name="ce7" table:formula="of:=[.A1054]" office:value-type="date" office:date-value="2019-10-24T20:56:23.178306" calcext:value-type="date">
            <text:p>2019-10-24 20:56:23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20:56:23.17830590531" calcext:value-type="date">
            <text:p>12/30/99 08:56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=0;[.G1053]+2+1/[.$H$2];[.G1053]+1/[.$H$2])" office:value-type="float" office:value="17.516666666667" calcext:value-type="float">
            <text:p>17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5]))" office:value-type="date" office:date-value="2019-10-24T20:30:34.465928" calcext:value-type="date">
            <text:p>2019-10-24 20:30:34</text:p>
          </table:table-cell>
          <table:table-cell table:style-name="ce7" table:formula="of:=[.A1055]" office:value-type="date" office:date-value="2019-10-24T20:30:34.465928" calcext:value-type="date">
            <text:p>2019-10-24 20:30:34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20:30:34.46592756081" calcext:value-type="date">
            <text:p>12/30/99 08:30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=0;[.G1054]+2+1/[.$H$2];[.G1054]+1/[.$H$2])" office:value-type="float" office:value="17.5333333333336" calcext:value-type="float">
            <text:p>17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6]))" office:value-type="date" office:date-value="2019-10-24T20:35:45.776335" calcext:value-type="date">
            <text:p>2019-10-24 20:35:46</text:p>
          </table:table-cell>
          <table:table-cell table:style-name="ce7" table:formula="of:=[.A1056]" office:value-type="date" office:date-value="2019-10-24T20:35:45.776335" calcext:value-type="date">
            <text:p>2019-10-24 20:35:46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20:35:45.77633540612" calcext:value-type="date">
            <text:p>12/30/99 08:35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=0;[.G1055]+2+1/[.$H$2];[.G1055]+1/[.$H$2])" office:value-type="float" office:value="17.5500000000003" calcext:value-type="float">
            <text:p>17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7]))" office:value-type="date" office:date-value="2019-10-24T20:57:26.952318" calcext:value-type="date">
            <text:p>2019-10-24 20:57:27</text:p>
          </table:table-cell>
          <table:table-cell table:style-name="ce7" table:formula="of:=[.A1057]" office:value-type="date" office:date-value="2019-10-24T20:57:26.952318" calcext:value-type="date">
            <text:p>2019-10-24 20:57:27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20:57:26.95231814403" calcext:value-type="date">
            <text:p>12/30/99 08:57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=0;[.G1056]+2+1/[.$H$2];[.G1056]+1/[.$H$2])" office:value-type="float" office:value="17.566666666667" calcext:value-type="float">
            <text:p>17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8]))" office:value-type="date" office:date-value="2019-10-24T21:19:47.544509" calcext:value-type="date">
            <text:p>2019-10-24 21:19:48</text:p>
          </table:table-cell>
          <table:table-cell table:style-name="ce7" table:formula="of:=[.A1058]" office:value-type="date" office:date-value="2019-10-24T21:19:47.544509" calcext:value-type="date">
            <text:p>2019-10-24 21:19:48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21:19:47.54450920969" calcext:value-type="date">
            <text:p>12/30/99 09:19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=0;[.G1057]+2+1/[.$H$2];[.G1057]+1/[.$H$2])" office:value-type="float" office:value="17.5833333333336" calcext:value-type="float">
            <text:p>17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9]))" office:value-type="date" office:date-value="2019-10-24T20:44:07.86503" calcext:value-type="date">
            <text:p>2019-10-24 20:44:08</text:p>
          </table:table-cell>
          <table:table-cell table:style-name="ce7" table:formula="of:=[.A1059]" office:value-type="date" office:date-value="2019-10-24T20:44:07.86503" calcext:value-type="date">
            <text:p>2019-10-24 20:44:08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20:44:07.86503040232" calcext:value-type="date">
            <text:p>12/30/99 08:44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=0;[.G1058]+2+1/[.$H$2];[.G1058]+1/[.$H$2])" office:value-type="float" office:value="17.6000000000003" calcext:value-type="float">
            <text:p>17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0]))" office:value-type="date" office:date-value="2019-10-24T20:53:43.905438" calcext:value-type="date">
            <text:p>2019-10-24 20:53:44</text:p>
          </table:table-cell>
          <table:table-cell table:style-name="ce7" table:formula="of:=[.A1060]" office:value-type="date" office:date-value="2019-10-24T20:53:43.905438" calcext:value-type="date">
            <text:p>2019-10-24 20:53:44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20:53:43.90543778893" calcext:value-type="date">
            <text:p>12/30/99 08:53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=0;[.G1059]+2+1/[.$H$2];[.G1059]+1/[.$H$2])" office:value-type="float" office:value="17.6166666666669" calcext:value-type="float">
            <text:p>17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1]))" office:value-type="date" office:date-value="2019-10-24T20:52:58.224502" calcext:value-type="date">
            <text:p>2019-10-24 20:52:58</text:p>
          </table:table-cell>
          <table:table-cell table:style-name="ce7" table:formula="of:=[.A1061]" office:value-type="date" office:date-value="2019-10-24T20:52:58.224502" calcext:value-type="date">
            <text:p>2019-10-24 20:52:58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20:52:58.22450220119" calcext:value-type="date">
            <text:p>12/30/99 08:52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=0;[.G1060]+2+1/[.$H$2];[.G1060]+1/[.$H$2])" office:value-type="float" office:value="17.6333333333336" calcext:value-type="float">
            <text:p>17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2]))" office:value-type="date" office:date-value="2019-10-24T20:56:18.504224" calcext:value-type="date">
            <text:p>2019-10-24 20:56:19</text:p>
          </table:table-cell>
          <table:table-cell table:style-name="ce7" table:formula="of:=[.A1062]" office:value-type="date" office:date-value="2019-10-24T20:56:18.504224" calcext:value-type="date">
            <text:p>2019-10-24 20:56:19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20:56:18.50422393531" calcext:value-type="date">
            <text:p>12/30/99 08:56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=0;[.G1061]+2+1/[.$H$2];[.G1061]+1/[.$H$2])" office:value-type="float" office:value="17.6500000000003" calcext:value-type="float">
            <text:p>17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3]))" office:value-type="date" office:date-value="2019-10-24T20:36:42.831584" calcext:value-type="date">
            <text:p>2019-10-24 20:36:43</text:p>
          </table:table-cell>
          <table:table-cell table:style-name="ce7" table:formula="of:=[.A1063]" office:value-type="date" office:date-value="2019-10-24T20:36:42.831584" calcext:value-type="date">
            <text:p>2019-10-24 20:36:43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20:36:42.83158442471" calcext:value-type="date">
            <text:p>12/30/99 08:36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=0;[.G1062]+2+1/[.$H$2];[.G1062]+1/[.$H$2])" office:value-type="float" office:value="17.6666666666669" calcext:value-type="float">
            <text:p>17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4]))" office:value-type="date" office:date-value="2019-10-24T20:52:14.194899" calcext:value-type="date">
            <text:p>2019-10-24 20:52:14</text:p>
          </table:table-cell>
          <table:table-cell table:style-name="ce7" table:formula="of:=[.A1064]" office:value-type="date" office:date-value="2019-10-24T20:52:14.194899" calcext:value-type="date">
            <text:p>2019-10-24 20:52:14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20:52:14.19489918742" calcext:value-type="date">
            <text:p>12/30/99 08:52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=0;[.G1063]+2+1/[.$H$2];[.G1063]+1/[.$H$2])" office:value-type="float" office:value="17.6833333333336" calcext:value-type="float">
            <text:p>17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5]))" office:value-type="date" office:date-value="2019-10-24T20:24:35.820128" calcext:value-type="date">
            <text:p>2019-10-24 20:24:36</text:p>
          </table:table-cell>
          <table:table-cell table:style-name="ce7" table:formula="of:=[.A1065]" office:value-type="date" office:date-value="2019-10-24T20:24:35.820128" calcext:value-type="date">
            <text:p>2019-10-24 20:24:36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20:24:35.82012845669" calcext:value-type="date">
            <text:p>12/30/99 08:24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=0;[.G1064]+2+1/[.$H$2];[.G1064]+1/[.$H$2])" office:value-type="float" office:value="17.7000000000003" calcext:value-type="float">
            <text:p>17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6]))" office:value-type="date" office:date-value="2019-10-24T20:52:34.982163" calcext:value-type="date">
            <text:p>2019-10-24 20:52:35</text:p>
          </table:table-cell>
          <table:table-cell table:style-name="ce7" table:formula="of:=[.A1066]" office:value-type="date" office:date-value="2019-10-24T20:52:34.982163" calcext:value-type="date">
            <text:p>2019-10-24 20:52:35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20:52:34.98216322158" calcext:value-type="date">
            <text:p>12/30/99 08:52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=0;[.G1065]+2+1/[.$H$2];[.G1065]+1/[.$H$2])" office:value-type="float" office:value="17.7166666666669" calcext:value-type="float">
            <text:p>17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7]))" office:value-type="date" office:date-value="2019-10-24T20:22:05.503031" calcext:value-type="date">
            <text:p>2019-10-24 20:22:06</text:p>
          </table:table-cell>
          <table:table-cell table:style-name="ce7" table:formula="of:=[.A1067]" office:value-type="date" office:date-value="2019-10-24T20:22:05.503031" calcext:value-type="date">
            <text:p>2019-10-24 20:22:06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20:22:05.50303051248" calcext:value-type="date">
            <text:p>12/30/99 08:22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=0;[.G1066]+2+1/[.$H$2];[.G1066]+1/[.$H$2])" office:value-type="float" office:value="17.7333333333336" calcext:value-type="float">
            <text:p>17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8]))" office:value-type="date" office:date-value="2019-10-24T20:25:26.157242" calcext:value-type="date">
            <text:p>2019-10-24 20:25:26</text:p>
          </table:table-cell>
          <table:table-cell table:style-name="ce7" table:formula="of:=[.A1068]" office:value-type="date" office:date-value="2019-10-24T20:25:26.157242" calcext:value-type="date">
            <text:p>2019-10-24 20:25:26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20:25:26.15724164061" calcext:value-type="date">
            <text:p>12/30/99 08:25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=0;[.G1067]+2+1/[.$H$2];[.G1067]+1/[.$H$2])" office:value-type="float" office:value="17.7500000000003" calcext:value-type="float">
            <text:p>17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9]))" office:value-type="date" office:date-value="2019-10-24T20:35:31.329327" calcext:value-type="date">
            <text:p>2019-10-24 20:35:31</text:p>
          </table:table-cell>
          <table:table-cell table:style-name="ce7" table:formula="of:=[.A1069]" office:value-type="date" office:date-value="2019-10-24T20:35:31.329327" calcext:value-type="date">
            <text:p>2019-10-24 20:35:31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20:35:31.32932691369" calcext:value-type="date">
            <text:p>12/30/99 08:35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=0;[.G1068]+2+1/[.$H$2];[.G1068]+1/[.$H$2])" office:value-type="float" office:value="17.7666666666669" calcext:value-type="float">
            <text:p>17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0]))" office:value-type="date" office:date-value="2019-10-24T20:22:57.804098" calcext:value-type="date">
            <text:p>2019-10-24 20:22:58</text:p>
          </table:table-cell>
          <table:table-cell table:style-name="ce7" table:formula="of:=[.A1070]" office:value-type="date" office:date-value="2019-10-24T20:22:57.804098" calcext:value-type="date">
            <text:p>2019-10-24 20:22:58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20:22:57.80409778934" calcext:value-type="date">
            <text:p>12/30/99 08:22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=0;[.G1069]+2+1/[.$H$2];[.G1069]+1/[.$H$2])" office:value-type="float" office:value="17.7833333333336" calcext:value-type="float">
            <text:p>17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1]))" office:value-type="date" office:date-value="2019-10-24T20:52:03.185338" calcext:value-type="date">
            <text:p>2019-10-24 20:52:03</text:p>
          </table:table-cell>
          <table:table-cell table:style-name="ce7" table:formula="of:=[.A1071]" office:value-type="date" office:date-value="2019-10-24T20:52:03.185338" calcext:value-type="date">
            <text:p>2019-10-24 20:52:03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20:52:03.18533810321" calcext:value-type="date">
            <text:p>12/30/99 08:52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=0;[.G1070]+2+1/[.$H$2];[.G1070]+1/[.$H$2])" office:value-type="float" office:value="17.8000000000003" calcext:value-type="float">
            <text:p>17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2]))" office:value-type="date" office:date-value="2019-10-24T21:03:58.322382" calcext:value-type="date">
            <text:p>2019-10-24 21:03:58</text:p>
          </table:table-cell>
          <table:table-cell table:style-name="ce7" table:formula="of:=[.A1072]" office:value-type="date" office:date-value="2019-10-24T21:03:58.322382" calcext:value-type="date">
            <text:p>2019-10-24 21:03:58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21:03:58.3223821409" calcext:value-type="date">
            <text:p>12/30/99 09:03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=0;[.G1071]+2+1/[.$H$2];[.G1071]+1/[.$H$2])" office:value-type="float" office:value="17.8166666666669" calcext:value-type="float">
            <text:p>17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3]))" office:value-type="date" office:date-value="2019-10-24T21:14:38.419874" calcext:value-type="date">
            <text:p>2019-10-24 21:14:38</text:p>
          </table:table-cell>
          <table:table-cell table:style-name="ce7" table:formula="of:=[.A1073]" office:value-type="date" office:date-value="2019-10-24T21:14:38.419874" calcext:value-type="date">
            <text:p>2019-10-24 21:14:38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21:14:38.41987393331" calcext:value-type="date">
            <text:p>12/30/99 09:14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=0;[.G1072]+2+1/[.$H$2];[.G1072]+1/[.$H$2])" office:value-type="float" office:value="17.8333333333336" calcext:value-type="float">
            <text:p>17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4]))" office:value-type="date" office:date-value="2019-10-24T20:50:02.79652" calcext:value-type="date">
            <text:p>2019-10-24 20:50:03</text:p>
          </table:table-cell>
          <table:table-cell table:style-name="ce7" table:formula="of:=[.A1074]" office:value-type="date" office:date-value="2019-10-24T20:50:02.79652" calcext:value-type="date">
            <text:p>2019-10-24 20:50:03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20:50:02.79652029276" calcext:value-type="date">
            <text:p>12/30/99 08:50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=0;[.G1073]+2+1/[.$H$2];[.G1073]+1/[.$H$2])" office:value-type="float" office:value="17.8500000000003" calcext:value-type="float">
            <text:p>17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5]))" office:value-type="date" office:date-value="2019-10-24T20:58:55.032207" calcext:value-type="date">
            <text:p>2019-10-24 20:58:55</text:p>
          </table:table-cell>
          <table:table-cell table:style-name="ce7" table:formula="of:=[.A1075]" office:value-type="date" office:date-value="2019-10-24T20:58:55.032207" calcext:value-type="date">
            <text:p>2019-10-24 20:58:55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20:58:55.03220651764" calcext:value-type="date">
            <text:p>12/30/99 08:58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=0;[.G1074]+2+1/[.$H$2];[.G1074]+1/[.$H$2])" office:value-type="float" office:value="17.8666666666669" calcext:value-type="float">
            <text:p>17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6]))" office:value-type="date" office:date-value="2019-10-24T21:18:24.187981" calcext:value-type="date">
            <text:p>2019-10-24 21:18:24</text:p>
          </table:table-cell>
          <table:table-cell table:style-name="ce7" table:formula="of:=[.A1076]" office:value-type="date" office:date-value="2019-10-24T21:18:24.187981" calcext:value-type="date">
            <text:p>2019-10-24 21:18:24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21:18:24.18798085302" calcext:value-type="date">
            <text:p>12/30/99 09:18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=0;[.G1075]+2+1/[.$H$2];[.G1075]+1/[.$H$2])" office:value-type="float" office:value="17.8833333333336" calcext:value-type="float">
            <text:p>17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7]))" office:value-type="date" office:date-value="2019-10-24T20:46:03.292627" calcext:value-type="date">
            <text:p>2019-10-24 20:46:03</text:p>
          </table:table-cell>
          <table:table-cell table:style-name="ce7" table:formula="of:=[.A1077]" office:value-type="date" office:date-value="2019-10-24T20:46:03.292627" calcext:value-type="date">
            <text:p>2019-10-24 20:46:03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20:46:03.29262738582" calcext:value-type="date">
            <text:p>12/30/99 08:46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=0;[.G1076]+2+1/[.$H$2];[.G1076]+1/[.$H$2])" office:value-type="float" office:value="17.9000000000003" calcext:value-type="float">
            <text:p>17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8]))" office:value-type="date" office:date-value="2019-10-24T21:25:50.577685" calcext:value-type="date">
            <text:p>2019-10-24 21:25:51</text:p>
          </table:table-cell>
          <table:table-cell table:style-name="ce7" table:formula="of:=[.A1078]" office:value-type="date" office:date-value="2019-10-24T21:25:50.577685" calcext:value-type="date">
            <text:p>2019-10-24 21:25:51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21:25:50.57768456172" calcext:value-type="date">
            <text:p>12/30/99 09:25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=0;[.G1077]+2+1/[.$H$2];[.G1077]+1/[.$H$2])" office:value-type="float" office:value="17.9166666666669" calcext:value-type="float">
            <text:p>17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9]))" office:value-type="date" office:date-value="2019-10-24T20:41:38.553989" calcext:value-type="date">
            <text:p>2019-10-24 20:41:39</text:p>
          </table:table-cell>
          <table:table-cell table:style-name="ce7" table:formula="of:=[.A1079]" office:value-type="date" office:date-value="2019-10-24T20:41:38.553989" calcext:value-type="date">
            <text:p>2019-10-24 20:41:39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20:41:38.55398903601" calcext:value-type="date">
            <text:p>12/30/99 08:41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=0;[.G1078]+2+1/[.$H$2];[.G1078]+1/[.$H$2])" office:value-type="float" office:value="17.9333333333336" calcext:value-type="float">
            <text:p>17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0]))" office:value-type="date" office:date-value="2019-10-24T20:30:34.835726" calcext:value-type="date">
            <text:p>2019-10-24 20:30:35</text:p>
          </table:table-cell>
          <table:table-cell table:style-name="ce7" table:formula="of:=[.A1080]" office:value-type="date" office:date-value="2019-10-24T20:30:34.835726" calcext:value-type="date">
            <text:p>2019-10-24 20:30:35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20:30:34.83572602272" calcext:value-type="date">
            <text:p>12/30/99 08:30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=0;[.G1079]+2+1/[.$H$2];[.G1079]+1/[.$H$2])" office:value-type="float" office:value="17.9500000000003" calcext:value-type="float">
            <text:p>17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1]))" office:value-type="date" office:date-value="2019-10-24T21:03:33.477603" calcext:value-type="date">
            <text:p>2019-10-24 21:03:33</text:p>
          </table:table-cell>
          <table:table-cell table:style-name="ce7" table:formula="of:=[.A1081]" office:value-type="date" office:date-value="2019-10-24T21:03:33.477603" calcext:value-type="date">
            <text:p>2019-10-24 21:03:33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21:03:33.47760327626" calcext:value-type="date">
            <text:p>12/30/99 09:03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=0;[.G1080]+2+1/[.$H$2];[.G1080]+1/[.$H$2])" office:value-type="float" office:value="17.9666666666669" calcext:value-type="float">
            <text:p>17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2]))" office:value-type="date" office:date-value="2019-10-24T20:41:44.019969" calcext:value-type="date">
            <text:p>2019-10-24 20:41:44</text:p>
          </table:table-cell>
          <table:table-cell table:style-name="ce7" table:formula="of:=[.A1082]" office:value-type="date" office:date-value="2019-10-24T20:41:44.019969" calcext:value-type="date">
            <text:p>2019-10-24 20:41:44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20:41:44.01996911969" calcext:value-type="date">
            <text:p>12/30/99 08:41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=0;[.G1081]+2+1/[.$H$2];[.G1081]+1/[.$H$2])" office:value-type="float" office:value="17.9833333333336" calcext:value-type="float">
            <text:p>17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3]))" office:value-type="date" office:date-value="2019-10-25T21:26:55.693469" calcext:value-type="date">
            <text:p>2019-10-25 21:26:56</text:p>
          </table:table-cell>
          <table:table-cell table:style-name="ce7" table:formula="of:=[.A1083]" office:value-type="date" office:date-value="2019-10-25T21:26:55.693469" calcext:value-type="date">
            <text:p>2019-10-25 21:26:56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21:26:55.69346871693" calcext:value-type="date">
            <text:p>12/30/99 09:26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=0;[.G1082]+2+1/[.$H$2];[.G1082]+1/[.$H$2])" office:value-type="float" office:value="18.0000000000003" calcext:value-type="float">
            <text:p>18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4]))" office:value-type="date" office:date-value="2019-10-25T20:58:38.790987" calcext:value-type="date">
            <text:p>2019-10-25 20:58:39</text:p>
          </table:table-cell>
          <table:table-cell table:style-name="ce7" table:formula="of:=[.A1084]" office:value-type="date" office:date-value="2019-10-25T20:58:38.790987" calcext:value-type="date">
            <text:p>2019-10-25 20:58:39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20:58:38.79098690115" calcext:value-type="date">
            <text:p>12/30/99 08:58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=0;[.G1083]+2+1/[.$H$2];[.G1083]+1/[.$H$2])" office:value-type="float" office:value="18.0166666666669" calcext:value-type="float">
            <text:p>18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5]))" office:value-type="date" office:date-value="2019-10-25T21:00:32.033473" calcext:value-type="date">
            <text:p>2019-10-25 21:00:32</text:p>
          </table:table-cell>
          <table:table-cell table:style-name="ce7" table:formula="of:=[.A1085]" office:value-type="date" office:date-value="2019-10-25T21:00:32.033473" calcext:value-type="date">
            <text:p>2019-10-25 21:00:32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21:00:32.03347264789" calcext:value-type="date">
            <text:p>12/30/99 09:00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=0;[.G1084]+2+1/[.$H$2];[.G1084]+1/[.$H$2])" office:value-type="float" office:value="18.0333333333336" calcext:value-type="float">
            <text:p>18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6]))" office:value-type="date" office:date-value="2019-10-25T21:07:46.498968" calcext:value-type="date">
            <text:p>2019-10-25 21:07:46</text:p>
          </table:table-cell>
          <table:table-cell table:style-name="ce7" table:formula="of:=[.A1086]" office:value-type="date" office:date-value="2019-10-25T21:07:46.498968" calcext:value-type="date">
            <text:p>2019-10-25 21:07:46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21:07:46.49896774907" calcext:value-type="date">
            <text:p>12/30/99 09:07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=0;[.G1085]+2+1/[.$H$2];[.G1085]+1/[.$H$2])" office:value-type="float" office:value="18.0500000000003" calcext:value-type="float">
            <text:p>18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7]))" office:value-type="date" office:date-value="2019-10-25T20:31:03.016589" calcext:value-type="date">
            <text:p>2019-10-25 20:31:03</text:p>
          </table:table-cell>
          <table:table-cell table:style-name="ce7" table:formula="of:=[.A1087]" office:value-type="date" office:date-value="2019-10-25T20:31:03.016589" calcext:value-type="date">
            <text:p>2019-10-25 20:31:03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20:31:03.01658868324" calcext:value-type="date">
            <text:p>12/30/99 08:31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=0;[.G1086]+2+1/[.$H$2];[.G1086]+1/[.$H$2])" office:value-type="float" office:value="18.0666666666669" calcext:value-type="float">
            <text:p>18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8]))" office:value-type="date" office:date-value="2019-10-25T20:50:44.113861" calcext:value-type="date">
            <text:p>2019-10-25 20:50:44</text:p>
          </table:table-cell>
          <table:table-cell table:style-name="ce7" table:formula="of:=[.A1088]" office:value-type="date" office:date-value="2019-10-25T20:50:44.113861" calcext:value-type="date">
            <text:p>2019-10-25 20:50:44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20:50:44.11386055872" calcext:value-type="date">
            <text:p>12/30/99 08:50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=0;[.G1087]+2+1/[.$H$2];[.G1087]+1/[.$H$2])" office:value-type="float" office:value="18.0833333333336" calcext:value-type="float">
            <text:p>18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9]))" office:value-type="date" office:date-value="2019-10-25T20:35:28.294999" calcext:value-type="date">
            <text:p>2019-10-25 20:35:28</text:p>
          </table:table-cell>
          <table:table-cell table:style-name="ce7" table:formula="of:=[.A1089]" office:value-type="date" office:date-value="2019-10-25T20:35:28.294999" calcext:value-type="date">
            <text:p>2019-10-25 20:35:28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20:35:28.29499854706" calcext:value-type="date">
            <text:p>12/30/99 08:35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=0;[.G1088]+2+1/[.$H$2];[.G1088]+1/[.$H$2])" office:value-type="float" office:value="18.1000000000003" calcext:value-type="float">
            <text:p>18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0]))" office:value-type="date" office:date-value="2019-10-25T21:02:57.178979" calcext:value-type="date">
            <text:p>2019-10-25 21:02:57</text:p>
          </table:table-cell>
          <table:table-cell table:style-name="ce7" table:formula="of:=[.A1090]" office:value-type="date" office:date-value="2019-10-25T21:02:57.178979" calcext:value-type="date">
            <text:p>2019-10-25 21:02:57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21:02:57.17897887342" calcext:value-type="date">
            <text:p>12/30/99 09:02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=0;[.G1089]+2+1/[.$H$2];[.G1089]+1/[.$H$2])" office:value-type="float" office:value="18.1166666666669" calcext:value-type="float">
            <text:p>18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1]))" office:value-type="date" office:date-value="2019-10-25T21:07:45.577936" calcext:value-type="date">
            <text:p>2019-10-25 21:07:46</text:p>
          </table:table-cell>
          <table:table-cell table:style-name="ce7" table:formula="of:=[.A1091]" office:value-type="date" office:date-value="2019-10-25T21:07:45.577936" calcext:value-type="date">
            <text:p>2019-10-25 21:07:46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21:07:45.57793635875" calcext:value-type="date">
            <text:p>12/30/99 09:07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=0;[.G1090]+2+1/[.$H$2];[.G1090]+1/[.$H$2])" office:value-type="float" office:value="18.1333333333336" calcext:value-type="float">
            <text:p>18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2]))" office:value-type="date" office:date-value="2019-10-25T21:10:31.696289" calcext:value-type="date">
            <text:p>2019-10-25 21:10:32</text:p>
          </table:table-cell>
          <table:table-cell table:style-name="ce7" table:formula="of:=[.A1092]" office:value-type="date" office:date-value="2019-10-25T21:10:31.696289" calcext:value-type="date">
            <text:p>2019-10-25 21:10:32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21:10:31.69628886972" calcext:value-type="date">
            <text:p>12/30/99 09:10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=0;[.G1091]+2+1/[.$H$2];[.G1091]+1/[.$H$2])" office:value-type="float" office:value="18.1500000000003" calcext:value-type="float">
            <text:p>18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3]))" office:value-type="date" office:date-value="2019-10-25T20:17:50.551624" calcext:value-type="date">
            <text:p>2019-10-25 20:17:51</text:p>
          </table:table-cell>
          <table:table-cell table:style-name="ce7" table:formula="of:=[.A1093]" office:value-type="date" office:date-value="2019-10-25T20:17:50.551624" calcext:value-type="date">
            <text:p>2019-10-25 20:17:51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20:17:50.55162407923" calcext:value-type="date">
            <text:p>12/30/99 08:17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=0;[.G1092]+2+1/[.$H$2];[.G1092]+1/[.$H$2])" office:value-type="float" office:value="18.1666666666669" calcext:value-type="float">
            <text:p>18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4]))" office:value-type="date" office:date-value="2019-10-25T20:56:00.742849" calcext:value-type="date">
            <text:p>2019-10-25 20:56:01</text:p>
          </table:table-cell>
          <table:table-cell table:style-name="ce7" table:formula="of:=[.A1094]" office:value-type="date" office:date-value="2019-10-25T20:56:00.742849" calcext:value-type="date">
            <text:p>2019-10-25 20:56:01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20:56:00.74284936767" calcext:value-type="date">
            <text:p>12/30/99 08:56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=0;[.G1093]+2+1/[.$H$2];[.G1093]+1/[.$H$2])" office:value-type="float" office:value="18.1833333333336" calcext:value-type="float">
            <text:p>18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5]))" office:value-type="date" office:date-value="2019-10-25T20:22:48.848541" calcext:value-type="date">
            <text:p>2019-10-25 20:22:49</text:p>
          </table:table-cell>
          <table:table-cell table:style-name="ce7" table:formula="of:=[.A1095]" office:value-type="date" office:date-value="2019-10-25T20:22:48.848541" calcext:value-type="date">
            <text:p>2019-10-25 20:22:49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20:22:48.84854072705" calcext:value-type="date">
            <text:p>12/30/99 08:22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=0;[.G1094]+2+1/[.$H$2];[.G1094]+1/[.$H$2])" office:value-type="float" office:value="18.2000000000002" calcext:value-type="float">
            <text:p>18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6]))" office:value-type="date" office:date-value="2019-10-25T20:41:47.487478" calcext:value-type="date">
            <text:p>2019-10-25 20:41:47</text:p>
          </table:table-cell>
          <table:table-cell table:style-name="ce7" table:formula="of:=[.A1096]" office:value-type="date" office:date-value="2019-10-25T20:41:47.487478" calcext:value-type="date">
            <text:p>2019-10-25 20:41:47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20:41:47.48747822363" calcext:value-type="date">
            <text:p>12/30/99 08:41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=0;[.G1095]+2+1/[.$H$2];[.G1095]+1/[.$H$2])" office:value-type="float" office:value="18.2166666666669" calcext:value-type="float">
            <text:p>18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7]))" office:value-type="date" office:date-value="2019-10-25T21:00:26.578088" calcext:value-type="date">
            <text:p>2019-10-25 21:00:27</text:p>
          </table:table-cell>
          <table:table-cell table:style-name="ce7" table:formula="of:=[.A1097]" office:value-type="date" office:date-value="2019-10-25T21:00:26.578088" calcext:value-type="date">
            <text:p>2019-10-25 21:00:27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21:00:26.57808770891" calcext:value-type="date">
            <text:p>12/30/99 09:00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=0;[.G1096]+2+1/[.$H$2];[.G1096]+1/[.$H$2])" office:value-type="float" office:value="18.2333333333336" calcext:value-type="float">
            <text:p>18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8]))" office:value-type="date" office:date-value="2019-10-25T20:25:01.58783" calcext:value-type="date">
            <text:p>2019-10-25 20:25:02</text:p>
          </table:table-cell>
          <table:table-cell table:style-name="ce7" table:formula="of:=[.A1098]" office:value-type="date" office:date-value="2019-10-25T20:25:01.58783" calcext:value-type="date">
            <text:p>2019-10-25 20:25:02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20:25:01.58783029765" calcext:value-type="date">
            <text:p>12/30/99 08:25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=0;[.G1097]+2+1/[.$H$2];[.G1097]+1/[.$H$2])" office:value-type="float" office:value="18.2500000000002" calcext:value-type="float">
            <text:p>18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9]))" office:value-type="date" office:date-value="2019-10-25T20:38:19.135551" calcext:value-type="date">
            <text:p>2019-10-25 20:38:19</text:p>
          </table:table-cell>
          <table:table-cell table:style-name="ce7" table:formula="of:=[.A1099]" office:value-type="date" office:date-value="2019-10-25T20:38:19.135551" calcext:value-type="date">
            <text:p>2019-10-25 20:38:19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20:38:19.13555122912" calcext:value-type="date">
            <text:p>12/30/99 08:38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=0;[.G1098]+2+1/[.$H$2];[.G1098]+1/[.$H$2])" office:value-type="float" office:value="18.2666666666669" calcext:value-type="float">
            <text:p>18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0]))" office:value-type="date" office:date-value="2019-10-25T20:47:28.48736" calcext:value-type="date">
            <text:p>2019-10-25 20:47:28</text:p>
          </table:table-cell>
          <table:table-cell table:style-name="ce7" table:formula="of:=[.A1100]" office:value-type="date" office:date-value="2019-10-25T20:47:28.48736" calcext:value-type="date">
            <text:p>2019-10-25 20:47:28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20:47:28.487359914" calcext:value-type="date">
            <text:p>12/30/99 08:47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=0;[.G1099]+2+1/[.$H$2];[.G1099]+1/[.$H$2])" office:value-type="float" office:value="18.2833333333336" calcext:value-type="float">
            <text:p>18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1]))" office:value-type="date" office:date-value="2019-10-25T20:57:47.450672" calcext:value-type="date">
            <text:p>2019-10-25 20:57:47</text:p>
          </table:table-cell>
          <table:table-cell table:style-name="ce7" table:formula="of:=[.A1101]" office:value-type="date" office:date-value="2019-10-25T20:57:47.450672" calcext:value-type="date">
            <text:p>2019-10-25 20:57:47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20:57:47.450671806" calcext:value-type="date">
            <text:p>12/30/99 08:57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=0;[.G1100]+2+1/[.$H$2];[.G1100]+1/[.$H$2])" office:value-type="float" office:value="18.3000000000002" calcext:value-type="float">
            <text:p>18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2]))" office:value-type="date" office:date-value="2019-10-25T20:54:34.697895" calcext:value-type="date">
            <text:p>2019-10-25 20:54:35</text:p>
          </table:table-cell>
          <table:table-cell table:style-name="ce7" table:formula="of:=[.A1102]" office:value-type="date" office:date-value="2019-10-25T20:54:34.697895" calcext:value-type="date">
            <text:p>2019-10-25 20:54:35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20:54:34.69789513852" calcext:value-type="date">
            <text:p>12/30/99 08:54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=0;[.G1101]+2+1/[.$H$2];[.G1101]+1/[.$H$2])" office:value-type="float" office:value="18.3166666666669" calcext:value-type="float">
            <text:p>18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3]))" office:value-type="date" office:date-value="2019-10-25T20:23:42.071076" calcext:value-type="date">
            <text:p>2019-10-25 20:23:42</text:p>
          </table:table-cell>
          <table:table-cell table:style-name="ce7" table:formula="of:=[.A1103]" office:value-type="date" office:date-value="2019-10-25T20:23:42.071076" calcext:value-type="date">
            <text:p>2019-10-25 20:23:42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20:23:42.07107567228" calcext:value-type="date">
            <text:p>12/30/99 08:23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=0;[.G1102]+2+1/[.$H$2];[.G1102]+1/[.$H$2])" office:value-type="float" office:value="18.3333333333336" calcext:value-type="float">
            <text:p>18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4]))" office:value-type="date" office:date-value="2019-10-25T20:46:14.176213" calcext:value-type="date">
            <text:p>2019-10-25 20:46:14</text:p>
          </table:table-cell>
          <table:table-cell table:style-name="ce7" table:formula="of:=[.A1104]" office:value-type="date" office:date-value="2019-10-25T20:46:14.176213" calcext:value-type="date">
            <text:p>2019-10-25 20:46:14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20:46:14.17621286586" calcext:value-type="date">
            <text:p>12/30/99 08:46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=0;[.G1103]+2+1/[.$H$2];[.G1103]+1/[.$H$2])" office:value-type="float" office:value="18.3500000000002" calcext:value-type="float">
            <text:p>18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5]))" office:value-type="date" office:date-value="2019-10-25T21:07:13.985929" calcext:value-type="date">
            <text:p>2019-10-25 21:07:14</text:p>
          </table:table-cell>
          <table:table-cell table:style-name="ce7" table:formula="of:=[.A1105]" office:value-type="date" office:date-value="2019-10-25T21:07:13.985929" calcext:value-type="date">
            <text:p>2019-10-25 21:07:14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21:07:13.98592933081" calcext:value-type="date">
            <text:p>12/30/99 09:07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=0;[.G1104]+2+1/[.$H$2];[.G1104]+1/[.$H$2])" office:value-type="float" office:value="18.3666666666669" calcext:value-type="float">
            <text:p>18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6]))" office:value-type="date" office:date-value="2019-10-25T20:36:28.03987" calcext:value-type="date">
            <text:p>2019-10-25 20:36:28</text:p>
          </table:table-cell>
          <table:table-cell table:style-name="ce7" table:formula="of:=[.A1106]" office:value-type="date" office:date-value="2019-10-25T20:36:28.03987" calcext:value-type="date">
            <text:p>2019-10-25 20:36:28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20:36:28.0398703739" calcext:value-type="date">
            <text:p>12/30/99 08:36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=0;[.G1105]+2+1/[.$H$2];[.G1105]+1/[.$H$2])" office:value-type="float" office:value="18.3833333333336" calcext:value-type="float">
            <text:p>18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7]))" office:value-type="date" office:date-value="2019-10-25T20:51:45.473662" calcext:value-type="date">
            <text:p>2019-10-25 20:51:45</text:p>
          </table:table-cell>
          <table:table-cell table:style-name="ce7" table:formula="of:=[.A1107]" office:value-type="date" office:date-value="2019-10-25T20:51:45.473662" calcext:value-type="date">
            <text:p>2019-10-25 20:51:45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20:51:45.4736621445" calcext:value-type="date">
            <text:p>12/30/99 08:51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=0;[.G1106]+2+1/[.$H$2];[.G1106]+1/[.$H$2])" office:value-type="float" office:value="18.4000000000002" calcext:value-type="float">
            <text:p>18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8]))" office:value-type="date" office:date-value="2019-10-25T20:47:20.061927" calcext:value-type="date">
            <text:p>2019-10-25 20:47:20</text:p>
          </table:table-cell>
          <table:table-cell table:style-name="ce7" table:formula="of:=[.A1108]" office:value-type="date" office:date-value="2019-10-25T20:47:20.061927" calcext:value-type="date">
            <text:p>2019-10-25 20:47:20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20:47:20.06192721426" calcext:value-type="date">
            <text:p>12/30/99 08:47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=0;[.G1107]+2+1/[.$H$2];[.G1107]+1/[.$H$2])" office:value-type="float" office:value="18.4166666666669" calcext:value-type="float">
            <text:p>18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9]))" office:value-type="date" office:date-value="2019-10-25T20:35:58.16207" calcext:value-type="date">
            <text:p>2019-10-25 20:35:58</text:p>
          </table:table-cell>
          <table:table-cell table:style-name="ce7" table:formula="of:=[.A1109]" office:value-type="date" office:date-value="2019-10-25T20:35:58.16207" calcext:value-type="date">
            <text:p>2019-10-25 20:35:58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20:35:58.162070252" calcext:value-type="date">
            <text:p>12/30/99 08:35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=0;[.G1108]+2+1/[.$H$2];[.G1108]+1/[.$H$2])" office:value-type="float" office:value="18.4333333333336" calcext:value-type="float">
            <text:p>18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0]))" office:value-type="date" office:date-value="2019-10-25T20:53:09.738297" calcext:value-type="date">
            <text:p>2019-10-25 20:53:10</text:p>
          </table:table-cell>
          <table:table-cell table:style-name="ce7" table:formula="of:=[.A1110]" office:value-type="date" office:date-value="2019-10-25T20:53:09.738297" calcext:value-type="date">
            <text:p>2019-10-25 20:53:10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20:53:09.7382969968" calcext:value-type="date">
            <text:p>12/30/99 08:53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=0;[.G1109]+2+1/[.$H$2];[.G1109]+1/[.$H$2])" office:value-type="float" office:value="18.4500000000002" calcext:value-type="float">
            <text:p>18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1]))" office:value-type="date" office:date-value="2019-10-25T20:32:14.929746" calcext:value-type="date">
            <text:p>2019-10-25 20:32:15</text:p>
          </table:table-cell>
          <table:table-cell table:style-name="ce7" table:formula="of:=[.A1111]" office:value-type="date" office:date-value="2019-10-25T20:32:14.929746" calcext:value-type="date">
            <text:p>2019-10-25 20:32:15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20:32:14.92974594701" calcext:value-type="date">
            <text:p>12/30/99 08:32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=0;[.G1110]+2+1/[.$H$2];[.G1110]+1/[.$H$2])" office:value-type="float" office:value="18.4666666666669" calcext:value-type="float">
            <text:p>18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2]))" office:value-type="date" office:date-value="2019-10-25T20:35:24.355999" calcext:value-type="date">
            <text:p>2019-10-25 20:35:24</text:p>
          </table:table-cell>
          <table:table-cell table:style-name="ce7" table:formula="of:=[.A1112]" office:value-type="date" office:date-value="2019-10-25T20:35:24.355999" calcext:value-type="date">
            <text:p>2019-10-25 20:35:24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20:35:24.35599921737" calcext:value-type="date">
            <text:p>12/30/99 08:35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=0;[.G1111]+2+1/[.$H$2];[.G1111]+1/[.$H$2])" office:value-type="float" office:value="18.4833333333336" calcext:value-type="float">
            <text:p>18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3]))" office:value-type="date" office:date-value="2019-10-25T20:49:25.994599" calcext:value-type="date">
            <text:p>2019-10-25 20:49:26</text:p>
          </table:table-cell>
          <table:table-cell table:style-name="ce7" table:formula="of:=[.A1113]" office:value-type="date" office:date-value="2019-10-25T20:49:25.994599" calcext:value-type="date">
            <text:p>2019-10-25 20:49:26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20:49:25.9945988562" calcext:value-type="date">
            <text:p>12/30/99 08:49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=0;[.G1112]+2+1/[.$H$2];[.G1112]+1/[.$H$2])" office:value-type="float" office:value="18.5000000000002" calcext:value-type="float">
            <text:p>18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4]))" office:value-type="date" office:date-value="2019-10-25T20:21:17.061484" calcext:value-type="date">
            <text:p>2019-10-25 20:21:17</text:p>
          </table:table-cell>
          <table:table-cell table:style-name="ce7" table:formula="of:=[.A1114]" office:value-type="date" office:date-value="2019-10-25T20:21:17.061484" calcext:value-type="date">
            <text:p>2019-10-25 20:21:17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20:21:17.06148389261" calcext:value-type="date">
            <text:p>12/30/99 08:21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=0;[.G1113]+2+1/[.$H$2];[.G1113]+1/[.$H$2])" office:value-type="float" office:value="18.5166666666669" calcext:value-type="float">
            <text:p>18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5]))" office:value-type="date" office:date-value="2019-10-25T20:58:23.896196" calcext:value-type="date">
            <text:p>2019-10-25 20:58:24</text:p>
          </table:table-cell>
          <table:table-cell table:style-name="ce7" table:formula="of:=[.A1115]" office:value-type="date" office:date-value="2019-10-25T20:58:23.896196" calcext:value-type="date">
            <text:p>2019-10-25 20:58:24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20:58:23.89619618654" calcext:value-type="date">
            <text:p>12/30/99 08:58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=0;[.G1114]+2+1/[.$H$2];[.G1114]+1/[.$H$2])" office:value-type="float" office:value="18.5333333333336" calcext:value-type="float">
            <text:p>18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6]))" office:value-type="date" office:date-value="2019-10-25T20:54:21.175944" calcext:value-type="date">
            <text:p>2019-10-25 20:54:21</text:p>
          </table:table-cell>
          <table:table-cell table:style-name="ce7" table:formula="of:=[.A1116]" office:value-type="date" office:date-value="2019-10-25T20:54:21.175944" calcext:value-type="date">
            <text:p>2019-10-25 20:54:21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20:54:21.17594386451" calcext:value-type="date">
            <text:p>12/30/99 08:54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=0;[.G1115]+2+1/[.$H$2];[.G1115]+1/[.$H$2])" office:value-type="float" office:value="18.5500000000002" calcext:value-type="float">
            <text:p>18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7]))" office:value-type="date" office:date-value="2019-10-25T21:00:16.588946" calcext:value-type="date">
            <text:p>2019-10-25 21:00:17</text:p>
          </table:table-cell>
          <table:table-cell table:style-name="ce7" table:formula="of:=[.A1117]" office:value-type="date" office:date-value="2019-10-25T21:00:16.588946" calcext:value-type="date">
            <text:p>2019-10-25 21:00:17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21:00:16.58894580323" calcext:value-type="date">
            <text:p>12/30/99 09:00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=0;[.G1116]+2+1/[.$H$2];[.G1116]+1/[.$H$2])" office:value-type="float" office:value="18.5666666666669" calcext:value-type="float">
            <text:p>18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8]))" office:value-type="date" office:date-value="2019-10-25T20:37:02.111989" calcext:value-type="date">
            <text:p>2019-10-25 20:37:02</text:p>
          </table:table-cell>
          <table:table-cell table:style-name="ce7" table:formula="of:=[.A1118]" office:value-type="date" office:date-value="2019-10-25T20:37:02.111989" calcext:value-type="date">
            <text:p>2019-10-25 20:37:02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20:37:02.11198867299" calcext:value-type="date">
            <text:p>12/30/99 08:37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=0;[.G1117]+2+1/[.$H$2];[.G1117]+1/[.$H$2])" office:value-type="float" office:value="18.5833333333336" calcext:value-type="float">
            <text:p>18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9]))" office:value-type="date" office:date-value="2019-10-25T20:45:58.910519" calcext:value-type="date">
            <text:p>2019-10-25 20:45:59</text:p>
          </table:table-cell>
          <table:table-cell table:style-name="ce7" table:formula="of:=[.A1119]" office:value-type="date" office:date-value="2019-10-25T20:45:58.910519" calcext:value-type="date">
            <text:p>2019-10-25 20:45:59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20:45:58.91051853541" calcext:value-type="date">
            <text:p>12/30/99 08:45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=0;[.G1118]+2+1/[.$H$2];[.G1118]+1/[.$H$2])" office:value-type="float" office:value="18.6000000000002" calcext:value-type="float">
            <text:p>18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0]))" office:value-type="date" office:date-value="2019-10-25T20:43:05.735072" calcext:value-type="date">
            <text:p>2019-10-25 20:43:06</text:p>
          </table:table-cell>
          <table:table-cell table:style-name="ce7" table:formula="of:=[.A1120]" office:value-type="date" office:date-value="2019-10-25T20:43:05.735072" calcext:value-type="date">
            <text:p>2019-10-25 20:43:06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20:43:05.73507231195" calcext:value-type="date">
            <text:p>12/30/99 08:43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=0;[.G1119]+2+1/[.$H$2];[.G1119]+1/[.$H$2])" office:value-type="float" office:value="18.6166666666669" calcext:value-type="float">
            <text:p>18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1]))" office:value-type="date" office:date-value="2019-10-25T20:49:23.634208" calcext:value-type="date">
            <text:p>2019-10-25 20:49:24</text:p>
          </table:table-cell>
          <table:table-cell table:style-name="ce7" table:formula="of:=[.A1121]" office:value-type="date" office:date-value="2019-10-25T20:49:23.634208" calcext:value-type="date">
            <text:p>2019-10-25 20:49:24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20:49:23.63420756534" calcext:value-type="date">
            <text:p>12/30/99 08:49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=0;[.G1120]+2+1/[.$H$2];[.G1120]+1/[.$H$2])" office:value-type="float" office:value="18.6333333333336" calcext:value-type="float">
            <text:p>18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2]))" office:value-type="date" office:date-value="2019-10-25T20:34:06.888508" calcext:value-type="date">
            <text:p>2019-10-25 20:34:07</text:p>
          </table:table-cell>
          <table:table-cell table:style-name="ce7" table:formula="of:=[.A1122]" office:value-type="date" office:date-value="2019-10-25T20:34:06.888508" calcext:value-type="date">
            <text:p>2019-10-25 20:34:07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20:34:06.88850801904" calcext:value-type="date">
            <text:p>12/30/99 08:34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=0;[.G1121]+2+1/[.$H$2];[.G1121]+1/[.$H$2])" office:value-type="float" office:value="18.6500000000002" calcext:value-type="float">
            <text:p>18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3]))" office:value-type="date" office:date-value="2019-10-25T20:49:49.345447" calcext:value-type="date">
            <text:p>2019-10-25 20:49:49</text:p>
          </table:table-cell>
          <table:table-cell table:style-name="ce7" table:formula="of:=[.A1123]" office:value-type="date" office:date-value="2019-10-25T20:49:49.345447" calcext:value-type="date">
            <text:p>2019-10-25 20:49:49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20:49:49.34544660151" calcext:value-type="date">
            <text:p>12/30/99 08:49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=0;[.G1122]+2+1/[.$H$2];[.G1122]+1/[.$H$2])" office:value-type="float" office:value="18.6666666666669" calcext:value-type="float">
            <text:p>18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4]))" office:value-type="date" office:date-value="2019-10-25T20:53:30.673362" calcext:value-type="date">
            <text:p>2019-10-25 20:53:31</text:p>
          </table:table-cell>
          <table:table-cell table:style-name="ce7" table:formula="of:=[.A1124]" office:value-type="date" office:date-value="2019-10-25T20:53:30.673362" calcext:value-type="date">
            <text:p>2019-10-25 20:53:31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20:53:30.6733618537" calcext:value-type="date">
            <text:p>12/30/99 08:53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=0;[.G1123]+2+1/[.$H$2];[.G1123]+1/[.$H$2])" office:value-type="float" office:value="18.6833333333336" calcext:value-type="float">
            <text:p>18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5]))" office:value-type="date" office:date-value="2019-10-25T20:14:38.648744" calcext:value-type="date">
            <text:p>2019-10-25 20:14:39</text:p>
          </table:table-cell>
          <table:table-cell table:style-name="ce7" table:formula="of:=[.A1125]" office:value-type="date" office:date-value="2019-10-25T20:14:38.648744" calcext:value-type="date">
            <text:p>2019-10-25 20:14:39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20:14:38.64874410443" calcext:value-type="date">
            <text:p>12/30/99 08:14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=0;[.G1124]+2+1/[.$H$2];[.G1124]+1/[.$H$2])" office:value-type="float" office:value="18.7000000000002" calcext:value-type="float">
            <text:p>18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6]))" office:value-type="date" office:date-value="2019-10-25T20:43:06.858861" calcext:value-type="date">
            <text:p>2019-10-25 20:43:07</text:p>
          </table:table-cell>
          <table:table-cell table:style-name="ce7" table:formula="of:=[.A1126]" office:value-type="date" office:date-value="2019-10-25T20:43:06.858861" calcext:value-type="date">
            <text:p>2019-10-25 20:43:07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20:43:06.85886110179" calcext:value-type="date">
            <text:p>12/30/99 08:43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=0;[.G1125]+2+1/[.$H$2];[.G1125]+1/[.$H$2])" office:value-type="float" office:value="18.7166666666669" calcext:value-type="float">
            <text:p>18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7]))" office:value-type="date" office:date-value="2019-10-25T20:59:39.666039" calcext:value-type="date">
            <text:p>2019-10-25 20:59:40</text:p>
          </table:table-cell>
          <table:table-cell table:style-name="ce7" table:formula="of:=[.A1127]" office:value-type="date" office:date-value="2019-10-25T20:59:39.666039" calcext:value-type="date">
            <text:p>2019-10-25 20:59:40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20:59:39.66603892855" calcext:value-type="date">
            <text:p>12/30/99 08:59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=0;[.G1126]+2+1/[.$H$2];[.G1126]+1/[.$H$2])" office:value-type="float" office:value="18.7333333333336" calcext:value-type="float">
            <text:p>18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8]))" office:value-type="date" office:date-value="2019-10-25T20:58:55.18523" calcext:value-type="date">
            <text:p>2019-10-25 20:58:55</text:p>
          </table:table-cell>
          <table:table-cell table:style-name="ce7" table:formula="of:=[.A1128]" office:value-type="date" office:date-value="2019-10-25T20:58:55.18523" calcext:value-type="date">
            <text:p>2019-10-25 20:58:55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20:58:55.18523010425" calcext:value-type="date">
            <text:p>12/30/99 08:58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=0;[.G1127]+2+1/[.$H$2];[.G1127]+1/[.$H$2])" office:value-type="float" office:value="18.7500000000002" calcext:value-type="float">
            <text:p>18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9]))" office:value-type="date" office:date-value="2019-10-25T20:50:47.637476" calcext:value-type="date">
            <text:p>2019-10-25 20:50:48</text:p>
          </table:table-cell>
          <table:table-cell table:style-name="ce7" table:formula="of:=[.A1129]" office:value-type="date" office:date-value="2019-10-25T20:50:47.637476" calcext:value-type="date">
            <text:p>2019-10-25 20:50:48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20:50:47.63747602701" calcext:value-type="date">
            <text:p>12/30/99 08:50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=0;[.G1128]+2+1/[.$H$2];[.G1128]+1/[.$H$2])" office:value-type="float" office:value="18.7666666666669" calcext:value-type="float">
            <text:p>18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0]))" office:value-type="date" office:date-value="2019-10-25T21:05:10.295319" calcext:value-type="date">
            <text:p>2019-10-25 21:05:10</text:p>
          </table:table-cell>
          <table:table-cell table:style-name="ce7" table:formula="of:=[.A1130]" office:value-type="date" office:date-value="2019-10-25T21:05:10.295319" calcext:value-type="date">
            <text:p>2019-10-25 21:05:10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21:05:10.29531892855" calcext:value-type="date">
            <text:p>12/30/99 09:05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=0;[.G1129]+2+1/[.$H$2];[.G1129]+1/[.$H$2])" office:value-type="float" office:value="18.7833333333335" calcext:value-type="float">
            <text:p>18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1]))" office:value-type="date" office:date-value="2019-10-25T20:43:16.303063" calcext:value-type="date">
            <text:p>2019-10-25 20:43:16</text:p>
          </table:table-cell>
          <table:table-cell table:style-name="ce7" table:formula="of:=[.A1131]" office:value-type="date" office:date-value="2019-10-25T20:43:16.303063" calcext:value-type="date">
            <text:p>2019-10-25 20:43:16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20:43:16.30306342151" calcext:value-type="date">
            <text:p>12/30/99 08:43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=0;[.G1130]+2+1/[.$H$2];[.G1130]+1/[.$H$2])" office:value-type="float" office:value="18.8000000000002" calcext:value-type="float">
            <text:p>18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2]))" office:value-type="date" office:date-value="2019-10-25T20:33:18.332918" calcext:value-type="date">
            <text:p>2019-10-25 20:33:18</text:p>
          </table:table-cell>
          <table:table-cell table:style-name="ce7" table:formula="of:=[.A1132]" office:value-type="date" office:date-value="2019-10-25T20:33:18.332918" calcext:value-type="date">
            <text:p>2019-10-25 20:33:18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20:33:18.33291806281" calcext:value-type="date">
            <text:p>12/30/99 08:33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=0;[.G1131]+2+1/[.$H$2];[.G1131]+1/[.$H$2])" office:value-type="float" office:value="18.8166666666669" calcext:value-type="float">
            <text:p>18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3]))" office:value-type="date" office:date-value="2019-10-25T20:40:00.370502" calcext:value-type="date">
            <text:p>2019-10-25 20:40:00</text:p>
          </table:table-cell>
          <table:table-cell table:style-name="ce7" table:formula="of:=[.A1133]" office:value-type="date" office:date-value="2019-10-25T20:40:00.370502" calcext:value-type="date">
            <text:p>2019-10-25 20:40:00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20:40:00.37050240207" calcext:value-type="date">
            <text:p>12/30/99 08:40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=0;[.G1132]+2+1/[.$H$2];[.G1132]+1/[.$H$2])" office:value-type="float" office:value="18.8333333333335" calcext:value-type="float">
            <text:p>18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4]))" office:value-type="date" office:date-value="2019-10-25T20:43:20.549845" calcext:value-type="date">
            <text:p>2019-10-25 20:43:21</text:p>
          </table:table-cell>
          <table:table-cell table:style-name="ce7" table:formula="of:=[.A1134]" office:value-type="date" office:date-value="2019-10-25T20:43:20.549845" calcext:value-type="date">
            <text:p>2019-10-25 20:43:21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20:43:20.54984497838" calcext:value-type="date">
            <text:p>12/30/99 08:43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=0;[.G1133]+2+1/[.$H$2];[.G1133]+1/[.$H$2])" office:value-type="float" office:value="18.8500000000002" calcext:value-type="float">
            <text:p>18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5]))" office:value-type="date" office:date-value="2019-10-25T20:57:02.557803" calcext:value-type="date">
            <text:p>2019-10-25 20:57:03</text:p>
          </table:table-cell>
          <table:table-cell table:style-name="ce7" table:formula="of:=[.A1135]" office:value-type="date" office:date-value="2019-10-25T20:57:02.557803" calcext:value-type="date">
            <text:p>2019-10-25 20:57:03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20:57:02.5578033831" calcext:value-type="date">
            <text:p>12/30/99 08:57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=0;[.G1134]+2+1/[.$H$2];[.G1134]+1/[.$H$2])" office:value-type="float" office:value="18.8666666666669" calcext:value-type="float">
            <text:p>18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6]))" office:value-type="date" office:date-value="2019-10-25T20:51:27.861639" calcext:value-type="date">
            <text:p>2019-10-25 20:51:28</text:p>
          </table:table-cell>
          <table:table-cell table:style-name="ce7" table:formula="of:=[.A1136]" office:value-type="date" office:date-value="2019-10-25T20:51:27.861639" calcext:value-type="date">
            <text:p>2019-10-25 20:51:28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20:51:27.8616386326" calcext:value-type="date">
            <text:p>12/30/99 08:51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=0;[.G1135]+2+1/[.$H$2];[.G1135]+1/[.$H$2])" office:value-type="float" office:value="18.8833333333335" calcext:value-type="float">
            <text:p>18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7]))" office:value-type="date" office:date-value="2019-10-25T20:40:38.981212" calcext:value-type="date">
            <text:p>2019-10-25 20:40:39</text:p>
          </table:table-cell>
          <table:table-cell table:style-name="ce7" table:formula="of:=[.A1137]" office:value-type="date" office:date-value="2019-10-25T20:40:38.981212" calcext:value-type="date">
            <text:p>2019-10-25 20:40:39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20:40:38.98121193051" calcext:value-type="date">
            <text:p>12/30/99 08:40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=0;[.G1136]+2+1/[.$H$2];[.G1136]+1/[.$H$2])" office:value-type="float" office:value="18.9000000000002" calcext:value-type="float">
            <text:p>18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8]))" office:value-type="date" office:date-value="2019-10-25T20:41:08.436994" calcext:value-type="date">
            <text:p>2019-10-25 20:41:08</text:p>
          </table:table-cell>
          <table:table-cell table:style-name="ce7" table:formula="of:=[.A1138]" office:value-type="date" office:date-value="2019-10-25T20:41:08.436994" calcext:value-type="date">
            <text:p>2019-10-25 20:41:08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20:41:08.4369941242" calcext:value-type="date">
            <text:p>12/30/99 08:41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=0;[.G1137]+2+1/[.$H$2];[.G1137]+1/[.$H$2])" office:value-type="float" office:value="18.9166666666669" calcext:value-type="float">
            <text:p>18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9]))" office:value-type="date" office:date-value="2019-10-25T20:50:45.54633" calcext:value-type="date">
            <text:p>2019-10-25 20:50:46</text:p>
          </table:table-cell>
          <table:table-cell table:style-name="ce7" table:formula="of:=[.A1139]" office:value-type="date" office:date-value="2019-10-25T20:50:45.54633" calcext:value-type="date">
            <text:p>2019-10-25 20:50:46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20:50:45.54632990621" calcext:value-type="date">
            <text:p>12/30/99 08:50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=0;[.G1138]+2+1/[.$H$2];[.G1138]+1/[.$H$2])" office:value-type="float" office:value="18.9333333333335" calcext:value-type="float">
            <text:p>18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0]))" office:value-type="date" office:date-value="2019-10-25T21:03:58.978453" calcext:value-type="date">
            <text:p>2019-10-25 21:03:59</text:p>
          </table:table-cell>
          <table:table-cell table:style-name="ce7" table:formula="of:=[.A1140]" office:value-type="date" office:date-value="2019-10-25T21:03:58.978453" calcext:value-type="date">
            <text:p>2019-10-25 21:03:59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21:03:58.97845256142" calcext:value-type="date">
            <text:p>12/30/99 09:03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=0;[.G1139]+2+1/[.$H$2];[.G1139]+1/[.$H$2])" office:value-type="float" office:value="18.9500000000002" calcext:value-type="float">
            <text:p>18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1]))" office:value-type="date" office:date-value="2019-10-25T21:21:30.052705" calcext:value-type="date">
            <text:p>2019-10-25 21:21:30</text:p>
          </table:table-cell>
          <table:table-cell table:style-name="ce7" table:formula="of:=[.A1141]" office:value-type="date" office:date-value="2019-10-25T21:21:30.052705" calcext:value-type="date">
            <text:p>2019-10-25 21:21:30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21:21:30.05270521156" calcext:value-type="date">
            <text:p>12/30/99 09:21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=0;[.G1140]+2+1/[.$H$2];[.G1140]+1/[.$H$2])" office:value-type="float" office:value="18.9666666666669" calcext:value-type="float">
            <text:p>18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2]))" office:value-type="date" office:date-value="2019-10-25T20:49:43.658956" calcext:value-type="date">
            <text:p>2019-10-25 20:49:44</text:p>
          </table:table-cell>
          <table:table-cell table:style-name="ce7" table:formula="of:=[.A1142]" office:value-type="date" office:date-value="2019-10-25T20:49:43.658956" calcext:value-type="date">
            <text:p>2019-10-25 20:49:44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20:49:43.65895624738" calcext:value-type="date">
            <text:p>12/30/99 08:49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=0;[.G1141]+2+1/[.$H$2];[.G1141]+1/[.$H$2])" office:value-type="float" office:value="18.9833333333335" calcext:value-type="float">
            <text:p>18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3]))" office:value-type="date" office:date-value="2019-10-26T20:40:56.698972" calcext:value-type="date">
            <text:p>2019-10-26 20:40:57</text:p>
          </table:table-cell>
          <table:table-cell table:style-name="ce7" table:formula="of:=[.A1143]" office:value-type="date" office:date-value="2019-10-26T20:40:56.698972" calcext:value-type="date">
            <text:p>2019-10-26 20:40:57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20:40:56.69897189364" calcext:value-type="date">
            <text:p>12/30/99 08:40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=0;[.G1142]+2+1/[.$H$2];[.G1142]+1/[.$H$2])" office:value-type="float" office:value="19.0000000000002" calcext:value-type="float">
            <text:p>19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4]))" office:value-type="date" office:date-value="2019-10-26T20:29:21.173393" calcext:value-type="date">
            <text:p>2019-10-26 20:29:21</text:p>
          </table:table-cell>
          <table:table-cell table:style-name="ce7" table:formula="of:=[.A1144]" office:value-type="date" office:date-value="2019-10-26T20:29:21.173393" calcext:value-type="date">
            <text:p>2019-10-26 20:29:21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20:29:21.17339297198" calcext:value-type="date">
            <text:p>12/30/99 08:29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=0;[.G1143]+2+1/[.$H$2];[.G1143]+1/[.$H$2])" office:value-type="float" office:value="19.0166666666669" calcext:value-type="float">
            <text:p>19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5]))" office:value-type="date" office:date-value="2019-10-26T20:47:59.945563" calcext:value-type="date">
            <text:p>2019-10-26 20:48:00</text:p>
          </table:table-cell>
          <table:table-cell table:style-name="ce7" table:formula="of:=[.A1145]" office:value-type="date" office:date-value="2019-10-26T20:47:59.945563" calcext:value-type="date">
            <text:p>2019-10-26 20:48:00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20:47:59.94556284975" calcext:value-type="date">
            <text:p>12/30/99 08:48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=0;[.G1144]+2+1/[.$H$2];[.G1144]+1/[.$H$2])" office:value-type="float" office:value="19.0333333333335" calcext:value-type="float">
            <text:p>19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6]))" office:value-type="date" office:date-value="2019-10-26T21:00:43.980021" calcext:value-type="date">
            <text:p>2019-10-26 21:00:44</text:p>
          </table:table-cell>
          <table:table-cell table:style-name="ce7" table:formula="of:=[.A1146]" office:value-type="date" office:date-value="2019-10-26T21:00:43.980021" calcext:value-type="date">
            <text:p>2019-10-26 21:00:44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21:00:43.98002070375" calcext:value-type="date">
            <text:p>12/30/99 09:00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=0;[.G1145]+2+1/[.$H$2];[.G1145]+1/[.$H$2])" office:value-type="float" office:value="19.0500000000002" calcext:value-type="float">
            <text:p>19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7]))" office:value-type="date" office:date-value="2019-10-26T21:01:56.136847" calcext:value-type="date">
            <text:p>2019-10-26 21:01:56</text:p>
          </table:table-cell>
          <table:table-cell table:style-name="ce7" table:formula="of:=[.A1147]" office:value-type="date" office:date-value="2019-10-26T21:01:56.136847" calcext:value-type="date">
            <text:p>2019-10-26 21:01:56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21:01:56.13684680779" calcext:value-type="date">
            <text:p>12/30/99 09:01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=0;[.G1146]+2+1/[.$H$2];[.G1146]+1/[.$H$2])" office:value-type="float" office:value="19.0666666666669" calcext:value-type="float">
            <text:p>19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8]))" office:value-type="date" office:date-value="2019-10-26T20:33:26.142629" calcext:value-type="date">
            <text:p>2019-10-26 20:33:26</text:p>
          </table:table-cell>
          <table:table-cell table:style-name="ce7" table:formula="of:=[.A1148]" office:value-type="date" office:date-value="2019-10-26T20:33:26.142629" calcext:value-type="date">
            <text:p>2019-10-26 20:33:26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20:33:26.14262851886" calcext:value-type="date">
            <text:p>12/30/99 08:33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=0;[.G1147]+2+1/[.$H$2];[.G1147]+1/[.$H$2])" office:value-type="float" office:value="19.0833333333335" calcext:value-type="float">
            <text:p>19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9]))" office:value-type="date" office:date-value="2019-10-26T21:20:25.849849" calcext:value-type="date">
            <text:p>2019-10-26 21:20:26</text:p>
          </table:table-cell>
          <table:table-cell table:style-name="ce7" table:formula="of:=[.A1149]" office:value-type="date" office:date-value="2019-10-26T21:20:25.849849" calcext:value-type="date">
            <text:p>2019-10-26 21:20:26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21:20:25.84984924179" calcext:value-type="date">
            <text:p>12/30/99 09:20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=0;[.G1148]+2+1/[.$H$2];[.G1148]+1/[.$H$2])" office:value-type="float" office:value="19.1000000000002" calcext:value-type="float">
            <text:p>19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0]))" office:value-type="date" office:date-value="2019-10-26T20:38:59.99387" calcext:value-type="date">
            <text:p>2019-10-26 20:39:00</text:p>
          </table:table-cell>
          <table:table-cell table:style-name="ce7" table:formula="of:=[.A1150]" office:value-type="date" office:date-value="2019-10-26T20:38:59.99387" calcext:value-type="date">
            <text:p>2019-10-26 20:39:00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20:38:59.99386976939" calcext:value-type="date">
            <text:p>12/30/99 08:39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=0;[.G1149]+2+1/[.$H$2];[.G1149]+1/[.$H$2])" office:value-type="float" office:value="19.1166666666669" calcext:value-type="float">
            <text:p>19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1]))" office:value-type="date" office:date-value="2019-10-26T20:38:47.269293" calcext:value-type="date">
            <text:p>2019-10-26 20:38:47</text:p>
          </table:table-cell>
          <table:table-cell table:style-name="ce7" table:formula="of:=[.A1151]" office:value-type="date" office:date-value="2019-10-26T20:38:47.269293" calcext:value-type="date">
            <text:p>2019-10-26 20:38:47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20:38:47.26929271594" calcext:value-type="date">
            <text:p>12/30/99 08:38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=0;[.G1150]+2+1/[.$H$2];[.G1150]+1/[.$H$2])" office:value-type="float" office:value="19.1333333333335" calcext:value-type="float">
            <text:p>19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2]))" office:value-type="date" office:date-value="2019-10-26T21:11:03.948138" calcext:value-type="date">
            <text:p>2019-10-26 21:11:04</text:p>
          </table:table-cell>
          <table:table-cell table:style-name="ce7" table:formula="of:=[.A1152]" office:value-type="date" office:date-value="2019-10-26T21:11:03.948138" calcext:value-type="date">
            <text:p>2019-10-26 21:11:04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21:11:03.94813754596" calcext:value-type="date">
            <text:p>12/30/99 09:11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=0;[.G1151]+2+1/[.$H$2];[.G1151]+1/[.$H$2])" office:value-type="float" office:value="19.1500000000002" calcext:value-type="float">
            <text:p>19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3]))" office:value-type="date" office:date-value="2019-10-26T20:40:49.656658" calcext:value-type="date">
            <text:p>2019-10-26 20:40:50</text:p>
          </table:table-cell>
          <table:table-cell table:style-name="ce7" table:formula="of:=[.A1153]" office:value-type="date" office:date-value="2019-10-26T20:40:49.656658" calcext:value-type="date">
            <text:p>2019-10-26 20:40:50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20:40:49.65665820055" calcext:value-type="date">
            <text:p>12/30/99 08:40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=0;[.G1152]+2+1/[.$H$2];[.G1152]+1/[.$H$2])" office:value-type="float" office:value="19.1666666666669" calcext:value-type="float">
            <text:p>19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4]))" office:value-type="date" office:date-value="2019-10-26T20:33:38.755229" calcext:value-type="date">
            <text:p>2019-10-26 20:33:39</text:p>
          </table:table-cell>
          <table:table-cell table:style-name="ce7" table:formula="of:=[.A1154]" office:value-type="date" office:date-value="2019-10-26T20:33:38.755229" calcext:value-type="date">
            <text:p>2019-10-26 20:33:39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20:33:38.75522921328" calcext:value-type="date">
            <text:p>12/30/99 08:33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=0;[.G1153]+2+1/[.$H$2];[.G1153]+1/[.$H$2])" office:value-type="float" office:value="19.1833333333335" calcext:value-type="float">
            <text:p>19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5]))" office:value-type="date" office:date-value="2019-10-26T20:55:14.647458" calcext:value-type="date">
            <text:p>2019-10-26 20:55:15</text:p>
          </table:table-cell>
          <table:table-cell table:style-name="ce7" table:formula="of:=[.A1155]" office:value-type="date" office:date-value="2019-10-26T20:55:14.647458" calcext:value-type="date">
            <text:p>2019-10-26 20:55:15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20:55:14.64745779522" calcext:value-type="date">
            <text:p>12/30/99 08:55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=0;[.G1154]+2+1/[.$H$2];[.G1154]+1/[.$H$2])" office:value-type="float" office:value="19.2000000000002" calcext:value-type="float">
            <text:p>19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6]))" office:value-type="date" office:date-value="2019-10-26T20:35:37.944303" calcext:value-type="date">
            <text:p>2019-10-26 20:35:38</text:p>
          </table:table-cell>
          <table:table-cell table:style-name="ce7" table:formula="of:=[.A1156]" office:value-type="date" office:date-value="2019-10-26T20:35:37.944303" calcext:value-type="date">
            <text:p>2019-10-26 20:35:38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20:35:37.94430310372" calcext:value-type="date">
            <text:p>12/30/99 08:35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=0;[.G1155]+2+1/[.$H$2];[.G1155]+1/[.$H$2])" office:value-type="float" office:value="19.2166666666669" calcext:value-type="float">
            <text:p>19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7]))" office:value-type="date" office:date-value="2019-10-26T20:43:10.07272" calcext:value-type="date">
            <text:p>2019-10-26 20:43:10</text:p>
          </table:table-cell>
          <table:table-cell table:style-name="ce7" table:formula="of:=[.A1157]" office:value-type="date" office:date-value="2019-10-26T20:43:10.07272" calcext:value-type="date">
            <text:p>2019-10-26 20:43:10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20:43:10.07272040471" calcext:value-type="date">
            <text:p>12/30/99 08:43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=0;[.G1156]+2+1/[.$H$2];[.G1156]+1/[.$H$2])" office:value-type="float" office:value="19.2333333333335" calcext:value-type="float">
            <text:p>19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8]))" office:value-type="date" office:date-value="2019-10-26T21:04:41.77607" calcext:value-type="date">
            <text:p>2019-10-26 21:04:42</text:p>
          </table:table-cell>
          <table:table-cell table:style-name="ce7" table:formula="of:=[.A1158]" office:value-type="date" office:date-value="2019-10-26T21:04:41.77607" calcext:value-type="date">
            <text:p>2019-10-26 21:04:42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21:04:41.77607045509" calcext:value-type="date">
            <text:p>12/30/99 09:04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=0;[.G1157]+2+1/[.$H$2];[.G1157]+1/[.$H$2])" office:value-type="float" office:value="19.2500000000002" calcext:value-type="float">
            <text:p>19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9]))" office:value-type="date" office:date-value="2019-10-26T20:23:19.947449" calcext:value-type="date">
            <text:p>2019-10-26 20:23:20</text:p>
          </table:table-cell>
          <table:table-cell table:style-name="ce7" table:formula="of:=[.A1159]" office:value-type="date" office:date-value="2019-10-26T20:23:19.947449" calcext:value-type="date">
            <text:p>2019-10-26 20:23:20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20:23:19.94744856376" calcext:value-type="date">
            <text:p>12/30/99 08:23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=0;[.G1158]+2+1/[.$H$2];[.G1158]+1/[.$H$2])" office:value-type="float" office:value="19.2666666666669" calcext:value-type="float">
            <text:p>19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0]))" office:value-type="date" office:date-value="2019-10-26T20:49:55.523657" calcext:value-type="date">
            <text:p>2019-10-26 20:49:56</text:p>
          </table:table-cell>
          <table:table-cell table:style-name="ce7" table:formula="of:=[.A1160]" office:value-type="date" office:date-value="2019-10-26T20:49:55.523657" calcext:value-type="date">
            <text:p>2019-10-26 20:49:56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20:49:55.5236569047" calcext:value-type="date">
            <text:p>12/30/99 08:49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=0;[.G1159]+2+1/[.$H$2];[.G1159]+1/[.$H$2])" office:value-type="float" office:value="19.2833333333335" calcext:value-type="float">
            <text:p>19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1]))" office:value-type="date" office:date-value="2019-10-26T20:41:14.123068" calcext:value-type="date">
            <text:p>2019-10-26 20:41:14</text:p>
          </table:table-cell>
          <table:table-cell table:style-name="ce7" table:formula="of:=[.A1161]" office:value-type="date" office:date-value="2019-10-26T20:41:14.123068" calcext:value-type="date">
            <text:p>2019-10-26 20:41:14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20:41:14.12306831684" calcext:value-type="date">
            <text:p>12/30/99 08:41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=0;[.G1160]+2+1/[.$H$2];[.G1160]+1/[.$H$2])" office:value-type="float" office:value="19.3000000000002" calcext:value-type="float">
            <text:p>19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2]))" office:value-type="date" office:date-value="2019-10-26T21:07:04.617784" calcext:value-type="date">
            <text:p>2019-10-26 21:07:05</text:p>
          </table:table-cell>
          <table:table-cell table:style-name="ce7" table:formula="of:=[.A1162]" office:value-type="date" office:date-value="2019-10-26T21:07:04.617784" calcext:value-type="date">
            <text:p>2019-10-26 21:07:05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21:07:04.61778398138" calcext:value-type="date">
            <text:p>12/30/99 09:07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=0;[.G1161]+2+1/[.$H$2];[.G1161]+1/[.$H$2])" office:value-type="float" office:value="19.3166666666669" calcext:value-type="float">
            <text:p>19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3]))" office:value-type="date" office:date-value="2019-10-26T21:04:35.320461" calcext:value-type="date">
            <text:p>2019-10-26 21:04:35</text:p>
          </table:table-cell>
          <table:table-cell table:style-name="ce7" table:formula="of:=[.A1163]" office:value-type="date" office:date-value="2019-10-26T21:04:35.320461" calcext:value-type="date">
            <text:p>2019-10-26 21:04:35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21:04:35.32046148553" calcext:value-type="date">
            <text:p>12/30/99 09:04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=0;[.G1162]+2+1/[.$H$2];[.G116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4]))" office:value-type="date" office:date-value="2019-10-26T21:05:12.995772" calcext:value-type="date">
            <text:p>2019-10-26 21:05:13</text:p>
          </table:table-cell>
          <table:table-cell table:style-name="ce7" table:formula="of:=[.A1164]" office:value-type="date" office:date-value="2019-10-26T21:05:12.995772" calcext:value-type="date">
            <text:p>2019-10-26 21:05:13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21:05:12.99577199388" calcext:value-type="date">
            <text:p>12/30/99 09:05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=0;[.G1163]+2+1/[.$H$2];[.G1163]+1/[.$H$2])" office:value-type="float" office:value="19.3500000000002" calcext:value-type="float">
            <text:p>19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5]))" office:value-type="date" office:date-value="2019-10-26T20:55:05.296765" calcext:value-type="date">
            <text:p>2019-10-26 20:55:05</text:p>
          </table:table-cell>
          <table:table-cell table:style-name="ce7" table:formula="of:=[.A1165]" office:value-type="date" office:date-value="2019-10-26T20:55:05.296765" calcext:value-type="date">
            <text:p>2019-10-26 20:55:05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20:55:05.29676482547" calcext:value-type="date">
            <text:p>12/30/99 08:55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=0;[.G1164]+2+1/[.$H$2];[.G1164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6]))" office:value-type="date" office:date-value="2019-10-26T20:34:37.759136" calcext:value-type="date">
            <text:p>2019-10-26 20:34:38</text:p>
          </table:table-cell>
          <table:table-cell table:style-name="ce7" table:formula="of:=[.A1166]" office:value-type="date" office:date-value="2019-10-26T20:34:37.759136" calcext:value-type="date">
            <text:p>2019-10-26 20:34:38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20:34:37.75913618971" calcext:value-type="date">
            <text:p>12/30/99 08:34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=0;[.G1165]+2+1/[.$H$2];[.G1165]+1/[.$H$2])" office:value-type="float" office:value="19.3833333333335" calcext:value-type="float">
            <text:p>19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7]))" office:value-type="date" office:date-value="2019-10-26T21:01:00.589425" calcext:value-type="date">
            <text:p>2019-10-26 21:01:01</text:p>
          </table:table-cell>
          <table:table-cell table:style-name="ce7" table:formula="of:=[.A1167]" office:value-type="date" office:date-value="2019-10-26T21:01:00.589425" calcext:value-type="date">
            <text:p>2019-10-26 21:01:01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21:01:00.58942505624" calcext:value-type="date">
            <text:p>12/30/99 09:01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=0;[.G1166]+2+1/[.$H$2];[.G1166]+1/[.$H$2])" office:value-type="float" office:value="19.4000000000002" calcext:value-type="float">
            <text:p>19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8]))" office:value-type="date" office:date-value="2019-10-26T20:43:19.616044" calcext:value-type="date">
            <text:p>2019-10-26 20:43:20</text:p>
          </table:table-cell>
          <table:table-cell table:style-name="ce7" table:formula="of:=[.A1168]" office:value-type="date" office:date-value="2019-10-26T20:43:19.616044" calcext:value-type="date">
            <text:p>2019-10-26 20:43:20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20:43:19.61604396813" calcext:value-type="date">
            <text:p>12/30/99 08:43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=0;[.G1167]+2+1/[.$H$2];[.G1167]+1/[.$H$2])" office:value-type="float" office:value="19.4166666666668" calcext:value-type="float">
            <text:p>19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9]))" office:value-type="date" office:date-value="2019-10-26T20:58:27.782904" calcext:value-type="date">
            <text:p>2019-10-26 20:58:28</text:p>
          </table:table-cell>
          <table:table-cell table:style-name="ce7" table:formula="of:=[.A1169]" office:value-type="date" office:date-value="2019-10-26T20:58:27.782904" calcext:value-type="date">
            <text:p>2019-10-26 20:58:28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20:58:27.78290375602" calcext:value-type="date">
            <text:p>12/30/99 08:58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=0;[.G1168]+2+1/[.$H$2];[.G1168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0]))" office:value-type="date" office:date-value="2019-10-26T20:36:55.891542" calcext:value-type="date">
            <text:p>2019-10-26 20:36:56</text:p>
          </table:table-cell>
          <table:table-cell table:style-name="ce7" table:formula="of:=[.A1170]" office:value-type="date" office:date-value="2019-10-26T20:36:55.891542" calcext:value-type="date">
            <text:p>2019-10-26 20:36:56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20:36:55.89154175017" calcext:value-type="date">
            <text:p>12/30/99 08:36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=0;[.G1169]+2+1/[.$H$2];[.G1169]+1/[.$H$2])" office:value-type="float" office:value="19.4500000000002" calcext:value-type="float">
            <text:p>19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1]))" office:value-type="date" office:date-value="2019-10-26T20:53:50.301233" calcext:value-type="date">
            <text:p>2019-10-26 20:53:50</text:p>
          </table:table-cell>
          <table:table-cell table:style-name="ce7" table:formula="of:=[.A1171]" office:value-type="date" office:date-value="2019-10-26T20:53:50.301233" calcext:value-type="date">
            <text:p>2019-10-26 20:53:50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20:53:50.30123265926" calcext:value-type="date">
            <text:p>12/30/99 08:53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=0;[.G1170]+2+1/[.$H$2];[.G1170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2]))" office:value-type="date" office:date-value="2019-10-26T20:38:45.999424" calcext:value-type="date">
            <text:p>2019-10-26 20:38:46</text:p>
          </table:table-cell>
          <table:table-cell table:style-name="ce7" table:formula="of:=[.A1172]" office:value-type="date" office:date-value="2019-10-26T20:38:45.999424" calcext:value-type="date">
            <text:p>2019-10-26 20:38:46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20:38:45.99942432716" calcext:value-type="date">
            <text:p>12/30/99 08:38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=0;[.G1171]+2+1/[.$H$2];[.G1171]+1/[.$H$2])" office:value-type="float" office:value="19.4833333333335" calcext:value-type="float">
            <text:p>19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3]))" office:value-type="date" office:date-value="2019-10-26T20:42:52.106753" calcext:value-type="date">
            <text:p>2019-10-26 20:42:52</text:p>
          </table:table-cell>
          <table:table-cell table:style-name="ce7" table:formula="of:=[.A1173]" office:value-type="date" office:date-value="2019-10-26T20:42:52.106753" calcext:value-type="date">
            <text:p>2019-10-26 20:42:52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20:42:52.1067534294" calcext:value-type="date">
            <text:p>12/30/99 08:42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=0;[.G1172]+2+1/[.$H$2];[.G1172]+1/[.$H$2])" office:value-type="float" office:value="19.5000000000002" calcext:value-type="float">
            <text:p>19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4]))" office:value-type="date" office:date-value="2019-10-26T20:49:35.199694" calcext:value-type="date">
            <text:p>2019-10-26 20:49:35</text:p>
          </table:table-cell>
          <table:table-cell table:style-name="ce7" table:formula="of:=[.A1174]" office:value-type="date" office:date-value="2019-10-26T20:49:35.199694" calcext:value-type="date">
            <text:p>2019-10-26 20:49:35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20:49:35.19969376735" calcext:value-type="date">
            <text:p>12/30/99 08:49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=0;[.G1173]+2+1/[.$H$2];[.G1173]+1/[.$H$2])" office:value-type="float" office:value="19.5166666666668" calcext:value-type="float">
            <text:p>19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5]))" office:value-type="date" office:date-value="2019-10-26T21:24:55.991938" calcext:value-type="date">
            <text:p>2019-10-26 21:24:56</text:p>
          </table:table-cell>
          <table:table-cell table:style-name="ce7" table:formula="of:=[.A1175]" office:value-type="date" office:date-value="2019-10-26T21:24:55.991938" calcext:value-type="date">
            <text:p>2019-10-26 21:24:56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21:24:55.99193783943" calcext:value-type="date">
            <text:p>12/30/99 09:24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=0;[.G1174]+2+1/[.$H$2];[.G1174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6]))" office:value-type="date" office:date-value="2019-10-26T20:51:32.01772" calcext:value-type="date">
            <text:p>2019-10-26 20:51:32</text:p>
          </table:table-cell>
          <table:table-cell table:style-name="ce7" table:formula="of:=[.A1176]" office:value-type="date" office:date-value="2019-10-26T20:51:32.01772" calcext:value-type="date">
            <text:p>2019-10-26 20:51:32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20:51:32.01772024389" calcext:value-type="date">
            <text:p>12/30/99 08:51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=0;[.G1175]+2+1/[.$H$2];[.G1175]+1/[.$H$2])" office:value-type="float" office:value="19.5500000000002" calcext:value-type="float">
            <text:p>19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7]))" office:value-type="date" office:date-value="2019-10-26T20:39:34.61896" calcext:value-type="date">
            <text:p>2019-10-26 20:39:35</text:p>
          </table:table-cell>
          <table:table-cell table:style-name="ce7" table:formula="of:=[.A1177]" office:value-type="date" office:date-value="2019-10-26T20:39:34.61896" calcext:value-type="date">
            <text:p>2019-10-26 20:39:35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20:39:34.61896045133" calcext:value-type="date">
            <text:p>12/30/99 08:39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=0;[.G1176]+2+1/[.$H$2];[.G1176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8]))" office:value-type="date" office:date-value="2019-10-26T21:02:58.82807" calcext:value-type="date">
            <text:p>2019-10-26 21:02:59</text:p>
          </table:table-cell>
          <table:table-cell table:style-name="ce7" table:formula="of:=[.A1178]" office:value-type="date" office:date-value="2019-10-26T21:02:58.82807" calcext:value-type="date">
            <text:p>2019-10-26 21:02:59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21:02:58.82807033602" calcext:value-type="date">
            <text:p>12/30/99 09:02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=0;[.G1177]+2+1/[.$H$2];[.G1177]+1/[.$H$2])" office:value-type="float" office:value="19.5833333333335" calcext:value-type="float">
            <text:p>19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9]))" office:value-type="date" office:date-value="2019-10-26T20:49:44.203324" calcext:value-type="date">
            <text:p>2019-10-26 20:49:44</text:p>
          </table:table-cell>
          <table:table-cell table:style-name="ce7" table:formula="of:=[.A1179]" office:value-type="date" office:date-value="2019-10-26T20:49:44.203324" calcext:value-type="date">
            <text:p>2019-10-26 20:49:44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20:49:44.20332439709" calcext:value-type="date">
            <text:p>12/30/99 08:49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=0;[.G1178]+2+1/[.$H$2];[.G1178]+1/[.$H$2])" office:value-type="float" office:value="19.6000000000002" calcext:value-type="float">
            <text:p>19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0]))" office:value-type="date" office:date-value="2019-10-26T20:50:46.64931" calcext:value-type="date">
            <text:p>2019-10-26 20:50:47</text:p>
          </table:table-cell>
          <table:table-cell table:style-name="ce7" table:formula="of:=[.A1180]" office:value-type="date" office:date-value="2019-10-26T20:50:46.64931" calcext:value-type="date">
            <text:p>2019-10-26 20:50:47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20:50:46.64930999279" calcext:value-type="date">
            <text:p>12/30/99 08:50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=0;[.G1179]+2+1/[.$H$2];[.G1179]+1/[.$H$2])" office:value-type="float" office:value="19.6166666666668" calcext:value-type="float">
            <text:p>19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1]))" office:value-type="date" office:date-value="2019-10-26T20:55:54.587554" calcext:value-type="date">
            <text:p>2019-10-26 20:55:55</text:p>
          </table:table-cell>
          <table:table-cell table:style-name="ce7" table:formula="of:=[.A1181]" office:value-type="date" office:date-value="2019-10-26T20:55:54.587554" calcext:value-type="date">
            <text:p>2019-10-26 20:55:55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20:55:54.58755372092" calcext:value-type="date">
            <text:p>12/30/99 08:55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=0;[.G1180]+2+1/[.$H$2];[.G1180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2]))" office:value-type="date" office:date-value="2019-10-26T20:52:34.067758" calcext:value-type="date">
            <text:p>2019-10-26 20:52:34</text:p>
          </table:table-cell>
          <table:table-cell table:style-name="ce7" table:formula="of:=[.A1182]" office:value-type="date" office:date-value="2019-10-26T20:52:34.067758" calcext:value-type="date">
            <text:p>2019-10-26 20:52:34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20:52:34.06775835436" calcext:value-type="date">
            <text:p>12/30/99 08:52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=0;[.G1181]+2+1/[.$H$2];[.G1181]+1/[.$H$2])" office:value-type="float" office:value="19.6500000000002" calcext:value-type="float">
            <text:p>19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3]))" office:value-type="date" office:date-value="2019-10-26T21:06:14.007593" calcext:value-type="date">
            <text:p>2019-10-26 21:06:14</text:p>
          </table:table-cell>
          <table:table-cell table:style-name="ce7" table:formula="of:=[.A1183]" office:value-type="date" office:date-value="2019-10-26T21:06:14.007593" calcext:value-type="date">
            <text:p>2019-10-26 21:06:14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21:06:14.00759279262" calcext:value-type="date">
            <text:p>12/30/99 09:06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=0;[.G1182]+2+1/[.$H$2];[.G118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4]))" office:value-type="date" office:date-value="2019-10-26T20:41:22.803115" calcext:value-type="date">
            <text:p>2019-10-26 20:41:23</text:p>
          </table:table-cell>
          <table:table-cell table:style-name="ce7" table:formula="of:=[.A1184]" office:value-type="date" office:date-value="2019-10-26T20:41:22.803115" calcext:value-type="date">
            <text:p>2019-10-26 20:41:23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20:41:22.80311452691" calcext:value-type="date">
            <text:p>12/30/99 08:41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=0;[.G1183]+2+1/[.$H$2];[.G1183]+1/[.$H$2])" office:value-type="float" office:value="19.6833333333335" calcext:value-type="float">
            <text:p>19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5]))" office:value-type="date" office:date-value="2019-10-26T20:42:42.89378" calcext:value-type="date">
            <text:p>2019-10-26 20:42:43</text:p>
          </table:table-cell>
          <table:table-cell table:style-name="ce7" table:formula="of:=[.A1185]" office:value-type="date" office:date-value="2019-10-26T20:42:42.89378" calcext:value-type="date">
            <text:p>2019-10-26 20:42:43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20:42:42.89378036745" calcext:value-type="date">
            <text:p>12/30/99 08:42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=0;[.G1184]+2+1/[.$H$2];[.G1184]+1/[.$H$2])" office:value-type="float" office:value="19.7000000000002" calcext:value-type="float">
            <text:p>19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6]))" office:value-type="date" office:date-value="2019-10-26T21:00:11.601789" calcext:value-type="date">
            <text:p>2019-10-26 21:00:12</text:p>
          </table:table-cell>
          <table:table-cell table:style-name="ce7" table:formula="of:=[.A1186]" office:value-type="date" office:date-value="2019-10-26T21:00:11.601789" calcext:value-type="date">
            <text:p>2019-10-26 21:00:12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21:00:11.60178906284" calcext:value-type="date">
            <text:p>12/30/99 09:00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=0;[.G1185]+2+1/[.$H$2];[.G1185]+1/[.$H$2])" office:value-type="float" office:value="19.7166666666668" calcext:value-type="float">
            <text:p>19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7]))" office:value-type="date" office:date-value="2019-10-26T20:44:39.294431" calcext:value-type="date">
            <text:p>2019-10-26 20:44:39</text:p>
          </table:table-cell>
          <table:table-cell table:style-name="ce7" table:formula="of:=[.A1187]" office:value-type="date" office:date-value="2019-10-26T20:44:39.294431" calcext:value-type="date">
            <text:p>2019-10-26 20:44:39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20:44:39.29443144239" calcext:value-type="date">
            <text:p>12/30/99 08:44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=0;[.G1186]+2+1/[.$H$2];[.G1186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8]))" office:value-type="date" office:date-value="2019-10-26T20:45:18.756289" calcext:value-type="date">
            <text:p>2019-10-26 20:45:19</text:p>
          </table:table-cell>
          <table:table-cell table:style-name="ce7" table:formula="of:=[.A1188]" office:value-type="date" office:date-value="2019-10-26T20:45:18.756289" calcext:value-type="date">
            <text:p>2019-10-26 20:45:19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20:45:18.7562892912" calcext:value-type="date">
            <text:p>12/30/99 08:45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=0;[.G1187]+2+1/[.$H$2];[.G1187]+1/[.$H$2])" office:value-type="float" office:value="19.7500000000002" calcext:value-type="float">
            <text:p>19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9]))" office:value-type="date" office:date-value="2019-10-26T21:06:58.811014" calcext:value-type="date">
            <text:p>2019-10-26 21:06:59</text:p>
          </table:table-cell>
          <table:table-cell table:style-name="ce7" table:formula="of:=[.A1189]" office:value-type="date" office:date-value="2019-10-26T21:06:58.811014" calcext:value-type="date">
            <text:p>2019-10-26 21:06:59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21:06:58.81101415493" calcext:value-type="date">
            <text:p>12/30/99 09:06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=0;[.G1188]+2+1/[.$H$2];[.G1188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0]))" office:value-type="date" office:date-value="2019-10-26T21:25:23.7545" calcext:value-type="date">
            <text:p>2019-10-26 21:25:24</text:p>
          </table:table-cell>
          <table:table-cell table:style-name="ce7" table:formula="of:=[.A1190]" office:value-type="date" office:date-value="2019-10-26T21:25:23.7545" calcext:value-type="date">
            <text:p>2019-10-26 21:25:24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21:25:23.75449973624" calcext:value-type="date">
            <text:p>12/30/99 09:25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=0;[.G1189]+2+1/[.$H$2];[.G1189]+1/[.$H$2])" office:value-type="float" office:value="19.7833333333335" calcext:value-type="float">
            <text:p>19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1]))" office:value-type="date" office:date-value="2019-10-26T20:43:18.627075" calcext:value-type="date">
            <text:p>2019-10-26 20:43:19</text:p>
          </table:table-cell>
          <table:table-cell table:style-name="ce7" table:formula="of:=[.A1191]" office:value-type="date" office:date-value="2019-10-26T20:43:18.627075" calcext:value-type="date">
            <text:p>2019-10-26 20:43:19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20:43:18.62707452849" calcext:value-type="date">
            <text:p>12/30/99 08:43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=0;[.G1190]+2+1/[.$H$2];[.G1190]+1/[.$H$2])" office:value-type="float" office:value="19.8000000000002" calcext:value-type="float">
            <text:p>19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2]))" office:value-type="date" office:date-value="2019-10-26T20:26:00.540686" calcext:value-type="date">
            <text:p>2019-10-26 20:26:01</text:p>
          </table:table-cell>
          <table:table-cell table:style-name="ce7" table:formula="of:=[.A1192]" office:value-type="date" office:date-value="2019-10-26T20:26:00.540686" calcext:value-type="date">
            <text:p>2019-10-26 20:26:01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20:26:00.54068645462" calcext:value-type="date">
            <text:p>12/30/99 08:26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=0;[.G1191]+2+1/[.$H$2];[.G1191]+1/[.$H$2])" office:value-type="float" office:value="19.8166666666668" calcext:value-type="float">
            <text:p>19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3]))" office:value-type="date" office:date-value="2019-10-26T20:39:46.638896" calcext:value-type="date">
            <text:p>2019-10-26 20:39:47</text:p>
          </table:table-cell>
          <table:table-cell table:style-name="ce7" table:formula="of:=[.A1193]" office:value-type="date" office:date-value="2019-10-26T20:39:46.638896" calcext:value-type="date">
            <text:p>2019-10-26 20:39:47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20:39:46.63889626041" calcext:value-type="date">
            <text:p>12/30/99 08:39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=0;[.G1192]+2+1/[.$H$2];[.G1192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4]))" office:value-type="date" office:date-value="2019-10-26T20:51:55.958532" calcext:value-type="date">
            <text:p>2019-10-26 20:51:56</text:p>
          </table:table-cell>
          <table:table-cell table:style-name="ce7" table:formula="of:=[.A1194]" office:value-type="date" office:date-value="2019-10-26T20:51:55.958532" calcext:value-type="date">
            <text:p>2019-10-26 20:51:56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20:51:55.9585315967" calcext:value-type="date">
            <text:p>12/30/99 08:51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=0;[.G1193]+2+1/[.$H$2];[.G1193]+1/[.$H$2])" office:value-type="float" office:value="19.8500000000002" calcext:value-type="float">
            <text:p>19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5]))" office:value-type="date" office:date-value="2019-10-26T20:56:45.444193" calcext:value-type="date">
            <text:p>2019-10-26 20:56:45</text:p>
          </table:table-cell>
          <table:table-cell table:style-name="ce7" table:formula="of:=[.A1195]" office:value-type="date" office:date-value="2019-10-26T20:56:45.444193" calcext:value-type="date">
            <text:p>2019-10-26 20:56:45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20:56:45.44419297948" calcext:value-type="date">
            <text:p>12/30/99 08:56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=0;[.G1194]+2+1/[.$H$2];[.G1194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6]))" office:value-type="date" office:date-value="2019-10-26T21:13:10.016458" calcext:value-type="date">
            <text:p>2019-10-26 21:13:10</text:p>
          </table:table-cell>
          <table:table-cell table:style-name="ce7" table:formula="of:=[.A1196]" office:value-type="date" office:date-value="2019-10-26T21:13:10.016458" calcext:value-type="date">
            <text:p>2019-10-26 21:13:10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21:13:10.01645834651" calcext:value-type="date">
            <text:p>12/30/99 09:13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=0;[.G1195]+2+1/[.$H$2];[.G1195]+1/[.$H$2])" office:value-type="float" office:value="19.8833333333335" calcext:value-type="float">
            <text:p>19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7]))" office:value-type="date" office:date-value="2019-10-26T20:23:41.863116" calcext:value-type="date">
            <text:p>2019-10-26 20:23:42</text:p>
          </table:table-cell>
          <table:table-cell table:style-name="ce7" table:formula="of:=[.A1197]" office:value-type="date" office:date-value="2019-10-26T20:23:41.863116" calcext:value-type="date">
            <text:p>2019-10-26 20:23:42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20:23:41.86311562546" calcext:value-type="date">
            <text:p>12/30/99 08:23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=0;[.G1196]+2+1/[.$H$2];[.G1196]+1/[.$H$2])" office:value-type="float" office:value="19.9000000000002" calcext:value-type="float">
            <text:p>19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8]))" office:value-type="date" office:date-value="2019-10-26T20:58:44.552664" calcext:value-type="date">
            <text:p>2019-10-26 20:58:45</text:p>
          </table:table-cell>
          <table:table-cell table:style-name="ce7" table:formula="of:=[.A1198]" office:value-type="date" office:date-value="2019-10-26T20:58:44.552664" calcext:value-type="date">
            <text:p>2019-10-26 20:58:45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20:58:44.55266355537" calcext:value-type="date">
            <text:p>12/30/99 08:58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=0;[.G1197]+2+1/[.$H$2];[.G1197]+1/[.$H$2])" office:value-type="float" office:value="19.9166666666668" calcext:value-type="float">
            <text:p>19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9]))" office:value-type="date" office:date-value="2019-10-26T20:58:47.413239" calcext:value-type="date">
            <text:p>2019-10-26 20:58:47</text:p>
          </table:table-cell>
          <table:table-cell table:style-name="ce7" table:formula="of:=[.A1199]" office:value-type="date" office:date-value="2019-10-26T20:58:47.413239" calcext:value-type="date">
            <text:p>2019-10-26 20:58:47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20:58:47.41323946975" calcext:value-type="date">
            <text:p>12/30/99 08:58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=0;[.G1198]+2+1/[.$H$2];[.G1198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0]))" office:value-type="date" office:date-value="2019-10-26T21:03:07.202838" calcext:value-type="date">
            <text:p>2019-10-26 21:03:07</text:p>
          </table:table-cell>
          <table:table-cell table:style-name="ce7" table:formula="of:=[.A1200]" office:value-type="date" office:date-value="2019-10-26T21:03:07.202838" calcext:value-type="date">
            <text:p>2019-10-26 21:03:07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21:03:07.20283820294" calcext:value-type="date">
            <text:p>12/30/99 09:03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=0;[.G1199]+2+1/[.$H$2];[.G1199]+1/[.$H$2])" office:value-type="float" office:value="19.9500000000001" calcext:value-type="float">
            <text:p>19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1]))" office:value-type="date" office:date-value="2019-10-26T21:08:42.62992" calcext:value-type="date">
            <text:p>2019-10-26 21:08:43</text:p>
          </table:table-cell>
          <table:table-cell table:style-name="ce7" table:formula="of:=[.A1201]" office:value-type="date" office:date-value="2019-10-26T21:08:42.62992" calcext:value-type="date">
            <text:p>2019-10-26 21:08:43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21:08:42.62991957832" calcext:value-type="date">
            <text:p>12/30/99 09:08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=0;[.G1200]+2+1/[.$H$2];[.G1200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2]))" office:value-type="date" office:date-value="2019-10-26T20:43:58.282674" calcext:value-type="date">
            <text:p>2019-10-26 20:43:58</text:p>
          </table:table-cell>
          <table:table-cell table:style-name="ce7" table:formula="of:=[.A1202]" office:value-type="date" office:date-value="2019-10-26T20:43:58.282674" calcext:value-type="date">
            <text:p>2019-10-26 20:43:58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20:43:58.28267441131" calcext:value-type="date">
            <text:p>12/30/99 08:43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=0;[.G1201]+2+1/[.$H$2];[.G1201]+1/[.$H$2])" office:value-type="float" office:value="19.9833333333335" calcext:value-type="float">
            <text:p>19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3]))" office:value-type="date" office:date-value="2019-10-27T20:23:44.04721" calcext:value-type="date">
            <text:p>2019-10-27 20:23:44</text:p>
          </table:table-cell>
          <table:table-cell table:style-name="ce7" table:formula="of:=[.A1203]" office:value-type="date" office:date-value="2019-10-27T20:23:44.04721" calcext:value-type="date">
            <text:p>2019-10-27 20:23:44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20:23:44.04720971826" calcext:value-type="date">
            <text:p>12/30/99 08:23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=0;[.G1202]+2+1/[.$H$2];[.G12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4]))" office:value-type="date" office:date-value="2019-10-27T20:51:00.069876" calcext:value-type="date">
            <text:p>2019-10-27 20:51:00</text:p>
          </table:table-cell>
          <table:table-cell table:style-name="ce7" table:formula="of:=[.A1204]" office:value-type="date" office:date-value="2019-10-27T20:51:00.069876" calcext:value-type="date">
            <text:p>2019-10-27 20:51:00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20:51:00.06987565197" calcext:value-type="date">
            <text:p>12/30/99 08:51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=0;[.G1203]+2+1/[.$H$2];[.G1203]+1/[.$H$2])" office:value-type="float" office:value="20.0166666666668" calcext:value-type="float">
            <text:p>20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5]))" office:value-type="date" office:date-value="2019-10-27T21:11:56.310297" calcext:value-type="date">
            <text:p>2019-10-27 21:11:56</text:p>
          </table:table-cell>
          <table:table-cell table:style-name="ce7" table:formula="of:=[.A1205]" office:value-type="date" office:date-value="2019-10-27T21:11:56.310297" calcext:value-type="date">
            <text:p>2019-10-27 21:11:56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21:11:56.31029695272" calcext:value-type="date">
            <text:p>12/30/99 09:11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=0;[.G1204]+2+1/[.$H$2];[.G1204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6]))" office:value-type="date" office:date-value="2019-10-27T20:59:33.248008" calcext:value-type="date">
            <text:p>2019-10-27 20:59:33</text:p>
          </table:table-cell>
          <table:table-cell table:style-name="ce7" table:formula="of:=[.A1206]" office:value-type="date" office:date-value="2019-10-27T20:59:33.248008" calcext:value-type="date">
            <text:p>2019-10-27 20:59:33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20:59:33.24800833594" calcext:value-type="date">
            <text:p>12/30/99 08:59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=0;[.G1205]+2+1/[.$H$2];[.G1205]+1/[.$H$2])" office:value-type="float" office:value="20.0500000000001" calcext:value-type="float">
            <text:p>2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7]))" office:value-type="date" office:date-value="2019-10-27T20:59:07.381996" calcext:value-type="date">
            <text:p>2019-10-27 20:59:07</text:p>
          </table:table-cell>
          <table:table-cell table:style-name="ce7" table:formula="of:=[.A1207]" office:value-type="date" office:date-value="2019-10-27T20:59:07.381996" calcext:value-type="date">
            <text:p>2019-10-27 20:59:07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20:59:07.38199557178" calcext:value-type="date">
            <text:p>12/30/99 08:59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=0;[.G1206]+2+1/[.$H$2];[.G1206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8]))" office:value-type="date" office:date-value="2019-10-27T20:45:00.610355" calcext:value-type="date">
            <text:p>2019-10-27 20:45:01</text:p>
          </table:table-cell>
          <table:table-cell table:style-name="ce7" table:formula="of:=[.A1208]" office:value-type="date" office:date-value="2019-10-27T20:45:00.610355" calcext:value-type="date">
            <text:p>2019-10-27 20:45:01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20:45:00.61035510153" calcext:value-type="date">
            <text:p>12/30/99 08:45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=0;[.G1207]+2+1/[.$H$2];[.G1207]+1/[.$H$2])" office:value-type="float" office:value="20.0833333333335" calcext:value-type="float">
            <text:p>20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9]))" office:value-type="date" office:date-value="2019-10-27T20:55:03.868775" calcext:value-type="date">
            <text:p>2019-10-27 20:55:04</text:p>
          </table:table-cell>
          <table:table-cell table:style-name="ce7" table:formula="of:=[.A1209]" office:value-type="date" office:date-value="2019-10-27T20:55:03.868775" calcext:value-type="date">
            <text:p>2019-10-27 20:55:04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20:55:03.86877518613" calcext:value-type="date">
            <text:p>12/30/99 08:55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=0;[.G1208]+2+1/[.$H$2];[.G1208]+1/[.$H$2])" office:value-type="float" office:value="20.1000000000001" calcext:value-type="float">
            <text:p>2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0]))" office:value-type="date" office:date-value="2019-10-27T20:56:45.439223" calcext:value-type="date">
            <text:p>2019-10-27 20:56:45</text:p>
          </table:table-cell>
          <table:table-cell table:style-name="ce7" table:formula="of:=[.A1210]" office:value-type="date" office:date-value="2019-10-27T20:56:45.439223" calcext:value-type="date">
            <text:p>2019-10-27 20:56:45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20:56:45.43922293" calcext:value-type="date">
            <text:p>12/30/99 08:56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=0;[.G1209]+2+1/[.$H$2];[.G1209]+1/[.$H$2])" office:value-type="float" office:value="20.1166666666668" calcext:value-type="float">
            <text:p>2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1]))" office:value-type="date" office:date-value="2019-10-27T21:20:58.818237" calcext:value-type="date">
            <text:p>2019-10-27 21:20:59</text:p>
          </table:table-cell>
          <table:table-cell table:style-name="ce7" table:formula="of:=[.A1211]" office:value-type="date" office:date-value="2019-10-27T21:20:58.818237" calcext:value-type="date">
            <text:p>2019-10-27 21:20:59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21:20:58.81823685486" calcext:value-type="date">
            <text:p>12/30/99 09:20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=0;[.G1210]+2+1/[.$H$2];[.G1210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2]))" office:value-type="date" office:date-value="2019-10-27T20:39:09.042991" calcext:value-type="date">
            <text:p>2019-10-27 20:39:09</text:p>
          </table:table-cell>
          <table:table-cell table:style-name="ce7" table:formula="of:=[.A1212]" office:value-type="date" office:date-value="2019-10-27T20:39:09.042991" calcext:value-type="date">
            <text:p>2019-10-27 20:39:09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20:39:09.04299087357" calcext:value-type="date">
            <text:p>12/30/99 08:39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=0;[.G1211]+2+1/[.$H$2];[.G1211]+1/[.$H$2])" office:value-type="float" office:value="20.1500000000001" calcext:value-type="float">
            <text:p>2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3]))" office:value-type="date" office:date-value="2019-10-27T21:10:51.246869" calcext:value-type="date">
            <text:p>2019-10-27 21:10:51</text:p>
          </table:table-cell>
          <table:table-cell table:style-name="ce7" table:formula="of:=[.A1213]" office:value-type="date" office:date-value="2019-10-27T21:10:51.246869" calcext:value-type="date">
            <text:p>2019-10-27 21:10:51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21:10:51.24686930794" calcext:value-type="date">
            <text:p>12/30/99 09:10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=0;[.G1212]+2+1/[.$H$2];[.G1212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4]))" office:value-type="date" office:date-value="2019-10-27T21:02:04.91154" calcext:value-type="date">
            <text:p>2019-10-27 21:02:05</text:p>
          </table:table-cell>
          <table:table-cell table:style-name="ce7" table:formula="of:=[.A1214]" office:value-type="date" office:date-value="2019-10-27T21:02:04.91154" calcext:value-type="date">
            <text:p>2019-10-27 21:02:05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21:02:04.91154021118" calcext:value-type="date">
            <text:p>12/30/99 09:02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=0;[.G1213]+2+1/[.$H$2];[.G1213]+1/[.$H$2])" office:value-type="float" office:value="20.1833333333335" calcext:value-type="float">
            <text:p>20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5]))" office:value-type="date" office:date-value="2019-10-27T20:49:51.543747" calcext:value-type="date">
            <text:p>2019-10-27 20:49:52</text:p>
          </table:table-cell>
          <table:table-cell table:style-name="ce7" table:formula="of:=[.A1215]" office:value-type="date" office:date-value="2019-10-27T20:49:51.543747" calcext:value-type="date">
            <text:p>2019-10-27 20:49:52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20:49:51.54374676291" calcext:value-type="date">
            <text:p>12/30/99 08:49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=0;[.G1214]+2+1/[.$H$2];[.G1214]+1/[.$H$2])" office:value-type="float" office:value="20.2000000000001" calcext:value-type="float">
            <text:p>2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6]))" office:value-type="date" office:date-value="2019-10-27T20:32:39.676569" calcext:value-type="date">
            <text:p>2019-10-27 20:32:40</text:p>
          </table:table-cell>
          <table:table-cell table:style-name="ce7" table:formula="of:=[.A1216]" office:value-type="date" office:date-value="2019-10-27T20:32:39.676569" calcext:value-type="date">
            <text:p>2019-10-27 20:32:40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20:32:39.6765690716" calcext:value-type="date">
            <text:p>12/30/99 08:32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=0;[.G1215]+2+1/[.$H$2];[.G1215]+1/[.$H$2])" office:value-type="float" office:value="20.2166666666668" calcext:value-type="float">
            <text:p>2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7]))" office:value-type="date" office:date-value="2019-10-27T20:19:19.245987" calcext:value-type="date">
            <text:p>2019-10-27 20:19:19</text:p>
          </table:table-cell>
          <table:table-cell table:style-name="ce7" table:formula="of:=[.A1217]" office:value-type="date" office:date-value="2019-10-27T20:19:19.245987" calcext:value-type="date">
            <text:p>2019-10-27 20:19:19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20:19:19.24598746933" calcext:value-type="date">
            <text:p>12/30/99 08:19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=0;[.G1216]+2+1/[.$H$2];[.G1216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8]))" office:value-type="date" office:date-value="2019-10-27T20:45:13.992245" calcext:value-type="date">
            <text:p>2019-10-27 20:45:14</text:p>
          </table:table-cell>
          <table:table-cell table:style-name="ce7" table:formula="of:=[.A1218]" office:value-type="date" office:date-value="2019-10-27T20:45:13.992245" calcext:value-type="date">
            <text:p>2019-10-27 20:45:14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20:45:13.99224540219" calcext:value-type="date">
            <text:p>12/30/99 08:45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=0;[.G1217]+2+1/[.$H$2];[.G1217]+1/[.$H$2])" office:value-type="float" office:value="20.2500000000001" calcext:value-type="float">
            <text:p>2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9]))" office:value-type="date" office:date-value="2019-10-27T21:19:40.906679" calcext:value-type="date">
            <text:p>2019-10-27 21:19:41</text:p>
          </table:table-cell>
          <table:table-cell table:style-name="ce7" table:formula="of:=[.A1219]" office:value-type="date" office:date-value="2019-10-27T21:19:40.906679" calcext:value-type="date">
            <text:p>2019-10-27 21:19:41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21:19:40.90667871293" calcext:value-type="date">
            <text:p>12/30/99 09:19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=0;[.G1218]+2+1/[.$H$2];[.G1218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0]))" office:value-type="date" office:date-value="2019-10-27T20:44:55.379296" calcext:value-type="date">
            <text:p>2019-10-27 20:44:55</text:p>
          </table:table-cell>
          <table:table-cell table:style-name="ce7" table:formula="of:=[.A1220]" office:value-type="date" office:date-value="2019-10-27T20:44:55.379296" calcext:value-type="date">
            <text:p>2019-10-27 20:44:55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20:44:55.37929566577" calcext:value-type="date">
            <text:p>12/30/99 08:44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=0;[.G1219]+2+1/[.$H$2];[.G1219]+1/[.$H$2])" office:value-type="float" office:value="20.2833333333335" calcext:value-type="float">
            <text:p>20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1]))" office:value-type="date" office:date-value="2019-10-27T20:47:00.862661" calcext:value-type="date">
            <text:p>2019-10-27 20:47:01</text:p>
          </table:table-cell>
          <table:table-cell table:style-name="ce7" table:formula="of:=[.A1221]" office:value-type="date" office:date-value="2019-10-27T20:47:00.862661" calcext:value-type="date">
            <text:p>2019-10-27 20:47:01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20:47:00.86266062688" calcext:value-type="date">
            <text:p>12/30/99 08:47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=0;[.G1220]+2+1/[.$H$2];[.G1220]+1/[.$H$2])" office:value-type="float" office:value="20.3000000000001" calcext:value-type="float">
            <text:p>2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2]))" office:value-type="date" office:date-value="2019-10-27T20:16:24.482013" calcext:value-type="date">
            <text:p>2019-10-27 20:16:24</text:p>
          </table:table-cell>
          <table:table-cell table:style-name="ce7" table:formula="of:=[.A1222]" office:value-type="date" office:date-value="2019-10-27T20:16:24.482013" calcext:value-type="date">
            <text:p>2019-10-27 20:16:24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20:16:24.48201259598" calcext:value-type="date">
            <text:p>12/30/99 08:16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=0;[.G1221]+2+1/[.$H$2];[.G1221]+1/[.$H$2])" office:value-type="float" office:value="20.3166666666668" calcext:value-type="float">
            <text:p>2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3]))" office:value-type="date" office:date-value="2019-10-27T21:03:55.451168" calcext:value-type="date">
            <text:p>2019-10-27 21:03:55</text:p>
          </table:table-cell>
          <table:table-cell table:style-name="ce7" table:formula="of:=[.A1223]" office:value-type="date" office:date-value="2019-10-27T21:03:55.451168" calcext:value-type="date">
            <text:p>2019-10-27 21:03:55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21:03:55.45116770547" calcext:value-type="date">
            <text:p>12/30/99 09:03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=0;[.G1222]+2+1/[.$H$2];[.G122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4]))" office:value-type="date" office:date-value="2019-10-27T20:59:56.000196" calcext:value-type="date">
            <text:p>2019-10-27 20:59:56</text:p>
          </table:table-cell>
          <table:table-cell table:style-name="ce7" table:formula="of:=[.A1224]" office:value-type="date" office:date-value="2019-10-27T20:59:56.000196" calcext:value-type="date">
            <text:p>2019-10-27 20:59:56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20:59:56.00019645877" calcext:value-type="date">
            <text:p>12/30/99 08:59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=0;[.G1223]+2+1/[.$H$2];[.G1223]+1/[.$H$2])" office:value-type="float" office:value="20.3500000000001" calcext:value-type="float">
            <text:p>2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5]))" office:value-type="date" office:date-value="2019-10-27T21:19:05.457549" calcext:value-type="date">
            <text:p>2019-10-27 21:19:05</text:p>
          </table:table-cell>
          <table:table-cell table:style-name="ce7" table:formula="of:=[.A1225]" office:value-type="date" office:date-value="2019-10-27T21:19:05.457549" calcext:value-type="date">
            <text:p>2019-10-27 21:19:05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21:19:05.4575486714" calcext:value-type="date">
            <text:p>12/30/99 09:19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=0;[.G1224]+2+1/[.$H$2];[.G1224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6]))" office:value-type="date" office:date-value="2019-10-27T20:53:50.981232" calcext:value-type="date">
            <text:p>2019-10-27 20:53:51</text:p>
          </table:table-cell>
          <table:table-cell table:style-name="ce7" table:formula="of:=[.A1226]" office:value-type="date" office:date-value="2019-10-27T20:53:50.981232" calcext:value-type="date">
            <text:p>2019-10-27 20:53:51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20:53:50.98123236559" calcext:value-type="date">
            <text:p>12/30/99 08:53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=0;[.G1225]+2+1/[.$H$2];[.G1225]+1/[.$H$2])" office:value-type="float" office:value="20.3833333333335" calcext:value-type="float">
            <text:p>20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7]))" office:value-type="date" office:date-value="2019-10-27T21:02:21.852023" calcext:value-type="date">
            <text:p>2019-10-27 21:02:22</text:p>
          </table:table-cell>
          <table:table-cell table:style-name="ce7" table:formula="of:=[.A1227]" office:value-type="date" office:date-value="2019-10-27T21:02:21.852023" calcext:value-type="date">
            <text:p>2019-10-27 21:02:22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21:02:21.85202303343" calcext:value-type="date">
            <text:p>12/30/99 09:02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=0;[.G1226]+2+1/[.$H$2];[.G1226]+1/[.$H$2])" office:value-type="float" office:value="20.4000000000001" calcext:value-type="float">
            <text:p>2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8]))" office:value-type="date" office:date-value="2019-10-27T20:48:15.129275" calcext:value-type="date">
            <text:p>2019-10-27 20:48:15</text:p>
          </table:table-cell>
          <table:table-cell table:style-name="ce7" table:formula="of:=[.A1228]" office:value-type="date" office:date-value="2019-10-27T20:48:15.129275" calcext:value-type="date">
            <text:p>2019-10-27 20:48:15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20:48:15.12927525211" calcext:value-type="date">
            <text:p>12/30/99 08:48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=0;[.G1227]+2+1/[.$H$2];[.G1227]+1/[.$H$2])" office:value-type="float" office:value="20.4166666666668" calcext:value-type="float">
            <text:p>2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9]))" office:value-type="date" office:date-value="2019-10-27T20:30:46.565864" calcext:value-type="date">
            <text:p>2019-10-27 20:30:47</text:p>
          </table:table-cell>
          <table:table-cell table:style-name="ce7" table:formula="of:=[.A1229]" office:value-type="date" office:date-value="2019-10-27T20:30:46.565864" calcext:value-type="date">
            <text:p>2019-10-27 20:30:47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20:30:46.56586444471" calcext:value-type="date">
            <text:p>12/30/99 08:30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=0;[.G1228]+2+1/[.$H$2];[.G1228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0]))" office:value-type="date" office:date-value="2019-10-27T21:03:54.959543" calcext:value-type="date">
            <text:p>2019-10-27 21:03:55</text:p>
          </table:table-cell>
          <table:table-cell table:style-name="ce7" table:formula="of:=[.A1230]" office:value-type="date" office:date-value="2019-10-27T21:03:54.959543" calcext:value-type="date">
            <text:p>2019-10-27 21:03:55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21:03:54.95954268146" calcext:value-type="date">
            <text:p>12/30/99 09:03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=0;[.G1229]+2+1/[.$H$2];[.G1229]+1/[.$H$2])" office:value-type="float" office:value="20.4500000000001" calcext:value-type="float">
            <text:p>2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1]))" office:value-type="date" office:date-value="2019-10-27T20:36:56.628273" calcext:value-type="date">
            <text:p>2019-10-27 20:36:57</text:p>
          </table:table-cell>
          <table:table-cell table:style-name="ce7" table:formula="of:=[.A1231]" office:value-type="date" office:date-value="2019-10-27T20:36:56.628273" calcext:value-type="date">
            <text:p>2019-10-27 20:36:57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20:36:56.62827269174" calcext:value-type="date">
            <text:p>12/30/99 08:36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=0;[.G1230]+2+1/[.$H$2];[.G1230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2]))" office:value-type="date" office:date-value="2019-10-27T20:58:43.665439" calcext:value-type="date">
            <text:p>2019-10-27 20:58:44</text:p>
          </table:table-cell>
          <table:table-cell table:style-name="ce7" table:formula="of:=[.A1232]" office:value-type="date" office:date-value="2019-10-27T20:58:43.665439" calcext:value-type="date">
            <text:p>2019-10-27 20:58:44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20:58:43.66543868557" calcext:value-type="date">
            <text:p>12/30/99 08:58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=0;[.G1231]+2+1/[.$H$2];[.G1231]+1/[.$H$2])" office:value-type="float" office:value="20.4833333333335" calcext:value-type="float">
            <text:p>20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3]))" office:value-type="date" office:date-value="2019-10-27T20:38:43.96346" calcext:value-type="date">
            <text:p>2019-10-27 20:38:44</text:p>
          </table:table-cell>
          <table:table-cell table:style-name="ce7" table:formula="of:=[.A1233]" office:value-type="date" office:date-value="2019-10-27T20:38:43.96346" calcext:value-type="date">
            <text:p>2019-10-27 20:38:44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20:38:43.96346046589" calcext:value-type="date">
            <text:p>12/30/99 08:38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=0;[.G1232]+2+1/[.$H$2];[.G1232]+1/[.$H$2])" office:value-type="float" office:value="20.5000000000001" calcext:value-type="float">
            <text:p>2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4]))" office:value-type="date" office:date-value="2019-10-27T20:52:35.853195" calcext:value-type="date">
            <text:p>2019-10-27 20:52:36</text:p>
          </table:table-cell>
          <table:table-cell table:style-name="ce7" table:formula="of:=[.A1234]" office:value-type="date" office:date-value="2019-10-27T20:52:35.853195" calcext:value-type="date">
            <text:p>2019-10-27 20:52:36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20:52:35.85319488309" calcext:value-type="date">
            <text:p>12/30/99 08:52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=0;[.G1233]+2+1/[.$H$2];[.G1233]+1/[.$H$2])" office:value-type="float" office:value="20.5166666666668" calcext:value-type="float">
            <text:p>2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5]))" office:value-type="date" office:date-value="2019-10-27T21:02:48.821418" calcext:value-type="date">
            <text:p>2019-10-27 21:02:49</text:p>
          </table:table-cell>
          <table:table-cell table:style-name="ce7" table:formula="of:=[.A1235]" office:value-type="date" office:date-value="2019-10-27T21:02:48.821418" calcext:value-type="date">
            <text:p>2019-10-27 21:02:49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21:02:48.82141758688" calcext:value-type="date">
            <text:p>12/30/99 09:02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=0;[.G1234]+2+1/[.$H$2];[.G1234]+1/[.$H$2])" office:value-type="float" office:value="20.5333333333334" calcext:value-type="float">
            <text:p>2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6]))" office:value-type="date" office:date-value="2019-10-27T20:45:36.629166" calcext:value-type="date">
            <text:p>2019-10-27 20:45:37</text:p>
          </table:table-cell>
          <table:table-cell table:style-name="ce7" table:formula="of:=[.A1236]" office:value-type="date" office:date-value="2019-10-27T20:45:36.629166" calcext:value-type="date">
            <text:p>2019-10-27 20:45:37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20:45:36.62916622125" calcext:value-type="date">
            <text:p>12/30/99 08:45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=0;[.G1235]+2+1/[.$H$2];[.G1235]+1/[.$H$2])" office:value-type="float" office:value="20.5500000000001" calcext:value-type="float">
            <text:p>2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7]))" office:value-type="date" office:date-value="2019-10-27T20:34:59.349619" calcext:value-type="date">
            <text:p>2019-10-27 20:34:59</text:p>
          </table:table-cell>
          <table:table-cell table:style-name="ce7" table:formula="of:=[.A1237]" office:value-type="date" office:date-value="2019-10-27T20:34:59.349619" calcext:value-type="date">
            <text:p>2019-10-27 20:34:59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20:34:59.34961893596" calcext:value-type="date">
            <text:p>12/30/99 08:34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=0;[.G1236]+2+1/[.$H$2];[.G1236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8]))" office:value-type="date" office:date-value="2019-10-27T20:08:29.579932" calcext:value-type="date">
            <text:p>2019-10-27 20:08:30</text:p>
          </table:table-cell>
          <table:table-cell table:style-name="ce7" table:formula="of:=[.A1238]" office:value-type="date" office:date-value="2019-10-27T20:08:29.579932" calcext:value-type="date">
            <text:p>2019-10-27 20:08:30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20:08:29.57993210759" calcext:value-type="date">
            <text:p>12/30/99 08:08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=0;[.G1237]+2+1/[.$H$2];[.G1237]+1/[.$H$2])" office:value-type="float" office:value="20.5833333333334" calcext:value-type="float">
            <text:p>2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9]))" office:value-type="date" office:date-value="2019-10-27T20:51:44.784372" calcext:value-type="date">
            <text:p>2019-10-27 20:51:45</text:p>
          </table:table-cell>
          <table:table-cell table:style-name="ce7" table:formula="of:=[.A1239]" office:value-type="date" office:date-value="2019-10-27T20:51:44.784372" calcext:value-type="date">
            <text:p>2019-10-27 20:51:45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20:51:44.78437172715" calcext:value-type="date">
            <text:p>12/30/99 08:51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=0;[.G1238]+2+1/[.$H$2];[.G1238]+1/[.$H$2])" office:value-type="float" office:value="20.6000000000001" calcext:value-type="float">
            <text:p>2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0]))" office:value-type="date" office:date-value="2019-10-27T20:55:04.882903" calcext:value-type="date">
            <text:p>2019-10-27 20:55:05</text:p>
          </table:table-cell>
          <table:table-cell table:style-name="ce7" table:formula="of:=[.A1240]" office:value-type="date" office:date-value="2019-10-27T20:55:04.882903" calcext:value-type="date">
            <text:p>2019-10-27 20:55:05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20:55:04.88290290814" calcext:value-type="date">
            <text:p>12/30/99 08:55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=0;[.G1239]+2+1/[.$H$2];[.G1239]+1/[.$H$2])" office:value-type="float" office:value="20.6166666666668" calcext:value-type="float">
            <text:p>2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1]))" office:value-type="date" office:date-value="2019-10-27T20:47:43.828767" calcext:value-type="date">
            <text:p>2019-10-27 20:47:44</text:p>
          </table:table-cell>
          <table:table-cell table:style-name="ce7" table:formula="of:=[.A1241]" office:value-type="date" office:date-value="2019-10-27T20:47:43.828767" calcext:value-type="date">
            <text:p>2019-10-27 20:47:44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20:47:43.82876671851" calcext:value-type="date">
            <text:p>12/30/99 08:47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=0;[.G1240]+2+1/[.$H$2];[.G1240]+1/[.$H$2])" office:value-type="float" office:value="20.6333333333334" calcext:value-type="float">
            <text:p>2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2]))" office:value-type="date" office:date-value="2019-10-27T20:55:03.444399" calcext:value-type="date">
            <text:p>2019-10-27 20:55:03</text:p>
          </table:table-cell>
          <table:table-cell table:style-name="ce7" table:formula="of:=[.A1242]" office:value-type="date" office:date-value="2019-10-27T20:55:03.444399" calcext:value-type="date">
            <text:p>2019-10-27 20:55:03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20:55:03.44439921901" calcext:value-type="date">
            <text:p>12/30/99 08:55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=0;[.G1241]+2+1/[.$H$2];[.G1241]+1/[.$H$2])" office:value-type="float" office:value="20.6500000000001" calcext:value-type="float">
            <text:p>2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3]))" office:value-type="date" office:date-value="2019-10-27T20:36:13.346793" calcext:value-type="date">
            <text:p>2019-10-27 20:36:13</text:p>
          </table:table-cell>
          <table:table-cell table:style-name="ce7" table:formula="of:=[.A1243]" office:value-type="date" office:date-value="2019-10-27T20:36:13.346793" calcext:value-type="date">
            <text:p>2019-10-27 20:36:13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20:36:13.34679288324" calcext:value-type="date">
            <text:p>12/30/99 08:36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=0;[.G1242]+2+1/[.$H$2];[.G124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4]))" office:value-type="date" office:date-value="2019-10-27T21:01:51.835728" calcext:value-type="date">
            <text:p>2019-10-27 21:01:52</text:p>
          </table:table-cell>
          <table:table-cell table:style-name="ce7" table:formula="of:=[.A1244]" office:value-type="date" office:date-value="2019-10-27T21:01:51.835728" calcext:value-type="date">
            <text:p>2019-10-27 21:01:52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21:01:51.83572788723" calcext:value-type="date">
            <text:p>12/30/99 09:01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=0;[.G1243]+2+1/[.$H$2];[.G1243]+1/[.$H$2])" office:value-type="float" office:value="20.6833333333334" calcext:value-type="float">
            <text:p>2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5]))" office:value-type="date" office:date-value="2019-10-27T20:59:09.433982" calcext:value-type="date">
            <text:p>2019-10-27 20:59:09</text:p>
          </table:table-cell>
          <table:table-cell table:style-name="ce7" table:formula="of:=[.A1245]" office:value-type="date" office:date-value="2019-10-27T20:59:09.433982" calcext:value-type="date">
            <text:p>2019-10-27 20:59:09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20:59:09.43398165051" calcext:value-type="date">
            <text:p>12/30/99 08:59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=0;[.G1244]+2+1/[.$H$2];[.G1244]+1/[.$H$2])" office:value-type="float" office:value="20.7000000000001" calcext:value-type="float">
            <text:p>2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6]))" office:value-type="date" office:date-value="2019-10-27T20:14:06.577716" calcext:value-type="date">
            <text:p>2019-10-27 20:14:07</text:p>
          </table:table-cell>
          <table:table-cell table:style-name="ce7" table:formula="of:=[.A1246]" office:value-type="date" office:date-value="2019-10-27T20:14:06.577716" calcext:value-type="date">
            <text:p>2019-10-27 20:14:07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20:14:06.57771571074" calcext:value-type="date">
            <text:p>12/30/99 08:14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=0;[.G1245]+2+1/[.$H$2];[.G1245]+1/[.$H$2])" office:value-type="float" office:value="20.7166666666668" calcext:value-type="float">
            <text:p>2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7]))" office:value-type="date" office:date-value="2019-10-27T20:52:17.332878" calcext:value-type="date">
            <text:p>2019-10-27 20:52:17</text:p>
          </table:table-cell>
          <table:table-cell table:style-name="ce7" table:formula="of:=[.A1247]" office:value-type="date" office:date-value="2019-10-27T20:52:17.332878" calcext:value-type="date">
            <text:p>2019-10-27 20:52:17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20:52:17.33287754003" calcext:value-type="date">
            <text:p>12/30/99 08:52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=0;[.G1246]+2+1/[.$H$2];[.G1246]+1/[.$H$2])" office:value-type="float" office:value="20.7333333333334" calcext:value-type="float">
            <text:p>2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8]))" office:value-type="date" office:date-value="2019-10-27T20:45:46.4004" calcext:value-type="date">
            <text:p>2019-10-27 20:45:46</text:p>
          </table:table-cell>
          <table:table-cell table:style-name="ce7" table:formula="of:=[.A1248]" office:value-type="date" office:date-value="2019-10-27T20:45:46.4004" calcext:value-type="date">
            <text:p>2019-10-27 20:45:46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20:45:46.40040043741" calcext:value-type="date">
            <text:p>12/30/99 08:45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=0;[.G1247]+2+1/[.$H$2];[.G1247]+1/[.$H$2])" office:value-type="float" office:value="20.7500000000001" calcext:value-type="float">
            <text:p>2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9]))" office:value-type="date" office:date-value="2019-10-27T20:26:59.550018" calcext:value-type="date">
            <text:p>2019-10-27 20:27:00</text:p>
          </table:table-cell>
          <table:table-cell table:style-name="ce7" table:formula="of:=[.A1249]" office:value-type="date" office:date-value="2019-10-27T20:26:59.550018" calcext:value-type="date">
            <text:p>2019-10-27 20:27:00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20:26:59.55001798924" calcext:value-type="date">
            <text:p>12/30/99 08:27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=0;[.G1248]+2+1/[.$H$2];[.G1248]+1/[.$H$2])" office:value-type="float" office:value="20.7666666666668" calcext:value-type="float">
            <text:p>2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0]))" office:value-type="date" office:date-value="2019-10-27T20:51:28.904576" calcext:value-type="date">
            <text:p>2019-10-27 20:51:29</text:p>
          </table:table-cell>
          <table:table-cell table:style-name="ce7" table:formula="of:=[.A1250]" office:value-type="date" office:date-value="2019-10-27T20:51:28.904576" calcext:value-type="date">
            <text:p>2019-10-27 20:51:29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20:51:28.90457642265" calcext:value-type="date">
            <text:p>12/30/99 08:51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=0;[.G1249]+2+1/[.$H$2];[.G1249]+1/[.$H$2])" office:value-type="float" office:value="20.7833333333334" calcext:value-type="float">
            <text:p>20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1]))" office:value-type="date" office:date-value="2019-10-27T21:27:38.710445" calcext:value-type="date">
            <text:p>2019-10-27 21:27:39</text:p>
          </table:table-cell>
          <table:table-cell table:style-name="ce7" table:formula="of:=[.A1251]" office:value-type="date" office:date-value="2019-10-27T21:27:38.710445" calcext:value-type="date">
            <text:p>2019-10-27 21:27:39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21:27:38.7104445789" calcext:value-type="date">
            <text:p>12/30/99 09:27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=0;[.G1250]+2+1/[.$H$2];[.G1250]+1/[.$H$2])" office:value-type="float" office:value="20.8000000000001" calcext:value-type="float">
            <text:p>2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2]))" office:value-type="date" office:date-value="2019-10-27T20:45:26.988326" calcext:value-type="date">
            <text:p>2019-10-27 20:45:27</text:p>
          </table:table-cell>
          <table:table-cell table:style-name="ce7" table:formula="of:=[.A1252]" office:value-type="date" office:date-value="2019-10-27T20:45:26.988326" calcext:value-type="date">
            <text:p>2019-10-27 20:45:27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20:45:26.98832633905" calcext:value-type="date">
            <text:p>12/30/99 08:45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=0;[.G1251]+2+1/[.$H$2];[.G1251]+1/[.$H$2])" office:value-type="float" office:value="20.8166666666668" calcext:value-type="float">
            <text:p>2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3]))" office:value-type="date" office:date-value="2019-10-27T20:49:45.316841" calcext:value-type="date">
            <text:p>2019-10-27 20:49:45</text:p>
          </table:table-cell>
          <table:table-cell table:style-name="ce7" table:formula="of:=[.A1253]" office:value-type="date" office:date-value="2019-10-27T20:49:45.316841" calcext:value-type="date">
            <text:p>2019-10-27 20:49:45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20:49:45.31684053596" calcext:value-type="date">
            <text:p>12/30/99 08:49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=0;[.G1252]+2+1/[.$H$2];[.G1252]+1/[.$H$2])" office:value-type="float" office:value="20.8333333333334" calcext:value-type="float">
            <text:p>20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4]))" office:value-type="date" office:date-value="2019-10-27T21:07:27.242323" calcext:value-type="date">
            <text:p>2019-10-27 21:07:27</text:p>
          </table:table-cell>
          <table:table-cell table:style-name="ce7" table:formula="of:=[.A1254]" office:value-type="date" office:date-value="2019-10-27T21:07:27.242323" calcext:value-type="date">
            <text:p>2019-10-27 21:07:27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21:07:27.24232305307" calcext:value-type="date">
            <text:p>12/30/99 09:07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=0;[.G1253]+2+1/[.$H$2];[.G1253]+1/[.$H$2])" office:value-type="float" office:value="20.8500000000001" calcext:value-type="float">
            <text:p>2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5]))" office:value-type="date" office:date-value="2019-10-27T20:46:32.317119" calcext:value-type="date">
            <text:p>2019-10-27 20:46:32</text:p>
          </table:table-cell>
          <table:table-cell table:style-name="ce7" table:formula="of:=[.A1255]" office:value-type="date" office:date-value="2019-10-27T20:46:32.317119" calcext:value-type="date">
            <text:p>2019-10-27 20:46:32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20:46:32.31711854227" calcext:value-type="date">
            <text:p>12/30/99 08:46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=0;[.G1254]+2+1/[.$H$2];[.G1254]+1/[.$H$2])" office:value-type="float" office:value="20.8666666666668" calcext:value-type="float">
            <text:p>2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6]))" office:value-type="date" office:date-value="2019-10-27T20:36:56.629252" calcext:value-type="date">
            <text:p>2019-10-27 20:36:57</text:p>
          </table:table-cell>
          <table:table-cell table:style-name="ce7" table:formula="of:=[.A1256]" office:value-type="date" office:date-value="2019-10-27T20:36:56.629252" calcext:value-type="date">
            <text:p>2019-10-27 20:36:57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20:36:56.62925211713" calcext:value-type="date">
            <text:p>12/30/99 08:36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=0;[.G1255]+2+1/[.$H$2];[.G1255]+1/[.$H$2])" office:value-type="float" office:value="20.8833333333334" calcext:value-type="float">
            <text:p>20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7]))" office:value-type="date" office:date-value="2019-10-27T21:18:23.557756" calcext:value-type="date">
            <text:p>2019-10-27 21:18:24</text:p>
          </table:table-cell>
          <table:table-cell table:style-name="ce7" table:formula="of:=[.A1257]" office:value-type="date" office:date-value="2019-10-27T21:18:23.557756" calcext:value-type="date">
            <text:p>2019-10-27 21:18:24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21:18:23.55775645003" calcext:value-type="date">
            <text:p>12/30/99 09:18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=0;[.G1256]+2+1/[.$H$2];[.G1256]+1/[.$H$2])" office:value-type="float" office:value="20.9000000000001" calcext:value-type="float">
            <text:p>2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8]))" office:value-type="date" office:date-value="2019-10-27T20:22:14.545369" calcext:value-type="date">
            <text:p>2019-10-27 20:22:15</text:p>
          </table:table-cell>
          <table:table-cell table:style-name="ce7" table:formula="of:=[.A1258]" office:value-type="date" office:date-value="2019-10-27T20:22:14.545369" calcext:value-type="date">
            <text:p>2019-10-27 20:22:15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20:22:14.54536856152" calcext:value-type="date">
            <text:p>12/30/99 08:22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=0;[.G1257]+2+1/[.$H$2];[.G1257]+1/[.$H$2])" office:value-type="float" office:value="20.9166666666668" calcext:value-type="float">
            <text:p>2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9]))" office:value-type="date" office:date-value="2019-10-27T20:58:13.262205" calcext:value-type="date">
            <text:p>2019-10-27 20:58:13</text:p>
          </table:table-cell>
          <table:table-cell table:style-name="ce7" table:formula="of:=[.A1259]" office:value-type="date" office:date-value="2019-10-27T20:58:13.262205" calcext:value-type="date">
            <text:p>2019-10-27 20:58:13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20:58:13.26220450457" calcext:value-type="date">
            <text:p>12/30/99 08:58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=0;[.G1258]+2+1/[.$H$2];[.G1258]+1/[.$H$2])" office:value-type="float" office:value="20.9333333333334" calcext:value-type="float">
            <text:p>20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0]))" office:value-type="date" office:date-value="2019-10-27T20:47:19.46525" calcext:value-type="date">
            <text:p>2019-10-27 20:47:19</text:p>
          </table:table-cell>
          <table:table-cell table:style-name="ce7" table:formula="of:=[.A1260]" office:value-type="date" office:date-value="2019-10-27T20:47:19.46525" calcext:value-type="date">
            <text:p>2019-10-27 20:47:19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20:47:19.46524970233" calcext:value-type="date">
            <text:p>12/30/99 08:47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=0;[.G1259]+2+1/[.$H$2];[.G1259]+1/[.$H$2])" office:value-type="float" office:value="20.9500000000001" calcext:value-type="float">
            <text:p>2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1]))" office:value-type="date" office:date-value="2019-10-27T20:56:22.674176" calcext:value-type="date">
            <text:p>2019-10-27 20:56:23</text:p>
          </table:table-cell>
          <table:table-cell table:style-name="ce7" table:formula="of:=[.A1261]" office:value-type="date" office:date-value="2019-10-27T20:56:22.674176" calcext:value-type="date">
            <text:p>2019-10-27 20:56:23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20:56:22.67417591996" calcext:value-type="date">
            <text:p>12/30/99 08:56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=0;[.G1260]+2+1/[.$H$2];[.G1260]+1/[.$H$2])" office:value-type="float" office:value="20.9666666666668" calcext:value-type="float">
            <text:p>2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2]))" office:value-type="date" office:date-value="2019-10-27T20:31:54.181571" calcext:value-type="date">
            <text:p>2019-10-27 20:31:54</text:p>
          </table:table-cell>
          <table:table-cell table:style-name="ce7" table:formula="of:=[.A1262]" office:value-type="date" office:date-value="2019-10-27T20:31:54.181571" calcext:value-type="date">
            <text:p>2019-10-27 20:31:54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20:31:54.1815709183" calcext:value-type="date">
            <text:p>12/30/99 08:31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=0;[.G1261]+2+1/[.$H$2];[.G1261]+1/[.$H$2])" office:value-type="float" office:value="20.9833333333334" calcext:value-type="float">
            <text:p>20,9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3]))" office:value-type="date" office:date-value="2019-10-28T21:08:24.198125" calcext:value-type="date">
            <text:p>2019-10-28 21:08:24</text:p>
          </table:table-cell>
          <table:table-cell table:style-name="ce7" table:formula="of:=[.A1263]" office:value-type="date" office:date-value="2019-10-28T21:08:24.198125" calcext:value-type="date">
            <text:p>2019-10-28 21:08:24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21:08:24.19812456239" calcext:value-type="date">
            <text:p>12/30/99 09:08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=0;[.G1262]+2+1/[.$H$2];[.G1262]+1/[.$H$2])" office:value-type="float" office:value="21.0000000000001" calcext:value-type="float">
            <text:p>2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4]))" office:value-type="date" office:date-value="2019-10-28T20:57:55.81415" calcext:value-type="date">
            <text:p>2019-10-28 20:57:56</text:p>
          </table:table-cell>
          <table:table-cell table:style-name="ce7" table:formula="of:=[.A1264]" office:value-type="date" office:date-value="2019-10-28T20:57:55.81415" calcext:value-type="date">
            <text:p>2019-10-28 20:57:56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20:57:55.81414987799" calcext:value-type="date">
            <text:p>12/30/99 08:57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=0;[.G1263]+2+1/[.$H$2];[.G1263]+1/[.$H$2])" office:value-type="float" office:value="21.0166666666668" calcext:value-type="float">
            <text:p>2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5]))" office:value-type="date" office:date-value="2019-10-28T20:53:05.832502" calcext:value-type="date">
            <text:p>2019-10-28 20:53:06</text:p>
          </table:table-cell>
          <table:table-cell table:style-name="ce7" table:formula="of:=[.A1265]" office:value-type="date" office:date-value="2019-10-28T20:53:05.832502" calcext:value-type="date">
            <text:p>2019-10-28 20:53:06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20:53:05.83250194788" calcext:value-type="date">
            <text:p>12/30/99 08:53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=0;[.G1264]+2+1/[.$H$2];[.G1264]+1/[.$H$2])" office:value-type="float" office:value="21.0333333333334" calcext:value-type="float">
            <text:p>21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6]))" office:value-type="date" office:date-value="2019-10-28T20:56:42.654623" calcext:value-type="date">
            <text:p>2019-10-28 20:56:43</text:p>
          </table:table-cell>
          <table:table-cell table:style-name="ce7" table:formula="of:=[.A1266]" office:value-type="date" office:date-value="2019-10-28T20:56:42.654623" calcext:value-type="date">
            <text:p>2019-10-28 20:56:43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20:56:42.65462289099" calcext:value-type="date">
            <text:p>12/30/99 08:56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=0;[.G1265]+2+1/[.$H$2];[.G1265]+1/[.$H$2])" office:value-type="float" office:value="21.0500000000001" calcext:value-type="float">
            <text:p>2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7]))" office:value-type="date" office:date-value="2019-10-28T20:47:59.190997" calcext:value-type="date">
            <text:p>2019-10-28 20:47:59</text:p>
          </table:table-cell>
          <table:table-cell table:style-name="ce7" table:formula="of:=[.A1267]" office:value-type="date" office:date-value="2019-10-28T20:47:59.190997" calcext:value-type="date">
            <text:p>2019-10-28 20:47:59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20:47:59.19099668507" calcext:value-type="date">
            <text:p>12/30/99 08:47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=0;[.G1266]+2+1/[.$H$2];[.G1266]+1/[.$H$2])" office:value-type="float" office:value="21.0666666666668" calcext:value-type="float">
            <text:p>2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8]))" office:value-type="date" office:date-value="2019-10-28T21:11:50.545022" calcext:value-type="date">
            <text:p>2019-10-28 21:11:51</text:p>
          </table:table-cell>
          <table:table-cell table:style-name="ce7" table:formula="of:=[.A1268]" office:value-type="date" office:date-value="2019-10-28T21:11:50.545022" calcext:value-type="date">
            <text:p>2019-10-28 21:11:51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21:11:50.54502194747" calcext:value-type="date">
            <text:p>12/30/99 09:11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=0;[.G1267]+2+1/[.$H$2];[.G1267]+1/[.$H$2])" office:value-type="float" office:value="21.0833333333334" calcext:value-type="float">
            <text:p>21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9]))" office:value-type="date" office:date-value="2019-10-28T20:41:45.268702" calcext:value-type="date">
            <text:p>2019-10-28 20:41:45</text:p>
          </table:table-cell>
          <table:table-cell table:style-name="ce7" table:formula="of:=[.A1269]" office:value-type="date" office:date-value="2019-10-28T20:41:45.268702" calcext:value-type="date">
            <text:p>2019-10-28 20:41:45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20:41:45.26870191097" calcext:value-type="date">
            <text:p>12/30/99 08:41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=0;[.G1268]+2+1/[.$H$2];[.G1268]+1/[.$H$2])" office:value-type="float" office:value="21.1000000000001" calcext:value-type="float">
            <text:p>2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0]))" office:value-type="date" office:date-value="2019-10-28T20:48:13.886488" calcext:value-type="date">
            <text:p>2019-10-28 20:48:14</text:p>
          </table:table-cell>
          <table:table-cell table:style-name="ce7" table:formula="of:=[.A1270]" office:value-type="date" office:date-value="2019-10-28T20:48:13.886488" calcext:value-type="date">
            <text:p>2019-10-28 20:48:14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20:48:13.88648816384" calcext:value-type="date">
            <text:p>12/30/99 08:48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=0;[.G1269]+2+1/[.$H$2];[.G1269]+1/[.$H$2])" office:value-type="float" office:value="21.1166666666667" calcext:value-type="float">
            <text:p>21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1]))" office:value-type="date" office:date-value="2019-10-28T20:53:20.885655" calcext:value-type="date">
            <text:p>2019-10-28 20:53:21</text:p>
          </table:table-cell>
          <table:table-cell table:style-name="ce7" table:formula="of:=[.A1271]" office:value-type="date" office:date-value="2019-10-28T20:53:20.885655" calcext:value-type="date">
            <text:p>2019-10-28 20:53:21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20:53:20.88565468322" calcext:value-type="date">
            <text:p>12/30/99 08:53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=0;[.G1270]+2+1/[.$H$2];[.G1270]+1/[.$H$2])" office:value-type="float" office:value="21.1333333333334" calcext:value-type="float">
            <text:p>21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2]))" office:value-type="date" office:date-value="2019-10-28T20:33:32.837509" calcext:value-type="date">
            <text:p>2019-10-28 20:33:33</text:p>
          </table:table-cell>
          <table:table-cell table:style-name="ce7" table:formula="of:=[.A1272]" office:value-type="date" office:date-value="2019-10-28T20:33:32.837509" calcext:value-type="date">
            <text:p>2019-10-28 20:33:33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20:33:32.83750897273" calcext:value-type="date">
            <text:p>12/30/99 08:33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=0;[.G1271]+2+1/[.$H$2];[.G1271]+1/[.$H$2])" office:value-type="float" office:value="21.1500000000001" calcext:value-type="float">
            <text:p>2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3]))" office:value-type="date" office:date-value="2019-10-28T20:33:43.465581" calcext:value-type="date">
            <text:p>2019-10-28 20:33:43</text:p>
          </table:table-cell>
          <table:table-cell table:style-name="ce7" table:formula="of:=[.A1273]" office:value-type="date" office:date-value="2019-10-28T20:33:43.465581" calcext:value-type="date">
            <text:p>2019-10-28 20:33:43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20:33:43.46558072604" calcext:value-type="date">
            <text:p>12/30/99 08:33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=0;[.G1272]+2+1/[.$H$2];[.G1272]+1/[.$H$2])" office:value-type="float" office:value="21.1666666666667" calcext:value-type="float">
            <text:p>21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4]))" office:value-type="date" office:date-value="2019-10-28T20:41:15.654959" calcext:value-type="date">
            <text:p>2019-10-28 20:41:16</text:p>
          </table:table-cell>
          <table:table-cell table:style-name="ce7" table:formula="of:=[.A1274]" office:value-type="date" office:date-value="2019-10-28T20:41:15.654959" calcext:value-type="date">
            <text:p>2019-10-28 20:41:16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20:41:15.65495877061" calcext:value-type="date">
            <text:p>12/30/99 08:41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=0;[.G1273]+2+1/[.$H$2];[.G1273]+1/[.$H$2])" office:value-type="float" office:value="21.1833333333334" calcext:value-type="float">
            <text:p>21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5]))" office:value-type="date" office:date-value="2019-10-28T20:49:01.073449" calcext:value-type="date">
            <text:p>2019-10-28 20:49:01</text:p>
          </table:table-cell>
          <table:table-cell table:style-name="ce7" table:formula="of:=[.A1275]" office:value-type="date" office:date-value="2019-10-28T20:49:01.073449" calcext:value-type="date">
            <text:p>2019-10-28 20:49:01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20:49:01.07344932854" calcext:value-type="date">
            <text:p>12/30/99 08:49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=0;[.G1274]+2+1/[.$H$2];[.G1274]+1/[.$H$2])" office:value-type="float" office:value="21.2000000000001" calcext:value-type="float">
            <text:p>2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6]))" office:value-type="date" office:date-value="2019-10-28T20:44:40.802679" calcext:value-type="date">
            <text:p>2019-10-28 20:44:41</text:p>
          </table:table-cell>
          <table:table-cell table:style-name="ce7" table:formula="of:=[.A1276]" office:value-type="date" office:date-value="2019-10-28T20:44:40.802679" calcext:value-type="date">
            <text:p>2019-10-28 20:44:41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20:44:40.80267864279" calcext:value-type="date">
            <text:p>12/30/99 08:44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=0;[.G1275]+2+1/[.$H$2];[.G1275]+1/[.$H$2])" office:value-type="float" office:value="21.2166666666667" calcext:value-type="float">
            <text:p>21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7]))" office:value-type="date" office:date-value="2019-10-28T21:07:12.342031" calcext:value-type="date">
            <text:p>2019-10-28 21:07:12</text:p>
          </table:table-cell>
          <table:table-cell table:style-name="ce7" table:formula="of:=[.A1277]" office:value-type="date" office:date-value="2019-10-28T21:07:12.342031" calcext:value-type="date">
            <text:p>2019-10-28 21:07:12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21:07:12.34203108586" calcext:value-type="date">
            <text:p>12/30/99 09:07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=0;[.G1276]+2+1/[.$H$2];[.G1276]+1/[.$H$2])" office:value-type="float" office:value="21.2333333333334" calcext:value-type="float">
            <text:p>21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8]))" office:value-type="date" office:date-value="2019-10-28T20:40:04.151019" calcext:value-type="date">
            <text:p>2019-10-28 20:40:04</text:p>
          </table:table-cell>
          <table:table-cell table:style-name="ce7" table:formula="of:=[.A1278]" office:value-type="date" office:date-value="2019-10-28T20:40:04.151019" calcext:value-type="date">
            <text:p>2019-10-28 20:40:04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20:40:04.15101901162" calcext:value-type="date">
            <text:p>12/30/99 08:40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=0;[.G1277]+2+1/[.$H$2];[.G1277]+1/[.$H$2])" office:value-type="float" office:value="21.2500000000001" calcext:value-type="float">
            <text:p>2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9]))" office:value-type="date" office:date-value="2019-10-28T20:54:01.629995" calcext:value-type="date">
            <text:p>2019-10-28 20:54:02</text:p>
          </table:table-cell>
          <table:table-cell table:style-name="ce7" table:formula="of:=[.A1279]" office:value-type="date" office:date-value="2019-10-28T20:54:01.629995" calcext:value-type="date">
            <text:p>2019-10-28 20:54:02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20:54:01.62999526598" calcext:value-type="date">
            <text:p>12/30/99 08:54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=0;[.G1278]+2+1/[.$H$2];[.G1278]+1/[.$H$2])" office:value-type="float" office:value="21.2666666666667" calcext:value-type="float">
            <text:p>21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0]))" office:value-type="date" office:date-value="2019-10-28T21:06:25.923153" calcext:value-type="date">
            <text:p>2019-10-28 21:06:26</text:p>
          </table:table-cell>
          <table:table-cell table:style-name="ce7" table:formula="of:=[.A1280]" office:value-type="date" office:date-value="2019-10-28T21:06:25.923153" calcext:value-type="date">
            <text:p>2019-10-28 21:06:26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21:06:25.92315253336" calcext:value-type="date">
            <text:p>12/30/99 09:06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=0;[.G1279]+2+1/[.$H$2];[.G1279]+1/[.$H$2])" office:value-type="float" office:value="21.2833333333334" calcext:value-type="float">
            <text:p>21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1]))" office:value-type="date" office:date-value="2019-10-28T20:54:31.559149" calcext:value-type="date">
            <text:p>2019-10-28 20:54:32</text:p>
          </table:table-cell>
          <table:table-cell table:style-name="ce7" table:formula="of:=[.A1281]" office:value-type="date" office:date-value="2019-10-28T20:54:31.559149" calcext:value-type="date">
            <text:p>2019-10-28 20:54:32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20:54:31.55914921314" calcext:value-type="date">
            <text:p>12/30/99 08:54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=0;[.G1280]+2+1/[.$H$2];[.G1280]+1/[.$H$2])" office:value-type="float" office:value="21.3000000000001" calcext:value-type="float">
            <text:p>2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2]))" office:value-type="date" office:date-value="2019-10-28T21:08:27.58925" calcext:value-type="date">
            <text:p>2019-10-28 21:08:28</text:p>
          </table:table-cell>
          <table:table-cell table:style-name="ce7" table:formula="of:=[.A1282]" office:value-type="date" office:date-value="2019-10-28T21:08:27.58925" calcext:value-type="date">
            <text:p>2019-10-28 21:08:28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21:08:27.58925043046" calcext:value-type="date">
            <text:p>12/30/99 09:08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=0;[.G1281]+2+1/[.$H$2];[.G1281]+1/[.$H$2])" office:value-type="float" office:value="21.3166666666667" calcext:value-type="float">
            <text:p>21,3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3]))" office:value-type="date" office:date-value="2019-10-28T21:05:49.832904" calcext:value-type="date">
            <text:p>2019-10-28 21:05:50</text:p>
          </table:table-cell>
          <table:table-cell table:style-name="ce7" table:formula="of:=[.A1283]" office:value-type="date" office:date-value="2019-10-28T21:05:49.832904" calcext:value-type="date">
            <text:p>2019-10-28 21:05:50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21:05:49.83290371019" calcext:value-type="date">
            <text:p>12/30/99 09:05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=0;[.G1282]+2+1/[.$H$2];[.G1282]+1/[.$H$2])" office:value-type="float" office:value="21.3333333333334" calcext:value-type="float">
            <text:p>21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4]))" office:value-type="date" office:date-value="2019-10-28T19:59:03.109121" calcext:value-type="date">
            <text:p>2019-10-28 19:59:03</text:p>
          </table:table-cell>
          <table:table-cell table:style-name="ce7" table:formula="of:=[.A1284]" office:value-type="date" office:date-value="2019-10-28T19:59:03.109121" calcext:value-type="date">
            <text:p>2019-10-28 19:59:03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19:59:03.10912115034" calcext:value-type="date">
            <text:p>12/30/99 07:59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=0;[.G1283]+2+1/[.$H$2];[.G1283]+1/[.$H$2])" office:value-type="float" office:value="21.3500000000001" calcext:value-type="float">
            <text:p>2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5]))" office:value-type="date" office:date-value="2019-10-28T20:24:26.573458" calcext:value-type="date">
            <text:p>2019-10-28 20:24:27</text:p>
          </table:table-cell>
          <table:table-cell table:style-name="ce7" table:formula="of:=[.A1285]" office:value-type="date" office:date-value="2019-10-28T20:24:26.573458" calcext:value-type="date">
            <text:p>2019-10-28 20:24:27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20:24:26.57345762942" calcext:value-type="date">
            <text:p>12/30/99 08:24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=0;[.G1284]+2+1/[.$H$2];[.G1284]+1/[.$H$2])" office:value-type="float" office:value="21.3666666666667" calcext:value-type="float">
            <text:p>21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6]))" office:value-type="date" office:date-value="2019-10-28T20:38:39.013377" calcext:value-type="date">
            <text:p>2019-10-28 20:38:39</text:p>
          </table:table-cell>
          <table:table-cell table:style-name="ce7" table:formula="of:=[.A1286]" office:value-type="date" office:date-value="2019-10-28T20:38:39.013377" calcext:value-type="date">
            <text:p>2019-10-28 20:38:39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20:38:39.01337730233" calcext:value-type="date">
            <text:p>12/30/99 08:38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=0;[.G1285]+2+1/[.$H$2];[.G1285]+1/[.$H$2])" office:value-type="float" office:value="21.3833333333334" calcext:value-type="float">
            <text:p>21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7]))" office:value-type="date" office:date-value="2019-10-28T20:39:10.015831" calcext:value-type="date">
            <text:p>2019-10-28 20:39:10</text:p>
          </table:table-cell>
          <table:table-cell table:style-name="ce7" table:formula="of:=[.A1287]" office:value-type="date" office:date-value="2019-10-28T20:39:10.015831" calcext:value-type="date">
            <text:p>2019-10-28 20:39:10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20:39:10.01583059784" calcext:value-type="date">
            <text:p>12/30/99 08:39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=0;[.G1286]+2+1/[.$H$2];[.G1286]+1/[.$H$2])" office:value-type="float" office:value="21.4000000000001" calcext:value-type="float">
            <text:p>2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8]))" office:value-type="date" office:date-value="2019-10-28T20:51:44.823051" calcext:value-type="date">
            <text:p>2019-10-28 20:51:45</text:p>
          </table:table-cell>
          <table:table-cell table:style-name="ce7" table:formula="of:=[.A1288]" office:value-type="date" office:date-value="2019-10-28T20:51:44.823051" calcext:value-type="date">
            <text:p>2019-10-28 20:51:45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20:51:44.82305148616" calcext:value-type="date">
            <text:p>12/30/99 08:51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=0;[.G1287]+2+1/[.$H$2];[.G1287]+1/[.$H$2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9]))" office:value-type="date" office:date-value="2019-10-28T20:47:44.543929" calcext:value-type="date">
            <text:p>2019-10-28 20:47:45</text:p>
          </table:table-cell>
          <table:table-cell table:style-name="ce7" table:formula="of:=[.A1289]" office:value-type="date" office:date-value="2019-10-28T20:47:44.543929" calcext:value-type="date">
            <text:p>2019-10-28 20:47:45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20:47:44.54392892774" calcext:value-type="date">
            <text:p>12/30/99 08:47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=0;[.G1288]+2+1/[.$H$2];[.G1288]+1/[.$H$2])" office:value-type="float" office:value="21.4333333333334" calcext:value-type="float">
            <text:p>21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0]))" office:value-type="date" office:date-value="2019-10-28T21:09:26.770201" calcext:value-type="date">
            <text:p>2019-10-28 21:09:27</text:p>
          </table:table-cell>
          <table:table-cell table:style-name="ce7" table:formula="of:=[.A1290]" office:value-type="date" office:date-value="2019-10-28T21:09:26.770201" calcext:value-type="date">
            <text:p>2019-10-28 21:09:27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21:09:26.77020143252" calcext:value-type="date">
            <text:p>12/30/99 09:09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=0;[.G1289]+2+1/[.$H$2];[.G1289]+1/[.$H$2])" office:value-type="float" office:value="21.4500000000001" calcext:value-type="float">
            <text:p>21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1]))" office:value-type="date" office:date-value="2019-10-28T20:49:23.747936" calcext:value-type="date">
            <text:p>2019-10-28 20:49:24</text:p>
          </table:table-cell>
          <table:table-cell table:style-name="ce7" table:formula="of:=[.A1291]" office:value-type="date" office:date-value="2019-10-28T20:49:23.747936" calcext:value-type="date">
            <text:p>2019-10-28 20:49:24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20:49:23.74793595169" calcext:value-type="date">
            <text:p>12/30/99 08:49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=0;[.G1290]+2+1/[.$H$2];[.G1290]+1/[.$H$2])" office:value-type="float" office:value="21.4666666666667" calcext:value-type="float">
            <text:p>21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2]))" office:value-type="date" office:date-value="2019-10-28T20:47:45.578817" calcext:value-type="date">
            <text:p>2019-10-28 20:47:46</text:p>
          </table:table-cell>
          <table:table-cell table:style-name="ce7" table:formula="of:=[.A1292]" office:value-type="date" office:date-value="2019-10-28T20:47:45.578817" calcext:value-type="date">
            <text:p>2019-10-28 20:47:46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20:47:45.57881694753" calcext:value-type="date">
            <text:p>12/30/99 08:47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=0;[.G1291]+2+1/[.$H$2];[.G1291]+1/[.$H$2])" office:value-type="float" office:value="21.4833333333334" calcext:value-type="float">
            <text:p>21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3]))" office:value-type="date" office:date-value="2019-10-28T21:01:23.818222" calcext:value-type="date">
            <text:p>2019-10-28 21:01:24</text:p>
          </table:table-cell>
          <table:table-cell table:style-name="ce7" table:formula="of:=[.A1293]" office:value-type="date" office:date-value="2019-10-28T21:01:23.818222" calcext:value-type="date">
            <text:p>2019-10-28 21:01:24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21:01:23.81822244264" calcext:value-type="date">
            <text:p>12/30/99 09:01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=0;[.G1292]+2+1/[.$H$2];[.G1292]+1/[.$H$2])" office:value-type="float" office:value="21.5000000000001" calcext:value-type="float">
            <text:p>21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4]))" office:value-type="date" office:date-value="2019-10-28T21:09:25.483346" calcext:value-type="date">
            <text:p>2019-10-28 21:09:25</text:p>
          </table:table-cell>
          <table:table-cell table:style-name="ce7" table:formula="of:=[.A1294]" office:value-type="date" office:date-value="2019-10-28T21:09:25.483346" calcext:value-type="date">
            <text:p>2019-10-28 21:09:25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21:09:25.48334585968" calcext:value-type="date">
            <text:p>12/30/99 09:09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=0;[.G1293]+2+1/[.$H$2];[.G1293]+1/[.$H$2])" office:value-type="float" office:value="21.5166666666667" calcext:value-type="float">
            <text:p>21,5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5]))" office:value-type="date" office:date-value="2019-10-28T20:49:13.993935" calcext:value-type="date">
            <text:p>2019-10-28 20:49:14</text:p>
          </table:table-cell>
          <table:table-cell table:style-name="ce7" table:formula="of:=[.A1295]" office:value-type="date" office:date-value="2019-10-28T20:49:13.993935" calcext:value-type="date">
            <text:p>2019-10-28 20:49:14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20:49:13.99393534753" calcext:value-type="date">
            <text:p>12/30/99 08:49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=0;[.G1294]+2+1/[.$H$2];[.G1294]+1/[.$H$2])" office:value-type="float" office:value="21.5333333333334" calcext:value-type="float">
            <text:p>21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6]))" office:value-type="date" office:date-value="2019-10-28T20:41:33.223172" calcext:value-type="date">
            <text:p>2019-10-28 20:41:33</text:p>
          </table:table-cell>
          <table:table-cell table:style-name="ce7" table:formula="of:=[.A1296]" office:value-type="date" office:date-value="2019-10-28T20:41:33.223172" calcext:value-type="date">
            <text:p>2019-10-28 20:41:33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20:41:33.22317217011" calcext:value-type="date">
            <text:p>12/30/99 08:41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=0;[.G1295]+2+1/[.$H$2];[.G1295]+1/[.$H$2])" office:value-type="float" office:value="21.5500000000001" calcext:value-type="float">
            <text:p>21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7]))" office:value-type="date" office:date-value="2019-10-28T20:46:36.030091" calcext:value-type="date">
            <text:p>2019-10-28 20:46:36</text:p>
          </table:table-cell>
          <table:table-cell table:style-name="ce7" table:formula="of:=[.A1297]" office:value-type="date" office:date-value="2019-10-28T20:46:36.030091" calcext:value-type="date">
            <text:p>2019-10-28 20:46:36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20:46:36.03009063285" calcext:value-type="date">
            <text:p>12/30/99 08:46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=0;[.G1296]+2+1/[.$H$2];[.G1296]+1/[.$H$2])" office:value-type="float" office:value="21.5666666666667" calcext:value-type="float">
            <text:p>21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8]))" office:value-type="date" office:date-value="2019-10-28T21:07:53.348635" calcext:value-type="date">
            <text:p>2019-10-28 21:07:53</text:p>
          </table:table-cell>
          <table:table-cell table:style-name="ce7" table:formula="of:=[.A1298]" office:value-type="date" office:date-value="2019-10-28T21:07:53.348635" calcext:value-type="date">
            <text:p>2019-10-28 21:07:53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21:07:53.34863450378" calcext:value-type="date">
            <text:p>12/30/99 09:07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=0;[.G1297]+2+1/[.$H$2];[.G1297]+1/[.$H$2])" office:value-type="float" office:value="21.5833333333334" calcext:value-type="float">
            <text:p>21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9]))" office:value-type="date" office:date-value="2019-10-28T20:54:40.45143" calcext:value-type="date">
            <text:p>2019-10-28 20:54:40</text:p>
          </table:table-cell>
          <table:table-cell table:style-name="ce7" table:formula="of:=[.A1299]" office:value-type="date" office:date-value="2019-10-28T20:54:40.45143" calcext:value-type="date">
            <text:p>2019-10-28 20:54:40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20:54:40.451429612" calcext:value-type="date">
            <text:p>12/30/99 08:54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=0;[.G1298]+2+1/[.$H$2];[.G1298]+1/[.$H$2])" office:value-type="float" office:value="21.6000000000001" calcext:value-type="float">
            <text:p>21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0]))" office:value-type="date" office:date-value="2019-10-28T21:21:40.303593" calcext:value-type="date">
            <text:p>2019-10-28 21:21:40</text:p>
          </table:table-cell>
          <table:table-cell table:style-name="ce7" table:formula="of:=[.A1300]" office:value-type="date" office:date-value="2019-10-28T21:21:40.303593" calcext:value-type="date">
            <text:p>2019-10-28 21:21:40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21:21:40.30359320808" calcext:value-type="date">
            <text:p>12/30/99 09:21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=0;[.G1299]+2+1/[.$H$2];[.G1299]+1/[.$H$2])" office:value-type="float" office:value="21.6166666666667" calcext:value-type="float">
            <text:p>21,6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1]))" office:value-type="date" office:date-value="2019-10-28T20:48:43.451565" calcext:value-type="date">
            <text:p>2019-10-28 20:48:43</text:p>
          </table:table-cell>
          <table:table-cell table:style-name="ce7" table:formula="of:=[.A1301]" office:value-type="date" office:date-value="2019-10-28T20:48:43.451565" calcext:value-type="date">
            <text:p>2019-10-28 20:48:43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20:48:43.45156492665" calcext:value-type="date">
            <text:p>12/30/99 08:48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=0;[.G1300]+2+1/[.$H$2];[.G1300]+1/[.$H$2])" office:value-type="float" office:value="21.6333333333334" calcext:value-type="float">
            <text:p>21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2]))" office:value-type="date" office:date-value="2019-10-28T21:01:16.750877" calcext:value-type="date">
            <text:p>2019-10-28 21:01:17</text:p>
          </table:table-cell>
          <table:table-cell table:style-name="ce7" table:formula="of:=[.A1302]" office:value-type="date" office:date-value="2019-10-28T21:01:16.750877" calcext:value-type="date">
            <text:p>2019-10-28 21:01:17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21:01:16.75087682437" calcext:value-type="date">
            <text:p>12/30/99 09:01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=0;[.G1301]+2+1/[.$H$2];[.G1301]+1/[.$H$2])" office:value-type="float" office:value="21.6500000000001" calcext:value-type="float">
            <text:p>21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3]))" office:value-type="date" office:date-value="2019-10-28T20:50:14.902326" calcext:value-type="date">
            <text:p>2019-10-28 20:50:15</text:p>
          </table:table-cell>
          <table:table-cell table:style-name="ce7" table:formula="of:=[.A1303]" office:value-type="date" office:date-value="2019-10-28T20:50:14.902326" calcext:value-type="date">
            <text:p>2019-10-28 20:50:15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20:50:14.90232618526" calcext:value-type="date">
            <text:p>12/30/99 08:50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=0;[.G1302]+2+1/[.$H$2];[.G1302]+1/[.$H$2])" office:value-type="float" office:value="21.6666666666667" calcext:value-type="float">
            <text:p>21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4]))" office:value-type="date" office:date-value="2019-10-28T20:39:52.356625" calcext:value-type="date">
            <text:p>2019-10-28 20:39:52</text:p>
          </table:table-cell>
          <table:table-cell table:style-name="ce7" table:formula="of:=[.A1304]" office:value-type="date" office:date-value="2019-10-28T20:39:52.356625" calcext:value-type="date">
            <text:p>2019-10-28 20:39:52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20:39:52.35662512947" calcext:value-type="date">
            <text:p>12/30/99 08:39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=0;[.G1303]+2+1/[.$H$2];[.G1303]+1/[.$H$2])" office:value-type="float" office:value="21.6833333333334" calcext:value-type="float">
            <text:p>21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5]))" office:value-type="date" office:date-value="2019-10-28T20:29:35.014238" calcext:value-type="date">
            <text:p>2019-10-28 20:29:35</text:p>
          </table:table-cell>
          <table:table-cell table:style-name="ce7" table:formula="of:=[.A1305]" office:value-type="date" office:date-value="2019-10-28T20:29:35.014238" calcext:value-type="date">
            <text:p>2019-10-28 20:29:35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20:29:35.01423773356" calcext:value-type="date">
            <text:p>12/30/99 08:29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=0;[.G1304]+2+1/[.$H$2];[.G1304]+1/[.$H$2])" office:value-type="float" office:value="21.7" calcext:value-type="float">
            <text:p>21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6]))" office:value-type="date" office:date-value="2019-10-28T21:14:36.125112" calcext:value-type="date">
            <text:p>2019-10-28 21:14:36</text:p>
          </table:table-cell>
          <table:table-cell table:style-name="ce7" table:formula="of:=[.A1306]" office:value-type="date" office:date-value="2019-10-28T21:14:36.125112" calcext:value-type="date">
            <text:p>2019-10-28 21:14:36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21:14:36.12511231564" calcext:value-type="date">
            <text:p>12/30/99 09:14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=0;[.G1305]+2+1/[.$H$2];[.G1305]+1/[.$H$2])" office:value-type="float" office:value="21.7166666666667" calcext:value-type="float">
            <text:p>21,7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7]))" office:value-type="date" office:date-value="2019-10-28T20:53:35.240798" calcext:value-type="date">
            <text:p>2019-10-28 20:53:35</text:p>
          </table:table-cell>
          <table:table-cell table:style-name="ce7" table:formula="of:=[.A1307]" office:value-type="date" office:date-value="2019-10-28T20:53:35.240798" calcext:value-type="date">
            <text:p>2019-10-28 20:53:35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20:53:35.24079772644" calcext:value-type="date">
            <text:p>12/30/99 08:53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=0;[.G1306]+2+1/[.$H$2];[.G1306]+1/[.$H$2])" office:value-type="float" office:value="21.7333333333334" calcext:value-type="float">
            <text:p>21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8]))" office:value-type="date" office:date-value="2019-10-28T20:53:47.307629" calcext:value-type="date">
            <text:p>2019-10-28 20:53:47</text:p>
          </table:table-cell>
          <table:table-cell table:style-name="ce7" table:formula="of:=[.A1308]" office:value-type="date" office:date-value="2019-10-28T20:53:47.307629" calcext:value-type="date">
            <text:p>2019-10-28 20:53:47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20:53:47.30762902647" calcext:value-type="date">
            <text:p>12/30/99 08:53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=0;[.G1307]+2+1/[.$H$2];[.G1307]+1/[.$H$2])" office:value-type="float" office:value="21.75" calcext:value-type="float">
            <text:p>21,7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9]))" office:value-type="date" office:date-value="2019-10-28T21:08:01.721394" calcext:value-type="date">
            <text:p>2019-10-28 21:08:02</text:p>
          </table:table-cell>
          <table:table-cell table:style-name="ce7" table:formula="of:=[.A1309]" office:value-type="date" office:date-value="2019-10-28T21:08:01.721394" calcext:value-type="date">
            <text:p>2019-10-28 21:08:02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21:08:01.72139448579" calcext:value-type="date">
            <text:p>12/30/99 09:08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=0;[.G1308]+2+1/[.$H$2];[.G1308]+1/[.$H$2])" office:value-type="float" office:value="21.7666666666667" calcext:value-type="float">
            <text:p>21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0]))" office:value-type="date" office:date-value="2019-10-28T21:07:44.94248" calcext:value-type="date">
            <text:p>2019-10-28 21:07:45</text:p>
          </table:table-cell>
          <table:table-cell table:style-name="ce7" table:formula="of:=[.A1310]" office:value-type="date" office:date-value="2019-10-28T21:07:44.94248" calcext:value-type="date">
            <text:p>2019-10-28 21:07:45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21:07:44.94248039089" calcext:value-type="date">
            <text:p>12/30/99 09:07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=0;[.G1309]+2+1/[.$H$2];[.G1309]+1/[.$H$2])" office:value-type="float" office:value="21.7833333333334" calcext:value-type="float">
            <text:p>21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1]))" office:value-type="date" office:date-value="2019-10-28T20:59:04.23423" calcext:value-type="date">
            <text:p>2019-10-28 20:59:04</text:p>
          </table:table-cell>
          <table:table-cell table:style-name="ce7" table:formula="of:=[.A1311]" office:value-type="date" office:date-value="2019-10-28T20:59:04.23423" calcext:value-type="date">
            <text:p>2019-10-28 20:59:04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20:59:04.23422988039" calcext:value-type="date">
            <text:p>12/30/99 08:59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=0;[.G1310]+2+1/[.$H$2];[.G1310]+1/[.$H$2])" office:value-type="float" office:value="21.8" calcext:value-type="float">
            <text:p>21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2]))" office:value-type="date" office:date-value="2019-10-28T21:03:58.527891" calcext:value-type="date">
            <text:p>2019-10-28 21:03:59</text:p>
          </table:table-cell>
          <table:table-cell table:style-name="ce7" table:formula="of:=[.A1312]" office:value-type="date" office:date-value="2019-10-28T21:03:58.527891" calcext:value-type="date">
            <text:p>2019-10-28 21:03:59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21:03:58.5278911097" calcext:value-type="date">
            <text:p>12/30/99 09:03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=0;[.G1311]+2+1/[.$H$2];[.G1311]+1/[.$H$2])" office:value-type="float" office:value="21.8166666666667" calcext:value-type="float">
            <text:p>21,8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3]))" office:value-type="date" office:date-value="2019-10-28T20:53:46.285259" calcext:value-type="date">
            <text:p>2019-10-28 20:53:46</text:p>
          </table:table-cell>
          <table:table-cell table:style-name="ce7" table:formula="of:=[.A1313]" office:value-type="date" office:date-value="2019-10-28T20:53:46.285259" calcext:value-type="date">
            <text:p>2019-10-28 20:53:46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20:53:46.28525916953" calcext:value-type="date">
            <text:p>12/30/99 08:53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=0;[.G1312]+2+1/[.$H$2];[.G1312]+1/[.$H$2])" office:value-type="float" office:value="21.8333333333334" calcext:value-type="float">
            <text:p>21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4]))" office:value-type="date" office:date-value="2019-10-28T20:48:40.581822" calcext:value-type="date">
            <text:p>2019-10-28 20:48:41</text:p>
          </table:table-cell>
          <table:table-cell table:style-name="ce7" table:formula="of:=[.A1314]" office:value-type="date" office:date-value="2019-10-28T20:48:40.581822" calcext:value-type="date">
            <text:p>2019-10-28 20:48:41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20:48:40.58182214387" calcext:value-type="date">
            <text:p>12/30/99 08:48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=0;[.G1313]+2+1/[.$H$2];[.G1313]+1/[.$H$2])" office:value-type="float" office:value="21.85" calcext:value-type="float">
            <text:p>21,8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5]))" office:value-type="date" office:date-value="2019-10-28T21:04:33.843381" calcext:value-type="date">
            <text:p>2019-10-28 21:04:34</text:p>
          </table:table-cell>
          <table:table-cell table:style-name="ce7" table:formula="of:=[.A1315]" office:value-type="date" office:date-value="2019-10-28T21:04:33.843381" calcext:value-type="date">
            <text:p>2019-10-28 21:04:34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21:04:33.84338050615" calcext:value-type="date">
            <text:p>12/30/99 09:04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=0;[.G1314]+2+1/[.$H$2];[.G1314]+1/[.$H$2])" office:value-type="float" office:value="21.8666666666667" calcext:value-type="float">
            <text:p>21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6]))" office:value-type="date" office:date-value="2019-10-28T20:58:48.345178" calcext:value-type="date">
            <text:p>2019-10-28 20:58:48</text:p>
          </table:table-cell>
          <table:table-cell table:style-name="ce7" table:formula="of:=[.A1316]" office:value-type="date" office:date-value="2019-10-28T20:58:48.345178" calcext:value-type="date">
            <text:p>2019-10-28 20:58:48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20:58:48.34517781157" calcext:value-type="date">
            <text:p>12/30/99 08:58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=0;[.G1315]+2+1/[.$H$2];[.G1315]+1/[.$H$2])" office:value-type="float" office:value="21.8833333333334" calcext:value-type="float">
            <text:p>21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7]))" office:value-type="date" office:date-value="2019-10-28T20:48:29.66039" calcext:value-type="date">
            <text:p>2019-10-28 20:48:30</text:p>
          </table:table-cell>
          <table:table-cell table:style-name="ce7" table:formula="of:=[.A1317]" office:value-type="date" office:date-value="2019-10-28T20:48:29.66039" calcext:value-type="date">
            <text:p>2019-10-28 20:48:30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20:48:29.66039048508" calcext:value-type="date">
            <text:p>12/30/99 08:48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=0;[.G1316]+2+1/[.$H$2];[.G1316]+1/[.$H$2])" office:value-type="float" office:value="21.9" calcext:value-type="float">
            <text:p>21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8]))" office:value-type="date" office:date-value="2019-10-28T21:09:51.45403" calcext:value-type="date">
            <text:p>2019-10-28 21:09:51</text:p>
          </table:table-cell>
          <table:table-cell table:style-name="ce7" table:formula="of:=[.A1318]" office:value-type="date" office:date-value="2019-10-28T21:09:51.45403" calcext:value-type="date">
            <text:p>2019-10-28 21:09:51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21:09:51.45403015427" calcext:value-type="date">
            <text:p>12/30/99 09:09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=0;[.G1317]+2+1/[.$H$2];[.G1317]+1/[.$H$2])" office:value-type="float" office:value="21.9166666666667" calcext:value-type="float">
            <text:p>21,9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9]))" office:value-type="date" office:date-value="2019-10-28T20:48:59.115847" calcext:value-type="date">
            <text:p>2019-10-28 20:48:59</text:p>
          </table:table-cell>
          <table:table-cell table:style-name="ce7" table:formula="of:=[.A1319]" office:value-type="date" office:date-value="2019-10-28T20:48:59.115847" calcext:value-type="date">
            <text:p>2019-10-28 20:48:59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20:48:59.11584704183" calcext:value-type="date">
            <text:p>12/30/99 08:48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=0;[.G1318]+2+1/[.$H$2];[.G1318]+1/[.$H$2])" office:value-type="float" office:value="21.9333333333334" calcext:value-type="float">
            <text:p>21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0]))" office:value-type="date" office:date-value="2019-10-28T20:59:58.984345" calcext:value-type="date">
            <text:p>2019-10-28 20:59:59</text:p>
          </table:table-cell>
          <table:table-cell table:style-name="ce7" table:formula="of:=[.A1320]" office:value-type="date" office:date-value="2019-10-28T20:59:58.984345" calcext:value-type="date">
            <text:p>2019-10-28 20:59:59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20:59:58.98434530478" calcext:value-type="date">
            <text:p>12/30/99 08:59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=0;[.G1319]+2+1/[.$H$2];[.G1319]+1/[.$H$2])" office:value-type="float" office:value="21.95" calcext:value-type="float">
            <text:p>21,9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1]))" office:value-type="date" office:date-value="2019-10-28T20:50:20.701804" calcext:value-type="date">
            <text:p>2019-10-28 20:50:21</text:p>
          </table:table-cell>
          <table:table-cell table:style-name="ce7" table:formula="of:=[.A1321]" office:value-type="date" office:date-value="2019-10-28T20:50:20.701804" calcext:value-type="date">
            <text:p>2019-10-28 20:50:21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20:50:20.70180438459" calcext:value-type="date">
            <text:p>12/30/99 08:50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=0;[.G1320]+2+1/[.$H$2];[.G1320]+1/[.$H$2])" office:value-type="float" office:value="21.9666666666667" calcext:value-type="float">
            <text:p>21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2]))" office:value-type="date" office:date-value="2019-10-28T20:28:11.681812" calcext:value-type="date">
            <text:p>2019-10-28 20:28:12</text:p>
          </table:table-cell>
          <table:table-cell table:style-name="ce7" table:formula="of:=[.A1322]" office:value-type="date" office:date-value="2019-10-28T20:28:11.681812" calcext:value-type="date">
            <text:p>2019-10-28 20:28:12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20:28:11.6818121681" calcext:value-type="date">
            <text:p>12/30/99 08:28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=0;[.G1321]+2+1/[.$H$2];[.G1321]+1/[.$H$2])" office:value-type="float" office:value="21.9833333333334" calcext:value-type="float">
            <text:p>21,9833333333334</text:p>
          </table:table-cell>
          <table:table-cell table:number-columns-repeated="13"/>
        </table:table-row>
        <table:table-row table:style-name="ro1" table:number-rows-repeated="30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14:22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4:57.385000000</dc:date>
    <meta:editing-duration>PT5H27M8S</meta:editing-duration>
    <meta:editing-cycles>38</meta:editing-cycles>
    <meta:generator>LibreOffice/6.0.1.1$Windows_X86_64 LibreOffice_project/60bfb1526849283ce2491346ed2aa51c465abfe6</meta:generator>
    <meta:document-statistic meta:table-count="1" meta:cell-count="12705" meta:object-count="0"/>
  </office:meta>
</office:document-meta>
</file>